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p</text:p>
          </table:table-cell>
          <table:table-cell office:value-type="string">
            <text:p>M_V</text:p>
          </table:table-cell>
          <table:table-cell office:value-type="string">
            <text:p>Age(Myr)</text:p>
          </table:table-cell>
          <table:table-cell office:value-type="string">
            <text:p>M_V(10)</text:p>
          </table:table-cell>
          <table:table-cell office:value-type="string">
            <text:p>FWHM</text:p>
          </table:table-cell>
          <table:table-cell office:value-type="string">
            <text:p>CL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08.17">
            <text:p>808.17</text:p>
          </table:table-cell>
          <table:table-cell office:value-type="float" office:value="488.37">
            <text:p>488.37</text:p>
          </table:table-cell>
          <table:table-cell office:value-type="float" office:value="20">
            <text:p>20</text:p>
          </table:table-cell>
          <table:table-cell office:value-type="float" office:value="-8.046">
            <text:p>-8.046</text:p>
          </table:table-cell>
          <table:table-cell office:value-type="float" office:value="6750">
            <text:p>6750</text:p>
          </table:table-cell>
          <table:table-cell office:value-type="float" office:value="-14.04">
            <text:p>-14.04</text:p>
          </table:table-cell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table:style-name="ce2" office:value-type="string">
            <text:p>1:07:59.00</text:p>
          </table:table-cell>
          <table:table-cell table:style-name="ce2" office:value-type="string">
            <text:p>-72:21:19.9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77.13">
            <text:p>1977.13</text:p>
          </table:table-cell>
          <table:table-cell office:value-type="float" office:value="1180.86">
            <text:p>1180.86</text:p>
          </table:table-cell>
          <table:table-cell office:value-type="float" office:value="30">
            <text:p>30</text:p>
          </table:table-cell>
          <table:table-cell office:value-type="float" office:value="-7.636">
            <text:p>-7.636</text:p>
          </table:table-cell>
          <table:table-cell office:value-type="float" office:value="8100">
            <text:p>8100</text:p>
          </table:table-cell>
          <table:table-cell office:value-type="float" office:value="-13.8">
            <text:p>-13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1:02:11.00</text:p>
          </table:table-cell>
          <table:table-cell table:style-name="ce2" office:value-type="string">
            <text:p>-71:36:21.0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09.33">
            <text:p>809.33</text:p>
          </table:table-cell>
          <table:table-cell office:value-type="float" office:value="1442.52">
            <text:p>1442.52</text:p>
          </table:table-cell>
          <table:table-cell office:value-type="float" office:value="30">
            <text:p>30</text:p>
          </table:table-cell>
          <table:table-cell office:value-type="float" office:value="-9.109">
            <text:p>-9.109</text:p>
          </table:table-cell>
          <table:table-cell office:value-type="float" office:value="2064.2">
            <text:p>2064.2</text:p>
          </table:table-cell>
          <table:table-cell office:value-type="float" office:value="-13.55">
            <text:p>-13.55</text:p>
          </table:table-cell>
          <table:table-cell office:value-type="float" office:value="16.8">
            <text:p>16.8</text:p>
          </table:table-cell>
          <table:table-cell office:value-type="float" office:value="0">
            <text:p>0</text:p>
          </table:table-cell>
          <table:table-cell table:style-name="ce2" office:value-type="string">
            <text:p>1:08:19.00</text:p>
          </table:table-cell>
          <table:table-cell table:style-name="ce2" office:value-type="string">
            <text:p>-72:53:02.9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553.7">
            <text:p>1553.7</text:p>
          </table:table-cell>
          <table:table-cell office:value-type="float" office:value="691.7">
            <text:p>691.7</text:p>
          </table:table-cell>
          <table:table-cell office:value-type="float" office:value="6">
            <text:p>6</text:p>
          </table:table-cell>
          <table:table-cell office:value-type="float" office:value="-7.501">
            <text:p>-7.501</text:p>
          </table:table-cell>
          <table:table-cell office:value-type="float" office:value="7675.4">
            <text:p>7675.4</text:p>
          </table:table-cell>
          <table:table-cell office:value-type="float" office:value="-13.2">
            <text:p>-13.2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style-name="ce2" office:value-type="string">
            <text:p>0:52:30.86</text:p>
          </table:table-cell>
          <table:table-cell table:style-name="ce2" office:value-type="string">
            <text:p>-73:03:01.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38.7">
            <text:p>938.7</text:p>
          </table:table-cell>
          <table:table-cell office:value-type="float" office:value="627.2">
            <text:p>627.2</text:p>
          </table:table-cell>
          <table:table-cell office:value-type="float" office:value="12">
            <text:p>12</text:p>
          </table:table-cell>
          <table:table-cell office:value-type="float" office:value="-7.789">
            <text:p>-7.789</text:p>
          </table:table-cell>
          <table:table-cell office:value-type="float" office:value="2240.2">
            <text:p>2240.2</text:p>
          </table:table-cell>
          <table:table-cell office:value-type="float" office:value="-12.31">
            <text:p>-12.31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style-name="ce2" office:value-type="string">
            <text:p>1:06:47.55</text:p>
          </table:table-cell>
          <table:table-cell table:style-name="ce2" office:value-type="string">
            <text:p>-72:16:22.3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720.46">
            <text:p>1720.46</text:p>
          </table:table-cell>
          <table:table-cell office:value-type="float" office:value="481.79">
            <text:p>481.79</text:p>
          </table:table-cell>
          <table:table-cell office:value-type="float" office:value="20">
            <text:p>20</text:p>
          </table:table-cell>
          <table:table-cell office:value-type="float" office:value="-7.49">
            <text:p>-7.49</text:p>
          </table:table-cell>
          <table:table-cell office:value-type="float" office:value="1670.1">
            <text:p>1670.1</text:p>
          </table:table-cell>
          <table:table-cell office:value-type="float" office:value="-11.74">
            <text:p>-11.7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7:55.00</text:p>
          </table:table-cell>
          <table:table-cell table:style-name="ce2" office:value-type="string">
            <text:p>-71:46:08.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93.8">
            <text:p>1993.8</text:p>
          </table:table-cell>
          <table:table-cell office:value-type="float" office:value="596.2">
            <text:p>596.2</text:p>
          </table:table-cell>
          <table:table-cell office:value-type="float" office:value="10">
            <text:p>10</text:p>
          </table:table-cell>
          <table:table-cell office:value-type="float" office:value="-7.521">
            <text:p>-7.521</text:p>
          </table:table-cell>
          <table:table-cell office:value-type="float" office:value="1577.7">
            <text:p>1577.7</text:p>
          </table:table-cell>
          <table:table-cell office:value-type="float" office:value="-11.72">
            <text:p>-11.7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3:18.40</text:p>
          </table:table-cell>
          <table:table-cell table:style-name="ce2" office:value-type="string">
            <text:p>-72:45:59.6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4">
            <text:p>1784</text:p>
          </table:table-cell>
          <table:table-cell office:value-type="float" office:value="1958">
            <text:p>1958</text:p>
          </table:table-cell>
          <table:table-cell office:value-type="float" office:value="25">
            <text:p>25</text:p>
          </table:table-cell>
          <table:table-cell office:value-type="float" office:value="-6.985">
            <text:p>-6.985</text:p>
          </table:table-cell>
          <table:table-cell office:value-type="float" office:value="1895.8">
            <text:p>1895.8</text:p>
          </table:table-cell>
          <table:table-cell office:value-type="float" office:value="-11.4">
            <text:p>-11.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1:24.90</text:p>
          </table:table-cell>
          <table:table-cell table:style-name="ce2" office:value-type="string">
            <text:p>-72:53:30.0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21.7">
            <text:p>1121.7</text:p>
          </table:table-cell>
          <table:table-cell office:value-type="float" office:value="1155.2">
            <text:p>1155.2</text:p>
          </table:table-cell>
          <table:table-cell office:value-type="float" office:value="6">
            <text:p>6</text:p>
          </table:table-cell>
          <table:table-cell office:value-type="float" office:value="-5.908">
            <text:p>-5.908</text:p>
          </table:table-cell>
          <table:table-cell office:value-type="float" office:value="5264.8">
            <text:p>5264.8</text:p>
          </table:table-cell>
          <table:table-cell office:value-type="float" office:value="-11.2">
            <text:p>-11.2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style-name="ce2" office:value-type="string">
            <text:p>0:48:23.66</text:p>
          </table:table-cell>
          <table:table-cell table:style-name="ce2" office:value-type="string">
            <text:p>-73:19:43.2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541.76">
            <text:p>1541.76</text:p>
          </table:table-cell>
          <table:table-cell office:value-type="float" office:value="1014.28">
            <text:p>1014.28</text:p>
          </table:table-cell>
          <table:table-cell office:value-type="float" office:value="10">
            <text:p>10</text:p>
          </table:table-cell>
          <table:table-cell office:value-type="float" office:value="-6.433">
            <text:p>-6.433</text:p>
          </table:table-cell>
          <table:table-cell office:value-type="float" office:value="1992.3">
            <text:p>1992.3</text:p>
          </table:table-cell>
          <table:table-cell office:value-type="float" office:value="-10.84">
            <text:p>-10.8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9:40.00</text:p>
          </table:table-cell>
          <table:table-cell table:style-name="ce2" office:value-type="string">
            <text:p>-73:03:32.0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60.7">
            <text:p>560.7</text:p>
          </table:table-cell>
          <table:table-cell office:value-type="float" office:value="1904.2">
            <text:p>1904.2</text:p>
          </table:table-cell>
          <table:table-cell office:value-type="float" office:value="5">
            <text:p>5</text:p>
          </table:table-cell>
          <table:table-cell office:value-type="float" office:value="-5.57">
            <text:p>-5.57</text:p>
          </table:table-cell>
          <table:table-cell office:value-type="float" office:value="2437.8">
            <text:p>2437.8</text:p>
          </table:table-cell>
          <table:table-cell office:value-type="float" office:value="-10.71">
            <text:p>-10.7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4:12.31</text:p>
          </table:table-cell>
          <table:table-cell table:style-name="ce2" office:value-type="string">
            <text:p>-73:02:10.3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3.83">
            <text:p>963.83</text:p>
          </table:table-cell>
          <table:table-cell office:value-type="float" office:value="111.36">
            <text:p>111.36</text:p>
          </table:table-cell>
          <table:table-cell office:value-type="float" office:value="30">
            <text:p>30</text:p>
          </table:table-cell>
          <table:table-cell office:value-type="float" office:value="-7.163">
            <text:p>-7.163</text:p>
          </table:table-cell>
          <table:table-cell office:value-type="float" office:value="696.2">
            <text:p>696.2</text:p>
          </table:table-cell>
          <table:table-cell office:value-type="float" office:value="-10.6">
            <text:p>-10.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7:48.00</text:p>
          </table:table-cell>
          <table:table-cell table:style-name="ce2" office:value-type="string">
            <text:p>-73:25:18.0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71.7">
            <text:p>1371.7</text:p>
          </table:table-cell>
          <table:table-cell office:value-type="float" office:value="780.7">
            <text:p>780.7</text:p>
          </table:table-cell>
          <table:table-cell office:value-type="float" office:value="7">
            <text:p>7</text:p>
          </table:table-cell>
          <table:table-cell office:value-type="float" office:value="-5.913">
            <text:p>-5.913</text:p>
          </table:table-cell>
          <table:table-cell office:value-type="float" office:value="2308.8">
            <text:p>2308.8</text:p>
          </table:table-cell>
          <table:table-cell office:value-type="float" office:value="-10.5">
            <text:p>-10.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1:44.35</text:p>
          </table:table-cell>
          <table:table-cell table:style-name="ce2" office:value-type="string">
            <text:p>-73:10:04.29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888.3">
            <text:p>1888.3</text:p>
          </table:table-cell>
          <table:table-cell office:value-type="float" office:value="610.7">
            <text:p>610.7</text:p>
          </table:table-cell>
          <table:table-cell office:value-type="float" office:value="5">
            <text:p>5</text:p>
          </table:table-cell>
          <table:table-cell office:value-type="float" office:value="-5.574">
            <text:p>-5.574</text:p>
          </table:table-cell>
          <table:table-cell office:value-type="float" office:value="3137.3">
            <text:p>3137.3</text:p>
          </table:table-cell>
          <table:table-cell office:value-type="float" office:value="-10.4">
            <text:p>-10.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3:11.53</text:p>
          </table:table-cell>
          <table:table-cell table:style-name="ce2" office:value-type="string">
            <text:p>-72:50:04.3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0.36">
            <text:p>80.36</text:p>
          </table:table-cell>
          <table:table-cell office:value-type="float" office:value="970.61">
            <text:p>970.61</text:p>
          </table:table-cell>
          <table:table-cell office:value-type="float" office:value="20">
            <text:p>20</text:p>
          </table:table-cell>
          <table:table-cell office:value-type="float" office:value="-8.708">
            <text:p>-8.708</text:p>
          </table:table-cell>
          <table:table-cell office:value-type="float" office:value="52.9">
            <text:p>52.9</text:p>
          </table:table-cell>
          <table:table-cell office:value-type="float" office:value="-10.3">
            <text:p>-10.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3:53.00</text:p>
          </table:table-cell>
          <table:table-cell table:style-name="ce2" office:value-type="string">
            <text:p>-72:49:34.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9.35">
            <text:p>629.35</text:p>
          </table:table-cell>
          <table:table-cell office:value-type="float" office:value="1857">
            <text:p>1857</text:p>
          </table:table-cell>
          <table:table-cell office:value-type="float" office:value="30">
            <text:p>30</text:p>
          </table:table-cell>
          <table:table-cell office:value-type="float" office:value="-10.085">
            <text:p>-10.085</text:p>
          </table:table-cell>
          <table:table-cell office:value-type="float" office:value="12">
            <text:p>12</text:p>
          </table:table-cell>
          <table:table-cell office:value-type="float" office:value="-10.2">
            <text:p>-10.2</text:p>
          </table:table-cell>
          <table:table-cell office:value-type="float" office:value="21.3">
            <text:p>21.3</text:p>
          </table:table-cell>
          <table:table-cell office:value-type="float" office:value="0">
            <text:p>0</text:p>
          </table:table-cell>
          <table:table-cell table:style-name="ce2" office:value-type="string">
            <text:p>0:56:19.00</text:p>
          </table:table-cell>
          <table:table-cell table:style-name="ce2" office:value-type="string">
            <text:p>-72:27:50.0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39.94">
            <text:p>1039.94</text:p>
          </table:table-cell>
          <table:table-cell office:value-type="float" office:value="631.59">
            <text:p>631.59</text:p>
          </table:table-cell>
          <table:table-cell office:value-type="float" office:value="15">
            <text:p>15</text:p>
          </table:table-cell>
          <table:table-cell office:value-type="float" office:value="-7.273">
            <text:p>-7.273</text:p>
          </table:table-cell>
          <table:table-cell office:value-type="float" office:value="351.4">
            <text:p>351.4</text:p>
          </table:table-cell>
          <table:table-cell office:value-type="float" office:value="-10.17">
            <text:p>-10.17</text:p>
          </table:table-cell>
          <table:table-cell office:value-type="float" office:value="16.3">
            <text:p>16.3</text:p>
          </table:table-cell>
          <table:table-cell office:value-type="float" office:value="0">
            <text:p>0</text:p>
          </table:table-cell>
          <table:table-cell table:style-name="ce2" office:value-type="string">
            <text:p>0:53:06.00</text:p>
          </table:table-cell>
          <table:table-cell table:style-name="ce2" office:value-type="string">
            <text:p>-73:22:49.0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32.3">
            <text:p>2032.3</text:p>
          </table:table-cell>
          <table:table-cell office:value-type="float" office:value="1368.7">
            <text:p>1368.7</text:p>
          </table:table-cell>
          <table:table-cell office:value-type="float" office:value="8">
            <text:p>8</text:p>
          </table:table-cell>
          <table:table-cell office:value-type="float" office:value="-5.543">
            <text:p>-5.543</text:p>
          </table:table-cell>
          <table:table-cell office:value-type="float" office:value="2298.4">
            <text:p>2298.4</text:p>
          </table:table-cell>
          <table:table-cell office:value-type="float" office:value="-10.1">
            <text:p>-10.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6:36.12</text:p>
          </table:table-cell>
          <table:table-cell table:style-name="ce2" office:value-type="string">
            <text:p>-72:44:29.7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89.7">
            <text:p>989.7</text:p>
          </table:table-cell>
          <table:table-cell office:value-type="float" office:value="664.2">
            <text:p>664.2</text:p>
          </table:table-cell>
          <table:table-cell office:value-type="float" office:value="8">
            <text:p>8</text:p>
          </table:table-cell>
          <table:table-cell office:value-type="float" office:value="-5.578">
            <text:p>-5.578</text:p>
          </table:table-cell>
          <table:table-cell office:value-type="float" office:value="1813.9">
            <text:p>1813.9</text:p>
          </table:table-cell>
          <table:table-cell office:value-type="float" office:value="-9.9">
            <text:p>-9.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2:48.69</text:p>
          </table:table-cell>
          <table:table-cell table:style-name="ce2" office:value-type="string">
            <text:p>-73:24:46.24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25.66">
            <text:p>225.66</text:p>
          </table:table-cell>
          <table:table-cell office:value-type="float" office:value="249.87">
            <text:p>249.87</text:p>
          </table:table-cell>
          <table:table-cell office:value-type="float" office:value="9">
            <text:p>9</text:p>
          </table:table-cell>
          <table:table-cell office:value-type="float" office:value="-4.697">
            <text:p>-4.697</text:p>
          </table:table-cell>
          <table:table-cell office:value-type="float" office:value="4217">
            <text:p>4217</text:p>
          </table:table-cell>
          <table:table-cell office:value-type="float" office:value="-9.8">
            <text:p>-9.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6:44.00</text:p>
          </table:table-cell>
          <table:table-cell table:style-name="ce2" office:value-type="string">
            <text:p>-73:53:56.0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88.2">
            <text:p>888.2</text:p>
          </table:table-cell>
          <table:table-cell office:value-type="float" office:value="1286.2">
            <text:p>1286.2</text:p>
          </table:table-cell>
          <table:table-cell office:value-type="float" office:value="15">
            <text:p>15</text:p>
          </table:table-cell>
          <table:table-cell office:value-type="float" office:value="-7.286">
            <text:p>-7.286</text:p>
          </table:table-cell>
          <table:table-cell office:value-type="float" office:value="182.6">
            <text:p>182.6</text:p>
          </table:table-cell>
          <table:table-cell office:value-type="float" office:value="-9.72">
            <text:p>-9.72</text:p>
          </table:table-cell>
          <table:table-cell office:value-type="float" office:value="15.8">
            <text:p>15.8</text:p>
          </table:table-cell>
          <table:table-cell office:value-type="float" office:value="0">
            <text:p>0</text:p>
          </table:table-cell>
          <table:table-cell table:style-name="ce2" office:value-type="string">
            <text:p>0:47:11.58</text:p>
          </table:table-cell>
          <table:table-cell table:style-name="ce2" office:value-type="string">
            <text:p>-73:28:40.9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86.16">
            <text:p>1886.16</text:p>
          </table:table-cell>
          <table:table-cell office:value-type="float" office:value="340.26">
            <text:p>340.26</text:p>
          </table:table-cell>
          <table:table-cell office:value-type="float" office:value="15">
            <text:p>15</text:p>
          </table:table-cell>
          <table:table-cell office:value-type="float" office:value="-6.971">
            <text:p>-6.971</text:p>
          </table:table-cell>
          <table:table-cell office:value-type="float" office:value="268.2">
            <text:p>268.2</text:p>
          </table:table-cell>
          <table:table-cell office:value-type="float" office:value="-9.7">
            <text:p>-9.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5:33.00</text:p>
          </table:table-cell>
          <table:table-cell table:style-name="ce2" office:value-type="string">
            <text:p>-72:49:57.99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734.59">
            <text:p>1734.59</text:p>
          </table:table-cell>
          <table:table-cell office:value-type="float" office:value="389.95">
            <text:p>389.95</text:p>
          </table:table-cell>
          <table:table-cell office:value-type="float" office:value="5">
            <text:p>5</text:p>
          </table:table-cell>
          <table:table-cell office:value-type="float" office:value="-4.645">
            <text:p>-4.645</text:p>
          </table:table-cell>
          <table:table-cell office:value-type="float" office:value="3927.1">
            <text:p>3927.1</text:p>
          </table:table-cell>
          <table:table-cell office:value-type="float" office:value="-9.68">
            <text:p>-9.6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8:40.18</text:p>
          </table:table-cell>
          <table:table-cell table:style-name="ce2" office:value-type="string">
            <text:p>-71:45:31.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08.21">
            <text:p>808.21</text:p>
          </table:table-cell>
          <table:table-cell office:value-type="float" office:value="1157.72">
            <text:p>1157.72</text:p>
          </table:table-cell>
          <table:table-cell office:value-type="float" office:value="10">
            <text:p>10</text:p>
          </table:table-cell>
          <table:table-cell office:value-type="float" office:value="-6.422">
            <text:p>-6.422</text:p>
          </table:table-cell>
          <table:table-cell office:value-type="float" office:value="471.6">
            <text:p>471.6</text:p>
          </table:table-cell>
          <table:table-cell office:value-type="float" office:value="-9.53">
            <text:p>-9.5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8:21.00</text:p>
          </table:table-cell>
          <table:table-cell table:style-name="ce2" office:value-type="string">
            <text:p>-73:31:49.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7.65">
            <text:p>447.65</text:p>
          </table:table-cell>
          <table:table-cell office:value-type="float" office:value="924.43">
            <text:p>924.43</text:p>
          </table:table-cell>
          <table:table-cell office:value-type="float" office:value="15">
            <text:p>15</text:p>
          </table:table-cell>
          <table:table-cell office:value-type="float" office:value="-5.434">
            <text:p>-5.434</text:p>
          </table:table-cell>
          <table:table-cell office:value-type="float" office:value="1300.5">
            <text:p>1300.5</text:p>
          </table:table-cell>
          <table:table-cell office:value-type="float" office:value="-9.45">
            <text:p>-9.4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12:51.00</text:p>
          </table:table-cell>
          <table:table-cell table:style-name="ce2" office:value-type="string">
            <text:p>-73:07:10.0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91.7">
            <text:p>291.7</text:p>
          </table:table-cell>
          <table:table-cell office:value-type="float" office:value="1166.2">
            <text:p>1166.2</text:p>
          </table:table-cell>
          <table:table-cell office:value-type="float" office:value="5">
            <text:p>5</text:p>
          </table:table-cell>
          <table:table-cell office:value-type="float" office:value="-4.455">
            <text:p>-4.455</text:p>
          </table:table-cell>
          <table:table-cell office:value-type="float" office:value="2989.6">
            <text:p>2989.6</text:p>
          </table:table-cell>
          <table:table-cell office:value-type="float" office:value="-9.24">
            <text:p>-9.2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8:14.08</text:p>
          </table:table-cell>
          <table:table-cell table:style-name="ce2" office:value-type="string">
            <text:p>-73:51:44.7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4.2">
            <text:p>534.2</text:p>
          </table:table-cell>
          <table:table-cell office:value-type="float" office:value="1471.2">
            <text:p>1471.2</text:p>
          </table:table-cell>
          <table:table-cell office:value-type="float" office:value="5">
            <text:p>5</text:p>
          </table:table-cell>
          <table:table-cell office:value-type="float" office:value="-4.815">
            <text:p>-4.815</text:p>
          </table:table-cell>
          <table:table-cell office:value-type="float" office:value="2003.6">
            <text:p>2003.6</text:p>
          </table:table-cell>
          <table:table-cell office:value-type="float" office:value="-9.2">
            <text:p>-9.2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style-name="ce2" office:value-type="string">
            <text:p>0:45:27.35</text:p>
          </table:table-cell>
          <table:table-cell table:style-name="ce2" office:value-type="string">
            <text:p>-73:42:13.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52.36">
            <text:p>952.36</text:p>
          </table:table-cell>
          <table:table-cell office:value-type="float" office:value="1960.42">
            <text:p>1960.42</text:p>
          </table:table-cell>
          <table:table-cell office:value-type="float" office:value="15">
            <text:p>15</text:p>
          </table:table-cell>
          <table:table-cell office:value-type="float" office:value="-5.044">
            <text:p>-5.044</text:p>
          </table:table-cell>
          <table:table-cell office:value-type="float" office:value="1373.1">
            <text:p>1373.1</text:p>
          </table:table-cell>
          <table:table-cell office:value-type="float" office:value="-9.11">
            <text:p>-9.1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12:48.00</text:p>
          </table:table-cell>
          <table:table-cell table:style-name="ce2" office:value-type="string">
            <text:p>-73:28:25.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67.49">
            <text:p>1067.49</text:p>
          </table:table-cell>
          <table:table-cell office:value-type="float" office:value="1966.78">
            <text:p>1966.78</text:p>
          </table:table-cell>
          <table:table-cell office:value-type="float" office:value="30">
            <text:p>30</text:p>
          </table:table-cell>
          <table:table-cell office:value-type="float" office:value="-7.686">
            <text:p>-7.686</text:p>
          </table:table-cell>
          <table:table-cell office:value-type="float" office:value="42.7">
            <text:p>42.7</text:p>
          </table:table-cell>
          <table:table-cell office:value-type="float" office:value="-9.1">
            <text:p>-9.1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table:style-name="ce2" office:value-type="string">
            <text:p>0:41:06.00</text:p>
          </table:table-cell>
          <table:table-cell table:style-name="ce2" office:value-type="string">
            <text:p>-73:21:06.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29.2">
            <text:p>929.2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office:value-type="float" office:value="-5.425">
            <text:p>-5.425</text:p>
          </table:table-cell>
          <table:table-cell office:value-type="float" office:value="1728.5">
            <text:p>1728.5</text:p>
          </table:table-cell>
          <table:table-cell office:value-type="float" office:value="-9.1">
            <text:p>-9.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11:58.88</text:p>
          </table:table-cell>
          <table:table-cell table:style-name="ce2" office:value-type="string">
            <text:p>-72:16:12.4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22.7">
            <text:p>522.7</text:p>
          </table:table-cell>
          <table:table-cell office:value-type="float" office:value="1309.7">
            <text:p>1309.7</text:p>
          </table:table-cell>
          <table:table-cell office:value-type="float" office:value="5">
            <text:p>5</text:p>
          </table:table-cell>
          <table:table-cell office:value-type="float" office:value="-4.542">
            <text:p>-4.542</text:p>
          </table:table-cell>
          <table:table-cell office:value-type="float" office:value="2236">
            <text:p>2236</text:p>
          </table:table-cell>
          <table:table-cell office:value-type="float" office:value="-9.1">
            <text:p>-9.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0:58.72</text:p>
          </table:table-cell>
          <table:table-cell table:style-name="ce2" office:value-type="string">
            <text:p>-72:32:24.9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19.7">
            <text:p>1319.7</text:p>
          </table:table-cell>
          <table:table-cell office:value-type="float" office:value="873.2">
            <text:p>873.2</text:p>
          </table:table-cell>
          <table:table-cell office:value-type="float" office:value="7">
            <text:p>7</text:p>
          </table:table-cell>
          <table:table-cell office:value-type="float" office:value="-6.445">
            <text:p>-6.445</text:p>
          </table:table-cell>
          <table:table-cell office:value-type="float" office:value="193.3">
            <text:p>193.3</text:p>
          </table:table-cell>
          <table:table-cell office:value-type="float" office:value="-8.93">
            <text:p>-8.9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0:55.11</text:p>
          </table:table-cell>
          <table:table-cell table:style-name="ce2" office:value-type="string">
            <text:p>-73:12:05.83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359.6">
            <text:p>1359.6</text:p>
          </table:table-cell>
          <table:table-cell office:value-type="float" office:value="1151.91">
            <text:p>1151.91</text:p>
          </table:table-cell>
          <table:table-cell office:value-type="float" office:value="9">
            <text:p>9</text:p>
          </table:table-cell>
          <table:table-cell office:value-type="float" office:value="-7.964">
            <text:p>-7.964</text:p>
          </table:table-cell>
          <table:table-cell office:value-type="float" office:value="27.2">
            <text:p>27.2</text:p>
          </table:table-cell>
          <table:table-cell office:value-type="float" office:value="-8.88">
            <text:p>-8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2:23.00</text:p>
          </table:table-cell>
          <table:table-cell table:style-name="ce2" office:value-type="string">
            <text:p>-72:00:11.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04.26">
            <text:p>1704.26</text:p>
          </table:table-cell>
          <table:table-cell office:value-type="float" office:value="762.13">
            <text:p>762.13</text:p>
          </table:table-cell>
          <table:table-cell office:value-type="float" office:value="13">
            <text:p>13</text:p>
          </table:table-cell>
          <table:table-cell office:value-type="float" office:value="-7.075">
            <text:p>-7.075</text:p>
          </table:table-cell>
          <table:table-cell office:value-type="float" office:value="55.6">
            <text:p>55.6</text:p>
          </table:table-cell>
          <table:table-cell office:value-type="float" office:value="-8.81">
            <text:p>-8.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" office:value-type="string">
            <text:p>0:51:53.00</text:p>
          </table:table-cell>
          <table:table-cell table:style-name="ce2" office:value-type="string">
            <text:p>-72:57:14.0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990.7">
            <text:p>990.7</text:p>
          </table:table-cell>
          <table:table-cell office:value-type="float" office:value="1365.2">
            <text:p>1365.2</text:p>
          </table:table-cell>
          <table:table-cell office:value-type="float" office:value="5">
            <text:p>5</text:p>
          </table:table-cell>
          <table:table-cell office:value-type="float" office:value="-4.053">
            <text:p>-4.053</text:p>
          </table:table-cell>
          <table:table-cell office:value-type="float" office:value="2846.7">
            <text:p>2846.7</text:p>
          </table:table-cell>
          <table:table-cell office:value-type="float" office:value="-8.79">
            <text:p>-8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33.71</text:p>
          </table:table-cell>
          <table:table-cell table:style-name="ce2" office:value-type="string">
            <text:p>-72:14:19.88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870.7">
            <text:p>870.7</text:p>
          </table:table-cell>
          <table:table-cell office:value-type="float" office:value="1132.66">
            <text:p>1132.66</text:p>
          </table:table-cell>
          <table:table-cell office:value-type="float" office:value="7">
            <text:p>7</text:p>
          </table:table-cell>
          <table:table-cell office:value-type="float" office:value="-4.494">
            <text:p>-4.494</text:p>
          </table:table-cell>
          <table:table-cell office:value-type="float" office:value="1425.2">
            <text:p>1425.2</text:p>
          </table:table-cell>
          <table:table-cell office:value-type="float" office:value="-8.6">
            <text:p>-8.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2:31.00</text:p>
          </table:table-cell>
          <table:table-cell table:style-name="ce2" office:value-type="string">
            <text:p>-72:19:03.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.41">
            <text:p>68.41</text:p>
          </table:table-cell>
          <table:table-cell office:value-type="float" office:value="565.58">
            <text:p>565.58</text:p>
          </table:table-cell>
          <table:table-cell office:value-type="float" office:value="15">
            <text:p>15</text:p>
          </table:table-cell>
          <table:table-cell office:value-type="float" office:value="-6.139">
            <text:p>-6.139</text:p>
          </table:table-cell>
          <table:table-cell office:value-type="float" office:value="186">
            <text:p>186</text:p>
          </table:table-cell>
          <table:table-cell office:value-type="float" office:value="-8.6">
            <text:p>-8.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0:49.00</text:p>
          </table:table-cell>
          <table:table-cell table:style-name="ce2" office:value-type="string">
            <text:p>-73:20:56.0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41.52">
            <text:p>841.52</text:p>
          </table:table-cell>
          <table:table-cell office:value-type="float" office:value="1452.86">
            <text:p>1452.86</text:p>
          </table:table-cell>
          <table:table-cell office:value-type="float" office:value="15">
            <text:p>15</text:p>
          </table:table-cell>
          <table:table-cell office:value-type="float" office:value="-7.307">
            <text:p>-7.307</text:p>
          </table:table-cell>
          <table:table-cell office:value-type="float" office:value="35.2">
            <text:p>35.2</text:p>
          </table:table-cell>
          <table:table-cell office:value-type="float" office:value="-8.57">
            <text:p>-8.5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9:48.00</text:p>
          </table:table-cell>
          <table:table-cell table:style-name="ce2" office:value-type="string">
            <text:p>-72:20:02.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4.7">
            <text:p>284.7</text:p>
          </table:table-cell>
          <table:table-cell office:value-type="float" office:value="1975.2">
            <text:p>1975.2</text:p>
          </table:table-cell>
          <table:table-cell office:value-type="float" office:value="5">
            <text:p>5</text:p>
          </table:table-cell>
          <table:table-cell office:value-type="float" office:value="-4.005">
            <text:p>-4.005</text:p>
          </table:table-cell>
          <table:table-cell office:value-type="float" office:value="1392.7">
            <text:p>1392.7</text:p>
          </table:table-cell>
          <table:table-cell office:value-type="float" office:value="-8.55">
            <text:p>-8.5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5:11.94</text:p>
          </table:table-cell>
          <table:table-cell table:style-name="ce2" office:value-type="string">
            <text:p>-72:40:58.0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6.7">
            <text:p>196.7</text:p>
          </table:table-cell>
          <table:table-cell office:value-type="float" office:value="183.2">
            <text:p>183.2</text:p>
          </table:table-cell>
          <table:table-cell office:value-type="float" office:value="8">
            <text:p>8</text:p>
          </table:table-cell>
          <table:table-cell office:value-type="float" office:value="-5.266">
            <text:p>-5.266</text:p>
          </table:table-cell>
          <table:table-cell office:value-type="float" office:value="555.4">
            <text:p>555.4</text:p>
          </table:table-cell>
          <table:table-cell office:value-type="float" office:value="-8.5">
            <text:p>-8.5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style-name="ce2" office:value-type="string">
            <text:p>1:04:12.99</text:p>
          </table:table-cell>
          <table:table-cell table:style-name="ce2" office:value-type="string">
            <text:p>-73:15:39.6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790.7">
            <text:p>1790.7</text:p>
          </table:table-cell>
          <table:table-cell office:value-type="float" office:value="634.2">
            <text:p>634.2</text:p>
          </table:table-cell>
          <table:table-cell office:value-type="float" office:value="25">
            <text:p>25</text:p>
          </table:table-cell>
          <table:table-cell office:value-type="float" office:value="-7.725">
            <text:p>-7.725</text:p>
          </table:table-cell>
          <table:table-cell office:value-type="float" office:value="24.7">
            <text:p>24.7</text:p>
          </table:table-cell>
          <table:table-cell office:value-type="float" office:value="-8.5">
            <text:p>-8.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2:59.84</text:p>
          </table:table-cell>
          <table:table-cell table:style-name="ce2" office:value-type="string">
            <text:p>-72:53:50.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8.2">
            <text:p>228.2</text:p>
          </table:table-cell>
          <table:table-cell office:value-type="float" office:value="1440.2">
            <text:p>1440.2</text:p>
          </table:table-cell>
          <table:table-cell office:value-type="float" office:value="10">
            <text:p>10</text:p>
          </table:table-cell>
          <table:table-cell office:value-type="float" office:value="-5.096">
            <text:p>-5.096</text:p>
          </table:table-cell>
          <table:table-cell office:value-type="float" office:value="682.9">
            <text:p>682.9</text:p>
          </table:table-cell>
          <table:table-cell office:value-type="float" office:value="-8.47">
            <text:p>-8.4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8:14.61</text:p>
          </table:table-cell>
          <table:table-cell table:style-name="ce2" office:value-type="string">
            <text:p>-73:15:28.0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34.2">
            <text:p>834.2</text:p>
          </table:table-cell>
          <table:table-cell office:value-type="float" office:value="722.7">
            <text:p>722.7</text:p>
          </table:table-cell>
          <table:table-cell office:value-type="float" office:value="8">
            <text:p>8</text:p>
          </table:table-cell>
          <table:table-cell office:value-type="float" office:value="-5.401">
            <text:p>-5.401</text:p>
          </table:table-cell>
          <table:table-cell office:value-type="float" office:value="434.2">
            <text:p>434.2</text:p>
          </table:table-cell>
          <table:table-cell office:value-type="float" office:value="-8.45">
            <text:p>-8.4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5:59.54</text:p>
          </table:table-cell>
          <table:table-cell table:style-name="ce2" office:value-type="string">
            <text:p>-72:20:26.53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81.7">
            <text:p>81.7</text:p>
          </table:table-cell>
          <table:table-cell office:value-type="float" office:value="332.2">
            <text:p>332.2</text:p>
          </table:table-cell>
          <table:table-cell office:value-type="float" office:value="5">
            <text:p>5</text:p>
          </table:table-cell>
          <table:table-cell office:value-type="float" office:value="-4.286">
            <text:p>-4.286</text:p>
          </table:table-cell>
          <table:table-cell office:value-type="float" office:value="1489.9">
            <text:p>1489.9</text:p>
          </table:table-cell>
          <table:table-cell office:value-type="float" office:value="-8.43">
            <text:p>-8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2:54.55</text:p>
          </table:table-cell>
          <table:table-cell table:style-name="ce2" office:value-type="string">
            <text:p>-73:20:14.8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1978">
            <text:p>1978</text:p>
          </table:table-cell>
          <table:table-cell office:value-type="float" office:value="7">
            <text:p>7</text:p>
          </table:table-cell>
          <table:table-cell office:value-type="float" office:value="-4.204">
            <text:p>-4.204</text:p>
          </table:table-cell>
          <table:table-cell office:value-type="float" office:value="1574.1">
            <text:p>1574.1</text:p>
          </table:table-cell>
          <table:table-cell office:value-type="float" office:value="-8.4">
            <text:p>-8.4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table:style-name="ce2" office:value-type="string">
            <text:p>0:40:42.69</text:p>
          </table:table-cell>
          <table:table-cell table:style-name="ce2" office:value-type="string">
            <text:p>-73:52:16.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2.3">
            <text:p>162.3</text:p>
          </table:table-cell>
          <table:table-cell office:value-type="float" office:value="1665.38">
            <text:p>1665.38</text:p>
          </table:table-cell>
          <table:table-cell office:value-type="float" office:value="12">
            <text:p>12</text:p>
          </table:table-cell>
          <table:table-cell office:value-type="float" office:value="-5.975">
            <text:p>-5.975</text:p>
          </table:table-cell>
          <table:table-cell office:value-type="float" office:value="177.4">
            <text:p>177.4</text:p>
          </table:table-cell>
          <table:table-cell office:value-type="float" office:value="-8.39">
            <text:p>-8.3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6:13.00</text:p>
          </table:table-cell>
          <table:table-cell table:style-name="ce2" office:value-type="string">
            <text:p>-73:17:49.0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82.1">
            <text:p>1382.1</text:p>
          </table:table-cell>
          <table:table-cell office:value-type="float" office:value="837.57">
            <text:p>837.57</text:p>
          </table:table-cell>
          <table:table-cell office:value-type="float" office:value="10">
            <text:p>10</text:p>
          </table:table-cell>
          <table:table-cell office:value-type="float" office:value="-7.245">
            <text:p>-7.245</text:p>
          </table:table-cell>
          <table:table-cell office:value-type="float" office:value="26.1">
            <text:p>26.1</text:p>
          </table:table-cell>
          <table:table-cell office:value-type="float" office:value="-8.37">
            <text:p>-8.3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1:14.00</text:p>
          </table:table-cell>
          <table:table-cell table:style-name="ce2" office:value-type="string">
            <text:p>-73:09:41.0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1.6">
            <text:p>841.6</text:p>
          </table:table-cell>
          <table:table-cell office:value-type="float" office:value="1428.27">
            <text:p>1428.27</text:p>
          </table:table-cell>
          <table:table-cell office:value-type="float" office:value="12">
            <text:p>12</text:p>
          </table:table-cell>
          <table:table-cell office:value-type="float" office:value="-7.016">
            <text:p>-7.016</text:p>
          </table:table-cell>
          <table:table-cell office:value-type="float" office:value="39.5">
            <text:p>39.5</text:p>
          </table:table-cell>
          <table:table-cell office:value-type="float" office:value="-8.34">
            <text:p>-8.34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table:style-name="ce2" office:value-type="string">
            <text:p>0:45:54.00</text:p>
          </table:table-cell>
          <table:table-cell table:style-name="ce2" office:value-type="string">
            <text:p>-73:30:24.0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718.79">
            <text:p>718.79</text:p>
          </table:table-cell>
          <table:table-cell office:value-type="float" office:value="138.2">
            <text:p>138.2</text:p>
          </table:table-cell>
          <table:table-cell office:value-type="float" office:value="5">
            <text:p>5</text:p>
          </table:table-cell>
          <table:table-cell office:value-type="float" office:value="-3.719">
            <text:p>-3.719</text:p>
          </table:table-cell>
          <table:table-cell office:value-type="float" office:value="2467">
            <text:p>2467</text:p>
          </table:table-cell>
          <table:table-cell office:value-type="float" office:value="-8.33">
            <text:p>-8.3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7:37.60</text:p>
          </table:table-cell>
          <table:table-cell table:style-name="ce2" office:value-type="string">
            <text:p>-73:34:47.0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6.77">
            <text:p>476.77</text:p>
          </table:table-cell>
          <table:table-cell office:value-type="float" office:value="601.19">
            <text:p>601.19</text:p>
          </table:table-cell>
          <table:table-cell office:value-type="float" office:value="10">
            <text:p>10</text:p>
          </table:table-cell>
          <table:table-cell office:value-type="float" office:value="-5.36">
            <text:p>-5.36</text:p>
          </table:table-cell>
          <table:table-cell office:value-type="float" office:value="377.2">
            <text:p>377.2</text:p>
          </table:table-cell>
          <table:table-cell office:value-type="float" office:value="-8.33">
            <text:p>-8.3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0:27.00</text:p>
          </table:table-cell>
          <table:table-cell table:style-name="ce2" office:value-type="string">
            <text:p>-73:05:11.9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94.7">
            <text:p>294.7</text:p>
          </table:table-cell>
          <table:table-cell office:value-type="float" office:value="1084.7">
            <text:p>1084.7</text:p>
          </table:table-cell>
          <table:table-cell office:value-type="float" office:value="5">
            <text:p>5</text:p>
          </table:table-cell>
          <table:table-cell office:value-type="float" office:value="-4.081">
            <text:p>-4.081</text:p>
          </table:table-cell>
          <table:table-cell office:value-type="float" office:value="1562.9">
            <text:p>1562.9</text:p>
          </table:table-cell>
          <table:table-cell office:value-type="float" office:value="-8.27">
            <text:p>-8.2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6:09.88</text:p>
          </table:table-cell>
          <table:table-cell table:style-name="ce2" office:value-type="string">
            <text:p>-73:12:18.4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91.46">
            <text:p>1791.46</text:p>
          </table:table-cell>
          <table:table-cell office:value-type="float" office:value="1319.23">
            <text:p>1319.23</text:p>
          </table:table-cell>
          <table:table-cell office:value-type="float" office:value="10">
            <text:p>10</text:p>
          </table:table-cell>
          <table:table-cell office:value-type="float" office:value="-7.167">
            <text:p>-7.167</text:p>
          </table:table-cell>
          <table:table-cell office:value-type="float" office:value="30.4">
            <text:p>30.4</text:p>
          </table:table-cell>
          <table:table-cell office:value-type="float" office:value="-8.26">
            <text:p>-8.2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4:15.00</text:p>
          </table:table-cell>
          <table:table-cell table:style-name="ce2" office:value-type="string">
            <text:p>-72:14:29.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11.2">
            <text:p>1611.2</text:p>
          </table:table-cell>
          <table:table-cell office:value-type="float" office:value="1234.7">
            <text:p>1234.7</text:p>
          </table:table-cell>
          <table:table-cell office:value-type="float" office:value="5">
            <text:p>5</text:p>
          </table:table-cell>
          <table:table-cell office:value-type="float" office:value="-4.641">
            <text:p>-4.641</text:p>
          </table:table-cell>
          <table:table-cell office:value-type="float" office:value="838.5">
            <text:p>838.5</text:p>
          </table:table-cell>
          <table:table-cell office:value-type="float" office:value="-8.2">
            <text:p>-8.2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style-name="ce2" office:value-type="string">
            <text:p>0:47:43.59</text:p>
          </table:table-cell>
          <table:table-cell table:style-name="ce2" office:value-type="string">
            <text:p>-73:00:48.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82.2">
            <text:p>782.2</text:p>
          </table:table-cell>
          <table:table-cell office:value-type="float" office:value="1438.2">
            <text:p>1438.2</text:p>
          </table:table-cell>
          <table:table-cell office:value-type="float" office:value="7">
            <text:p>7</text:p>
          </table:table-cell>
          <table:table-cell office:value-type="float" office:value="-5.561">
            <text:p>-5.561</text:p>
          </table:table-cell>
          <table:table-cell office:value-type="float" office:value="187.2">
            <text:p>187.2</text:p>
          </table:table-cell>
          <table:table-cell office:value-type="float" office:value="-8.01">
            <text:p>-8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9:54.93</text:p>
          </table:table-cell>
          <table:table-cell table:style-name="ce2" office:value-type="string">
            <text:p>-72:22:19.8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0.37">
            <text:p>660.37</text:p>
          </table:table-cell>
          <table:table-cell office:value-type="float" office:value="397.74">
            <text:p>397.74</text:p>
          </table:table-cell>
          <table:table-cell office:value-type="float" office:value="10">
            <text:p>10</text:p>
          </table:table-cell>
          <table:table-cell office:value-type="float" office:value="-5.063">
            <text:p>-5.063</text:p>
          </table:table-cell>
          <table:table-cell office:value-type="float" office:value="354.3">
            <text:p>354.3</text:p>
          </table:table-cell>
          <table:table-cell office:value-type="float" office:value="-7.97">
            <text:p>-7.9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2:13.00</text:p>
          </table:table-cell>
          <table:table-cell table:style-name="ce2" office:value-type="string">
            <text:p>-72:57:59.0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086.2">
            <text:p>1086.2</text:p>
          </table:table-cell>
          <table:table-cell office:value-type="float" office:value="1295.2">
            <text:p>1295.2</text:p>
          </table:table-cell>
          <table:table-cell office:value-type="float" office:value="5">
            <text:p>5</text:p>
          </table:table-cell>
          <table:table-cell office:value-type="float" office:value="-5.15">
            <text:p>-5.15</text:p>
          </table:table-cell>
          <table:table-cell office:value-type="float" office:value="312.9">
            <text:p>312.9</text:p>
          </table:table-cell>
          <table:table-cell office:value-type="float" office:value="-7.95">
            <text:p>-7.9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4:22.69</text:p>
          </table:table-cell>
          <table:table-cell table:style-name="ce2" office:value-type="string">
            <text:p>-72:41:42.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4.7">
            <text:p>1154.7</text:p>
          </table:table-cell>
          <table:table-cell office:value-type="float" office:value="1136.2">
            <text:p>1136.2</text:p>
          </table:table-cell>
          <table:table-cell office:value-type="float" office:value="13">
            <text:p>13</text:p>
          </table:table-cell>
          <table:table-cell office:value-type="float" office:value="-6.653">
            <text:p>-6.653</text:p>
          </table:table-cell>
          <table:table-cell office:value-type="float" office:value="32.2">
            <text:p>32.2</text:p>
          </table:table-cell>
          <table:table-cell office:value-type="float" office:value="-7.92">
            <text:p>-7.92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style-name="ce2" office:value-type="string">
            <text:p>0:48:34.00</text:p>
          </table:table-cell>
          <table:table-cell table:style-name="ce2" office:value-type="string">
            <text:p>-73:18:27.0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79.7">
            <text:p>1879.7</text:p>
          </table:table-cell>
          <table:table-cell office:value-type="float" office:value="778.7">
            <text:p>778.7</text:p>
          </table:table-cell>
          <table:table-cell office:value-type="float" office:value="8">
            <text:p>8</text:p>
          </table:table-cell>
          <table:table-cell office:value-type="float" office:value="-6.34">
            <text:p>-6.34</text:p>
          </table:table-cell>
          <table:table-cell office:value-type="float" office:value="72.1">
            <text:p>72.1</text:p>
          </table:table-cell>
          <table:table-cell office:value-type="float" office:value="-7.9">
            <text:p>-7.9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table:style-name="ce2" office:value-type="string">
            <text:p>0:51:43.68</text:p>
          </table:table-cell>
          <table:table-cell table:style-name="ce2" office:value-type="string">
            <text:p>-72:50:28.1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2.12">
            <text:p>402.12</text:p>
          </table:table-cell>
          <table:table-cell office:value-type="float" office:value="899.33">
            <text:p>899.33</text:p>
          </table:table-cell>
          <table:table-cell office:value-type="float" office:value="8">
            <text:p>8</text:p>
          </table:table-cell>
          <table:table-cell office:value-type="float" office:value="-5.772">
            <text:p>-5.772</text:p>
          </table:table-cell>
          <table:table-cell office:value-type="float" office:value="114">
            <text:p>114</text:p>
          </table:table-cell>
          <table:table-cell office:value-type="float" office:value="-7.9">
            <text:p>-7.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4:30.00</text:p>
          </table:table-cell>
          <table:table-cell table:style-name="ce2" office:value-type="string">
            <text:p>-72:37:08.9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54.49">
            <text:p>1054.49</text:p>
          </table:table-cell>
          <table:table-cell office:value-type="float" office:value="1053.98">
            <text:p>1053.98</text:p>
          </table:table-cell>
          <table:table-cell office:value-type="float" office:value="8">
            <text:p>8</text:p>
          </table:table-cell>
          <table:table-cell office:value-type="float" office:value="-5.984">
            <text:p>-5.984</text:p>
          </table:table-cell>
          <table:table-cell office:value-type="float" office:value="84.9">
            <text:p>84.9</text:p>
          </table:table-cell>
          <table:table-cell office:value-type="float" office:value="-7.89">
            <text:p>-7.8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9:18.00</text:p>
          </table:table-cell>
          <table:table-cell table:style-name="ce2" office:value-type="string">
            <text:p>-73:22:20.0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528.7">
            <text:p>1528.7</text:p>
          </table:table-cell>
          <table:table-cell office:value-type="float" office:value="1409.2">
            <text:p>1409.2</text:p>
          </table:table-cell>
          <table:table-cell office:value-type="float" office:value="5">
            <text:p>5</text:p>
          </table:table-cell>
          <table:table-cell office:value-type="float" office:value="-4.473">
            <text:p>-4.473</text:p>
          </table:table-cell>
          <table:table-cell office:value-type="float" office:value="710">
            <text:p>710</text:p>
          </table:table-cell>
          <table:table-cell office:value-type="float" office:value="-7.88">
            <text:p>-7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6:10.64</text:p>
          </table:table-cell>
          <table:table-cell table:style-name="ce2" office:value-type="string">
            <text:p>-73:03:54.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38.7">
            <text:p>938.7</text:p>
          </table:table-cell>
          <table:table-cell office:value-type="float" office:value="1692.2">
            <text:p>1692.2</text:p>
          </table:table-cell>
          <table:table-cell office:value-type="float" office:value="10">
            <text:p>10</text:p>
          </table:table-cell>
          <table:table-cell office:value-type="float" office:value="-6.783">
            <text:p>-6.783</text:p>
          </table:table-cell>
          <table:table-cell office:value-type="float" office:value="30">
            <text:p>30</text:p>
          </table:table-cell>
          <table:table-cell office:value-type="float" office:value="-7.87">
            <text:p>-7.8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3:31.99</text:p>
          </table:table-cell>
          <table:table-cell table:style-name="ce2" office:value-type="string">
            <text:p>-73:26:25.5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876.13">
            <text:p>1876.13</text:p>
          </table:table-cell>
          <table:table-cell office:value-type="float" office:value="1979.7">
            <text:p>1979.7</text:p>
          </table:table-cell>
          <table:table-cell office:value-type="float" office:value="4">
            <text:p>4</text:p>
          </table:table-cell>
          <table:table-cell office:value-type="float" office:value="-3.375">
            <text:p>-3.375</text:p>
          </table:table-cell>
          <table:table-cell office:value-type="float" office:value="2150">
            <text:p>2150</text:p>
          </table:table-cell>
          <table:table-cell office:value-type="float" office:value="-7.86">
            <text:p>-7.8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1:15.32</text:p>
          </table:table-cell>
          <table:table-cell table:style-name="ce2" office:value-type="string">
            <text:p>-72:49:55.0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97.55">
            <text:p>1297.55</text:p>
          </table:table-cell>
          <table:table-cell office:value-type="float" office:value="794.04">
            <text:p>794.04</text:p>
          </table:table-cell>
          <table:table-cell office:value-type="float" office:value="15">
            <text:p>15</text:p>
          </table:table-cell>
          <table:table-cell office:value-type="float" office:value="-7.023">
            <text:p>-7.023</text:p>
          </table:table-cell>
          <table:table-cell office:value-type="float" office:value="25.7">
            <text:p>25.7</text:p>
          </table:table-cell>
          <table:table-cell office:value-type="float" office:value="-7.86">
            <text:p>-7.8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5:22.00</text:p>
          </table:table-cell>
          <table:table-cell table:style-name="ce2" office:value-type="string">
            <text:p>-72:02:35.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3.2">
            <text:p>943.2</text:p>
          </table:table-cell>
          <table:table-cell office:value-type="float" office:value="1727">
            <text:p>1727</text:p>
          </table:table-cell>
          <table:table-cell office:value-type="float" office:value="12">
            <text:p>12</text:p>
          </table:table-cell>
          <table:table-cell office:value-type="float" office:value="-7.793">
            <text:p>-7.793</text:p>
          </table:table-cell>
          <table:table-cell office:value-type="float" office:value="10.1">
            <text:p>10.1</text:p>
          </table:table-cell>
          <table:table-cell office:value-type="float" office:value="-7.81">
            <text:p>-7.81</text:p>
          </table:table-cell>
          <table:table-cell office:value-type="float" office:value="9.5">
            <text:p>9.5</text:p>
          </table:table-cell>
          <table:table-cell office:value-type="float" office:value="0">
            <text:p>0</text:p>
          </table:table-cell>
          <table:table-cell table:style-name="ce2" office:value-type="string">
            <text:p>0:57:30.00</text:p>
          </table:table-cell>
          <table:table-cell table:style-name="ce2" office:value-type="string">
            <text:p>-72:15:52.6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2028.49">
            <text:p>2028.49</text:p>
          </table:table-cell>
          <table:table-cell office:value-type="float" office:value="13">
            <text:p>13</text:p>
          </table:table-cell>
          <table:table-cell office:value-type="float" office:value="-7.007">
            <text:p>-7.007</text:p>
          </table:table-cell>
          <table:table-cell office:value-type="float" office:value="23.9">
            <text:p>23.9</text:p>
          </table:table-cell>
          <table:table-cell office:value-type="float" office:value="-7.8">
            <text:p>-7.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0:31.00</text:p>
          </table:table-cell>
          <table:table-cell table:style-name="ce2" office:value-type="string">
            <text:p>-73:24:09.9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59.72">
            <text:p>859.72</text:p>
          </table:table-cell>
          <table:table-cell office:value-type="float" office:value="1866.77">
            <text:p>1866.77</text:p>
          </table:table-cell>
          <table:table-cell office:value-type="float" office:value="7">
            <text:p>7</text:p>
          </table:table-cell>
          <table:table-cell office:value-type="float" office:value="-4.318">
            <text:p>-4.318</text:p>
          </table:table-cell>
          <table:table-cell office:value-type="float" office:value="755.4">
            <text:p>755.4</text:p>
          </table:table-cell>
          <table:table-cell office:value-type="float" office:value="-7.78">
            <text:p>-7.7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1:56.00</text:p>
          </table:table-cell>
          <table:table-cell table:style-name="ce2" office:value-type="string">
            <text:p>-73:29:15.9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97.73">
            <text:p>897.73</text:p>
          </table:table-cell>
          <table:table-cell office:value-type="float" office:value="282.05">
            <text:p>282.05</text:p>
          </table:table-cell>
          <table:table-cell office:value-type="float" office:value="10">
            <text:p>10</text:p>
          </table:table-cell>
          <table:table-cell office:value-type="float" office:value="-5.068">
            <text:p>-5.068</text:p>
          </table:table-cell>
          <table:table-cell office:value-type="float" office:value="215.6">
            <text:p>215.6</text:p>
          </table:table-cell>
          <table:table-cell office:value-type="float" office:value="-7.77">
            <text:p>-7.7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9:43.00</text:p>
          </table:table-cell>
          <table:table-cell table:style-name="ce2" office:value-type="string">
            <text:p>-72:17:43.0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688.2">
            <text:p>1688.2</text:p>
          </table:table-cell>
          <table:table-cell office:value-type="float" office:value="901.7">
            <text:p>901.7</text:p>
          </table:table-cell>
          <table:table-cell office:value-type="float" office:value="8">
            <text:p>8</text:p>
          </table:table-cell>
          <table:table-cell office:value-type="float" office:value="-6.304">
            <text:p>-6.304</text:p>
          </table:table-cell>
          <table:table-cell office:value-type="float" office:value="42.8">
            <text:p>42.8</text:p>
          </table:table-cell>
          <table:table-cell office:value-type="float" office:value="-7.69">
            <text:p>-7.6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0:39.50</text:p>
          </table:table-cell>
          <table:table-cell table:style-name="ce2" office:value-type="string">
            <text:p>-72:57:52.8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7.2">
            <text:p>1007.2</text:p>
          </table:table-cell>
          <table:table-cell office:value-type="float" office:value="1277.2">
            <text:p>1277.2</text:p>
          </table:table-cell>
          <table:table-cell office:value-type="float" office:value="7">
            <text:p>7</text:p>
          </table:table-cell>
          <table:table-cell office:value-type="float" office:value="-4.879">
            <text:p>-4.879</text:p>
          </table:table-cell>
          <table:table-cell office:value-type="float" office:value="284.4">
            <text:p>284.4</text:p>
          </table:table-cell>
          <table:table-cell office:value-type="float" office:value="-7.61">
            <text:p>-7.6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1:18.35</text:p>
          </table:table-cell>
          <table:table-cell table:style-name="ce2" office:value-type="string">
            <text:p>-72:13:44.2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12.2">
            <text:p>1512.2</text:p>
          </table:table-cell>
          <table:table-cell office:value-type="float" office:value="353.7">
            <text:p>353.7</text:p>
          </table:table-cell>
          <table:table-cell office:value-type="float" office:value="8">
            <text:p>8</text:p>
          </table:table-cell>
          <table:table-cell office:value-type="float" office:value="-5.1">
            <text:p>-5.1</text:p>
          </table:table-cell>
          <table:table-cell office:value-type="float" office:value="204.5">
            <text:p>204.5</text:p>
          </table:table-cell>
          <table:table-cell office:value-type="float" office:value="-7.6">
            <text:p>-7.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5:30.31</text:p>
          </table:table-cell>
          <table:table-cell table:style-name="ce2" office:value-type="string">
            <text:p>-73:04:24.2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2">
            <text:p>47.2</text:p>
          </table:table-cell>
          <table:table-cell office:value-type="float" office:value="1833.7">
            <text:p>1833.7</text:p>
          </table:table-cell>
          <table:table-cell office:value-type="float" office:value="6">
            <text:p>6</text:p>
          </table:table-cell>
          <table:table-cell office:value-type="float" office:value="-4.539">
            <text:p>-4.539</text:p>
          </table:table-cell>
          <table:table-cell office:value-type="float" office:value="400">
            <text:p>400</text:p>
          </table:table-cell>
          <table:table-cell office:value-type="float" office:value="-7.54">
            <text:p>-7.54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style-name="ce2" office:value-type="string">
            <text:p>1:20:23.60</text:p>
          </table:table-cell>
          <table:table-cell table:style-name="ce2" office:value-type="string">
            <text:p>-74:00:12.8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5.56">
            <text:p>165.56</text:p>
          </table:table-cell>
          <table:table-cell office:value-type="float" office:value="558.2">
            <text:p>558.2</text:p>
          </table:table-cell>
          <table:table-cell office:value-type="float" office:value="20">
            <text:p>20</text:p>
          </table:table-cell>
          <table:table-cell office:value-type="float" office:value="-6.829">
            <text:p>-6.829</text:p>
          </table:table-cell>
          <table:table-cell office:value-type="float" office:value="25.7">
            <text:p>25.7</text:p>
          </table:table-cell>
          <table:table-cell office:value-type="float" office:value="-7.53">
            <text:p>-7.5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7:28.00</text:p>
          </table:table-cell>
          <table:table-cell table:style-name="ce2" office:value-type="string">
            <text:p>-72:46:10.0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6.72">
            <text:p>1286.72</text:p>
          </table:table-cell>
          <table:table-cell office:value-type="float" office:value="1215.62">
            <text:p>1215.62</text:p>
          </table:table-cell>
          <table:table-cell office:value-type="float" office:value="10">
            <text:p>10</text:p>
          </table:table-cell>
          <table:table-cell office:value-type="float" office:value="-6.224">
            <text:p>-6.224</text:p>
          </table:table-cell>
          <table:table-cell office:value-type="float" office:value="42.9">
            <text:p>42.9</text:p>
          </table:table-cell>
          <table:table-cell office:value-type="float" office:value="-7.51">
            <text:p>-7.5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7:52.00</text:p>
          </table:table-cell>
          <table:table-cell table:style-name="ce2" office:value-type="string">
            <text:p>-73:13:20.0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17.7">
            <text:p>1617.7</text:p>
          </table:table-cell>
          <table:table-cell office:value-type="float" office:value="1391.7">
            <text:p>1391.7</text:p>
          </table:table-cell>
          <table:table-cell office:value-type="float" office:value="5">
            <text:p>5</text:p>
          </table:table-cell>
          <table:table-cell office:value-type="float" office:value="-5.545">
            <text:p>-5.545</text:p>
          </table:table-cell>
          <table:table-cell office:value-type="float" office:value="90.8">
            <text:p>90.8</text:p>
          </table:table-cell>
          <table:table-cell office:value-type="float" office:value="-7.5">
            <text:p>-7.5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style-name="ce2" office:value-type="string">
            <text:p>0:53:36.94</text:p>
          </table:table-cell>
          <table:table-cell table:style-name="ce2" office:value-type="string">
            <text:p>-72:21:08.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95.2">
            <text:p>495.2</text:p>
          </table:table-cell>
          <table:table-cell office:value-type="float" office:value="1353.2">
            <text:p>1353.2</text:p>
          </table:table-cell>
          <table:table-cell office:value-type="float" office:value="10">
            <text:p>10</text:p>
          </table:table-cell>
          <table:table-cell office:value-type="float" office:value="-5.635">
            <text:p>-5.635</text:p>
          </table:table-cell>
          <table:table-cell office:value-type="float" office:value="80">
            <text:p>80</text:p>
          </table:table-cell>
          <table:table-cell office:value-type="float" office:value="-7.5">
            <text:p>-7.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9:03.38</text:p>
          </table:table-cell>
          <table:table-cell table:style-name="ce2" office:value-type="string">
            <text:p>-73:05:13.3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74.2">
            <text:p>1374.2</text:p>
          </table:table-cell>
          <table:table-cell office:value-type="float" office:value="1966.7">
            <text:p>1966.7</text:p>
          </table:table-cell>
          <table:table-cell office:value-type="float" office:value="7">
            <text:p>7</text:p>
          </table:table-cell>
          <table:table-cell office:value-type="float" office:value="-5.655">
            <text:p>-5.655</text:p>
          </table:table-cell>
          <table:table-cell office:value-type="float" office:value="75">
            <text:p>75</text:p>
          </table:table-cell>
          <table:table-cell office:value-type="float" office:value="-7.5">
            <text:p>-7.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5:36.30</text:p>
          </table:table-cell>
          <table:table-cell table:style-name="ce2" office:value-type="string">
            <text:p>-71:58:58.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37.2">
            <text:p>437.2</text:p>
          </table:table-cell>
          <table:table-cell office:value-type="float" office:value="1523.7">
            <text:p>1523.7</text:p>
          </table:table-cell>
          <table:table-cell office:value-type="float" office:value="8">
            <text:p>8</text:p>
          </table:table-cell>
          <table:table-cell office:value-type="float" office:value="-4.995">
            <text:p>-4.995</text:p>
          </table:table-cell>
          <table:table-cell office:value-type="float" office:value="177.4">
            <text:p>177.4</text:p>
          </table:table-cell>
          <table:table-cell office:value-type="float" office:value="-7.41">
            <text:p>-7.41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table:style-name="ce2" office:value-type="string">
            <text:p>1:07:32.25</text:p>
          </table:table-cell>
          <table:table-cell table:style-name="ce2" office:value-type="string">
            <text:p>-73:07:20.62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336.7">
            <text:p>1336.7</text:p>
          </table:table-cell>
          <table:table-cell office:value-type="float" office:value="961.7">
            <text:p>961.7</text:p>
          </table:table-cell>
          <table:table-cell office:value-type="float" office:value="7">
            <text:p>7</text:p>
          </table:table-cell>
          <table:table-cell office:value-type="float" office:value="-6.32">
            <text:p>-6.32</text:p>
          </table:table-cell>
          <table:table-cell office:value-type="float" office:value="30">
            <text:p>30</text:p>
          </table:table-cell>
          <table:table-cell office:value-type="float" office:value="-7.4">
            <text:p>-7.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0:07.83</text:p>
          </table:table-cell>
          <table:table-cell table:style-name="ce2" office:value-type="string">
            <text:p>-73:11:26.87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490.2">
            <text:p>490.2</text:p>
          </table:table-cell>
          <table:table-cell office:value-type="float" office:value="2003.7">
            <text:p>2003.7</text:p>
          </table:table-cell>
          <table:table-cell office:value-type="float" office:value="5">
            <text:p>5</text:p>
          </table:table-cell>
          <table:table-cell office:value-type="float" office:value="-4.321">
            <text:p>-4.321</text:p>
          </table:table-cell>
          <table:table-cell office:value-type="float" office:value="443.1">
            <text:p>443.1</text:p>
          </table:table-cell>
          <table:table-cell office:value-type="float" office:value="-7.39">
            <text:p>-7.3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0:33.60</text:p>
          </table:table-cell>
          <table:table-cell table:style-name="ce2" office:value-type="string">
            <text:p>-73:43:19.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17.16">
            <text:p>1017.16</text:p>
          </table:table-cell>
          <table:table-cell office:value-type="float" office:value="2005.65">
            <text:p>2005.65</text:p>
          </table:table-cell>
          <table:table-cell office:value-type="float" office:value="10">
            <text:p>10</text:p>
          </table:table-cell>
          <table:table-cell office:value-type="float" office:value="-6.573">
            <text:p>-6.573</text:p>
          </table:table-cell>
          <table:table-cell office:value-type="float" office:value="23.7">
            <text:p>23.7</text:p>
          </table:table-cell>
          <table:table-cell office:value-type="float" office:value="-7.37">
            <text:p>-7.3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0:44.00</text:p>
          </table:table-cell>
          <table:table-cell table:style-name="ce2" office:value-type="string">
            <text:p>-73:22:59.9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19.68">
            <text:p>619.68</text:p>
          </table:table-cell>
          <table:table-cell office:value-type="float" office:value="2034.36">
            <text:p>2034.36</text:p>
          </table:table-cell>
          <table:table-cell office:value-type="float" office:value="10">
            <text:p>10</text:p>
          </table:table-cell>
          <table:table-cell office:value-type="float" office:value="-6.779">
            <text:p>-6.779</text:p>
          </table:table-cell>
          <table:table-cell office:value-type="float" office:value="17.6">
            <text:p>17.6</text:p>
          </table:table-cell>
          <table:table-cell office:value-type="float" office:value="-7.35">
            <text:p>-7.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>0:54:48.00</text:p>
          </table:table-cell>
          <table:table-cell table:style-name="ce2" office:value-type="string">
            <text:p>-72:27:58.0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63.2">
            <text:p>1663.2</text:p>
          </table:table-cell>
          <table:table-cell office:value-type="float" office:value="664.7">
            <text:p>664.7</text:p>
          </table:table-cell>
          <table:table-cell office:value-type="float" office:value="8">
            <text:p>8</text:p>
          </table:table-cell>
          <table:table-cell office:value-type="float" office:value="-6.598">
            <text:p>-6.598</text:p>
          </table:table-cell>
          <table:table-cell office:value-type="float" office:value="24.1">
            <text:p>24.1</text:p>
          </table:table-cell>
          <table:table-cell office:value-type="float" office:value="-7.33">
            <text:p>-7.33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table:style-name="ce2" office:value-type="string">
            <text:p>0:52:44.54</text:p>
          </table:table-cell>
          <table:table-cell table:style-name="ce2" office:value-type="string">
            <text:p>-72:58:46.95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014.59">
            <text:p>1014.59</text:p>
          </table:table-cell>
          <table:table-cell office:value-type="float" office:value="1416.57">
            <text:p>1416.57</text:p>
          </table:table-cell>
          <table:table-cell office:value-type="float" office:value="5">
            <text:p>5</text:p>
          </table:table-cell>
          <table:table-cell office:value-type="float" office:value="-4.234">
            <text:p>-4.234</text:p>
          </table:table-cell>
          <table:table-cell office:value-type="float" office:value="436.4">
            <text:p>436.4</text:p>
          </table:table-cell>
          <table:table-cell office:value-type="float" office:value="-7.29">
            <text:p>-7.2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6:02.00</text:p>
          </table:table-cell>
          <table:table-cell table:style-name="ce2" office:value-type="string">
            <text:p>-73:23:44.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28.7">
            <text:p>1028.7</text:p>
          </table:table-cell>
          <table:table-cell office:value-type="float" office:value="1692.7">
            <text:p>1692.7</text:p>
          </table:table-cell>
          <table:table-cell office:value-type="float" office:value="9">
            <text:p>9</text:p>
          </table:table-cell>
          <table:table-cell office:value-type="float" office:value="-6.492">
            <text:p>-6.492</text:p>
          </table:table-cell>
          <table:table-cell office:value-type="float" office:value="24.4">
            <text:p>24.4</text:p>
          </table:table-cell>
          <table:table-cell office:value-type="float" office:value="-7.29">
            <text:p>-7.2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0:55.62</text:p>
          </table:table-cell>
          <table:table-cell table:style-name="ce2" office:value-type="string">
            <text:p>-72:43:37.6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30.41">
            <text:p>1030.41</text:p>
          </table:table-cell>
          <table:table-cell office:value-type="float" office:value="935.38">
            <text:p>935.38</text:p>
          </table:table-cell>
          <table:table-cell office:value-type="float" office:value="10">
            <text:p>10</text:p>
          </table:table-cell>
          <table:table-cell office:value-type="float" office:value="-6.142">
            <text:p>-6.142</text:p>
          </table:table-cell>
          <table:table-cell office:value-type="float" office:value="30">
            <text:p>30</text:p>
          </table:table-cell>
          <table:table-cell office:value-type="float" office:value="-7.23">
            <text:p>-7.23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table:style-name="ce2" office:value-type="string">
            <text:p>0:50:22.00</text:p>
          </table:table-cell>
          <table:table-cell table:style-name="ce2" office:value-type="string">
            <text:p>-73:23:16.0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85.7">
            <text:p>1285.7</text:p>
          </table:table-cell>
          <table:table-cell office:value-type="float" office:value="1511.7">
            <text:p>1511.7</text:p>
          </table:table-cell>
          <table:table-cell office:value-type="float" office:value="10">
            <text:p>10</text:p>
          </table:table-cell>
          <table:table-cell office:value-type="float" office:value="-6.365">
            <text:p>-6.365</text:p>
          </table:table-cell>
          <table:table-cell office:value-type="float" office:value="25.1">
            <text:p>25.1</text:p>
          </table:table-cell>
          <table:table-cell office:value-type="float" office:value="-7.18">
            <text:p>-7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5:13.65</text:p>
          </table:table-cell>
          <table:table-cell table:style-name="ce2" office:value-type="string">
            <text:p>-73:13:12.3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66.2">
            <text:p>1166.2</text:p>
          </table:table-cell>
          <table:table-cell office:value-type="float" office:value="396.7">
            <text:p>396.7</text:p>
          </table:table-cell>
          <table:table-cell office:value-type="float" office:value="5">
            <text:p>5</text:p>
          </table:table-cell>
          <table:table-cell office:value-type="float" office:value="-4.352">
            <text:p>-4.352</text:p>
          </table:table-cell>
          <table:table-cell office:value-type="float" office:value="310.9">
            <text:p>310.9</text:p>
          </table:table-cell>
          <table:table-cell office:value-type="float" office:value="-7.15">
            <text:p>-7.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2" office:value-type="string">
            <text:p>0:55:11.35</text:p>
          </table:table-cell>
          <table:table-cell table:style-name="ce2" office:value-type="string">
            <text:p>-73:17:47.4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44.7">
            <text:p>1644.7</text:p>
          </table:table-cell>
          <table:table-cell office:value-type="float" office:value="1954.7">
            <text:p>1954.7</text:p>
          </table:table-cell>
          <table:table-cell office:value-type="float" office:value="7">
            <text:p>7</text:p>
          </table:table-cell>
          <table:table-cell office:value-type="float" office:value="-3.907">
            <text:p>-3.907</text:p>
          </table:table-cell>
          <table:table-cell office:value-type="float" office:value="560.9">
            <text:p>560.9</text:p>
          </table:table-cell>
          <table:table-cell office:value-type="float" office:value="-7.15">
            <text:p>-7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1:23.94</text:p>
          </table:table-cell>
          <table:table-cell table:style-name="ce2" office:value-type="string">
            <text:p>-72:58:52.57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1271.7">
            <text:p>1271.7</text:p>
          </table:table-cell>
          <table:table-cell office:value-type="float" office:value="1439.7">
            <text:p>1439.7</text:p>
          </table:table-cell>
          <table:table-cell office:value-type="float" office:value="5">
            <text:p>5</text:p>
          </table:table-cell>
          <table:table-cell office:value-type="float" office:value="-4.255">
            <text:p>-4.255</text:p>
          </table:table-cell>
          <table:table-cell office:value-type="float" office:value="343.2">
            <text:p>343.2</text:p>
          </table:table-cell>
          <table:table-cell office:value-type="float" office:value="-7.14">
            <text:p>-7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3:09.39</text:p>
          </table:table-cell>
          <table:table-cell table:style-name="ce2" office:value-type="string">
            <text:p>-72:34:27.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12.7">
            <text:p>412.7</text:p>
          </table:table-cell>
          <table:table-cell office:value-type="float" office:value="1511.7">
            <text:p>1511.7</text:p>
          </table:table-cell>
          <table:table-cell office:value-type="float" office:value="9">
            <text:p>9</text:p>
          </table:table-cell>
          <table:table-cell office:value-type="float" office:value="-5.599">
            <text:p>-5.599</text:p>
          </table:table-cell>
          <table:table-cell office:value-type="float" office:value="50">
            <text:p>50</text:p>
          </table:table-cell>
          <table:table-cell office:value-type="float" office:value="-7.13">
            <text:p>-7.1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9:13.65</text:p>
          </table:table-cell>
          <table:table-cell table:style-name="ce2" office:value-type="string">
            <text:p>-72:36:32.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5.7">
            <text:p>485.7</text:p>
          </table:table-cell>
          <table:table-cell office:value-type="float" office:value="1220.7">
            <text:p>1220.7</text:p>
          </table:table-cell>
          <table:table-cell office:value-type="float" office:value="10">
            <text:p>10</text:p>
          </table:table-cell>
          <table:table-cell office:value-type="float" office:value="-7.875">
            <text:p>-7.875</text:p>
          </table:table-cell>
          <table:table-cell office:value-type="float" office:value="6.6">
            <text:p>6.6</text:p>
          </table:table-cell>
          <table:table-cell office:value-type="float" office:value="-7.07">
            <text:p>-7.0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1:44.33</text:p>
          </table:table-cell>
          <table:table-cell table:style-name="ce2" office:value-type="string">
            <text:p>-72:33:52.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27.23">
            <text:p>1127.23</text:p>
          </table:table-cell>
          <table:table-cell office:value-type="float" office:value="1395.45">
            <text:p>1395.45</text:p>
          </table:table-cell>
          <table:table-cell office:value-type="float" office:value="7">
            <text:p>7</text:p>
          </table:table-cell>
          <table:table-cell office:value-type="float" office:value="-5.53">
            <text:p>-5.53</text:p>
          </table:table-cell>
          <table:table-cell office:value-type="float" office:value="47.8">
            <text:p>47.8</text:p>
          </table:table-cell>
          <table:table-cell office:value-type="float" office:value="-7">
            <text:p>-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3:31.00</text:p>
          </table:table-cell>
          <table:table-cell table:style-name="ce2" office:value-type="string">
            <text:p>-72:40:03.99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715.74">
            <text:p>715.74</text:p>
          </table:table-cell>
          <table:table-cell office:value-type="float" office:value="846.7">
            <text:p>846.7</text:p>
          </table:table-cell>
          <table:table-cell office:value-type="float" office:value="5">
            <text:p>5</text:p>
          </table:table-cell>
          <table:table-cell office:value-type="float" office:value="-4.475">
            <text:p>-4.475</text:p>
          </table:table-cell>
          <table:table-cell office:value-type="float" office:value="204.5">
            <text:p>204.5</text:p>
          </table:table-cell>
          <table:table-cell office:value-type="float" office:value="-6.98">
            <text:p>-6.9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1:10.59</text:p>
          </table:table-cell>
          <table:table-cell table:style-name="ce2" office:value-type="string">
            <text:p>-73:35:23.9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9.7">
            <text:p>209.7</text:p>
          </table:table-cell>
          <table:table-cell office:value-type="float" office:value="254.7">
            <text:p>254.7</text:p>
          </table:table-cell>
          <table:table-cell office:value-type="float" office:value="7">
            <text:p>7</text:p>
          </table:table-cell>
          <table:table-cell office:value-type="float" office:value="-5.482">
            <text:p>-5.482</text:p>
          </table:table-cell>
          <table:table-cell office:value-type="float" office:value="48">
            <text:p>48</text:p>
          </table:table-cell>
          <table:table-cell office:value-type="float" office:value="-6.96">
            <text:p>-6.96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style-name="ce2" office:value-type="string">
            <text:p>1:10:05.56</text:p>
          </table:table-cell>
          <table:table-cell table:style-name="ce2" office:value-type="string">
            <text:p>-72:44:13.7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416.52">
            <text:p>416.52</text:p>
          </table:table-cell>
          <table:table-cell office:value-type="float" office:value="312.7">
            <text:p>312.7</text:p>
          </table:table-cell>
          <table:table-cell office:value-type="float" office:value="5">
            <text:p>5</text:p>
          </table:table-cell>
          <table:table-cell office:value-type="float" office:value="-4.304">
            <text:p>-4.304</text:p>
          </table:table-cell>
          <table:table-cell office:value-type="float" office:value="228">
            <text:p>228</text:p>
          </table:table-cell>
          <table:table-cell office:value-type="float" office:value="-6.88">
            <text:p>-6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6:06.41</text:p>
          </table:table-cell>
          <table:table-cell table:style-name="ce2" office:value-type="string">
            <text:p>-73:46:38.1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01.7">
            <text:p>1701.7</text:p>
          </table:table-cell>
          <table:table-cell office:value-type="float" office:value="1784.2">
            <text:p>1784.2</text:p>
          </table:table-cell>
          <table:table-cell office:value-type="float" office:value="5">
            <text:p>5</text:p>
          </table:table-cell>
          <table:table-cell office:value-type="float" office:value="-4.895">
            <text:p>-4.895</text:p>
          </table:table-cell>
          <table:table-cell office:value-type="float" office:value="86">
            <text:p>86</text:p>
          </table:table-cell>
          <table:table-cell office:value-type="float" office:value="-6.81">
            <text:p>-6.81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table:style-name="ce2" office:value-type="string">
            <text:p>1:14:36.08</text:p>
          </table:table-cell>
          <table:table-cell table:style-name="ce2" office:value-type="string">
            <text:p>-72:59:46.0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2.7">
            <text:p>192.7</text:p>
          </table:table-cell>
          <table:table-cell office:value-type="float" office:value="1295.7">
            <text:p>1295.7</text:p>
          </table:table-cell>
          <table:table-cell office:value-type="float" office:value="15">
            <text:p>15</text:p>
          </table:table-cell>
          <table:table-cell office:value-type="float" office:value="-6.018">
            <text:p>-6.018</text:p>
          </table:table-cell>
          <table:table-cell office:value-type="float" office:value="24.4">
            <text:p>24.4</text:p>
          </table:table-cell>
          <table:table-cell office:value-type="float" office:value="-6.81">
            <text:p>-6.8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1:03.77</text:p>
          </table:table-cell>
          <table:table-cell table:style-name="ce2" office:value-type="string">
            <text:p>-72:45:09.24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438.2">
            <text:p>1438.2</text:p>
          </table:table-cell>
          <table:table-cell office:value-type="float" office:value="734.2">
            <text:p>734.2</text:p>
          </table:table-cell>
          <table:table-cell office:value-type="float" office:value="6">
            <text:p>6</text:p>
          </table:table-cell>
          <table:table-cell office:value-type="float" office:value="-4.373">
            <text:p>-4.373</text:p>
          </table:table-cell>
          <table:table-cell office:value-type="float" office:value="176.8">
            <text:p>176.8</text:p>
          </table:table-cell>
          <table:table-cell office:value-type="float" office:value="-6.79">
            <text:p>-6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5:51.45</text:p>
          </table:table-cell>
          <table:table-cell table:style-name="ce2" office:value-type="string">
            <text:p>-71:57:08.4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76.59">
            <text:p>876.59</text:p>
          </table:table-cell>
          <table:table-cell office:value-type="float" office:value="1195.07">
            <text:p>1195.07</text:p>
          </table:table-cell>
          <table:table-cell office:value-type="float" office:value="8">
            <text:p>8</text:p>
          </table:table-cell>
          <table:table-cell office:value-type="float" office:value="-5.503">
            <text:p>-5.503</text:p>
          </table:table-cell>
          <table:table-cell office:value-type="float" office:value="37.4">
            <text:p>37.4</text:p>
          </table:table-cell>
          <table:table-cell office:value-type="float" office:value="-6.79">
            <text:p>-6.7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8:01.00</text:p>
          </table:table-cell>
          <table:table-cell table:style-name="ce2" office:value-type="string">
            <text:p>-73:29:10.0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04.54">
            <text:p>1604.54</text:p>
          </table:table-cell>
          <table:table-cell office:value-type="float" office:value="717.43">
            <text:p>717.43</text:p>
          </table:table-cell>
          <table:table-cell office:value-type="float" office:value="7">
            <text:p>7</text:p>
          </table:table-cell>
          <table:table-cell office:value-type="float" office:value="-5.952">
            <text:p>-5.952</text:p>
          </table:table-cell>
          <table:table-cell office:value-type="float" office:value="25.1">
            <text:p>25.1</text:p>
          </table:table-cell>
          <table:table-cell office:value-type="float" office:value="-6.77">
            <text:p>-6.7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2:17.00</text:p>
          </table:table-cell>
          <table:table-cell table:style-name="ce2" office:value-type="string">
            <text:p>-73:01:04.0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81.7">
            <text:p>881.7</text:p>
          </table:table-cell>
          <table:table-cell office:value-type="float" office:value="1477.7">
            <text:p>1477.7</text:p>
          </table:table-cell>
          <table:table-cell office:value-type="float" office:value="5">
            <text:p>5</text:p>
          </table:table-cell>
          <table:table-cell office:value-type="float" office:value="-4.301">
            <text:p>-4.301</text:p>
          </table:table-cell>
          <table:table-cell office:value-type="float" office:value="177.5">
            <text:p>177.5</text:p>
          </table:table-cell>
          <table:table-cell office:value-type="float" office:value="-6.72">
            <text:p>-6.7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5:27.56</text:p>
          </table:table-cell>
          <table:table-cell table:style-name="ce2" office:value-type="string">
            <text:p>-73:28:49.08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669.7">
            <text:p>669.7</text:p>
          </table:table-cell>
          <table:table-cell office:value-type="float" office:value="486.7">
            <text:p>486.7</text:p>
          </table:table-cell>
          <table:table-cell office:value-type="float" office:value="5">
            <text:p>5</text:p>
          </table:table-cell>
          <table:table-cell office:value-type="float" office:value="-3.803">
            <text:p>-3.803</text:p>
          </table:table-cell>
          <table:table-cell office:value-type="float" office:value="340.6">
            <text:p>340.6</text:p>
          </table:table-cell>
          <table:table-cell office:value-type="float" office:value="-6.68">
            <text:p>-6.6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4:27.77</text:p>
          </table:table-cell>
          <table:table-cell table:style-name="ce2" office:value-type="string">
            <text:p>-73:37:00.9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79.2">
            <text:p>979.2</text:p>
          </table:table-cell>
          <table:table-cell office:value-type="float" office:value="675.2">
            <text:p>675.2</text:p>
          </table:table-cell>
          <table:table-cell office:value-type="float" office:value="25">
            <text:p>25</text:p>
          </table:table-cell>
          <table:table-cell office:value-type="float" office:value="-7.385">
            <text:p>-7.385</text:p>
          </table:table-cell>
          <table:table-cell office:value-type="float" office:value="3.7">
            <text:p>3.7</text:p>
          </table:table-cell>
          <table:table-cell office:value-type="float" office:value="-6.68">
            <text:p>-6.6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31:07.49</text:p>
          </table:table-cell>
          <table:table-cell table:style-name="ce2" office:value-type="string">
            <text:p>-73:24:45.6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84.29">
            <text:p>584.29</text:p>
          </table:table-cell>
          <table:table-cell office:value-type="float" office:value="1964.04">
            <text:p>1964.04</text:p>
          </table:table-cell>
          <table:table-cell office:value-type="float" office:value="6">
            <text:p>6</text:p>
          </table:table-cell>
          <table:table-cell office:value-type="float" office:value="-4.067">
            <text:p>-4.067</text:p>
          </table:table-cell>
          <table:table-cell office:value-type="float" office:value="218.8">
            <text:p>218.8</text:p>
          </table:table-cell>
          <table:table-cell office:value-type="float" office:value="-6.61">
            <text:p>-6.6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8:26.00</text:p>
          </table:table-cell>
          <table:table-cell table:style-name="ce2" office:value-type="string">
            <text:p>-73:00:26.0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720.37">
            <text:p>1720.37</text:p>
          </table:table-cell>
          <table:table-cell office:value-type="float" office:value="299.37">
            <text:p>299.37</text:p>
          </table:table-cell>
          <table:table-cell office:value-type="float" office:value="9">
            <text:p>9</text:p>
          </table:table-cell>
          <table:table-cell office:value-type="float" office:value="-5.726">
            <text:p>-5.726</text:p>
          </table:table-cell>
          <table:table-cell office:value-type="float" office:value="26.3">
            <text:p>26.3</text:p>
          </table:table-cell>
          <table:table-cell office:value-type="float" office:value="-6.6">
            <text:p>-6.6</text:p>
          </table:table-cell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  <table:table-cell table:style-name="ce2" office:value-type="string">
            <text:p>1:09:25.00</text:p>
          </table:table-cell>
          <table:table-cell table:style-name="ce2" office:value-type="string">
            <text:p>-71:46:00.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59.7">
            <text:p>1159.7</text:p>
          </table:table-cell>
          <table:table-cell office:value-type="float" office:value="1626.7">
            <text:p>1626.7</text:p>
          </table:table-cell>
          <table:table-cell office:value-type="float" office:value="9">
            <text:p>9</text:p>
          </table:table-cell>
          <table:table-cell office:value-type="float" office:value="-7.249">
            <text:p>-7.249</text:p>
          </table:table-cell>
          <table:table-cell office:value-type="float" office:value="3.8">
            <text:p>3.8</text:p>
          </table:table-cell>
          <table:table-cell office:value-type="float" office:value="-6.58">
            <text:p>-6.58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style-name="ce2" office:value-type="string">
            <text:p>1:15:51.96</text:p>
          </table:table-cell>
          <table:table-cell table:style-name="ce2" office:value-type="string">
            <text:p>-73:20:50.37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028.3">
            <text:p>2028.3</text:p>
          </table:table-cell>
          <table:table-cell office:value-type="float" office:value="165.2">
            <text:p>165.2</text:p>
          </table:table-cell>
          <table:table-cell office:value-type="float" office:value="5">
            <text:p>5</text:p>
          </table:table-cell>
          <table:table-cell office:value-type="float" office:value="-4.103">
            <text:p>-4.103</text:p>
          </table:table-cell>
          <table:table-cell office:value-type="float" office:value="187.2">
            <text:p>187.2</text:p>
          </table:table-cell>
          <table:table-cell office:value-type="float" office:value="-6.56">
            <text:p>-6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0:27.17</text:p>
          </table:table-cell>
          <table:table-cell table:style-name="ce2" office:value-type="string">
            <text:p>-71:33:59.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93.71">
            <text:p>793.71</text:p>
          </table:table-cell>
          <table:table-cell office:value-type="float" office:value="1361.73">
            <text:p>1361.73</text:p>
          </table:table-cell>
          <table:table-cell office:value-type="float" office:value="5">
            <text:p>5</text:p>
          </table:table-cell>
          <table:table-cell office:value-type="float" office:value="-6.278">
            <text:p>-6.278</text:p>
          </table:table-cell>
          <table:table-cell office:value-type="float" office:value="8.8">
            <text:p>8.8</text:p>
          </table:table-cell>
          <table:table-cell office:value-type="float" office:value="-6.53">
            <text:p>-6.5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0:34.00</text:p>
          </table:table-cell>
          <table:table-cell table:style-name="ce2" office:value-type="string">
            <text:p>-72:21:56.0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24.2">
            <text:p>1224.2</text:p>
          </table:table-cell>
          <table:table-cell office:value-type="float" office:value="1387.2">
            <text:p>1387.2</text:p>
          </table:table-cell>
          <table:table-cell office:value-type="float" office:value="7">
            <text:p>7</text:p>
          </table:table-cell>
          <table:table-cell office:value-type="float" office:value="-5.696">
            <text:p>-5.696</text:p>
          </table:table-cell>
          <table:table-cell office:value-type="float" office:value="24.6">
            <text:p>24.6</text:p>
          </table:table-cell>
          <table:table-cell office:value-type="float" office:value="-6.5">
            <text:p>-6.5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table:style-name="ce2" office:value-type="string">
            <text:p>1:00:24.39</text:p>
          </table:table-cell>
          <table:table-cell table:style-name="ce2" office:value-type="string">
            <text:p>-72:05:18.6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6.62">
            <text:p>506.62</text:p>
          </table:table-cell>
          <table:table-cell office:value-type="float" office:value="1279.81">
            <text:p>1279.81</text:p>
          </table:table-cell>
          <table:table-cell office:value-type="float" office:value="5">
            <text:p>5</text:p>
          </table:table-cell>
          <table:table-cell office:value-type="float" office:value="-3.911">
            <text:p>-3.911</text:p>
          </table:table-cell>
          <table:table-cell office:value-type="float" office:value="218.4">
            <text:p>218.4</text:p>
          </table:table-cell>
          <table:table-cell office:value-type="float" office:value="-6.45">
            <text:p>-6.45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table:style-name="ce2" office:value-type="string">
            <text:p>1:01:14.00</text:p>
          </table:table-cell>
          <table:table-cell table:style-name="ce2" office:value-type="string">
            <text:p>-72:33:03.0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723.6">
            <text:p>1723.6</text:p>
          </table:table-cell>
          <table:table-cell office:value-type="float" office:value="144.24">
            <text:p>144.24</text:p>
          </table:table-cell>
          <table:table-cell office:value-type="float" office:value="7">
            <text:p>7</text:p>
          </table:table-cell>
          <table:table-cell office:value-type="float" office:value="-4.193">
            <text:p>-4.193</text:p>
          </table:table-cell>
          <table:table-cell office:value-type="float" office:value="138.7">
            <text:p>138.7</text:p>
          </table:table-cell>
          <table:table-cell office:value-type="float" office:value="-6.44">
            <text:p>-6.4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7:18.01</text:p>
          </table:table-cell>
          <table:table-cell table:style-name="ce2" office:value-type="string">
            <text:p>-72:56:02.1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19.7">
            <text:p>119.7</text:p>
          </table:table-cell>
          <table:table-cell office:value-type="float" office:value="177.7">
            <text:p>177.7</text:p>
          </table:table-cell>
          <table:table-cell office:value-type="float" office:value="12">
            <text:p>12</text:p>
          </table:table-cell>
          <table:table-cell office:value-type="float" office:value="-5.563">
            <text:p>-5.563</text:p>
          </table:table-cell>
          <table:table-cell office:value-type="float" office:value="25.6">
            <text:p>25.6</text:p>
          </table:table-cell>
          <table:table-cell office:value-type="float" office:value="-6.4">
            <text:p>-6.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10:46.90</text:p>
          </table:table-cell>
          <table:table-cell table:style-name="ce2" office:value-type="string">
            <text:p>-72:47:37.2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19.7">
            <text:p>1719.7</text:p>
          </table:table-cell>
          <table:table-cell office:value-type="float" office:value="1533.7">
            <text:p>1533.7</text:p>
          </table:table-cell>
          <table:table-cell office:value-type="float" office:value="9">
            <text:p>9</text:p>
          </table:table-cell>
          <table:table-cell office:value-type="float" office:value="-5.601">
            <text:p>-5.601</text:p>
          </table:table-cell>
          <table:table-cell office:value-type="float" office:value="24.7">
            <text:p>24.7</text:p>
          </table:table-cell>
          <table:table-cell office:value-type="float" office:value="-6.4">
            <text:p>-6.4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9:15.87</text:p>
          </table:table-cell>
          <table:table-cell table:style-name="ce2" office:value-type="string">
            <text:p>-71:46:05.8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43.2">
            <text:p>1143.2</text:p>
          </table:table-cell>
          <table:table-cell office:value-type="float" office:value="1736.2">
            <text:p>1736.2</text:p>
          </table:table-cell>
          <table:table-cell office:value-type="float" office:value="9">
            <text:p>9</text:p>
          </table:table-cell>
          <table:table-cell office:value-type="float" office:value="-5.564">
            <text:p>-5.564</text:p>
          </table:table-cell>
          <table:table-cell office:value-type="float" office:value="25.1">
            <text:p>25.1</text:p>
          </table:table-cell>
          <table:table-cell office:value-type="float" office:value="-6.38">
            <text:p>-6.3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0:34.69</text:p>
          </table:table-cell>
          <table:table-cell table:style-name="ce2" office:value-type="string">
            <text:p>-72:39:09.92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193.84">
            <text:p>1193.84</text:p>
          </table:table-cell>
          <table:table-cell office:value-type="float" office:value="1445.2">
            <text:p>1445.2</text:p>
          </table:table-cell>
          <table:table-cell office:value-type="float" office:value="8">
            <text:p>8</text:p>
          </table:table-cell>
          <table:table-cell office:value-type="float" office:value="-6.523">
            <text:p>-6.523</text:p>
          </table:table-cell>
          <table:table-cell office:value-type="float" office:value="9.3">
            <text:p>9.3</text:p>
          </table:table-cell>
          <table:table-cell office:value-type="float" office:value="-6.35">
            <text:p>-6.3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3:05.84</text:p>
          </table:table-cell>
          <table:table-cell table:style-name="ce2" office:value-type="string">
            <text:p>-72:37:27.9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7.7">
            <text:p>837.7</text:p>
          </table:table-cell>
          <table:table-cell office:value-type="float" office:value="393.2">
            <text:p>393.2</text:p>
          </table:table-cell>
          <table:table-cell office:value-type="float" office:value="6">
            <text:p>6</text:p>
          </table:table-cell>
          <table:table-cell office:value-type="float" office:value="-5.015">
            <text:p>-5.015</text:p>
          </table:table-cell>
          <table:table-cell office:value-type="float" office:value="39.5">
            <text:p>39.5</text:p>
          </table:table-cell>
          <table:table-cell office:value-type="float" office:value="-6.34">
            <text:p>-6.34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table:style-name="ce2" office:value-type="string">
            <text:p>0:55:16.98</text:p>
          </table:table-cell>
          <table:table-cell table:style-name="ce2" office:value-type="string">
            <text:p>-73:30:27.65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647.19">
            <text:p>1647.19</text:p>
          </table:table-cell>
          <table:table-cell office:value-type="float" office:value="664.2">
            <text:p>664.2</text:p>
          </table:table-cell>
          <table:table-cell office:value-type="float" office:value="5">
            <text:p>5</text:p>
          </table:table-cell>
          <table:table-cell office:value-type="float" office:value="-4.487">
            <text:p>-4.487</text:p>
          </table:table-cell>
          <table:table-cell office:value-type="float" office:value="73.9">
            <text:p>73.9</text:p>
          </table:table-cell>
          <table:table-cell office:value-type="float" office:value="-6.32">
            <text:p>-6.3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2:44.90</text:p>
          </table:table-cell>
          <table:table-cell table:style-name="ce2" office:value-type="string">
            <text:p>-72:59:24.0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15.23">
            <text:p>1115.23</text:p>
          </table:table-cell>
          <table:table-cell office:value-type="float" office:value="886.26">
            <text:p>886.26</text:p>
          </table:table-cell>
          <table:table-cell office:value-type="float" office:value="13">
            <text:p>13</text:p>
          </table:table-cell>
          <table:table-cell office:value-type="float" office:value="-6.996">
            <text:p>-6.996</text:p>
          </table:table-cell>
          <table:table-cell office:value-type="float" office:value="2.9">
            <text:p>2.9</text:p>
          </table:table-cell>
          <table:table-cell office:value-type="float" office:value="-6.32">
            <text:p>-6.3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4:36.00</text:p>
          </table:table-cell>
          <table:table-cell table:style-name="ce2" office:value-type="string">
            <text:p>-72:09:37.9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84.64">
            <text:p>1084.64</text:p>
          </table:table-cell>
          <table:table-cell office:value-type="float" office:value="1076.35">
            <text:p>1076.35</text:p>
          </table:table-cell>
          <table:table-cell office:value-type="float" office:value="8">
            <text:p>8</text:p>
          </table:table-cell>
          <table:table-cell office:value-type="float" office:value="-5.466">
            <text:p>-5.466</text:p>
          </table:table-cell>
          <table:table-cell office:value-type="float" office:value="24.8">
            <text:p>24.8</text:p>
          </table:table-cell>
          <table:table-cell office:value-type="float" office:value="-6.28">
            <text:p>-6.2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9:06.00</text:p>
          </table:table-cell>
          <table:table-cell table:style-name="ce2" office:value-type="string">
            <text:p>-73:21:10.0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18.2">
            <text:p>1018.2</text:p>
          </table:table-cell>
          <table:table-cell office:value-type="float" office:value="1468.7">
            <text:p>1468.7</text:p>
          </table:table-cell>
          <table:table-cell office:value-type="float" office:value="7">
            <text:p>7</text:p>
          </table:table-cell>
          <table:table-cell office:value-type="float" office:value="-7.06">
            <text:p>-7.06</text:p>
          </table:table-cell>
          <table:table-cell office:value-type="float" office:value="3.5">
            <text:p>3.5</text:p>
          </table:table-cell>
          <table:table-cell office:value-type="float" office:value="-6.26">
            <text:p>-6.26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table:style-name="ce2" office:value-type="string">
            <text:p>0:52:51.98</text:p>
          </table:table-cell>
          <table:table-cell table:style-name="ce2" office:value-type="string">
            <text:p>-72:44:13.4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79.19">
            <text:p>1879.19</text:p>
          </table:table-cell>
          <table:table-cell office:value-type="float" office:value="1272.98">
            <text:p>1272.98</text:p>
          </table:table-cell>
          <table:table-cell office:value-type="float" office:value="8">
            <text:p>8</text:p>
          </table:table-cell>
          <table:table-cell office:value-type="float" office:value="-5.461">
            <text:p>-5.461</text:p>
          </table:table-cell>
          <table:table-cell office:value-type="float" office:value="23">
            <text:p>23</text:p>
          </table:table-cell>
          <table:table-cell office:value-type="float" office:value="-6.26">
            <text:p>-6.2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7:25.00</text:p>
          </table:table-cell>
          <table:table-cell table:style-name="ce2" office:value-type="string">
            <text:p>-72:50:26.9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5.2">
            <text:p>1105.2</text:p>
          </table:table-cell>
          <table:table-cell office:value-type="float" office:value="1506.7">
            <text:p>1506.7</text:p>
          </table:table-cell>
          <table:table-cell office:value-type="float" office:value="5">
            <text:p>5</text:p>
          </table:table-cell>
          <table:table-cell office:value-type="float" office:value="-4.78">
            <text:p>-4.78</text:p>
          </table:table-cell>
          <table:table-cell office:value-type="float" office:value="47.2">
            <text:p>47.2</text:p>
          </table:table-cell>
          <table:table-cell office:value-type="float" office:value="-6.25">
            <text:p>-6.2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2:33.12</text:p>
          </table:table-cell>
          <table:table-cell table:style-name="ce2" office:value-type="string">
            <text:p>-72:40:50.45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824.2">
            <text:p>1824.2</text:p>
          </table:table-cell>
          <table:table-cell office:value-type="float" office:value="834.2">
            <text:p>834.2</text:p>
          </table:table-cell>
          <table:table-cell office:value-type="float" office:value="4">
            <text:p>4</text:p>
          </table:table-cell>
          <table:table-cell office:value-type="float" office:value="-3.519">
            <text:p>-3.519</text:p>
          </table:table-cell>
          <table:table-cell office:value-type="float" office:value="261.9">
            <text:p>261.9</text:p>
          </table:table-cell>
          <table:table-cell office:value-type="float" office:value="-6.18">
            <text:p>-6.1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8:20.48</text:p>
          </table:table-cell>
          <table:table-cell table:style-name="ce2" office:value-type="string">
            <text:p>-72:13:17.6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87.7">
            <text:p>987.7</text:p>
          </table:table-cell>
          <table:table-cell office:value-type="float" office:value="1983.2">
            <text:p>1983.2</text:p>
          </table:table-cell>
          <table:table-cell office:value-type="float" office:value="9">
            <text:p>9</text:p>
          </table:table-cell>
          <table:table-cell office:value-type="float" office:value="-5.262">
            <text:p>-5.262</text:p>
          </table:table-cell>
          <table:table-cell office:value-type="float" office:value="25.6">
            <text:p>25.6</text:p>
          </table:table-cell>
          <table:table-cell office:value-type="float" office:value="-6.11">
            <text:p>-6.1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0:55.49</text:p>
          </table:table-cell>
          <table:table-cell table:style-name="ce2" office:value-type="string">
            <text:p>-73:24:10.1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73.7">
            <text:p>973.7</text:p>
          </table:table-cell>
          <table:table-cell office:value-type="float" office:value="422.2">
            <text:p>422.2</text:p>
          </table:table-cell>
          <table:table-cell office:value-type="float" office:value="8">
            <text:p>8</text:p>
          </table:table-cell>
          <table:table-cell office:value-type="float" office:value="-5.266">
            <text:p>-5.266</text:p>
          </table:table-cell>
          <table:table-cell office:value-type="float" office:value="24.9">
            <text:p>24.9</text:p>
          </table:table-cell>
          <table:table-cell office:value-type="float" office:value="-6.08">
            <text:p>-6.0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4:59.73</text:p>
          </table:table-cell>
          <table:table-cell table:style-name="ce2" office:value-type="string">
            <text:p>-73:25:14.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9.36">
            <text:p>259.36</text:p>
          </table:table-cell>
          <table:table-cell office:value-type="float" office:value="1585.76">
            <text:p>1585.76</text:p>
          </table:table-cell>
          <table:table-cell office:value-type="float" office:value="9">
            <text:p>9</text:p>
          </table:table-cell>
          <table:table-cell office:value-type="float" office:value="-5.178">
            <text:p>-5.178</text:p>
          </table:table-cell>
          <table:table-cell office:value-type="float" office:value="26.5">
            <text:p>26.5</text:p>
          </table:table-cell>
          <table:table-cell office:value-type="float" office:value="-6.06">
            <text:p>-6.06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style-name="ce2" office:value-type="string">
            <text:p>1:06:57.00</text:p>
          </table:table-cell>
          <table:table-cell table:style-name="ce2" office:value-type="string">
            <text:p>-73:14:08.9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578.7">
            <text:p>1578.7</text:p>
          </table:table-cell>
          <table:table-cell office:value-type="float" office:value="687.7">
            <text:p>687.7</text:p>
          </table:table-cell>
          <table:table-cell office:value-type="float" office:value="5">
            <text:p>5</text:p>
          </table:table-cell>
          <table:table-cell office:value-type="float" office:value="-5.725">
            <text:p>-5.725</text:p>
          </table:table-cell>
          <table:table-cell office:value-type="float" office:value="14.8">
            <text:p>14.8</text:p>
          </table:table-cell>
          <table:table-cell office:value-type="float" office:value="-6.04">
            <text:p>-6.04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table:style-name="ce2" office:value-type="string">
            <text:p>0:52:32.85</text:p>
          </table:table-cell>
          <table:table-cell table:style-name="ce2" office:value-type="string">
            <text:p>-73:02:03.15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957.7">
            <text:p>957.7</text:p>
          </table:table-cell>
          <table:table-cell office:value-type="float" office:value="1248.2">
            <text:p>1248.2</text:p>
          </table:table-cell>
          <table:table-cell office:value-type="float" office:value="5">
            <text:p>5</text:p>
          </table:table-cell>
          <table:table-cell office:value-type="float" office:value="-5.189">
            <text:p>-5.189</text:p>
          </table:table-cell>
          <table:table-cell office:value-type="float" office:value="25">
            <text:p>25</text:p>
          </table:table-cell>
          <table:table-cell office:value-type="float" office:value="-6.01">
            <text:p>-6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7:32.63</text:p>
          </table:table-cell>
          <table:table-cell table:style-name="ce2" office:value-type="string">
            <text:p>-73:26:01.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92.33">
            <text:p>1992.33</text:p>
          </table:table-cell>
          <table:table-cell office:value-type="float" office:value="1244.26">
            <text:p>1244.26</text:p>
          </table:table-cell>
          <table:table-cell office:value-type="float" office:value="13">
            <text:p>13</text:p>
          </table:table-cell>
          <table:table-cell office:value-type="float" office:value="-6.814">
            <text:p>-6.814</text:p>
          </table:table-cell>
          <table:table-cell office:value-type="float" office:value="6">
            <text:p>6</text:p>
          </table:table-cell>
          <table:table-cell office:value-type="float" office:value="-5.97">
            <text:p>-5.9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4:54.00</text:p>
          </table:table-cell>
          <table:table-cell table:style-name="ce2" office:value-type="string">
            <text:p>-72:06:46.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4.7">
            <text:p>134.7</text:p>
          </table:table-cell>
          <table:table-cell office:value-type="float" office:value="585.2">
            <text:p>585.2</text:p>
          </table:table-cell>
          <table:table-cell office:value-type="float" office:value="5">
            <text:p>5</text:p>
          </table:table-cell>
          <table:table-cell office:value-type="float" office:value="-6.684">
            <text:p>-6.684</text:p>
          </table:table-cell>
          <table:table-cell office:value-type="float" office:value="3.7">
            <text:p>3.7</text:p>
          </table:table-cell>
          <table:table-cell office:value-type="float" office:value="-5.96">
            <text:p>-5.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1:15:53.62</text:p>
          </table:table-cell>
          <table:table-cell table:style-name="ce2" office:value-type="string">
            <text:p>-73:19:08.3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1.2">
            <text:p>941.2</text:p>
          </table:table-cell>
          <table:table-cell office:value-type="float" office:value="1053.7">
            <text:p>1053.7</text:p>
          </table:table-cell>
          <table:table-cell office:value-type="float" office:value="9">
            <text:p>9</text:p>
          </table:table-cell>
          <table:table-cell office:value-type="float" office:value="-6.427">
            <text:p>-6.427</text:p>
          </table:table-cell>
          <table:table-cell office:value-type="float" office:value="2.6">
            <text:p>2.6</text:p>
          </table:table-cell>
          <table:table-cell office:value-type="float" office:value="-5.96">
            <text:p>-5.9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3:11.28</text:p>
          </table:table-cell>
          <table:table-cell table:style-name="ce2" office:value-type="string">
            <text:p>-72:16:20.7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16.7">
            <text:p>1316.7</text:p>
          </table:table-cell>
          <table:table-cell office:value-type="float" office:value="923.2">
            <text:p>923.2</text:p>
          </table:table-cell>
          <table:table-cell office:value-type="float" office:value="7">
            <text:p>7</text:p>
          </table:table-cell>
          <table:table-cell office:value-type="float" office:value="-5.139">
            <text:p>-5.139</text:p>
          </table:table-cell>
          <table:table-cell office:value-type="float" office:value="23.1">
            <text:p>23.1</text:p>
          </table:table-cell>
          <table:table-cell office:value-type="float" office:value="-5.93">
            <text:p>-5.93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style-name="ce2" office:value-type="string">
            <text:p>0:50:28.40</text:p>
          </table:table-cell>
          <table:table-cell table:style-name="ce2" office:value-type="string">
            <text:p>-73:12:13.0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23.56">
            <text:p>1023.56</text:p>
          </table:table-cell>
          <table:table-cell office:value-type="float" office:value="1420.7">
            <text:p>1420.7</text:p>
          </table:table-cell>
          <table:table-cell office:value-type="float" office:value="5">
            <text:p>5</text:p>
          </table:table-cell>
          <table:table-cell office:value-type="float" office:value="-5.854">
            <text:p>-5.854</text:p>
          </table:table-cell>
          <table:table-cell office:value-type="float" office:value="10.2">
            <text:p>10.2</text:p>
          </table:table-cell>
          <table:table-cell office:value-type="float" office:value="-5.9">
            <text:p>-5.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" office:value-type="string">
            <text:p>0:53:17.00</text:p>
          </table:table-cell>
          <table:table-cell table:style-name="ce2" office:value-type="string">
            <text:p>-72:44:03.0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47.7">
            <text:p>1047.7</text:p>
          </table:table-cell>
          <table:table-cell office:value-type="float" office:value="721.7">
            <text:p>721.7</text:p>
          </table:table-cell>
          <table:table-cell office:value-type="float" office:value="7">
            <text:p>7</text:p>
          </table:table-cell>
          <table:table-cell office:value-type="float" office:value="-4.966">
            <text:p>-4.966</text:p>
          </table:table-cell>
          <table:table-cell office:value-type="float" office:value="26.8">
            <text:p>26.8</text:p>
          </table:table-cell>
          <table:table-cell office:value-type="float" office:value="-5.86">
            <text:p>-5.86</text:p>
          </table:table-cell>
          <table:table-cell office:value-type="float" office:value="8.1">
            <text:p>8.1</text:p>
          </table:table-cell>
          <table:table-cell office:value-type="float" office:value="2">
            <text:p>2</text:p>
          </table:table-cell>
          <table:table-cell table:style-name="ce2" office:value-type="string">
            <text:p>0:52:17.32</text:p>
          </table:table-cell>
          <table:table-cell table:style-name="ce2" office:value-type="string">
            <text:p>-73:22:33.3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40.42">
            <text:p>840.42</text:p>
          </table:table-cell>
          <table:table-cell office:value-type="float" office:value="1323.03">
            <text:p>1323.03</text:p>
          </table:table-cell>
          <table:table-cell office:value-type="float" office:value="5">
            <text:p>5</text:p>
          </table:table-cell>
          <table:table-cell office:value-type="float" office:value="-2.55">
            <text:p>-2.55</text:p>
          </table:table-cell>
          <table:table-cell office:value-type="float" office:value="634.9">
            <text:p>634.9</text:p>
          </table:table-cell>
          <table:table-cell office:value-type="float" office:value="-5.86">
            <text:p>-5.8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25:16.00</text:p>
          </table:table-cell>
          <table:table-cell table:style-name="ce2" office:value-type="string">
            <text:p>-73:30:05.0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52.2">
            <text:p>1052.2</text:p>
          </table:table-cell>
          <table:table-cell office:value-type="float" office:value="1470.7">
            <text:p>1470.7</text:p>
          </table:table-cell>
          <table:table-cell office:value-type="float" office:value="5">
            <text:p>5</text:p>
          </table:table-cell>
          <table:table-cell office:value-type="float" office:value="-6.425">
            <text:p>-6.425</text:p>
          </table:table-cell>
          <table:table-cell office:value-type="float" office:value="4.6">
            <text:p>4.6</text:p>
          </table:table-cell>
          <table:table-cell office:value-type="float" office:value="-5.84">
            <text:p>-5.84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2:51.27</text:p>
          </table:table-cell>
          <table:table-cell table:style-name="ce2" office:value-type="string">
            <text:p>-72:42:54.7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4.2">
            <text:p>1524.2</text:p>
          </table:table-cell>
          <table:table-cell office:value-type="float" office:value="1987.2">
            <text:p>1987.2</text:p>
          </table:table-cell>
          <table:table-cell office:value-type="float" office:value="10">
            <text:p>10</text:p>
          </table:table-cell>
          <table:table-cell office:value-type="float" office:value="-6.656">
            <text:p>-6.656</text:p>
          </table:table-cell>
          <table:table-cell office:value-type="float" office:value="5.9">
            <text:p>5.9</text:p>
          </table:table-cell>
          <table:table-cell office:value-type="float" office:value="-5.79">
            <text:p>-5.7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5:28.76</text:p>
          </table:table-cell>
          <table:table-cell table:style-name="ce2" office:value-type="string">
            <text:p>-71:53:09.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7.35">
            <text:p>1337.35</text:p>
          </table:table-cell>
          <table:table-cell office:value-type="float" office:value="1552.45">
            <text:p>1552.45</text:p>
          </table:table-cell>
          <table:table-cell office:value-type="float" office:value="6">
            <text:p>6</text:p>
          </table:table-cell>
          <table:table-cell office:value-type="float" office:value="-5.752">
            <text:p>-5.752</text:p>
          </table:table-cell>
          <table:table-cell office:value-type="float" office:value="10.2">
            <text:p>10.2</text:p>
          </table:table-cell>
          <table:table-cell office:value-type="float" office:value="-5.78">
            <text:p>-5.78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style-name="ce2" office:value-type="string">
            <text:p>0:52:12.00</text:p>
          </table:table-cell>
          <table:table-cell table:style-name="ce2" office:value-type="string">
            <text:p>-72:31:51.0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44.37">
            <text:p>1744.37</text:p>
          </table:table-cell>
          <table:table-cell office:value-type="float" office:value="1306.76">
            <text:p>1306.76</text:p>
          </table:table-cell>
          <table:table-cell office:value-type="float" office:value="10">
            <text:p>10</text:p>
          </table:table-cell>
          <table:table-cell office:value-type="float" office:value="-4.948">
            <text:p>-4.948</text:p>
          </table:table-cell>
          <table:table-cell office:value-type="float" office:value="22">
            <text:p>22</text:p>
          </table:table-cell>
          <table:table-cell office:value-type="float" office:value="-5.75">
            <text:p>-5.75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table:style-name="ce2" office:value-type="string">
            <text:p>1:01:08.00</text:p>
          </table:table-cell>
          <table:table-cell table:style-name="ce2" office:value-type="string">
            <text:p>-71:45:16.9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52.97">
            <text:p>1352.97</text:p>
          </table:table-cell>
          <table:table-cell office:value-type="float" office:value="1420.26">
            <text:p>1420.26</text:p>
          </table:table-cell>
          <table:table-cell office:value-type="float" office:value="10">
            <text:p>10</text:p>
          </table:table-cell>
          <table:table-cell office:value-type="float" office:value="-6.057">
            <text:p>-6.057</text:p>
          </table:table-cell>
          <table:table-cell office:value-type="float" office:value="8.5">
            <text:p>8.5</text:p>
          </table:table-cell>
          <table:table-cell office:value-type="float" office:value="-5.72">
            <text:p>-5.7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24:28.00</text:p>
          </table:table-cell>
          <table:table-cell table:style-name="ce2" office:value-type="string">
            <text:p>-73:10:15.0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722.87">
            <text:p>722.87</text:p>
          </table:table-cell>
          <table:table-cell office:value-type="float" office:value="560.2">
            <text:p>560.2</text:p>
          </table:table-cell>
          <table:table-cell office:value-type="float" office:value="5">
            <text:p>5</text:p>
          </table:table-cell>
          <table:table-cell office:value-type="float" office:value="-4.799">
            <text:p>-4.799</text:p>
          </table:table-cell>
          <table:table-cell office:value-type="float" office:value="26.8">
            <text:p>26.8</text:p>
          </table:table-cell>
          <table:table-cell office:value-type="float" office:value="-5.7">
            <text:p>-5.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46.91</text:p>
          </table:table-cell>
          <table:table-cell table:style-name="ce2" office:value-type="string">
            <text:p>-72:55:41.0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94.89">
            <text:p>594.89</text:p>
          </table:table-cell>
          <table:table-cell office:value-type="float" office:value="552.21">
            <text:p>552.21</text:p>
          </table:table-cell>
          <table:table-cell office:value-type="float" office:value="15">
            <text:p>15</text:p>
          </table:table-cell>
          <table:table-cell office:value-type="float" office:value="-6.223">
            <text:p>-6.223</text:p>
          </table:table-cell>
          <table:table-cell office:value-type="float" office:value="8">
            <text:p>8</text:p>
          </table:table-cell>
          <table:table-cell office:value-type="float" office:value="-5.66">
            <text:p>-5.6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7:28.00</text:p>
          </table:table-cell>
          <table:table-cell table:style-name="ce2" office:value-type="string">
            <text:p>-72:29:36.0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948.59">
            <text:p>1948.59</text:p>
          </table:table-cell>
          <table:table-cell office:value-type="float" office:value="655.03">
            <text:p>655.03</text:p>
          </table:table-cell>
          <table:table-cell office:value-type="float" office:value="5">
            <text:p>5</text:p>
          </table:table-cell>
          <table:table-cell office:value-type="float" office:value="-4.616">
            <text:p>-4.616</text:p>
          </table:table-cell>
          <table:table-cell office:value-type="float" office:value="28.5">
            <text:p>28.5</text:p>
          </table:table-cell>
          <table:table-cell office:value-type="float" office:value="-5.61">
            <text:p>-5.6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2:48.00</text:p>
          </table:table-cell>
          <table:table-cell table:style-name="ce2" office:value-type="string">
            <text:p>-72:47:45.99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436.7">
            <text:p>1436.7</text:p>
          </table:table-cell>
          <table:table-cell office:value-type="float" office:value="245.7">
            <text:p>245.7</text:p>
          </table:table-cell>
          <table:table-cell office:value-type="float" office:value="5">
            <text:p>5</text:p>
          </table:table-cell>
          <table:table-cell office:value-type="float" office:value="-4.478">
            <text:p>-4.478</text:p>
          </table:table-cell>
          <table:table-cell office:value-type="float" office:value="30">
            <text:p>30</text:p>
          </table:table-cell>
          <table:table-cell office:value-type="float" office:value="-5.56">
            <text:p>-5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3:22.89</text:p>
          </table:table-cell>
          <table:table-cell table:style-name="ce2" office:value-type="string">
            <text:p>-72:27:54.1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597.2">
            <text:p>1597.2</text:p>
          </table:table-cell>
          <table:table-cell office:value-type="float" office:value="605.2">
            <text:p>605.2</text:p>
          </table:table-cell>
          <table:table-cell office:value-type="float" office:value="8">
            <text:p>8</text:p>
          </table:table-cell>
          <table:table-cell office:value-type="float" office:value="-4.72">
            <text:p>-4.72</text:p>
          </table:table-cell>
          <table:table-cell office:value-type="float" office:value="25.7">
            <text:p>25.7</text:p>
          </table:table-cell>
          <table:table-cell office:value-type="float" office:value="-5.56">
            <text:p>-5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5:33.38</text:p>
          </table:table-cell>
          <table:table-cell table:style-name="ce2" office:value-type="string">
            <text:p>-72:22:43.8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35.2">
            <text:p>535.2</text:p>
          </table:table-cell>
          <table:table-cell office:value-type="float" office:value="78.7">
            <text:p>78.7</text:p>
          </table:table-cell>
          <table:table-cell office:value-type="float" office:value="5">
            <text:p>5</text:p>
          </table:table-cell>
          <table:table-cell office:value-type="float" office:value="-4.412">
            <text:p>-4.412</text:p>
          </table:table-cell>
          <table:table-cell office:value-type="float" office:value="30">
            <text:p>30</text:p>
          </table:table-cell>
          <table:table-cell office:value-type="float" office:value="-5.5">
            <text:p>-5.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5:03.18</text:p>
          </table:table-cell>
          <table:table-cell table:style-name="ce2" office:value-type="string">
            <text:p>-73:02:28.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91.7">
            <text:p>891.7</text:p>
          </table:table-cell>
          <table:table-cell office:value-type="float" office:value="1625.7">
            <text:p>1625.7</text:p>
          </table:table-cell>
          <table:table-cell office:value-type="float" office:value="8">
            <text:p>8</text:p>
          </table:table-cell>
          <table:table-cell office:value-type="float" office:value="-6.257">
            <text:p>-6.257</text:p>
          </table:table-cell>
          <table:table-cell office:value-type="float" office:value="3">
            <text:p>3</text:p>
          </table:table-cell>
          <table:table-cell office:value-type="float" office:value="-5.43">
            <text:p>-5.4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8:20.70</text:p>
          </table:table-cell>
          <table:table-cell table:style-name="ce2" office:value-type="string">
            <text:p>-72:17:57.6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41.52">
            <text:p>1841.52</text:p>
          </table:table-cell>
          <table:table-cell office:value-type="float" office:value="1005.4">
            <text:p>1005.4</text:p>
          </table:table-cell>
          <table:table-cell office:value-type="float" office:value="5">
            <text:p>5</text:p>
          </table:table-cell>
          <table:table-cell office:value-type="float" office:value="-4.486">
            <text:p>-4.486</text:p>
          </table:table-cell>
          <table:table-cell office:value-type="float" office:value="26.7">
            <text:p>26.7</text:p>
          </table:table-cell>
          <table:table-cell office:value-type="float" office:value="-5.38">
            <text:p>-5.38</text:p>
          </table:table-cell>
          <table:table-cell office:value-type="float" office:value="10.8">
            <text:p>10.8</text:p>
          </table:table-cell>
          <table:table-cell office:value-type="float" office:value="2">
            <text:p>2</text:p>
          </table:table-cell>
          <table:table-cell table:style-name="ce2" office:value-type="string">
            <text:p>0:49:45.00</text:p>
          </table:table-cell>
          <table:table-cell table:style-name="ce2" office:value-type="string">
            <text:p>-72:51:58.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6.7">
            <text:p>546.7</text:p>
          </table:table-cell>
          <table:table-cell office:value-type="float" office:value="1857.7">
            <text:p>1857.7</text:p>
          </table:table-cell>
          <table:table-cell office:value-type="float" office:value="10">
            <text:p>10</text:p>
          </table:table-cell>
          <table:table-cell office:value-type="float" office:value="-5.747">
            <text:p>-5.747</text:p>
          </table:table-cell>
          <table:table-cell office:value-type="float" office:value="8.1">
            <text:p>8.1</text:p>
          </table:table-cell>
          <table:table-cell office:value-type="float" office:value="-5.34">
            <text:p>-5.34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6:17.27</text:p>
          </table:table-cell>
          <table:table-cell table:style-name="ce2" office:value-type="string">
            <text:p>-72:31:01.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6.7">
            <text:p>816.7</text:p>
          </table:table-cell>
          <table:table-cell office:value-type="float" office:value="1438.2">
            <text:p>1438.2</text:p>
          </table:table-cell>
          <table:table-cell office:value-type="float" office:value="12">
            <text:p>12</text:p>
          </table:table-cell>
          <table:table-cell office:value-type="float" office:value="-4.507">
            <text:p>-4.507</text:p>
          </table:table-cell>
          <table:table-cell office:value-type="float" office:value="24.5">
            <text:p>24.5</text:p>
          </table:table-cell>
          <table:table-cell office:value-type="float" office:value="-5.31">
            <text:p>-5.3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7:30.10</text:p>
          </table:table-cell>
          <table:table-cell table:style-name="ce2" office:value-type="string">
            <text:p>-73:34:13.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51.56">
            <text:p>351.56</text:p>
          </table:table-cell>
          <table:table-cell office:value-type="float" office:value="1028.81">
            <text:p>1028.81</text:p>
          </table:table-cell>
          <table:table-cell office:value-type="float" office:value="10">
            <text:p>10</text:p>
          </table:table-cell>
          <table:table-cell office:value-type="float" office:value="-6.094">
            <text:p>-6.094</text:p>
          </table:table-cell>
          <table:table-cell office:value-type="float" office:value="3.5">
            <text:p>3.5</text:p>
          </table:table-cell>
          <table:table-cell office:value-type="float" office:value="-5.3">
            <text:p>-5.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3:23.00</text:p>
          </table:table-cell>
          <table:table-cell table:style-name="ce2" office:value-type="string">
            <text:p>-72:39:06.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56.7">
            <text:p>356.7</text:p>
          </table:table-cell>
          <table:table-cell office:value-type="float" office:value="1883.2">
            <text:p>1883.2</text:p>
          </table:table-cell>
          <table:table-cell office:value-type="float" office:value="6">
            <text:p>6</text:p>
          </table:table-cell>
          <table:table-cell office:value-type="float" office:value="-3.633">
            <text:p>-3.633</text:p>
          </table:table-cell>
          <table:table-cell office:value-type="float" office:value="56.4">
            <text:p>56.4</text:p>
          </table:table-cell>
          <table:table-cell office:value-type="float" office:value="-5.27">
            <text:p>-5.2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4:19.67</text:p>
          </table:table-cell>
          <table:table-cell table:style-name="ce2" office:value-type="string">
            <text:p>-73:10:03.9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91.2">
            <text:p>1091.2</text:p>
          </table:table-cell>
          <table:table-cell office:value-type="float" office:value="953.7">
            <text:p>953.7</text:p>
          </table:table-cell>
          <table:table-cell office:value-type="float" office:value="5">
            <text:p>5</text:p>
          </table:table-cell>
          <table:table-cell office:value-type="float" office:value="-5.517">
            <text:p>-5.517</text:p>
          </table:table-cell>
          <table:table-cell office:value-type="float" office:value="4.7">
            <text:p>4.7</text:p>
          </table:table-cell>
          <table:table-cell office:value-type="float" office:value="-5.25">
            <text:p>-5.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>
            <text:p>0:50:12.11</text:p>
          </table:table-cell>
          <table:table-cell table:style-name="ce2" office:value-type="string">
            <text:p>-73:20:55.2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19.2">
            <text:p>1019.2</text:p>
          </table:table-cell>
          <table:table-cell office:value-type="float" office:value="1397.2">
            <text:p>1397.2</text:p>
          </table:table-cell>
          <table:table-cell office:value-type="float" office:value="8">
            <text:p>8</text:p>
          </table:table-cell>
          <table:table-cell office:value-type="float" office:value="-5.933">
            <text:p>-5.933</text:p>
          </table:table-cell>
          <table:table-cell office:value-type="float" office:value="7.5">
            <text:p>7.5</text:p>
          </table:table-cell>
          <table:table-cell office:value-type="float" office:value="-5.23">
            <text:p>-5.2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46:12.51</text:p>
          </table:table-cell>
          <table:table-cell table:style-name="ce2" office:value-type="string">
            <text:p>-73:23:34.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39.2">
            <text:p>1139.2</text:p>
          </table:table-cell>
          <table:table-cell office:value-type="float" office:value="737.7">
            <text:p>737.7</text:p>
          </table:table-cell>
          <table:table-cell office:value-type="float" office:value="7">
            <text:p>7</text:p>
          </table:table-cell>
          <table:table-cell office:value-type="float" office:value="-5.728">
            <text:p>-5.728</text:p>
          </table:table-cell>
          <table:table-cell office:value-type="float" office:value="7.9">
            <text:p>7.9</text:p>
          </table:table-cell>
          <table:table-cell office:value-type="float" office:value="-5.19">
            <text:p>-5.1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2:08.28</text:p>
          </table:table-cell>
          <table:table-cell table:style-name="ce2" office:value-type="string">
            <text:p>-73:19:01.82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182.7">
            <text:p>1182.7</text:p>
          </table:table-cell>
          <table:table-cell office:value-type="float" office:value="1509.7">
            <text:p>1509.7</text:p>
          </table:table-cell>
          <table:table-cell office:value-type="float" office:value="5">
            <text:p>5</text:p>
          </table:table-cell>
          <table:table-cell office:value-type="float" office:value="-4.092">
            <text:p>-4.092</text:p>
          </table:table-cell>
          <table:table-cell office:value-type="float" office:value="30">
            <text:p>30</text:p>
          </table:table-cell>
          <table:table-cell office:value-type="float" office:value="-5.18">
            <text:p>-5.1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2:32.38</text:p>
          </table:table-cell>
          <table:table-cell table:style-name="ce2" office:value-type="string">
            <text:p>-72:37:50.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7.2">
            <text:p>567.2</text:p>
          </table:table-cell>
          <table:table-cell office:value-type="float" office:value="1677.2">
            <text:p>1677.2</text:p>
          </table:table-cell>
          <table:table-cell office:value-type="float" office:value="8">
            <text:p>8</text:p>
          </table:table-cell>
          <table:table-cell office:value-type="float" office:value="-5.492">
            <text:p>-5.492</text:p>
          </table:table-cell>
          <table:table-cell office:value-type="float" office:value="8.4">
            <text:p>8.4</text:p>
          </table:table-cell>
          <table:table-cell office:value-type="float" office:value="-5.14">
            <text:p>-5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7:50.27</text:p>
          </table:table-cell>
          <table:table-cell table:style-name="ce2" office:value-type="string">
            <text:p>-72:30:25.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3.7">
            <text:p>303.7</text:p>
          </table:table-cell>
          <table:table-cell office:value-type="float" office:value="1347.3">
            <text:p>1347.3</text:p>
          </table:table-cell>
          <table:table-cell office:value-type="float" office:value="10">
            <text:p>10</text:p>
          </table:table-cell>
          <table:table-cell office:value-type="float" office:value="-5.665">
            <text:p>-5.665</text:p>
          </table:table-cell>
          <table:table-cell office:value-type="float" office:value="4.7">
            <text:p>4.7</text:p>
          </table:table-cell>
          <table:table-cell office:value-type="float" office:value="-5.04">
            <text:p>-5.04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9:05.00</text:p>
          </table:table-cell>
          <table:table-cell table:style-name="ce2" office:value-type="string">
            <text:p>-73:12:36.8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41.7">
            <text:p>1241.7</text:p>
          </table:table-cell>
          <table:table-cell office:value-type="float" office:value="1057.2">
            <text:p>1057.2</text:p>
          </table:table-cell>
          <table:table-cell office:value-type="float" office:value="8">
            <text:p>8</text:p>
          </table:table-cell>
          <table:table-cell office:value-type="float" office:value="-5.545">
            <text:p>-5.545</text:p>
          </table:table-cell>
          <table:table-cell office:value-type="float" office:value="4.7">
            <text:p>4.7</text:p>
          </table:table-cell>
          <table:table-cell office:value-type="float" office:value="-4.94">
            <text:p>-4.9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9:16.65</text:p>
          </table:table-cell>
          <table:table-cell table:style-name="ce2" office:value-type="string">
            <text:p>-73:15:06.5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6.97">
            <text:p>806.97</text:p>
          </table:table-cell>
          <table:table-cell office:value-type="float" office:value="790.5">
            <text:p>790.5</text:p>
          </table:table-cell>
          <table:table-cell office:value-type="float" office:value="7">
            <text:p>7</text:p>
          </table:table-cell>
          <table:table-cell office:value-type="float" office:value="-4.583">
            <text:p>-4.583</text:p>
          </table:table-cell>
          <table:table-cell office:value-type="float" office:value="15.3">
            <text:p>15.3</text:p>
          </table:table-cell>
          <table:table-cell office:value-type="float" office:value="-4.89">
            <text:p>-4.89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table:style-name="ce2" office:value-type="string">
            <text:p>0:51:41.00</text:p>
          </table:table-cell>
          <table:table-cell table:style-name="ce2" office:value-type="string">
            <text:p>-73:31:52.0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890.8">
            <text:p>1890.8</text:p>
          </table:table-cell>
          <table:table-cell office:value-type="float" office:value="617.2">
            <text:p>617.2</text:p>
          </table:table-cell>
          <table:table-cell office:value-type="float" office:value="5">
            <text:p>5</text:p>
          </table:table-cell>
          <table:table-cell office:value-type="float" office:value="-4.672">
            <text:p>-4.672</text:p>
          </table:table-cell>
          <table:table-cell office:value-type="float" office:value="10.5">
            <text:p>10.5</text:p>
          </table:table-cell>
          <table:table-cell office:value-type="float" office:value="-4.74">
            <text:p>-4.7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3:08.12</text:p>
          </table:table-cell>
          <table:table-cell table:style-name="ce2" office:value-type="string">
            <text:p>-72:49:58.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31.2">
            <text:p>931.2</text:p>
          </table:table-cell>
          <table:table-cell office:value-type="float" office:value="1480.2">
            <text:p>1480.2</text:p>
          </table:table-cell>
          <table:table-cell office:value-type="float" office:value="7">
            <text:p>7</text:p>
          </table:table-cell>
          <table:table-cell office:value-type="float" office:value="-5.541">
            <text:p>-5.541</text:p>
          </table:table-cell>
          <table:table-cell office:value-type="float" office:value="3">
            <text:p>3</text:p>
          </table:table-cell>
          <table:table-cell office:value-type="float" office:value="-4.71">
            <text:p>-4.71</text:p>
          </table:table-cell>
          <table:table-cell office:value-type="float" office:value="4.8">
            <text:p>4.8</text:p>
          </table:table-cell>
          <table:table-cell office:value-type="float" office:value="1">
            <text:p>1</text:p>
          </table:table-cell>
          <table:table-cell table:style-name="ce2" office:value-type="string">
            <text:p>1:23:51.54</text:p>
          </table:table-cell>
          <table:table-cell table:style-name="ce2" office:value-type="string">
            <text:p>-73:26:28.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19.2">
            <text:p>919.2</text:p>
          </table:table-cell>
          <table:table-cell office:value-type="float" office:value="1601.2">
            <text:p>1601.2</text:p>
          </table:table-cell>
          <table:table-cell office:value-type="float" office:value="8">
            <text:p>8</text:p>
          </table:table-cell>
          <table:table-cell office:value-type="float" office:value="-5.101">
            <text:p>-5.101</text:p>
          </table:table-cell>
          <table:table-cell office:value-type="float" office:value="8">
            <text:p>8</text:p>
          </table:table-cell>
          <table:table-cell office:value-type="float" office:value="-4.68">
            <text:p>-4.6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8:33.46</text:p>
          </table:table-cell>
          <table:table-cell table:style-name="ce2" office:value-type="string">
            <text:p>-72:16:55.3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6.7">
            <text:p>476.7</text:p>
          </table:table-cell>
          <table:table-cell office:value-type="float" office:value="1806.7">
            <text:p>1806.7</text:p>
          </table:table-cell>
          <table:table-cell office:value-type="float" office:value="10">
            <text:p>10</text:p>
          </table:table-cell>
          <table:table-cell office:value-type="float" office:value="-5.327">
            <text:p>-5.327</text:p>
          </table:table-cell>
          <table:table-cell office:value-type="float" office:value="4.9">
            <text:p>4.9</text:p>
          </table:table-cell>
          <table:table-cell office:value-type="float" office:value="-4.63">
            <text:p>-4.6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2:21.80</text:p>
          </table:table-cell>
          <table:table-cell table:style-name="ce2" office:value-type="string">
            <text:p>-73:44:06.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4.7">
            <text:p>314.7</text:p>
          </table:table-cell>
          <table:table-cell office:value-type="float" office:value="1335.2">
            <text:p>1335.2</text:p>
          </table:table-cell>
          <table:table-cell office:value-type="float" office:value="5">
            <text:p>5</text:p>
          </table:table-cell>
          <table:table-cell office:value-type="float" office:value="-5.282">
            <text:p>-5.282</text:p>
          </table:table-cell>
          <table:table-cell office:value-type="float" office:value="3.8">
            <text:p>3.8</text:p>
          </table:table-cell>
          <table:table-cell office:value-type="float" office:value="-4.62">
            <text:p>-4.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1:09:11.55</text:p>
          </table:table-cell>
          <table:table-cell table:style-name="ce2" office:value-type="string">
            <text:p>-73:12:11.7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78.06">
            <text:p>978.06</text:p>
          </table:table-cell>
          <table:table-cell office:value-type="float" office:value="1989.08">
            <text:p>1989.08</text:p>
          </table:table-cell>
          <table:table-cell office:value-type="float" office:value="15">
            <text:p>15</text:p>
          </table:table-cell>
          <table:table-cell office:value-type="float" office:value="-5.4">
            <text:p>-5.4</text:p>
          </table:table-cell>
          <table:table-cell office:value-type="float" office:value="3.5">
            <text:p>3.5</text:p>
          </table:table-cell>
          <table:table-cell office:value-type="float" office:value="-4.62">
            <text:p>-4.6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12:33.00</text:p>
          </table:table-cell>
          <table:table-cell table:style-name="ce2" office:value-type="string">
            <text:p>-73:27:24.0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20.7">
            <text:p>820.7</text:p>
          </table:table-cell>
          <table:table-cell office:value-type="float" office:value="1342.7">
            <text:p>1342.7</text:p>
          </table:table-cell>
          <table:table-cell office:value-type="float" office:value="5">
            <text:p>5</text:p>
          </table:table-cell>
          <table:table-cell office:value-type="float" office:value="-5.101">
            <text:p>-5.101</text:p>
          </table:table-cell>
          <table:table-cell office:value-type="float" office:value="4.3">
            <text:p>4.3</text:p>
          </table:table-cell>
          <table:table-cell office:value-type="float" office:value="-4.59">
            <text:p>-4.5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style-name="ce2" office:value-type="string">
            <text:p>0:46:40.37</text:p>
          </table:table-cell>
          <table:table-cell table:style-name="ce2" office:value-type="string">
            <text:p>-73:31:15.5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3.29">
            <text:p>663.29</text:p>
          </table:table-cell>
          <table:table-cell office:value-type="float" office:value="1609.59">
            <text:p>1609.59</text:p>
          </table:table-cell>
          <table:table-cell office:value-type="float" office:value="5">
            <text:p>5</text:p>
          </table:table-cell>
          <table:table-cell office:value-type="float" office:value="-3.762">
            <text:p>-3.762</text:p>
          </table:table-cell>
          <table:table-cell office:value-type="float" office:value="25">
            <text:p>25</text:p>
          </table:table-cell>
          <table:table-cell office:value-type="float" office:value="-4.58">
            <text:p>-4.58</text:p>
          </table:table-cell>
          <table:table-cell office:value-type="float" office:value="5.3">
            <text:p>5.3</text:p>
          </table:table-cell>
          <table:table-cell office:value-type="float" office:value="2">
            <text:p>2</text:p>
          </table:table-cell>
          <table:table-cell table:style-name="ce2" office:value-type="string">
            <text:p>0:44:13.00</text:p>
          </table:table-cell>
          <table:table-cell table:style-name="ce2" office:value-type="string">
            <text:p>-73:37:07.9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30.83">
            <text:p>730.83</text:p>
          </table:table-cell>
          <table:table-cell office:value-type="float" office:value="1237.46">
            <text:p>1237.46</text:p>
          </table:table-cell>
          <table:table-cell office:value-type="float" office:value="7">
            <text:p>7</text:p>
          </table:table-cell>
          <table:table-cell office:value-type="float" office:value="-4.857">
            <text:p>-4.857</text:p>
          </table:table-cell>
          <table:table-cell office:value-type="float" office:value="3.7">
            <text:p>3.7</text:p>
          </table:table-cell>
          <table:table-cell office:value-type="float" office:value="-4.57">
            <text:p>-4.5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01:37.00</text:p>
          </table:table-cell>
          <table:table-cell table:style-name="ce2" office:value-type="string">
            <text:p>-72:24:25.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3.3">
            <text:p>1453.3</text:p>
          </table:table-cell>
          <table:table-cell office:value-type="float" office:value="1528.97">
            <text:p>1528.97</text:p>
          </table:table-cell>
          <table:table-cell office:value-type="float" office:value="12">
            <text:p>12</text:p>
          </table:table-cell>
          <table:table-cell office:value-type="float" office:value="-5.129">
            <text:p>-5.129</text:p>
          </table:table-cell>
          <table:table-cell office:value-type="float" office:value="4.6">
            <text:p>4.6</text:p>
          </table:table-cell>
          <table:table-cell office:value-type="float" office:value="-4.55">
            <text:p>-4.5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6:48.00</text:p>
          </table:table-cell>
          <table:table-cell table:style-name="ce2" office:value-type="string">
            <text:p>-73:09:36.01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2003.49">
            <text:p>2003.49</text:p>
          </table:table-cell>
          <table:table-cell office:value-type="float" office:value="1348.84">
            <text:p>1348.84</text:p>
          </table:table-cell>
          <table:table-cell office:value-type="float" office:value="5">
            <text:p>5</text:p>
          </table:table-cell>
          <table:table-cell office:value-type="float" office:value="-4.481">
            <text:p>-4.481</text:p>
          </table:table-cell>
          <table:table-cell office:value-type="float" office:value="10.2">
            <text:p>10.2</text:p>
          </table:table-cell>
          <table:table-cell office:value-type="float" office:value="-4.53">
            <text:p>-4.5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49.00</text:p>
          </table:table-cell>
          <table:table-cell table:style-name="ce2" office:value-type="string">
            <text:p>-71:35:15.9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55.7">
            <text:p>1555.7</text:p>
          </table:table-cell>
          <table:table-cell office:value-type="float" office:value="1218.2">
            <text:p>1218.2</text:p>
          </table:table-cell>
          <table:table-cell office:value-type="float" office:value="6">
            <text:p>6</text:p>
          </table:table-cell>
          <table:table-cell office:value-type="float" office:value="-4.921">
            <text:p>-4.921</text:p>
          </table:table-cell>
          <table:table-cell office:value-type="float" office:value="2.5">
            <text:p>2.5</text:p>
          </table:table-cell>
          <table:table-cell office:value-type="float" office:value="-4.48">
            <text:p>-4.48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table:style-name="ce2" office:value-type="string">
            <text:p>1:19:34.19</text:p>
          </table:table-cell>
          <table:table-cell table:style-name="ce2" office:value-type="string">
            <text:p>-73:05:49.8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03.7">
            <text:p>1103.7</text:p>
          </table:table-cell>
          <table:table-cell office:value-type="float" office:value="1748.2">
            <text:p>1748.2</text:p>
          </table:table-cell>
          <table:table-cell office:value-type="float" office:value="10">
            <text:p>10</text:p>
          </table:table-cell>
          <table:table-cell office:value-type="float" office:value="-5.178">
            <text:p>-5.178</text:p>
          </table:table-cell>
          <table:table-cell office:value-type="float" office:value="4.9">
            <text:p>4.9</text:p>
          </table:table-cell>
          <table:table-cell office:value-type="float" office:value="-4.48">
            <text:p>-4.4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4:45.61</text:p>
          </table:table-cell>
          <table:table-cell table:style-name="ce2" office:value-type="string">
            <text:p>-73:22:52.3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76.83">
            <text:p>676.83</text:p>
          </table:table-cell>
          <table:table-cell office:value-type="float" office:value="413.7">
            <text:p>413.7</text:p>
          </table:table-cell>
          <table:table-cell office:value-type="float" office:value="6">
            <text:p>6</text:p>
          </table:table-cell>
          <table:table-cell office:value-type="float" office:value="-5.329">
            <text:p>-5.329</text:p>
          </table:table-cell>
          <table:table-cell office:value-type="float" office:value="3.1">
            <text:p>3.1</text:p>
          </table:table-cell>
          <table:table-cell office:value-type="float" office:value="-4.38">
            <text:p>-4.3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8:38.29</text:p>
          </table:table-cell>
          <table:table-cell table:style-name="ce2" office:value-type="string">
            <text:p>-72:26:20.8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.2">
            <text:p>113.2</text:p>
          </table:table-cell>
          <table:table-cell office:value-type="float" office:value="959.16">
            <text:p>959.16</text:p>
          </table:table-cell>
          <table:table-cell office:value-type="float" office:value="10">
            <text:p>10</text:p>
          </table:table-cell>
          <table:table-cell office:value-type="float" office:value="-5.086">
            <text:p>-5.086</text:p>
          </table:table-cell>
          <table:table-cell office:value-type="float" office:value="5">
            <text:p>5</text:p>
          </table:table-cell>
          <table:table-cell office:value-type="float" office:value="-4.32">
            <text:p>-4.3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3:59.00</text:p>
          </table:table-cell>
          <table:table-cell table:style-name="ce2" office:value-type="string">
            <text:p>-72:48:17.99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312.2">
            <text:p>1312.2</text:p>
          </table:table-cell>
          <table:table-cell office:value-type="float" office:value="1267.2">
            <text:p>1267.2</text:p>
          </table:table-cell>
          <table:table-cell office:value-type="float" office:value="5">
            <text:p>5</text:p>
          </table:table-cell>
          <table:table-cell office:value-type="float" office:value="-5.008">
            <text:p>-5.008</text:p>
          </table:table-cell>
          <table:table-cell office:value-type="float" office:value="4.9">
            <text:p>4.9</text:p>
          </table:table-cell>
          <table:table-cell office:value-type="float" office:value="-4.31">
            <text:p>-4.3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7:24.57</text:p>
          </table:table-cell>
          <table:table-cell table:style-name="ce2" office:value-type="string">
            <text:p>-73:12:19.8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169.2">
            <text:p>1169.2</text:p>
          </table:table-cell>
          <table:table-cell office:value-type="float" office:value="1384.2">
            <text:p>1384.2</text:p>
          </table:table-cell>
          <table:table-cell office:value-type="float" office:value="5">
            <text:p>5</text:p>
          </table:table-cell>
          <table:table-cell office:value-type="float" office:value="-5.007">
            <text:p>-5.007</text:p>
          </table:table-cell>
          <table:table-cell office:value-type="float" office:value="4.9">
            <text:p>4.9</text:p>
          </table:table-cell>
          <table:table-cell office:value-type="float" office:value="-4.31">
            <text:p>-4.3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3:37.17</text:p>
          </table:table-cell>
          <table:table-cell table:style-name="ce2" office:value-type="string">
            <text:p>-72:38:27.2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70.2">
            <text:p>670.2</text:p>
          </table:table-cell>
          <table:table-cell office:value-type="float" office:value="1678.7">
            <text:p>1678.7</text:p>
          </table:table-cell>
          <table:table-cell office:value-type="float" office:value="5">
            <text:p>5</text:p>
          </table:table-cell>
          <table:table-cell office:value-type="float" office:value="-4.852">
            <text:p>-4.852</text:p>
          </table:table-cell>
          <table:table-cell office:value-type="float" office:value="4.8">
            <text:p>4.8</text:p>
          </table:table-cell>
          <table:table-cell office:value-type="float" office:value="-4.18">
            <text:p>-4.1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style-name="ce2" office:value-type="string">
            <text:p>0:57:50.87</text:p>
          </table:table-cell>
          <table:table-cell table:style-name="ce2" office:value-type="string">
            <text:p>-72:26:27.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3.2">
            <text:p>793.2</text:p>
          </table:table-cell>
          <table:table-cell office:value-type="float" office:value="858.2">
            <text:p>858.2</text:p>
          </table:table-cell>
          <table:table-cell office:value-type="float" office:value="8">
            <text:p>8</text:p>
          </table:table-cell>
          <table:table-cell office:value-type="float" office:value="-4.965">
            <text:p>-4.965</text:p>
          </table:table-cell>
          <table:table-cell office:value-type="float" office:value="3.5">
            <text:p>3.5</text:p>
          </table:table-cell>
          <table:table-cell office:value-type="float" office:value="-4.18">
            <text:p>-4.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string">
            <text:p>1:29:28.85</text:p>
          </table:table-cell>
          <table:table-cell table:style-name="ce2" office:value-type="string">
            <text:p>-73:31:59.5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108.7">
            <text:p>1108.7</text:p>
          </table:table-cell>
          <table:table-cell office:value-type="float" office:value="906.7">
            <text:p>906.7</text:p>
          </table:table-cell>
          <table:table-cell office:value-type="float" office:value="5">
            <text:p>5</text:p>
          </table:table-cell>
          <table:table-cell office:value-type="float" office:value="-4.796">
            <text:p>-4.796</text:p>
          </table:table-cell>
          <table:table-cell office:value-type="float" office:value="4.7">
            <text:p>4.7</text:p>
          </table:table-cell>
          <table:table-cell office:value-type="float" office:value="-4.17">
            <text:p>-4.1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0:37.42</text:p>
          </table:table-cell>
          <table:table-cell table:style-name="ce2" office:value-type="string">
            <text:p>-73:20:14.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24.2">
            <text:p>1024.2</text:p>
          </table:table-cell>
          <table:table-cell office:value-type="float" office:value="1621.2">
            <text:p>1621.2</text:p>
          </table:table-cell>
          <table:table-cell office:value-type="float" office:value="6">
            <text:p>6</text:p>
          </table:table-cell>
          <table:table-cell office:value-type="float" office:value="-4.72">
            <text:p>-4.72</text:p>
          </table:table-cell>
          <table:table-cell office:value-type="float" office:value="4.6">
            <text:p>4.6</text:p>
          </table:table-cell>
          <table:table-cell office:value-type="float" office:value="-4.14">
            <text:p>-4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8:24.58</text:p>
          </table:table-cell>
          <table:table-cell table:style-name="ce2" office:value-type="string">
            <text:p>-72:12:51.2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40.5">
            <text:p>1440.5</text:p>
          </table:table-cell>
          <table:table-cell office:value-type="float" office:value="1652.5">
            <text:p>1652.5</text:p>
          </table:table-cell>
          <table:table-cell office:value-type="float" office:value="8">
            <text:p>8</text:p>
          </table:table-cell>
          <table:table-cell office:value-type="float" office:value="-4.831">
            <text:p>-4.831</text:p>
          </table:table-cell>
          <table:table-cell office:value-type="float" office:value="5">
            <text:p>5</text:p>
          </table:table-cell>
          <table:table-cell office:value-type="float" office:value="-4.06">
            <text:p>-4.0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15:42.00</text:p>
          </table:table-cell>
          <table:table-cell table:style-name="ce2" office:value-type="string">
            <text:p>-73:09:58.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55.2">
            <text:p>1355.2</text:p>
          </table:table-cell>
          <table:table-cell office:value-type="float" office:value="1547.7">
            <text:p>1547.7</text:p>
          </table:table-cell>
          <table:table-cell office:value-type="float" office:value="5">
            <text:p>5</text:p>
          </table:table-cell>
          <table:table-cell office:value-type="float" office:value="-4.752">
            <text:p>-4.752</text:p>
          </table:table-cell>
          <table:table-cell office:value-type="float" office:value="4.9">
            <text:p>4.9</text:p>
          </table:table-cell>
          <table:table-cell office:value-type="float" office:value="-4.05">
            <text:p>-4.0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4:55.22</text:p>
          </table:table-cell>
          <table:table-cell table:style-name="ce2" office:value-type="string">
            <text:p>-73:10:29.7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63.7">
            <text:p>663.7</text:p>
          </table:table-cell>
          <table:table-cell office:value-type="float" office:value="1665.2">
            <text:p>1665.2</text:p>
          </table:table-cell>
          <table:table-cell office:value-type="float" office:value="5">
            <text:p>5</text:p>
          </table:table-cell>
          <table:table-cell office:value-type="float" office:value="-4.164">
            <text:p>-4.164</text:p>
          </table:table-cell>
          <table:table-cell office:value-type="float" office:value="9.1">
            <text:p>9.1</text:p>
          </table:table-cell>
          <table:table-cell office:value-type="float" office:value="-3.94">
            <text:p>-3.9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7:57.69</text:p>
          </table:table-cell>
          <table:table-cell table:style-name="ce2" office:value-type="string">
            <text:p>-72:26:43.1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56.7">
            <text:p>1356.7</text:p>
          </table:table-cell>
          <table:table-cell office:value-type="float" office:value="1445.2">
            <text:p>1445.2</text:p>
          </table:table-cell>
          <table:table-cell office:value-type="float" office:value="6">
            <text:p>6</text:p>
          </table:table-cell>
          <table:table-cell office:value-type="float" office:value="-4.346">
            <text:p>-4.346</text:p>
          </table:table-cell>
          <table:table-cell office:value-type="float" office:value="4.5">
            <text:p>4.5</text:p>
          </table:table-cell>
          <table:table-cell office:value-type="float" office:value="-3.85">
            <text:p>-3.8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24:14.74</text:p>
          </table:table-cell>
          <table:table-cell table:style-name="ce2" office:value-type="string">
            <text:p>-73:10:05.36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188.7">
            <text:p>1188.7</text:p>
          </table:table-cell>
          <table:table-cell office:value-type="float" office:value="814.7">
            <text:p>814.7</text:p>
          </table:table-cell>
          <table:table-cell office:value-type="float" office:value="5">
            <text:p>5</text:p>
          </table:table-cell>
          <table:table-cell office:value-type="float" office:value="-4.507">
            <text:p>-4.507</text:p>
          </table:table-cell>
          <table:table-cell office:value-type="float" office:value="5.1">
            <text:p>5.1</text:p>
          </table:table-cell>
          <table:table-cell office:value-type="float" office:value="-3.72">
            <text:p>-3.7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1:26.73</text:p>
          </table:table-cell>
          <table:table-cell table:style-name="ce2" office:value-type="string">
            <text:p>-73:17:08.51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961.7">
            <text:p>961.7</text:p>
          </table:table-cell>
          <table:table-cell office:value-type="float" office:value="1365.2">
            <text:p>1365.2</text:p>
          </table:table-cell>
          <table:table-cell office:value-type="float" office:value="5">
            <text:p>5</text:p>
          </table:table-cell>
          <table:table-cell office:value-type="float" office:value="-4.279">
            <text:p>-4.279</text:p>
          </table:table-cell>
          <table:table-cell office:value-type="float" office:value="4.9">
            <text:p>4.9</text:p>
          </table:table-cell>
          <table:table-cell office:value-type="float" office:value="-3.58">
            <text:p>-3.5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33.49</text:p>
          </table:table-cell>
          <table:table-cell table:style-name="ce2" office:value-type="string">
            <text:p>-72:15:27.0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351.79">
            <text:p>1351.79</text:p>
          </table:table-cell>
          <table:table-cell office:value-type="float" office:value="401.2">
            <text:p>401.2</text:p>
          </table:table-cell>
          <table:table-cell office:value-type="float" office:value="5">
            <text:p>5</text:p>
          </table:table-cell>
          <table:table-cell office:value-type="float" office:value="-4.196">
            <text:p>-4.196</text:p>
          </table:table-cell>
          <table:table-cell office:value-type="float" office:value="5.1">
            <text:p>5.1</text:p>
          </table:table-cell>
          <table:table-cell office:value-type="float" office:value="-3.4">
            <text:p>-3.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2:04.07</text:p>
          </table:table-cell>
          <table:table-cell table:style-name="ce2" office:value-type="string">
            <text:p>-72:31:18.9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05.7">
            <text:p>1105.7</text:p>
          </table:table-cell>
          <table:table-cell office:value-type="float" office:value="1801.7">
            <text:p>1801.7</text:p>
          </table:table-cell>
          <table:table-cell office:value-type="float" office:value="5">
            <text:p>5</text:p>
          </table:table-cell>
          <table:table-cell office:value-type="float" office:value="-2.908">
            <text:p>-2.908</text:p>
          </table:table-cell>
          <table:table-cell office:value-type="float" office:value="12.8">
            <text:p>12.8</text:p>
          </table:table-cell>
          <table:table-cell office:value-type="float" office:value="-3.06">
            <text:p>-3.0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4:16.78</text:p>
          </table:table-cell>
          <table:table-cell table:style-name="ce2" office:value-type="string">
            <text:p>-73:22:43.9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13.2">
            <text:p>113.2</text:p>
          </table:table-cell>
          <table:table-cell office:value-type="float" office:value="1855.7">
            <text:p>1855.7</text:p>
          </table:table-cell>
          <table:table-cell office:value-type="float" office:value="5">
            <text:p>5</text:p>
          </table:table-cell>
          <table:table-cell office:value-type="float" office:value="-3.849">
            <text:p>-3.849</text:p>
          </table:table-cell>
          <table:table-cell office:value-type="float" office:value="5.4">
            <text:p>5.4</text:p>
          </table:table-cell>
          <table:table-cell office:value-type="float" office:value="-2.9">
            <text:p>-2.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6:10.96</text:p>
          </table:table-cell>
          <table:table-cell table:style-name="ce2" office:value-type="string">
            <text:p>-72:47:44.3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95.7">
            <text:p>1295.7</text:p>
          </table:table-cell>
          <table:table-cell office:value-type="float" office:value="846.7">
            <text:p>846.7</text:p>
          </table:table-cell>
          <table:table-cell office:value-type="float" office:value="8">
            <text:p>8</text:p>
          </table:table-cell>
          <table:table-cell office:value-type="float" office:value="-8.377">
            <text:p>-8.377</text:p>
          </table:table-cell>
          <table:table-cell office:value-type="float" office:value="2280.6">
            <text:p>2280.6</text:p>
          </table:table-cell>
          <table:table-cell office:value-type="string">
            <text:p>---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style-name="ce2" office:value-type="string">
            <text:p>1:04:55.63</text:p>
          </table:table-cell>
          <table:table-cell table:style-name="ce2" office:value-type="string">
            <text:p>-72:02:39.8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4.7">
            <text:p>1234.7</text:p>
          </table:table-cell>
          <table:table-cell office:value-type="float" office:value="1456.7">
            <text:p>1456.7</text:p>
          </table:table-cell>
          <table:table-cell office:value-type="float" office:value="15">
            <text:p>15</text:p>
          </table:table-cell>
          <table:table-cell office:value-type="float" office:value="-8.196">
            <text:p>-8.196</text:p>
          </table:table-cell>
          <table:table-cell office:value-type="float" office:value="1955.8">
            <text:p>1955.8</text:p>
          </table:table-cell>
          <table:table-cell office:value-type="string">
            <text:p>---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1:24:07.38</text:p>
          </table:table-cell>
          <table:table-cell table:style-name="ce2" office:value-type="string">
            <text:p>-73:14:47.3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69.93">
            <text:p>1069.93</text:p>
          </table:table-cell>
          <table:table-cell office:value-type="float" office:value="1083.7">
            <text:p>1083.7</text:p>
          </table:table-cell>
          <table:table-cell office:value-type="float" office:value="10">
            <text:p>10</text:p>
          </table:table-cell>
          <table:table-cell office:value-type="float" office:value="-8.391">
            <text:p>-8.391</text:p>
          </table:table-cell>
          <table:table-cell table:number-columns-repeated="2" office:value-type="string">
            <text:p>---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style-name="ce2" office:value-type="string">
            <text:p>0:49:02.00</text:p>
          </table:table-cell>
          <table:table-cell table:style-name="ce2" office:value-type="string">
            <text:p>-73:21:43.9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56.7">
            <text:p>1356.7</text:p>
          </table:table-cell>
          <table:table-cell office:value-type="float" office:value="784.7">
            <text:p>784.7</text:p>
          </table:table-cell>
          <table:table-cell office:value-type="float" office:value="7">
            <text:p>7</text:p>
          </table:table-cell>
          <table:table-cell office:value-type="float" office:value="-7.102">
            <text:p>-7.102</text:p>
          </table:table-cell>
          <table:table-cell office:value-type="string">
            <text:p>&gt;10000</text:p>
          </table:table-cell>
          <table:table-cell office:value-type="string">
            <text:p>---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style-name="ce2" office:value-type="string">
            <text:p>1:23:25.09</text:p>
          </table:table-cell>
          <table:table-cell table:style-name="ce2" office:value-type="string">
            <text:p>-73:13:31.9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61.51">
            <text:p>1261.51</text:p>
          </table:table-cell>
          <table:table-cell office:value-type="float" office:value="1183.63">
            <text:p>1183.63</text:p>
          </table:table-cell>
          <table:table-cell office:value-type="float" office:value="10">
            <text:p>10</text:p>
          </table:table-cell>
          <table:table-cell office:value-type="float" office:value="-6.56">
            <text:p>-6.56</text:p>
          </table:table-cell>
          <table:table-cell table:number-columns-repeated="2" office:value-type="string">
            <text:p>---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style-name="ce2" office:value-type="string">
            <text:p>0:48:09.00</text:p>
          </table:table-cell>
          <table:table-cell table:style-name="ce2" office:value-type="string">
            <text:p>-73:14:19.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15.75">
            <text:p>1915.75</text:p>
          </table:table-cell>
          <table:table-cell office:value-type="float" office:value="741.5">
            <text:p>741.5</text:p>
          </table:table-cell>
          <table:table-cell office:value-type="float" office:value="5">
            <text:p>5</text:p>
          </table:table-cell>
          <table:table-cell office:value-type="float" office:value="-4.781">
            <text:p>-4.781</text:p>
          </table:table-cell>
          <table:table-cell table:number-columns-repeated="2" office:value-type="string">
            <text:p>---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table:style-name="ce2" office:value-type="string">
            <text:p>0:52:03.00</text:p>
          </table:table-cell>
          <table:table-cell table:style-name="ce2" office:value-type="string">
            <text:p>-72:49:04.0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60.03">
            <text:p>1860.03</text:p>
          </table:table-cell>
          <table:table-cell office:value-type="float" office:value="1419.14">
            <text:p>1419.14</text:p>
          </table:table-cell>
          <table:table-cell office:value-type="float" office:value="13">
            <text:p>13</text:p>
          </table:table-cell>
          <table:table-cell office:value-type="float" office:value="-7.945">
            <text:p>-7.945</text:p>
          </table:table-cell>
          <table:table-cell table:number-columns-repeated="2" office:value-type="string">
            <text:p>---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>0:53:25.00</text:p>
          </table:table-cell>
          <table:table-cell table:style-name="ce2" office:value-type="string">
            <text:p>-72:11:47.0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62.5">
            <text:p>762.5</text:p>
          </table:table-cell>
          <table:table-cell office:value-type="float" office:value="1094.3">
            <text:p>1094.3</text:p>
          </table:table-cell>
          <table:table-cell office:value-type="float" office:value="8">
            <text:p>8</text:p>
          </table:table-cell>
          <table:table-cell office:value-type="float" office:value="-8.791">
            <text:p>-8.791</text:p>
          </table:table-cell>
          <table:table-cell office:value-type="float" office:value="2423.7">
            <text:p>2423.7</text:p>
          </table:table-cell>
          <table:table-cell office:value-type="string">
            <text:p>---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table:style-name="ce2" office:value-type="string">
            <text:p>0:48:55.41</text:p>
          </table:table-cell>
          <table:table-cell table:style-name="ce2" office:value-type="string">
            <text:p>-73:33:35.7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60.15">
            <text:p>1660.15</text:p>
          </table:table-cell>
          <table:table-cell office:value-type="float" office:value="1689.51">
            <text:p>1689.51</text:p>
          </table:table-cell>
          <table:table-cell office:value-type="float" office:value="5">
            <text:p>5</text:p>
          </table:table-cell>
          <table:table-cell office:value-type="float" office:value="-4.204">
            <text:p>-4.204</text:p>
          </table:table-cell>
          <table:table-cell office:value-type="float" office:value="3527.6">
            <text:p>3527.6</text:p>
          </table:table-cell>
          <table:table-cell office:value-type="string">
            <text:p>---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table:style-name="ce2" office:value-type="string">
            <text:p>0:43:44.00</text:p>
          </table:table-cell>
          <table:table-cell table:style-name="ce2" office:value-type="string">
            <text:p>-72:58:36.0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0.2">
            <text:p>330.2</text:p>
          </table:table-cell>
          <table:table-cell office:value-type="float" office:value="1331.7">
            <text:p>1331.7</text:p>
          </table:table-cell>
          <table:table-cell office:value-type="float" office:value="10">
            <text:p>10</text:p>
          </table:table-cell>
          <table:table-cell office:value-type="float" office:value="-7.65">
            <text:p>-7.65</text:p>
          </table:table-cell>
          <table:table-cell table:number-columns-repeated="2" office:value-type="string">
            <text:p>---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style-name="ce2" office:value-type="string">
            <text:p>1:09:13.54</text:p>
          </table:table-cell>
          <table:table-cell table:style-name="ce2" office:value-type="string">
            <text:p>-73:11:35.9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8.81">
            <text:p>678.81</text:p>
          </table:table-cell>
          <table:table-cell office:value-type="float" office:value="1574.3">
            <text:p>1574.3</text:p>
          </table:table-cell>
          <table:table-cell office:value-type="float" office:value="15">
            <text:p>15</text:p>
          </table:table-cell>
          <table:table-cell office:value-type="float" office:value="-7.178">
            <text:p>-7.178</text:p>
          </table:table-cell>
          <table:table-cell office:value-type="float" office:value="150.7">
            <text:p>150.7</text:p>
          </table:table-cell>
          <table:table-cell office:value-type="string">
            <text:p>---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string">
            <text:p>0:51:53.00</text:p>
          </table:table-cell>
          <table:table-cell table:style-name="ce2" office:value-type="string">
            <text:p>-72:57:14.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4.2">
            <text:p>484.2</text:p>
          </table:table-cell>
          <table:table-cell office:value-type="float" office:value="1823.7">
            <text:p>1823.7</text:p>
          </table:table-cell>
          <table:table-cell office:value-type="float" office:value="7">
            <text:p>7</text:p>
          </table:table-cell>
          <table:table-cell office:value-type="float" office:value="-4.759">
            <text:p>-4.759</text:p>
          </table:table-cell>
          <table:table-cell table:number-columns-repeated="2" office:value-type="string">
            <text:p>---</text:p>
          </table:table-cell>
          <table:table-cell office:value-type="float" office:value="7.1">
            <text:p>7.1</text:p>
          </table:table-cell>
          <table:table-cell office:value-type="float" office:value="2">
            <text:p>2</text:p>
          </table:table-cell>
          <table:table-cell table:style-name="ce2" office:value-type="string">
            <text:p>0:42:12.58</text:p>
          </table:table-cell>
          <table:table-cell table:style-name="ce2" office:value-type="string">
            <text:p>-73:43:48.2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9.2">
            <text:p>1119.2</text:p>
          </table:table-cell>
          <table:table-cell office:value-type="float" office:value="1352.7">
            <text:p>1352.7</text:p>
          </table:table-cell>
          <table:table-cell office:value-type="float" office:value="5">
            <text:p>5</text:p>
          </table:table-cell>
          <table:table-cell office:value-type="float" office:value="-6.968">
            <text:p>-6.968</text:p>
          </table:table-cell>
          <table:table-cell table:number-columns-repeated="2" office:value-type="string">
            <text:p>---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table:style-name="ce2" office:value-type="string">
            <text:p>0:53:53.10</text:p>
          </table:table-cell>
          <table:table-cell table:style-name="ce2" office:value-type="string">
            <text:p>-72:40:24.04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888.8">
            <text:p>1888.8</text:p>
          </table:table-cell>
          <table:table-cell office:value-type="float" office:value="1969.7">
            <text:p>1969.7</text:p>
          </table:table-cell>
          <table:table-cell office:value-type="float" office:value="4">
            <text:p>4</text:p>
          </table:table-cell>
          <table:table-cell office:value-type="float" office:value="-3.909">
            <text:p>-3.90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1:20.80</text:p>
          </table:table-cell>
          <table:table-cell table:style-name="ce2" office:value-type="string">
            <text:p>-72:49:26.58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647.99">
            <text:p>1647.99</text:p>
          </table:table-cell>
          <table:table-cell office:value-type="float" office:value="657.2">
            <text:p>657.2</text:p>
          </table:table-cell>
          <table:table-cell office:value-type="float" office:value="5">
            <text:p>5</text:p>
          </table:table-cell>
          <table:table-cell office:value-type="float" office:value="-4.58">
            <text:p>-4.58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2:48.58</text:p>
          </table:table-cell>
          <table:table-cell table:style-name="ce2" office:value-type="string">
            <text:p>-72:59:21.96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550.2">
            <text:p>1550.2</text:p>
          </table:table-cell>
          <table:table-cell office:value-type="float" office:value="946.7">
            <text:p>946.7</text:p>
          </table:table-cell>
          <table:table-cell office:value-type="float" office:value="5">
            <text:p>5</text:p>
          </table:table-cell>
          <table:table-cell office:value-type="float" office:value="-3.91">
            <text:p>-3.91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0:15.81</text:p>
          </table:table-cell>
          <table:table-cell table:style-name="ce2" office:value-type="string">
            <text:p>-73:03:12.5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464.31">
            <text:p>1464.31</text:p>
          </table:table-cell>
          <table:table-cell office:value-type="float" office:value="1066.8">
            <text:p>1066.8</text:p>
          </table:table-cell>
          <table:table-cell office:value-type="float" office:value="5">
            <text:p>5</text:p>
          </table:table-cell>
          <table:table-cell office:value-type="float" office:value="-3.619">
            <text:p>-3.61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9:12.00</text:p>
          </table:table-cell>
          <table:table-cell table:style-name="ce2" office:value-type="string">
            <text:p>-73:06:31.0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553.67">
            <text:p>1553.67</text:p>
          </table:table-cell>
          <table:table-cell office:value-type="float" office:value="1080.39">
            <text:p>1080.39</text:p>
          </table:table-cell>
          <table:table-cell office:value-type="float" office:value="6">
            <text:p>6</text:p>
          </table:table-cell>
          <table:table-cell office:value-type="float" office:value="-5.19">
            <text:p>-5.1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9:05.00</text:p>
          </table:table-cell>
          <table:table-cell table:style-name="ce2" office:value-type="string">
            <text:p>-73:03:03.99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630.2">
            <text:p>1630.2</text:p>
          </table:table-cell>
          <table:table-cell office:value-type="float" office:value="1353.2">
            <text:p>1353.2</text:p>
          </table:table-cell>
          <table:table-cell office:value-type="float" office:value="7">
            <text:p>7</text:p>
          </table:table-cell>
          <table:table-cell office:value-type="float" office:value="-4.967">
            <text:p>-4.967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6:41.11</text:p>
          </table:table-cell>
          <table:table-cell table:style-name="ce2" office:value-type="string">
            <text:p>-73:00:01.08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476.23">
            <text:p>1476.23</text:p>
          </table:table-cell>
          <table:table-cell office:value-type="float" office:value="2016.27">
            <text:p>2016.27</text:p>
          </table:table-cell>
          <table:table-cell office:value-type="float" office:value="5">
            <text:p>5</text:p>
          </table:table-cell>
          <table:table-cell office:value-type="float" office:value="-3.719">
            <text:p>-3.71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0:48.00</text:p>
          </table:table-cell>
          <table:table-cell table:style-name="ce2" office:value-type="string">
            <text:p>-73:05:17.0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997.93">
            <text:p>1997.93</text:p>
          </table:table-cell>
          <table:table-cell office:value-type="float" office:value="170.7">
            <text:p>170.7</text:p>
          </table:table-cell>
          <table:table-cell office:value-type="float" office:value="8">
            <text:p>8</text:p>
          </table:table-cell>
          <table:table-cell office:value-type="float" office:value="-5.72">
            <text:p>-5.72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3:53.52</text:p>
          </table:table-cell>
          <table:table-cell table:style-name="ce2" office:value-type="string">
            <text:p>-72:06:10.92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163.7">
            <text:p>1163.7</text:p>
          </table:table-cell>
          <table:table-cell office:value-type="float" office:value="1767.8">
            <text:p>1767.8</text:p>
          </table:table-cell>
          <table:table-cell office:value-type="float" office:value="5">
            <text:p>5</text:p>
          </table:table-cell>
          <table:table-cell office:value-type="float" office:value="-4.345">
            <text:p>-4.345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2:54.76</text:p>
          </table:table-cell>
          <table:table-cell table:style-name="ce2" office:value-type="string">
            <text:p>-73:17:39.86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968.8">
            <text:p>1968.8</text:p>
          </table:table-cell>
          <table:table-cell office:value-type="float" office:value="149.7">
            <text:p>149.7</text:p>
          </table:table-cell>
          <table:table-cell office:value-type="float" office:value="5">
            <text:p>5</text:p>
          </table:table-cell>
          <table:table-cell office:value-type="float" office:value="-3.855">
            <text:p>-3.855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4:04.47</text:p>
          </table:table-cell>
          <table:table-cell table:style-name="ce2" office:value-type="string">
            <text:p>-72:07:16.96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110.2">
            <text:p>1110.2</text:p>
          </table:table-cell>
          <table:table-cell office:value-type="float" office:value="918.2">
            <text:p>918.2</text:p>
          </table:table-cell>
          <table:table-cell office:value-type="float" office:value="7">
            <text:p>7</text:p>
          </table:table-cell>
          <table:table-cell office:value-type="float" office:value="-5.029">
            <text:p>-5.02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0:31.22</text:p>
          </table:table-cell>
          <table:table-cell table:style-name="ce2" office:value-type="string">
            <text:p>-73:20:11.2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57.91">
            <text:p>557.91</text:p>
          </table:table-cell>
          <table:table-cell office:value-type="float" office:value="816.7">
            <text:p>816.7</text:p>
          </table:table-cell>
          <table:table-cell office:value-type="float" office:value="5">
            <text:p>5</text:p>
          </table:table-cell>
          <table:table-cell office:value-type="float" office:value="-3.735">
            <text:p>-3.735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1:27.45</text:p>
          </table:table-cell>
          <table:table-cell table:style-name="ce2" office:value-type="string">
            <text:p>-73:41:29.05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306.87">
            <text:p>306.87</text:p>
          </table:table-cell>
          <table:table-cell office:value-type="float" office:value="1220.12">
            <text:p>1220.12</text:p>
          </table:table-cell>
          <table:table-cell office:value-type="float" office:value="8">
            <text:p>8</text:p>
          </table:table-cell>
          <table:table-cell office:value-type="float" office:value="-3.339">
            <text:p>-3.33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0:13.00</text:p>
          </table:table-cell>
          <table:table-cell table:style-name="ce2" office:value-type="string">
            <text:p>-73:12:33.01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464.02">
            <text:p>1464.02</text:p>
          </table:table-cell>
          <table:table-cell office:value-type="float" office:value="1774.29">
            <text:p>1774.29</text:p>
          </table:table-cell>
          <table:table-cell office:value-type="float" office:value="5">
            <text:p>5</text:p>
          </table:table-cell>
          <table:table-cell office:value-type="float" office:value="-4.818">
            <text:p>-4.818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21:21.06</text:p>
          </table:table-cell>
          <table:table-cell table:style-name="ce2" office:value-type="string">
            <text:p>-73:05:38.75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788.2">
            <text:p>788.2</text:p>
          </table:table-cell>
          <table:table-cell office:value-type="float" office:value="1426.39">
            <text:p>1426.39</text:p>
          </table:table-cell>
          <table:table-cell office:value-type="float" office:value="9">
            <text:p>9</text:p>
          </table:table-cell>
          <table:table-cell office:value-type="float" office:value="-6.575">
            <text:p>-6.575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01.00</text:p>
          </table:table-cell>
          <table:table-cell table:style-name="ce2" office:value-type="string">
            <text:p>-72:22:06.46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338.7">
            <text:p>338.7</text:p>
          </table:table-cell>
          <table:table-cell office:value-type="float" office:value="1315.2">
            <text:p>1315.2</text:p>
          </table:table-cell>
          <table:table-cell office:value-type="float" office:value="5">
            <text:p>5</text:p>
          </table:table-cell>
          <table:table-cell office:value-type="float" office:value="-4.854">
            <text:p>-4.854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9:22.42</text:p>
          </table:table-cell>
          <table:table-cell table:style-name="ce2" office:value-type="string">
            <text:p>-73:11:16.8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372.7">
            <text:p>372.7</text:p>
          </table:table-cell>
          <table:table-cell office:value-type="float" office:value="545.7">
            <text:p>545.7</text:p>
          </table:table-cell>
          <table:table-cell office:value-type="float" office:value="5">
            <text:p>5</text:p>
          </table:table-cell>
          <table:table-cell office:value-type="float" office:value="-4.374">
            <text:p>-4.374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0:57.27</text:p>
          </table:table-cell>
          <table:table-cell table:style-name="ce2" office:value-type="string">
            <text:p>-73:09:11.0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186.7">
            <text:p>1186.7</text:p>
          </table:table-cell>
          <table:table-cell office:value-type="float" office:value="274.2">
            <text:p>274.2</text:p>
          </table:table-cell>
          <table:table-cell office:value-type="float" office:value="5">
            <text:p>5</text:p>
          </table:table-cell>
          <table:table-cell office:value-type="float" office:value="-2.498">
            <text:p>-2.498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34:41.49</text:p>
          </table:table-cell>
          <table:table-cell table:style-name="ce2" office:value-type="string">
            <text:p>-73:16:28.28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901.2">
            <text:p>901.2</text:p>
          </table:table-cell>
          <table:table-cell office:value-type="float" office:value="1674.04">
            <text:p>1674.04</text:p>
          </table:table-cell>
          <table:table-cell office:value-type="float" office:value="6">
            <text:p>6</text:p>
          </table:table-cell>
          <table:table-cell office:value-type="float" office:value="-6.758">
            <text:p>-6.758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7:56.29</text:p>
          </table:table-cell>
          <table:table-cell table:style-name="ce2" office:value-type="string">
            <text:p>-72:17:32.9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54.5">
            <text:p>254.5</text:p>
          </table:table-cell>
          <table:table-cell office:value-type="float" office:value="1367.11">
            <text:p>1367.11</text:p>
          </table:table-cell>
          <table:table-cell office:value-type="float" office:value="5">
            <text:p>5</text:p>
          </table:table-cell>
          <table:table-cell office:value-type="float" office:value="-3.777">
            <text:p>-3.777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8:54.00</text:p>
          </table:table-cell>
          <table:table-cell table:style-name="ce2" office:value-type="string">
            <text:p>-73:14:29.9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946.7">
            <text:p>946.7</text:p>
          </table:table-cell>
          <table:table-cell office:value-type="float" office:value="705.7">
            <text:p>705.7</text:p>
          </table:table-cell>
          <table:table-cell office:value-type="float" office:value="5">
            <text:p>5</text:p>
          </table:table-cell>
          <table:table-cell office:value-type="float" office:value="-3.299">
            <text:p>-3.299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30:51.15</text:p>
          </table:table-cell>
          <table:table-cell table:style-name="ce2" office:value-type="string">
            <text:p>-73:26:01.66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64.78">
            <text:p>264.78</text:p>
          </table:table-cell>
          <table:table-cell office:value-type="float" office:value="1239.47">
            <text:p>1239.47</text:p>
          </table:table-cell>
          <table:table-cell office:value-type="float" office:value="9">
            <text:p>9</text:p>
          </table:table-cell>
          <table:table-cell office:value-type="float" office:value="-5.127">
            <text:p>-5.127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54:47.00</text:p>
          </table:table-cell>
          <table:table-cell table:style-name="ce2" office:value-type="string">
            <text:p>-73:13:25.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016.7">
            <text:p>1016.7</text:p>
          </table:table-cell>
          <table:table-cell office:value-type="float" office:value="1298.7">
            <text:p>1298.7</text:p>
          </table:table-cell>
          <table:table-cell office:value-type="float" office:value="5">
            <text:p>5</text:p>
          </table:table-cell>
          <table:table-cell office:value-type="float" office:value="-4.143">
            <text:p>-4.143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25:30.48</text:p>
          </table:table-cell>
          <table:table-cell table:style-name="ce2" office:value-type="string">
            <text:p>-73:23:17.6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16.7">
            <text:p>1416.7</text:p>
          </table:table-cell>
          <table:table-cell office:value-type="float" office:value="823.2">
            <text:p>823.2</text:p>
          </table:table-cell>
          <table:table-cell office:value-type="float" office:value="8">
            <text:p>8</text:p>
          </table:table-cell>
          <table:table-cell office:value-type="float" office:value="-6.09">
            <text:p>-6.09</text:p>
          </table:table-cell>
          <table:table-cell office:value-type="float" office:value="4867.1">
            <text:p>4867.1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1:21.57</text:p>
          </table:table-cell>
          <table:table-cell table:style-name="ce2" office:value-type="string">
            <text:p>-73:08:20.7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17">
            <text:p>1717</text:p>
          </table:table-cell>
          <table:table-cell office:value-type="float" office:value="270.7">
            <text:p>270.7</text:p>
          </table:table-cell>
          <table:table-cell office:value-type="float" office:value="9">
            <text:p>9</text:p>
          </table:table-cell>
          <table:table-cell office:value-type="float" office:value="-4.574">
            <text:p>-4.574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9:39.18</text:p>
          </table:table-cell>
          <table:table-cell table:style-name="ce2" office:value-type="string">
            <text:p>-71:46:06.2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67.2">
            <text:p>1667.2</text:p>
          </table:table-cell>
          <table:table-cell office:value-type="float" office:value="904.7">
            <text:p>904.7</text:p>
          </table:table-cell>
          <table:table-cell office:value-type="float" office:value="7">
            <text:p>7</text:p>
          </table:table-cell>
          <table:table-cell office:value-type="float" office:value="-5.925">
            <text:p>-5.925</text:p>
          </table:table-cell>
          <table:table-cell office:value-type="float" office:value="769.9">
            <text:p>769.9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50:37.94</text:p>
          </table:table-cell>
          <table:table-cell table:style-name="ce2" office:value-type="string">
            <text:p>-72:58:41.4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5.7">
            <text:p>395.7</text:p>
          </table:table-cell>
          <table:table-cell office:value-type="float" office:value="601.7">
            <text:p>601.7</text:p>
          </table:table-cell>
          <table:table-cell office:value-type="float" office:value="15">
            <text:p>15</text:p>
          </table:table-cell>
          <table:table-cell office:value-type="float" office:value="-5.994">
            <text:p>-5.994</text:p>
          </table:table-cell>
          <table:table-cell office:value-type="float" office:value="908.9">
            <text:p>908.9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7:03.86</text:p>
          </table:table-cell>
          <table:table-cell table:style-name="ce2" office:value-type="string">
            <text:p>-72:37:18.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44.2">
            <text:p>1844.2</text:p>
          </table:table-cell>
          <table:table-cell office:value-type="float" office:value="603.2">
            <text:p>603.2</text:p>
          </table:table-cell>
          <table:table-cell office:value-type="float" office:value="20">
            <text:p>20</text:p>
          </table:table-cell>
          <table:table-cell office:value-type="float" office:value="-5.933">
            <text:p>-5.933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6:54.38</text:p>
          </table:table-cell>
          <table:table-cell table:style-name="ce2" office:value-type="string">
            <text:p>-71:41:25.5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14.7">
            <text:p>1214.7</text:p>
          </table:table-cell>
          <table:table-cell office:value-type="float" office:value="609.2">
            <text:p>609.2</text:p>
          </table:table-cell>
          <table:table-cell office:value-type="float" office:value="8">
            <text:p>8</text:p>
          </table:table-cell>
          <table:table-cell office:value-type="float" office:value="-4.396">
            <text:p>-4.396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5:33.70</text:p>
          </table:table-cell>
          <table:table-cell table:style-name="ce2" office:value-type="string">
            <text:p>-72:37:29.3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65.7">
            <text:p>1865.7</text:p>
          </table:table-cell>
          <table:table-cell office:value-type="float" office:value="676.2">
            <text:p>676.2</text:p>
          </table:table-cell>
          <table:table-cell office:value-type="float" office:value="5">
            <text:p>5</text:p>
          </table:table-cell>
          <table:table-cell office:value-type="float" office:value="-3.248">
            <text:p>-3.248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14:55.87</text:p>
          </table:table-cell>
          <table:table-cell table:style-name="ce2" office:value-type="string">
            <text:p>-72:12:24.2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63.47">
            <text:p>1863.47</text:p>
          </table:table-cell>
          <table:table-cell office:value-type="float" office:value="1518.24">
            <text:p>1518.24</text:p>
          </table:table-cell>
          <table:table-cell office:value-type="float" office:value="20">
            <text:p>20</text:p>
          </table:table-cell>
          <table:table-cell office:value-type="float" office:value="-7.506">
            <text:p>-7.506</text:p>
          </table:table-cell>
          <table:table-cell office:value-type="float" office:value="55">
            <text:p>55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0:52:35.00</text:p>
          </table:table-cell>
          <table:table-cell table:style-name="ce2" office:value-type="string">
            <text:p>-72:11:34.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59.23">
            <text:p>1359.23</text:p>
          </table:table-cell>
          <table:table-cell office:value-type="float" office:value="1765.2">
            <text:p>1765.2</text:p>
          </table:table-cell>
          <table:table-cell office:value-type="float" office:value="7">
            <text:p>7</text:p>
          </table:table-cell>
          <table:table-cell office:value-type="float" office:value="-5.216">
            <text:p>-5.216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0:42:59.32</text:p>
          </table:table-cell>
          <table:table-cell table:style-name="ce2" office:value-type="string">
            <text:p>-73:10:07.5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.7">
            <text:p>39.7</text:p>
          </table:table-cell>
          <table:table-cell office:value-type="float" office:value="1540.8">
            <text:p>1540.8</text:p>
          </table:table-cell>
          <table:table-cell office:value-type="float" office:value="10">
            <text:p>10</text:p>
          </table:table-cell>
          <table:table-cell office:value-type="float" office:value="-4.783">
            <text:p>-4.783</text:p>
          </table:table-cell>
          <table:table-cell office:value-type="float" office:value="1676.6">
            <text:p>1676.6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style-name="ce2" office:value-type="string">
            <text:p>1:07:18.44</text:p>
          </table:table-cell>
          <table:table-cell table:style-name="ce2" office:value-type="string">
            <text:p>-73:22:39.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4.8">
            <text:p>2024.8</text:p>
          </table:table-cell>
          <table:table-cell office:value-type="float" office:value="1590.2">
            <text:p>1590.2</text:p>
          </table:table-cell>
          <table:table-cell office:value-type="float" office:value="8">
            <text:p>8</text:p>
          </table:table-cell>
          <table:table-cell office:value-type="float" office:value="-4.695">
            <text:p>-4.695</text:p>
          </table:table-cell>
          <table:table-cell office:value-type="float" office:value="2012.2">
            <text:p>2012.2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1:07:15.86</text:p>
          </table:table-cell>
          <table:table-cell table:style-name="ce2" office:value-type="string">
            <text:p>-72:06:03.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09.34">
            <text:p>1809.34</text:p>
          </table:table-cell>
          <table:table-cell office:value-type="float" office:value="288.01">
            <text:p>288.01</text:p>
          </table:table-cell>
          <table:table-cell office:value-type="float" office:value="20">
            <text:p>20</text:p>
          </table:table-cell>
          <table:table-cell office:value-type="float" office:value="-5.629">
            <text:p>-5.629</text:p>
          </table:table-cell>
          <table:table-cell office:value-type="float" office:value="2297.1">
            <text:p>2297.1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34:26.00</text:p>
          </table:table-cell>
          <table:table-cell table:style-name="ce2" office:value-type="string">
            <text:p>-72:52:27.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78.29">
            <text:p>1378.29</text:p>
          </table:table-cell>
          <table:table-cell office:value-type="float" office:value="1454.49">
            <text:p>1454.49</text:p>
          </table:table-cell>
          <table:table-cell office:value-type="float" office:value="15">
            <text:p>15</text:p>
          </table:table-cell>
          <table:table-cell office:value-type="float" office:value="-7.547">
            <text:p>-7.547</text:p>
          </table:table-cell>
          <table:table-cell table:number-columns-repeated="2"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style-name="ce2" office:value-type="string">
            <text:p>1:24:10.00</text:p>
          </table:table-cell>
          <table:table-cell table:style-name="ce2" office:value-type="string">
            <text:p>-73:09:14.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29.7">
            <text:p>1429.7</text:p>
          </table:table-cell>
          <table:table-cell office:value-type="float" office:value="2020.2">
            <text:p>2020.2</text:p>
          </table:table-cell>
          <table:table-cell office:value-type="float" office:value="5">
            <text:p>5</text:p>
          </table:table-cell>
          <table:table-cell office:value-type="float" office:value="-3.908">
            <text:p>-3.908</text:p>
          </table:table-cell>
          <table:table-cell office:value-type="string">
            <text:p>&gt;10000</text:p>
          </table:table-cell>
          <table:table-cell office:value-type="string">
            <text:p>---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style-name="ce2" office:value-type="string">
            <text:p>0:40:44.94</text:p>
          </table:table-cell>
          <table:table-cell table:style-name="ce2" office:value-type="string">
            <text:p>-73:07:04.29</text:p>
          </table:table-cell>
        </table:table-row>
        <table:table-row table:style-name="ro2" table:number-rows-repeated="104833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1" table:number-columns-repeated="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_V</text:p>
          </table:table-cell>
          <table:table-cell office:value-type="string">
            <text:p>age(Myr)</text:p>
          </table:table-cell>
          <table:table-cell office:value-type="string">
            <text:p>M_V(10)</text:p>
          </table:table-cell>
          <table:table-cell office:value-type="string">
            <text:p>Ap(pix)</text:p>
          </table:table-cell>
          <table:table-cell office:value-type="string">
            <text:p>name</text:p>
          </table:table-cell>
          <table:table-cell office:value-type="string">
            <text:p>size(Bica)</text:p>
          </table:table-cell>
          <table:table-cell office:value-type="string">
            <text:p>type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?</text:p>
          </table:table-cell>
          <table:table-cell office:value-type="string">
            <text:p>qual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30.65">
            <text:p>630.65</text:p>
          </table:table-cell>
          <table:table-cell office:value-type="float" office:value="864.5">
            <text:p>864.5</text:p>
          </table:table-cell>
          <table:table-cell office:value-type="float" office:value="-8.869">
            <text:p>-8.869</text:p>
          </table:table-cell>
          <table:table-cell office:value-type="float" office:value="15000">
            <text:p>15000</text:p>
          </table:table-cell>
          <table:table-cell office:value-type="float" office:value="-14.91">
            <text:p>-14.91</text:p>
          </table:table-cell>
          <table:table-cell office:value-type="float" office:value="20">
            <text:p>20</text:p>
          </table:table-cell>
          <table:table-cell office:value-type="string">
            <text:p>NGC1835.SL215.ESO56SC58</text:p>
          </table:table-cell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table:style-name="ce2" office:value-type="string">
            <text:p>5:05:06.59</text:p>
          </table:table-cell>
          <table:table-cell table:style-name="ce2" office:value-type="string">
            <text:p>-69:24:14.0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3" table:number-columns-repeated="2"/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14.5">
            <text:p>1014.5</text:p>
          </table:table-cell>
          <table:table-cell office:value-type="float" office:value="587.5">
            <text:p>587.5</text:p>
          </table:table-cell>
          <table:table-cell office:value-type="float" office:value="-8.801">
            <text:p>-8.801</text:p>
          </table:table-cell>
          <table:table-cell office:value-type="float" office:value="15000">
            <text:p>15000</text:p>
          </table:table-cell>
          <table:table-cell office:value-type="float" office:value="-14.84">
            <text:p>-14.84</text:p>
          </table:table-cell>
          <table:table-cell office:value-type="float" office:value="17">
            <text:p>17</text:p>
          </table:table-cell>
          <table:table-cell office:value-type="string">
            <text:p>NGC1786.SL149.ESO56SC39.</text:p>
          </table:table-cell>
          <table:table-cell office:value-type="float" office:value="60">
            <text:p>60</text:p>
          </table:table-cell>
          <table:table-cell office:value-type="string">
            <text:p>C</text:p>
          </table:table-cell>
          <table:table-cell table:style-name="ce2" office:value-type="string">
            <text:p>4:59:07.65</text:p>
          </table:table-cell>
          <table:table-cell table:style-name="ce2" office:value-type="string">
            <text:p>-67:44:40.59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8.79">
            <text:p>568.79</text:p>
          </table:table-cell>
          <table:table-cell office:value-type="float" office:value="897.93">
            <text:p>897.93</text:p>
          </table:table-cell>
          <table:table-cell office:value-type="float" office:value="-7.743">
            <text:p>-7.743</text:p>
          </table:table-cell>
          <table:table-cell office:value-type="float" office:value="14000">
            <text:p>14000</text:p>
          </table:table-cell>
          <table:table-cell office:value-type="float" office:value="-13.73">
            <text:p>-13.73</text:p>
          </table:table-cell>
          <table:table-cell office:value-type="float" office:value="15">
            <text:p>15</text:p>
          </table:table-cell>
          <table:table-cell office:value-type="string">
            <text:p>NGC1898.SL350.ESO56SC90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5:16:42.00</text:p>
          </table:table-cell>
          <table:table-cell table:style-name="ce2" office:value-type="string">
            <text:p>-69:39:21.99</text:p>
          </table:table-cell>
          <table:table-cell office:value-type="float" office:value="26.1">
            <text:p>2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55.5">
            <text:p>955.5</text:p>
          </table:table-cell>
          <table:table-cell office:value-type="float" office:value="634.5">
            <text:p>634.5</text:p>
          </table:table-cell>
          <table:table-cell office:value-type="float" office:value="-8.852">
            <text:p>-8.852</text:p>
          </table:table-cell>
          <table:table-cell office:value-type="float" office:value="2999.2">
            <text:p>2999.2</text:p>
          </table:table-cell>
          <table:table-cell office:value-type="float" office:value="-13.42">
            <text:p>-13.42</text:p>
          </table:table-cell>
          <table:table-cell office:value-type="float" office:value="20">
            <text:p>20</text:p>
          </table:table-cell>
          <table:table-cell office:value-type="string">
            <text:p>NGC1916.SL361.ESO56SC98</text:p>
          </table:table-cell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table:style-name="ce2" office:value-type="string">
            <text:p>5:18:38.06</text:p>
          </table:table-cell>
          <table:table-cell table:style-name="ce2" office:value-type="string">
            <text:p>-69:24:25.36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00.5">
            <text:p>900.5</text:p>
          </table:table-cell>
          <table:table-cell office:value-type="float" office:value="722.5">
            <text:p>722.5</text:p>
          </table:table-cell>
          <table:table-cell office:value-type="float" office:value="-7.082">
            <text:p>-7.082</text:p>
          </table:table-cell>
          <table:table-cell office:value-type="float" office:value="14000">
            <text:p>14000</text:p>
          </table:table-cell>
          <table:table-cell office:value-type="float" office:value="-13.12">
            <text:p>-13.12</text:p>
          </table:table-cell>
          <table:table-cell office:value-type="float" office:value="12">
            <text:p>12</text:p>
          </table:table-cell>
          <table:table-cell office:value-type="string">
            <text:p>NGC1754.SL91.ESO56SC25.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4:54:18.77</text:p>
          </table:table-cell>
          <table:table-cell table:style-name="ce2" office:value-type="string">
            <text:p>-70:26:31.66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372.5">
            <text:p>1372.5</text:p>
          </table:table-cell>
          <table:table-cell office:value-type="float" office:value="1895.5">
            <text:p>1895.5</text:p>
          </table:table-cell>
          <table:table-cell office:value-type="float" office:value="-9.009">
            <text:p>-9.009</text:p>
          </table:table-cell>
          <table:table-cell office:value-type="float" office:value="629">
            <text:p>629</text:p>
          </table:table-cell>
          <table:table-cell office:value-type="float" office:value="-12.19">
            <text:p>-12.19</text:p>
          </table:table-cell>
          <table:table-cell office:value-type="float" office:value="20">
            <text:p>20</text:p>
          </table:table-cell>
          <table:table-cell office:value-type="string">
            <text:p>NGC1856.SL271.ESO56SC73</text:p>
          </table:table-cell>
          <table:table-cell office:value-type="float" office:value="81">
            <text:p>81</text:p>
          </table:table-cell>
          <table:table-cell office:value-type="string">
            <text:p>C</text:p>
          </table:table-cell>
          <table:table-cell table:style-name="ce2" office:value-type="string">
            <text:p>5:09:30.61</text:p>
          </table:table-cell>
          <table:table-cell table:style-name="ce2" office:value-type="string">
            <text:p>-69:07:42.19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83.77">
            <text:p>983.77</text:p>
          </table:table-cell>
          <table:table-cell office:value-type="float" office:value="1109.96">
            <text:p>1109.96</text:p>
          </table:table-cell>
          <table:table-cell office:value-type="float" office:value="-8.577">
            <text:p>-8.577</text:p>
          </table:table-cell>
          <table:table-cell office:value-type="float" office:value="1000">
            <text:p>1000</text:p>
          </table:table-cell>
          <table:table-cell office:value-type="float" office:value="-12.13">
            <text:p>-12.13</text:p>
          </table:table-cell>
          <table:table-cell office:value-type="float" office:value="6">
            <text:p>6</text:p>
          </table:table-cell>
          <table:table-cell office:value-type="string">
            <text:p>BRHT16b.KMHK1131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36:10.00</text:p>
          </table:table-cell>
          <table:table-cell table:style-name="ce2" office:value-type="string">
            <text:p>-68:55:40.0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6.5">
            <text:p>106.5</text:p>
          </table:table-cell>
          <table:table-cell office:value-type="float" office:value="263.5">
            <text:p>263.5</text:p>
          </table:table-cell>
          <table:table-cell office:value-type="float" office:value="-7.477">
            <text:p>-7.477</text:p>
          </table:table-cell>
          <table:table-cell office:value-type="float" office:value="2999.2">
            <text:p>2999.2</text:p>
          </table:table-cell>
          <table:table-cell office:value-type="float" office:value="-12.04">
            <text:p>-12.04</text:p>
          </table:table-cell>
          <table:table-cell office:value-type="float" office:value="13">
            <text:p>13</text:p>
          </table:table-cell>
          <table:table-cell office:value-type="string">
            <text:p>NGC1939.SL414.ESO56SC108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21:27.13</text:p>
          </table:table-cell>
          <table:table-cell table:style-name="ce2" office:value-type="string">
            <text:p>-69:57:01.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6.5">
            <text:p>356.5</text:p>
          </table:table-cell>
          <table:table-cell office:value-type="float" office:value="703.5">
            <text:p>703.5</text:p>
          </table:table-cell>
          <table:table-cell office:value-type="float" office:value="-7.459">
            <text:p>-7.459</text:p>
          </table:table-cell>
          <table:table-cell office:value-type="float" office:value="2999.2">
            <text:p>2999.2</text:p>
          </table:table-cell>
          <table:table-cell office:value-type="float" office:value="-12.02">
            <text:p>-12.02</text:p>
          </table:table-cell>
          <table:table-cell office:value-type="float" office:value="25">
            <text:p>25</text:p>
          </table:table-cell>
          <table:table-cell office:value-type="string">
            <text:p>NGC1751.SL89.ESO56SC23.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4:54:12.36</text:p>
          </table:table-cell>
          <table:table-cell table:style-name="ce2" office:value-type="string">
            <text:p>-69:48:29.16</text:p>
          </table:table-cell>
          <table:table-cell office:value-type="float" office:value="24.6">
            <text:p>24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48.76">
            <text:p>848.76</text:p>
          </table:table-cell>
          <table:table-cell office:value-type="float" office:value="1331.3">
            <text:p>1331.3</text:p>
          </table:table-cell>
          <table:table-cell office:value-type="float" office:value="-6.279">
            <text:p>-6.279</text:p>
          </table:table-cell>
          <table:table-cell office:value-type="float" office:value="10000">
            <text:p>10000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string">
            <text:p>BSDL917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3:04.00</text:p>
          </table:table-cell>
          <table:table-cell table:style-name="ce2" office:value-type="string">
            <text:p>-70:26:55.0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436.5">
            <text:p>1436.5</text:p>
          </table:table-cell>
          <table:table-cell office:value-type="float" office:value="1815.5">
            <text:p>1815.5</text:p>
          </table:table-cell>
          <table:table-cell office:value-type="float" office:value="-6.305">
            <text:p>-6.305</text:p>
          </table:table-cell>
          <table:table-cell office:value-type="float" office:value="10000">
            <text:p>10000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string">
            <text:p>OGLE-LMC0169</text:p>
          </table:table-cell>
          <table:table-cell office:value-type="float" office:value="16">
            <text:p>16</text:p>
          </table:table-cell>
          <table:table-cell office:value-type="string">
            <text:p>O</text:p>
          </table:table-cell>
          <table:table-cell table:style-name="ce2" office:value-type="string">
            <text:p>5:10:06.07</text:p>
          </table:table-cell>
          <table:table-cell table:style-name="ce2" office:value-type="string">
            <text:p>-69:05:19.6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3.5">
            <text:p>263.5</text:p>
          </table:table-cell>
          <table:table-cell office:value-type="float" office:value="85.4">
            <text:p>85.4</text:p>
          </table:table-cell>
          <table:table-cell office:value-type="float" office:value="-7.164">
            <text:p>-7.164</text:p>
          </table:table-cell>
          <table:table-cell office:value-type="float" office:value="3000">
            <text:p>3000</text:p>
          </table:table-cell>
          <table:table-cell office:value-type="float" office:value="-11.7">
            <text:p>-11.7</text:p>
          </table:table-cell>
          <table:table-cell office:value-type="float" office:value="6">
            <text:p>6</text:p>
          </table:table-cell>
          <table:table-cell office:value-type="string">
            <text:p>HS259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2:45.73</text:p>
          </table:table-cell>
          <table:table-cell table:style-name="ce2" office:value-type="string">
            <text:p>-69:50:49.53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586.2">
            <text:p>1586.2</text:p>
          </table:table-cell>
          <table:table-cell office:value-type="float" office:value="575.56">
            <text:p>575.56</text:p>
          </table:table-cell>
          <table:table-cell office:value-type="float" office:value="-6.914">
            <text:p>-6.914</text:p>
          </table:table-cell>
          <table:table-cell office:value-type="float" office:value="2999.2">
            <text:p>2999.2</text:p>
          </table:table-cell>
          <table:table-cell office:value-type="float" office:value="-11.48">
            <text:p>-11.48</text:p>
          </table:table-cell>
          <table:table-cell office:value-type="float" office:value="15">
            <text:p>15</text:p>
          </table:table-cell>
          <table:table-cell office:value-type="string">
            <text:p>NGC1917.SL379.ESO56SC100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5:19:02.00</text:p>
          </table:table-cell>
          <table:table-cell table:style-name="ce2" office:value-type="string">
            <text:p>-69:00:03.99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33.5">
            <text:p>633.5</text:p>
          </table:table-cell>
          <table:table-cell office:value-type="float" office:value="141.4">
            <text:p>141.4</text:p>
          </table:table-cell>
          <table:table-cell office:value-type="float" office:value="-7.826">
            <text:p>-7.826</text:p>
          </table:table-cell>
          <table:table-cell office:value-type="float" office:value="1000">
            <text:p>1000</text:p>
          </table:table-cell>
          <table:table-cell office:value-type="float" office:value="-11.38">
            <text:p>-11.38</text:p>
          </table:table-cell>
          <table:table-cell office:value-type="float" office:value="17">
            <text:p>17</text:p>
          </table:table-cell>
          <table:table-cell office:value-type="string">
            <text:p>NGC1806.SL184.ESO56SC47.</text:p>
          </table:table-cell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table:style-name="ce2" office:value-type="string">
            <text:p>5:02:12.37</text:p>
          </table:table-cell>
          <table:table-cell table:style-name="ce2" office:value-type="string">
            <text:p>-67:59:09.31</text:p>
          </table:table-cell>
          <table:table-cell office:value-type="float" office:value="24.2">
            <text:p>2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68.8">
            <text:p>468.8</text:p>
          </table:table-cell>
          <table:table-cell office:value-type="float" office:value="1927.4">
            <text:p>1927.4</text:p>
          </table:table-cell>
          <table:table-cell office:value-type="float" office:value="-5.592">
            <text:p>-5.592</text:p>
          </table:table-cell>
          <table:table-cell office:value-type="float" office:value="10000">
            <text:p>10000</text:p>
          </table:table-cell>
          <table:table-cell office:value-type="float" office:value="-11.27">
            <text:p>-11.27</text:p>
          </table:table-cell>
          <table:table-cell office:value-type="float" office:value="5">
            <text:p>5</text:p>
          </table:table-cell>
          <table:table-cell office:value-type="string">
            <text:p>KMHK898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5:26:23.95</text:p>
          </table:table-cell>
          <table:table-cell table:style-name="ce2" office:value-type="string">
            <text:p>-68:02:48.0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99.35">
            <text:p>1099.35</text:p>
          </table:table-cell>
          <table:table-cell office:value-type="float" office:value="1382.15">
            <text:p>1382.15</text:p>
          </table:table-cell>
          <table:table-cell office:value-type="float" office:value="-8.048">
            <text:p>-8.048</text:p>
          </table:table-cell>
          <table:table-cell office:value-type="float" office:value="585.2">
            <text:p>585.2</text:p>
          </table:table-cell>
          <table:table-cell office:value-type="float" office:value="-11.17">
            <text:p>-11.17</text:p>
          </table:table-cell>
          <table:table-cell office:value-type="float" office:value="17">
            <text:p>17</text:p>
          </table:table-cell>
          <table:table-cell office:value-type="string">
            <text:p>NGC1872.SL318.ESO56SC83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5:13:11.00</text:p>
          </table:table-cell>
          <table:table-cell table:style-name="ce2" office:value-type="string">
            <text:p>-69:18:42.9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22.5">
            <text:p>1622.5</text:p>
          </table:table-cell>
          <table:table-cell office:value-type="float" office:value="227.4">
            <text:p>227.4</text:p>
          </table:table-cell>
          <table:table-cell office:value-type="float" office:value="-7.38">
            <text:p>-7.38</text:p>
          </table:table-cell>
          <table:table-cell office:value-type="float" office:value="1000">
            <text:p>1000</text:p>
          </table:table-cell>
          <table:table-cell office:value-type="float" office:value="-10.94">
            <text:p>-10.94</text:p>
          </table:table-cell>
          <table:table-cell office:value-type="float" office:value="12">
            <text:p>12</text:p>
          </table:table-cell>
          <table:table-cell office:value-type="string">
            <text:p>NGC1939.SL414.ESO56SC108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21:26.91</text:p>
          </table:table-cell>
          <table:table-cell table:style-name="ce2" office:value-type="string">
            <text:p>-69:57:00.17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206.5">
            <text:p>1206.5</text:p>
          </table:table-cell>
          <table:table-cell office:value-type="float" office:value="270.5">
            <text:p>270.5</text:p>
          </table:table-cell>
          <table:table-cell office:value-type="float" office:value="-7.816">
            <text:p>-7.816</text:p>
          </table:table-cell>
          <table:table-cell office:value-type="float" office:value="500">
            <text:p>500</text:p>
          </table:table-cell>
          <table:table-cell office:value-type="float" office:value="-10.82">
            <text:p>-10.82</text:p>
          </table:table-cell>
          <table:table-cell office:value-type="float" office:value="17">
            <text:p>17</text:p>
          </table:table-cell>
          <table:table-cell office:value-type="string">
            <text:p>NGC1806.SL184.ESO56SC47.</text:p>
          </table:table-cell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table:style-name="ce2" office:value-type="string">
            <text:p>5:02:12.53</text:p>
          </table:table-cell>
          <table:table-cell table:style-name="ce2" office:value-type="string">
            <text:p>-67:59:08.3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676.2">
            <text:p>1676.2</text:p>
          </table:table-cell>
          <table:table-cell office:value-type="float" office:value="638.7">
            <text:p>638.7</text:p>
          </table:table-cell>
          <table:table-cell office:value-type="float" office:value="-6.225">
            <text:p>-6.225</text:p>
          </table:table-cell>
          <table:table-cell office:value-type="float" office:value="3000">
            <text:p>3000</text:p>
          </table:table-cell>
          <table:table-cell office:value-type="float" office:value="-10.79">
            <text:p>-10.79</text:p>
          </table:table-cell>
          <table:table-cell office:value-type="float" office:value="7">
            <text:p>7</text:p>
          </table:table-cell>
          <table:table-cell office:value-type="string">
            <text:p>BSDL210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4:54:38.34</text:p>
          </table:table-cell>
          <table:table-cell table:style-name="ce2" office:value-type="string">
            <text:p>-68:57:32.5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53.5">
            <text:p>1053.5</text:p>
          </table:table-cell>
          <table:table-cell office:value-type="float" office:value="254.5">
            <text:p>254.5</text:p>
          </table:table-cell>
          <table:table-cell office:value-type="float" office:value="-9.154">
            <text:p>-9.154</text:p>
          </table:table-cell>
          <table:table-cell office:value-type="float" office:value="80">
            <text:p>80</text:p>
          </table:table-cell>
          <table:table-cell office:value-type="float" office:value="-10.78">
            <text:p>-10.78</text:p>
          </table:table-cell>
          <table:table-cell office:value-type="float" office:value="25">
            <text:p>25</text:p>
          </table:table-cell>
          <table:table-cell office:value-type="string">
            <text:p>NGC1856.SL271.ESO56SC73</text:p>
          </table:table-cell>
          <table:table-cell office:value-type="float" office:value="81">
            <text:p>81</text:p>
          </table:table-cell>
          <table:table-cell office:value-type="string">
            <text:p>C</text:p>
          </table:table-cell>
          <table:table-cell table:style-name="ce2" office:value-type="string">
            <text:p>5:09:31.20</text:p>
          </table:table-cell>
          <table:table-cell table:style-name="ce2" office:value-type="string">
            <text:p>-69:07:43.23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969.11">
            <text:p>1969.11</text:p>
          </table:table-cell>
          <table:table-cell office:value-type="float" office:value="505.5">
            <text:p>505.5</text:p>
          </table:table-cell>
          <table:table-cell office:value-type="float" office:value="-6.123">
            <text:p>-6.123</text:p>
          </table:table-cell>
          <table:table-cell office:value-type="float" office:value="3000">
            <text:p>3000</text:p>
          </table:table-cell>
          <table:table-cell office:value-type="float" office:value="-10.69">
            <text:p>-10.69</text:p>
          </table:table-cell>
          <table:table-cell office:value-type="float" office:value="13">
            <text:p>13</text:p>
          </table:table-cell>
          <table:table-cell office:value-type="string">
            <text:p>SL244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7:38.89</text:p>
          </table:table-cell>
          <table:table-cell table:style-name="ce2" office:value-type="string">
            <text:p>-68:32:30.9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7.5">
            <text:p>587.5</text:p>
          </table:table-cell>
          <table:table-cell office:value-type="float" office:value="746.5">
            <text:p>746.5</text:p>
          </table:table-cell>
          <table:table-cell office:value-type="float" office:value="-7.056">
            <text:p>-7.056</text:p>
          </table:table-cell>
          <table:table-cell office:value-type="float" office:value="1000">
            <text:p>1000</text:p>
          </table:table-cell>
          <table:table-cell office:value-type="float" office:value="-10.61">
            <text:p>-10.61</text:p>
          </table:table-cell>
          <table:table-cell office:value-type="float" office:value="15">
            <text:p>15</text:p>
          </table:table-cell>
          <table:table-cell office:value-type="string">
            <text:p>H2.SL363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17:49.22</text:p>
          </table:table-cell>
          <table:table-cell table:style-name="ce2" office:value-type="string">
            <text:p>-69:38:38.60</text:p>
          </table:table-cell>
          <table:table-cell office:value-type="float" office:value="21.3">
            <text:p>21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9.65">
            <text:p>339.65</text:p>
          </table:table-cell>
          <table:table-cell office:value-type="float" office:value="303.5">
            <text:p>303.5</text:p>
          </table:table-cell>
          <table:table-cell office:value-type="float" office:value="-7.005">
            <text:p>-7.005</text:p>
          </table:table-cell>
          <table:table-cell office:value-type="float" office:value="1000">
            <text:p>1000</text:p>
          </table:table-cell>
          <table:table-cell office:value-type="float" office:value="-10.6">
            <text:p>-10.6</text:p>
          </table:table-cell>
          <table:table-cell office:value-type="float" office:value="15">
            <text:p>15</text:p>
          </table:table-cell>
          <table:table-cell office:value-type="string">
            <text:p>SL268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5:09:14.75</text:p>
          </table:table-cell>
          <table:table-cell table:style-name="ce2" office:value-type="string">
            <text:p>-69:35:17.9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7.5">
            <text:p>657.5</text:p>
          </table:table-cell>
          <table:table-cell office:value-type="float" office:value="1908.5">
            <text:p>1908.5</text:p>
          </table:table-cell>
          <table:table-cell office:value-type="float" office:value="-7.032">
            <text:p>-7.032</text:p>
          </table:table-cell>
          <table:table-cell office:value-type="float" office:value="1000">
            <text:p>1000</text:p>
          </table:table-cell>
          <table:table-cell office:value-type="float" office:value="-10.59">
            <text:p>-10.59</text:p>
          </table:table-cell>
          <table:table-cell office:value-type="float" office:value="15">
            <text:p>15</text:p>
          </table:table-cell>
          <table:table-cell office:value-type="string">
            <text:p>SL268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5:09:14.75</text:p>
          </table:table-cell>
          <table:table-cell table:style-name="ce2" office:value-type="string">
            <text:p>-69:35:16.0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63.3">
            <text:p>1063.3</text:p>
          </table:table-cell>
          <table:table-cell office:value-type="float" office:value="807.77">
            <text:p>807.77</text:p>
          </table:table-cell>
          <table:table-cell office:value-type="float" office:value="-9.277">
            <text:p>-9.277</text:p>
          </table:table-cell>
          <table:table-cell office:value-type="float" office:value="43.3">
            <text:p>43.3</text:p>
          </table:table-cell>
          <table:table-cell office:value-type="float" office:value="-10.48">
            <text:p>-10.48</text:p>
          </table:table-cell>
          <table:table-cell office:value-type="float" office:value="20">
            <text:p>20</text:p>
          </table:table-cell>
          <table:table-cell office:value-type="string">
            <text:p>NGC1903.SL356.ESO56SC93</text:p>
          </table:table-cell>
          <table:table-cell office:value-type="float" office:value="57">
            <text:p>57</text:p>
          </table:table-cell>
          <table:table-cell office:value-type="string">
            <text:p>C</text:p>
          </table:table-cell>
          <table:table-cell table:style-name="ce2" office:value-type="string">
            <text:p>5:17:22.00</text:p>
          </table:table-cell>
          <table:table-cell table:style-name="ce2" office:value-type="string">
            <text:p>-69:20:17.01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42.62">
            <text:p>1042.62</text:p>
          </table:table-cell>
          <table:table-cell office:value-type="float" office:value="322.57">
            <text:p>322.57</text:p>
          </table:table-cell>
          <table:table-cell office:value-type="float" office:value="-5.912">
            <text:p>-5.912</text:p>
          </table:table-cell>
          <table:table-cell office:value-type="float" office:value="3000">
            <text:p>3000</text:p>
          </table:table-cell>
          <table:table-cell office:value-type="float" office:value="-10.48">
            <text:p>-10.48</text:p>
          </table:table-cell>
          <table:table-cell office:value-type="float" office:value="5">
            <text:p>5</text:p>
          </table:table-cell>
          <table:table-cell office:value-type="string">
            <text:p>KMHK600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5:09:20.20</text:p>
          </table:table-cell>
          <table:table-cell table:style-name="ce2" office:value-type="string">
            <text:p>-70:27:27.0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9.69">
            <text:p>79.69</text:p>
          </table:table-cell>
          <table:table-cell office:value-type="float" office:value="1181.92">
            <text:p>1181.92</text:p>
          </table:table-cell>
          <table:table-cell office:value-type="float" office:value="-9.11">
            <text:p>-9.11</text:p>
          </table:table-cell>
          <table:table-cell office:value-type="float" office:value="50">
            <text:p>50</text:p>
          </table:table-cell>
          <table:table-cell office:value-type="float" office:value="-10.45">
            <text:p>-10.45</text:p>
          </table:table-cell>
          <table:table-cell office:value-type="float" office:value="25">
            <text:p>25</text:p>
          </table:table-cell>
          <table:table-cell office:value-type="string">
            <text:p>NGC1711.SL55.ESO56SC10.</text:p>
          </table:table-cell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table:style-name="ce2" office:value-type="string">
            <text:p>4:50:37.00</text:p>
          </table:table-cell>
          <table:table-cell table:style-name="ce2" office:value-type="string">
            <text:p>-69:59:06.01</text:p>
          </table:table-cell>
          <table:table-cell office:value-type="float" office:value="15.8">
            <text:p>15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16.76">
            <text:p>1116.76</text:p>
          </table:table-cell>
          <table:table-cell office:value-type="float" office:value="1344.5">
            <text:p>1344.5</text:p>
          </table:table-cell>
          <table:table-cell office:value-type="float" office:value="-6.861">
            <text:p>-6.861</text:p>
          </table:table-cell>
          <table:table-cell office:value-type="float" office:value="972.2">
            <text:p>972.2</text:p>
          </table:table-cell>
          <table:table-cell office:value-type="float" office:value="-10.4">
            <text:p>-10.4</text:p>
          </table:table-cell>
          <table:table-cell office:value-type="float" office:value="5">
            <text:p>5</text:p>
          </table:table-cell>
          <table:table-cell office:value-type="string">
            <text:p>SL585.BRHT39a.KMHK1099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4:30.20</text:p>
          </table:table-cell>
          <table:table-cell table:style-name="ce2" office:value-type="string">
            <text:p>-68:50:25.7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41.5">
            <text:p>841.5</text:p>
          </table:table-cell>
          <table:table-cell office:value-type="float" office:value="318.5">
            <text:p>318.5</text:p>
          </table:table-cell>
          <table:table-cell office:value-type="float" office:value="-6.827">
            <text:p>-6.827</text:p>
          </table:table-cell>
          <table:table-cell office:value-type="float" office:value="1000">
            <text:p>1000</text:p>
          </table:table-cell>
          <table:table-cell office:value-type="float" office:value="-10.38">
            <text:p>-10.38</text:p>
          </table:table-cell>
          <table:table-cell office:value-type="float" office:value="10">
            <text:p>10</text:p>
          </table:table-cell>
          <table:table-cell office:value-type="string">
            <text:p>NGC1928.SL405.HS243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20:57.47</text:p>
          </table:table-cell>
          <table:table-cell table:style-name="ce2" office:value-type="string">
            <text:p>-69:28:41.62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784.5">
            <text:p>1784.5</text:p>
          </table:table-cell>
          <table:table-cell office:value-type="float" office:value="839.5">
            <text:p>839.5</text:p>
          </table:table-cell>
          <table:table-cell office:value-type="float" office:value="-6.816">
            <text:p>-6.816</text:p>
          </table:table-cell>
          <table:table-cell office:value-type="float" office:value="1000">
            <text:p>1000</text:p>
          </table:table-cell>
          <table:table-cell office:value-type="float" office:value="-10.37">
            <text:p>-10.37</text:p>
          </table:table-cell>
          <table:table-cell office:value-type="float" office:value="15">
            <text:p>15</text:p>
          </table:table-cell>
          <table:table-cell office:value-type="string">
            <text:p>H1.SL353.BRHT33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table:style-name="ce2" office:value-type="string">
            <text:p>5:17:08.37</text:p>
          </table:table-cell>
          <table:table-cell table:style-name="ce2" office:value-type="string">
            <text:p>-68:52:26.9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941.5">
            <text:p>1941.5</text:p>
          </table:table-cell>
          <table:table-cell office:value-type="float" office:value="2020.5">
            <text:p>2020.5</text:p>
          </table:table-cell>
          <table:table-cell office:value-type="float" office:value="-9.635">
            <text:p>-9.635</text:p>
          </table:table-cell>
          <table:table-cell office:value-type="float" office:value="22.8">
            <text:p>22.8</text:p>
          </table:table-cell>
          <table:table-cell office:value-type="float" office:value="-10.37">
            <text:p>-10.37</text:p>
          </table:table-cell>
          <table:table-cell office:value-type="float" office:value="15">
            <text:p>15</text:p>
          </table:table-cell>
          <table:table-cell office:value-type="string">
            <text:p>NGC1850.SL261.ESO56SC70</text:p>
          </table:table-cell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table:style-name="ce2" office:value-type="string">
            <text:p>5:08:45.12</text:p>
          </table:table-cell>
          <table:table-cell table:style-name="ce2" office:value-type="string">
            <text:p>-68:45:35.9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63.46">
            <text:p>1663.46</text:p>
          </table:table-cell>
          <table:table-cell office:value-type="float" office:value="1323.43">
            <text:p>1323.43</text:p>
          </table:table-cell>
          <table:table-cell office:value-type="float" office:value="-9.624">
            <text:p>-9.624</text:p>
          </table:table-cell>
          <table:table-cell office:value-type="float" office:value="19">
            <text:p>19</text:p>
          </table:table-cell>
          <table:table-cell office:value-type="float" office:value="-10.33">
            <text:p>-10.33</text:p>
          </table:table-cell>
          <table:table-cell office:value-type="float" office:value="25">
            <text:p>25</text:p>
          </table:table-cell>
          <table:table-cell office:value-type="string">
            <text:p>NGC2004.SL523.ESO86SC4.</text:p>
          </table:table-cell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table:style-name="ce2" office:value-type="string">
            <text:p>5:30:40.00</text:p>
          </table:table-cell>
          <table:table-cell table:style-name="ce2" office:value-type="string">
            <text:p>-67:17:13.0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029.73">
            <text:p>2029.73</text:p>
          </table:table-cell>
          <table:table-cell office:value-type="float" office:value="1288.48">
            <text:p>1288.48</text:p>
          </table:table-cell>
          <table:table-cell office:value-type="float" office:value="-5.673">
            <text:p>-5.673</text:p>
          </table:table-cell>
          <table:table-cell office:value-type="float" office:value="3000">
            <text:p>3000</text:p>
          </table:table-cell>
          <table:table-cell office:value-type="float" office:value="-10.24">
            <text:p>-10.24</text:p>
          </table:table-cell>
          <table:table-cell office:value-type="float" office:value="5">
            <text:p>5</text:p>
          </table:table-cell>
          <table:table-cell office:value-type="string">
            <text:p>BSDL946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5:13:57.53</text:p>
          </table:table-cell>
          <table:table-cell table:style-name="ce2" office:value-type="string">
            <text:p>-68:42:52.0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03.71">
            <text:p>1003.71</text:p>
          </table:table-cell>
          <table:table-cell office:value-type="float" office:value="796.5">
            <text:p>796.5</text:p>
          </table:table-cell>
          <table:table-cell office:value-type="float" office:value="-6.59">
            <text:p>-6.59</text:p>
          </table:table-cell>
          <table:table-cell office:value-type="float" office:value="1000">
            <text:p>1000</text:p>
          </table:table-cell>
          <table:table-cell office:value-type="float" office:value="-10.14">
            <text:p>-10.14</text:p>
          </table:table-cell>
          <table:table-cell office:value-type="float" office:value="13">
            <text:p>13</text:p>
          </table:table-cell>
          <table:table-cell office:value-type="string">
            <text:p>SL357.BRHT9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7:26.94</text:p>
          </table:table-cell>
          <table:table-cell table:style-name="ce2" office:value-type="string">
            <text:p>-69:22:34.9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4.5">
            <text:p>114.5</text:p>
          </table:table-cell>
          <table:table-cell office:value-type="float" office:value="84.4">
            <text:p>84.4</text:p>
          </table:table-cell>
          <table:table-cell office:value-type="float" office:value="-5.516">
            <text:p>-5.516</text:p>
          </table:table-cell>
          <table:table-cell office:value-type="float" office:value="3000">
            <text:p>3000</text:p>
          </table:table-cell>
          <table:table-cell office:value-type="float" office:value="-10.08">
            <text:p>-10.08</text:p>
          </table:table-cell>
          <table:table-cell office:value-type="float" office:value="10">
            <text:p>10</text:p>
          </table:table-cell>
          <table:table-cell office:value-type="string">
            <text:p>SL151.KMHK388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8:51.60</text:p>
          </table:table-cell>
          <table:table-cell table:style-name="ce2" office:value-type="string">
            <text:p>-69:57:30.6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2.62">
            <text:p>582.62</text:p>
          </table:table-cell>
          <table:table-cell office:value-type="float" office:value="31.4">
            <text:p>31.4</text:p>
          </table:table-cell>
          <table:table-cell office:value-type="float" office:value="-6.544">
            <text:p>-6.544</text:p>
          </table:table-cell>
          <table:table-cell office:value-type="float" office:value="939.6">
            <text:p>939.6</text:p>
          </table:table-cell>
          <table:table-cell office:value-type="float" office:value="-10.06">
            <text:p>-10.06</text:p>
          </table:table-cell>
          <table:table-cell office:value-type="float" office:value="13">
            <text:p>13</text:p>
          </table:table-cell>
          <table:table-cell office:value-type="string">
            <text:p>NGC2108.SL686.ESO57SC33.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table:style-name="ce2" office:value-type="string">
            <text:p>5:43:56.96</text:p>
          </table:table-cell>
          <table:table-cell table:style-name="ce2" office:value-type="string">
            <text:p>-69:10:49.88</text:p>
          </table:table-cell>
          <table:table-cell office:value-type="float" office:value="10.8">
            <text:p>10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0.5">
            <text:p>980.5</text:p>
          </table:table-cell>
          <table:table-cell office:value-type="float" office:value="1031.5">
            <text:p>1031.5</text:p>
          </table:table-cell>
          <table:table-cell office:value-type="float" office:value="-5.496">
            <text:p>-5.496</text:p>
          </table:table-cell>
          <table:table-cell office:value-type="float" office:value="2999.2">
            <text:p>2999.2</text:p>
          </table:table-cell>
          <table:table-cell office:value-type="float" office:value="-10.06">
            <text:p>-10.06</text:p>
          </table:table-cell>
          <table:table-cell office:value-type="float" office:value="10">
            <text:p>10</text:p>
          </table:table-cell>
          <table:table-cell office:value-type="string">
            <text:p>SL66.KMHK18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1:56.53</text:p>
          </table:table-cell>
          <table:table-cell table:style-name="ce2" office:value-type="string">
            <text:p>-70:23:25.11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44.5">
            <text:p>1644.5</text:p>
          </table:table-cell>
          <table:table-cell office:value-type="float" office:value="116.22">
            <text:p>116.22</text:p>
          </table:table-cell>
          <table:table-cell office:value-type="float" office:value="-5.477">
            <text:p>-5.477</text:p>
          </table:table-cell>
          <table:table-cell office:value-type="float" office:value="3000">
            <text:p>3000</text:p>
          </table:table-cell>
          <table:table-cell office:value-type="float" office:value="-10.04">
            <text:p>-10.04</text:p>
          </table:table-cell>
          <table:table-cell office:value-type="float" office:value="10">
            <text:p>10</text:p>
          </table:table-cell>
          <table:table-cell office:value-type="string">
            <text:p>SL151.KMHK388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8:51.01</text:p>
          </table:table-cell>
          <table:table-cell table:style-name="ce2" office:value-type="string">
            <text:p>-69:57:31.24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8.14">
            <text:p>878.14</text:p>
          </table:table-cell>
          <table:table-cell office:value-type="float" office:value="1160.14">
            <text:p>1160.14</text:p>
          </table:table-cell>
          <table:table-cell office:value-type="float" office:value="-5.444">
            <text:p>-5.444</text:p>
          </table:table-cell>
          <table:table-cell office:value-type="float" office:value="3000">
            <text:p>3000</text:p>
          </table:table-cell>
          <table:table-cell office:value-type="float" office:value="-10.01">
            <text:p>-10.01</text:p>
          </table:table-cell>
          <table:table-cell office:value-type="float" office:value="10">
            <text:p>10</text:p>
          </table:table-cell>
          <table:table-cell office:value-type="string">
            <text:p>HS190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5:14:47.00</text:p>
          </table:table-cell>
          <table:table-cell table:style-name="ce2" office:value-type="string">
            <text:p>-69:27:21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8.5">
            <text:p>408.5</text:p>
          </table:table-cell>
          <table:table-cell office:value-type="float" office:value="1459.5">
            <text:p>1459.5</text:p>
          </table:table-cell>
          <table:table-cell office:value-type="float" office:value="-5.398">
            <text:p>-5.398</text:p>
          </table:table-cell>
          <table:table-cell office:value-type="float" office:value="2999.2">
            <text:p>2999.2</text:p>
          </table:table-cell>
          <table:table-cell office:value-type="float" office:value="-9.96">
            <text:p>-9.96</text:p>
          </table:table-cell>
          <table:table-cell office:value-type="float" office:value="7">
            <text:p>7</text:p>
          </table:table-cell>
          <table:table-cell office:value-type="string">
            <text:p>HS17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2:31.28</text:p>
          </table:table-cell>
          <table:table-cell table:style-name="ce2" office:value-type="string">
            <text:p>-69:45:19.31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70.5">
            <text:p>770.5</text:p>
          </table:table-cell>
          <table:table-cell office:value-type="float" office:value="370.5">
            <text:p>370.5</text:p>
          </table:table-cell>
          <table:table-cell office:value-type="float" office:value="-7.76">
            <text:p>-7.76</text:p>
          </table:table-cell>
          <table:table-cell office:value-type="float" office:value="60">
            <text:p>60</text:p>
          </table:table-cell>
          <table:table-cell office:value-type="float" office:value="-9.93">
            <text:p>-9.93</text:p>
          </table:table-cell>
          <table:table-cell office:value-type="float" office:value="15">
            <text:p>15</text:p>
          </table:table-cell>
          <table:table-cell office:value-type="string">
            <text:p>NGC1926.SL403.ESO56SC105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20:34.99</text:p>
          </table:table-cell>
          <table:table-cell table:style-name="ce2" office:value-type="string">
            <text:p>-69:31:27.76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809.5">
            <text:p>1809.5</text:p>
          </table:table-cell>
          <table:table-cell office:value-type="float" office:value="1707.5">
            <text:p>1707.5</text:p>
          </table:table-cell>
          <table:table-cell office:value-type="float" office:value="-5.693">
            <text:p>-5.693</text:p>
          </table:table-cell>
          <table:table-cell office:value-type="float" office:value="2000">
            <text:p>2000</text:p>
          </table:table-cell>
          <table:table-cell office:value-type="float" office:value="-9.88">
            <text:p>-9.88</text:p>
          </table:table-cell>
          <table:table-cell office:value-type="float" office:value="13">
            <text:p>13</text:p>
          </table:table-cell>
          <table:table-cell office:value-type="string">
            <text:p>SL151.KMHK388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8:51.11</text:p>
          </table:table-cell>
          <table:table-cell table:style-name="ce2" office:value-type="string">
            <text:p>-69:57:32.4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47.5">
            <text:p>747.5</text:p>
          </table:table-cell>
          <table:table-cell office:value-type="float" office:value="526.5">
            <text:p>526.5</text:p>
          </table:table-cell>
          <table:table-cell office:value-type="float" office:value="-6.627">
            <text:p>-6.627</text:p>
          </table:table-cell>
          <table:table-cell office:value-type="float" office:value="646.5">
            <text:p>646.5</text:p>
          </table:table-cell>
          <table:table-cell office:value-type="float" office:value="-9.83">
            <text:p>-9.83</text:p>
          </table:table-cell>
          <table:table-cell office:value-type="float" office:value="10">
            <text:p>10</text:p>
          </table:table-cell>
          <table:table-cell office:value-type="string">
            <text:p>SL385.BRHT3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9:26.24</text:p>
          </table:table-cell>
          <table:table-cell table:style-name="ce2" office:value-type="string">
            <text:p>-69:32:25.15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935.09">
            <text:p>1935.09</text:p>
          </table:table-cell>
          <table:table-cell office:value-type="float" office:value="1504.22">
            <text:p>1504.22</text:p>
          </table:table-cell>
          <table:table-cell office:value-type="float" office:value="-6.655">
            <text:p>-6.655</text:p>
          </table:table-cell>
          <table:table-cell office:value-type="float" office:value="593.2">
            <text:p>593.2</text:p>
          </table:table-cell>
          <table:table-cell office:value-type="float" office:value="-9.8">
            <text:p>-9.8</text:p>
          </table:table-cell>
          <table:table-cell office:value-type="float" office:value="15">
            <text:p>15</text:p>
          </table:table-cell>
          <table:table-cell office:value-type="string">
            <text:p>NGC1865.SL307.ESO56SC78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2:25.00</text:p>
          </table:table-cell>
          <table:table-cell table:style-name="ce2" office:value-type="string">
            <text:p>-68:46:23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8.5">
            <text:p>538.5</text:p>
          </table:table-cell>
          <table:table-cell office:value-type="float" office:value="283.5">
            <text:p>283.5</text:p>
          </table:table-cell>
          <table:table-cell office:value-type="float" office:value="-9.689">
            <text:p>-9.689</text:p>
          </table:table-cell>
          <table:table-cell office:value-type="float" office:value="10.6">
            <text:p>10.6</text:p>
          </table:table-cell>
          <table:table-cell office:value-type="float" office:value="-9.78">
            <text:p>-9.78</text:p>
          </table:table-cell>
          <table:table-cell office:value-type="float" office:value="20">
            <text:p>20</text:p>
          </table:table-cell>
          <table:table-cell office:value-type="string">
            <text:p>NGC2100.SL662.ESO57SC25.</text:p>
          </table:table-cell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table:style-name="ce2" office:value-type="string">
            <text:p>5:42:07.80</text:p>
          </table:table-cell>
          <table:table-cell table:style-name="ce2" office:value-type="string">
            <text:p>-69:12:43.6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31.5">
            <text:p>931.5</text:p>
          </table:table-cell>
          <table:table-cell office:value-type="float" office:value="1080.5">
            <text:p>1080.5</text:p>
          </table:table-cell>
          <table:table-cell office:value-type="float" office:value="-6.163">
            <text:p>-6.163</text:p>
          </table:table-cell>
          <table:table-cell office:value-type="float" office:value="1000">
            <text:p>1000</text:p>
          </table:table-cell>
          <table:table-cell office:value-type="float" office:value="-9.72">
            <text:p>-9.72</text:p>
          </table:table-cell>
          <table:table-cell office:value-type="float" office:value="10">
            <text:p>10</text:p>
          </table:table-cell>
          <table:table-cell office:value-type="string">
            <text:p>SL119.KMHK316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6:38.11</text:p>
          </table:table-cell>
          <table:table-cell table:style-name="ce2" office:value-type="string">
            <text:p>-68:09:53.3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719.5">
            <text:p>1719.5</text:p>
          </table:table-cell>
          <table:table-cell office:value-type="float" office:value="1536.5">
            <text:p>1536.5</text:p>
          </table:table-cell>
          <table:table-cell office:value-type="float" office:value="-4.397">
            <text:p>-4.397</text:p>
          </table:table-cell>
          <table:table-cell office:value-type="float" office:value="6500">
            <text:p>6500</text:p>
          </table:table-cell>
          <table:table-cell office:value-type="float" office:value="-9.7">
            <text:p>-9.7</text:p>
          </table:table-cell>
          <table:table-cell office:value-type="float" office:value="5">
            <text:p>5</text:p>
          </table:table-cell>
          <table:table-cell office:value-type="string">
            <text:p>KMK88-38.H88-20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2:09.30</text:p>
          </table:table-cell>
          <table:table-cell table:style-name="ce2" office:value-type="string">
            <text:p>-68:54:40.5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545.62">
            <text:p>1545.62</text:p>
          </table:table-cell>
          <table:table-cell office:value-type="float" office:value="850.5">
            <text:p>850.5</text:p>
          </table:table-cell>
          <table:table-cell office:value-type="float" office:value="-6.178">
            <text:p>-6.178</text:p>
          </table:table-cell>
          <table:table-cell office:value-type="float" office:value="956">
            <text:p>956</text:p>
          </table:table-cell>
          <table:table-cell office:value-type="float" office:value="-9.7">
            <text:p>-9.7</text:p>
          </table:table-cell>
          <table:table-cell office:value-type="float" office:value="5">
            <text:p>5</text:p>
          </table:table-cell>
          <table:table-cell office:value-type="string">
            <text:p>KMHK208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3:07.21</text:p>
          </table:table-cell>
          <table:table-cell table:style-name="ce2" office:value-type="string">
            <text:p>-69:02:36.0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2.03">
            <text:p>592.03</text:p>
          </table:table-cell>
          <table:table-cell office:value-type="float" office:value="415.78">
            <text:p>415.78</text:p>
          </table:table-cell>
          <table:table-cell office:value-type="float" office:value="-5.552">
            <text:p>-5.552</text:p>
          </table:table-cell>
          <table:table-cell office:value-type="float" office:value="2000">
            <text:p>2000</text:p>
          </table:table-cell>
          <table:table-cell office:value-type="float" office:value="-9.7">
            <text:p>-9.7</text:p>
          </table:table-cell>
          <table:table-cell office:value-type="float" office:value="5">
            <text:p>5</text:p>
          </table:table-cell>
          <table:table-cell office:value-type="string">
            <text:p>BSDL2794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5:41:10.00</text:p>
          </table:table-cell>
          <table:table-cell table:style-name="ce2" office:value-type="string">
            <text:p>-69:10:43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31.96">
            <text:p>631.96</text:p>
          </table:table-cell>
          <table:table-cell office:value-type="float" office:value="1857.38">
            <text:p>1857.38</text:p>
          </table:table-cell>
          <table:table-cell office:value-type="float" office:value="-8.293">
            <text:p>-8.293</text:p>
          </table:table-cell>
          <table:table-cell office:value-type="float" office:value="50.9">
            <text:p>50.9</text:p>
          </table:table-cell>
          <table:table-cell office:value-type="float" office:value="-9.66">
            <text:p>-9.66</text:p>
          </table:table-cell>
          <table:table-cell office:value-type="float" office:value="15">
            <text:p>15</text:p>
          </table:table-cell>
          <table:table-cell office:value-type="string">
            <text:p>NGC1782.SL140.ESO56SC36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7:51.00</text:p>
          </table:table-cell>
          <table:table-cell table:style-name="ce2" office:value-type="string">
            <text:p>-69:23:34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54.5">
            <text:p>754.5</text:p>
          </table:table-cell>
          <table:table-cell office:value-type="float" office:value="845.5">
            <text:p>845.5</text:p>
          </table:table-cell>
          <table:table-cell office:value-type="float" office:value="-8.943">
            <text:p>-8.943</text:p>
          </table:table-cell>
          <table:table-cell office:value-type="float" office:value="20">
            <text:p>20</text:p>
          </table:table-cell>
          <table:table-cell office:value-type="float" office:value="-9.66">
            <text:p>-9.66</text:p>
          </table:table-cell>
          <table:table-cell office:value-type="float" office:value="10">
            <text:p>10</text:p>
          </table:table-cell>
          <table:table-cell office:value-type="string">
            <text:p>SL492.ESO56SC13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7:44.34</text:p>
          </table:table-cell>
          <table:table-cell table:style-name="ce2" office:value-type="string">
            <text:p>-68:59:04.26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0.6">
            <text:p>540.6</text:p>
          </table:table-cell>
          <table:table-cell office:value-type="float" office:value="198.6">
            <text:p>198.6</text:p>
          </table:table-cell>
          <table:table-cell office:value-type="float" office:value="-6.158">
            <text:p>-6.158</text:p>
          </table:table-cell>
          <table:table-cell office:value-type="float" office:value="886.6">
            <text:p>886.6</text:p>
          </table:table-cell>
          <table:table-cell office:value-type="float" office:value="-9.62">
            <text:p>-9.62</text:p>
          </table:table-cell>
          <table:table-cell office:value-type="float" office:value="15">
            <text:p>15</text:p>
          </table:table-cell>
          <table:table-cell office:value-type="string">
            <text:p>NGC1861.SL286.ESO56SC76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10:21.86</text:p>
          </table:table-cell>
          <table:table-cell table:style-name="ce2" office:value-type="string">
            <text:p>-70:46:44.22</text:p>
          </table:table-cell>
          <table:table-cell office:value-type="float" office:value="16.3">
            <text:p>16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25.29">
            <text:p>1025.29</text:p>
          </table:table-cell>
          <table:table-cell office:value-type="float" office:value="1821.8">
            <text:p>1821.8</text:p>
          </table:table-cell>
          <table:table-cell office:value-type="float" office:value="-6.255">
            <text:p>-6.255</text:p>
          </table:table-cell>
          <table:table-cell office:value-type="float" office:value="785">
            <text:p>785</text:p>
          </table:table-cell>
          <table:table-cell office:value-type="float" office:value="-9.61">
            <text:p>-9.61</text:p>
          </table:table-cell>
          <table:table-cell office:value-type="float" office:value="12">
            <text:p>12</text:p>
          </table:table-cell>
          <table:table-cell office:value-type="string">
            <text:p>SL276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9:58.00</text:p>
          </table:table-cell>
          <table:table-cell table:style-name="ce2" office:value-type="string">
            <text:p>-69:21:11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46.5">
            <text:p>1146.5</text:p>
          </table:table-cell>
          <table:table-cell office:value-type="float" office:value="967.5">
            <text:p>967.5</text:p>
          </table:table-cell>
          <table:table-cell office:value-type="float" office:value="-5.036">
            <text:p>-5.036</text:p>
          </table:table-cell>
          <table:table-cell office:value-type="float" office:value="2999.2">
            <text:p>2999.2</text:p>
          </table:table-cell>
          <table:table-cell office:value-type="float" office:value="-9.6">
            <text:p>-9.6</text:p>
          </table:table-cell>
          <table:table-cell office:value-type="float" office:value="6">
            <text:p>6</text:p>
          </table:table-cell>
          <table:table-cell office:value-type="string">
            <text:p>H88-24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6:12.29</text:p>
          </table:table-cell>
          <table:table-cell table:style-name="ce2" office:value-type="string">
            <text:p>-69:17:03.6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62.2">
            <text:p>1662.2</text:p>
          </table:table-cell>
          <table:table-cell office:value-type="float" office:value="394.5">
            <text:p>394.5</text:p>
          </table:table-cell>
          <table:table-cell office:value-type="float" office:value="-7.235">
            <text:p>-7.235</text:p>
          </table:table-cell>
          <table:table-cell office:value-type="float" office:value="195.1">
            <text:p>195.1</text:p>
          </table:table-cell>
          <table:table-cell office:value-type="float" office:value="-9.56">
            <text:p>-9.56</text:p>
          </table:table-cell>
          <table:table-cell office:value-type="float" office:value="18">
            <text:p>18</text:p>
          </table:table-cell>
          <table:table-cell office:value-type="string">
            <text:p>SL117.KMHK314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4:56:23.40</text:p>
          </table:table-cell>
          <table:table-cell table:style-name="ce2" office:value-type="string">
            <text:p>-68:57:59.9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96.23">
            <text:p>996.23</text:p>
          </table:table-cell>
          <table:table-cell office:value-type="float" office:value="202.91">
            <text:p>202.91</text:p>
          </table:table-cell>
          <table:table-cell office:value-type="float" office:value="-8.312">
            <text:p>-8.312</text:p>
          </table:table-cell>
          <table:table-cell office:value-type="float" office:value="44.9">
            <text:p>44.9</text:p>
          </table:table-cell>
          <table:table-cell office:value-type="float" office:value="-9.54">
            <text:p>-9.54</text:p>
          </table:table-cell>
          <table:table-cell office:value-type="float" office:value="15">
            <text:p>15</text:p>
          </table:table-cell>
          <table:table-cell office:value-type="string">
            <text:p>NGC1782.SL140.ESO56SC36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7:51.00</text:p>
          </table:table-cell>
          <table:table-cell table:style-name="ce2" office:value-type="string">
            <text:p>-69:23:35.0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97.97">
            <text:p>297.97</text:p>
          </table:table-cell>
          <table:table-cell office:value-type="float" office:value="1475.5">
            <text:p>1475.5</text:p>
          </table:table-cell>
          <table:table-cell office:value-type="float" office:value="-6.907">
            <text:p>-6.907</text:p>
          </table:table-cell>
          <table:table-cell office:value-type="float" office:value="301.1">
            <text:p>301.1</text:p>
          </table:table-cell>
          <table:table-cell office:value-type="float" office:value="-9.53">
            <text:p>-9.53</text:p>
          </table:table-cell>
          <table:table-cell office:value-type="float" office:value="13">
            <text:p>13</text:p>
          </table:table-cell>
          <table:table-cell office:value-type="string">
            <text:p>NGC1801.SL170.ESO56SC45</text:p>
          </table:table-cell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table:style-name="ce2" office:value-type="string">
            <text:p>5:00:35.58</text:p>
          </table:table-cell>
          <table:table-cell table:style-name="ce2" office:value-type="string">
            <text:p>-69:36:50.1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5.5">
            <text:p>265.5</text:p>
          </table:table-cell>
          <table:table-cell office:value-type="float" office:value="1296.5">
            <text:p>1296.5</text:p>
          </table:table-cell>
          <table:table-cell office:value-type="float" office:value="-5.978">
            <text:p>-5.978</text:p>
          </table:table-cell>
          <table:table-cell office:value-type="float" office:value="1000">
            <text:p>1000</text:p>
          </table:table-cell>
          <table:table-cell office:value-type="float" office:value="-9.53">
            <text:p>-9.53</text:p>
          </table:table-cell>
          <table:table-cell office:value-type="float" office:value="10">
            <text:p>10</text:p>
          </table:table-cell>
          <table:table-cell office:value-type="string">
            <text:p>HS359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4:45.48</text:p>
          </table:table-cell>
          <table:table-cell table:style-name="ce2" office:value-type="string">
            <text:p>-69:23:18.40</text:p>
          </table:table-cell>
          <table:table-cell office:value-type="float" office:value="18.7">
            <text:p>18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80.12">
            <text:p>980.12</text:p>
          </table:table-cell>
          <table:table-cell office:value-type="float" office:value="1163.5">
            <text:p>1163.5</text:p>
          </table:table-cell>
          <table:table-cell office:value-type="float" office:value="-7.01">
            <text:p>-7.01</text:p>
          </table:table-cell>
          <table:table-cell office:value-type="float" office:value="250">
            <text:p>250</text:p>
          </table:table-cell>
          <table:table-cell office:value-type="float" office:value="-9.53">
            <text:p>-9.53</text:p>
          </table:table-cell>
          <table:table-cell office:value-type="float" office:value="10">
            <text:p>10</text:p>
          </table:table-cell>
          <table:table-cell office:value-type="string">
            <text:p>NGC1953.SL459.ESO56SC118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25:28.45</text:p>
          </table:table-cell>
          <table:table-cell table:style-name="ce2" office:value-type="string">
            <text:p>-68:50:18.08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.41">
            <text:p>362.41</text:p>
          </table:table-cell>
          <table:table-cell office:value-type="float" office:value="953.5">
            <text:p>953.5</text:p>
          </table:table-cell>
          <table:table-cell office:value-type="float" office:value="-6.151">
            <text:p>-6.151</text:p>
          </table:table-cell>
          <table:table-cell office:value-type="float" office:value="809">
            <text:p>809</text:p>
          </table:table-cell>
          <table:table-cell office:value-type="float" office:value="-9.53">
            <text:p>-9.53</text:p>
          </table:table-cell>
          <table:table-cell office:value-type="float" office:value="11">
            <text:p>11</text:p>
          </table:table-cell>
          <table:table-cell office:value-type="string">
            <text:p>SL119.KMHK316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6:37.46</text:p>
          </table:table-cell>
          <table:table-cell table:style-name="ce2" office:value-type="string">
            <text:p>-68:09:52.03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133.5">
            <text:p>1133.5</text:p>
          </table:table-cell>
          <table:table-cell office:value-type="float" office:value="620.5">
            <text:p>620.5</text:p>
          </table:table-cell>
          <table:table-cell office:value-type="float" office:value="-5.943">
            <text:p>-5.943</text:p>
          </table:table-cell>
          <table:table-cell office:value-type="float" office:value="1000">
            <text:p>1000</text:p>
          </table:table-cell>
          <table:table-cell office:value-type="float" office:value="-9.5">
            <text:p>-9.5</text:p>
          </table:table-cell>
          <table:table-cell office:value-type="float" office:value="5">
            <text:p>5</text:p>
          </table:table-cell>
          <table:table-cell office:value-type="string">
            <text:p>OGLE-LMC0339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table:style-name="ce2" office:value-type="string">
            <text:p>5:18:43.76</text:p>
          </table:table-cell>
          <table:table-cell table:style-name="ce2" office:value-type="string">
            <text:p>-69:17:32.97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01.5">
            <text:p>1301.5</text:p>
          </table:table-cell>
          <table:table-cell office:value-type="float" office:value="985.5">
            <text:p>985.5</text:p>
          </table:table-cell>
          <table:table-cell office:value-type="float" office:value="-4.953">
            <text:p>-4.953</text:p>
          </table:table-cell>
          <table:table-cell office:value-type="float" office:value="3000">
            <text:p>3000</text:p>
          </table:table-cell>
          <table:table-cell office:value-type="float" office:value="-9.5">
            <text:p>-9.5</text:p>
          </table:table-cell>
          <table:table-cell office:value-type="float" office:value="5">
            <text:p>5</text:p>
          </table:table-cell>
          <table:table-cell office:value-type="string">
            <text:p>SL615.KMHK1143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7:04.12</text:p>
          </table:table-cell>
          <table:table-cell table:style-name="ce2" office:value-type="string">
            <text:p>-68:43:26.07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07.5">
            <text:p>1307.5</text:p>
          </table:table-cell>
          <table:table-cell office:value-type="float" office:value="760.5">
            <text:p>760.5</text:p>
          </table:table-cell>
          <table:table-cell office:value-type="float" office:value="-5.976">
            <text:p>-5.976</text:p>
          </table:table-cell>
          <table:table-cell office:value-type="float" office:value="961">
            <text:p>961</text:p>
          </table:table-cell>
          <table:table-cell office:value-type="float" office:value="-9.5">
            <text:p>-9.5</text:p>
          </table:table-cell>
          <table:table-cell office:value-type="float" office:value="5">
            <text:p>5</text:p>
          </table:table-cell>
          <table:table-cell office:value-type="string">
            <text:p>BSDL191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4:00.98</text:p>
          </table:table-cell>
          <table:table-cell table:style-name="ce2" office:value-type="string">
            <text:p>-70:10:49.2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796.28">
            <text:p>1796.28</text:p>
          </table:table-cell>
          <table:table-cell office:value-type="float" office:value="734.5">
            <text:p>734.5</text:p>
          </table:table-cell>
          <table:table-cell office:value-type="float" office:value="-8.241">
            <text:p>-8.241</text:p>
          </table:table-cell>
          <table:table-cell office:value-type="float" office:value="43.9">
            <text:p>43.9</text:p>
          </table:table-cell>
          <table:table-cell office:value-type="float" office:value="-9.45">
            <text:p>-9.45</text:p>
          </table:table-cell>
          <table:table-cell office:value-type="float" office:value="17">
            <text:p>17</text:p>
          </table:table-cell>
          <table:table-cell office:value-type="string">
            <text:p>NGC1774.SL141.ESO85SC26.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4:58:07.00</text:p>
          </table:table-cell>
          <table:table-cell table:style-name="ce2" office:value-type="string">
            <text:p>-67:14:31.99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619.97">
            <text:p>1619.97</text:p>
          </table:table-cell>
          <table:table-cell office:value-type="float" office:value="1123.71">
            <text:p>1123.71</text:p>
          </table:table-cell>
          <table:table-cell office:value-type="float" office:value="-7.322">
            <text:p>-7.322</text:p>
          </table:table-cell>
          <table:table-cell office:value-type="float" office:value="155.9">
            <text:p>155.9</text:p>
          </table:table-cell>
          <table:table-cell office:value-type="float" office:value="-9.44">
            <text:p>-9.44</text:p>
          </table:table-cell>
          <table:table-cell office:value-type="float" office:value="15">
            <text:p>15</text:p>
          </table:table-cell>
          <table:table-cell office:value-type="string">
            <text:p>NGC1885.SL338.ESO56SC88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5:06.00</text:p>
          </table:table-cell>
          <table:table-cell table:style-name="ce2" office:value-type="string">
            <text:p>-68:58:45.01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442.5">
            <text:p>1442.5</text:p>
          </table:table-cell>
          <table:table-cell office:value-type="float" office:value="1854.5">
            <text:p>1854.5</text:p>
          </table:table-cell>
          <table:table-cell office:value-type="float" office:value="-5.049">
            <text:p>-5.049</text:p>
          </table:table-cell>
          <table:table-cell office:value-type="float" office:value="2000">
            <text:p>2000</text:p>
          </table:table-cell>
          <table:table-cell office:value-type="float" office:value="-9.43">
            <text:p>-9.43</text:p>
          </table:table-cell>
          <table:table-cell office:value-type="float" office:value="7">
            <text:p>7</text:p>
          </table:table-cell>
          <table:table-cell office:value-type="string">
            <text:p>HS141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9:49.29</text:p>
          </table:table-cell>
          <table:table-cell table:style-name="ce2" office:value-type="string">
            <text:p>-69:05:03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3.5">
            <text:p>113.5</text:p>
          </table:table-cell>
          <table:table-cell office:value-type="float" office:value="698.5">
            <text:p>698.5</text:p>
          </table:table-cell>
          <table:table-cell office:value-type="float" office:value="-5.866">
            <text:p>-5.866</text:p>
          </table:table-cell>
          <table:table-cell office:value-type="float" office:value="1000">
            <text:p>1000</text:p>
          </table:table-cell>
          <table:table-cell office:value-type="float" office:value="-9.42">
            <text:p>-9.42</text:p>
          </table:table-cell>
          <table:table-cell office:value-type="float" office:value="9">
            <text:p>9</text:p>
          </table:table-cell>
          <table:table-cell office:value-type="string">
            <text:p>SL368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8:11.26</text:p>
          </table:table-cell>
          <table:table-cell table:style-name="ce2" office:value-type="string">
            <text:p>-69:56:55.82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41.5">
            <text:p>1441.5</text:p>
          </table:table-cell>
          <table:table-cell office:value-type="float" office:value="1654.5">
            <text:p>1654.5</text:p>
          </table:table-cell>
          <table:table-cell office:value-type="float" office:value="-5.863">
            <text:p>-5.863</text:p>
          </table:table-cell>
          <table:table-cell office:value-type="float" office:value="1000">
            <text:p>1000</text:p>
          </table:table-cell>
          <table:table-cell office:value-type="float" office:value="-9.4">
            <text:p>-9.4</text:p>
          </table:table-cell>
          <table:table-cell office:value-type="float" office:value="15">
            <text:p>15</text:p>
          </table:table-cell>
          <table:table-cell office:value-type="string">
            <text:p>SL294.KMHK627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0:42.16</text:p>
          </table:table-cell>
          <table:table-cell table:style-name="ce2" office:value-type="string">
            <text:p>-70:03:46.8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793.5">
            <text:p>1793.5</text:p>
          </table:table-cell>
          <table:table-cell office:value-type="float" office:value="513.5">
            <text:p>513.5</text:p>
          </table:table-cell>
          <table:table-cell office:value-type="float" office:value="-5.025">
            <text:p>-5.025</text:p>
          </table:table-cell>
          <table:table-cell office:value-type="float" office:value="1000">
            <text:p>1000</text:p>
          </table:table-cell>
          <table:table-cell office:value-type="float" office:value="-9.4">
            <text:p>-9.4</text:p>
          </table:table-cell>
          <table:table-cell office:value-type="float" office:value="6">
            <text:p>6</text:p>
          </table:table-cell>
          <table:table-cell office:value-type="string">
            <text:p>HS65.H88-31.H80F1-25.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4:55:31.73</text:p>
          </table:table-cell>
          <table:table-cell table:style-name="ce2" office:value-type="string">
            <text:p>-68:52:58.8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33.46">
            <text:p>1033.46</text:p>
          </table:table-cell>
          <table:table-cell office:value-type="float" office:value="1509.34">
            <text:p>1509.34</text:p>
          </table:table-cell>
          <table:table-cell office:value-type="float" office:value="-5.863">
            <text:p>-5.863</text:p>
          </table:table-cell>
          <table:table-cell office:value-type="float" office:value="1000">
            <text:p>1000</text:p>
          </table:table-cell>
          <table:table-cell office:value-type="float" office:value="-9.4">
            <text:p>-9.4</text:p>
          </table:table-cell>
          <table:table-cell office:value-type="float" office:value="5">
            <text:p>5</text:p>
          </table:table-cell>
          <table:table-cell office:value-type="string">
            <text:p>BSDL2300</text:p>
          </table:table-cell>
          <table:table-cell office:value-type="float" office:value="12">
            <text:p>12</text:p>
          </table:table-cell>
          <table:table-cell office:value-type="string">
            <text:p>CN</text:p>
          </table:table-cell>
          <table:table-cell table:style-name="ce2" office:value-type="string">
            <text:p>5:33:19.00</text:p>
          </table:table-cell>
          <table:table-cell table:style-name="ce2" office:value-type="string">
            <text:p>-68:53:32.0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97.01">
            <text:p>897.01</text:p>
          </table:table-cell>
          <table:table-cell office:value-type="float" office:value="283.5">
            <text:p>283.5</text:p>
          </table:table-cell>
          <table:table-cell office:value-type="float" office:value="-5.834">
            <text:p>-5.834</text:p>
          </table:table-cell>
          <table:table-cell office:value-type="float" office:value="1000">
            <text:p>1000</text:p>
          </table:table-cell>
          <table:table-cell office:value-type="float" office:value="-9.39">
            <text:p>-9.39</text:p>
          </table:table-cell>
          <table:table-cell office:value-type="float" office:value="11">
            <text:p>11</text:p>
          </table:table-cell>
          <table:table-cell office:value-type="string">
            <text:p>SL174.KMHK439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01:12.25</text:p>
          </table:table-cell>
          <table:table-cell table:style-name="ce2" office:value-type="string">
            <text:p>-67:49:04.9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93.5">
            <text:p>1193.5</text:p>
          </table:table-cell>
          <table:table-cell office:value-type="float" office:value="385.5">
            <text:p>385.5</text:p>
          </table:table-cell>
          <table:table-cell office:value-type="float" office:value="-5.826">
            <text:p>-5.826</text:p>
          </table:table-cell>
          <table:table-cell office:value-type="float" office:value="1000">
            <text:p>1000</text:p>
          </table:table-cell>
          <table:table-cell office:value-type="float" office:value="-9.38">
            <text:p>-9.38</text:p>
          </table:table-cell>
          <table:table-cell office:value-type="float" office:value="5">
            <text:p>5</text:p>
          </table:table-cell>
          <table:table-cell office:value-type="string">
            <text:p>H88-281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20:26.01</text:p>
          </table:table-cell>
          <table:table-cell table:style-name="ce2" office:value-type="string">
            <text:p>-69:15:08.79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08.85">
            <text:p>1608.85</text:p>
          </table:table-cell>
          <table:table-cell office:value-type="float" office:value="1212.3">
            <text:p>1212.3</text:p>
          </table:table-cell>
          <table:table-cell office:value-type="float" office:value="-9.121">
            <text:p>-9.121</text:p>
          </table:table-cell>
          <table:table-cell office:value-type="float" office:value="17">
            <text:p>17</text:p>
          </table:table-cell>
          <table:table-cell office:value-type="float" office:value="-9.38">
            <text:p>-9.38</text:p>
          </table:table-cell>
          <table:table-cell office:value-type="float" office:value="25">
            <text:p>25</text:p>
          </table:table-cell>
          <table:table-cell office:value-type="string">
            <text:p>NGC1711.SL55.ESO56SC10.</text:p>
          </table:table-cell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table:style-name="ce2" office:value-type="string">
            <text:p>4:50:37.00</text:p>
          </table:table-cell>
          <table:table-cell table:style-name="ce2" office:value-type="string">
            <text:p>-69:59:05.99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242.27">
            <text:p>1242.27</text:p>
          </table:table-cell>
          <table:table-cell office:value-type="float" office:value="614.13">
            <text:p>614.13</text:p>
          </table:table-cell>
          <table:table-cell office:value-type="float" office:value="99.999">
            <text:p>99.999</text:p>
          </table:table-cell>
          <table:table-cell office:value-type="float" office:value="350">
            <text:p>350</text:p>
          </table:table-cell>
          <table:table-cell office:value-type="float" office:value="-9.37">
            <text:p>-9.37</text:p>
          </table:table-cell>
          <table:table-cell office:value-type="float" office:value="13">
            <text:p>13</text:p>
          </table:table-cell>
          <table:table-cell office:value-type="string">
            <text:p>NGC1756.SL94.ESO56SC27.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4:54:50.00</text:p>
          </table:table-cell>
          <table:table-cell table:style-name="ce2" office:value-type="string">
            <text:p>-69:14:17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248.5">
            <text:p>1248.5</text:p>
          </table:table-cell>
          <table:table-cell office:value-type="float" office:value="694.5">
            <text:p>694.5</text:p>
          </table:table-cell>
          <table:table-cell office:value-type="float" office:value="99.999">
            <text:p>99.999</text:p>
          </table:table-cell>
          <table:table-cell office:value-type="float" office:value="10">
            <text:p>10</text:p>
          </table:table-cell>
          <table:table-cell office:value-type="float" office:value="-9.34">
            <text:p>-9.34</text:p>
          </table:table-cell>
          <table:table-cell office:value-type="float" office:value="15">
            <text:p>15</text:p>
          </table:table-cell>
          <table:table-cell office:value-type="string">
            <text:p>SL36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8:11.27</text:p>
          </table:table-cell>
          <table:table-cell table:style-name="ce2" office:value-type="string">
            <text:p>-69:13:07.54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642.5">
            <text:p>1642.5</text:p>
          </table:table-cell>
          <table:table-cell office:value-type="float" office:value="452.5">
            <text:p>452.5</text:p>
          </table:table-cell>
          <table:table-cell office:value-type="float" office:value="-5.882">
            <text:p>-5.882</text:p>
          </table:table-cell>
          <table:table-cell office:value-type="float" office:value="886.6">
            <text:p>886.6</text:p>
          </table:table-cell>
          <table:table-cell office:value-type="float" office:value="-9.34">
            <text:p>-9.34</text:p>
          </table:table-cell>
          <table:table-cell office:value-type="float" office:value="12">
            <text:p>12</text:p>
          </table:table-cell>
          <table:table-cell office:value-type="string">
            <text:p>SL39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9:54.75</text:p>
          </table:table-cell>
          <table:table-cell table:style-name="ce2" office:value-type="string">
            <text:p>-68:57:51.01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68.5">
            <text:p>768.5</text:p>
          </table:table-cell>
          <table:table-cell office:value-type="float" office:value="1938.5">
            <text:p>1938.5</text:p>
          </table:table-cell>
          <table:table-cell office:value-type="float" office:value="-5.954">
            <text:p>-5.954</text:p>
          </table:table-cell>
          <table:table-cell office:value-type="float" office:value="822.4">
            <text:p>822.4</text:p>
          </table:table-cell>
          <table:table-cell office:value-type="float" office:value="-9.34">
            <text:p>-9.34</text:p>
          </table:table-cell>
          <table:table-cell office:value-type="float" office:value="13">
            <text:p>13</text:p>
          </table:table-cell>
          <table:table-cell office:value-type="string">
            <text:p>SL39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9:54.26</text:p>
          </table:table-cell>
          <table:table-cell table:style-name="ce2" office:value-type="string">
            <text:p>-68:57:50.43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004.5">
            <text:p>2004.5</text:p>
          </table:table-cell>
          <table:table-cell office:value-type="float" office:value="1610.5">
            <text:p>1610.5</text:p>
          </table:table-cell>
          <table:table-cell office:value-type="float" office:value="-7.863">
            <text:p>-7.863</text:p>
          </table:table-cell>
          <table:table-cell office:value-type="float" office:value="57.7">
            <text:p>57.7</text:p>
          </table:table-cell>
          <table:table-cell office:value-type="float" office:value="-9.31">
            <text:p>-9.31</text:p>
          </table:table-cell>
          <table:table-cell office:value-type="float" office:value="13">
            <text:p>13</text:p>
          </table:table-cell>
          <table:table-cell office:value-type="string">
            <text:p>NGC1863.SL299.ESO56SC77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1:40.39</text:p>
          </table:table-cell>
          <table:table-cell table:style-name="ce2" office:value-type="string">
            <text:p>-68:43:37.14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.4">
            <text:p>35.4</text:p>
          </table:table-cell>
          <table:table-cell office:value-type="float" office:value="1935.5">
            <text:p>1935.5</text:p>
          </table:table-cell>
          <table:table-cell office:value-type="float" office:value="-4.244">
            <text:p>-4.244</text:p>
          </table:table-cell>
          <table:table-cell office:value-type="float" office:value="5000">
            <text:p>5000</text:p>
          </table:table-cell>
          <table:table-cell office:value-type="float" office:value="-9.3">
            <text:p>-9.3</text:p>
          </table:table-cell>
          <table:table-cell office:value-type="float" office:value="5">
            <text:p>5</text:p>
          </table:table-cell>
          <table:table-cell office:value-type="string">
            <text:p>OGLE-LMC0531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table:style-name="ce2" office:value-type="string">
            <text:p>5:30:02.05</text:p>
          </table:table-cell>
          <table:table-cell table:style-name="ce2" office:value-type="string">
            <text:p>-69:31:36.1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.4">
            <text:p>51.4</text:p>
          </table:table-cell>
          <table:table-cell office:value-type="float" office:value="1214.5">
            <text:p>1214.5</text:p>
          </table:table-cell>
          <table:table-cell office:value-type="float" office:value="-7.009">
            <text:p>-7.009</text:p>
          </table:table-cell>
          <table:table-cell office:value-type="float" office:value="184.8">
            <text:p>184.8</text:p>
          </table:table-cell>
          <table:table-cell office:value-type="float" office:value="-9.29">
            <text:p>-9.29</text:p>
          </table:table-cell>
          <table:table-cell office:value-type="float" office:value="12">
            <text:p>12</text:p>
          </table:table-cell>
          <table:table-cell office:value-type="string">
            <text:p>SL453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25:01.91</text:p>
          </table:table-cell>
          <table:table-cell table:style-name="ce2" office:value-type="string">
            <text:p>-69:26:07.36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8.5">
            <text:p>578.5</text:p>
          </table:table-cell>
          <table:table-cell office:value-type="float" office:value="490.5">
            <text:p>490.5</text:p>
          </table:table-cell>
          <table:table-cell office:value-type="float" office:value="-5.826">
            <text:p>-5.826</text:p>
          </table:table-cell>
          <table:table-cell office:value-type="float" office:value="874.8">
            <text:p>874.8</text:p>
          </table:table-cell>
          <table:table-cell office:value-type="float" office:value="-9.27">
            <text:p>-9.27</text:p>
          </table:table-cell>
          <table:table-cell office:value-type="float" office:value="8">
            <text:p>8</text:p>
          </table:table-cell>
          <table:table-cell office:value-type="string">
            <text:p>SL250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7:50.95</text:p>
          </table:table-cell>
          <table:table-cell table:style-name="ce2" office:value-type="string">
            <text:p>-69:26:10.63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09.5">
            <text:p>709.5</text:p>
          </table:table-cell>
          <table:table-cell office:value-type="float" office:value="1679.5">
            <text:p>1679.5</text:p>
          </table:table-cell>
          <table:table-cell office:value-type="float" office:value="-5.914">
            <text:p>-5.914</text:p>
          </table:table-cell>
          <table:table-cell office:value-type="float" office:value="792.2">
            <text:p>792.2</text:p>
          </table:table-cell>
          <table:table-cell office:value-type="float" office:value="-9.27">
            <text:p>-9.27</text:p>
          </table:table-cell>
          <table:table-cell office:value-type="float" office:value="9">
            <text:p>9</text:p>
          </table:table-cell>
          <table:table-cell office:value-type="string">
            <text:p>SL296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0:56.67</text:p>
          </table:table-cell>
          <table:table-cell table:style-name="ce2" office:value-type="string">
            <text:p>-69:33:31.07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98.5">
            <text:p>1398.5</text:p>
          </table:table-cell>
          <table:table-cell office:value-type="float" office:value="871.5">
            <text:p>871.5</text:p>
          </table:table-cell>
          <table:table-cell office:value-type="float" office:value="-5.747">
            <text:p>-5.747</text:p>
          </table:table-cell>
          <table:table-cell office:value-type="float" office:value="936.2">
            <text:p>936.2</text:p>
          </table:table-cell>
          <table:table-cell office:value-type="float" office:value="-9.26">
            <text:p>-9.26</text:p>
          </table:table-cell>
          <table:table-cell office:value-type="float" office:value="13">
            <text:p>13</text:p>
          </table:table-cell>
          <table:table-cell office:value-type="string">
            <text:p>KMK88-11.H88-117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5:04.05</text:p>
          </table:table-cell>
          <table:table-cell table:style-name="ce2" office:value-type="string">
            <text:p>-68:54:35.8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27.5">
            <text:p>1527.5</text:p>
          </table:table-cell>
          <table:table-cell office:value-type="float" office:value="240.4">
            <text:p>240.4</text:p>
          </table:table-cell>
          <table:table-cell office:value-type="float" office:value="-5.706">
            <text:p>-5.706</text:p>
          </table:table-cell>
          <table:table-cell office:value-type="float" office:value="961.6">
            <text:p>961.6</text:p>
          </table:table-cell>
          <table:table-cell office:value-type="float" office:value="-9.24">
            <text:p>-9.24</text:p>
          </table:table-cell>
          <table:table-cell office:value-type="float" office:value="13">
            <text:p>13</text:p>
          </table:table-cell>
          <table:table-cell office:value-type="string">
            <text:p>SL136.KMHK352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7:30.64</text:p>
          </table:table-cell>
          <table:table-cell table:style-name="ce2" office:value-type="string">
            <text:p>-69:03:06.5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8.5">
            <text:p>328.5</text:p>
          </table:table-cell>
          <table:table-cell office:value-type="float" office:value="1669.5">
            <text:p>1669.5</text:p>
          </table:table-cell>
          <table:table-cell office:value-type="float" office:value="-5.778">
            <text:p>-5.778</text:p>
          </table:table-cell>
          <table:table-cell office:value-type="float" office:value="870">
            <text:p>870</text:p>
          </table:table-cell>
          <table:table-cell office:value-type="float" office:value="-9.22">
            <text:p>-9.22</text:p>
          </table:table-cell>
          <table:table-cell office:value-type="float" office:value="10">
            <text:p>10</text:p>
          </table:table-cell>
          <table:table-cell office:value-type="string">
            <text:p>NGC1861.SL286.ESO56SC76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10:21.37</text:p>
          </table:table-cell>
          <table:table-cell table:style-name="ce2" office:value-type="string">
            <text:p>-70:46:42.53</text:p>
          </table:table-cell>
          <table:table-cell office:value-type="float" office:value="17.7">
            <text:p>1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40.79">
            <text:p>1440.79</text:p>
          </table:table-cell>
          <table:table-cell office:value-type="float" office:value="1517.87">
            <text:p>1517.87</text:p>
          </table:table-cell>
          <table:table-cell office:value-type="float" office:value="-5.65">
            <text:p>-5.65</text:p>
          </table:table-cell>
          <table:table-cell office:value-type="float" office:value="1000">
            <text:p>1000</text:p>
          </table:table-cell>
          <table:table-cell office:value-type="float" office:value="-9.21">
            <text:p>-9.21</text:p>
          </table:table-cell>
          <table:table-cell office:value-type="float" office:value="10">
            <text:p>10</text:p>
          </table:table-cell>
          <table:table-cell office:value-type="string">
            <text:p>SL302.KMHK646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11:44.00</text:p>
          </table:table-cell>
          <table:table-cell table:style-name="ce2" office:value-type="string">
            <text:p>-70:03:55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4.5">
            <text:p>484.5</text:p>
          </table:table-cell>
          <table:table-cell office:value-type="float" office:value="306.5">
            <text:p>306.5</text:p>
          </table:table-cell>
          <table:table-cell office:value-type="float" office:value="-4.661">
            <text:p>-4.661</text:p>
          </table:table-cell>
          <table:table-cell office:value-type="float" office:value="3000">
            <text:p>3000</text:p>
          </table:table-cell>
          <table:table-cell office:value-type="float" office:value="-9.2">
            <text:p>-9.2</text:p>
          </table:table-cell>
          <table:table-cell office:value-type="float" office:value="7">
            <text:p>7</text:p>
          </table:table-cell>
          <table:table-cell office:value-type="string">
            <text:p>HS88.KMHK436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1:05.26</text:p>
          </table:table-cell>
          <table:table-cell table:style-name="ce2" office:value-type="string">
            <text:p>-68:05:00.7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38.5">
            <text:p>1638.5</text:p>
          </table:table-cell>
          <table:table-cell office:value-type="float" office:value="230.4">
            <text:p>230.4</text:p>
          </table:table-cell>
          <table:table-cell office:value-type="float" office:value="-5.903">
            <text:p>-5.903</text:p>
          </table:table-cell>
          <table:table-cell office:value-type="float" office:value="717">
            <text:p>717</text:p>
          </table:table-cell>
          <table:table-cell office:value-type="float" office:value="-9.18">
            <text:p>-9.18</text:p>
          </table:table-cell>
          <table:table-cell office:value-type="float" office:value="8">
            <text:p>8</text:p>
          </table:table-cell>
          <table:table-cell office:value-type="string">
            <text:p>NGC1938.SL413.ESO56SC10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25.43</text:p>
          </table:table-cell>
          <table:table-cell table:style-name="ce2" office:value-type="string">
            <text:p>-69:56:23.25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7.5">
            <text:p>297.5</text:p>
          </table:table-cell>
          <table:table-cell office:value-type="float" office:value="1150.5">
            <text:p>1150.5</text:p>
          </table:table-cell>
          <table:table-cell office:value-type="float" office:value="-9.101">
            <text:p>-9.101</text:p>
          </table:table-cell>
          <table:table-cell office:value-type="float" office:value="16.2">
            <text:p>16.2</text:p>
          </table:table-cell>
          <table:table-cell office:value-type="float" office:value="-9.18">
            <text:p>-9.18</text:p>
          </table:table-cell>
          <table:table-cell office:value-type="float" office:value="20">
            <text:p>20</text:p>
          </table:table-cell>
          <table:table-cell office:value-type="string">
            <text:p>NGC1755.SL99.ESO56SC28.</text:p>
          </table:table-cell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table:style-name="ce2" office:value-type="string">
            <text:p>4:55:15.45</text:p>
          </table:table-cell>
          <table:table-cell table:style-name="ce2" office:value-type="string">
            <text:p>-68:12:19.5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3.77">
            <text:p>723.77</text:p>
          </table:table-cell>
          <table:table-cell office:value-type="float" office:value="750.58">
            <text:p>750.58</text:p>
          </table:table-cell>
          <table:table-cell office:value-type="float" office:value="-4.982">
            <text:p>-4.982</text:p>
          </table:table-cell>
          <table:table-cell office:value-type="float" office:value="2000">
            <text:p>2000</text:p>
          </table:table-cell>
          <table:table-cell office:value-type="float" office:value="-9.17">
            <text:p>-9.17</text:p>
          </table:table-cell>
          <table:table-cell office:value-type="float" office:value="6">
            <text:p>6</text:p>
          </table:table-cell>
          <table:table-cell office:value-type="string">
            <text:p>KMHK229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4:53:51.00</text:p>
          </table:table-cell>
          <table:table-cell table:style-name="ce2" office:value-type="string">
            <text:p>-69:34:19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22.5">
            <text:p>922.5</text:p>
          </table:table-cell>
          <table:table-cell office:value-type="float" office:value="1151.5">
            <text:p>1151.5</text:p>
          </table:table-cell>
          <table:table-cell office:value-type="float" office:value="-4.576">
            <text:p>-4.576</text:p>
          </table:table-cell>
          <table:table-cell office:value-type="float" office:value="2999.9">
            <text:p>2999.9</text:p>
          </table:table-cell>
          <table:table-cell office:value-type="float" office:value="-9.14">
            <text:p>-9.14</text:p>
          </table:table-cell>
          <table:table-cell office:value-type="float" office:value="5">
            <text:p>5</text:p>
          </table:table-cell>
          <table:table-cell office:value-type="string">
            <text:p>HS191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4:51.00</text:p>
          </table:table-cell>
          <table:table-cell table:style-name="ce2" office:value-type="string">
            <text:p>-69:25:39.4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63.5">
            <text:p>1163.5</text:p>
          </table:table-cell>
          <table:table-cell office:value-type="float" office:value="1061.5">
            <text:p>1061.5</text:p>
          </table:table-cell>
          <table:table-cell office:value-type="float" office:value="-5.662">
            <text:p>-5.662</text:p>
          </table:table-cell>
          <table:table-cell office:value-type="float" office:value="890.4">
            <text:p>890.4</text:p>
          </table:table-cell>
          <table:table-cell office:value-type="float" office:value="-9.12">
            <text:p>-9.12</text:p>
          </table:table-cell>
          <table:table-cell office:value-type="float" office:value="8">
            <text:p>8</text:p>
          </table:table-cell>
          <table:table-cell office:value-type="string">
            <text:p>SL607.KMHK1137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6:31.36</text:p>
          </table:table-cell>
          <table:table-cell table:style-name="ce2" office:value-type="string">
            <text:p>-68:48:44.64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836.31">
            <text:p>1836.31</text:p>
          </table:table-cell>
          <table:table-cell office:value-type="float" office:value="797.5">
            <text:p>797.5</text:p>
          </table:table-cell>
          <table:table-cell office:value-type="float" office:value="-6.837">
            <text:p>-6.837</text:p>
          </table:table-cell>
          <table:table-cell office:value-type="float" office:value="184.8">
            <text:p>184.8</text:p>
          </table:table-cell>
          <table:table-cell office:value-type="float" office:value="-9.11">
            <text:p>-9.11</text:p>
          </table:table-cell>
          <table:table-cell office:value-type="float" office:value="10">
            <text:p>10</text:p>
          </table:table-cell>
          <table:table-cell office:value-type="string">
            <text:p>NGC1836.SL223.ESO56SC31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05:35.70</text:p>
          </table:table-cell>
          <table:table-cell table:style-name="ce2" office:value-type="string">
            <text:p>-68:37:41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0.5">
            <text:p>320.5</text:p>
          </table:table-cell>
          <table:table-cell office:value-type="float" office:value="918.5">
            <text:p>918.5</text:p>
          </table:table-cell>
          <table:table-cell office:value-type="float" office:value="-5.834">
            <text:p>-5.834</text:p>
          </table:table-cell>
          <table:table-cell office:value-type="float" office:value="700">
            <text:p>700</text:p>
          </table:table-cell>
          <table:table-cell office:value-type="float" office:value="-9.09">
            <text:p>-9.09</text:p>
          </table:table-cell>
          <table:table-cell office:value-type="float" office:value="13">
            <text:p>13</text:p>
          </table:table-cell>
          <table:table-cell office:value-type="string">
            <text:p>H3.SL569.KMHK1065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table:style-name="ce2" office:value-type="string">
            <text:p>5:33:20.38</text:p>
          </table:table-cell>
          <table:table-cell table:style-name="ce2" office:value-type="string">
            <text:p>-68:09:09.8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98.5">
            <text:p>1198.5</text:p>
          </table:table-cell>
          <table:table-cell office:value-type="float" office:value="685.5">
            <text:p>685.5</text:p>
          </table:table-cell>
          <table:table-cell office:value-type="float" office:value="-9.732">
            <text:p>-9.732</text:p>
          </table:table-cell>
          <table:table-cell office:value-type="float" office:value="8.3">
            <text:p>8.3</text:p>
          </table:table-cell>
          <table:table-cell office:value-type="float" office:value="-9.07">
            <text:p>-9.07</text:p>
          </table:table-cell>
          <table:table-cell office:value-type="float" office:value="10">
            <text:p>10</text:p>
          </table:table-cell>
          <table:table-cell office:value-type="string">
            <text:p>H88-267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8:15.27</text:p>
          </table:table-cell>
          <table:table-cell table:style-name="ce2" office:value-type="string">
            <text:p>-69:15:03.24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63.5">
            <text:p>1763.5</text:p>
          </table:table-cell>
          <table:table-cell office:value-type="float" office:value="2015.5">
            <text:p>2015.5</text:p>
          </table:table-cell>
          <table:table-cell office:value-type="float" office:value="-5.55">
            <text:p>-5.55</text:p>
          </table:table-cell>
          <table:table-cell office:value-type="float" office:value="950">
            <text:p>950</text:p>
          </table:table-cell>
          <table:table-cell office:value-type="float" office:value="-9.07">
            <text:p>-9.07</text:p>
          </table:table-cell>
          <table:table-cell office:value-type="float" office:value="10">
            <text:p>10</text:p>
          </table:table-cell>
          <table:table-cell office:value-type="string">
            <text:p>SL124e.KMHK324e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31.71</text:p>
          </table:table-cell>
          <table:table-cell table:style-name="ce2" office:value-type="string">
            <text:p>-69:58:56.1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098.5">
            <text:p>1098.5</text:p>
          </table:table-cell>
          <table:table-cell office:value-type="float" office:value="701.5">
            <text:p>701.5</text:p>
          </table:table-cell>
          <table:table-cell office:value-type="float" office:value="-4.868">
            <text:p>-4.868</text:p>
          </table:table-cell>
          <table:table-cell office:value-type="float" office:value="2000">
            <text:p>2000</text:p>
          </table:table-cell>
          <table:table-cell office:value-type="float" office:value="-9.06">
            <text:p>-9.06</text:p>
          </table:table-cell>
          <table:table-cell office:value-type="float" office:value="7">
            <text:p>7</text:p>
          </table:table-cell>
          <table:table-cell office:value-type="string">
            <text:p>HS216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8:08.44</text:p>
          </table:table-cell>
          <table:table-cell table:style-name="ce2" office:value-type="string">
            <text:p>-69:18:54.9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44.5">
            <text:p>744.5</text:p>
          </table:table-cell>
          <table:table-cell office:value-type="float" office:value="509.5">
            <text:p>509.5</text:p>
          </table:table-cell>
          <table:table-cell office:value-type="float" office:value="-6.412">
            <text:p>-6.412</text:p>
          </table:table-cell>
          <table:table-cell office:value-type="float" office:value="300">
            <text:p>300</text:p>
          </table:table-cell>
          <table:table-cell office:value-type="float" office:value="-9.04">
            <text:p>-9.04</text:p>
          </table:table-cell>
          <table:table-cell office:value-type="float" office:value="10">
            <text:p>10</text:p>
          </table:table-cell>
          <table:table-cell office:value-type="string">
            <text:p>SL387.BRHT35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9:33.76</text:p>
          </table:table-cell>
          <table:table-cell table:style-name="ce2" office:value-type="string">
            <text:p>-69:32:31.73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213.5">
            <text:p>1213.5</text:p>
          </table:table-cell>
          <table:table-cell office:value-type="float" office:value="802.5">
            <text:p>802.5</text:p>
          </table:table-cell>
          <table:table-cell office:value-type="float" office:value="-4.454">
            <text:p>-4.454</text:p>
          </table:table-cell>
          <table:table-cell office:value-type="float" office:value="2999.2">
            <text:p>2999.2</text:p>
          </table:table-cell>
          <table:table-cell office:value-type="float" office:value="-9.02">
            <text:p>-9.02</text:p>
          </table:table-cell>
          <table:table-cell office:value-type="float" office:value="5">
            <text:p>5</text:p>
          </table:table-cell>
          <table:table-cell office:value-type="string">
            <text:p>SL629.KMHK1169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8:21.98</text:p>
          </table:table-cell>
          <table:table-cell table:style-name="ce2" office:value-type="string">
            <text:p>-68:46:50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29.5">
            <text:p>1629.5</text:p>
          </table:table-cell>
          <table:table-cell office:value-type="float" office:value="663.5">
            <text:p>663.5</text:p>
          </table:table-cell>
          <table:table-cell office:value-type="float" office:value="-5.495">
            <text:p>-5.495</text:p>
          </table:table-cell>
          <table:table-cell office:value-type="float" office:value="919.5">
            <text:p>919.5</text:p>
          </table:table-cell>
          <table:table-cell office:value-type="float" office:value="-8.98">
            <text:p>-8.98</text:p>
          </table:table-cell>
          <table:table-cell office:value-type="float" office:value="7">
            <text:p>7</text:p>
          </table:table-cell>
          <table:table-cell office:value-type="string">
            <text:p>SL368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8:10.53</text:p>
          </table:table-cell>
          <table:table-cell table:style-name="ce2" office:value-type="string">
            <text:p>-69:56:55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02.5">
            <text:p>702.5</text:p>
          </table:table-cell>
          <table:table-cell office:value-type="float" office:value="196.4">
            <text:p>196.4</text:p>
          </table:table-cell>
          <table:table-cell office:value-type="float" office:value="-6.093">
            <text:p>-6.093</text:p>
          </table:table-cell>
          <table:table-cell office:value-type="float" office:value="421.1">
            <text:p>421.1</text:p>
          </table:table-cell>
          <table:table-cell office:value-type="float" office:value="-8.96">
            <text:p>-8.96</text:p>
          </table:table-cell>
          <table:table-cell office:value-type="float" office:value="10">
            <text:p>10</text:p>
          </table:table-cell>
          <table:table-cell office:value-type="string">
            <text:p>SL276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9:59.18</text:p>
          </table:table-cell>
          <table:table-cell table:style-name="ce2" office:value-type="string">
            <text:p>-69:21:13.48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93.5">
            <text:p>893.5</text:p>
          </table:table-cell>
          <table:table-cell office:value-type="float" office:value="2010.5">
            <text:p>2010.5</text:p>
          </table:table-cell>
          <table:table-cell office:value-type="float" office:value="-4.398">
            <text:p>-4.398</text:p>
          </table:table-cell>
          <table:table-cell office:value-type="float" office:value="3000">
            <text:p>3000</text:p>
          </table:table-cell>
          <table:table-cell office:value-type="float" office:value="-8.96">
            <text:p>-8.96</text:p>
          </table:table-cell>
          <table:table-cell office:value-type="float" office:value="6">
            <text:p>6</text:p>
          </table:table-cell>
          <table:table-cell office:value-type="string">
            <text:p>HS22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9:25.19</text:p>
          </table:table-cell>
          <table:table-cell table:style-name="ce2" office:value-type="string">
            <text:p>-68:52:55.5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14.02">
            <text:p>1614.02</text:p>
          </table:table-cell>
          <table:table-cell office:value-type="float" office:value="427.42">
            <text:p>427.42</text:p>
          </table:table-cell>
          <table:table-cell office:value-type="float" office:value="-5.447">
            <text:p>-5.447</text:p>
          </table:table-cell>
          <table:table-cell office:value-type="float" office:value="954">
            <text:p>954</text:p>
          </table:table-cell>
          <table:table-cell office:value-type="float" office:value="-8.96">
            <text:p>-8.96</text:p>
          </table:table-cell>
          <table:table-cell office:value-type="float" office:value="9">
            <text:p>9</text:p>
          </table:table-cell>
          <table:table-cell office:value-type="string">
            <text:p>SL124e.KMHK324e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31.00</text:p>
          </table:table-cell>
          <table:table-cell table:style-name="ce2" office:value-type="string">
            <text:p>-69:58:53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77.5">
            <text:p>1077.5</text:p>
          </table:table-cell>
          <table:table-cell office:value-type="float" office:value="803.5">
            <text:p>803.5</text:p>
          </table:table-cell>
          <table:table-cell office:value-type="float" office:value="-5.386">
            <text:p>-5.386</text:p>
          </table:table-cell>
          <table:table-cell office:value-type="float" office:value="1000">
            <text:p>1000</text:p>
          </table:table-cell>
          <table:table-cell office:value-type="float" office:value="-8.94">
            <text:p>-8.94</text:p>
          </table:table-cell>
          <table:table-cell office:value-type="float" office:value="7">
            <text:p>7</text:p>
          </table:table-cell>
          <table:table-cell office:value-type="string">
            <text:p>HS112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05:33.29</text:p>
          </table:table-cell>
          <table:table-cell table:style-name="ce2" office:value-type="string">
            <text:p>-69:06:59.1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274.66">
            <text:p>1274.66</text:p>
          </table:table-cell>
          <table:table-cell office:value-type="float" office:value="744.35">
            <text:p>744.35</text:p>
          </table:table-cell>
          <table:table-cell office:value-type="float" office:value="-5.362">
            <text:p>-5.362</text:p>
          </table:table-cell>
          <table:table-cell office:value-type="float" office:value="1000">
            <text:p>1000</text:p>
          </table:table-cell>
          <table:table-cell office:value-type="float" office:value="-8.92">
            <text:p>-8.92</text:p>
          </table:table-cell>
          <table:table-cell office:value-type="float" office:value="5">
            <text:p>5</text:p>
          </table:table-cell>
          <table:table-cell office:value-type="string">
            <text:p>KMHK945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5:28:27.42</text:p>
          </table:table-cell>
          <table:table-cell table:style-name="ce2" office:value-type="string">
            <text:p>-68:38:59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4.55">
            <text:p>124.55</text:p>
          </table:table-cell>
          <table:table-cell office:value-type="float" office:value="1644.5">
            <text:p>1644.5</text:p>
          </table:table-cell>
          <table:table-cell office:value-type="float" office:value="-5.586">
            <text:p>-5.586</text:p>
          </table:table-cell>
          <table:table-cell office:value-type="float" office:value="747.8">
            <text:p>747.8</text:p>
          </table:table-cell>
          <table:table-cell office:value-type="float" office:value="-8.91">
            <text:p>-8.91</text:p>
          </table:table-cell>
          <table:table-cell office:value-type="float" office:value="8">
            <text:p>8</text:p>
          </table:table-cell>
          <table:table-cell office:value-type="string">
            <text:p>SL291.KMHK626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0:30.49</text:p>
          </table:table-cell>
          <table:table-cell table:style-name="ce2" office:value-type="string">
            <text:p>-70:54:36.21</text:p>
          </table:table-cell>
          <table:table-cell office:value-type="float" office:value="10.6">
            <text:p>10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20.5">
            <text:p>1020.5</text:p>
          </table:table-cell>
          <table:table-cell office:value-type="float" office:value="1585.5">
            <text:p>1585.5</text:p>
          </table:table-cell>
          <table:table-cell office:value-type="float" office:value="-6.845">
            <text:p>-6.845</text:p>
          </table:table-cell>
          <table:table-cell office:value-type="float" office:value="144">
            <text:p>144</text:p>
          </table:table-cell>
          <table:table-cell office:value-type="float" office:value="-8.9">
            <text:p>-8.9</text:p>
          </table:table-cell>
          <table:table-cell office:value-type="float" office:value="13">
            <text:p>13</text:p>
          </table:table-cell>
          <table:table-cell office:value-type="string">
            <text:p>NGC1695.SL40.ESO56SC03.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4:47:44.81</text:p>
          </table:table-cell>
          <table:table-cell table:style-name="ce2" office:value-type="string">
            <text:p>-69:22:31.9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505.5">
            <text:p>1505.5</text:p>
          </table:table-cell>
          <table:table-cell office:value-type="float" office:value="1406.5">
            <text:p>1406.5</text:p>
          </table:table-cell>
          <table:table-cell office:value-type="float" office:value="-4.482">
            <text:p>-4.482</text:p>
          </table:table-cell>
          <table:table-cell office:value-type="float" office:value="2500">
            <text:p>2500</text:p>
          </table:table-cell>
          <table:table-cell office:value-type="float" office:value="-8.86">
            <text:p>-8.86</text:p>
          </table:table-cell>
          <table:table-cell office:value-type="float" office:value="6">
            <text:p>6</text:p>
          </table:table-cell>
          <table:table-cell office:value-type="string">
            <text:p>HS177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13:03.46</text:p>
          </table:table-cell>
          <table:table-cell table:style-name="ce2" office:value-type="string">
            <text:p>-69:03:01.6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772.34">
            <text:p>1772.34</text:p>
          </table:table-cell>
          <table:table-cell office:value-type="float" office:value="520.5">
            <text:p>520.5</text:p>
          </table:table-cell>
          <table:table-cell office:value-type="float" office:value="-4.293">
            <text:p>-4.293</text:p>
          </table:table-cell>
          <table:table-cell office:value-type="float" office:value="3000">
            <text:p>3000</text:p>
          </table:table-cell>
          <table:table-cell office:value-type="float" office:value="-8.86">
            <text:p>-8.86</text:p>
          </table:table-cell>
          <table:table-cell office:value-type="float" office:value="6">
            <text:p>6</text:p>
          </table:table-cell>
          <table:table-cell office:value-type="string">
            <text:p>HS22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9:25.04</text:p>
          </table:table-cell>
          <table:table-cell table:style-name="ce2" office:value-type="string">
            <text:p>-68:52:51.9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780.5">
            <text:p>1780.5</text:p>
          </table:table-cell>
          <table:table-cell office:value-type="float" office:value="870.5">
            <text:p>870.5</text:p>
          </table:table-cell>
          <table:table-cell office:value-type="float" office:value="-5.382">
            <text:p>-5.382</text:p>
          </table:table-cell>
          <table:table-cell office:value-type="float" office:value="908.2">
            <text:p>908.2</text:p>
          </table:table-cell>
          <table:table-cell office:value-type="float" office:value="-8.85">
            <text:p>-8.85</text:p>
          </table:table-cell>
          <table:table-cell office:value-type="float" office:value="8">
            <text:p>8</text:p>
          </table:table-cell>
          <table:table-cell office:value-type="string">
            <text:p>SL349.BRHT33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6:55.09</text:p>
          </table:table-cell>
          <table:table-cell table:style-name="ce2" office:value-type="string">
            <text:p>-68:52:36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806.5">
            <text:p>1806.5</text:p>
          </table:table-cell>
          <table:table-cell office:value-type="float" office:value="1933.5">
            <text:p>1933.5</text:p>
          </table:table-cell>
          <table:table-cell office:value-type="float" office:value="-8.797">
            <text:p>-8.797</text:p>
          </table:table-cell>
          <table:table-cell office:value-type="float" office:value="15.5">
            <text:p>15.5</text:p>
          </table:table-cell>
          <table:table-cell office:value-type="float" office:value="-8.85">
            <text:p>-8.85</text:p>
          </table:table-cell>
          <table:table-cell office:value-type="float" office:value="20">
            <text:p>20</text:p>
          </table:table-cell>
          <table:table-cell office:value-type="string">
            <text:p>NGC1854.SL265.ESO56SC72</text:p>
          </table:table-cell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table:style-name="ce2" office:value-type="string">
            <text:p>5:09:20.29</text:p>
          </table:table-cell>
          <table:table-cell table:style-name="ce2" office:value-type="string">
            <text:p>-68:50:54.99</text:p>
          </table:table-cell>
          <table:table-cell office:value-type="float" office:value="27.7">
            <text:p>2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15.5">
            <text:p>2015.5</text:p>
          </table:table-cell>
          <table:table-cell office:value-type="float" office:value="1304.5">
            <text:p>1304.5</text:p>
          </table:table-cell>
          <table:table-cell office:value-type="float" office:value="-8.123">
            <text:p>-8.123</text:p>
          </table:table-cell>
          <table:table-cell office:value-type="float" office:value="19.2">
            <text:p>19.2</text:p>
          </table:table-cell>
          <table:table-cell office:value-type="float" office:value="-8.85">
            <text:p>-8.85</text:p>
          </table:table-cell>
          <table:table-cell office:value-type="float" office:value="17">
            <text:p>17</text:p>
          </table:table-cell>
          <table:table-cell office:value-type="string">
            <text:p>NGC1735.SL86.ESO85SC15.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table:style-name="ce2" office:value-type="string">
            <text:p>4:54:20.68</text:p>
          </table:table-cell>
          <table:table-cell table:style-name="ce2" office:value-type="string">
            <text:p>-67:05:57.9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4.5">
            <text:p>324.5</text:p>
          </table:table-cell>
          <table:table-cell office:value-type="float" office:value="1627.5">
            <text:p>1627.5</text:p>
          </table:table-cell>
          <table:table-cell office:value-type="float" office:value="-6.421">
            <text:p>-6.421</text:p>
          </table:table-cell>
          <table:table-cell office:value-type="float" office:value="223">
            <text:p>223</text:p>
          </table:table-cell>
          <table:table-cell office:value-type="float" office:value="-8.84">
            <text:p>-8.84</text:p>
          </table:table-cell>
          <table:table-cell office:value-type="float" office:value="10">
            <text:p>10</text:p>
          </table:table-cell>
          <table:table-cell office:value-type="string">
            <text:p>SL419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2:03.37</text:p>
          </table:table-cell>
          <table:table-cell table:style-name="ce2" office:value-type="string">
            <text:p>-69:15:18.3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95.07">
            <text:p>1195.07</text:p>
          </table:table-cell>
          <table:table-cell office:value-type="float" office:value="1350.94">
            <text:p>1350.94</text:p>
          </table:table-cell>
          <table:table-cell office:value-type="float" office:value="-5.535">
            <text:p>-5.535</text:p>
          </table:table-cell>
          <table:table-cell office:value-type="float" office:value="716.5">
            <text:p>716.5</text:p>
          </table:table-cell>
          <table:table-cell office:value-type="float" office:value="-8.81">
            <text:p>-8.81</text:p>
          </table:table-cell>
          <table:table-cell office:value-type="float" office:value="12">
            <text:p>12</text:p>
          </table:table-cell>
          <table:table-cell office:value-type="string">
            <text:p>SL180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01:37.00</text:p>
          </table:table-cell>
          <table:table-cell table:style-name="ce2" office:value-type="string">
            <text:p>-69:02:17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16.08">
            <text:p>1016.08</text:p>
          </table:table-cell>
          <table:table-cell office:value-type="float" office:value="949.5">
            <text:p>949.5</text:p>
          </table:table-cell>
          <table:table-cell office:value-type="float" office:value="-5.247">
            <text:p>-5.247</text:p>
          </table:table-cell>
          <table:table-cell office:value-type="float" office:value="1000">
            <text:p>1000</text:p>
          </table:table-cell>
          <table:table-cell office:value-type="float" office:value="-8.8">
            <text:p>-8.8</text:p>
          </table:table-cell>
          <table:table-cell office:value-type="float" office:value="6">
            <text:p>6</text:p>
          </table:table-cell>
          <table:table-cell office:value-type="string">
            <text:p>KMK88-8.H88-106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4:29.95</text:p>
          </table:table-cell>
          <table:table-cell table:style-name="ce2" office:value-type="string">
            <text:p>-69:09:21.0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9.5">
            <text:p>379.5</text:p>
          </table:table-cell>
          <table:table-cell office:value-type="float" office:value="72.4">
            <text:p>72.4</text:p>
          </table:table-cell>
          <table:table-cell office:value-type="float" office:value="-5.817">
            <text:p>-5.817</text:p>
          </table:table-cell>
          <table:table-cell office:value-type="float" office:value="478">
            <text:p>478</text:p>
          </table:table-cell>
          <table:table-cell office:value-type="float" office:value="-8.78">
            <text:p>-8.78</text:p>
          </table:table-cell>
          <table:table-cell office:value-type="float" office:value="8">
            <text:p>8</text:p>
          </table:table-cell>
          <table:table-cell office:value-type="string">
            <text:p>SL296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0:56.62</text:p>
          </table:table-cell>
          <table:table-cell table:style-name="ce2" office:value-type="string">
            <text:p>-69:33:35.22</text:p>
          </table:table-cell>
          <table:table-cell office:value-type="float" office:value="7.9">
            <text:p>7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64.49">
            <text:p>564.49</text:p>
          </table:table-cell>
          <table:table-cell office:value-type="float" office:value="580.5">
            <text:p>580.5</text:p>
          </table:table-cell>
          <table:table-cell office:value-type="float" office:value="-7.675">
            <text:p>-7.675</text:p>
          </table:table-cell>
          <table:table-cell office:value-type="float" office:value="37.4">
            <text:p>37.4</text:p>
          </table:table-cell>
          <table:table-cell office:value-type="float" office:value="-8.78">
            <text:p>-8.78</text:p>
          </table:table-cell>
          <table:table-cell office:value-type="float" office:value="15">
            <text:p>15</text:p>
          </table:table-cell>
          <table:table-cell office:value-type="string">
            <text:p>SL106.KMHK276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4:55:06.72</text:p>
          </table:table-cell>
          <table:table-cell table:style-name="ce2" office:value-type="string">
            <text:p>-69:40:25.98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17.5">
            <text:p>1417.5</text:p>
          </table:table-cell>
          <table:table-cell office:value-type="float" office:value="1151.5">
            <text:p>1151.5</text:p>
          </table:table-cell>
          <table:table-cell office:value-type="float" office:value="-5.225">
            <text:p>-5.225</text:p>
          </table:table-cell>
          <table:table-cell office:value-type="float" office:value="978.3">
            <text:p>978.3</text:p>
          </table:table-cell>
          <table:table-cell office:value-type="float" office:value="-8.77">
            <text:p>-8.77</text:p>
          </table:table-cell>
          <table:table-cell office:value-type="float" office:value="5">
            <text:p>5</text:p>
          </table:table-cell>
          <table:table-cell office:value-type="string">
            <text:p>BSDL9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0:56.75</text:p>
          </table:table-cell>
          <table:table-cell table:style-name="ce2" office:value-type="string">
            <text:p>-69:07:29.00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20.96">
            <text:p>720.96</text:p>
          </table:table-cell>
          <table:table-cell office:value-type="float" office:value="1471.49">
            <text:p>1471.49</text:p>
          </table:table-cell>
          <table:table-cell office:value-type="float" office:value="-4.558">
            <text:p>-4.558</text:p>
          </table:table-cell>
          <table:table-cell office:value-type="float" office:value="2000">
            <text:p>2000</text:p>
          </table:table-cell>
          <table:table-cell office:value-type="float" office:value="-8.75">
            <text:p>-8.75</text:p>
          </table:table-cell>
          <table:table-cell office:value-type="float" office:value="5">
            <text:p>5</text:p>
          </table:table-cell>
          <table:table-cell office:value-type="string">
            <text:p>HS8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0:41.00</text:p>
          </table:table-cell>
          <table:table-cell table:style-name="ce2" office:value-type="string">
            <text:p>-69:20:31.01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07.5">
            <text:p>707.5</text:p>
          </table:table-cell>
          <table:table-cell office:value-type="float" office:value="758.5">
            <text:p>758.5</text:p>
          </table:table-cell>
          <table:table-cell office:value-type="float" office:value="-7.491">
            <text:p>-7.491</text:p>
          </table:table-cell>
          <table:table-cell office:value-type="float" office:value="46.5">
            <text:p>46.5</text:p>
          </table:table-cell>
          <table:table-cell office:value-type="float" office:value="-8.75">
            <text:p>-8.75</text:p>
          </table:table-cell>
          <table:table-cell office:value-type="float" office:value="10">
            <text:p>10</text:p>
          </table:table-cell>
          <table:table-cell office:value-type="string">
            <text:p>SL362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7:43.81</text:p>
          </table:table-cell>
          <table:table-cell table:style-name="ce2" office:value-type="string">
            <text:p>-69:34:00.7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4.98">
            <text:p>534.98</text:p>
          </table:table-cell>
          <table:table-cell office:value-type="float" office:value="965.68">
            <text:p>965.68</text:p>
          </table:table-cell>
          <table:table-cell office:value-type="float" office:value="-4.179">
            <text:p>-4.179</text:p>
          </table:table-cell>
          <table:table-cell office:value-type="float" office:value="2999.9">
            <text:p>2999.9</text:p>
          </table:table-cell>
          <table:table-cell office:value-type="float" office:value="-8.74">
            <text:p>-8.74</text:p>
          </table:table-cell>
          <table:table-cell office:value-type="float" office:value="5">
            <text:p>5</text:p>
          </table:table-cell>
          <table:table-cell office:value-type="string">
            <text:p>BSDL525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04:22.00</text:p>
          </table:table-cell>
          <table:table-cell table:style-name="ce2" office:value-type="string">
            <text:p>-69:27:55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9.51">
            <text:p>709.51</text:p>
          </table:table-cell>
          <table:table-cell office:value-type="float" office:value="859.5">
            <text:p>859.5</text:p>
          </table:table-cell>
          <table:table-cell office:value-type="float" office:value="-5.803">
            <text:p>-5.803</text:p>
          </table:table-cell>
          <table:table-cell office:value-type="float" office:value="461">
            <text:p>461</text:p>
          </table:table-cell>
          <table:table-cell office:value-type="float" office:value="-8.74">
            <text:p>-8.74</text:p>
          </table:table-cell>
          <table:table-cell office:value-type="float" office:value="10">
            <text:p>10</text:p>
          </table:table-cell>
          <table:table-cell office:value-type="string">
            <text:p>SL352.KMHK715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6:41.54</text:p>
          </table:table-cell>
          <table:table-cell table:style-name="ce2" office:value-type="string">
            <text:p>-70:32:27.0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1.5">
            <text:p>811.5</text:p>
          </table:table-cell>
          <table:table-cell office:value-type="float" office:value="1359.5">
            <text:p>1359.5</text:p>
          </table:table-cell>
          <table:table-cell office:value-type="float" office:value="-6.005">
            <text:p>-6.005</text:p>
          </table:table-cell>
          <table:table-cell office:value-type="float" office:value="351.8">
            <text:p>351.8</text:p>
          </table:table-cell>
          <table:table-cell office:value-type="float" office:value="-8.74">
            <text:p>-8.74</text:p>
          </table:table-cell>
          <table:table-cell office:value-type="float" office:value="9">
            <text:p>9</text:p>
          </table:table-cell>
          <table:table-cell office:value-type="string">
            <text:p>NGC1878.SL316.ESO56SC80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2:50.69</text:p>
          </table:table-cell>
          <table:table-cell table:style-name="ce2" office:value-type="string">
            <text:p>-70:28:20.19</text:p>
          </table:table-cell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963.26">
            <text:p>1963.26</text:p>
          </table:table-cell>
          <table:table-cell office:value-type="float" office:value="1265.81">
            <text:p>1265.81</text:p>
          </table:table-cell>
          <table:table-cell office:value-type="float" office:value="-4.142">
            <text:p>-4.142</text:p>
          </table:table-cell>
          <table:table-cell office:value-type="float" office:value="3000">
            <text:p>3000</text:p>
          </table:table-cell>
          <table:table-cell office:value-type="float" office:value="-8.71">
            <text:p>-8.71</text:p>
          </table:table-cell>
          <table:table-cell office:value-type="float" office:value="8">
            <text:p>8</text:p>
          </table:table-cell>
          <table:table-cell office:value-type="string">
            <text:p>HS92.KMHK46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2:18.00</text:p>
          </table:table-cell>
          <table:table-cell table:style-name="ce2" office:value-type="string">
            <text:p>-68:32:42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11.5">
            <text:p>1011.5</text:p>
          </table:table-cell>
          <table:table-cell office:value-type="float" office:value="601.5">
            <text:p>601.5</text:p>
          </table:table-cell>
          <table:table-cell office:value-type="float" office:value="-5.15">
            <text:p>-5.15</text:p>
          </table:table-cell>
          <table:table-cell office:value-type="float" office:value="1000">
            <text:p>1000</text:p>
          </table:table-cell>
          <table:table-cell office:value-type="float" office:value="-8.71">
            <text:p>-8.71</text:p>
          </table:table-cell>
          <table:table-cell office:value-type="float" office:value="7">
            <text:p>7</text:p>
          </table:table-cell>
          <table:table-cell office:value-type="string">
            <text:p>HS223A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8:52.39</text:p>
          </table:table-cell>
          <table:table-cell table:style-name="ce2" office:value-type="string">
            <text:p>-69:22:15.2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271.54">
            <text:p>1271.54</text:p>
          </table:table-cell>
          <table:table-cell office:value-type="float" office:value="268.74">
            <text:p>268.74</text:p>
          </table:table-cell>
          <table:table-cell office:value-type="float" office:value="-5.471">
            <text:p>-5.471</text:p>
          </table:table-cell>
          <table:table-cell office:value-type="float" office:value="680">
            <text:p>680</text:p>
          </table:table-cell>
          <table:table-cell office:value-type="float" office:value="-8.71">
            <text:p>-8.71</text:p>
          </table:table-cell>
          <table:table-cell office:value-type="float" office:value="5">
            <text:p>5</text:p>
          </table:table-cell>
          <table:table-cell office:value-type="string">
            <text:p>BSDL767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5:09:43.27</text:p>
          </table:table-cell>
          <table:table-cell table:style-name="ce2" office:value-type="string">
            <text:p>-70:18:34.9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77.5">
            <text:p>1077.5</text:p>
          </table:table-cell>
          <table:table-cell office:value-type="float" office:value="1979.5">
            <text:p>1979.5</text:p>
          </table:table-cell>
          <table:table-cell office:value-type="float" office:value="-4.121">
            <text:p>-4.121</text:p>
          </table:table-cell>
          <table:table-cell office:value-type="float" office:value="2999.2">
            <text:p>2999.2</text:p>
          </table:table-cell>
          <table:table-cell office:value-type="float" office:value="-8.69">
            <text:p>-8.69</text:p>
          </table:table-cell>
          <table:table-cell office:value-type="float" office:value="7">
            <text:p>7</text:p>
          </table:table-cell>
          <table:table-cell office:value-type="string">
            <text:p>KMHK32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6:36.40</text:p>
          </table:table-cell>
          <table:table-cell table:style-name="ce2" office:value-type="string">
            <text:p>-70:25:26.53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663.5">
            <text:p>1663.5</text:p>
          </table:table-cell>
          <table:table-cell office:value-type="float" office:value="1183.5">
            <text:p>1183.5</text:p>
          </table:table-cell>
          <table:table-cell office:value-type="float" office:value="-4.291">
            <text:p>-4.291</text:p>
          </table:table-cell>
          <table:table-cell office:value-type="float" office:value="2500">
            <text:p>2500</text:p>
          </table:table-cell>
          <table:table-cell office:value-type="float" office:value="-8.67">
            <text:p>-8.67</text:p>
          </table:table-cell>
          <table:table-cell office:value-type="float" office:value="5">
            <text:p>5</text:p>
          </table:table-cell>
          <table:table-cell office:value-type="string">
            <text:p>BSDL993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5:14:40.48</text:p>
          </table:table-cell>
          <table:table-cell table:style-name="ce2" office:value-type="string">
            <text:p>-68:57:02.9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36.3">
            <text:p>2036.3</text:p>
          </table:table-cell>
          <table:table-cell office:value-type="float" office:value="1666.2">
            <text:p>1666.2</text:p>
          </table:table-cell>
          <table:table-cell office:value-type="float" office:value="-5.218">
            <text:p>-5.218</text:p>
          </table:table-cell>
          <table:table-cell office:value-type="float" office:value="877">
            <text:p>877</text:p>
          </table:table-cell>
          <table:table-cell office:value-type="float" office:value="-8.67">
            <text:p>-8.67</text:p>
          </table:table-cell>
          <table:table-cell office:value-type="float" office:value="6">
            <text:p>6</text:p>
          </table:table-cell>
          <table:table-cell office:value-type="string">
            <text:p>KMHK823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5:22:04.37</text:p>
          </table:table-cell>
          <table:table-cell table:style-name="ce2" office:value-type="string">
            <text:p>-68:09:13.3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8.5">
            <text:p>388.5</text:p>
          </table:table-cell>
          <table:table-cell office:value-type="float" office:value="497.5">
            <text:p>497.5</text:p>
          </table:table-cell>
          <table:table-cell office:value-type="float" office:value="-4.097">
            <text:p>-4.097</text:p>
          </table:table-cell>
          <table:table-cell office:value-type="float" office:value="2999.9">
            <text:p>2999.9</text:p>
          </table:table-cell>
          <table:table-cell office:value-type="float" office:value="-8.66">
            <text:p>-8.66</text:p>
          </table:table-cell>
          <table:table-cell office:value-type="float" office:value="5">
            <text:p>5</text:p>
          </table:table-cell>
          <table:table-cell office:value-type="string">
            <text:p>BSDL1263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19:40.56</text:p>
          </table:table-cell>
          <table:table-cell table:style-name="ce2" office:value-type="string">
            <text:p>-69:46:15.7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31.5">
            <text:p>1131.5</text:p>
          </table:table-cell>
          <table:table-cell office:value-type="float" office:value="1927.5">
            <text:p>1927.5</text:p>
          </table:table-cell>
          <table:table-cell office:value-type="float" office:value="-4.096">
            <text:p>-4.096</text:p>
          </table:table-cell>
          <table:table-cell office:value-type="float" office:value="2999.9">
            <text:p>2999.9</text:p>
          </table:table-cell>
          <table:table-cell office:value-type="float" office:value="-8.66">
            <text:p>-8.66</text:p>
          </table:table-cell>
          <table:table-cell office:value-type="float" office:value="6">
            <text:p>6</text:p>
          </table:table-cell>
          <table:table-cell office:value-type="string">
            <text:p>BSDL734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09:13.29</text:p>
          </table:table-cell>
          <table:table-cell table:style-name="ce2" office:value-type="string">
            <text:p>-69:16:57.5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72.46">
            <text:p>572.46</text:p>
          </table:table-cell>
          <table:table-cell office:value-type="float" office:value="987.08">
            <text:p>987.08</text:p>
          </table:table-cell>
          <table:table-cell office:value-type="float" office:value="-7.949">
            <text:p>-7.949</text:p>
          </table:table-cell>
          <table:table-cell office:value-type="float" office:value="20">
            <text:p>20</text:p>
          </table:table-cell>
          <table:table-cell office:value-type="float" office:value="-8.66">
            <text:p>-8.66</text:p>
          </table:table-cell>
          <table:table-cell office:value-type="float" office:value="10">
            <text:p>10</text:p>
          </table:table-cell>
          <table:table-cell office:value-type="string">
            <text:p>NGC1967.SL478.ESO56SC126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26:43.00</text:p>
          </table:table-cell>
          <table:table-cell table:style-name="ce2" office:value-type="string">
            <text:p>-69:06:05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.38">
            <text:p>327.38</text:p>
          </table:table-cell>
          <table:table-cell office:value-type="float" office:value="579.84">
            <text:p>579.84</text:p>
          </table:table-cell>
          <table:table-cell office:value-type="float" office:value="-5.187">
            <text:p>-5.187</text:p>
          </table:table-cell>
          <table:table-cell office:value-type="float" office:value="883.2">
            <text:p>883.2</text:p>
          </table:table-cell>
          <table:table-cell office:value-type="float" office:value="-8.65">
            <text:p>-8.65</text:p>
          </table:table-cell>
          <table:table-cell office:value-type="float" office:value="7">
            <text:p>7</text:p>
          </table:table-cell>
          <table:table-cell office:value-type="string">
            <text:p>HS227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9:04.00</text:p>
          </table:table-cell>
          <table:table-cell table:style-name="ce2" office:value-type="string">
            <text:p>-69:48:38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62">
            <text:p>47.62</text:p>
          </table:table-cell>
          <table:table-cell office:value-type="float" office:value="33.27">
            <text:p>33.27</text:p>
          </table:table-cell>
          <table:table-cell office:value-type="float" office:value="-4.085">
            <text:p>-4.085</text:p>
          </table:table-cell>
          <table:table-cell office:value-type="float" office:value="2999.9">
            <text:p>2999.9</text:p>
          </table:table-cell>
          <table:table-cell office:value-type="float" office:value="-8.65">
            <text:p>-8.65</text:p>
          </table:table-cell>
          <table:table-cell office:value-type="float" office:value="9">
            <text:p>9</text:p>
          </table:table-cell>
          <table:table-cell office:value-type="string">
            <text:p>KMHK1188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39:30.00</text:p>
          </table:table-cell>
          <table:table-cell table:style-name="ce2" office:value-type="string">
            <text:p>-68:19:21.0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5.87">
            <text:p>685.87</text:p>
          </table:table-cell>
          <table:table-cell office:value-type="float" office:value="650.5">
            <text:p>650.5</text:p>
          </table:table-cell>
          <table:table-cell office:value-type="float" office:value="-4.075">
            <text:p>-4.075</text:p>
          </table:table-cell>
          <table:table-cell office:value-type="float" office:value="2999.9">
            <text:p>2999.9</text:p>
          </table:table-cell>
          <table:table-cell office:value-type="float" office:value="-8.64">
            <text:p>-8.64</text:p>
          </table:table-cell>
          <table:table-cell office:value-type="float" office:value="5">
            <text:p>5</text:p>
          </table:table-cell>
          <table:table-cell office:value-type="string">
            <text:p>H88-135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06:40.39</text:p>
          </table:table-cell>
          <table:table-cell table:style-name="ce2" office:value-type="string">
            <text:p>-69:22:04.95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923.5">
            <text:p>1923.5</text:p>
          </table:table-cell>
          <table:table-cell office:value-type="float" office:value="1424.5">
            <text:p>1424.5</text:p>
          </table:table-cell>
          <table:table-cell office:value-type="float" office:value="-5.067">
            <text:p>-5.067</text:p>
          </table:table-cell>
          <table:table-cell office:value-type="float" office:value="1000">
            <text:p>1000</text:p>
          </table:table-cell>
          <table:table-cell office:value-type="float" office:value="-8.62">
            <text:p>-8.62</text:p>
          </table:table-cell>
          <table:table-cell office:value-type="float" office:value="6">
            <text:p>6</text:p>
          </table:table-cell>
          <table:table-cell office:value-type="string">
            <text:p>HS17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2:30.41</text:p>
          </table:table-cell>
          <table:table-cell table:style-name="ce2" office:value-type="string">
            <text:p>-69:45:22.70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4.61">
            <text:p>484.61</text:p>
          </table:table-cell>
          <table:table-cell office:value-type="float" office:value="1183.8">
            <text:p>1183.8</text:p>
          </table:table-cell>
          <table:table-cell office:value-type="float" office:value="-4.411">
            <text:p>-4.411</text:p>
          </table:table-cell>
          <table:table-cell office:value-type="float" office:value="2000">
            <text:p>2000</text:p>
          </table:table-cell>
          <table:table-cell office:value-type="float" office:value="-8.6">
            <text:p>-8.6</text:p>
          </table:table-cell>
          <table:table-cell office:value-type="float" office:value="5">
            <text:p>5</text:p>
          </table:table-cell>
          <table:table-cell office:value-type="string">
            <text:p>HS184.KMHK681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4:10.00</text:p>
          </table:table-cell>
          <table:table-cell table:style-name="ce2" office:value-type="string">
            <text:p>-70:41:03.0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950.5">
            <text:p>1950.5</text:p>
          </table:table-cell>
          <table:table-cell office:value-type="float" office:value="1333.5">
            <text:p>1333.5</text:p>
          </table:table-cell>
          <table:table-cell office:value-type="float" office:value="-5.436">
            <text:p>-5.436</text:p>
          </table:table-cell>
          <table:table-cell office:value-type="float" office:value="609">
            <text:p>609</text:p>
          </table:table-cell>
          <table:table-cell office:value-type="float" office:value="-8.6">
            <text:p>-8.6</text:p>
          </table:table-cell>
          <table:table-cell office:value-type="float" office:value="12">
            <text:p>12</text:p>
          </table:table-cell>
          <table:table-cell office:value-type="string">
            <text:p>SL588.KMHK1101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4:40.16</text:p>
          </table:table-cell>
          <table:table-cell table:style-name="ce2" office:value-type="string">
            <text:p>-68:18:15.7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025.5">
            <text:p>2025.5</text:p>
          </table:table-cell>
          <table:table-cell office:value-type="float" office:value="775.5">
            <text:p>775.5</text:p>
          </table:table-cell>
          <table:table-cell office:value-type="float" office:value="-4.391">
            <text:p>-4.391</text:p>
          </table:table-cell>
          <table:table-cell office:value-type="float" office:value="2000">
            <text:p>2000</text:p>
          </table:table-cell>
          <table:table-cell office:value-type="float" office:value="-8.58">
            <text:p>-8.58</text:p>
          </table:table-cell>
          <table:table-cell office:value-type="float" office:value="5">
            <text:p>5</text:p>
          </table:table-cell>
          <table:table-cell office:value-type="string">
            <text:p>HS111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5:44.92</text:p>
          </table:table-cell>
          <table:table-cell table:style-name="ce2" office:value-type="string">
            <text:p>-68:30:23.8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266.3">
            <text:p>1266.3</text:p>
          </table:table-cell>
          <table:table-cell office:value-type="float" office:value="47.4">
            <text:p>47.4</text:p>
          </table:table-cell>
          <table:table-cell office:value-type="float" office:value="-5.029">
            <text:p>-5.029</text:p>
          </table:table-cell>
          <table:table-cell office:value-type="float" office:value="1000">
            <text:p>1000</text:p>
          </table:table-cell>
          <table:table-cell office:value-type="float" office:value="-8.58">
            <text:p>-8.58</text:p>
          </table:table-cell>
          <table:table-cell office:value-type="float" office:value="6">
            <text:p>6</text:p>
          </table:table-cell>
          <table:table-cell office:value-type="string">
            <text:p>SL150.ESO56SC40.KMHK386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8:56.50</text:p>
          </table:table-cell>
          <table:table-cell table:style-name="ce2" office:value-type="string">
            <text:p>-69:13:02.31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98.47">
            <text:p>798.47</text:p>
          </table:table-cell>
          <table:table-cell office:value-type="float" office:value="1393.5">
            <text:p>1393.5</text:p>
          </table:table-cell>
          <table:table-cell office:value-type="float" office:value="-5.019">
            <text:p>-5.019</text:p>
          </table:table-cell>
          <table:table-cell office:value-type="float" office:value="974.7">
            <text:p>974.7</text:p>
          </table:table-cell>
          <table:table-cell office:value-type="float" office:value="-8.56">
            <text:p>-8.56</text:p>
          </table:table-cell>
          <table:table-cell office:value-type="float" office:value="7">
            <text:p>7</text:p>
          </table:table-cell>
          <table:table-cell office:value-type="string">
            <text:p>SL92.KMHK24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4:27.33</text:p>
          </table:table-cell>
          <table:table-cell table:style-name="ce2" office:value-type="string">
            <text:p>-68:14:53.1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7.67">
            <text:p>477.67</text:p>
          </table:table-cell>
          <table:table-cell office:value-type="float" office:value="1330.08">
            <text:p>1330.08</text:p>
          </table:table-cell>
          <table:table-cell office:value-type="float" office:value="-4.99">
            <text:p>-4.99</text:p>
          </table:table-cell>
          <table:table-cell office:value-type="float" office:value="992">
            <text:p>992</text:p>
          </table:table-cell>
          <table:table-cell office:value-type="float" office:value="-8.56">
            <text:p>-8.56</text:p>
          </table:table-cell>
          <table:table-cell office:value-type="float" office:value="5">
            <text:p>5</text:p>
          </table:table-cell>
          <table:table-cell office:value-type="string">
            <text:p>HS35.KMHK12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49:33.00</text:p>
          </table:table-cell>
          <table:table-cell table:style-name="ce2" office:value-type="string">
            <text:p>-69:43:39.99</text:p>
          </table:table-cell>
          <table:table-cell office:value-type="float" office:value="7.9">
            <text:p>7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09.21">
            <text:p>809.21</text:p>
          </table:table-cell>
          <table:table-cell office:value-type="float" office:value="472.06">
            <text:p>472.06</text:p>
          </table:table-cell>
          <table:table-cell office:value-type="float" office:value="-7.742">
            <text:p>-7.742</text:p>
          </table:table-cell>
          <table:table-cell office:value-type="float" office:value="23.9">
            <text:p>23.9</text:p>
          </table:table-cell>
          <table:table-cell office:value-type="float" office:value="-8.55">
            <text:p>-8.55</text:p>
          </table:table-cell>
          <table:table-cell office:value-type="float" office:value="10">
            <text:p>10</text:p>
          </table:table-cell>
          <table:table-cell office:value-type="string">
            <text:p>NGC1922.SL391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9:50.00</text:p>
          </table:table-cell>
          <table:table-cell table:style-name="ce2" office:value-type="string">
            <text:p>-69:30:01.01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77.5">
            <text:p>677.5</text:p>
          </table:table-cell>
          <table:table-cell office:value-type="float" office:value="873.5">
            <text:p>873.5</text:p>
          </table:table-cell>
          <table:table-cell office:value-type="float" office:value="-9.175">
            <text:p>-9.175</text:p>
          </table:table-cell>
          <table:table-cell office:value-type="float" office:value="8.3">
            <text:p>8.3</text:p>
          </table:table-cell>
          <table:table-cell office:value-type="float" office:value="-8.51">
            <text:p>-8.51</text:p>
          </table:table-cell>
          <table:table-cell office:value-type="float" office:value="10">
            <text:p>10</text:p>
          </table:table-cell>
          <table:table-cell office:value-type="string">
            <text:p>BSDL1109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6:52.93</text:p>
          </table:table-cell>
          <table:table-cell table:style-name="ce2" office:value-type="string">
            <text:p>-69:35:10.36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78.5">
            <text:p>1178.5</text:p>
          </table:table-cell>
          <table:table-cell office:value-type="float" office:value="767.5">
            <text:p>767.5</text:p>
          </table:table-cell>
          <table:table-cell office:value-type="float" office:value="-4.977">
            <text:p>-4.977</text:p>
          </table:table-cell>
          <table:table-cell office:value-type="float" office:value="920">
            <text:p>920</text:p>
          </table:table-cell>
          <table:table-cell office:value-type="float" office:value="-8.5">
            <text:p>-8.5</text:p>
          </table:table-cell>
          <table:table-cell office:value-type="float" office:value="10">
            <text:p>10</text:p>
          </table:table-cell>
          <table:table-cell office:value-type="string">
            <text:p>HS115.KMHK537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5:05:54.82</text:p>
          </table:table-cell>
          <table:table-cell table:style-name="ce2" office:value-type="string">
            <text:p>-70:22:21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34.7">
            <text:p>334.7</text:p>
          </table:table-cell>
          <table:table-cell office:value-type="float" office:value="169.2">
            <text:p>169.2</text:p>
          </table:table-cell>
          <table:table-cell office:value-type="float" office:value="-3.935">
            <text:p>-3.935</text:p>
          </table:table-cell>
          <table:table-cell office:value-type="float" office:value="3000">
            <text:p>3000</text:p>
          </table:table-cell>
          <table:table-cell office:value-type="float" office:value="-8.5">
            <text:p>-8.5</text:p>
          </table:table-cell>
          <table:table-cell office:value-type="float" office:value="5">
            <text:p>5</text:p>
          </table:table-cell>
          <table:table-cell office:value-type="string">
            <text:p>BSDL2652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5:38:31.04</text:p>
          </table:table-cell>
          <table:table-cell table:style-name="ce2" office:value-type="string">
            <text:p>-68:08:22.9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44.5">
            <text:p>444.5</text:p>
          </table:table-cell>
          <table:table-cell office:value-type="float" office:value="394.5">
            <text:p>394.5</text:p>
          </table:table-cell>
          <table:table-cell office:value-type="float" office:value="-7.938">
            <text:p>-7.938</text:p>
          </table:table-cell>
          <table:table-cell office:value-type="float" office:value="13.1">
            <text:p>13.1</text:p>
          </table:table-cell>
          <table:table-cell office:value-type="float" office:value="-8.5">
            <text:p>-8.5</text:p>
          </table:table-cell>
          <table:table-cell office:value-type="float" office:value="10">
            <text:p>10</text:p>
          </table:table-cell>
          <table:table-cell office:value-type="string">
            <text:p>NGC2009.SL534.ESO56SC140.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1:00.10</text:p>
          </table:table-cell>
          <table:table-cell table:style-name="ce2" office:value-type="string">
            <text:p>-69:10:55.6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86.5">
            <text:p>1186.5</text:p>
          </table:table-cell>
          <table:table-cell office:value-type="float" office:value="161.4">
            <text:p>161.4</text:p>
          </table:table-cell>
          <table:table-cell office:value-type="float" office:value="-6.35">
            <text:p>-6.35</text:p>
          </table:table-cell>
          <table:table-cell office:value-type="float" office:value="157.4">
            <text:p>157.4</text:p>
          </table:table-cell>
          <table:table-cell office:value-type="float" office:value="-8.48">
            <text:p>-8.48</text:p>
          </table:table-cell>
          <table:table-cell office:value-type="float" office:value="9">
            <text:p>9</text:p>
          </table:table-cell>
          <table:table-cell office:value-type="string">
            <text:p>SL419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2:03.70</text:p>
          </table:table-cell>
          <table:table-cell table:style-name="ce2" office:value-type="string">
            <text:p>-69:15:16.46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89.5">
            <text:p>989.5</text:p>
          </table:table-cell>
          <table:table-cell office:value-type="float" office:value="1875.5">
            <text:p>1875.5</text:p>
          </table:table-cell>
          <table:table-cell office:value-type="float" office:value="-3.9">
            <text:p>-3.9</text:p>
          </table:table-cell>
          <table:table-cell office:value-type="float" office:value="2999.2">
            <text:p>2999.2</text:p>
          </table:table-cell>
          <table:table-cell office:value-type="float" office:value="-8.47">
            <text:p>-8.47</text:p>
          </table:table-cell>
          <table:table-cell office:value-type="float" office:value="6">
            <text:p>6</text:p>
          </table:table-cell>
          <table:table-cell office:value-type="string">
            <text:p>KMHK35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7:22.90</text:p>
          </table:table-cell>
          <table:table-cell table:style-name="ce2" office:value-type="string">
            <text:p>-70:28:58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762.5">
            <text:p>1762.5</text:p>
          </table:table-cell>
          <table:table-cell office:value-type="float" office:value="60.4">
            <text:p>60.4</text:p>
          </table:table-cell>
          <table:table-cell office:value-type="float" office:value="-4.947">
            <text:p>-4.947</text:p>
          </table:table-cell>
          <table:table-cell office:value-type="float" office:value="944.4">
            <text:p>944.4</text:p>
          </table:table-cell>
          <table:table-cell office:value-type="float" office:value="-8.46">
            <text:p>-8.46</text:p>
          </table:table-cell>
          <table:table-cell office:value-type="float" office:value="7">
            <text:p>7</text:p>
          </table:table-cell>
          <table:table-cell office:value-type="string">
            <text:p>SL197.KMHK48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3:34.28</text:p>
          </table:table-cell>
          <table:table-cell table:style-name="ce2" office:value-type="string">
            <text:p>-67:37:32.1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5.5">
            <text:p>575.5</text:p>
          </table:table-cell>
          <table:table-cell office:value-type="float" office:value="1820.5">
            <text:p>1820.5</text:p>
          </table:table-cell>
          <table:table-cell office:value-type="float" office:value="-8.047">
            <text:p>-8.047</text:p>
          </table:table-cell>
          <table:table-cell office:value-type="float" office:value="12.6">
            <text:p>12.6</text:p>
          </table:table-cell>
          <table:table-cell office:value-type="float" office:value="-8.46">
            <text:p>-8.46</text:p>
          </table:table-cell>
          <table:table-cell office:value-type="float" office:value="15">
            <text:p>15</text:p>
          </table:table-cell>
          <table:table-cell office:value-type="string">
            <text:p>NGC2009.SL534.ESO56SC140.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0:59.85</text:p>
          </table:table-cell>
          <table:table-cell table:style-name="ce2" office:value-type="string">
            <text:p>-69:10:54.4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92.4">
            <text:p>592.4</text:p>
          </table:table-cell>
          <table:table-cell office:value-type="float" office:value="553.1">
            <text:p>553.1</text:p>
          </table:table-cell>
          <table:table-cell office:value-type="float" office:value="-6.107">
            <text:p>-6.107</text:p>
          </table:table-cell>
          <table:table-cell office:value-type="float" office:value="193.8">
            <text:p>193.8</text:p>
          </table:table-cell>
          <table:table-cell office:value-type="float" office:value="-8.42">
            <text:p>-8.42</text:p>
          </table:table-cell>
          <table:table-cell office:value-type="float" office:value="12">
            <text:p>12</text:p>
          </table:table-cell>
          <table:table-cell office:value-type="string">
            <text:p>SL249.KMHK562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7:35.47</text:p>
          </table:table-cell>
          <table:table-cell table:style-name="ce2" office:value-type="string">
            <text:p>-70:44:56.09</text:p>
          </table:table-cell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83.25">
            <text:p>983.25</text:p>
          </table:table-cell>
          <table:table-cell office:value-type="float" office:value="392.5">
            <text:p>392.5</text:p>
          </table:table-cell>
          <table:table-cell office:value-type="float" office:value="-8.405">
            <text:p>-8.405</text:p>
          </table:table-cell>
          <table:table-cell office:value-type="float" office:value="10">
            <text:p>10</text:p>
          </table:table-cell>
          <table:table-cell office:value-type="float" office:value="-8.41">
            <text:p>-8.41</text:p>
          </table:table-cell>
          <table:table-cell office:value-type="float" office:value="15">
            <text:p>15</text:p>
          </table:table-cell>
          <table:table-cell office:value-type="string">
            <text:p>NGC1767.SL120.ESO56SC31.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6:27.92</text:p>
          </table:table-cell>
          <table:table-cell table:style-name="ce2" office:value-type="string">
            <text:p>-69:24:11.93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.5">
            <text:p>176.5</text:p>
          </table:table-cell>
          <table:table-cell office:value-type="float" office:value="89.4">
            <text:p>89.4</text:p>
          </table:table-cell>
          <table:table-cell office:value-type="float" office:value="-4.901">
            <text:p>-4.901</text:p>
          </table:table-cell>
          <table:table-cell office:value-type="float" office:value="940">
            <text:p>940</text:p>
          </table:table-cell>
          <table:table-cell office:value-type="float" office:value="-8.4">
            <text:p>-8.4</text:p>
          </table:table-cell>
          <table:table-cell office:value-type="float" office:value="5">
            <text:p>5</text:p>
          </table:table-cell>
          <table:table-cell office:value-type="string">
            <text:p>OGLE-LMC0414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table:style-name="ce2" office:value-type="string">
            <text:p>5:22:44.80</text:p>
          </table:table-cell>
          <table:table-cell table:style-name="ce2" office:value-type="string">
            <text:p>-69:54:11.1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22.66">
            <text:p>922.66</text:p>
          </table:table-cell>
          <table:table-cell office:value-type="float" office:value="1314.49">
            <text:p>1314.49</text:p>
          </table:table-cell>
          <table:table-cell office:value-type="float" office:value="-5.174">
            <text:p>-5.174</text:p>
          </table:table-cell>
          <table:table-cell office:value-type="float" office:value="651.5">
            <text:p>651.5</text:p>
          </table:table-cell>
          <table:table-cell office:value-type="float" office:value="-8.39">
            <text:p>-8.39</text:p>
          </table:table-cell>
          <table:table-cell office:value-type="float" office:value="7">
            <text:p>7</text:p>
          </table:table-cell>
          <table:table-cell office:value-type="string">
            <text:p>SL181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01:51.00</text:p>
          </table:table-cell>
          <table:table-cell table:style-name="ce2" office:value-type="string">
            <text:p>-69:12:49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0.5">
            <text:p>150.5</text:p>
          </table:table-cell>
          <table:table-cell office:value-type="float" office:value="253.5">
            <text:p>253.5</text:p>
          </table:table-cell>
          <table:table-cell office:value-type="float" office:value="-6.101">
            <text:p>-6.101</text:p>
          </table:table-cell>
          <table:table-cell office:value-type="float" office:value="183.5">
            <text:p>183.5</text:p>
          </table:table-cell>
          <table:table-cell office:value-type="float" office:value="-8.37">
            <text:p>-8.37</text:p>
          </table:table-cell>
          <table:table-cell office:value-type="float" office:value="6">
            <text:p>6</text:p>
          </table:table-cell>
          <table:table-cell office:value-type="string">
            <text:p>HS346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2:03.45</text:p>
          </table:table-cell>
          <table:table-cell table:style-name="ce2" office:value-type="string">
            <text:p>-69:22:11.42</text:p>
          </table:table-cell>
          <table:table-cell office:value-type="float" office:value="7.6">
            <text:p>7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9.98">
            <text:p>229.98</text:p>
          </table:table-cell>
          <table:table-cell office:value-type="float" office:value="1264.5">
            <text:p>1264.5</text:p>
          </table:table-cell>
          <table:table-cell office:value-type="float" office:value="-4.813">
            <text:p>-4.813</text:p>
          </table:table-cell>
          <table:table-cell office:value-type="float" office:value="1000">
            <text:p>1000</text:p>
          </table:table-cell>
          <table:table-cell office:value-type="float" office:value="-8.37">
            <text:p>-8.37</text:p>
          </table:table-cell>
          <table:table-cell office:value-type="float" office:value="5">
            <text:p>5</text:p>
          </table:table-cell>
          <table:table-cell office:value-type="string">
            <text:p>SL92.KMHK24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4:27.70</text:p>
          </table:table-cell>
          <table:table-cell table:style-name="ce2" office:value-type="string">
            <text:p>-68:14:53.1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71.5">
            <text:p>1071.5</text:p>
          </table:table-cell>
          <table:table-cell office:value-type="float" office:value="1235.5">
            <text:p>1235.5</text:p>
          </table:table-cell>
          <table:table-cell office:value-type="float" office:value="-3.766">
            <text:p>-3.766</text:p>
          </table:table-cell>
          <table:table-cell office:value-type="float" office:value="2999.9">
            <text:p>2999.9</text:p>
          </table:table-cell>
          <table:table-cell office:value-type="float" office:value="-8.33">
            <text:p>-8.33</text:p>
          </table:table-cell>
          <table:table-cell office:value-type="float" office:value="5">
            <text:p>5</text:p>
          </table:table-cell>
          <table:table-cell office:value-type="string">
            <text:p>KMHK1112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5:16.57</text:p>
          </table:table-cell>
          <table:table-cell table:style-name="ce2" office:value-type="string">
            <text:p>-68:52:13.9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6.99">
            <text:p>736.99</text:p>
          </table:table-cell>
          <table:table-cell office:value-type="float" office:value="549.84">
            <text:p>549.84</text:p>
          </table:table-cell>
          <table:table-cell office:value-type="float" office:value="-4.777">
            <text:p>-4.777</text:p>
          </table:table-cell>
          <table:table-cell office:value-type="float" office:value="1000">
            <text:p>1000</text:p>
          </table:table-cell>
          <table:table-cell office:value-type="float" office:value="-8.33">
            <text:p>-8.33</text:p>
          </table:table-cell>
          <table:table-cell office:value-type="float" office:value="6">
            <text:p>6</text:p>
          </table:table-cell>
          <table:table-cell office:value-type="string">
            <text:p>KMHK30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5:39.00</text:p>
          </table:table-cell>
          <table:table-cell table:style-name="ce2" office:value-type="string">
            <text:p>-70:32:48.01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.4">
            <text:p>64.4</text:p>
          </table:table-cell>
          <table:table-cell office:value-type="float" office:value="1942.5">
            <text:p>1942.5</text:p>
          </table:table-cell>
          <table:table-cell office:value-type="float" office:value="-4.744">
            <text:p>-4.744</text:p>
          </table:table-cell>
          <table:table-cell office:value-type="float" office:value="1000">
            <text:p>1000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  <table:table-cell office:value-type="string">
            <text:p>HS37.KMHK139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0:28.90</text:p>
          </table:table-cell>
          <table:table-cell table:style-name="ce2" office:value-type="string">
            <text:p>-68:42:42.11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4.5">
            <text:p>734.5</text:p>
          </table:table-cell>
          <table:table-cell office:value-type="float" office:value="475.5">
            <text:p>475.5</text:p>
          </table:table-cell>
          <table:table-cell office:value-type="float" office:value="-4.767">
            <text:p>-4.767</text:p>
          </table:table-cell>
          <table:table-cell office:value-type="float" office:value="1000">
            <text:p>1000</text:p>
          </table:table-cell>
          <table:table-cell office:value-type="float" office:value="-8.29">
            <text:p>-8.29</text:p>
          </table:table-cell>
          <table:table-cell office:value-type="float" office:value="6">
            <text:p>6</text:p>
          </table:table-cell>
          <table:table-cell office:value-type="string">
            <text:p>SL162.H88-79.KMHK406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9:54.38</text:p>
          </table:table-cell>
          <table:table-cell table:style-name="ce2" office:value-type="string">
            <text:p>-67:55:26.7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19.74">
            <text:p>919.74</text:p>
          </table:table-cell>
          <table:table-cell office:value-type="float" office:value="335.18">
            <text:p>335.18</text:p>
          </table:table-cell>
          <table:table-cell office:value-type="float" office:value="-4.725">
            <text:p>-4.725</text:p>
          </table:table-cell>
          <table:table-cell office:value-type="float" office:value="1000">
            <text:p>1000</text:p>
          </table:table-cell>
          <table:table-cell office:value-type="float" office:value="-8.28">
            <text:p>-8.28</text:p>
          </table:table-cell>
          <table:table-cell office:value-type="float" office:value="7">
            <text:p>7</text:p>
          </table:table-cell>
          <table:table-cell office:value-type="string">
            <text:p>HS85.KMHK42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0:51.00</text:p>
          </table:table-cell>
          <table:table-cell table:style-name="ce2" office:value-type="string">
            <text:p>-67:48:14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703.2">
            <text:p>1703.2</text:p>
          </table:table-cell>
          <table:table-cell office:value-type="float" office:value="1024.7">
            <text:p>1024.7</text:p>
          </table:table-cell>
          <table:table-cell office:value-type="float" office:value="-4.819">
            <text:p>-4.819</text:p>
          </table:table-cell>
          <table:table-cell office:value-type="float" office:value="875">
            <text:p>875</text:p>
          </table:table-cell>
          <table:table-cell office:value-type="float" office:value="-8.26">
            <text:p>-8.26</text:p>
          </table:table-cell>
          <table:table-cell office:value-type="float" office:value="10">
            <text:p>10</text:p>
          </table:table-cell>
          <table:table-cell office:value-type="string">
            <text:p>SL473,KMHK904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26:29.64</text:p>
          </table:table-cell>
          <table:table-cell table:style-name="ce2" office:value-type="string">
            <text:p>-68:22:26.0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491.59">
            <text:p>1491.59</text:p>
          </table:table-cell>
          <table:table-cell office:value-type="float" office:value="465.72">
            <text:p>465.72</text:p>
          </table:table-cell>
          <table:table-cell office:value-type="float" office:value="-4.704">
            <text:p>-4.704</text:p>
          </table:table-cell>
          <table:table-cell office:value-type="float" office:value="1000">
            <text:p>1000</text:p>
          </table:table-cell>
          <table:table-cell office:value-type="float" office:value="-8.25">
            <text:p>-8.25</text:p>
          </table:table-cell>
          <table:table-cell office:value-type="float" office:value="7">
            <text:p>7</text:p>
          </table:table-cell>
          <table:table-cell office:value-type="string">
            <text:p>HS85.KMHK42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0:51.00</text:p>
          </table:table-cell>
          <table:table-cell table:style-name="ce2" office:value-type="string">
            <text:p>-67:48:14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3.6">
            <text:p>363.6</text:p>
          </table:table-cell>
          <table:table-cell office:value-type="float" office:value="2025.96">
            <text:p>2025.96</text:p>
          </table:table-cell>
          <table:table-cell office:value-type="float" office:value="-5.967">
            <text:p>-5.967</text:p>
          </table:table-cell>
          <table:table-cell office:value-type="float" office:value="184">
            <text:p>184</text:p>
          </table:table-cell>
          <table:table-cell office:value-type="float" office:value="-8.24">
            <text:p>-8.24</text:p>
          </table:table-cell>
          <table:table-cell office:value-type="float" office:value="10">
            <text:p>10</text:p>
          </table:table-cell>
          <table:table-cell office:value-type="string">
            <text:p>SL249.KMHK562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7:35.00</text:p>
          </table:table-cell>
          <table:table-cell table:style-name="ce2" office:value-type="string">
            <text:p>-70:44:54.00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7.81">
            <text:p>287.81</text:p>
          </table:table-cell>
          <table:table-cell office:value-type="float" office:value="1667.74">
            <text:p>1667.74</text:p>
          </table:table-cell>
          <table:table-cell office:value-type="float" office:value="-6.119">
            <text:p>-6.119</text:p>
          </table:table-cell>
          <table:table-cell office:value-type="float" office:value="153.9">
            <text:p>153.9</text:p>
          </table:table-cell>
          <table:table-cell office:value-type="float" office:value="-8.23">
            <text:p>-8.23</text:p>
          </table:table-cell>
          <table:table-cell office:value-type="float" office:value="7">
            <text:p>7</text:p>
          </table:table-cell>
          <table:table-cell office:value-type="string">
            <text:p>HS346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2:03.00</text:p>
          </table:table-cell>
          <table:table-cell table:style-name="ce2" office:value-type="string">
            <text:p>-69:22:10.01</text:p>
          </table:table-cell>
          <table:table-cell office:value-type="float" office:value="7.9">
            <text:p>7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51.37">
            <text:p>351.37</text:p>
          </table:table-cell>
          <table:table-cell office:value-type="float" office:value="887.29">
            <text:p>887.29</text:p>
          </table:table-cell>
          <table:table-cell office:value-type="float" office:value="-6.409">
            <text:p>-6.409</text:p>
          </table:table-cell>
          <table:table-cell office:value-type="float" office:value="105.8">
            <text:p>105.8</text:p>
          </table:table-cell>
          <table:table-cell office:value-type="float" office:value="-8.22">
            <text:p>-8.22</text:p>
          </table:table-cell>
          <table:table-cell office:value-type="float" office:value="10">
            <text:p>10</text:p>
          </table:table-cell>
          <table:table-cell office:value-type="string">
            <text:p>HS371.BRHT54a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7:45.00</text:p>
          </table:table-cell>
          <table:table-cell table:style-name="ce2" office:value-type="string">
            <text:p>-69:20:07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9.5">
            <text:p>569.5</text:p>
          </table:table-cell>
          <table:table-cell office:value-type="float" office:value="205.4">
            <text:p>205.4</text:p>
          </table:table-cell>
          <table:table-cell office:value-type="float" office:value="-6.466">
            <text:p>-6.466</text:p>
          </table:table-cell>
          <table:table-cell office:value-type="float" office:value="96.4">
            <text:p>96.4</text:p>
          </table:table-cell>
          <table:table-cell office:value-type="float" office:value="-8.21">
            <text:p>-8.21</text:p>
          </table:table-cell>
          <table:table-cell office:value-type="float" office:value="10">
            <text:p>10</text:p>
          </table:table-cell>
          <table:table-cell office:value-type="string">
            <text:p>SL418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21:49.46</text:p>
          </table:table-cell>
          <table:table-cell table:style-name="ce2" office:value-type="string">
            <text:p>-69:39:06.90</text:p>
          </table:table-cell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3.5">
            <text:p>83.5</text:p>
          </table:table-cell>
          <table:table-cell office:value-type="float" office:value="726.5">
            <text:p>726.5</text:p>
          </table:table-cell>
          <table:table-cell office:value-type="float" office:value="-5.476">
            <text:p>-5.476</text:p>
          </table:table-cell>
          <table:table-cell office:value-type="float" office:value="350">
            <text:p>350</text:p>
          </table:table-cell>
          <table:table-cell office:value-type="float" office:value="-8.21">
            <text:p>-8.21</text:p>
          </table:table-cell>
          <table:table-cell office:value-type="float" office:value="13">
            <text:p>13</text:p>
          </table:table-cell>
          <table:table-cell office:value-type="string">
            <text:p>SL588.KMHK1101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34:40.28</text:p>
          </table:table-cell>
          <table:table-cell table:style-name="ce2" office:value-type="string">
            <text:p>-68:18:18.4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73.5">
            <text:p>1473.5</text:p>
          </table:table-cell>
          <table:table-cell office:value-type="float" office:value="149.4">
            <text:p>149.4</text:p>
          </table:table-cell>
          <table:table-cell office:value-type="float" office:value="-4.988">
            <text:p>-4.988</text:p>
          </table:table-cell>
          <table:table-cell office:value-type="float" office:value="636.9">
            <text:p>636.9</text:p>
          </table:table-cell>
          <table:table-cell office:value-type="float" office:value="-8.19">
            <text:p>-8.19</text:p>
          </table:table-cell>
          <table:table-cell office:value-type="float" office:value="5">
            <text:p>5</text:p>
          </table:table-cell>
          <table:table-cell office:value-type="string">
            <text:p>HS25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2:03.38</text:p>
          </table:table-cell>
          <table:table-cell table:style-name="ce2" office:value-type="string">
            <text:p>-70:02:41.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6.77">
            <text:p>336.77</text:p>
          </table:table-cell>
          <table:table-cell office:value-type="float" office:value="270.8">
            <text:p>270.8</text:p>
          </table:table-cell>
          <table:table-cell office:value-type="float" office:value="-3.612">
            <text:p>-3.612</text:p>
          </table:table-cell>
          <table:table-cell office:value-type="float" office:value="2999.2">
            <text:p>2999.2</text:p>
          </table:table-cell>
          <table:table-cell office:value-type="float" office:value="-8.18">
            <text:p>-8.18</text:p>
          </table:table-cell>
          <table:table-cell office:value-type="float" office:value="5">
            <text:p>5</text:p>
          </table:table-cell>
          <table:table-cell office:value-type="string">
            <text:p>HS92.KMHK46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2:18.00</text:p>
          </table:table-cell>
          <table:table-cell table:style-name="ce2" office:value-type="string">
            <text:p>-68:32:42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528.96">
            <text:p>1528.96</text:p>
          </table:table-cell>
          <table:table-cell office:value-type="float" office:value="1241.5">
            <text:p>1241.5</text:p>
          </table:table-cell>
          <table:table-cell office:value-type="float" office:value="-4.721">
            <text:p>-4.721</text:p>
          </table:table-cell>
          <table:table-cell office:value-type="float" office:value="878.3">
            <text:p>878.3</text:p>
          </table:table-cell>
          <table:table-cell office:value-type="float" office:value="-8.17">
            <text:p>-8.17</text:p>
          </table:table-cell>
          <table:table-cell office:value-type="float" office:value="5">
            <text:p>5</text:p>
          </table:table-cell>
          <table:table-cell office:value-type="string">
            <text:p>H88-226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5:14:14.82</text:p>
          </table:table-cell>
          <table:table-cell table:style-name="ce2" office:value-type="string">
            <text:p>-69:02:12.91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6.05">
            <text:p>706.05</text:p>
          </table:table-cell>
          <table:table-cell office:value-type="float" office:value="945.89">
            <text:p>945.89</text:p>
          </table:table-cell>
          <table:table-cell office:value-type="float" office:value="-5.165">
            <text:p>-5.165</text:p>
          </table:table-cell>
          <table:table-cell office:value-type="float" office:value="497">
            <text:p>497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office:value-type="string">
            <text:p>BRHT3.KMK88-7.H88-108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04:31.00</text:p>
          </table:table-cell>
          <table:table-cell table:style-name="ce2" office:value-type="string">
            <text:p>-69:21:19.0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57.5">
            <text:p>657.5</text:p>
          </table:table-cell>
          <table:table-cell office:value-type="float" office:value="1065.5">
            <text:p>1065.5</text:p>
          </table:table-cell>
          <table:table-cell office:value-type="float" office:value="-4.776">
            <text:p>-4.776</text:p>
          </table:table-cell>
          <table:table-cell office:value-type="float" office:value="807.2">
            <text:p>807.2</text:p>
          </table:table-cell>
          <table:table-cell office:value-type="float" office:value="-8.15">
            <text:p>-8.15</text:p>
          </table:table-cell>
          <table:table-cell office:value-type="float" office:value="7">
            <text:p>7</text:p>
          </table:table-cell>
          <table:table-cell office:value-type="string">
            <text:p>HS102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3:38.47</text:p>
          </table:table-cell>
          <table:table-cell table:style-name="ce2" office:value-type="string">
            <text:p>-69:23:10.0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4.41">
            <text:p>344.41</text:p>
          </table:table-cell>
          <table:table-cell office:value-type="float" office:value="1251.84">
            <text:p>1251.84</text:p>
          </table:table-cell>
          <table:table-cell office:value-type="float" office:value="-6.85">
            <text:p>-6.85</text:p>
          </table:table-cell>
          <table:table-cell office:value-type="float" office:value="48.1">
            <text:p>48.1</text:p>
          </table:table-cell>
          <table:table-cell office:value-type="float" office:value="-8.14">
            <text:p>-8.14</text:p>
          </table:table-cell>
          <table:table-cell office:value-type="float" office:value="15">
            <text:p>15</text:p>
          </table:table-cell>
          <table:table-cell office:value-type="string">
            <text:p>SL105.KMHK280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4:55:24.00</text:p>
          </table:table-cell>
          <table:table-cell table:style-name="ce2" office:value-type="string">
            <text:p>-68:32:28.99</text:p>
          </table:table-cell>
          <table:table-cell office:value-type="float" office:value="18.2">
            <text:p>18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5.02">
            <text:p>655.02</text:p>
          </table:table-cell>
          <table:table-cell office:value-type="float" office:value="968.49">
            <text:p>968.49</text:p>
          </table:table-cell>
          <table:table-cell office:value-type="float" office:value="-6.687">
            <text:p>-6.687</text:p>
          </table:table-cell>
          <table:table-cell office:value-type="float" office:value="57.4">
            <text:p>57.4</text:p>
          </table:table-cell>
          <table:table-cell office:value-type="float" office:value="-8.12">
            <text:p>-8.12</text:p>
          </table:table-cell>
          <table:table-cell office:value-type="float" office:value="13">
            <text:p>13</text:p>
          </table:table-cell>
          <table:table-cell office:value-type="string">
            <text:p>NGC1828.SL203.ESO56SC54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04:21.00</text:p>
          </table:table-cell>
          <table:table-cell table:style-name="ce2" office:value-type="string">
            <text:p>-69:23:16.99</text:p>
          </table:table-cell>
          <table:table-cell office:value-type="float" office:value="14.2">
            <text:p>1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8.89">
            <text:p>188.89</text:p>
          </table:table-cell>
          <table:table-cell office:value-type="float" office:value="305.5">
            <text:p>305.5</text:p>
          </table:table-cell>
          <table:table-cell office:value-type="float" office:value="-4.556">
            <text:p>-4.556</text:p>
          </table:table-cell>
          <table:table-cell office:value-type="float" office:value="994.9">
            <text:p>994.9</text:p>
          </table:table-cell>
          <table:table-cell office:value-type="float" office:value="-8.12">
            <text:p>-8.12</text:p>
          </table:table-cell>
          <table:table-cell office:value-type="float" office:value="5">
            <text:p>5</text:p>
          </table:table-cell>
          <table:table-cell office:value-type="string">
            <text:p>SL406.KMHK814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02.13</text:p>
          </table:table-cell>
          <table:table-cell table:style-name="ce2" office:value-type="string">
            <text:p>-70:52:22.8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52.5">
            <text:p>1252.5</text:p>
          </table:table-cell>
          <table:table-cell office:value-type="float" office:value="792.5">
            <text:p>792.5</text:p>
          </table:table-cell>
          <table:table-cell office:value-type="float" office:value="-5.489">
            <text:p>-5.489</text:p>
          </table:table-cell>
          <table:table-cell office:value-type="float" office:value="303.5">
            <text:p>303.5</text:p>
          </table:table-cell>
          <table:table-cell office:value-type="float" office:value="-8.12">
            <text:p>-8.12</text:p>
          </table:table-cell>
          <table:table-cell office:value-type="float" office:value="10">
            <text:p>10</text:p>
          </table:table-cell>
          <table:table-cell office:value-type="string">
            <text:p>SL224.KMHK534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05:43.33</text:p>
          </table:table-cell>
          <table:table-cell table:style-name="ce2" office:value-type="string">
            <text:p>-70:19:30.1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1.86">
            <text:p>521.86</text:p>
          </table:table-cell>
          <table:table-cell office:value-type="float" office:value="855.3">
            <text:p>855.3</text:p>
          </table:table-cell>
          <table:table-cell office:value-type="float" office:value="-8.887">
            <text:p>-8.887</text:p>
          </table:table-cell>
          <table:table-cell office:value-type="float" office:value="4.2">
            <text:p>4.2</text:p>
          </table:table-cell>
          <table:table-cell office:value-type="float" office:value="-8.12">
            <text:p>-8.12</text:p>
          </table:table-cell>
          <table:table-cell office:value-type="float" office:value="10">
            <text:p>10</text:p>
          </table:table-cell>
          <table:table-cell office:value-type="string">
            <text:p>NGC1984.SL488.ESO56SC132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27:40.00</text:p>
          </table:table-cell>
          <table:table-cell table:style-name="ce2" office:value-type="string">
            <text:p>-69:08:02.99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7.5">
            <text:p>1167.5</text:p>
          </table:table-cell>
          <table:table-cell office:value-type="float" office:value="210.4">
            <text:p>210.4</text:p>
          </table:table-cell>
          <table:table-cell office:value-type="float" office:value="-4.627">
            <text:p>-4.627</text:p>
          </table:table-cell>
          <table:table-cell office:value-type="float" office:value="917.5">
            <text:p>917.5</text:p>
          </table:table-cell>
          <table:table-cell office:value-type="float" office:value="-8.11">
            <text:p>-8.11</text:p>
          </table:table-cell>
          <table:table-cell office:value-type="float" office:value="8">
            <text:p>8</text:p>
          </table:table-cell>
          <table:table-cell office:value-type="string">
            <text:p>SL282.KMHK619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10.88</text:p>
          </table:table-cell>
          <table:table-cell table:style-name="ce2" office:value-type="string">
            <text:p>-70:22:33.3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17.5">
            <text:p>1617.5</text:p>
          </table:table-cell>
          <table:table-cell office:value-type="float" office:value="1774.5">
            <text:p>1774.5</text:p>
          </table:table-cell>
          <table:table-cell office:value-type="float" office:value="-4.737">
            <text:p>-4.737</text:p>
          </table:table-cell>
          <table:table-cell office:value-type="float" office:value="800">
            <text:p>800</text:p>
          </table:table-cell>
          <table:table-cell office:value-type="float" office:value="-8.1">
            <text:p>-8.1</text:p>
          </table:table-cell>
          <table:table-cell office:value-type="float" office:value="6">
            <text:p>6</text:p>
          </table:table-cell>
          <table:table-cell office:value-type="string">
            <text:p>SL146.KMHK377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4:58:18.33</text:p>
          </table:table-cell>
          <table:table-cell table:style-name="ce2" office:value-type="string">
            <text:p>-70:04:52.4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952.5">
            <text:p>1952.5</text:p>
          </table:table-cell>
          <table:table-cell office:value-type="float" office:value="487.5">
            <text:p>487.5</text:p>
          </table:table-cell>
          <table:table-cell office:value-type="float" office:value="-6.276">
            <text:p>-6.276</text:p>
          </table:table-cell>
          <table:table-cell office:value-type="float" office:value="104.8">
            <text:p>104.8</text:p>
          </table:table-cell>
          <table:table-cell office:value-type="float" office:value="-8.09">
            <text:p>-8.09</text:p>
          </table:table-cell>
          <table:table-cell office:value-type="float" office:value="15">
            <text:p>15</text:p>
          </table:table-cell>
          <table:table-cell office:value-type="string">
            <text:p>SL251.KMHK574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8:00.08</text:p>
          </table:table-cell>
          <table:table-cell table:style-name="ce2" office:value-type="string">
            <text:p>-69:52:25.2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15.5">
            <text:p>915.5</text:p>
          </table:table-cell>
          <table:table-cell office:value-type="float" office:value="386.5">
            <text:p>386.5</text:p>
          </table:table-cell>
          <table:table-cell office:value-type="float" office:value="-5.82">
            <text:p>-5.82</text:p>
          </table:table-cell>
          <table:table-cell office:value-type="float" office:value="182">
            <text:p>182</text:p>
          </table:table-cell>
          <table:table-cell office:value-type="float" office:value="-8.09">
            <text:p>-8.09</text:p>
          </table:table-cell>
          <table:table-cell office:value-type="float" office:value="6">
            <text:p>6</text:p>
          </table:table-cell>
          <table:table-cell office:value-type="string">
            <text:p>NGC1775.SL129.ESO56SC34.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6:53.62</text:p>
          </table:table-cell>
          <table:table-cell table:style-name="ce2" office:value-type="string">
            <text:p>-70:25:50.39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68.06">
            <text:p>1468.06</text:p>
          </table:table-cell>
          <table:table-cell office:value-type="float" office:value="1510.26">
            <text:p>1510.26</text:p>
          </table:table-cell>
          <table:table-cell office:value-type="float" office:value="-4.653">
            <text:p>-4.653</text:p>
          </table:table-cell>
          <table:table-cell office:value-type="float" office:value="855.6">
            <text:p>855.6</text:p>
          </table:table-cell>
          <table:table-cell office:value-type="float" office:value="-8.09">
            <text:p>-8.09</text:p>
          </table:table-cell>
          <table:table-cell office:value-type="float" office:value="6">
            <text:p>6</text:p>
          </table:table-cell>
          <table:table-cell office:value-type="string">
            <text:p>SL71.KMHK19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2:55.00</text:p>
          </table:table-cell>
          <table:table-cell table:style-name="ce2" office:value-type="string">
            <text:p>-67:26:57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915.2">
            <text:p>1915.2</text:p>
          </table:table-cell>
          <table:table-cell office:value-type="float" office:value="387.5">
            <text:p>387.5</text:p>
          </table:table-cell>
          <table:table-cell office:value-type="float" office:value="-6.881">
            <text:p>-6.881</text:p>
          </table:table-cell>
          <table:table-cell office:value-type="float" office:value="42.6">
            <text:p>42.6</text:p>
          </table:table-cell>
          <table:table-cell office:value-type="float" office:value="-8.07">
            <text:p>-8.07</text:p>
          </table:table-cell>
          <table:table-cell office:value-type="float" office:value="15">
            <text:p>15</text:p>
          </table:table-cell>
          <table:table-cell office:value-type="string">
            <text:p>SL116.KMHK315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4:56:25.07</text:p>
          </table:table-cell>
          <table:table-cell table:style-name="ce2" office:value-type="string">
            <text:p>-68:48:13.9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581.05">
            <text:p>1581.05</text:p>
          </table:table-cell>
          <table:table-cell office:value-type="float" office:value="1772.84">
            <text:p>1772.84</text:p>
          </table:table-cell>
          <table:table-cell office:value-type="float" office:value="-4.936">
            <text:p>-4.936</text:p>
          </table:table-cell>
          <table:table-cell office:value-type="float" office:value="586">
            <text:p>586</text:p>
          </table:table-cell>
          <table:table-cell office:value-type="float" office:value="-8.07">
            <text:p>-8.07</text:p>
          </table:table-cell>
          <table:table-cell office:value-type="float" office:value="9">
            <text:p>9</text:p>
          </table:table-cell>
          <table:table-cell office:value-type="string">
            <text:p>SL407,KMHK81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21:15.00</text:p>
          </table:table-cell>
          <table:table-cell table:style-name="ce2" office:value-type="string">
            <text:p>-68:26:40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950.5">
            <text:p>1950.5</text:p>
          </table:table-cell>
          <table:table-cell office:value-type="float" office:value="1998.5">
            <text:p>1998.5</text:p>
          </table:table-cell>
          <table:table-cell office:value-type="float" office:value="-7.277">
            <text:p>-7.277</text:p>
          </table:table-cell>
          <table:table-cell office:value-type="float" office:value="23.6">
            <text:p>23.6</text:p>
          </table:table-cell>
          <table:table-cell office:value-type="float" office:value="-8.06">
            <text:p>-8.06</text:p>
          </table:table-cell>
          <table:table-cell office:value-type="float" office:value="10">
            <text:p>10</text:p>
          </table:table-cell>
          <table:table-cell office:value-type="string">
            <text:p>BRHT5.H88-159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8:54.62</text:p>
          </table:table-cell>
          <table:table-cell table:style-name="ce2" office:value-type="string">
            <text:p>-68:45:16.8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50.5">
            <text:p>1350.5</text:p>
          </table:table-cell>
          <table:table-cell office:value-type="float" office:value="1217.5">
            <text:p>1217.5</text:p>
          </table:table-cell>
          <table:table-cell office:value-type="float" office:value="-4.62">
            <text:p>-4.62</text:p>
          </table:table-cell>
          <table:table-cell office:value-type="float" office:value="870">
            <text:p>870</text:p>
          </table:table-cell>
          <table:table-cell office:value-type="float" office:value="-8.06">
            <text:p>-8.06</text:p>
          </table:table-cell>
          <table:table-cell office:value-type="float" office:value="5">
            <text:p>5</text:p>
          </table:table-cell>
          <table:table-cell office:value-type="string">
            <text:p>SL594.KMHK111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5:25.67</text:p>
          </table:table-cell>
          <table:table-cell table:style-name="ce2" office:value-type="string">
            <text:p>-68:41:28.3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299.5">
            <text:p>1299.5</text:p>
          </table:table-cell>
          <table:table-cell office:value-type="float" office:value="581.5">
            <text:p>581.5</text:p>
          </table:table-cell>
          <table:table-cell office:value-type="float" office:value="-7.966">
            <text:p>-7.966</text:p>
          </table:table-cell>
          <table:table-cell office:value-type="float" office:value="16">
            <text:p>16</text:p>
          </table:table-cell>
          <table:table-cell office:value-type="float" office:value="-8.02">
            <text:p>-8.02</text:p>
          </table:table-cell>
          <table:table-cell office:value-type="float" office:value="15">
            <text:p>15</text:p>
          </table:table-cell>
          <table:table-cell office:value-type="string">
            <text:p>NGC1847.SL240.ESO56SC66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table:style-name="ce2" office:value-type="string">
            <text:p>5:07:08.77</text:p>
          </table:table-cell>
          <table:table-cell table:style-name="ce2" office:value-type="string">
            <text:p>-68:58:22.92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8.97">
            <text:p>858.97</text:p>
          </table:table-cell>
          <table:table-cell office:value-type="float" office:value="1014.54">
            <text:p>1014.54</text:p>
          </table:table-cell>
          <table:table-cell office:value-type="float" office:value="-7.956">
            <text:p>-7.956</text:p>
          </table:table-cell>
          <table:table-cell office:value-type="float" office:value="15">
            <text:p>15</text:p>
          </table:table-cell>
          <table:table-cell office:value-type="float" office:value="-8.02">
            <text:p>-8.02</text:p>
          </table:table-cell>
          <table:table-cell office:value-type="float" office:value="20">
            <text:p>20</text:p>
          </table:table-cell>
          <table:table-cell office:value-type="string">
            <text:p>NGC1894.SL344.ESO56SC89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5:51.00</text:p>
          </table:table-cell>
          <table:table-cell table:style-name="ce2" office:value-type="string">
            <text:p>-69:28:09.00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56.5">
            <text:p>456.5</text:p>
          </table:table-cell>
          <table:table-cell office:value-type="float" office:value="1919.5">
            <text:p>1919.5</text:p>
          </table:table-cell>
          <table:table-cell office:value-type="float" office:value="-4.876">
            <text:p>-4.876</text:p>
          </table:table-cell>
          <table:table-cell office:value-type="float" office:value="593">
            <text:p>593</text:p>
          </table:table-cell>
          <table:table-cell office:value-type="float" office:value="-8.01">
            <text:p>-8.01</text:p>
          </table:table-cell>
          <table:table-cell office:value-type="float" office:value="8">
            <text:p>8</text:p>
          </table:table-cell>
          <table:table-cell office:value-type="string">
            <text:p>SL266.KMHK59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9:06.90</text:p>
          </table:table-cell>
          <table:table-cell table:style-name="ce2" office:value-type="string">
            <text:p>-69:43:00.3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.82">
            <text:p>53.82</text:p>
          </table:table-cell>
          <table:table-cell office:value-type="float" office:value="826.85">
            <text:p>826.85</text:p>
          </table:table-cell>
          <table:table-cell office:value-type="float" office:value="-6.506">
            <text:p>-6.506</text:p>
          </table:table-cell>
          <table:table-cell office:value-type="float" office:value="63.8">
            <text:p>63.8</text:p>
          </table:table-cell>
          <table:table-cell office:value-type="float" office:value="-8.01">
            <text:p>-8.01</text:p>
          </table:table-cell>
          <table:table-cell office:value-type="float" office:value="7">
            <text:p>7</text:p>
          </table:table-cell>
          <table:table-cell office:value-type="string">
            <text:p>SL134.KMHK349</text:p>
          </table:table-cell>
          <table:table-cell office:value-type="float" office:value="28.5">
            <text:p>28.5</text:p>
          </table:table-cell>
          <table:table-cell office:value-type="string">
            <text:p>CN</text:p>
          </table:table-cell>
          <table:table-cell table:style-name="ce2" office:value-type="string">
            <text:p>4:57:30.00</text:p>
          </table:table-cell>
          <table:table-cell table:style-name="ce2" office:value-type="string">
            <text:p>-68:21:46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69.87">
            <text:p>769.87</text:p>
          </table:table-cell>
          <table:table-cell office:value-type="float" office:value="816.47">
            <text:p>816.47</text:p>
          </table:table-cell>
          <table:table-cell office:value-type="float" office:value="-8.154">
            <text:p>-8.154</text:p>
          </table:table-cell>
          <table:table-cell office:value-type="float" office:value="9.6">
            <text:p>9.6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string">
            <text:p>M-OB1.H88-301</text:p>
          </table:table-cell>
          <table:table-cell office:value-type="float" office:value="22.5">
            <text:p>22.5</text:p>
          </table:table-cell>
          <table:table-cell office:value-type="string">
            <text:p>CN</text:p>
          </table:table-cell>
          <table:table-cell table:style-name="ce2" office:value-type="string">
            <text:p>5:38:16.00</text:p>
          </table:table-cell>
          <table:table-cell table:style-name="ce2" office:value-type="string">
            <text:p>-69:03:58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91.17">
            <text:p>691.17</text:p>
          </table:table-cell>
          <table:table-cell office:value-type="float" office:value="1445.5">
            <text:p>1445.5</text:p>
          </table:table-cell>
          <table:table-cell office:value-type="float" office:value="-5.066">
            <text:p>-5.066</text:p>
          </table:table-cell>
          <table:table-cell office:value-type="float" office:value="460.7">
            <text:p>460.7</text:p>
          </table:table-cell>
          <table:table-cell office:value-type="float" office:value="-8">
            <text:p>-8</text:p>
          </table:table-cell>
          <table:table-cell office:value-type="float" office:value="7">
            <text:p>7</text:p>
          </table:table-cell>
          <table:table-cell office:value-type="string">
            <text:p>SL43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3:25.61</text:p>
          </table:table-cell>
          <table:table-cell table:style-name="ce2" office:value-type="string">
            <text:p>-69:01:18.1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1.29">
            <text:p>621.29</text:p>
          </table:table-cell>
          <table:table-cell office:value-type="float" office:value="1138.46">
            <text:p>1138.46</text:p>
          </table:table-cell>
          <table:table-cell office:value-type="float" office:value="-6.391">
            <text:p>-6.391</text:p>
          </table:table-cell>
          <table:table-cell office:value-type="float" office:value="76.9">
            <text:p>76.9</text:p>
          </table:table-cell>
          <table:table-cell office:value-type="float" office:value="-7.99">
            <text:p>-7.99</text:p>
          </table:table-cell>
          <table:table-cell office:value-type="float" office:value="10">
            <text:p>10</text:p>
          </table:table-cell>
          <table:table-cell office:value-type="string">
            <text:p>SL58.KMHK153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0:59.00</text:p>
          </table:table-cell>
          <table:table-cell table:style-name="ce2" office:value-type="string">
            <text:p>-69:38:12.99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69.5">
            <text:p>1069.5</text:p>
          </table:table-cell>
          <table:table-cell office:value-type="float" office:value="1940.5">
            <text:p>1940.5</text:p>
          </table:table-cell>
          <table:table-cell office:value-type="float" office:value="-5.943">
            <text:p>-5.943</text:p>
          </table:table-cell>
          <table:table-cell office:value-type="float" office:value="143.2">
            <text:p>143.2</text:p>
          </table:table-cell>
          <table:table-cell office:value-type="float" office:value="-7.99">
            <text:p>-7.99</text:p>
          </table:table-cell>
          <table:table-cell office:value-type="float" office:value="7">
            <text:p>7</text:p>
          </table:table-cell>
          <table:table-cell office:value-type="string">
            <text:p>NGC1775.SL129.ESO56SC34.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6:54.22</text:p>
          </table:table-cell>
          <table:table-cell table:style-name="ce2" office:value-type="string">
            <text:p>-70:25:48.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994.76">
            <text:p>1994.76</text:p>
          </table:table-cell>
          <table:table-cell office:value-type="float" office:value="207.49">
            <text:p>207.49</text:p>
          </table:table-cell>
          <table:table-cell office:value-type="float" office:value="-7.992">
            <text:p>-7.992</text:p>
          </table:table-cell>
          <table:table-cell office:value-type="float" office:value="10">
            <text:p>10</text:p>
          </table:table-cell>
          <table:table-cell office:value-type="float" office:value="-7.99">
            <text:p>-7.99</text:p>
          </table:table-cell>
          <table:table-cell office:value-type="float" office:value="15">
            <text:p>15</text:p>
          </table:table-cell>
          <table:table-cell office:value-type="string">
            <text:p>NGC2098.SL667.ESO57SC28.</text:p>
          </table:table-cell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table:style-name="ce2" office:value-type="string">
            <text:p>5:42:30.00</text:p>
          </table:table-cell>
          <table:table-cell table:style-name="ce2" office:value-type="string">
            <text:p>-68:16:28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27.5">
            <text:p>1227.5</text:p>
          </table:table-cell>
          <table:table-cell office:value-type="float" office:value="435.5">
            <text:p>435.5</text:p>
          </table:table-cell>
          <table:table-cell office:value-type="float" office:value="-7.268">
            <text:p>-7.268</text:p>
          </table:table-cell>
          <table:table-cell office:value-type="float" office:value="21">
            <text:p>21</text:p>
          </table:table-cell>
          <table:table-cell office:value-type="float" office:value="-7.98">
            <text:p>-7.98</text:p>
          </table:table-cell>
          <table:table-cell office:value-type="float" office:value="6">
            <text:p>6</text:p>
          </table:table-cell>
          <table:table-cell office:value-type="string">
            <text:p>SL114.KMHK305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6:07.86</text:p>
          </table:table-cell>
          <table:table-cell table:style-name="ce2" office:value-type="string">
            <text:p>-69:14:47.5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8.46">
            <text:p>878.46</text:p>
          </table:table-cell>
          <table:table-cell office:value-type="float" office:value="892.72">
            <text:p>892.72</text:p>
          </table:table-cell>
          <table:table-cell office:value-type="float" office:value="-4.709">
            <text:p>-4.709</text:p>
          </table:table-cell>
          <table:table-cell office:value-type="float" office:value="699">
            <text:p>699</text:p>
          </table:table-cell>
          <table:table-cell office:value-type="float" office:value="-7.97">
            <text:p>-7.97</text:p>
          </table:table-cell>
          <table:table-cell office:value-type="float" office:value="8">
            <text:p>8</text:p>
          </table:table-cell>
          <table:table-cell office:value-type="string">
            <text:p>SL139.KMHK35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7:56.00</text:p>
          </table:table-cell>
          <table:table-cell table:style-name="ce2" office:value-type="string">
            <text:p>-68:11:58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3.5">
            <text:p>513.5</text:p>
          </table:table-cell>
          <table:table-cell office:value-type="float" office:value="434.5">
            <text:p>434.5</text:p>
          </table:table-cell>
          <table:table-cell office:value-type="float" office:value="-4.831">
            <text:p>-4.831</text:p>
          </table:table-cell>
          <table:table-cell office:value-type="float" office:value="584.1">
            <text:p>584.1</text:p>
          </table:table-cell>
          <table:table-cell office:value-type="float" office:value="-7.95">
            <text:p>-7.95</text:p>
          </table:table-cell>
          <table:table-cell office:value-type="float" office:value="6">
            <text:p>6</text:p>
          </table:table-cell>
          <table:table-cell office:value-type="string">
            <text:p>SL395.KMHK793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9:59.56</text:p>
          </table:table-cell>
          <table:table-cell table:style-name="ce2" office:value-type="string">
            <text:p>-70:39:55.5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246.5">
            <text:p>1246.5</text:p>
          </table:table-cell>
          <table:table-cell office:value-type="float" office:value="1869.5">
            <text:p>1869.5</text:p>
          </table:table-cell>
          <table:table-cell office:value-type="float" office:value="-4.405">
            <text:p>-4.405</text:p>
          </table:table-cell>
          <table:table-cell office:value-type="float" office:value="973.4">
            <text:p>973.4</text:p>
          </table:table-cell>
          <table:table-cell office:value-type="float" office:value="-7.95">
            <text:p>-7.95</text:p>
          </table:table-cell>
          <table:table-cell office:value-type="float" office:value="5">
            <text:p>5</text:p>
          </table:table-cell>
          <table:table-cell office:value-type="string">
            <text:p>HS13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9:40.16</text:p>
          </table:table-cell>
          <table:table-cell table:style-name="ce2" office:value-type="string">
            <text:p>-69:12:35.6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54.27">
            <text:p>1754.27</text:p>
          </table:table-cell>
          <table:table-cell office:value-type="float" office:value="1640.7">
            <text:p>1640.7</text:p>
          </table:table-cell>
          <table:table-cell office:value-type="float" office:value="-7.24">
            <text:p>-7.24</text:p>
          </table:table-cell>
          <table:table-cell office:value-type="float" office:value="19.1">
            <text:p>19.1</text:p>
          </table:table-cell>
          <table:table-cell office:value-type="float" office:value="-7.95">
            <text:p>-7.95</text:p>
          </table:table-cell>
          <table:table-cell office:value-type="float" office:value="15">
            <text:p>15</text:p>
          </table:table-cell>
          <table:table-cell office:value-type="string">
            <text:p>SL498.KMHK943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28:34.00</text:p>
          </table:table-cell>
          <table:table-cell table:style-name="ce2" office:value-type="string">
            <text:p>-67:13:30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6.5">
            <text:p>1466.5</text:p>
          </table:table-cell>
          <table:table-cell office:value-type="float" office:value="1220.5">
            <text:p>1220.5</text:p>
          </table:table-cell>
          <table:table-cell office:value-type="float" office:value="-6.781">
            <text:p>-6.781</text:p>
          </table:table-cell>
          <table:table-cell office:value-type="float" office:value="41.3">
            <text:p>41.3</text:p>
          </table:table-cell>
          <table:table-cell office:value-type="float" office:value="-7.95">
            <text:p>-7.95</text:p>
          </table:table-cell>
          <table:table-cell office:value-type="float" office:value="10">
            <text:p>10</text:p>
          </table:table-cell>
          <table:table-cell office:value-type="string">
            <text:p>SL56.KMHK142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0:32.47</text:p>
          </table:table-cell>
          <table:table-cell table:style-name="ce2" office:value-type="string">
            <text:p>-70:04:35.41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00.5">
            <text:p>1300.5</text:p>
          </table:table-cell>
          <table:table-cell office:value-type="float" office:value="1213.5">
            <text:p>1213.5</text:p>
          </table:table-cell>
          <table:table-cell office:value-type="float" office:value="-4.386">
            <text:p>-4.386</text:p>
          </table:table-cell>
          <table:table-cell office:value-type="float" office:value="1000">
            <text:p>1000</text:p>
          </table:table-cell>
          <table:table-cell office:value-type="float" office:value="-7.94">
            <text:p>-7.94</text:p>
          </table:table-cell>
          <table:table-cell office:value-type="float" office:value="7">
            <text:p>7</text:p>
          </table:table-cell>
          <table:table-cell office:value-type="string">
            <text:p>HS94.KMHK468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2:30.61</text:p>
          </table:table-cell>
          <table:table-cell table:style-name="ce2" office:value-type="string">
            <text:p>-70:17:33.48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24.5">
            <text:p>1024.5</text:p>
          </table:table-cell>
          <table:table-cell office:value-type="float" office:value="800.5">
            <text:p>800.5</text:p>
          </table:table-cell>
          <table:table-cell office:value-type="float" office:value="-7.21">
            <text:p>-7.21</text:p>
          </table:table-cell>
          <table:table-cell office:value-type="float" office:value="19.6">
            <text:p>19.6</text:p>
          </table:table-cell>
          <table:table-cell office:value-type="float" office:value="-7.94">
            <text:p>-7.94</text:p>
          </table:table-cell>
          <table:table-cell office:value-type="float" office:value="7">
            <text:p>7</text:p>
          </table:table-cell>
          <table:table-cell office:value-type="string">
            <text:p>SL495.KMHK93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8:03.66</text:p>
          </table:table-cell>
          <table:table-cell table:style-name="ce2" office:value-type="string">
            <text:p>-68:48:38.97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0.83">
            <text:p>380.83</text:p>
          </table:table-cell>
          <table:table-cell office:value-type="float" office:value="998.5">
            <text:p>998.5</text:p>
          </table:table-cell>
          <table:table-cell office:value-type="float" office:value="-4.383">
            <text:p>-4.383</text:p>
          </table:table-cell>
          <table:table-cell office:value-type="float" office:value="976.4">
            <text:p>976.4</text:p>
          </table:table-cell>
          <table:table-cell office:value-type="float" office:value="-7.93">
            <text:p>-7.93</text:p>
          </table:table-cell>
          <table:table-cell office:value-type="float" office:value="5">
            <text:p>5</text:p>
          </table:table-cell>
          <table:table-cell office:value-type="string">
            <text:p>KMHK704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5:36.18</text:p>
          </table:table-cell>
          <table:table-cell table:style-name="ce2" office:value-type="string">
            <text:p>-70:45:07.07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76.5">
            <text:p>676.5</text:p>
          </table:table-cell>
          <table:table-cell office:value-type="float" office:value="397.5">
            <text:p>397.5</text:p>
          </table:table-cell>
          <table:table-cell office:value-type="float" office:value="-6.53">
            <text:p>-6.53</text:p>
          </table:table-cell>
          <table:table-cell office:value-type="float" office:value="53.6">
            <text:p>53.6</text:p>
          </table:table-cell>
          <table:table-cell office:value-type="float" office:value="-7.93">
            <text:p>-7.93</text:p>
          </table:table-cell>
          <table:table-cell office:value-type="float" office:value="8">
            <text:p>8</text:p>
          </table:table-cell>
          <table:table-cell office:value-type="string">
            <text:p>SL402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0:23.60</text:p>
          </table:table-cell>
          <table:table-cell table:style-name="ce2" office:value-type="string">
            <text:p>-69:35:06.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84.5">
            <text:p>1084.5</text:p>
          </table:table-cell>
          <table:table-cell office:value-type="float" office:value="660.5">
            <text:p>660.5</text:p>
          </table:table-cell>
          <table:table-cell office:value-type="float" office:value="-5.607">
            <text:p>-5.607</text:p>
          </table:table-cell>
          <table:table-cell office:value-type="float" office:value="195.4">
            <text:p>195.4</text:p>
          </table:table-cell>
          <table:table-cell office:value-type="float" office:value="-7.93">
            <text:p>-7.93</text:p>
          </table:table-cell>
          <table:table-cell office:value-type="float" office:value="6">
            <text:p>6</text:p>
          </table:table-cell>
          <table:table-cell office:value-type="string">
            <text:p>HS21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8:26.39</text:p>
          </table:table-cell>
          <table:table-cell table:style-name="ce2" office:value-type="string">
            <text:p>-69:19:26.9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294.5">
            <text:p>1294.5</text:p>
          </table:table-cell>
          <table:table-cell office:value-type="float" office:value="2020.5">
            <text:p>2020.5</text:p>
          </table:table-cell>
          <table:table-cell office:value-type="float" office:value="-4.365">
            <text:p>-4.365</text:p>
          </table:table-cell>
          <table:table-cell office:value-type="float" office:value="1000">
            <text:p>1000</text:p>
          </table:table-cell>
          <table:table-cell office:value-type="float" office:value="-7.92">
            <text:p>-7.92</text:p>
          </table:table-cell>
          <table:table-cell office:value-type="float" office:value="5">
            <text:p>5</text:p>
          </table:table-cell>
          <table:table-cell office:value-type="string">
            <text:p>HS12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8:35.28</text:p>
          </table:table-cell>
          <table:table-cell table:style-name="ce2" office:value-type="string">
            <text:p>-69:10:33.0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0.13">
            <text:p>510.13</text:p>
          </table:table-cell>
          <table:table-cell office:value-type="float" office:value="758.5">
            <text:p>758.5</text:p>
          </table:table-cell>
          <table:table-cell office:value-type="float" office:value="-9.093">
            <text:p>-9.093</text:p>
          </table:table-cell>
          <table:table-cell office:value-type="float" office:value="7">
            <text:p>7</text:p>
          </table:table-cell>
          <table:table-cell office:value-type="float" office:value="-7.92">
            <text:p>-7.92</text:p>
          </table:table-cell>
          <table:table-cell office:value-type="float" office:value="10">
            <text:p>10</text:p>
          </table:table-cell>
          <table:table-cell office:value-type="string">
            <text:p>NGC1994.SL499.ESO56SC136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5:28:21.96</text:p>
          </table:table-cell>
          <table:table-cell table:style-name="ce2" office:value-type="string">
            <text:p>-69:08:29.99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82.62">
            <text:p>1282.62</text:p>
          </table:table-cell>
          <table:table-cell office:value-type="float" office:value="915.5">
            <text:p>915.5</text:p>
          </table:table-cell>
          <table:table-cell office:value-type="float" office:value="-4.367">
            <text:p>-4.367</text:p>
          </table:table-cell>
          <table:table-cell office:value-type="float" office:value="957.1">
            <text:p>957.1</text:p>
          </table:table-cell>
          <table:table-cell office:value-type="float" office:value="-7.91">
            <text:p>-7.91</text:p>
          </table:table-cell>
          <table:table-cell office:value-type="float" office:value="5">
            <text:p>5</text:p>
          </table:table-cell>
          <table:table-cell office:value-type="string">
            <text:p>H88-11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4:45.03</text:p>
          </table:table-cell>
          <table:table-cell table:style-name="ce2" office:value-type="string">
            <text:p>-68:59:04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1.5">
            <text:p>791.5</text:p>
          </table:table-cell>
          <table:table-cell office:value-type="float" office:value="964.5">
            <text:p>964.5</text:p>
          </table:table-cell>
          <table:table-cell office:value-type="float" office:value="-4.511">
            <text:p>-4.511</text:p>
          </table:table-cell>
          <table:table-cell office:value-type="float" office:value="830.9">
            <text:p>830.9</text:p>
          </table:table-cell>
          <table:table-cell office:value-type="float" office:value="-7.91">
            <text:p>-7.91</text:p>
          </table:table-cell>
          <table:table-cell office:value-type="float" office:value="8">
            <text:p>8</text:p>
          </table:table-cell>
          <table:table-cell office:value-type="string">
            <text:p>KMHK1055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3:02.09</text:p>
          </table:table-cell>
          <table:table-cell table:style-name="ce2" office:value-type="string">
            <text:p>-67:50:58.9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93.5">
            <text:p>1093.5</text:p>
          </table:table-cell>
          <table:table-cell office:value-type="float" office:value="857.5">
            <text:p>857.5</text:p>
          </table:table-cell>
          <table:table-cell office:value-type="float" office:value="-4.432">
            <text:p>-4.432</text:p>
          </table:table-cell>
          <table:table-cell office:value-type="float" office:value="884.1">
            <text:p>884.1</text:p>
          </table:table-cell>
          <table:table-cell office:value-type="float" office:value="-7.89">
            <text:p>-7.89</text:p>
          </table:table-cell>
          <table:table-cell office:value-type="float" office:value="10">
            <text:p>10</text:p>
          </table:table-cell>
          <table:table-cell office:value-type="string">
            <text:p>H88-52.KMHK365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8:10.74</text:p>
          </table:table-cell>
          <table:table-cell table:style-name="ce2" office:value-type="string">
            <text:p>-68:03:40.1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5.63">
            <text:p>295.63</text:p>
          </table:table-cell>
          <table:table-cell office:value-type="float" office:value="253.91">
            <text:p>253.91</text:p>
          </table:table-cell>
          <table:table-cell office:value-type="float" office:value="-5.752">
            <text:p>-5.752</text:p>
          </table:table-cell>
          <table:table-cell office:value-type="float" office:value="159.2">
            <text:p>159.2</text:p>
          </table:table-cell>
          <table:table-cell office:value-type="float" office:value="-7.89">
            <text:p>-7.89</text:p>
          </table:table-cell>
          <table:table-cell office:value-type="float" office:value="8">
            <text:p>8</text:p>
          </table:table-cell>
          <table:table-cell office:value-type="string">
            <text:p>SL412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30.00</text:p>
          </table:table-cell>
          <table:table-cell table:style-name="ce2" office:value-type="string">
            <text:p>-69:49:43.01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460.5">
            <text:p>1460.5</text:p>
          </table:table-cell>
          <table:table-cell office:value-type="float" office:value="1307.27">
            <text:p>1307.27</text:p>
          </table:table-cell>
          <table:table-cell office:value-type="float" office:value="-4.328">
            <text:p>-4.328</text:p>
          </table:table-cell>
          <table:table-cell office:value-type="float" office:value="992">
            <text:p>992</text:p>
          </table:table-cell>
          <table:table-cell office:value-type="float" office:value="-7.89">
            <text:p>-7.89</text:p>
          </table:table-cell>
          <table:table-cell office:value-type="float" office:value="5">
            <text:p>5</text:p>
          </table:table-cell>
          <table:table-cell office:value-type="string">
            <text:p>HS18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13:46.01</text:p>
          </table:table-cell>
          <table:table-cell table:style-name="ce2" office:value-type="string">
            <text:p>-69:04:49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4.95">
            <text:p>744.95</text:p>
          </table:table-cell>
          <table:table-cell office:value-type="float" office:value="337.5">
            <text:p>337.5</text:p>
          </table:table-cell>
          <table:table-cell office:value-type="float" office:value="-7.888">
            <text:p>-7.888</text:p>
          </table:table-cell>
          <table:table-cell office:value-type="float" office:value="10.1">
            <text:p>10.1</text:p>
          </table:table-cell>
          <table:table-cell office:value-type="float" office:value="-7.89">
            <text:p>-7.89</text:p>
          </table:table-cell>
          <table:table-cell office:value-type="float" office:value="15">
            <text:p>15</text:p>
          </table:table-cell>
          <table:table-cell office:value-type="string">
            <text:p>NGC1772.SL128.ESO56SC33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4:56:53.55</text:p>
          </table:table-cell>
          <table:table-cell table:style-name="ce2" office:value-type="string">
            <text:p>-69:33:21.96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66.66">
            <text:p>566.66</text:p>
          </table:table-cell>
          <table:table-cell office:value-type="float" office:value="1104.05">
            <text:p>1104.05</text:p>
          </table:table-cell>
          <table:table-cell office:value-type="float" office:value="-7.848">
            <text:p>-7.848</text:p>
          </table:table-cell>
          <table:table-cell office:value-type="float" office:value="15.7">
            <text:p>15.7</text:p>
          </table:table-cell>
          <table:table-cell office:value-type="float" office:value="-7.89">
            <text:p>-7.89</text:p>
          </table:table-cell>
          <table:table-cell office:value-type="float" office:value="10">
            <text:p>10</text:p>
          </table:table-cell>
          <table:table-cell office:value-type="string">
            <text:p>LT-delta.BRHT17a.KMK88-88</text:p>
          </table:table-cell>
          <table:table-cell office:value-type="float" office:value="28.5">
            <text:p>28.5</text:p>
          </table:table-cell>
          <table:table-cell office:value-type="string">
            <text:p>CN</text:p>
          </table:table-cell>
          <table:table-cell table:style-name="ce2" office:value-type="string">
            <text:p>5:36:11.00</text:p>
          </table:table-cell>
          <table:table-cell table:style-name="ce2" office:value-type="string">
            <text:p>-69:11:45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29.66">
            <text:p>1329.66</text:p>
          </table:table-cell>
          <table:table-cell office:value-type="float" office:value="721.49">
            <text:p>721.49</text:p>
          </table:table-cell>
          <table:table-cell office:value-type="float" office:value="-7.157">
            <text:p>-7.157</text:p>
          </table:table-cell>
          <table:table-cell office:value-type="float" office:value="19.2">
            <text:p>19.2</text:p>
          </table:table-cell>
          <table:table-cell office:value-type="float" office:value="-7.88">
            <text:p>-7.88</text:p>
          </table:table-cell>
          <table:table-cell office:value-type="float" office:value="10">
            <text:p>10</text:p>
          </table:table-cell>
          <table:table-cell office:value-type="string">
            <text:p>KMHK109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34:41.00</text:p>
          </table:table-cell>
          <table:table-cell table:style-name="ce2" office:value-type="string">
            <text:p>-67:30:13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0.91">
            <text:p>1060.91</text:p>
          </table:table-cell>
          <table:table-cell office:value-type="float" office:value="1190.5">
            <text:p>1190.5</text:p>
          </table:table-cell>
          <table:table-cell office:value-type="float" office:value="-4.413">
            <text:p>-4.413</text:p>
          </table:table-cell>
          <table:table-cell office:value-type="float" office:value="898.3">
            <text:p>898.3</text:p>
          </table:table-cell>
          <table:table-cell office:value-type="float" office:value="-7.88">
            <text:p>-7.88</text:p>
          </table:table-cell>
          <table:table-cell office:value-type="float" office:value="10">
            <text:p>10</text:p>
          </table:table-cell>
          <table:table-cell office:value-type="string">
            <text:p>SL96.H88-25.KMHK256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4:55:02.05</text:p>
          </table:table-cell>
          <table:table-cell table:style-name="ce2" office:value-type="string">
            <text:p>-67:42:51.0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7.58">
            <text:p>1107.58</text:p>
          </table:table-cell>
          <table:table-cell office:value-type="float" office:value="831.5">
            <text:p>831.5</text:p>
          </table:table-cell>
          <table:table-cell office:value-type="float" office:value="-4.314">
            <text:p>-4.314</text:p>
          </table:table-cell>
          <table:table-cell office:value-type="float" office:value="1000">
            <text:p>1000</text:p>
          </table:table-cell>
          <table:table-cell office:value-type="float" office:value="-7.87">
            <text:p>-7.87</text:p>
          </table:table-cell>
          <table:table-cell office:value-type="float" office:value="5">
            <text:p>5</text:p>
          </table:table-cell>
          <table:table-cell office:value-type="string">
            <text:p>SL132.KMHK34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7:28.20</text:p>
          </table:table-cell>
          <table:table-cell table:style-name="ce2" office:value-type="string">
            <text:p>-67:41:07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0.47">
            <text:p>190.47</text:p>
          </table:table-cell>
          <table:table-cell office:value-type="float" office:value="1144.87">
            <text:p>1144.87</text:p>
          </table:table-cell>
          <table:table-cell office:value-type="float" office:value="-3.263">
            <text:p>-3.263</text:p>
          </table:table-cell>
          <table:table-cell office:value-type="float" office:value="2999.2">
            <text:p>2999.2</text:p>
          </table:table-cell>
          <table:table-cell office:value-type="float" office:value="-7.83">
            <text:p>-7.83</text:p>
          </table:table-cell>
          <table:table-cell office:value-type="float" office:value="6">
            <text:p>6</text:p>
          </table:table-cell>
          <table:table-cell office:value-type="string">
            <text:p>KMHK102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1:46.00</text:p>
          </table:table-cell>
          <table:table-cell table:style-name="ce2" office:value-type="string">
            <text:p>-68:14:08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710.5">
            <text:p>1710.5</text:p>
          </table:table-cell>
          <table:table-cell office:value-type="float" office:value="246.5">
            <text:p>246.5</text:p>
          </table:table-cell>
          <table:table-cell office:value-type="float" office:value="-4.597">
            <text:p>-4.597</text:p>
          </table:table-cell>
          <table:table-cell office:value-type="float" office:value="674.1">
            <text:p>674.1</text:p>
          </table:table-cell>
          <table:table-cell office:value-type="float" office:value="-7.83">
            <text:p>-7.83</text:p>
          </table:table-cell>
          <table:table-cell office:value-type="float" office:value="5">
            <text:p>5</text:p>
          </table:table-cell>
          <table:table-cell office:value-type="string">
            <text:p>SL173.KMHK440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1:22.25</text:p>
          </table:table-cell>
          <table:table-cell table:style-name="ce2" office:value-type="string">
            <text:p>-67:17:40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6.5">
            <text:p>566.5</text:p>
          </table:table-cell>
          <table:table-cell office:value-type="float" office:value="1060.5">
            <text:p>1060.5</text:p>
          </table:table-cell>
          <table:table-cell office:value-type="float" office:value="-4.481">
            <text:p>-4.481</text:p>
          </table:table-cell>
          <table:table-cell office:value-type="float" office:value="773.3">
            <text:p>773.3</text:p>
          </table:table-cell>
          <table:table-cell office:value-type="float" office:value="-7.82">
            <text:p>-7.82</text:p>
          </table:table-cell>
          <table:table-cell office:value-type="float" office:value="15">
            <text:p>15</text:p>
          </table:table-cell>
          <table:table-cell office:value-type="string">
            <text:p>KMHK170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1:41.64</text:p>
          </table:table-cell>
          <table:table-cell table:style-name="ce2" office:value-type="string">
            <text:p>-70:39:23.4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28.5">
            <text:p>728.5</text:p>
          </table:table-cell>
          <table:table-cell office:value-type="float" office:value="927.68">
            <text:p>927.68</text:p>
          </table:table-cell>
          <table:table-cell office:value-type="float" office:value="-6.247">
            <text:p>-6.247</text:p>
          </table:table-cell>
          <table:table-cell office:value-type="float" office:value="71.7">
            <text:p>71.7</text:p>
          </table:table-cell>
          <table:table-cell office:value-type="float" office:value="-7.81">
            <text:p>-7.81</text:p>
          </table:table-cell>
          <table:table-cell office:value-type="float" office:value="9">
            <text:p>9</text:p>
          </table:table-cell>
          <table:table-cell office:value-type="string">
            <text:p>NGC1830.SL207.ESO56SC56.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4:39.00</text:p>
          </table:table-cell>
          <table:table-cell table:style-name="ce2" office:value-type="string">
            <text:p>-69:20:27.15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04.47">
            <text:p>1204.47</text:p>
          </table:table-cell>
          <table:table-cell office:value-type="float" office:value="977.52">
            <text:p>977.52</text:p>
          </table:table-cell>
          <table:table-cell office:value-type="float" office:value="-4.33">
            <text:p>-4.33</text:p>
          </table:table-cell>
          <table:table-cell office:value-type="float" office:value="901.9">
            <text:p>901.9</text:p>
          </table:table-cell>
          <table:table-cell office:value-type="float" office:value="-7.79">
            <text:p>-7.79</text:p>
          </table:table-cell>
          <table:table-cell office:value-type="float" office:value="5">
            <text:p>5</text:p>
          </table:table-cell>
          <table:table-cell office:value-type="string">
            <text:p>H88-40.KMHK31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6:29.00</text:p>
          </table:table-cell>
          <table:table-cell table:style-name="ce2" office:value-type="string">
            <text:p>-67:37:22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19.39">
            <text:p>1719.39</text:p>
          </table:table-cell>
          <table:table-cell office:value-type="float" office:value="679.5">
            <text:p>679.5</text:p>
          </table:table-cell>
          <table:table-cell office:value-type="float" office:value="-5.097">
            <text:p>-5.097</text:p>
          </table:table-cell>
          <table:table-cell office:value-type="float" office:value="300">
            <text:p>300</text:p>
          </table:table-cell>
          <table:table-cell office:value-type="float" office:value="-7.72">
            <text:p>-7.72</text:p>
          </table:table-cell>
          <table:table-cell office:value-type="float" office:value="5">
            <text:p>5</text:p>
          </table:table-cell>
          <table:table-cell office:value-type="string">
            <text:p>HS117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06:25.88</text:p>
          </table:table-cell>
          <table:table-cell table:style-name="ce2" office:value-type="string">
            <text:p>-68:42:11.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90.5">
            <text:p>890.5</text:p>
          </table:table-cell>
          <table:table-cell office:value-type="float" office:value="1324.5">
            <text:p>1324.5</text:p>
          </table:table-cell>
          <table:table-cell office:value-type="float" office:value="-6.009">
            <text:p>-6.009</text:p>
          </table:table-cell>
          <table:table-cell office:value-type="float" office:value="92.1">
            <text:p>92.1</text:p>
          </table:table-cell>
          <table:table-cell office:value-type="float" office:value="-7.72">
            <text:p>-7.72</text:p>
          </table:table-cell>
          <table:table-cell office:value-type="float" office:value="13">
            <text:p>13</text:p>
          </table:table-cell>
          <table:table-cell office:value-type="string">
            <text:p>NGC1749.SL93.ESO56SC26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4:54:56.61</text:p>
          </table:table-cell>
          <table:table-cell table:style-name="ce2" office:value-type="string">
            <text:p>-68:11:22.39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53.5">
            <text:p>753.5</text:p>
          </table:table-cell>
          <table:table-cell office:value-type="float" office:value="678.5">
            <text:p>678.5</text:p>
          </table:table-cell>
          <table:table-cell office:value-type="float" office:value="-7.547">
            <text:p>-7.547</text:p>
          </table:table-cell>
          <table:table-cell office:value-type="float" office:value="14.6">
            <text:p>14.6</text:p>
          </table:table-cell>
          <table:table-cell office:value-type="float" office:value="-7.72">
            <text:p>-7.72</text:p>
          </table:table-cell>
          <table:table-cell office:value-type="float" office:value="10">
            <text:p>10</text:p>
          </table:table-cell>
          <table:table-cell office:value-type="string">
            <text:p>NGC1913.SL373.ESO56SC97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18:19.10</text:p>
          </table:table-cell>
          <table:table-cell table:style-name="ce2" office:value-type="string">
            <text:p>-69:32:13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92.48">
            <text:p>1192.48</text:p>
          </table:table-cell>
          <table:table-cell office:value-type="float" office:value="169.4">
            <text:p>169.4</text:p>
          </table:table-cell>
          <table:table-cell office:value-type="float" office:value="-4.176">
            <text:p>-4.176</text:p>
          </table:table-cell>
          <table:table-cell office:value-type="float" office:value="974.7">
            <text:p>974.7</text:p>
          </table:table-cell>
          <table:table-cell office:value-type="float" office:value="-7.72">
            <text:p>-7.72</text:p>
          </table:table-cell>
          <table:table-cell office:value-type="float" office:value="5">
            <text:p>5</text:p>
          </table:table-cell>
          <table:table-cell office:value-type="string">
            <text:p>H88-323.KMHK1279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42:52.11</text:p>
          </table:table-cell>
          <table:table-cell table:style-name="ce2" office:value-type="string">
            <text:p>-68:47:24.7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1.5">
            <text:p>231.5</text:p>
          </table:table-cell>
          <table:table-cell office:value-type="float" office:value="30.4">
            <text:p>30.4</text:p>
          </table:table-cell>
          <table:table-cell office:value-type="float" office:value="-5.986">
            <text:p>-5.986</text:p>
          </table:table-cell>
          <table:table-cell office:value-type="float" office:value="94.2">
            <text:p>94.2</text:p>
          </table:table-cell>
          <table:table-cell office:value-type="float" office:value="-7.71">
            <text:p>-7.71</text:p>
          </table:table-cell>
          <table:table-cell office:value-type="float" office:value="6">
            <text:p>6</text:p>
          </table:table-cell>
          <table:table-cell office:value-type="string">
            <text:p>HS263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3:10.70</text:p>
          </table:table-cell>
          <table:table-cell table:style-name="ce2" office:value-type="string">
            <text:p>-69:52:00.6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87.93">
            <text:p>1587.93</text:p>
          </table:table-cell>
          <table:table-cell office:value-type="float" office:value="680.5">
            <text:p>680.5</text:p>
          </table:table-cell>
          <table:table-cell office:value-type="float" office:value="-4.15">
            <text:p>-4.15</text:p>
          </table:table-cell>
          <table:table-cell office:value-type="float" office:value="1000">
            <text:p>1000</text:p>
          </table:table-cell>
          <table:table-cell office:value-type="float" office:value="-7.71">
            <text:p>-7.71</text:p>
          </table:table-cell>
          <table:table-cell office:value-type="float" office:value="5">
            <text:p>5</text:p>
          </table:table-cell>
          <table:table-cell office:value-type="string">
            <text:p>HS77.KMHK373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58:28.86</text:p>
          </table:table-cell>
          <table:table-cell table:style-name="ce2" office:value-type="string">
            <text:p>-67:22:33.9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7.5">
            <text:p>547.5</text:p>
          </table:table-cell>
          <table:table-cell office:value-type="float" office:value="481.5">
            <text:p>481.5</text:p>
          </table:table-cell>
          <table:table-cell office:value-type="float" office:value="-5.576">
            <text:p>-5.576</text:p>
          </table:table-cell>
          <table:table-cell office:value-type="float" office:value="155.5">
            <text:p>155.5</text:p>
          </table:table-cell>
          <table:table-cell office:value-type="float" office:value="-7.7">
            <text:p>-7.7</text:p>
          </table:table-cell>
          <table:table-cell office:value-type="float" office:value="6">
            <text:p>6</text:p>
          </table:table-cell>
          <table:table-cell office:value-type="string">
            <text:p>KMK88-46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9:47.00</text:p>
          </table:table-cell>
          <table:table-cell table:style-name="ce2" office:value-type="string">
            <text:p>-69:40:07.2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465.5">
            <text:p>1465.5</text:p>
          </table:table-cell>
          <table:table-cell office:value-type="float" office:value="935.5">
            <text:p>935.5</text:p>
          </table:table-cell>
          <table:table-cell office:value-type="float" office:value="-4.265">
            <text:p>-4.265</text:p>
          </table:table-cell>
          <table:table-cell office:value-type="float" office:value="843.2">
            <text:p>843.2</text:p>
          </table:table-cell>
          <table:table-cell office:value-type="float" office:value="-7.69">
            <text:p>-7.69</text:p>
          </table:table-cell>
          <table:table-cell office:value-type="float" office:value="5">
            <text:p>5</text:p>
          </table:table-cell>
          <table:table-cell office:value-type="string">
            <text:p>H88-24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6:26.76</text:p>
          </table:table-cell>
          <table:table-cell table:style-name="ce2" office:value-type="string">
            <text:p>-69:04:45.2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85.26">
            <text:p>1185.26</text:p>
          </table:table-cell>
          <table:table-cell office:value-type="float" office:value="95.21">
            <text:p>95.21</text:p>
          </table:table-cell>
          <table:table-cell office:value-type="float" office:value="-6.987">
            <text:p>-6.987</text:p>
          </table:table-cell>
          <table:table-cell office:value-type="float" office:value="18.8">
            <text:p>18.8</text:p>
          </table:table-cell>
          <table:table-cell office:value-type="float" office:value="-7.68">
            <text:p>-7.68</text:p>
          </table:table-cell>
          <table:table-cell office:value-type="float" office:value="10">
            <text:p>10</text:p>
          </table:table-cell>
          <table:table-cell office:value-type="string">
            <text:p>SL28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0:39.00</text:p>
          </table:table-cell>
          <table:table-cell table:style-name="ce2" office:value-type="string">
            <text:p>-69:02:31.00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14.5">
            <text:p>1614.5</text:p>
          </table:table-cell>
          <table:table-cell office:value-type="float" office:value="1119.5">
            <text:p>1119.5</text:p>
          </table:table-cell>
          <table:table-cell office:value-type="float" office:value="-4.235">
            <text:p>-4.235</text:p>
          </table:table-cell>
          <table:table-cell office:value-type="float" office:value="877.2">
            <text:p>877.2</text:p>
          </table:table-cell>
          <table:table-cell office:value-type="float" office:value="-7.68">
            <text:p>-7.68</text:p>
          </table:table-cell>
          <table:table-cell office:value-type="float" office:value="6">
            <text:p>6</text:p>
          </table:table-cell>
          <table:table-cell office:value-type="string">
            <text:p>HS99.KMHK483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03:15.07</text:p>
          </table:table-cell>
          <table:table-cell table:style-name="ce2" office:value-type="string">
            <text:p>-70:05:28.74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0.57">
            <text:p>190.57</text:p>
          </table:table-cell>
          <table:table-cell office:value-type="float" office:value="530.5">
            <text:p>530.5</text:p>
          </table:table-cell>
          <table:table-cell office:value-type="float" office:value="-4.119">
            <text:p>-4.119</text:p>
          </table:table-cell>
          <table:table-cell office:value-type="float" office:value="973">
            <text:p>973</text:p>
          </table:table-cell>
          <table:table-cell office:value-type="float" office:value="-7.67">
            <text:p>-7.67</text:p>
          </table:table-cell>
          <table:table-cell office:value-type="float" office:value="5">
            <text:p>5</text:p>
          </table:table-cell>
          <table:table-cell office:value-type="string">
            <text:p>KMHK42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0:28.92</text:p>
          </table:table-cell>
          <table:table-cell table:style-name="ce2" office:value-type="string">
            <text:p>-68:38:27.9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1.5">
            <text:p>281.5</text:p>
          </table:table-cell>
          <table:table-cell office:value-type="float" office:value="463.5">
            <text:p>463.5</text:p>
          </table:table-cell>
          <table:table-cell office:value-type="float" office:value="-7.151">
            <text:p>-7.151</text:p>
          </table:table-cell>
          <table:table-cell office:value-type="float" office:value="13.6">
            <text:p>13.6</text:p>
          </table:table-cell>
          <table:table-cell office:value-type="float" office:value="-7.67">
            <text:p>-7.67</text:p>
          </table:table-cell>
          <table:table-cell office:value-type="float" office:value="7">
            <text:p>7</text:p>
          </table:table-cell>
          <table:table-cell office:value-type="string">
            <text:p>M-OB4.H88-30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40:50.68</text:p>
          </table:table-cell>
          <table:table-cell table:style-name="ce2" office:value-type="string">
            <text:p>-69:22:44.2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80.26">
            <text:p>1180.26</text:p>
          </table:table-cell>
          <table:table-cell office:value-type="float" office:value="73.4">
            <text:p>73.4</text:p>
          </table:table-cell>
          <table:table-cell office:value-type="float" office:value="-6.952">
            <text:p>-6.952</text:p>
          </table:table-cell>
          <table:table-cell office:value-type="float" office:value="19">
            <text:p>19</text:p>
          </table:table-cell>
          <table:table-cell office:value-type="float" office:value="-7.67">
            <text:p>-7.67</text:p>
          </table:table-cell>
          <table:table-cell office:value-type="float" office:value="10">
            <text:p>10</text:p>
          </table:table-cell>
          <table:table-cell office:value-type="string">
            <text:p>SL158.KMHK397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9:15.09</text:p>
          </table:table-cell>
          <table:table-cell table:style-name="ce2" office:value-type="string">
            <text:p>-70:15:23.86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3.5">
            <text:p>373.5</text:p>
          </table:table-cell>
          <table:table-cell office:value-type="float" office:value="1978.5">
            <text:p>1978.5</text:p>
          </table:table-cell>
          <table:table-cell office:value-type="float" office:value="-7.653">
            <text:p>-7.653</text:p>
          </table:table-cell>
          <table:table-cell office:value-type="float" office:value="10.1">
            <text:p>10.1</text:p>
          </table:table-cell>
          <table:table-cell office:value-type="float" office:value="-7.66">
            <text:p>-7.66</text:p>
          </table:table-cell>
          <table:table-cell office:value-type="float" office:value="10">
            <text:p>10</text:p>
          </table:table-cell>
          <table:table-cell office:value-type="string">
            <text:p>NGC1772.SL128.ESO56SC33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4:56:53.95</text:p>
          </table:table-cell>
          <table:table-cell table:style-name="ce2" office:value-type="string">
            <text:p>-69:33:24.0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81.66">
            <text:p>1181.66</text:p>
          </table:table-cell>
          <table:table-cell office:value-type="float" office:value="1710.5">
            <text:p>1710.5</text:p>
          </table:table-cell>
          <table:table-cell office:value-type="float" office:value="-4.209">
            <text:p>-4.209</text:p>
          </table:table-cell>
          <table:table-cell office:value-type="float" office:value="877">
            <text:p>877</text:p>
          </table:table-cell>
          <table:table-cell office:value-type="float" office:value="-7.66">
            <text:p>-7.66</text:p>
          </table:table-cell>
          <table:table-cell office:value-type="float" office:value="5">
            <text:p>5</text:p>
          </table:table-cell>
          <table:table-cell office:value-type="string">
            <text:p>H88-68.H80F1-44.KMHK389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9:01.73</text:p>
          </table:table-cell>
          <table:table-cell table:style-name="ce2" office:value-type="string">
            <text:p>-69:02:32.11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29.52">
            <text:p>1429.52</text:p>
          </table:table-cell>
          <table:table-cell office:value-type="float" office:value="1412.01">
            <text:p>1412.01</text:p>
          </table:table-cell>
          <table:table-cell office:value-type="float" office:value="-7.602">
            <text:p>-7.602</text:p>
          </table:table-cell>
          <table:table-cell office:value-type="float" office:value="15.4">
            <text:p>15.4</text:p>
          </table:table-cell>
          <table:table-cell office:value-type="float" office:value="-7.66">
            <text:p>-7.66</text:p>
          </table:table-cell>
          <table:table-cell office:value-type="float" office:value="20">
            <text:p>20</text:p>
          </table:table-cell>
          <table:table-cell office:value-type="string">
            <text:p>NGC1698.SL45.ESO56SC06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4:49:04.00</text:p>
          </table:table-cell>
          <table:table-cell table:style-name="ce2" office:value-type="string">
            <text:p>-69:06:53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55.5">
            <text:p>755.5</text:p>
          </table:table-cell>
          <table:table-cell office:value-type="float" office:value="698.5">
            <text:p>698.5</text:p>
          </table:table-cell>
          <table:table-cell office:value-type="float" office:value="-6.017">
            <text:p>-6.017</text:p>
          </table:table-cell>
          <table:table-cell office:value-type="float" office:value="82.5">
            <text:p>82.5</text:p>
          </table:table-cell>
          <table:table-cell office:value-type="float" office:value="-7.66">
            <text:p>-7.66</text:p>
          </table:table-cell>
          <table:table-cell office:value-type="float" office:value="5">
            <text:p>5</text:p>
          </table:table-cell>
          <table:table-cell office:value-type="string">
            <text:p>HS319.BRHT52a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8:47.61</text:p>
          </table:table-cell>
          <table:table-cell table:style-name="ce2" office:value-type="string">
            <text:p>-68:59:01.3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47.5">
            <text:p>1147.5</text:p>
          </table:table-cell>
          <table:table-cell office:value-type="float" office:value="513.5">
            <text:p>513.5</text:p>
          </table:table-cell>
          <table:table-cell office:value-type="float" office:value="-4.874">
            <text:p>-4.874</text:p>
          </table:table-cell>
          <table:table-cell office:value-type="float" office:value="367.1">
            <text:p>367.1</text:p>
          </table:table-cell>
          <table:table-cell office:value-type="float" office:value="-7.64">
            <text:p>-7.64</text:p>
          </table:table-cell>
          <table:table-cell office:value-type="float" office:value="8">
            <text:p>8</text:p>
          </table:table-cell>
          <table:table-cell office:value-type="string">
            <text:p>SL252.KMHK570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07:51.67</text:p>
          </table:table-cell>
          <table:table-cell table:style-name="ce2" office:value-type="string">
            <text:p>-70:23:29.8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81.51">
            <text:p>781.51</text:p>
          </table:table-cell>
          <table:table-cell office:value-type="float" office:value="1645.5">
            <text:p>1645.5</text:p>
          </table:table-cell>
          <table:table-cell office:value-type="float" office:value="-4.952">
            <text:p>-4.952</text:p>
          </table:table-cell>
          <table:table-cell office:value-type="float" office:value="327">
            <text:p>327</text:p>
          </table:table-cell>
          <table:table-cell office:value-type="float" office:value="-7.63">
            <text:p>-7.63</text:p>
          </table:table-cell>
          <table:table-cell office:value-type="float" office:value="7">
            <text:p>7</text:p>
          </table:table-cell>
          <table:table-cell office:value-type="string">
            <text:p>SL290.KMHK62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38.28</text:p>
          </table:table-cell>
          <table:table-cell table:style-name="ce2" office:value-type="string">
            <text:p>-70:29:15.3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3.5">
            <text:p>193.5</text:p>
          </table:table-cell>
          <table:table-cell office:value-type="float" office:value="446.5">
            <text:p>446.5</text:p>
          </table:table-cell>
          <table:table-cell office:value-type="float" office:value="-7.304">
            <text:p>-7.304</text:p>
          </table:table-cell>
          <table:table-cell office:value-type="float" office:value="14.1">
            <text:p>14.1</text:p>
          </table:table-cell>
          <table:table-cell office:value-type="float" office:value="-7.63">
            <text:p>-7.63</text:p>
          </table:table-cell>
          <table:table-cell office:value-type="float" office:value="12">
            <text:p>12</text:p>
          </table:table-cell>
          <table:table-cell office:value-type="string">
            <text:p>NGC2091.SL653.ESO57SC21.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40:58.55</text:p>
          </table:table-cell>
          <table:table-cell table:style-name="ce2" office:value-type="string">
            <text:p>-69:26:07.6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28.05">
            <text:p>1028.05</text:p>
          </table:table-cell>
          <table:table-cell office:value-type="float" office:value="1008.5">
            <text:p>1008.5</text:p>
          </table:table-cell>
          <table:table-cell office:value-type="float" office:value="-5.085">
            <text:p>-5.085</text:p>
          </table:table-cell>
          <table:table-cell office:value-type="float" office:value="254.6">
            <text:p>254.6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office:value-type="string">
            <text:p>SL342.KMHK701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5:33.44</text:p>
          </table:table-cell>
          <table:table-cell table:style-name="ce2" office:value-type="string">
            <text:p>-70:20:08.05</text:p>
          </table:table-cell>
          <table:table-cell office:value-type="float" office:value="14.3">
            <text:p>1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93.5">
            <text:p>593.5</text:p>
          </table:table-cell>
          <table:table-cell office:value-type="float" office:value="373.5">
            <text:p>373.5</text:p>
          </table:table-cell>
          <table:table-cell office:value-type="float" office:value="-6.203">
            <text:p>-6.203</text:p>
          </table:table-cell>
          <table:table-cell office:value-type="float" office:value="55.1">
            <text:p>55.1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office:value-type="string">
            <text:p>HS241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0:34.70</text:p>
          </table:table-cell>
          <table:table-cell table:style-name="ce2" office:value-type="string">
            <text:p>-69:38:17.6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735.32">
            <text:p>1735.32</text:p>
          </table:table-cell>
          <table:table-cell office:value-type="float" office:value="408.5">
            <text:p>408.5</text:p>
          </table:table-cell>
          <table:table-cell office:value-type="float" office:value="-6.812">
            <text:p>-6.812</text:p>
          </table:table-cell>
          <table:table-cell office:value-type="float" office:value="23.9">
            <text:p>23.9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office:value-type="string">
            <text:p>SL39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0:13.20</text:p>
          </table:table-cell>
          <table:table-cell table:style-name="ce2" office:value-type="string">
            <text:p>-68:54:14.9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859.5">
            <text:p>1859.5</text:p>
          </table:table-cell>
          <table:table-cell office:value-type="float" office:value="1338.5">
            <text:p>1338.5</text:p>
          </table:table-cell>
          <table:table-cell office:value-type="float" office:value="-4.412">
            <text:p>-4.412</text:p>
          </table:table-cell>
          <table:table-cell office:value-type="float" office:value="650.7">
            <text:p>650.7</text:p>
          </table:table-cell>
          <table:table-cell office:value-type="float" office:value="-7.62">
            <text:p>-7.62</text:p>
          </table:table-cell>
          <table:table-cell office:value-type="float" office:value="6">
            <text:p>6</text:p>
          </table:table-cell>
          <table:table-cell office:value-type="string">
            <text:p>HS179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13:35.15</text:p>
          </table:table-cell>
          <table:table-cell table:style-name="ce2" office:value-type="string">
            <text:p>-68:49:24.5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0.5">
            <text:p>610.5</text:p>
          </table:table-cell>
          <table:table-cell office:value-type="float" office:value="93.4">
            <text:p>93.4</text:p>
          </table:table-cell>
          <table:table-cell office:value-type="float" office:value="-4.143">
            <text:p>-4.143</text:p>
          </table:table-cell>
          <table:table-cell office:value-type="float" office:value="917.5">
            <text:p>917.5</text:p>
          </table:table-cell>
          <table:table-cell office:value-type="float" office:value="-7.62">
            <text:p>-7.62</text:p>
          </table:table-cell>
          <table:table-cell office:value-type="float" office:value="5">
            <text:p>5</text:p>
          </table:table-cell>
          <table:table-cell office:value-type="string">
            <text:p>H88-32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43:29.79</text:p>
          </table:table-cell>
          <table:table-cell table:style-name="ce2" office:value-type="string">
            <text:p>-69:09:48.58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408.45">
            <text:p>1408.45</text:p>
          </table:table-cell>
          <table:table-cell office:value-type="float" office:value="1609.16">
            <text:p>1609.16</text:p>
          </table:table-cell>
          <table:table-cell office:value-type="float" office:value="-4.418">
            <text:p>-4.418</text:p>
          </table:table-cell>
          <table:table-cell office:value-type="float" office:value="640">
            <text:p>640</text:p>
          </table:table-cell>
          <table:table-cell office:value-type="float" office:value="-7.61">
            <text:p>-7.61</text:p>
          </table:table-cell>
          <table:table-cell office:value-type="float" office:value="7">
            <text:p>7</text:p>
          </table:table-cell>
          <table:table-cell office:value-type="string">
            <text:p>HS161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11:35.00</text:p>
          </table:table-cell>
          <table:table-cell table:style-name="ce2" office:value-type="string">
            <text:p>-69:06:37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512.5">
            <text:p>1512.5</text:p>
          </table:table-cell>
          <table:table-cell office:value-type="float" office:value="1740.5">
            <text:p>1740.5</text:p>
          </table:table-cell>
          <table:table-cell office:value-type="float" office:value="-6.897">
            <text:p>-6.897</text:p>
          </table:table-cell>
          <table:table-cell office:value-type="float" office:value="19.1">
            <text:p>19.1</text:p>
          </table:table-cell>
          <table:table-cell office:value-type="float" office:value="-7.61">
            <text:p>-7.61</text:p>
          </table:table-cell>
          <table:table-cell office:value-type="float" office:value="8">
            <text:p>8</text:p>
          </table:table-cell>
          <table:table-cell office:value-type="string">
            <text:p>SL28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0:39.39</text:p>
          </table:table-cell>
          <table:table-cell table:style-name="ce2" office:value-type="string">
            <text:p>-69:02:28.58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67.81">
            <text:p>1367.81</text:p>
          </table:table-cell>
          <table:table-cell office:value-type="float" office:value="488.92">
            <text:p>488.92</text:p>
          </table:table-cell>
          <table:table-cell office:value-type="float" office:value="-5.334">
            <text:p>-5.334</text:p>
          </table:table-cell>
          <table:table-cell office:value-type="float" office:value="184.8">
            <text:p>184.8</text:p>
          </table:table-cell>
          <table:table-cell office:value-type="float" office:value="-7.61">
            <text:p>-7.61</text:p>
          </table:table-cell>
          <table:table-cell office:value-type="float" office:value="6">
            <text:p>6</text:p>
          </table:table-cell>
          <table:table-cell office:value-type="string">
            <text:p>SL110.KMHK29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4:55:44.00</text:p>
          </table:table-cell>
          <table:table-cell table:style-name="ce2" office:value-type="string">
            <text:p>-69:09:23.9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72.5">
            <text:p>1972.5</text:p>
          </table:table-cell>
          <table:table-cell office:value-type="float" office:value="1882.5">
            <text:p>1882.5</text:p>
          </table:table-cell>
          <table:table-cell office:value-type="float" office:value="-4.569">
            <text:p>-4.569</text:p>
          </table:table-cell>
          <table:table-cell office:value-type="float" office:value="521">
            <text:p>521</text:p>
          </table:table-cell>
          <table:table-cell office:value-type="float" office:value="-7.59">
            <text:p>-7.59</text:p>
          </table:table-cell>
          <table:table-cell office:value-type="float" office:value="6">
            <text:p>6</text:p>
          </table:table-cell>
          <table:table-cell office:value-type="string">
            <text:p>SL266.KMHK59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9:06.91</text:p>
          </table:table-cell>
          <table:table-cell table:style-name="ce2" office:value-type="string">
            <text:p>-69:43:02.3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18.37">
            <text:p>1318.37</text:p>
          </table:table-cell>
          <table:table-cell office:value-type="float" office:value="90.21">
            <text:p>90.21</text:p>
          </table:table-cell>
          <table:table-cell office:value-type="float" office:value="-5.273">
            <text:p>-5.273</text:p>
          </table:table-cell>
          <table:table-cell office:value-type="float" office:value="194">
            <text:p>194</text:p>
          </table:table-cell>
          <table:table-cell office:value-type="float" office:value="-7.59">
            <text:p>-7.59</text:p>
          </table:table-cell>
          <table:table-cell office:value-type="float" office:value="6">
            <text:p>6</text:p>
          </table:table-cell>
          <table:table-cell office:value-type="string">
            <text:p>NGC1791.SL155.ESO56SC41.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4:59:06.00</text:p>
          </table:table-cell>
          <table:table-cell table:style-name="ce2" office:value-type="string">
            <text:p>-70:10:05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70.5">
            <text:p>1370.5</text:p>
          </table:table-cell>
          <table:table-cell office:value-type="float" office:value="975.5">
            <text:p>975.5</text:p>
          </table:table-cell>
          <table:table-cell office:value-type="float" office:value="-7.244">
            <text:p>-7.244</text:p>
          </table:table-cell>
          <table:table-cell office:value-type="float" office:value="14.1">
            <text:p>14.1</text:p>
          </table:table-cell>
          <table:table-cell office:value-type="float" office:value="-7.57">
            <text:p>-7.57</text:p>
          </table:table-cell>
          <table:table-cell office:value-type="float" office:value="10">
            <text:p>10</text:p>
          </table:table-cell>
          <table:table-cell office:value-type="string">
            <text:p>NGC1825.SL202.ESO56SC5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4:19.38</text:p>
          </table:table-cell>
          <table:table-cell table:style-name="ce2" office:value-type="string">
            <text:p>-68:55:40.06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452.76">
            <text:p>1452.76</text:p>
          </table:table-cell>
          <table:table-cell office:value-type="float" office:value="1387.66">
            <text:p>1387.66</text:p>
          </table:table-cell>
          <table:table-cell office:value-type="float" office:value="-4.324">
            <text:p>-4.324</text:p>
          </table:table-cell>
          <table:table-cell office:value-type="float" office:value="683.4">
            <text:p>683.4</text:p>
          </table:table-cell>
          <table:table-cell office:value-type="float" office:value="-7.57">
            <text:p>-7.57</text:p>
          </table:table-cell>
          <table:table-cell office:value-type="float" office:value="5">
            <text:p>5</text:p>
          </table:table-cell>
          <table:table-cell office:value-type="string">
            <text:p>H88-96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1:23.00</text:p>
          </table:table-cell>
          <table:table-cell table:style-name="ce2" office:value-type="string">
            <text:p>-68:52:20.01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878.5">
            <text:p>1878.5</text:p>
          </table:table-cell>
          <table:table-cell office:value-type="float" office:value="498.5">
            <text:p>498.5</text:p>
          </table:table-cell>
          <table:table-cell office:value-type="float" office:value="-6.041">
            <text:p>-6.041</text:p>
          </table:table-cell>
          <table:table-cell office:value-type="float" office:value="67.3">
            <text:p>67.3</text:p>
          </table:table-cell>
          <table:table-cell office:value-type="float" office:value="-7.57">
            <text:p>-7.57</text:p>
          </table:table-cell>
          <table:table-cell office:value-type="float" office:value="8">
            <text:p>8</text:p>
          </table:table-cell>
          <table:table-cell office:value-type="string">
            <text:p>NGC1921.SL381.ESO56SC102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9:23.77</text:p>
          </table:table-cell>
          <table:table-cell table:style-name="ce2" office:value-type="string">
            <text:p>-69:47:16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6.5">
            <text:p>436.5</text:p>
          </table:table-cell>
          <table:table-cell office:value-type="float" office:value="1277.5">
            <text:p>1277.5</text:p>
          </table:table-cell>
          <table:table-cell office:value-type="float" office:value="-7.506">
            <text:p>-7.506</text:p>
          </table:table-cell>
          <table:table-cell office:value-type="float" office:value="15.4">
            <text:p>15.4</text:p>
          </table:table-cell>
          <table:table-cell office:value-type="float" office:value="-7.57">
            <text:p>-7.57</text:p>
          </table:table-cell>
          <table:table-cell office:value-type="float" office:value="17">
            <text:p>17</text:p>
          </table:table-cell>
          <table:table-cell office:value-type="string">
            <text:p>NGC1704.SL50.ESO56SC09.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4:49:56.17</text:p>
          </table:table-cell>
          <table:table-cell table:style-name="ce2" office:value-type="string">
            <text:p>-69:45:17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6.5">
            <text:p>326.5</text:p>
          </table:table-cell>
          <table:table-cell office:value-type="float" office:value="1817.5">
            <text:p>1817.5</text:p>
          </table:table-cell>
          <table:table-cell office:value-type="float" office:value="-4.342">
            <text:p>-4.342</text:p>
          </table:table-cell>
          <table:table-cell office:value-type="float" office:value="666.1">
            <text:p>666.1</text:p>
          </table:table-cell>
          <table:table-cell office:value-type="float" office:value="-7.57">
            <text:p>-7.57</text:p>
          </table:table-cell>
          <table:table-cell office:value-type="float" office:value="6">
            <text:p>6</text:p>
          </table:table-cell>
          <table:table-cell office:value-type="string">
            <text:p>HS335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0:57.93</text:p>
          </table:table-cell>
          <table:table-cell table:style-name="ce2" office:value-type="string">
            <text:p>-69:20:31.0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00.4">
            <text:p>1100.4</text:p>
          </table:table-cell>
          <table:table-cell office:value-type="float" office:value="1610">
            <text:p>1610</text:p>
          </table:table-cell>
          <table:table-cell office:value-type="float" office:value="-5.077">
            <text:p>-5.077</text:p>
          </table:table-cell>
          <table:table-cell office:value-type="float" office:value="240.9">
            <text:p>240.9</text:p>
          </table:table-cell>
          <table:table-cell office:value-type="float" office:value="-7.56">
            <text:p>-7.56</text:p>
          </table:table-cell>
          <table:table-cell office:value-type="float" office:value="7">
            <text:p>7</text:p>
          </table:table-cell>
          <table:table-cell office:value-type="string">
            <text:p>SL160.KMHK40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9:26.83</text:p>
          </table:table-cell>
          <table:table-cell table:style-name="ce2" office:value-type="string">
            <text:p>-70:24:59.77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4.5">
            <text:p>1464.5</text:p>
          </table:table-cell>
          <table:table-cell office:value-type="float" office:value="274.5">
            <text:p>274.5</text:p>
          </table:table-cell>
          <table:table-cell office:value-type="float" office:value="-6.549">
            <text:p>-6.549</text:p>
          </table:table-cell>
          <table:table-cell office:value-type="float" office:value="30">
            <text:p>30</text:p>
          </table:table-cell>
          <table:table-cell office:value-type="float" office:value="-7.55">
            <text:p>-7.55</text:p>
          </table:table-cell>
          <table:table-cell office:value-type="float" office:value="15">
            <text:p>15</text:p>
          </table:table-cell>
          <table:table-cell office:value-type="string">
            <text:p>NGC2053.SL623.ESO86SC17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37:40.50</text:p>
          </table:table-cell>
          <table:table-cell table:style-name="ce2" office:value-type="string">
            <text:p>-67:24:51.4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744.5">
            <text:p>1744.5</text:p>
          </table:table-cell>
          <table:table-cell office:value-type="float" office:value="350.5">
            <text:p>350.5</text:p>
          </table:table-cell>
          <table:table-cell office:value-type="float" office:value="-5.021">
            <text:p>-5.021</text:p>
          </table:table-cell>
          <table:table-cell office:value-type="float" office:value="249.9">
            <text:p>249.9</text:p>
          </table:table-cell>
          <table:table-cell office:value-type="float" office:value="-7.54">
            <text:p>-7.54</text:p>
          </table:table-cell>
          <table:table-cell office:value-type="float" office:value="6">
            <text:p>6</text:p>
          </table:table-cell>
          <table:table-cell office:value-type="string">
            <text:p>SL26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8:45.57</text:p>
          </table:table-cell>
          <table:table-cell table:style-name="ce2" office:value-type="string">
            <text:p>-68:41:06.7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402.42">
            <text:p>1402.42</text:p>
          </table:table-cell>
          <table:table-cell office:value-type="float" office:value="1389.59">
            <text:p>1389.59</text:p>
          </table:table-cell>
          <table:table-cell office:value-type="float" office:value="-7.493">
            <text:p>-7.493</text:p>
          </table:table-cell>
          <table:table-cell office:value-type="float" office:value="15.8">
            <text:p>15.8</text:p>
          </table:table-cell>
          <table:table-cell office:value-type="float" office:value="-7.54">
            <text:p>-7.54</text:p>
          </table:table-cell>
          <table:table-cell office:value-type="float" office:value="11">
            <text:p>11</text:p>
          </table:table-cell>
          <table:table-cell office:value-type="string">
            <text:p>NGC1870.SL317.ESO56SC81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3:10.00</text:p>
          </table:table-cell>
          <table:table-cell table:style-name="ce2" office:value-type="string">
            <text:p>-69:07:01.0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867.65">
            <text:p>1867.65</text:p>
          </table:table-cell>
          <table:table-cell office:value-type="float" office:value="145.04">
            <text:p>145.04</text:p>
          </table:table-cell>
          <table:table-cell office:value-type="float" office:value="-4.123">
            <text:p>-4.123</text:p>
          </table:table-cell>
          <table:table-cell office:value-type="float" office:value="840">
            <text:p>840</text:p>
          </table:table-cell>
          <table:table-cell office:value-type="float" office:value="-7.54">
            <text:p>-7.54</text:p>
          </table:table-cell>
          <table:table-cell office:value-type="float" office:value="5">
            <text:p>5</text:p>
          </table:table-cell>
          <table:table-cell office:value-type="string">
            <text:p>KMHK382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4:58:36.00</text:p>
          </table:table-cell>
          <table:table-cell table:style-name="ce2" office:value-type="string">
            <text:p>-69:48:56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503.7">
            <text:p>1503.7</text:p>
          </table:table-cell>
          <table:table-cell office:value-type="float" office:value="1395.87">
            <text:p>1395.87</text:p>
          </table:table-cell>
          <table:table-cell office:value-type="float" office:value="-4.957">
            <text:p>-4.957</text:p>
          </table:table-cell>
          <table:table-cell office:value-type="float" office:value="272.3">
            <text:p>272.3</text:p>
          </table:table-cell>
          <table:table-cell office:value-type="float" office:value="-7.53">
            <text:p>-7.53</text:p>
          </table:table-cell>
          <table:table-cell office:value-type="float" office:value="6">
            <text:p>6</text:p>
          </table:table-cell>
          <table:table-cell office:value-type="string">
            <text:p>SL580.KMHK1086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34:11.00</text:p>
          </table:table-cell>
          <table:table-cell table:style-name="ce2" office:value-type="string">
            <text:p>-68:35:27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22.86">
            <text:p>1822.86</text:p>
          </table:table-cell>
          <table:table-cell office:value-type="float" office:value="1161.5">
            <text:p>1161.5</text:p>
          </table:table-cell>
          <table:table-cell office:value-type="float" office:value="-4.338">
            <text:p>-4.338</text:p>
          </table:table-cell>
          <table:table-cell office:value-type="float" office:value="633.1">
            <text:p>633.1</text:p>
          </table:table-cell>
          <table:table-cell office:value-type="float" office:value="-7.53">
            <text:p>-7.53</text:p>
          </table:table-cell>
          <table:table-cell office:value-type="float" office:value="6">
            <text:p>6</text:p>
          </table:table-cell>
          <table:table-cell office:value-type="string">
            <text:p>HS338.KMHK1015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31:45.32</text:p>
          </table:table-cell>
          <table:table-cell table:style-name="ce2" office:value-type="string">
            <text:p>-67:11:08.0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74.5">
            <text:p>874.5</text:p>
          </table:table-cell>
          <table:table-cell office:value-type="float" office:value="923.5">
            <text:p>923.5</text:p>
          </table:table-cell>
          <table:table-cell office:value-type="float" office:value="-4.3">
            <text:p>-4.3</text:p>
          </table:table-cell>
          <table:table-cell office:value-type="float" office:value="665">
            <text:p>665</text:p>
          </table:table-cell>
          <table:table-cell office:value-type="float" office:value="-7.52">
            <text:p>-7.52</text:p>
          </table:table-cell>
          <table:table-cell office:value-type="float" office:value="6">
            <text:p>6</text:p>
          </table:table-cell>
          <table:table-cell office:value-type="string">
            <text:p>KMK88-9.H88-110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4:41.04</text:p>
          </table:table-cell>
          <table:table-cell table:style-name="ce2" office:value-type="string">
            <text:p>-69:14:49.0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80.23">
            <text:p>1580.23</text:p>
          </table:table-cell>
          <table:table-cell office:value-type="float" office:value="213.43">
            <text:p>213.43</text:p>
          </table:table-cell>
          <table:table-cell office:value-type="float" office:value="-4.939">
            <text:p>-4.939</text:p>
          </table:table-cell>
          <table:table-cell office:value-type="float" office:value="281.1">
            <text:p>281.1</text:p>
          </table:table-cell>
          <table:table-cell office:value-type="float" office:value="-7.52">
            <text:p>-7.52</text:p>
          </table:table-cell>
          <table:table-cell office:value-type="float" office:value="6">
            <text:p>6</text:p>
          </table:table-cell>
          <table:table-cell office:value-type="string">
            <text:p>HS139.BRHT47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9:45.00</text:p>
          </table:table-cell>
          <table:table-cell table:style-name="ce2" office:value-type="string">
            <text:p>-68:47:22.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6.5">
            <text:p>436.5</text:p>
          </table:table-cell>
          <table:table-cell office:value-type="float" office:value="1194.5">
            <text:p>1194.5</text:p>
          </table:table-cell>
          <table:table-cell office:value-type="float" office:value="-4.172">
            <text:p>-4.172</text:p>
          </table:table-cell>
          <table:table-cell office:value-type="float" office:value="775.2">
            <text:p>775.2</text:p>
          </table:table-cell>
          <table:table-cell office:value-type="float" office:value="-7.51">
            <text:p>-7.51</text:p>
          </table:table-cell>
          <table:table-cell office:value-type="float" office:value="5">
            <text:p>5</text:p>
          </table:table-cell>
          <table:table-cell office:value-type="string">
            <text:p>BSDL471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02:40.80</text:p>
          </table:table-cell>
          <table:table-cell table:style-name="ce2" office:value-type="string">
            <text:p>-69:31:39.17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76.78">
            <text:p>1076.78</text:p>
          </table:table-cell>
          <table:table-cell office:value-type="float" office:value="292.5">
            <text:p>292.5</text:p>
          </table:table-cell>
          <table:table-cell office:value-type="float" office:value="-4.664">
            <text:p>-4.664</text:p>
          </table:table-cell>
          <table:table-cell office:value-type="float" office:value="414.1">
            <text:p>414.1</text:p>
          </table:table-cell>
          <table:table-cell office:value-type="float" office:value="-7.51">
            <text:p>-7.51</text:p>
          </table:table-cell>
          <table:table-cell office:value-type="float" office:value="6">
            <text:p>6</text:p>
          </table:table-cell>
          <table:table-cell office:value-type="string">
            <text:p>KMK88-28.H88-16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9:14.58</text:p>
          </table:table-cell>
          <table:table-cell table:style-name="ce2" office:value-type="string">
            <text:p>-69:06:50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3.5">
            <text:p>783.5</text:p>
          </table:table-cell>
          <table:table-cell office:value-type="float" office:value="147.4">
            <text:p>147.4</text:p>
          </table:table-cell>
          <table:table-cell office:value-type="float" office:value="-6.305">
            <text:p>-6.305</text:p>
          </table:table-cell>
          <table:table-cell office:value-type="float" office:value="43.3">
            <text:p>43.3</text:p>
          </table:table-cell>
          <table:table-cell office:value-type="float" office:value="-7.51">
            <text:p>-7.51</text:p>
          </table:table-cell>
          <table:table-cell office:value-type="float" office:value="9">
            <text:p>9</text:p>
          </table:table-cell>
          <table:table-cell office:value-type="string">
            <text:p>SL423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22:13.31</text:p>
          </table:table-cell>
          <table:table-cell table:style-name="ce2" office:value-type="string">
            <text:p>-69:30:48.82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7.5">
            <text:p>497.5</text:p>
          </table:table-cell>
          <table:table-cell office:value-type="float" office:value="576.5">
            <text:p>576.5</text:p>
          </table:table-cell>
          <table:table-cell office:value-type="float" office:value="-5.045">
            <text:p>-5.045</text:p>
          </table:table-cell>
          <table:table-cell office:value-type="float" office:value="238">
            <text:p>238</text:p>
          </table:table-cell>
          <table:table-cell office:value-type="float" office:value="-7.51">
            <text:p>-7.51</text:p>
          </table:table-cell>
          <table:table-cell office:value-type="float" office:value="12">
            <text:p>12</text:p>
          </table:table-cell>
          <table:table-cell office:value-type="string">
            <text:p>SL246.KMHK56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7:24.83</text:p>
          </table:table-cell>
          <table:table-cell table:style-name="ce2" office:value-type="string">
            <text:p>-70:48:36.2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8.13">
            <text:p>308.13</text:p>
          </table:table-cell>
          <table:table-cell office:value-type="float" office:value="764.36">
            <text:p>764.36</text:p>
          </table:table-cell>
          <table:table-cell office:value-type="float" office:value="-4.095">
            <text:p>-4.095</text:p>
          </table:table-cell>
          <table:table-cell office:value-type="float" office:value="842">
            <text:p>842</text:p>
          </table:table-cell>
          <table:table-cell office:value-type="float" office:value="-7.51">
            <text:p>-7.51</text:p>
          </table:table-cell>
          <table:table-cell office:value-type="float" office:value="5">
            <text:p>5</text:p>
          </table:table-cell>
          <table:table-cell office:value-type="string">
            <text:p>SL139.KMHK35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7:56.00</text:p>
          </table:table-cell>
          <table:table-cell table:style-name="ce2" office:value-type="string">
            <text:p>-68:11:58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9.03">
            <text:p>229.03</text:p>
          </table:table-cell>
          <table:table-cell office:value-type="float" office:value="667.47">
            <text:p>667.47</text:p>
          </table:table-cell>
          <table:table-cell office:value-type="float" office:value="-5.494">
            <text:p>-5.494</text:p>
          </table:table-cell>
          <table:table-cell office:value-type="float" office:value="133.5">
            <text:p>133.5</text:p>
          </table:table-cell>
          <table:table-cell office:value-type="float" office:value="-7.49">
            <text:p>-7.49</text:p>
          </table:table-cell>
          <table:table-cell office:value-type="float" office:value="6">
            <text:p>6</text:p>
          </table:table-cell>
          <table:table-cell office:value-type="string">
            <text:p>HS220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8:25.00</text:p>
          </table:table-cell>
          <table:table-cell table:style-name="ce2" office:value-type="string">
            <text:p>-69:52:27.99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464.5">
            <text:p>1464.5</text:p>
          </table:table-cell>
          <table:table-cell office:value-type="float" office:value="623.5">
            <text:p>623.5</text:p>
          </table:table-cell>
          <table:table-cell office:value-type="float" office:value="-4.98">
            <text:p>-4.98</text:p>
          </table:table-cell>
          <table:table-cell office:value-type="float" office:value="247.8">
            <text:p>247.8</text:p>
          </table:table-cell>
          <table:table-cell office:value-type="float" office:value="-7.48">
            <text:p>-7.48</text:p>
          </table:table-cell>
          <table:table-cell office:value-type="float" office:value="6">
            <text:p>6</text:p>
          </table:table-cell>
          <table:table-cell office:value-type="string">
            <text:p>H88-269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8:41.64</text:p>
          </table:table-cell>
          <table:table-cell table:style-name="ce2" office:value-type="string">
            <text:p>-69:04:46.54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898.42">
            <text:p>1898.42</text:p>
          </table:table-cell>
          <table:table-cell office:value-type="float" office:value="205.49">
            <text:p>205.49</text:p>
          </table:table-cell>
          <table:table-cell office:value-type="float" office:value="-4.152">
            <text:p>-4.152</text:p>
          </table:table-cell>
          <table:table-cell office:value-type="float" office:value="755.9">
            <text:p>755.9</text:p>
          </table:table-cell>
          <table:table-cell office:value-type="float" office:value="-7.47">
            <text:p>-7.47</text:p>
          </table:table-cell>
          <table:table-cell office:value-type="float" office:value="5">
            <text:p>5</text:p>
          </table:table-cell>
          <table:table-cell office:value-type="string">
            <text:p>HS138.BRHT46a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09:46.00</text:p>
          </table:table-cell>
          <table:table-cell table:style-name="ce2" office:value-type="string">
            <text:p>-68:35:05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9.58">
            <text:p>889.58</text:p>
          </table:table-cell>
          <table:table-cell office:value-type="float" office:value="472.5">
            <text:p>472.5</text:p>
          </table:table-cell>
          <table:table-cell office:value-type="float" office:value="-6.913">
            <text:p>-6.913</text:p>
          </table:table-cell>
          <table:table-cell office:value-type="float" office:value="13.1">
            <text:p>13.1</text:p>
          </table:table-cell>
          <table:table-cell office:value-type="float" office:value="-7.47">
            <text:p>-7.47</text:p>
          </table:table-cell>
          <table:table-cell office:value-type="float" office:value="13">
            <text:p>13</text:p>
          </table:table-cell>
          <table:table-cell office:value-type="string">
            <text:p>SL393.ESO56SC103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9:49.45</text:p>
          </table:table-cell>
          <table:table-cell table:style-name="ce2" office:value-type="string">
            <text:p>-69:26:54.9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12.5">
            <text:p>1012.5</text:p>
          </table:table-cell>
          <table:table-cell office:value-type="float" office:value="708.5">
            <text:p>708.5</text:p>
          </table:table-cell>
          <table:table-cell office:value-type="float" office:value="-6.654">
            <text:p>-6.654</text:p>
          </table:table-cell>
          <table:table-cell office:value-type="float" office:value="24">
            <text:p>24</text:p>
          </table:table-cell>
          <table:table-cell office:value-type="float" office:value="-7.47">
            <text:p>-7.47</text:p>
          </table:table-cell>
          <table:table-cell office:value-type="float" office:value="15">
            <text:p>15</text:p>
          </table:table-cell>
          <table:table-cell office:value-type="string">
            <text:p>SL232.KMHK545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6:22.15</text:p>
          </table:table-cell>
          <table:table-cell table:style-name="ce2" office:value-type="string">
            <text:p>-70:28:45.4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13.5">
            <text:p>1513.5</text:p>
          </table:table-cell>
          <table:table-cell office:value-type="float" office:value="1841.5">
            <text:p>1841.5</text:p>
          </table:table-cell>
          <table:table-cell office:value-type="float" office:value="-5.532">
            <text:p>-5.532</text:p>
          </table:table-cell>
          <table:table-cell office:value-type="float" office:value="121.1">
            <text:p>121.1</text:p>
          </table:table-cell>
          <table:table-cell office:value-type="float" office:value="-7.46">
            <text:p>-7.46</text:p>
          </table:table-cell>
          <table:table-cell office:value-type="float" office:value="5">
            <text:p>5</text:p>
          </table:table-cell>
          <table:table-cell office:value-type="string">
            <text:p>KMHK74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4:45:59.21</text:p>
          </table:table-cell>
          <table:table-cell table:style-name="ce2" office:value-type="string">
            <text:p>-69:03:15.0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8.5">
            <text:p>758.5</text:p>
          </table:table-cell>
          <table:table-cell office:value-type="float" office:value="570.5">
            <text:p>570.5</text:p>
          </table:table-cell>
          <table:table-cell office:value-type="float" office:value="-4.702">
            <text:p>-4.702</text:p>
          </table:table-cell>
          <table:table-cell office:value-type="float" office:value="360">
            <text:p>360</text:p>
          </table:table-cell>
          <table:table-cell office:value-type="float" office:value="-7.46">
            <text:p>-7.46</text:p>
          </table:table-cell>
          <table:table-cell office:value-type="float" office:value="6">
            <text:p>6</text:p>
          </table:table-cell>
          <table:table-cell office:value-type="string">
            <text:p>SL154.H88-73.KMHK39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9:15.29</text:p>
          </table:table-cell>
          <table:table-cell table:style-name="ce2" office:value-type="string">
            <text:p>-67:54:33.09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811.5">
            <text:p>1811.5</text:p>
          </table:table-cell>
          <table:table-cell office:value-type="float" office:value="1634.5">
            <text:p>1634.5</text:p>
          </table:table-cell>
          <table:table-cell office:value-type="float" office:value="-4.525">
            <text:p>-4.525</text:p>
          </table:table-cell>
          <table:table-cell office:value-type="float" office:value="455.2">
            <text:p>455.2</text:p>
          </table:table-cell>
          <table:table-cell office:value-type="float" office:value="-7.45">
            <text:p>-7.45</text:p>
          </table:table-cell>
          <table:table-cell office:value-type="float" office:value="5">
            <text:p>5</text:p>
          </table:table-cell>
          <table:table-cell office:value-type="string">
            <text:p>H88-19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1:28.21</text:p>
          </table:table-cell>
          <table:table-cell table:style-name="ce2" office:value-type="string">
            <text:p>-68:51:02.6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567.25">
            <text:p>1567.25</text:p>
          </table:table-cell>
          <table:table-cell office:value-type="float" office:value="1932.78">
            <text:p>1932.78</text:p>
          </table:table-cell>
          <table:table-cell office:value-type="float" office:value="-2.886">
            <text:p>-2.886</text:p>
          </table:table-cell>
          <table:table-cell office:value-type="float" office:value="3000">
            <text:p>3000</text:p>
          </table:table-cell>
          <table:table-cell office:value-type="float" office:value="-7.45">
            <text:p>-7.45</text:p>
          </table:table-cell>
          <table:table-cell office:value-type="float" office:value="5">
            <text:p>5</text:p>
          </table:table-cell>
          <table:table-cell office:value-type="string">
            <text:p>BSDL320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4:57:05.87</text:p>
          </table:table-cell>
          <table:table-cell table:style-name="ce2" office:value-type="string">
            <text:p>-70:06:37.0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3.55">
            <text:p>93.55</text:p>
          </table:table-cell>
          <table:table-cell office:value-type="float" office:value="1642.5">
            <text:p>1642.5</text:p>
          </table:table-cell>
          <table:table-cell office:value-type="float" office:value="-5.662">
            <text:p>-5.662</text:p>
          </table:table-cell>
          <table:table-cell office:value-type="float" office:value="99">
            <text:p>99</text:p>
          </table:table-cell>
          <table:table-cell office:value-type="float" office:value="-7.43">
            <text:p>-7.43</text:p>
          </table:table-cell>
          <table:table-cell office:value-type="float" office:value="7">
            <text:p>7</text:p>
          </table:table-cell>
          <table:table-cell office:value-type="string">
            <text:p>SL55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32:11.94</text:p>
          </table:table-cell>
          <table:table-cell table:style-name="ce2" office:value-type="string">
            <text:p>-69:29:41.12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0.77">
            <text:p>570.77</text:p>
          </table:table-cell>
          <table:table-cell office:value-type="float" office:value="1005.13">
            <text:p>1005.13</text:p>
          </table:table-cell>
          <table:table-cell office:value-type="float" office:value="-7.374">
            <text:p>-7.374</text:p>
          </table:table-cell>
          <table:table-cell office:value-type="float" office:value="15.7">
            <text:p>15.7</text:p>
          </table:table-cell>
          <table:table-cell office:value-type="float" office:value="-7.42">
            <text:p>-7.42</text:p>
          </table:table-cell>
          <table:table-cell office:value-type="float" office:value="5">
            <text:p>5</text:p>
          </table:table-cell>
          <table:table-cell office:value-type="string">
            <text:p>BSDL2586</text:p>
          </table:table-cell>
          <table:table-cell office:value-type="float" office:value="16.5">
            <text:p>16.5</text:p>
          </table:table-cell>
          <table:table-cell office:value-type="string">
            <text:p>CN</text:p>
          </table:table-cell>
          <table:table-cell table:style-name="ce2" office:value-type="string">
            <text:p>5:36:54.00</text:p>
          </table:table-cell>
          <table:table-cell table:style-name="ce2" office:value-type="string">
            <text:p>-69:11:38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01.83">
            <text:p>1301.83</text:p>
          </table:table-cell>
          <table:table-cell office:value-type="float" office:value="1073.28">
            <text:p>1073.28</text:p>
          </table:table-cell>
          <table:table-cell office:value-type="float" office:value="-8.305">
            <text:p>-8.305</text:p>
          </table:table-cell>
          <table:table-cell office:value-type="float" office:value="4.9">
            <text:p>4.9</text:p>
          </table:table-cell>
          <table:table-cell office:value-type="float" office:value="-7.42">
            <text:p>-7.42</text:p>
          </table:table-cell>
          <table:table-cell office:value-type="float" office:value="8">
            <text:p>8</text:p>
          </table:table-cell>
          <table:table-cell office:value-type="string">
            <text:p>NGC2011.SL559.ESO56SC144.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2:19.00</text:p>
          </table:table-cell>
          <table:table-cell table:style-name="ce2" office:value-type="string">
            <text:p>-67:31:16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74.5">
            <text:p>374.5</text:p>
          </table:table-cell>
          <table:table-cell office:value-type="float" office:value="685.5">
            <text:p>685.5</text:p>
          </table:table-cell>
          <table:table-cell office:value-type="float" office:value="-4.156">
            <text:p>-4.156</text:p>
          </table:table-cell>
          <table:table-cell office:value-type="float" office:value="673.5">
            <text:p>673.5</text:p>
          </table:table-cell>
          <table:table-cell office:value-type="float" office:value="-7.39">
            <text:p>-7.39</text:p>
          </table:table-cell>
          <table:table-cell office:value-type="float" office:value="6">
            <text:p>6</text:p>
          </table:table-cell>
          <table:table-cell office:value-type="string">
            <text:p>BSDL634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5:06:25.60</text:p>
          </table:table-cell>
          <table:table-cell table:style-name="ce2" office:value-type="string">
            <text:p>-69:34:06.3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48.5">
            <text:p>1048.5</text:p>
          </table:table-cell>
          <table:table-cell office:value-type="float" office:value="682.11">
            <text:p>682.11</text:p>
          </table:table-cell>
          <table:table-cell office:value-type="float" office:value="-3.901">
            <text:p>-3.901</text:p>
          </table:table-cell>
          <table:table-cell office:value-type="float" office:value="933.3">
            <text:p>933.3</text:p>
          </table:table-cell>
          <table:table-cell office:value-type="float" office:value="-7.39">
            <text:p>-7.39</text:p>
          </table:table-cell>
          <table:table-cell office:value-type="float" office:value="5">
            <text:p>5</text:p>
          </table:table-cell>
          <table:table-cell office:value-type="string">
            <text:p>BSDL1169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5:18:17.00</text:p>
          </table:table-cell>
          <table:table-cell table:style-name="ce2" office:value-type="string">
            <text:p>-69:20:50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35.75">
            <text:p>1235.75</text:p>
          </table:table-cell>
          <table:table-cell office:value-type="float" office:value="506.35">
            <text:p>506.35</text:p>
          </table:table-cell>
          <table:table-cell office:value-type="float" office:value="99.999">
            <text:p>99.999</text:p>
          </table:table-cell>
          <table:table-cell office:value-type="float" office:value="20">
            <text:p>20</text:p>
          </table:table-cell>
          <table:table-cell office:value-type="float" office:value="-7.38">
            <text:p>-7.38</text:p>
          </table:table-cell>
          <table:table-cell office:value-type="float" office:value="15">
            <text:p>15</text:p>
          </table:table-cell>
          <table:table-cell office:value-type="string">
            <text:p>NGC1766.SL113.ESO56SC29.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5:57.00</text:p>
          </table:table-cell>
          <table:table-cell table:style-name="ce2" office:value-type="string">
            <text:p>-70:13:32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510.5">
            <text:p>1510.5</text:p>
          </table:table-cell>
          <table:table-cell office:value-type="float" office:value="1076.5">
            <text:p>1076.5</text:p>
          </table:table-cell>
          <table:table-cell office:value-type="float" office:value="-4.111">
            <text:p>-4.111</text:p>
          </table:table-cell>
          <table:table-cell office:value-type="float" office:value="700">
            <text:p>700</text:p>
          </table:table-cell>
          <table:table-cell office:value-type="float" office:value="-7.37">
            <text:p>-7.37</text:p>
          </table:table-cell>
          <table:table-cell office:value-type="float" office:value="5">
            <text:p>5</text:p>
          </table:table-cell>
          <table:table-cell office:value-type="string">
            <text:p>HS19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5:25.95</text:p>
          </table:table-cell>
          <table:table-cell table:style-name="ce2" office:value-type="string">
            <text:p>-69:02:59.3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38.19">
            <text:p>1538.19</text:p>
          </table:table-cell>
          <table:table-cell office:value-type="float" office:value="30.81">
            <text:p>30.81</text:p>
          </table:table-cell>
          <table:table-cell office:value-type="float" office:value="-3.938">
            <text:p>-3.938</text:p>
          </table:table-cell>
          <table:table-cell office:value-type="float" office:value="847">
            <text:p>847</text:p>
          </table:table-cell>
          <table:table-cell office:value-type="float" office:value="-7.37">
            <text:p>-7.37</text:p>
          </table:table-cell>
          <table:table-cell office:value-type="float" office:value="5">
            <text:p>5</text:p>
          </table:table-cell>
          <table:table-cell office:value-type="string">
            <text:p>H88-68.H80F1-44.KMHK389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9:01.00</text:p>
          </table:table-cell>
          <table:table-cell table:style-name="ce2" office:value-type="string">
            <text:p>-69:02:32.0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670.73">
            <text:p>1670.73</text:p>
          </table:table-cell>
          <table:table-cell office:value-type="float" office:value="619.5">
            <text:p>619.5</text:p>
          </table:table-cell>
          <table:table-cell office:value-type="float" office:value="-6.653">
            <text:p>-6.653</text:p>
          </table:table-cell>
          <table:table-cell office:value-type="float" office:value="19.9">
            <text:p>19.9</text:p>
          </table:table-cell>
          <table:table-cell office:value-type="float" office:value="-7.37">
            <text:p>-7.37</text:p>
          </table:table-cell>
          <table:table-cell office:value-type="float" office:value="6">
            <text:p>6</text:p>
          </table:table-cell>
          <table:table-cell office:value-type="string">
            <text:p>BRHT43b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4:46.61</text:p>
          </table:table-cell>
          <table:table-cell table:style-name="ce2" office:value-type="string">
            <text:p>-68:57:44.94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1.94">
            <text:p>871.94</text:p>
          </table:table-cell>
          <table:table-cell office:value-type="float" office:value="894.16">
            <text:p>894.16</text:p>
          </table:table-cell>
          <table:table-cell office:value-type="float" office:value="-6.406">
            <text:p>-6.406</text:p>
          </table:table-cell>
          <table:table-cell office:value-type="float" office:value="26.8">
            <text:p>26.8</text:p>
          </table:table-cell>
          <table:table-cell office:value-type="float" office:value="-7.35">
            <text:p>-7.35</text:p>
          </table:table-cell>
          <table:table-cell office:value-type="float" office:value="6">
            <text:p>6</text:p>
          </table:table-cell>
          <table:table-cell office:value-type="string">
            <text:p>H88-24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6:44.00</text:p>
          </table:table-cell>
          <table:table-cell table:style-name="ce2" office:value-type="string">
            <text:p>-69:27:40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3.9">
            <text:p>223.9</text:p>
          </table:table-cell>
          <table:table-cell office:value-type="float" office:value="1347.12">
            <text:p>1347.12</text:p>
          </table:table-cell>
          <table:table-cell office:value-type="float" office:value="-3.79">
            <text:p>-3.79</text:p>
          </table:table-cell>
          <table:table-cell office:value-type="float" office:value="1000">
            <text:p>1000</text:p>
          </table:table-cell>
          <table:table-cell office:value-type="float" office:value="-7.35">
            <text:p>-7.35</text:p>
          </table:table-cell>
          <table:table-cell office:value-type="float" office:value="5">
            <text:p>5</text:p>
          </table:table-cell>
          <table:table-cell office:value-type="string">
            <text:p>BSDL2405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4:23.00</text:p>
          </table:table-cell>
          <table:table-cell table:style-name="ce2" office:value-type="string">
            <text:p>-69:24:53.00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6.62">
            <text:p>786.62</text:p>
          </table:table-cell>
          <table:table-cell office:value-type="float" office:value="991.98">
            <text:p>991.98</text:p>
          </table:table-cell>
          <table:table-cell office:value-type="float" office:value="-5.443">
            <text:p>-5.443</text:p>
          </table:table-cell>
          <table:table-cell office:value-type="float" office:value="114.1">
            <text:p>114.1</text:p>
          </table:table-cell>
          <table:table-cell office:value-type="float" office:value="-7.33">
            <text:p>-7.33</text:p>
          </table:table-cell>
          <table:table-cell office:value-type="float" office:value="7">
            <text:p>7</text:p>
          </table:table-cell>
          <table:table-cell office:value-type="string">
            <text:p>KMK88-5.H88-105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04:11.00</text:p>
          </table:table-cell>
          <table:table-cell table:style-name="ce2" office:value-type="string">
            <text:p>-69:18:12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9.8">
            <text:p>789.8</text:p>
          </table:table-cell>
          <table:table-cell office:value-type="float" office:value="1215">
            <text:p>1215</text:p>
          </table:table-cell>
          <table:table-cell office:value-type="float" office:value="-6.824">
            <text:p>-6.824</text:p>
          </table:table-cell>
          <table:table-cell office:value-type="float" office:value="17.9">
            <text:p>17.9</text:p>
          </table:table-cell>
          <table:table-cell office:value-type="float" office:value="-7.33">
            <text:p>-7.33</text:p>
          </table:table-cell>
          <table:table-cell office:value-type="float" office:value="15">
            <text:p>15</text:p>
          </table:table-cell>
          <table:table-cell office:value-type="string">
            <text:p>NGC1815.SL189.ESO56SC49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02:26.83</text:p>
          </table:table-cell>
          <table:table-cell table:style-name="ce2" office:value-type="string">
            <text:p>-70:37:15.9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7.5">
            <text:p>297.5</text:p>
          </table:table-cell>
          <table:table-cell office:value-type="float" office:value="710.5">
            <text:p>710.5</text:p>
          </table:table-cell>
          <table:table-cell office:value-type="float" office:value="-4.002">
            <text:p>-4.002</text:p>
          </table:table-cell>
          <table:table-cell office:value-type="float" office:value="762.4">
            <text:p>762.4</text:p>
          </table:table-cell>
          <table:table-cell office:value-type="float" office:value="-7.33">
            <text:p>-7.33</text:p>
          </table:table-cell>
          <table:table-cell office:value-type="float" office:value="5">
            <text:p>5</text:p>
          </table:table-cell>
          <table:table-cell office:value-type="string">
            <text:p>H88-302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9:02.40</text:p>
          </table:table-cell>
          <table:table-cell table:style-name="ce2" office:value-type="string">
            <text:p>-69:22:11.3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47.09">
            <text:p>947.09</text:p>
          </table:table-cell>
          <table:table-cell office:value-type="float" office:value="1325.5">
            <text:p>1325.5</text:p>
          </table:table-cell>
          <table:table-cell office:value-type="float" office:value="-4.764">
            <text:p>-4.764</text:p>
          </table:table-cell>
          <table:table-cell office:value-type="float" office:value="273.5">
            <text:p>273.5</text:p>
          </table:table-cell>
          <table:table-cell office:value-type="float" office:value="-7.33">
            <text:p>-7.33</text:p>
          </table:table-cell>
          <table:table-cell office:value-type="float" office:value="5">
            <text:p>5</text:p>
          </table:table-cell>
          <table:table-cell office:value-type="string">
            <text:p>HS273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4:18.98</text:p>
          </table:table-cell>
          <table:table-cell table:style-name="ce2" office:value-type="string">
            <text:p>-68:51:30.07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12.5">
            <text:p>712.5</text:p>
          </table:table-cell>
          <table:table-cell office:value-type="float" office:value="960.5">
            <text:p>960.5</text:p>
          </table:table-cell>
          <table:table-cell office:value-type="float" office:value="-3.936">
            <text:p>-3.936</text:p>
          </table:table-cell>
          <table:table-cell office:value-type="float" office:value="814.2">
            <text:p>814.2</text:p>
          </table:table-cell>
          <table:table-cell office:value-type="float" office:value="-7.32">
            <text:p>-7.32</text:p>
          </table:table-cell>
          <table:table-cell office:value-type="float" office:value="5">
            <text:p>5</text:p>
          </table:table-cell>
          <table:table-cell office:value-type="string">
            <text:p>H88-107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04:24.61</text:p>
          </table:table-cell>
          <table:table-cell table:style-name="ce2" office:value-type="string">
            <text:p>-69:21:03.9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2.94">
            <text:p>402.94</text:p>
          </table:table-cell>
          <table:table-cell office:value-type="float" office:value="878.81">
            <text:p>878.81</text:p>
          </table:table-cell>
          <table:table-cell office:value-type="float" office:value="-4.06">
            <text:p>-4.06</text:p>
          </table:table-cell>
          <table:table-cell office:value-type="float" office:value="698.5">
            <text:p>698.5</text:p>
          </table:table-cell>
          <table:table-cell office:value-type="float" office:value="-7.32">
            <text:p>-7.32</text:p>
          </table:table-cell>
          <table:table-cell office:value-type="float" office:value="5">
            <text:p>5</text:p>
          </table:table-cell>
          <table:table-cell office:value-type="string">
            <text:p>KMHK20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2:54.00</text:p>
          </table:table-cell>
          <table:table-cell table:style-name="ce2" office:value-type="string">
            <text:p>-69:46:42.01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02.5">
            <text:p>1302.5</text:p>
          </table:table-cell>
          <table:table-cell office:value-type="float" office:value="95.4">
            <text:p>95.4</text:p>
          </table:table-cell>
          <table:table-cell office:value-type="float" office:value="-7.255">
            <text:p>-7.255</text:p>
          </table:table-cell>
          <table:table-cell office:value-type="float" office:value="15.5">
            <text:p>15.5</text:p>
          </table:table-cell>
          <table:table-cell office:value-type="float" office:value="-7.31">
            <text:p>-7.31</text:p>
          </table:table-cell>
          <table:table-cell office:value-type="float" office:value="15">
            <text:p>15</text:p>
          </table:table-cell>
          <table:table-cell office:value-type="string">
            <text:p>NGC1943.SL430.ESO56SC114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22:29.51</text:p>
          </table:table-cell>
          <table:table-cell table:style-name="ce2" office:value-type="string">
            <text:p>-70:09:14.85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91.95">
            <text:p>991.95</text:p>
          </table:table-cell>
          <table:table-cell office:value-type="float" office:value="320.22">
            <text:p>320.22</text:p>
          </table:table-cell>
          <table:table-cell office:value-type="float" office:value="-7.317">
            <text:p>-7.317</text:p>
          </table:table-cell>
          <table:table-cell office:value-type="float" office:value="10">
            <text:p>10</text:p>
          </table:table-cell>
          <table:table-cell office:value-type="float" office:value="-7.31">
            <text:p>-7.31</text:p>
          </table:table-cell>
          <table:table-cell office:value-type="float" office:value="20">
            <text:p>20</text:p>
          </table:table-cell>
          <table:table-cell office:value-type="string">
            <text:p>NGC2093.SL657.ESO56SC23.</text:p>
          </table:table-cell>
          <table:table-cell office:value-type="float" office:value="45">
            <text:p>45</text:p>
          </table:table-cell>
          <table:table-cell office:value-type="string">
            <text:p>CA</text:p>
          </table:table-cell>
          <table:table-cell table:style-name="ce2" office:value-type="string">
            <text:p>5:41:49.00</text:p>
          </table:table-cell>
          <table:table-cell table:style-name="ce2" office:value-type="string">
            <text:p>-68:55:15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.5">
            <text:p>362.5</text:p>
          </table:table-cell>
          <table:table-cell office:value-type="float" office:value="535.5">
            <text:p>535.5</text:p>
          </table:table-cell>
          <table:table-cell office:value-type="float" office:value="-5.853">
            <text:p>-5.853</text:p>
          </table:table-cell>
          <table:table-cell office:value-type="float" office:value="58.3">
            <text:p>58.3</text:p>
          </table:table-cell>
          <table:table-cell office:value-type="float" office:value="-7.3">
            <text:p>-7.3</text:p>
          </table:table-cell>
          <table:table-cell office:value-type="float" office:value="7">
            <text:p>7</text:p>
          </table:table-cell>
          <table:table-cell office:value-type="string">
            <text:p>NGC1921.SL381.ESO56SC102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9:23.70</text:p>
          </table:table-cell>
          <table:table-cell table:style-name="ce2" office:value-type="string">
            <text:p>-69:47:16.8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58.5">
            <text:p>758.5</text:p>
          </table:table-cell>
          <table:table-cell office:value-type="float" office:value="605.28">
            <text:p>605.28</text:p>
          </table:table-cell>
          <table:table-cell office:value-type="float" office:value="-4.571">
            <text:p>-4.571</text:p>
          </table:table-cell>
          <table:table-cell office:value-type="float" office:value="343.4">
            <text:p>343.4</text:p>
          </table:table-cell>
          <table:table-cell office:value-type="float" office:value="-7.29">
            <text:p>-7.29</text:p>
          </table:table-cell>
          <table:table-cell office:value-type="float" office:value="5">
            <text:p>5</text:p>
          </table:table-cell>
          <table:table-cell office:value-type="string">
            <text:p>HS119.H88-13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7:00.00</text:p>
          </table:table-cell>
          <table:table-cell table:style-name="ce2" office:value-type="string">
            <text:p>-69:19:16.1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7.5">
            <text:p>287.5</text:p>
          </table:table-cell>
          <table:table-cell office:value-type="float" office:value="852.5">
            <text:p>852.5</text:p>
          </table:table-cell>
          <table:table-cell office:value-type="float" office:value="-3.743">
            <text:p>-3.743</text:p>
          </table:table-cell>
          <table:table-cell office:value-type="float" office:value="975.9">
            <text:p>975.9</text:p>
          </table:table-cell>
          <table:table-cell office:value-type="float" office:value="-7.29">
            <text:p>-7.29</text:p>
          </table:table-cell>
          <table:table-cell office:value-type="float" office:value="5">
            <text:p>5</text:p>
          </table:table-cell>
          <table:table-cell office:value-type="string">
            <text:p>H88-58.H80F1-36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8:12.48</text:p>
          </table:table-cell>
          <table:table-cell table:style-name="ce2" office:value-type="string">
            <text:p>-68:34:46.5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49.07">
            <text:p>1449.07</text:p>
          </table:table-cell>
          <table:table-cell office:value-type="float" office:value="110.64">
            <text:p>110.64</text:p>
          </table:table-cell>
          <table:table-cell office:value-type="float" office:value="-5.784">
            <text:p>-5.784</text:p>
          </table:table-cell>
          <table:table-cell office:value-type="float" office:value="63.5">
            <text:p>63.5</text:p>
          </table:table-cell>
          <table:table-cell office:value-type="float" office:value="-7.28">
            <text:p>-7.28</text:p>
          </table:table-cell>
          <table:table-cell office:value-type="float" office:value="7">
            <text:p>7</text:p>
          </table:table-cell>
          <table:table-cell office:value-type="string">
            <text:p>HS153.BRHT4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0:30.00</text:p>
          </table:table-cell>
          <table:table-cell table:style-name="ce2" office:value-type="string">
            <text:p>-68:52:21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19.5">
            <text:p>1719.5</text:p>
          </table:table-cell>
          <table:table-cell office:value-type="float" office:value="2022.5">
            <text:p>2022.5</text:p>
          </table:table-cell>
          <table:table-cell office:value-type="float" office:value="-4.811">
            <text:p>-4.811</text:p>
          </table:table-cell>
          <table:table-cell office:value-type="float" office:value="238">
            <text:p>238</text:p>
          </table:table-cell>
          <table:table-cell office:value-type="float" office:value="-7.28">
            <text:p>-7.28</text:p>
          </table:table-cell>
          <table:table-cell office:value-type="float" office:value="5">
            <text:p>5</text:p>
          </table:table-cell>
          <table:table-cell office:value-type="string">
            <text:p>SL251.KMHK574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8:00.39</text:p>
          </table:table-cell>
          <table:table-cell table:style-name="ce2" office:value-type="string">
            <text:p>-69:52:36.6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04.5">
            <text:p>704.5</text:p>
          </table:table-cell>
          <table:table-cell office:value-type="float" office:value="1483.5">
            <text:p>1483.5</text:p>
          </table:table-cell>
          <table:table-cell office:value-type="float" office:value="-3.794">
            <text:p>-3.794</text:p>
          </table:table-cell>
          <table:table-cell office:value-type="float" office:value="912">
            <text:p>912</text:p>
          </table:table-cell>
          <table:table-cell office:value-type="float" office:value="-7.27">
            <text:p>-7.27</text:p>
          </table:table-cell>
          <table:table-cell office:value-type="float" office:value="5">
            <text:p>5</text:p>
          </table:table-cell>
          <table:table-cell office:value-type="string">
            <text:p>H88-296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23:09.34</text:p>
          </table:table-cell>
          <table:table-cell table:style-name="ce2" office:value-type="string">
            <text:p>-69:00:45.6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024.1">
            <text:p>2024.1</text:p>
          </table:table-cell>
          <table:table-cell office:value-type="float" office:value="13.07">
            <text:p>13.07</text:p>
          </table:table-cell>
          <table:table-cell office:value-type="float" office:value="-4.607">
            <text:p>-4.607</text:p>
          </table:table-cell>
          <table:table-cell office:value-type="float" office:value="311.7">
            <text:p>311.7</text:p>
          </table:table-cell>
          <table:table-cell office:value-type="float" office:value="-7.26">
            <text:p>-7.26</text:p>
          </table:table-cell>
          <table:table-cell office:value-type="float" office:value="8">
            <text:p>8</text:p>
          </table:table-cell>
          <table:table-cell office:value-type="string">
            <text:p>HS377,KMHK1182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9:20.72</text:p>
          </table:table-cell>
          <table:table-cell table:style-name="ce2" office:value-type="string">
            <text:p>-67:03:04.8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9.5">
            <text:p>199.5</text:p>
          </table:table-cell>
          <table:table-cell office:value-type="float" office:value="1071.5">
            <text:p>1071.5</text:p>
          </table:table-cell>
          <table:table-cell office:value-type="float" office:value="-4.618">
            <text:p>-4.618</text:p>
          </table:table-cell>
          <table:table-cell office:value-type="float" office:value="298.4">
            <text:p>298.4</text:p>
          </table:table-cell>
          <table:table-cell office:value-type="float" office:value="-7.24">
            <text:p>-7.24</text:p>
          </table:table-cell>
          <table:table-cell office:value-type="float" office:value="5">
            <text:p>5</text:p>
          </table:table-cell>
          <table:table-cell office:value-type="string">
            <text:p>H88-46.H80F1-31.KMHK319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6:39.65</text:p>
          </table:table-cell>
          <table:table-cell table:style-name="ce2" office:value-type="string">
            <text:p>-68:38:08.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8.27">
            <text:p>978.27</text:p>
          </table:table-cell>
          <table:table-cell office:value-type="float" office:value="713.5">
            <text:p>713.5</text:p>
          </table:table-cell>
          <table:table-cell office:value-type="float" office:value="-4.577">
            <text:p>-4.577</text:p>
          </table:table-cell>
          <table:table-cell office:value-type="float" office:value="307.4">
            <text:p>307.4</text:p>
          </table:table-cell>
          <table:table-cell office:value-type="float" office:value="-7.22">
            <text:p>-7.22</text:p>
          </table:table-cell>
          <table:table-cell office:value-type="float" office:value="8">
            <text:p>8</text:p>
          </table:table-cell>
          <table:table-cell office:value-type="string">
            <text:p>H88-55.KMHK367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8:16.33</text:p>
          </table:table-cell>
          <table:table-cell table:style-name="ce2" office:value-type="string">
            <text:p>-67:46:05.9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23.5">
            <text:p>1123.5</text:p>
          </table:table-cell>
          <table:table-cell office:value-type="float" office:value="1423.5">
            <text:p>1423.5</text:p>
          </table:table-cell>
          <table:table-cell office:value-type="float" office:value="-6.493">
            <text:p>-6.493</text:p>
          </table:table-cell>
          <table:table-cell office:value-type="float" office:value="19.1">
            <text:p>19.1</text:p>
          </table:table-cell>
          <table:table-cell office:value-type="float" office:value="-7.21">
            <text:p>-7.21</text:p>
          </table:table-cell>
          <table:table-cell office:value-type="float" office:value="5">
            <text:p>5</text:p>
          </table:table-cell>
          <table:table-cell office:value-type="string">
            <text:p>NGC1804.SL172.ESO56SC46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1:05.14</text:p>
          </table:table-cell>
          <table:table-cell table:style-name="ce2" office:value-type="string">
            <text:p>-69:05:01.00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5.96">
            <text:p>935.96</text:p>
          </table:table-cell>
          <table:table-cell office:value-type="float" office:value="852.5">
            <text:p>852.5</text:p>
          </table:table-cell>
          <table:table-cell office:value-type="float" office:value="-7.121">
            <text:p>-7.121</text:p>
          </table:table-cell>
          <table:table-cell office:value-type="float" office:value="15.2">
            <text:p>15.2</text:p>
          </table:table-cell>
          <table:table-cell office:value-type="float" office:value="-7.19">
            <text:p>-7.19</text:p>
          </table:table-cell>
          <table:table-cell office:value-type="float" office:value="10">
            <text:p>10</text:p>
          </table:table-cell>
          <table:table-cell office:value-type="string">
            <text:p>NGC1834.ESO56SC60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5:12.00</text:p>
          </table:table-cell>
          <table:table-cell table:style-name="ce2" office:value-type="string">
            <text:p>-69:12:26.99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412.71">
            <text:p>412.71</text:p>
          </table:table-cell>
          <table:table-cell office:value-type="float" office:value="1474.74">
            <text:p>1474.74</text:p>
          </table:table-cell>
          <table:table-cell office:value-type="float" office:value="-3.949">
            <text:p>-3.949</text:p>
          </table:table-cell>
          <table:table-cell office:value-type="float" office:value="681">
            <text:p>681</text:p>
          </table:table-cell>
          <table:table-cell office:value-type="float" office:value="-7.19">
            <text:p>-7.19</text:p>
          </table:table-cell>
          <table:table-cell office:value-type="float" office:value="5">
            <text:p>5</text:p>
          </table:table-cell>
          <table:table-cell office:value-type="string">
            <text:p>BSDL2311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5:33:28.61</text:p>
          </table:table-cell>
          <table:table-cell table:style-name="ce2" office:value-type="string">
            <text:p>-69:17:30.7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11.8">
            <text:p>1511.8</text:p>
          </table:table-cell>
          <table:table-cell office:value-type="float" office:value="149.52">
            <text:p>149.52</text:p>
          </table:table-cell>
          <table:table-cell office:value-type="float" office:value="-4.331">
            <text:p>-4.331</text:p>
          </table:table-cell>
          <table:table-cell office:value-type="float" office:value="411.6">
            <text:p>411.6</text:p>
          </table:table-cell>
          <table:table-cell office:value-type="float" office:value="-7.18">
            <text:p>-7.18</text:p>
          </table:table-cell>
          <table:table-cell office:value-type="float" office:value="5">
            <text:p>5</text:p>
          </table:table-cell>
          <table:table-cell office:value-type="string">
            <text:p>HS76.KMHK370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8:10.00</text:p>
          </table:table-cell>
          <table:table-cell table:style-name="ce2" office:value-type="string">
            <text:p>-69:03:39.0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94.5">
            <text:p>1194.5</text:p>
          </table:table-cell>
          <table:table-cell office:value-type="float" office:value="1712.5">
            <text:p>1712.5</text:p>
          </table:table-cell>
          <table:table-cell office:value-type="float" office:value="-4.877">
            <text:p>-4.877</text:p>
          </table:table-cell>
          <table:table-cell office:value-type="float" office:value="190.6">
            <text:p>190.6</text:p>
          </table:table-cell>
          <table:table-cell office:value-type="float" office:value="-7.18">
            <text:p>-7.18</text:p>
          </table:table-cell>
          <table:table-cell office:value-type="float" office:value="5">
            <text:p>5</text:p>
          </table:table-cell>
          <table:table-cell office:value-type="string">
            <text:p>KMK88-69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1:53.74</text:p>
          </table:table-cell>
          <table:table-cell table:style-name="ce2" office:value-type="string">
            <text:p>-68:47:08.5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90.5">
            <text:p>1290.5</text:p>
          </table:table-cell>
          <table:table-cell office:value-type="float" office:value="129.4">
            <text:p>129.4</text:p>
          </table:table-cell>
          <table:table-cell office:value-type="float" office:value="-3.618">
            <text:p>-3.618</text:p>
          </table:table-cell>
          <table:table-cell office:value-type="float" office:value="991.8">
            <text:p>991.8</text:p>
          </table:table-cell>
          <table:table-cell office:value-type="float" office:value="-7.18">
            <text:p>-7.18</text:p>
          </table:table-cell>
          <table:table-cell office:value-type="float" office:value="5">
            <text:p>5</text:p>
          </table:table-cell>
          <table:table-cell office:value-type="string">
            <text:p>BM1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43:08.35</text:p>
          </table:table-cell>
          <table:table-cell table:style-name="ce2" office:value-type="string">
            <text:p>-68:43:36.0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68.53">
            <text:p>768.53</text:p>
          </table:table-cell>
          <table:table-cell office:value-type="float" office:value="921.31">
            <text:p>921.31</text:p>
          </table:table-cell>
          <table:table-cell office:value-type="float" office:value="-5.401">
            <text:p>-5.401</text:p>
          </table:table-cell>
          <table:table-cell office:value-type="float" office:value="99.3">
            <text:p>99.3</text:p>
          </table:table-cell>
          <table:table-cell office:value-type="float" office:value="-7.17">
            <text:p>-7.17</text:p>
          </table:table-cell>
          <table:table-cell office:value-type="float" office:value="9">
            <text:p>9</text:p>
          </table:table-cell>
          <table:table-cell office:value-type="string">
            <text:p>KMHK707e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6:13.00</text:p>
          </table:table-cell>
          <table:table-cell table:style-name="ce2" office:value-type="string">
            <text:p>-70:30:10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836.5">
            <text:p>1836.5</text:p>
          </table:table-cell>
          <table:table-cell office:value-type="float" office:value="732.5">
            <text:p>732.5</text:p>
          </table:table-cell>
          <table:table-cell office:value-type="float" office:value="-7.087">
            <text:p>-7.087</text:p>
          </table:table-cell>
          <table:table-cell office:value-type="float" office:value="16.2">
            <text:p>16.2</text:p>
          </table:table-cell>
          <table:table-cell office:value-type="float" office:value="-7.16">
            <text:p>-7.16</text:p>
          </table:table-cell>
          <table:table-cell office:value-type="float" office:value="10">
            <text:p>10</text:p>
          </table:table-cell>
          <table:table-cell office:value-type="string">
            <text:p>NGC1839.SL226.ESO56SC63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5:06:03.23</text:p>
          </table:table-cell>
          <table:table-cell table:style-name="ce2" office:value-type="string">
            <text:p>-68:37:41.2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27.5">
            <text:p>827.5</text:p>
          </table:table-cell>
          <table:table-cell office:value-type="float" office:value="667.5">
            <text:p>667.5</text:p>
          </table:table-cell>
          <table:table-cell office:value-type="float" office:value="-6.15">
            <text:p>-6.15</text:p>
          </table:table-cell>
          <table:table-cell office:value-type="float" office:value="31.3">
            <text:p>31.3</text:p>
          </table:table-cell>
          <table:table-cell office:value-type="float" office:value="-7.16">
            <text:p>-7.16</text:p>
          </table:table-cell>
          <table:table-cell office:value-type="float" office:value="5">
            <text:p>5</text:p>
          </table:table-cell>
          <table:table-cell office:value-type="string">
            <text:p>BSDL1181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8:23.82</text:p>
          </table:table-cell>
          <table:table-cell table:style-name="ce2" office:value-type="string">
            <text:p>-69:29:22.17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0.5">
            <text:p>480.5</text:p>
          </table:table-cell>
          <table:table-cell office:value-type="float" office:value="531.5">
            <text:p>531.5</text:p>
          </table:table-cell>
          <table:table-cell office:value-type="float" office:value="-3.891">
            <text:p>-3.891</text:p>
          </table:table-cell>
          <table:table-cell office:value-type="float" office:value="688.4">
            <text:p>688.4</text:p>
          </table:table-cell>
          <table:table-cell office:value-type="float" office:value="-7.14">
            <text:p>-7.14</text:p>
          </table:table-cell>
          <table:table-cell office:value-type="float" office:value="5">
            <text:p>5</text:p>
          </table:table-cell>
          <table:table-cell office:value-type="string">
            <text:p>H88-146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07:33.30</text:p>
          </table:table-cell>
          <table:table-cell table:style-name="ce2" office:value-type="string">
            <text:p>-69:29:58.4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098.15">
            <text:p>1098.15</text:p>
          </table:table-cell>
          <table:table-cell office:value-type="float" office:value="1633.93">
            <text:p>1633.93</text:p>
          </table:table-cell>
          <table:table-cell office:value-type="float" office:value="-5.73">
            <text:p>-5.73</text:p>
          </table:table-cell>
          <table:table-cell office:value-type="float" office:value="52.6">
            <text:p>52.6</text:p>
          </table:table-cell>
          <table:table-cell office:value-type="float" office:value="-7.13">
            <text:p>-7.13</text:p>
          </table:table-cell>
          <table:table-cell office:value-type="float" office:value="5">
            <text:p>5</text:p>
          </table:table-cell>
          <table:table-cell office:value-type="string">
            <text:p>KMK88-33.H88-19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1:21.00</text:p>
          </table:table-cell>
          <table:table-cell table:style-name="ce2" office:value-type="string">
            <text:p>-69:18:33.99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26.69">
            <text:p>2026.69</text:p>
          </table:table-cell>
          <table:table-cell office:value-type="float" office:value="1621.05">
            <text:p>1621.05</text:p>
          </table:table-cell>
          <table:table-cell office:value-type="float" office:value="-5.475">
            <text:p>-5.475</text:p>
          </table:table-cell>
          <table:table-cell office:value-type="float" office:value="78.2">
            <text:p>78.2</text:p>
          </table:table-cell>
          <table:table-cell office:value-type="float" office:value="-7.09">
            <text:p>-7.09</text:p>
          </table:table-cell>
          <table:table-cell office:value-type="float" office:value="7">
            <text:p>7</text:p>
          </table:table-cell>
          <table:table-cell office:value-type="string">
            <text:p>SL424.KMHK831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22:23.00</text:p>
          </table:table-cell>
          <table:table-cell table:style-name="ce2" office:value-type="string">
            <text:p>-68:09:38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8.5">
            <text:p>538.5</text:p>
          </table:table-cell>
          <table:table-cell office:value-type="float" office:value="1009.5">
            <text:p>1009.5</text:p>
          </table:table-cell>
          <table:table-cell office:value-type="float" office:value="-7.894">
            <text:p>-7.894</text:p>
          </table:table-cell>
          <table:table-cell office:value-type="float" office:value="4.1">
            <text:p>4.1</text:p>
          </table:table-cell>
          <table:table-cell office:value-type="float" office:value="-7.08">
            <text:p>-7.08</text:p>
          </table:table-cell>
          <table:table-cell office:value-type="float" office:value="10">
            <text:p>10</text:p>
          </table:table-cell>
          <table:table-cell office:value-type="string">
            <text:p>BSDL305</text:p>
          </table:table-cell>
          <table:table-cell office:value-type="float" office:value="16.5">
            <text:p>16.5</text:p>
          </table:table-cell>
          <table:table-cell office:value-type="string">
            <text:p>CN</text:p>
          </table:table-cell>
          <table:table-cell table:style-name="ce2" office:value-type="string">
            <text:p>4:57:06.70</text:p>
          </table:table-cell>
          <table:table-cell table:style-name="ce2" office:value-type="string">
            <text:p>-68:25:04.33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7.17">
            <text:p>277.17</text:p>
          </table:table-cell>
          <table:table-cell office:value-type="float" office:value="1448.94">
            <text:p>1448.94</text:p>
          </table:table-cell>
          <table:table-cell office:value-type="float" office:value="-4.537">
            <text:p>-4.537</text:p>
          </table:table-cell>
          <table:table-cell office:value-type="float" office:value="256.4">
            <text:p>256.4</text:p>
          </table:table-cell>
          <table:table-cell office:value-type="float" office:value="-7.08">
            <text:p>-7.08</text:p>
          </table:table-cell>
          <table:table-cell office:value-type="float" office:value="7">
            <text:p>7</text:p>
          </table:table-cell>
          <table:table-cell office:value-type="string">
            <text:p>SL171.BRHT26b.KMHK43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0:33.00</text:p>
          </table:table-cell>
          <table:table-cell table:style-name="ce2" office:value-type="string">
            <text:p>-70:56:54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1.33">
            <text:p>781.33</text:p>
          </table:table-cell>
          <table:table-cell office:value-type="float" office:value="789.5">
            <text:p>789.5</text:p>
          </table:table-cell>
          <table:table-cell office:value-type="float" office:value="-5.987">
            <text:p>-5.987</text:p>
          </table:table-cell>
          <table:table-cell office:value-type="float" office:value="36.9">
            <text:p>36.9</text:p>
          </table:table-cell>
          <table:table-cell office:value-type="float" office:value="-7.08">
            <text:p>-7.08</text:p>
          </table:table-cell>
          <table:table-cell office:value-type="float" office:value="10">
            <text:p>10</text:p>
          </table:table-cell>
          <table:table-cell office:value-type="string">
            <text:p>SL579.KMHK108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4:13.74</text:p>
          </table:table-cell>
          <table:table-cell table:style-name="ce2" office:value-type="string">
            <text:p>-67:51:23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562.5">
            <text:p>1562.5</text:p>
          </table:table-cell>
          <table:table-cell office:value-type="float" office:value="1985.4">
            <text:p>1985.4</text:p>
          </table:table-cell>
          <table:table-cell office:value-type="float" office:value="-5.06">
            <text:p>-5.06</text:p>
          </table:table-cell>
          <table:table-cell office:value-type="float" office:value="137.7">
            <text:p>137.7</text:p>
          </table:table-cell>
          <table:table-cell office:value-type="float" office:value="-7.07">
            <text:p>-7.07</text:p>
          </table:table-cell>
          <table:table-cell office:value-type="float" office:value="5">
            <text:p>5</text:p>
          </table:table-cell>
          <table:table-cell office:value-type="string">
            <text:p>KMK88-2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8:54.51</text:p>
          </table:table-cell>
          <table:table-cell table:style-name="ce2" office:value-type="string">
            <text:p>-69:00:15.6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55.61">
            <text:p>855.61</text:p>
          </table:table-cell>
          <table:table-cell office:value-type="float" office:value="624.5">
            <text:p>624.5</text:p>
          </table:table-cell>
          <table:table-cell office:value-type="float" office:value="-3.561">
            <text:p>-3.561</text:p>
          </table:table-cell>
          <table:table-cell office:value-type="float" office:value="939.6">
            <text:p>939.6</text:p>
          </table:table-cell>
          <table:table-cell office:value-type="float" office:value="-7.07">
            <text:p>-7.07</text:p>
          </table:table-cell>
          <table:table-cell office:value-type="float" office:value="5">
            <text:p>5</text:p>
          </table:table-cell>
          <table:table-cell office:value-type="string">
            <text:p>H88-67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8:52.91</text:p>
          </table:table-cell>
          <table:table-cell table:style-name="ce2" office:value-type="string">
            <text:p>-67:50:49.0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137.57">
            <text:p>1137.57</text:p>
          </table:table-cell>
          <table:table-cell office:value-type="float" office:value="1467.58">
            <text:p>1467.58</text:p>
          </table:table-cell>
          <table:table-cell office:value-type="float" office:value="-7.048">
            <text:p>-7.048</text:p>
          </table:table-cell>
          <table:table-cell office:value-type="float" office:value="10.2">
            <text:p>10.2</text:p>
          </table:table-cell>
          <table:table-cell office:value-type="float" office:value="-7.06">
            <text:p>-7.06</text:p>
          </table:table-cell>
          <table:table-cell office:value-type="float" office:value="6">
            <text:p>6</text:p>
          </table:table-cell>
          <table:table-cell office:value-type="string">
            <text:p>KMK88-40.H88-21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2:34.00</text:p>
          </table:table-cell>
          <table:table-cell table:style-name="ce2" office:value-type="string">
            <text:p>-69:17:11.00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43.5">
            <text:p>643.5</text:p>
          </table:table-cell>
          <table:table-cell office:value-type="float" office:value="865.76">
            <text:p>865.76</text:p>
          </table:table-cell>
          <table:table-cell office:value-type="float" office:value="-5.432">
            <text:p>-5.432</text:p>
          </table:table-cell>
          <table:table-cell office:value-type="float" office:value="80.1">
            <text:p>80.1</text:p>
          </table:table-cell>
          <table:table-cell office:value-type="float" office:value="-7.06">
            <text:p>-7.06</text:p>
          </table:table-cell>
          <table:table-cell office:value-type="float" office:value="6">
            <text:p>6</text:p>
          </table:table-cell>
          <table:table-cell office:value-type="string">
            <text:p>KMHK207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4:53:00.00</text:p>
          </table:table-cell>
          <table:table-cell table:style-name="ce2" office:value-type="string">
            <text:p>-69:37:25.00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64.5">
            <text:p>1764.5</text:p>
          </table:table-cell>
          <table:table-cell office:value-type="float" office:value="1361.5">
            <text:p>1361.5</text:p>
          </table:table-cell>
          <table:table-cell office:value-type="float" office:value="-6.984">
            <text:p>-6.984</text:p>
          </table:table-cell>
          <table:table-cell office:value-type="float" office:value="15.2">
            <text:p>15.2</text:p>
          </table:table-cell>
          <table:table-cell office:value-type="float" office:value="-7.06">
            <text:p>-7.06</text:p>
          </table:table-cell>
          <table:table-cell office:value-type="float" office:value="6">
            <text:p>6</text:p>
          </table:table-cell>
          <table:table-cell office:value-type="string">
            <text:p>BSDL2001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0:25.37</text:p>
          </table:table-cell>
          <table:table-cell table:style-name="ce2" office:value-type="string">
            <text:p>-67:13:17.8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87.5">
            <text:p>787.5</text:p>
          </table:table-cell>
          <table:table-cell office:value-type="float" office:value="456.5">
            <text:p>456.5</text:p>
          </table:table-cell>
          <table:table-cell office:value-type="float" office:value="-3.794">
            <text:p>-3.794</text:p>
          </table:table-cell>
          <table:table-cell office:value-type="float" office:value="682">
            <text:p>682</text:p>
          </table:table-cell>
          <table:table-cell office:value-type="float" office:value="-7.04">
            <text:p>-7.04</text:p>
          </table:table-cell>
          <table:table-cell office:value-type="float" office:value="6">
            <text:p>6</text:p>
          </table:table-cell>
          <table:table-cell office:value-type="string">
            <text:p>KMK88-22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08:04.91</text:p>
          </table:table-cell>
          <table:table-cell table:style-name="ce2" office:value-type="string">
            <text:p>-69:18:05.8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24.2">
            <text:p>1224.2</text:p>
          </table:table-cell>
          <table:table-cell office:value-type="float" office:value="763.2">
            <text:p>763.2</text:p>
          </table:table-cell>
          <table:table-cell office:value-type="float" office:value="-3.929">
            <text:p>-3.929</text:p>
          </table:table-cell>
          <table:table-cell office:value-type="float" office:value="576.2">
            <text:p>576.2</text:p>
          </table:table-cell>
          <table:table-cell office:value-type="float" office:value="-7.04">
            <text:p>-7.04</text:p>
          </table:table-cell>
          <table:table-cell office:value-type="float" office:value="5">
            <text:p>5</text:p>
          </table:table-cell>
          <table:table-cell office:value-type="string">
            <text:p>KMHK941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28:19.46</text:p>
          </table:table-cell>
          <table:table-cell table:style-name="ce2" office:value-type="string">
            <text:p>-68:40:56.3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881.11">
            <text:p>1881.11</text:p>
          </table:table-cell>
          <table:table-cell office:value-type="float" office:value="1882.71">
            <text:p>1882.71</text:p>
          </table:table-cell>
          <table:table-cell office:value-type="float" office:value="-5.815">
            <text:p>-5.815</text:p>
          </table:table-cell>
          <table:table-cell office:value-type="float" office:value="44.2">
            <text:p>44.2</text:p>
          </table:table-cell>
          <table:table-cell office:value-type="float" office:value="-7.03">
            <text:p>-7.03</text:p>
          </table:table-cell>
          <table:table-cell office:value-type="float" office:value="10">
            <text:p>10</text:p>
          </table:table-cell>
          <table:table-cell office:value-type="string">
            <text:p>BRHT47.KMK88-29.H88-17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9:43.00</text:p>
          </table:table-cell>
          <table:table-cell table:style-name="ce2" office:value-type="string">
            <text:p>-68:48:06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40.5">
            <text:p>1140.5</text:p>
          </table:table-cell>
          <table:table-cell office:value-type="float" office:value="1221.5">
            <text:p>1221.5</text:p>
          </table:table-cell>
          <table:table-cell office:value-type="float" office:value="-4.689">
            <text:p>-4.689</text:p>
          </table:table-cell>
          <table:table-cell office:value-type="float" office:value="203.4">
            <text:p>203.4</text:p>
          </table:table-cell>
          <table:table-cell office:value-type="float" office:value="-7.03">
            <text:p>-7.03</text:p>
          </table:table-cell>
          <table:table-cell office:value-type="float" office:value="5">
            <text:p>5</text:p>
          </table:table-cell>
          <table:table-cell office:value-type="string">
            <text:p>KMHK87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5:04.45</text:p>
          </table:table-cell>
          <table:table-cell table:style-name="ce2" office:value-type="string">
            <text:p>-68:44:05.29</text:p>
          </table:table-cell>
          <table:table-cell office:value-type="float" office:value="6.4">
            <text:p>6.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24.5">
            <text:p>1024.5</text:p>
          </table:table-cell>
          <table:table-cell office:value-type="float" office:value="607.5">
            <text:p>607.5</text:p>
          </table:table-cell>
          <table:table-cell office:value-type="float" office:value="-6.951">
            <text:p>-6.951</text:p>
          </table:table-cell>
          <table:table-cell office:value-type="float" office:value="15.2">
            <text:p>15.2</text:p>
          </table:table-cell>
          <table:table-cell office:value-type="float" office:value="-7.02">
            <text:p>-7.02</text:p>
          </table:table-cell>
          <table:table-cell office:value-type="float" office:value="8">
            <text:p>8</text:p>
          </table:table-cell>
          <table:table-cell office:value-type="string">
            <text:p>SL237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5:06:58.31</text:p>
          </table:table-cell>
          <table:table-cell table:style-name="ce2" office:value-type="string">
            <text:p>-69:09:00.16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07.52">
            <text:p>1507.52</text:p>
          </table:table-cell>
          <table:table-cell office:value-type="float" office:value="1348.5">
            <text:p>1348.5</text:p>
          </table:table-cell>
          <table:table-cell office:value-type="float" office:value="-5.504">
            <text:p>-5.504</text:p>
          </table:table-cell>
          <table:table-cell office:value-type="float" office:value="66.3">
            <text:p>66.3</text:p>
          </table:table-cell>
          <table:table-cell office:value-type="float" office:value="-7.02">
            <text:p>-7.02</text:p>
          </table:table-cell>
          <table:table-cell office:value-type="float" office:value="6">
            <text:p>6</text:p>
          </table:table-cell>
          <table:table-cell office:value-type="string">
            <text:p>HS36.KMHK12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49:34.81</text:p>
          </table:table-cell>
          <table:table-cell table:style-name="ce2" office:value-type="string">
            <text:p>-70:02:56.1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932.36">
            <text:p>1932.36</text:p>
          </table:table-cell>
          <table:table-cell office:value-type="float" office:value="907.5">
            <text:p>907.5</text:p>
          </table:table-cell>
          <table:table-cell office:value-type="float" office:value="-4.076">
            <text:p>-4.076</text:p>
          </table:table-cell>
          <table:table-cell office:value-type="float" office:value="459">
            <text:p>459</text:p>
          </table:table-cell>
          <table:table-cell office:value-type="float" office:value="-7.01">
            <text:p>-7.01</text:p>
          </table:table-cell>
          <table:table-cell office:value-type="float" office:value="5">
            <text:p>5</text:p>
          </table:table-cell>
          <table:table-cell office:value-type="string">
            <text:p>KMHK20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2:54.94</text:p>
          </table:table-cell>
          <table:table-cell table:style-name="ce2" office:value-type="string">
            <text:p>-69:46:42.00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61.5">
            <text:p>861.5</text:p>
          </table:table-cell>
          <table:table-cell office:value-type="float" office:value="1897.5">
            <text:p>1897.5</text:p>
          </table:table-cell>
          <table:table-cell office:value-type="float" office:value="-6.82">
            <text:p>-6.82</text:p>
          </table:table-cell>
          <table:table-cell office:value-type="float" office:value="16.7">
            <text:p>16.7</text:p>
          </table:table-cell>
          <table:table-cell office:value-type="float" office:value="-7">
            <text:p>-7</text:p>
          </table:table-cell>
          <table:table-cell office:value-type="float" office:value="8">
            <text:p>8</text:p>
          </table:table-cell>
          <table:table-cell office:value-type="string">
            <text:p>SL39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0:13.14</text:p>
          </table:table-cell>
          <table:table-cell table:style-name="ce2" office:value-type="string">
            <text:p>-68:54:18.1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5.5">
            <text:p>425.5</text:p>
          </table:table-cell>
          <table:table-cell office:value-type="float" office:value="1242.5">
            <text:p>1242.5</text:p>
          </table:table-cell>
          <table:table-cell office:value-type="float" office:value="-3.856">
            <text:p>-3.856</text:p>
          </table:table-cell>
          <table:table-cell office:value-type="float" office:value="590">
            <text:p>590</text:p>
          </table:table-cell>
          <table:table-cell office:value-type="float" office:value="-6.99">
            <text:p>-6.99</text:p>
          </table:table-cell>
          <table:table-cell office:value-type="float" office:value="5">
            <text:p>5</text:p>
          </table:table-cell>
          <table:table-cell office:value-type="string">
            <text:p>BSDL46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2:19.55</text:p>
          </table:table-cell>
          <table:table-cell table:style-name="ce2" office:value-type="string">
            <text:p>-69:32:03.3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0.5">
            <text:p>590.5</text:p>
          </table:table-cell>
          <table:table-cell office:value-type="float" office:value="1359.5">
            <text:p>1359.5</text:p>
          </table:table-cell>
          <table:table-cell office:value-type="float" office:value="-3.432">
            <text:p>-3.432</text:p>
          </table:table-cell>
          <table:table-cell office:value-type="float" office:value="975.9">
            <text:p>975.9</text:p>
          </table:table-cell>
          <table:table-cell office:value-type="float" office:value="-6.98">
            <text:p>-6.98</text:p>
          </table:table-cell>
          <table:table-cell office:value-type="float" office:value="5">
            <text:p>5</text:p>
          </table:table-cell>
          <table:table-cell office:value-type="string">
            <text:p>KMHK662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12:48.88</text:p>
          </table:table-cell>
          <table:table-cell table:style-name="ce2" office:value-type="string">
            <text:p>-70:36:51.93</text:p>
          </table:table-cell>
          <table:table-cell office:value-type="float" office:value="9.3">
            <text:p>9.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5.5">
            <text:p>285.5</text:p>
          </table:table-cell>
          <table:table-cell office:value-type="float" office:value="1453.5">
            <text:p>1453.5</text:p>
          </table:table-cell>
          <table:table-cell office:value-type="float" office:value="-6.906">
            <text:p>-6.906</text:p>
          </table:table-cell>
          <table:table-cell office:value-type="float" office:value="15.9">
            <text:p>15.9</text:p>
          </table:table-cell>
          <table:table-cell office:value-type="float" office:value="-6.96">
            <text:p>-6.96</text:p>
          </table:table-cell>
          <table:table-cell office:value-type="float" office:value="10">
            <text:p>10</text:p>
          </table:table-cell>
          <table:table-cell office:value-type="string">
            <text:p>SL76.KMHK206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3:09.40</text:p>
          </table:table-cell>
          <table:table-cell table:style-name="ce2" office:value-type="string">
            <text:p>-68:12:38.13</text:p>
          </table:table-cell>
          <table:table-cell office:value-type="float" office:value="10.6">
            <text:p>10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94.5">
            <text:p>594.5</text:p>
          </table:table-cell>
          <table:table-cell office:value-type="float" office:value="1976.5">
            <text:p>1976.5</text:p>
          </table:table-cell>
          <table:table-cell office:value-type="float" office:value="-4.12">
            <text:p>-4.12</text:p>
          </table:table-cell>
          <table:table-cell office:value-type="float" office:value="402.4">
            <text:p>402.4</text:p>
          </table:table-cell>
          <table:table-cell office:value-type="float" office:value="-6.95">
            <text:p>-6.95</text:p>
          </table:table-cell>
          <table:table-cell office:value-type="float" office:value="6">
            <text:p>6</text:p>
          </table:table-cell>
          <table:table-cell office:value-type="string">
            <text:p>LW46.KMHK63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44:47.00</text:p>
          </table:table-cell>
          <table:table-cell table:style-name="ce2" office:value-type="string">
            <text:p>-69:38:31.8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77">
            <text:p>46.77</text:p>
          </table:table-cell>
          <table:table-cell office:value-type="float" office:value="359.5">
            <text:p>359.5</text:p>
          </table:table-cell>
          <table:table-cell office:value-type="float" office:value="-3.496">
            <text:p>-3.496</text:p>
          </table:table-cell>
          <table:table-cell office:value-type="float" office:value="869">
            <text:p>869</text:p>
          </table:table-cell>
          <table:table-cell office:value-type="float" office:value="-6.94">
            <text:p>-6.94</text:p>
          </table:table-cell>
          <table:table-cell office:value-type="float" office:value="5">
            <text:p>5</text:p>
          </table:table-cell>
          <table:table-cell office:value-type="string">
            <text:p>HS232.KMHK805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0:37.66</text:p>
          </table:table-cell>
          <table:table-cell table:style-name="ce2" office:value-type="string">
            <text:p>-70:57:53.88</text:p>
          </table:table-cell>
          <table:table-cell office:value-type="float" office:value="9.1">
            <text:p>9.1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31.5">
            <text:p>1031.5</text:p>
          </table:table-cell>
          <table:table-cell office:value-type="float" office:value="794.5">
            <text:p>794.5</text:p>
          </table:table-cell>
          <table:table-cell office:value-type="float" office:value="-5.778">
            <text:p>-5.778</text:p>
          </table:table-cell>
          <table:table-cell office:value-type="float" office:value="40.2">
            <text:p>40.2</text:p>
          </table:table-cell>
          <table:table-cell office:value-type="float" office:value="-6.93">
            <text:p>-6.93</text:p>
          </table:table-cell>
          <table:table-cell office:value-type="float" office:value="6">
            <text:p>6</text:p>
          </table:table-cell>
          <table:table-cell office:value-type="string">
            <text:p>H88-255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17:27.81</text:p>
          </table:table-cell>
          <table:table-cell table:style-name="ce2" office:value-type="string">
            <text:p>-69:21:30.62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1.62">
            <text:p>101.62</text:p>
          </table:table-cell>
          <table:table-cell office:value-type="float" office:value="1104.51">
            <text:p>1104.51</text:p>
          </table:table-cell>
          <table:table-cell office:value-type="float" office:value="-4.146">
            <text:p>-4.146</text:p>
          </table:table-cell>
          <table:table-cell office:value-type="float" office:value="369.6">
            <text:p>369.6</text:p>
          </table:table-cell>
          <table:table-cell office:value-type="float" office:value="-6.92">
            <text:p>-6.92</text:p>
          </table:table-cell>
          <table:table-cell office:value-type="float" office:value="6">
            <text:p>6</text:p>
          </table:table-cell>
          <table:table-cell office:value-type="string">
            <text:p>HS40.KMHK159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4:51:12.00</text:p>
          </table:table-cell>
          <table:table-cell table:style-name="ce2" office:value-type="string">
            <text:p>-69:58:17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727.5">
            <text:p>1727.5</text:p>
          </table:table-cell>
          <table:table-cell office:value-type="float" office:value="894.5">
            <text:p>894.5</text:p>
          </table:table-cell>
          <table:table-cell office:value-type="float" office:value="-6.193">
            <text:p>-6.193</text:p>
          </table:table-cell>
          <table:table-cell office:value-type="float" office:value="19.2">
            <text:p>19.2</text:p>
          </table:table-cell>
          <table:table-cell office:value-type="float" office:value="-6.92">
            <text:p>-6.92</text:p>
          </table:table-cell>
          <table:table-cell office:value-type="float" office:value="8">
            <text:p>8</text:p>
          </table:table-cell>
          <table:table-cell office:value-type="string">
            <text:p>SL216.KMHK521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4:57.21</text:p>
          </table:table-cell>
          <table:table-cell table:style-name="ce2" office:value-type="string">
            <text:p>-70:01:10.0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.5">
            <text:p>200.5</text:p>
          </table:table-cell>
          <table:table-cell office:value-type="float" office:value="761.5">
            <text:p>761.5</text:p>
          </table:table-cell>
          <table:table-cell office:value-type="float" office:value="-3.583">
            <text:p>-3.583</text:p>
          </table:table-cell>
          <table:table-cell office:value-type="float" office:value="762.4">
            <text:p>762.4</text:p>
          </table:table-cell>
          <table:table-cell office:value-type="float" office:value="-6.91">
            <text:p>-6.91</text:p>
          </table:table-cell>
          <table:table-cell office:value-type="float" office:value="5">
            <text:p>5</text:p>
          </table:table-cell>
          <table:table-cell office:value-type="string">
            <text:p>KMHK381e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58:51.01</text:p>
          </table:table-cell>
          <table:table-cell table:style-name="ce2" office:value-type="string">
            <text:p>-68:38:07.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08.5">
            <text:p>1208.5</text:p>
          </table:table-cell>
          <table:table-cell office:value-type="float" office:value="1026.5">
            <text:p>1026.5</text:p>
          </table:table-cell>
          <table:table-cell office:value-type="float" office:value="-5.705">
            <text:p>-5.705</text:p>
          </table:table-cell>
          <table:table-cell office:value-type="float" office:value="43.4">
            <text:p>43.4</text:p>
          </table:table-cell>
          <table:table-cell office:value-type="float" office:value="-6.91">
            <text:p>-6.91</text:p>
          </table:table-cell>
          <table:table-cell office:value-type="float" office:value="6">
            <text:p>6</text:p>
          </table:table-cell>
          <table:table-cell office:value-type="string">
            <text:p>H88-238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5:46.71</text:p>
          </table:table-cell>
          <table:table-cell table:style-name="ce2" office:value-type="string">
            <text:p>-69:14:39.4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28.5">
            <text:p>828.5</text:p>
          </table:table-cell>
          <table:table-cell office:value-type="float" office:value="891.5">
            <text:p>891.5</text:p>
          </table:table-cell>
          <table:table-cell office:value-type="float" office:value="-5.82">
            <text:p>-5.82</text:p>
          </table:table-cell>
          <table:table-cell office:value-type="float" office:value="36.3">
            <text:p>36.3</text:p>
          </table:table-cell>
          <table:table-cell office:value-type="float" office:value="-6.91">
            <text:p>-6.91</text:p>
          </table:table-cell>
          <table:table-cell office:value-type="float" office:value="5">
            <text:p>5</text:p>
          </table:table-cell>
          <table:table-cell office:value-type="string">
            <text:p>BSDL1793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7:24.61</text:p>
          </table:table-cell>
          <table:table-cell table:style-name="ce2" office:value-type="string">
            <text:p>-68:56:12.78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77.67">
            <text:p>377.67</text:p>
          </table:table-cell>
          <table:table-cell office:value-type="float" office:value="1141.43">
            <text:p>1141.43</text:p>
          </table:table-cell>
          <table:table-cell office:value-type="float" office:value="-6.863">
            <text:p>-6.863</text:p>
          </table:table-cell>
          <table:table-cell office:value-type="float" office:value="15.8">
            <text:p>15.8</text:p>
          </table:table-cell>
          <table:table-cell office:value-type="float" office:value="-6.91">
            <text:p>-6.91</text:p>
          </table:table-cell>
          <table:table-cell office:value-type="float" office:value="6">
            <text:p>6</text:p>
          </table:table-cell>
          <table:table-cell office:value-type="string">
            <text:p>BSDL1634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5:25:35.40</text:p>
          </table:table-cell>
          <table:table-cell table:style-name="ce2" office:value-type="string">
            <text:p>-69:13:33.6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665.11">
            <text:p>1665.11</text:p>
          </table:table-cell>
          <table:table-cell office:value-type="float" office:value="1705.5">
            <text:p>1705.5</text:p>
          </table:table-cell>
          <table:table-cell office:value-type="float" office:value="-4.488">
            <text:p>-4.488</text:p>
          </table:table-cell>
          <table:table-cell office:value-type="float" office:value="221.1">
            <text:p>221.1</text:p>
          </table:table-cell>
          <table:table-cell office:value-type="float" office:value="-6.9">
            <text:p>-6.9</text:p>
          </table:table-cell>
          <table:table-cell office:value-type="float" office:value="5">
            <text:p>5</text:p>
          </table:table-cell>
          <table:table-cell office:value-type="string">
            <text:p>KMK88-35.H88-187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56.21</text:p>
          </table:table-cell>
          <table:table-cell table:style-name="ce2" office:value-type="string">
            <text:p>-68:56:37.4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709.85">
            <text:p>1709.85</text:p>
          </table:table-cell>
          <table:table-cell office:value-type="float" office:value="243.31">
            <text:p>243.31</text:p>
          </table:table-cell>
          <table:table-cell office:value-type="float" office:value="-7.546">
            <text:p>-7.546</text:p>
          </table:table-cell>
          <table:table-cell office:value-type="float" office:value="8.3">
            <text:p>8.3</text:p>
          </table:table-cell>
          <table:table-cell office:value-type="float" office:value="-6.89">
            <text:p>-6.89</text:p>
          </table:table-cell>
          <table:table-cell office:value-type="float" office:value="10">
            <text:p>10</text:p>
          </table:table-cell>
          <table:table-cell office:value-type="string">
            <text:p>NGC2096.SL664.ESO57SC27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42:17.00</text:p>
          </table:table-cell>
          <table:table-cell table:style-name="ce2" office:value-type="string">
            <text:p>-68:27:30.01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74.59">
            <text:p>1974.59</text:p>
          </table:table-cell>
          <table:table-cell office:value-type="float" office:value="1731.5">
            <text:p>1731.5</text:p>
          </table:table-cell>
          <table:table-cell office:value-type="float" office:value="-3.331">
            <text:p>-3.331</text:p>
          </table:table-cell>
          <table:table-cell office:value-type="float" office:value="1000">
            <text:p>1000</text:p>
          </table:table-cell>
          <table:table-cell office:value-type="float" office:value="-6.89">
            <text:p>-6.89</text:p>
          </table:table-cell>
          <table:table-cell office:value-type="float" office:value="6">
            <text:p>6</text:p>
          </table:table-cell>
          <table:table-cell office:value-type="string">
            <text:p>KMHK8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46:47.57</text:p>
          </table:table-cell>
          <table:table-cell table:style-name="ce2" office:value-type="string">
            <text:p>-69:44:35.2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9.89">
            <text:p>1329.89</text:p>
          </table:table-cell>
          <table:table-cell office:value-type="float" office:value="1763.5">
            <text:p>1763.5</text:p>
          </table:table-cell>
          <table:table-cell office:value-type="float" office:value="-4.389">
            <text:p>-4.389</text:p>
          </table:table-cell>
          <table:table-cell office:value-type="float" office:value="247">
            <text:p>247</text:p>
          </table:table-cell>
          <table:table-cell office:value-type="float" office:value="-6.89">
            <text:p>-6.89</text:p>
          </table:table-cell>
          <table:table-cell office:value-type="float" office:value="5">
            <text:p>5</text:p>
          </table:table-cell>
          <table:table-cell office:value-type="string">
            <text:p>HS38.KMHK148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4:51:11.67</text:p>
          </table:table-cell>
          <table:table-cell table:style-name="ce2" office:value-type="string">
            <text:p>-67:32:05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57.1">
            <text:p>1457.1</text:p>
          </table:table-cell>
          <table:table-cell office:value-type="float" office:value="764.5">
            <text:p>764.5</text:p>
          </table:table-cell>
          <table:table-cell office:value-type="float" office:value="-3.408">
            <text:p>-3.408</text:p>
          </table:table-cell>
          <table:table-cell office:value-type="float" office:value="901.9">
            <text:p>901.9</text:p>
          </table:table-cell>
          <table:table-cell office:value-type="float" office:value="-6.87">
            <text:p>-6.87</text:p>
          </table:table-cell>
          <table:table-cell office:value-type="float" office:value="5">
            <text:p>5</text:p>
          </table:table-cell>
          <table:table-cell office:value-type="string">
            <text:p>H88-66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8:48.94</text:p>
          </table:table-cell>
          <table:table-cell table:style-name="ce2" office:value-type="string">
            <text:p>-67:49:38.0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.5">
            <text:p>118.5</text:p>
          </table:table-cell>
          <table:table-cell office:value-type="float" office:value="300.5">
            <text:p>300.5</text:p>
          </table:table-cell>
          <table:table-cell office:value-type="float" office:value="-4.496">
            <text:p>-4.496</text:p>
          </table:table-cell>
          <table:table-cell office:value-type="float" office:value="210.8">
            <text:p>210.8</text:p>
          </table:table-cell>
          <table:table-cell office:value-type="float" office:value="-6.87">
            <text:p>-6.87</text:p>
          </table:table-cell>
          <table:table-cell office:value-type="float" office:value="6">
            <text:p>6</text:p>
          </table:table-cell>
          <table:table-cell office:value-type="string">
            <text:p>KMK88-49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21:10.39</text:p>
          </table:table-cell>
          <table:table-cell table:style-name="ce2" office:value-type="string">
            <text:p>-69:56:34.91</text:p>
          </table:table-cell>
          <table:table-cell office:value-type="float" office:value="7.9">
            <text:p>7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96.54">
            <text:p>1896.54</text:p>
          </table:table-cell>
          <table:table-cell office:value-type="float" office:value="1895.5">
            <text:p>1895.5</text:p>
          </table:table-cell>
          <table:table-cell office:value-type="float" office:value="-4.469">
            <text:p>-4.469</text:p>
          </table:table-cell>
          <table:table-cell office:value-type="float" office:value="207.6">
            <text:p>207.6</text:p>
          </table:table-cell>
          <table:table-cell office:value-type="float" office:value="-6.83">
            <text:p>-6.83</text:p>
          </table:table-cell>
          <table:table-cell office:value-type="float" office:value="6">
            <text:p>6</text:p>
          </table:table-cell>
          <table:table-cell office:value-type="string">
            <text:p>HS38.KMHK148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4:51:11.74</text:p>
          </table:table-cell>
          <table:table-cell table:style-name="ce2" office:value-type="string">
            <text:p>-67:32:05.1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77.5">
            <text:p>477.5</text:p>
          </table:table-cell>
          <table:table-cell office:value-type="float" office:value="543.5">
            <text:p>543.5</text:p>
          </table:table-cell>
          <table:table-cell office:value-type="float" office:value="-5.116">
            <text:p>-5.116</text:p>
          </table:table-cell>
          <table:table-cell office:value-type="float" office:value="92.2">
            <text:p>92.2</text:p>
          </table:table-cell>
          <table:table-cell office:value-type="float" office:value="-6.83">
            <text:p>-6.83</text:p>
          </table:table-cell>
          <table:table-cell office:value-type="float" office:value="5">
            <text:p>5</text:p>
          </table:table-cell>
          <table:table-cell office:value-type="string">
            <text:p>KMK88-4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9:19.70</text:p>
          </table:table-cell>
          <table:table-cell table:style-name="ce2" office:value-type="string">
            <text:p>-69:42:50.7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269.89">
            <text:p>1269.89</text:p>
          </table:table-cell>
          <table:table-cell office:value-type="float" office:value="1546.09">
            <text:p>1546.09</text:p>
          </table:table-cell>
          <table:table-cell office:value-type="float" office:value="-6.759">
            <text:p>-6.759</text:p>
          </table:table-cell>
          <table:table-cell office:value-type="float" office:value="15">
            <text:p>15</text:p>
          </table:table-cell>
          <table:table-cell office:value-type="float" office:value="-6.83">
            <text:p>-6.83</text:p>
          </table:table-cell>
          <table:table-cell office:value-type="float" office:value="15">
            <text:p>15</text:p>
          </table:table-cell>
          <table:table-cell office:value-type="string">
            <text:p>SL304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2:01.00</text:p>
          </table:table-cell>
          <table:table-cell table:style-name="ce2" office:value-type="string">
            <text:p>-69:12:01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88.8">
            <text:p>888.8</text:p>
          </table:table-cell>
          <table:table-cell office:value-type="float" office:value="1364.8">
            <text:p>1364.8</text:p>
          </table:table-cell>
          <table:table-cell office:value-type="float" office:value="-4.673">
            <text:p>-4.673</text:p>
          </table:table-cell>
          <table:table-cell office:value-type="float" office:value="162.2">
            <text:p>162.2</text:p>
          </table:table-cell>
          <table:table-cell office:value-type="float" office:value="-6.83">
            <text:p>-6.83</text:p>
          </table:table-cell>
          <table:table-cell office:value-type="float" office:value="5">
            <text:p>5</text:p>
          </table:table-cell>
          <table:table-cell office:value-type="string">
            <text:p>KMK88-7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34:19.95</text:p>
          </table:table-cell>
          <table:table-cell table:style-name="ce2" office:value-type="string">
            <text:p>-68:59:12.87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291.5">
            <text:p>1291.5</text:p>
          </table:table-cell>
          <table:table-cell office:value-type="float" office:value="1025.5">
            <text:p>1025.5</text:p>
          </table:table-cell>
          <table:table-cell office:value-type="float" office:value="-4.046">
            <text:p>-4.046</text:p>
          </table:table-cell>
          <table:table-cell office:value-type="float" office:value="356.7">
            <text:p>356.7</text:p>
          </table:table-cell>
          <table:table-cell office:value-type="float" office:value="-6.8">
            <text:p>-6.8</text:p>
          </table:table-cell>
          <table:table-cell office:value-type="float" office:value="6">
            <text:p>6</text:p>
          </table:table-cell>
          <table:table-cell office:value-type="string">
            <text:p>H88-23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5:47.37</text:p>
          </table:table-cell>
          <table:table-cell table:style-name="ce2" office:value-type="string">
            <text:p>-69:11:27.2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893.5">
            <text:p>1893.5</text:p>
          </table:table-cell>
          <table:table-cell office:value-type="float" office:value="451.5">
            <text:p>451.5</text:p>
          </table:table-cell>
          <table:table-cell office:value-type="float" office:value="-3.615">
            <text:p>-3.615</text:p>
          </table:table-cell>
          <table:table-cell office:value-type="float" office:value="623.7">
            <text:p>623.7</text:p>
          </table:table-cell>
          <table:table-cell office:value-type="float" office:value="-6.8">
            <text:p>-6.8</text:p>
          </table:table-cell>
          <table:table-cell office:value-type="float" office:value="5">
            <text:p>5</text:p>
          </table:table-cell>
          <table:table-cell office:value-type="string">
            <text:p>H88-276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19:54.05</text:p>
          </table:table-cell>
          <table:table-cell table:style-name="ce2" office:value-type="string">
            <text:p>-68:48:09.8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581.77">
            <text:p>1581.77</text:p>
          </table:table-cell>
          <table:table-cell office:value-type="float" office:value="954.11">
            <text:p>954.11</text:p>
          </table:table-cell>
          <table:table-cell office:value-type="float" office:value="-5.4">
            <text:p>-5.4</text:p>
          </table:table-cell>
          <table:table-cell office:value-type="float" office:value="51.9">
            <text:p>51.9</text:p>
          </table:table-cell>
          <table:table-cell office:value-type="float" office:value="-6.79">
            <text:p>-6.79</text:p>
          </table:table-cell>
          <table:table-cell office:value-type="float" office:value="5">
            <text:p>5</text:p>
          </table:table-cell>
          <table:table-cell office:value-type="string">
            <text:p>KMHK914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6:59.00</text:p>
          </table:table-cell>
          <table:table-cell table:style-name="ce2" office:value-type="string">
            <text:p>-68:27:08.00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6.03">
            <text:p>706.03</text:p>
          </table:table-cell>
          <table:table-cell office:value-type="float" office:value="1423.93">
            <text:p>1423.93</text:p>
          </table:table-cell>
          <table:table-cell office:value-type="float" office:value="-3.249">
            <text:p>-3.249</text:p>
          </table:table-cell>
          <table:table-cell office:value-type="float" office:value="956.4">
            <text:p>956.4</text:p>
          </table:table-cell>
          <table:table-cell office:value-type="float" office:value="-6.78">
            <text:p>-6.78</text:p>
          </table:table-cell>
          <table:table-cell office:value-type="float" office:value="5">
            <text:p>5</text:p>
          </table:table-cell>
          <table:table-cell office:value-type="string">
            <text:p>BSDL189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4:14.00</text:p>
          </table:table-cell>
          <table:table-cell table:style-name="ce2" office:value-type="string">
            <text:p>-68:18:26.01</text:p>
          </table:table-cell>
          <table:table-cell office:value-type="float" office:value="5.3">
            <text:p>5.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34.5">
            <text:p>1634.5</text:p>
          </table:table-cell>
          <table:table-cell office:value-type="float" office:value="83.4">
            <text:p>83.4</text:p>
          </table:table-cell>
          <table:table-cell office:value-type="float" office:value="-6.036">
            <text:p>-6.036</text:p>
          </table:table-cell>
          <table:table-cell office:value-type="float" office:value="19.4">
            <text:p>19.4</text:p>
          </table:table-cell>
          <table:table-cell office:value-type="float" office:value="-6.77">
            <text:p>-6.77</text:p>
          </table:table-cell>
          <table:table-cell office:value-type="float" office:value="9">
            <text:p>9</text:p>
          </table:table-cell>
          <table:table-cell office:value-type="string">
            <text:p>NGC1860.SL284.ESO56SC75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39.98</text:p>
          </table:table-cell>
          <table:table-cell table:style-name="ce2" office:value-type="string">
            <text:p>-68:45:10.37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1.5">
            <text:p>111.5</text:p>
          </table:table-cell>
          <table:table-cell office:value-type="float" office:value="262.5">
            <text:p>262.5</text:p>
          </table:table-cell>
          <table:table-cell office:value-type="float" office:value="-7.509">
            <text:p>-7.509</text:p>
          </table:table-cell>
          <table:table-cell office:value-type="float" office:value="4.2">
            <text:p>4.2</text:p>
          </table:table-cell>
          <table:table-cell office:value-type="float" office:value="-6.77">
            <text:p>-6.77</text:p>
          </table:table-cell>
          <table:table-cell office:value-type="float" office:value="10">
            <text:p>10</text:p>
          </table:table-cell>
          <table:table-cell office:value-type="string">
            <text:p>NGC2102.SL665.ESO57SC29.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42:19.98</text:p>
          </table:table-cell>
          <table:table-cell table:style-name="ce2" office:value-type="string">
            <text:p>-69:29:11.4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4.5">
            <text:p>564.5</text:p>
          </table:table-cell>
          <table:table-cell office:value-type="float" office:value="1128.5">
            <text:p>1128.5</text:p>
          </table:table-cell>
          <table:table-cell office:value-type="float" office:value="-7.968">
            <text:p>-7.968</text:p>
          </table:table-cell>
          <table:table-cell office:value-type="float" office:value="5.8">
            <text:p>5.8</text:p>
          </table:table-cell>
          <table:table-cell office:value-type="float" office:value="-6.77">
            <text:p>-6.77</text:p>
          </table:table-cell>
          <table:table-cell office:value-type="float" office:value="10">
            <text:p>10</text:p>
          </table:table-cell>
          <table:table-cell office:value-type="string">
            <text:p>HDE269828.Sk-69o209a.</text:p>
          </table:table-cell>
          <table:table-cell office:value-type="float" office:value="27">
            <text:p>27</text:p>
          </table:table-cell>
          <table:table-cell office:value-type="string">
            <text:p>CN</text:p>
          </table:table-cell>
          <table:table-cell table:style-name="ce2" office:value-type="string">
            <text:p>5:36:00.37</text:p>
          </table:table-cell>
          <table:table-cell table:style-name="ce2" office:value-type="string">
            <text:p>-69:11:50.51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795.9">
            <text:p>1795.9</text:p>
          </table:table-cell>
          <table:table-cell office:value-type="float" office:value="802.27">
            <text:p>802.27</text:p>
          </table:table-cell>
          <table:table-cell office:value-type="float" office:value="-3.206">
            <text:p>-3.206</text:p>
          </table:table-cell>
          <table:table-cell office:value-type="float" office:value="992">
            <text:p>992</text:p>
          </table:table-cell>
          <table:table-cell office:value-type="float" office:value="-6.77">
            <text:p>-6.77</text:p>
          </table:table-cell>
          <table:table-cell office:value-type="float" office:value="5">
            <text:p>5</text:p>
          </table:table-cell>
          <table:table-cell office:value-type="string">
            <text:p>KMHK1167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8:22.00</text:p>
          </table:table-cell>
          <table:table-cell table:style-name="ce2" office:value-type="string">
            <text:p>-68:24:22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2.92">
            <text:p>382.92</text:p>
          </table:table-cell>
          <table:table-cell office:value-type="float" office:value="1604.5">
            <text:p>1604.5</text:p>
          </table:table-cell>
          <table:table-cell office:value-type="float" office:value="-6.682">
            <text:p>-6.682</text:p>
          </table:table-cell>
          <table:table-cell office:value-type="float" office:value="15">
            <text:p>15</text:p>
          </table:table-cell>
          <table:table-cell office:value-type="float" office:value="-6.76">
            <text:p>-6.76</text:p>
          </table:table-cell>
          <table:table-cell office:value-type="float" office:value="10">
            <text:p>10</text:p>
          </table:table-cell>
          <table:table-cell office:value-type="string">
            <text:p>NGC1793.SL163.ESO56SC43.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9:39.31</text:p>
          </table:table-cell>
          <table:table-cell table:style-name="ce2" office:value-type="string">
            <text:p>-69:33:27.1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3.95">
            <text:p>623.95</text:p>
          </table:table-cell>
          <table:table-cell office:value-type="float" office:value="954.3">
            <text:p>954.3</text:p>
          </table:table-cell>
          <table:table-cell office:value-type="float" office:value="-6.7">
            <text:p>-6.7</text:p>
          </table:table-cell>
          <table:table-cell office:value-type="float" office:value="15.5">
            <text:p>15.5</text:p>
          </table:table-cell>
          <table:table-cell office:value-type="float" office:value="-6.75">
            <text:p>-6.75</text:p>
          </table:table-cell>
          <table:table-cell office:value-type="float" office:value="10">
            <text:p>10</text:p>
          </table:table-cell>
          <table:table-cell office:value-type="string">
            <text:p>SL134.KMHK349</text:p>
          </table:table-cell>
          <table:table-cell office:value-type="float" office:value="28.5">
            <text:p>28.5</text:p>
          </table:table-cell>
          <table:table-cell office:value-type="string">
            <text:p>CN</text:p>
          </table:table-cell>
          <table:table-cell table:style-name="ce2" office:value-type="string">
            <text:p>4:57:30.00</text:p>
          </table:table-cell>
          <table:table-cell table:style-name="ce2" office:value-type="string">
            <text:p>-68:21:46.99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883.29">
            <text:p>1883.29</text:p>
          </table:table-cell>
          <table:table-cell office:value-type="float" office:value="126.4">
            <text:p>126.4</text:p>
          </table:table-cell>
          <table:table-cell office:value-type="float" office:value="-3.965">
            <text:p>-3.965</text:p>
          </table:table-cell>
          <table:table-cell office:value-type="float" office:value="377.6">
            <text:p>377.6</text:p>
          </table:table-cell>
          <table:table-cell office:value-type="float" office:value="-6.75">
            <text:p>-6.75</text:p>
          </table:table-cell>
          <table:table-cell office:value-type="float" office:value="5">
            <text:p>5</text:p>
          </table:table-cell>
          <table:table-cell office:value-type="string">
            <text:p>H88-59.H80F1-37.KMHK37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8:16.78</text:p>
          </table:table-cell>
          <table:table-cell table:style-name="ce2" office:value-type="string">
            <text:p>-68:49:17.92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80.5">
            <text:p>1680.5</text:p>
          </table:table-cell>
          <table:table-cell office:value-type="float" office:value="13.4">
            <text:p>13.4</text:p>
          </table:table-cell>
          <table:table-cell office:value-type="float" office:value="-3.373">
            <text:p>-3.373</text:p>
          </table:table-cell>
          <table:table-cell office:value-type="float" office:value="809.3">
            <text:p>809.3</text:p>
          </table:table-cell>
          <table:table-cell office:value-type="float" office:value="-6.75">
            <text:p>-6.75</text:p>
          </table:table-cell>
          <table:table-cell office:value-type="float" office:value="5">
            <text:p>5</text:p>
          </table:table-cell>
          <table:table-cell office:value-type="string">
            <text:p>KMHK64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1:35.64</text:p>
          </table:table-cell>
          <table:table-cell table:style-name="ce2" office:value-type="string">
            <text:p>-70:02:35.6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47.34">
            <text:p>247.34</text:p>
          </table:table-cell>
          <table:table-cell office:value-type="float" office:value="549.78">
            <text:p>549.78</text:p>
          </table:table-cell>
          <table:table-cell office:value-type="float" office:value="-7.416">
            <text:p>-7.416</text:p>
          </table:table-cell>
          <table:table-cell office:value-type="float" office:value="8.3">
            <text:p>8.3</text:p>
          </table:table-cell>
          <table:table-cell office:value-type="float" office:value="-6.75">
            <text:p>-6.75</text:p>
          </table:table-cell>
          <table:table-cell office:value-type="float" office:value="5">
            <text:p>5</text:p>
          </table:table-cell>
          <table:table-cell office:value-type="string">
            <text:p>BSDL2747</text:p>
          </table:table-cell>
          <table:table-cell office:value-type="float" office:value="25.5">
            <text:p>25.5</text:p>
          </table:table-cell>
          <table:table-cell office:value-type="string">
            <text:p>AC</text:p>
          </table:table-cell>
          <table:table-cell table:style-name="ce2" office:value-type="string">
            <text:p>5:40:12.98</text:p>
          </table:table-cell>
          <table:table-cell table:style-name="ce2" office:value-type="string">
            <text:p>-69:24:05.3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91.49">
            <text:p>1291.49</text:p>
          </table:table-cell>
          <table:table-cell office:value-type="float" office:value="1070.74">
            <text:p>1070.74</text:p>
          </table:table-cell>
          <table:table-cell office:value-type="float" office:value="-6.616">
            <text:p>-6.616</text:p>
          </table:table-cell>
          <table:table-cell office:value-type="float" office:value="10.9">
            <text:p>10.9</text:p>
          </table:table-cell>
          <table:table-cell office:value-type="float" office:value="-6.75">
            <text:p>-6.75</text:p>
          </table:table-cell>
          <table:table-cell office:value-type="float" office:value="5">
            <text:p>5</text:p>
          </table:table-cell>
          <table:table-cell office:value-type="string">
            <text:p>BRHT14b.KMHK104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2:20.00</text:p>
          </table:table-cell>
          <table:table-cell table:style-name="ce2" office:value-type="string">
            <text:p>-67:31:39.99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9.96">
            <text:p>169.96</text:p>
          </table:table-cell>
          <table:table-cell office:value-type="float" office:value="1561.5">
            <text:p>1561.5</text:p>
          </table:table-cell>
          <table:table-cell office:value-type="float" office:value="-6.655">
            <text:p>-6.655</text:p>
          </table:table-cell>
          <table:table-cell office:value-type="float" office:value="16.2">
            <text:p>16.2</text:p>
          </table:table-cell>
          <table:table-cell office:value-type="float" office:value="-6.73">
            <text:p>-6.73</text:p>
          </table:table-cell>
          <table:table-cell office:value-type="float" office:value="12">
            <text:p>12</text:p>
          </table:table-cell>
          <table:table-cell office:value-type="string">
            <text:p>NGC1732.SL77.ESO56SC17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3:11.80</text:p>
          </table:table-cell>
          <table:table-cell table:style-name="ce2" office:value-type="string">
            <text:p>-68:39:01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68.96">
            <text:p>1568.96</text:p>
          </table:table-cell>
          <table:table-cell office:value-type="float" office:value="316.65">
            <text:p>316.65</text:p>
          </table:table-cell>
          <table:table-cell office:value-type="float" office:value="-3.54">
            <text:p>-3.54</text:p>
          </table:table-cell>
          <table:table-cell office:value-type="float" office:value="635.2">
            <text:p>635.2</text:p>
          </table:table-cell>
          <table:table-cell office:value-type="float" office:value="-6.73">
            <text:p>-6.73</text:p>
          </table:table-cell>
          <table:table-cell office:value-type="float" office:value="5">
            <text:p>5</text:p>
          </table:table-cell>
          <table:table-cell office:value-type="string">
            <text:p>KMHK1147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37:23.00</text:p>
          </table:table-cell>
          <table:table-cell table:style-name="ce2" office:value-type="string">
            <text:p>-67:20:51.01</text:p>
          </table:table-cell>
          <table:table-cell office:value-type="float" office:value="6.8">
            <text:p>6.8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647.21">
            <text:p>647.21</text:p>
          </table:table-cell>
          <table:table-cell office:value-type="float" office:value="893.71">
            <text:p>893.71</text:p>
          </table:table-cell>
          <table:table-cell office:value-type="float" office:value="-7.533">
            <text:p>-7.533</text:p>
          </table:table-cell>
          <table:table-cell office:value-type="float" office:value="4.1">
            <text:p>4.1</text:p>
          </table:table-cell>
          <table:table-cell office:value-type="float" office:value="-6.72">
            <text:p>-6.72</text:p>
          </table:table-cell>
          <table:table-cell office:value-type="float" office:value="8">
            <text:p>8</text:p>
          </table:table-cell>
          <table:table-cell office:value-type="string">
            <text:p>NGC1837,SL217,ESO56SC59</text:p>
          </table:table-cell>
          <table:table-cell office:value-type="float" office:value="57">
            <text:p>57</text:p>
          </table:table-cell>
          <table:table-cell office:value-type="string">
            <text:p>AC</text:p>
          </table:table-cell>
          <table:table-cell table:style-name="ce2" office:value-type="string">
            <text:p>5:04:56.09</text:p>
          </table:table-cell>
          <table:table-cell table:style-name="ce2" office:value-type="string">
            <text:p>-70:42:51.6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151.5">
            <text:p>1151.5</text:p>
          </table:table-cell>
          <table:table-cell office:value-type="float" office:value="1776.5">
            <text:p>1776.5</text:p>
          </table:table-cell>
          <table:table-cell office:value-type="float" office:value="-3.866">
            <text:p>-3.866</text:p>
          </table:table-cell>
          <table:table-cell office:value-type="float" office:value="403.1">
            <text:p>403.1</text:p>
          </table:table-cell>
          <table:table-cell office:value-type="float" office:value="-6.7">
            <text:p>-6.7</text:p>
          </table:table-cell>
          <table:table-cell office:value-type="float" office:value="5">
            <text:p>5</text:p>
          </table:table-cell>
          <table:table-cell office:value-type="string">
            <text:p>HS155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19.40</text:p>
          </table:table-cell>
          <table:table-cell table:style-name="ce2" office:value-type="string">
            <text:p>-69:16:21.9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92.5">
            <text:p>992.5</text:p>
          </table:table-cell>
          <table:table-cell office:value-type="float" office:value="153.4">
            <text:p>153.4</text:p>
          </table:table-cell>
          <table:table-cell office:value-type="float" office:value="-5.532">
            <text:p>-5.532</text:p>
          </table:table-cell>
          <table:table-cell office:value-type="float" office:value="40.8">
            <text:p>40.8</text:p>
          </table:table-cell>
          <table:table-cell office:value-type="float" office:value="-6.7">
            <text:p>-6.7</text:p>
          </table:table-cell>
          <table:table-cell office:value-type="float" office:value="10">
            <text:p>10</text:p>
          </table:table-cell>
          <table:table-cell office:value-type="string">
            <text:p>SL290.KMHK62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38.71</text:p>
          </table:table-cell>
          <table:table-cell table:style-name="ce2" office:value-type="string">
            <text:p>-70:29:15.8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57.98">
            <text:p>1057.98</text:p>
          </table:table-cell>
          <table:table-cell office:value-type="float" office:value="1652.29">
            <text:p>1652.29</text:p>
          </table:table-cell>
          <table:table-cell office:value-type="float" office:value="-6.65">
            <text:p>-6.65</text:p>
          </table:table-cell>
          <table:table-cell office:value-type="float" office:value="15.6">
            <text:p>15.6</text:p>
          </table:table-cell>
          <table:table-cell office:value-type="float" office:value="-6.7">
            <text:p>-6.7</text:p>
          </table:table-cell>
          <table:table-cell office:value-type="float" office:value="10">
            <text:p>10</text:p>
          </table:table-cell>
          <table:table-cell office:value-type="string">
            <text:p>KMHK1047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32:18.00</text:p>
          </table:table-cell>
          <table:table-cell table:style-name="ce2" office:value-type="string">
            <text:p>-68:52:28.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4.41">
            <text:p>284.41</text:p>
          </table:table-cell>
          <table:table-cell office:value-type="float" office:value="1342.67">
            <text:p>1342.67</text:p>
          </table:table-cell>
          <table:table-cell office:value-type="float" office:value="-5.957">
            <text:p>-5.957</text:p>
          </table:table-cell>
          <table:table-cell office:value-type="float" office:value="20">
            <text:p>20</text:p>
          </table:table-cell>
          <table:table-cell office:value-type="float" office:value="-6.67">
            <text:p>-6.67</text:p>
          </table:table-cell>
          <table:table-cell office:value-type="float" office:value="10">
            <text:p>10</text:p>
          </table:table-cell>
          <table:table-cell office:value-type="string">
            <text:p>NGC1702.SL46.ESO56SC08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49:26.00</text:p>
          </table:table-cell>
          <table:table-cell table:style-name="ce2" office:value-type="string">
            <text:p>-69:51:06.99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858.5">
            <text:p>1858.5</text:p>
          </table:table-cell>
          <table:table-cell office:value-type="float" office:value="518.5">
            <text:p>518.5</text:p>
          </table:table-cell>
          <table:table-cell office:value-type="float" office:value="-5.063">
            <text:p>-5.063</text:p>
          </table:table-cell>
          <table:table-cell office:value-type="float" office:value="77.7">
            <text:p>77.7</text:p>
          </table:table-cell>
          <table:table-cell office:value-type="float" office:value="-6.67">
            <text:p>-6.67</text:p>
          </table:table-cell>
          <table:table-cell office:value-type="float" office:value="7">
            <text:p>7</text:p>
          </table:table-cell>
          <table:table-cell office:value-type="string">
            <text:p>H88-30.H80F1-24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4:55:29.35</text:p>
          </table:table-cell>
          <table:table-cell table:style-name="ce2" office:value-type="string">
            <text:p>-68:50:28.4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21.5">
            <text:p>1621.5</text:p>
          </table:table-cell>
          <table:table-cell office:value-type="float" office:value="648.5">
            <text:p>648.5</text:p>
          </table:table-cell>
          <table:table-cell office:value-type="float" office:value="-3.254">
            <text:p>-3.254</text:p>
          </table:table-cell>
          <table:table-cell office:value-type="float" office:value="838.1">
            <text:p>838.1</text:p>
          </table:table-cell>
          <table:table-cell office:value-type="float" office:value="-6.66">
            <text:p>-6.66</text:p>
          </table:table-cell>
          <table:table-cell office:value-type="float" office:value="5">
            <text:p>5</text:p>
          </table:table-cell>
          <table:table-cell office:value-type="string">
            <text:p>H88-21.H80F1-18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4:54:34.24</text:p>
          </table:table-cell>
          <table:table-cell table:style-name="ce2" office:value-type="string">
            <text:p>-68:59:39.3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4.5">
            <text:p>454.5</text:p>
          </table:table-cell>
          <table:table-cell office:value-type="float" office:value="1238.9">
            <text:p>1238.9</text:p>
          </table:table-cell>
          <table:table-cell office:value-type="float" office:value="-4.108">
            <text:p>-4.108</text:p>
          </table:table-cell>
          <table:table-cell office:value-type="float" office:value="258.6">
            <text:p>258.6</text:p>
          </table:table-cell>
          <table:table-cell office:value-type="float" office:value="-6.66">
            <text:p>-6.66</text:p>
          </table:table-cell>
          <table:table-cell office:value-type="float" office:value="5">
            <text:p>5</text:p>
          </table:table-cell>
          <table:table-cell office:value-type="string">
            <text:p>KMHK471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2:13.50</text:p>
          </table:table-cell>
          <table:table-cell table:style-name="ce2" office:value-type="string">
            <text:p>-70:50:11.66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248.51">
            <text:p>1248.51</text:p>
          </table:table-cell>
          <table:table-cell office:value-type="float" office:value="1461.65">
            <text:p>1461.65</text:p>
          </table:table-cell>
          <table:table-cell office:value-type="float" office:value="-3.984">
            <text:p>-3.984</text:p>
          </table:table-cell>
          <table:table-cell office:value-type="float" office:value="319.3">
            <text:p>319.3</text:p>
          </table:table-cell>
          <table:table-cell office:value-type="float" office:value="-6.65">
            <text:p>-6.65</text:p>
          </table:table-cell>
          <table:table-cell office:value-type="float" office:value="5">
            <text:p>5</text:p>
          </table:table-cell>
          <table:table-cell office:value-type="string">
            <text:p>HS32.KMHK11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48:41.00</text:p>
          </table:table-cell>
          <table:table-cell table:style-name="ce2" office:value-type="string">
            <text:p>-69:13:50.00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.1">
            <text:p>380.1</text:p>
          </table:table-cell>
          <table:table-cell office:value-type="float" office:value="1387.52">
            <text:p>1387.52</text:p>
          </table:table-cell>
          <table:table-cell office:value-type="float" office:value="-5.615">
            <text:p>-5.615</text:p>
          </table:table-cell>
          <table:table-cell office:value-type="float" office:value="32.6">
            <text:p>32.6</text:p>
          </table:table-cell>
          <table:table-cell office:value-type="float" office:value="-6.64">
            <text:p>-6.64</text:p>
          </table:table-cell>
          <table:table-cell office:value-type="float" office:value="5">
            <text:p>5</text:p>
          </table:table-cell>
          <table:table-cell office:value-type="string">
            <text:p>H88-20.H80F1-16.KMHK24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4:27.00</text:p>
          </table:table-cell>
          <table:table-cell table:style-name="ce2" office:value-type="string">
            <text:p>-68:31:02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953.5">
            <text:p>1953.5</text:p>
          </table:table-cell>
          <table:table-cell office:value-type="float" office:value="852.5">
            <text:p>852.5</text:p>
          </table:table-cell>
          <table:table-cell office:value-type="float" office:value="-6.492">
            <text:p>-6.492</text:p>
          </table:table-cell>
          <table:table-cell office:value-type="float" office:value="16.5">
            <text:p>16.5</text:p>
          </table:table-cell>
          <table:table-cell office:value-type="float" office:value="-6.63">
            <text:p>-6.63</text:p>
          </table:table-cell>
          <table:table-cell office:value-type="float" office:value="7">
            <text:p>7</text:p>
          </table:table-cell>
          <table:table-cell office:value-type="string">
            <text:p>SL212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5:12.45</text:p>
          </table:table-cell>
          <table:table-cell table:style-name="ce2" office:value-type="string">
            <text:p>-68:33:10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78.5">
            <text:p>1178.5</text:p>
          </table:table-cell>
          <table:table-cell office:value-type="float" office:value="1035.3">
            <text:p>1035.3</text:p>
          </table:table-cell>
          <table:table-cell office:value-type="float" office:value="-4.378">
            <text:p>-4.378</text:p>
          </table:table-cell>
          <table:table-cell office:value-type="float" office:value="178">
            <text:p>178</text:p>
          </table:table-cell>
          <table:table-cell office:value-type="float" office:value="-6.62">
            <text:p>-6.62</text:p>
          </table:table-cell>
          <table:table-cell office:value-type="float" office:value="5">
            <text:p>5</text:p>
          </table:table-cell>
          <table:table-cell office:value-type="string">
            <text:p>KMHK494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03:51.76</text:p>
          </table:table-cell>
          <table:table-cell table:style-name="ce2" office:value-type="string">
            <text:p>-70:22:19.9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44.5">
            <text:p>1744.5</text:p>
          </table:table-cell>
          <table:table-cell office:value-type="float" office:value="1531.5">
            <text:p>1531.5</text:p>
          </table:table-cell>
          <table:table-cell office:value-type="float" office:value="-3.717">
            <text:p>-3.717</text:p>
          </table:table-cell>
          <table:table-cell office:value-type="float" office:value="438.3">
            <text:p>438.3</text:p>
          </table:table-cell>
          <table:table-cell office:value-type="float" office:value="-6.61">
            <text:p>-6.61</text:p>
          </table:table-cell>
          <table:table-cell office:value-type="float" office:value="5">
            <text:p>5</text:p>
          </table:table-cell>
          <table:table-cell office:value-type="string">
            <text:p>BSDL16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3:37.55</text:p>
          </table:table-cell>
          <table:table-cell table:style-name="ce2" office:value-type="string">
            <text:p>-67:38:17.2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2.12">
            <text:p>562.12</text:p>
          </table:table-cell>
          <table:table-cell office:value-type="float" office:value="1055.5">
            <text:p>1055.5</text:p>
          </table:table-cell>
          <table:table-cell office:value-type="float" office:value="-3.07">
            <text:p>-3.07</text:p>
          </table:table-cell>
          <table:table-cell office:value-type="float" office:value="966.2">
            <text:p>966.2</text:p>
          </table:table-cell>
          <table:table-cell office:value-type="float" office:value="-6.61">
            <text:p>-6.61</text:p>
          </table:table-cell>
          <table:table-cell office:value-type="float" office:value="5">
            <text:p>5</text:p>
          </table:table-cell>
          <table:table-cell office:value-type="string">
            <text:p>KMHK1045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32:24.22</text:p>
          </table:table-cell>
          <table:table-cell table:style-name="ce2" office:value-type="string">
            <text:p>-67:59:49.0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83.5">
            <text:p>683.5</text:p>
          </table:table-cell>
          <table:table-cell office:value-type="float" office:value="730.5">
            <text:p>730.5</text:p>
          </table:table-cell>
          <table:table-cell office:value-type="float" office:value="-5.794">
            <text:p>-5.794</text:p>
          </table:table-cell>
          <table:table-cell office:value-type="float" office:value="23.9">
            <text:p>23.9</text:p>
          </table:table-cell>
          <table:table-cell office:value-type="float" office:value="-6.6">
            <text:p>-6.6</text:p>
          </table:table-cell>
          <table:table-cell office:value-type="float" office:value="6">
            <text:p>6</text:p>
          </table:table-cell>
          <table:table-cell office:value-type="string">
            <text:p>HS21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7:56.22</text:p>
          </table:table-cell>
          <table:table-cell table:style-name="ce2" office:value-type="string">
            <text:p>-69:34:56.2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00.5">
            <text:p>900.5</text:p>
          </table:table-cell>
          <table:table-cell office:value-type="float" office:value="887.5">
            <text:p>887.5</text:p>
          </table:table-cell>
          <table:table-cell office:value-type="float" office:value="-5.111">
            <text:p>-5.111</text:p>
          </table:table-cell>
          <table:table-cell office:value-type="float" office:value="62.9">
            <text:p>62.9</text:p>
          </table:table-cell>
          <table:table-cell office:value-type="float" office:value="-6.6">
            <text:p>-6.6</text:p>
          </table:table-cell>
          <table:table-cell office:value-type="float" office:value="5">
            <text:p>5</text:p>
          </table:table-cell>
          <table:table-cell office:value-type="string">
            <text:p>BSDL179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7:26.39</text:p>
          </table:table-cell>
          <table:table-cell table:style-name="ce2" office:value-type="string">
            <text:p>-68:53:26.0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1.5">
            <text:p>101.5</text:p>
          </table:table-cell>
          <table:table-cell office:value-type="float" office:value="1288.5">
            <text:p>1288.5</text:p>
          </table:table-cell>
          <table:table-cell office:value-type="float" office:value="-4.671">
            <text:p>-4.671</text:p>
          </table:table-cell>
          <table:table-cell office:value-type="float" office:value="120">
            <text:p>120</text:p>
          </table:table-cell>
          <table:table-cell office:value-type="float" office:value="-6.59">
            <text:p>-6.59</text:p>
          </table:table-cell>
          <table:table-cell office:value-type="float" office:value="5">
            <text:p>5</text:p>
          </table:table-cell>
          <table:table-cell office:value-type="string">
            <text:p>H88-28.H80F1-22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5:07.15</text:p>
          </table:table-cell>
          <table:table-cell table:style-name="ce2" office:value-type="string">
            <text:p>-68:41:50.34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974.5">
            <text:p>1974.5</text:p>
          </table:table-cell>
          <table:table-cell office:value-type="float" office:value="788.5">
            <text:p>788.5</text:p>
          </table:table-cell>
          <table:table-cell office:value-type="float" office:value="-5.419">
            <text:p>-5.419</text:p>
          </table:table-cell>
          <table:table-cell office:value-type="float" office:value="40">
            <text:p>40</text:p>
          </table:table-cell>
          <table:table-cell office:value-type="float" office:value="-6.57">
            <text:p>-6.57</text:p>
          </table:table-cell>
          <table:table-cell office:value-type="float" office:value="8">
            <text:p>8</text:p>
          </table:table-cell>
          <table:table-cell office:value-type="string">
            <text:p>NGC1734.SL83.ESO56SC18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3:33.84</text:p>
          </table:table-cell>
          <table:table-cell table:style-name="ce2" office:value-type="string">
            <text:p>-68:46:02.9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27.5">
            <text:p>2027.5</text:p>
          </table:table-cell>
          <table:table-cell office:value-type="float" office:value="419.5">
            <text:p>419.5</text:p>
          </table:table-cell>
          <table:table-cell office:value-type="float" office:value="-4.945">
            <text:p>-4.945</text:p>
          </table:table-cell>
          <table:table-cell office:value-type="float" office:value="77.8">
            <text:p>77.8</text:p>
          </table:table-cell>
          <table:table-cell office:value-type="float" office:value="-6.56">
            <text:p>-6.56</text:p>
          </table:table-cell>
          <table:table-cell office:value-type="float" office:value="6">
            <text:p>6</text:p>
          </table:table-cell>
          <table:table-cell office:value-type="string">
            <text:p>KMK88-47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19:58.28</text:p>
          </table:table-cell>
          <table:table-cell table:style-name="ce2" office:value-type="string">
            <text:p>-69:41:29.1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4.5">
            <text:p>1684.5</text:p>
          </table:table-cell>
          <table:table-cell office:value-type="float" office:value="234.4">
            <text:p>234.4</text:p>
          </table:table-cell>
          <table:table-cell office:value-type="float" office:value="-4.394">
            <text:p>-4.394</text:p>
          </table:table-cell>
          <table:table-cell office:value-type="float" office:value="162">
            <text:p>162</text:p>
          </table:table-cell>
          <table:table-cell office:value-type="float" office:value="-6.55">
            <text:p>-6.55</text:p>
          </table:table-cell>
          <table:table-cell office:value-type="float" office:value="5">
            <text:p>5</text:p>
          </table:table-cell>
          <table:table-cell office:value-type="string">
            <text:p>KMK88-50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1:23.27</text:p>
          </table:table-cell>
          <table:table-cell table:style-name="ce2" office:value-type="string">
            <text:p>-69:54:36.9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03.5">
            <text:p>1703.5</text:p>
          </table:table-cell>
          <table:table-cell office:value-type="float" office:value="425.5">
            <text:p>425.5</text:p>
          </table:table-cell>
          <table:table-cell office:value-type="float" office:value="-6.547">
            <text:p>-6.547</text:p>
          </table:table-cell>
          <table:table-cell office:value-type="float" office:value="10">
            <text:p>10</text:p>
          </table:table-cell>
          <table:table-cell office:value-type="float" office:value="-6.55">
            <text:p>-6.55</text:p>
          </table:table-cell>
          <table:table-cell office:value-type="float" office:value="11">
            <text:p>11</text:p>
          </table:table-cell>
          <table:table-cell office:value-type="string">
            <text:p>NGC2088.SL652.ESO57SC20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41:00.44</text:p>
          </table:table-cell>
          <table:table-cell table:style-name="ce2" office:value-type="string">
            <text:p>-68:27:50.64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8.5">
            <text:p>478.5</text:p>
          </table:table-cell>
          <table:table-cell office:value-type="float" office:value="521.5">
            <text:p>521.5</text:p>
          </table:table-cell>
          <table:table-cell office:value-type="float" office:value="-6.081">
            <text:p>-6.081</text:p>
          </table:table-cell>
          <table:table-cell office:value-type="float" office:value="17.7">
            <text:p>17.7</text:p>
          </table:table-cell>
          <table:table-cell office:value-type="float" office:value="-6.54">
            <text:p>-6.54</text:p>
          </table:table-cell>
          <table:table-cell office:value-type="float" office:value="5">
            <text:p>5</text:p>
          </table:table-cell>
          <table:table-cell office:value-type="string">
            <text:p>KMHK424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0:31.70</text:p>
          </table:table-cell>
          <table:table-cell table:style-name="ce2" office:value-type="string">
            <text:p>-68:27:21.08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655.5">
            <text:p>1655.5</text:p>
          </table:table-cell>
          <table:table-cell office:value-type="float" office:value="1527.5">
            <text:p>1527.5</text:p>
          </table:table-cell>
          <table:table-cell office:value-type="float" office:value="-4.423">
            <text:p>-4.423</text:p>
          </table:table-cell>
          <table:table-cell office:value-type="float" office:value="154.7">
            <text:p>154.7</text:p>
          </table:table-cell>
          <table:table-cell office:value-type="float" office:value="-6.54">
            <text:p>-6.54</text:p>
          </table:table-cell>
          <table:table-cell office:value-type="float" office:value="5">
            <text:p>5</text:p>
          </table:table-cell>
          <table:table-cell office:value-type="string">
            <text:p>HS166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2:12.58</text:p>
          </table:table-cell>
          <table:table-cell table:style-name="ce2" office:value-type="string">
            <text:p>-68:57:09.1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713.7">
            <text:p>713.7</text:p>
          </table:table-cell>
          <table:table-cell office:value-type="float" office:value="1351.2">
            <text:p>1351.2</text:p>
          </table:table-cell>
          <table:table-cell office:value-type="float" office:value="-6.43">
            <text:p>-6.43</text:p>
          </table:table-cell>
          <table:table-cell office:value-type="float" office:value="15.1">
            <text:p>15.1</text:p>
          </table:table-cell>
          <table:table-cell office:value-type="float" office:value="-6.54">
            <text:p>-6.54</text:p>
          </table:table-cell>
          <table:table-cell office:value-type="float" office:value="5">
            <text:p>5</text:p>
          </table:table-cell>
          <table:table-cell office:value-type="string">
            <text:p>BSDL2402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5:34:24.61</text:p>
          </table:table-cell>
          <table:table-cell table:style-name="ce2" office:value-type="string">
            <text:p>-69:05:58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5.17">
            <text:p>305.17</text:p>
          </table:table-cell>
          <table:table-cell office:value-type="float" office:value="959.8">
            <text:p>959.8</text:p>
          </table:table-cell>
          <table:table-cell office:value-type="float" office:value="-4.624">
            <text:p>-4.624</text:p>
          </table:table-cell>
          <table:table-cell office:value-type="float" office:value="118.3">
            <text:p>118.3</text:p>
          </table:table-cell>
          <table:table-cell office:value-type="float" office:value="-6.53">
            <text:p>-6.53</text:p>
          </table:table-cell>
          <table:table-cell office:value-type="float" office:value="9">
            <text:p>9</text:p>
          </table:table-cell>
          <table:table-cell office:value-type="string">
            <text:p>HS203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16:14.00</text:p>
          </table:table-cell>
          <table:table-cell table:style-name="ce2" office:value-type="string">
            <text:p>-69:49:32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91.5">
            <text:p>1491.5</text:p>
          </table:table-cell>
          <table:table-cell office:value-type="float" office:value="953.5">
            <text:p>953.5</text:p>
          </table:table-cell>
          <table:table-cell office:value-type="float" office:value="-3.799">
            <text:p>-3.799</text:p>
          </table:table-cell>
          <table:table-cell office:value-type="float" office:value="352.3">
            <text:p>352.3</text:p>
          </table:table-cell>
          <table:table-cell office:value-type="float" office:value="-6.53">
            <text:p>-6.53</text:p>
          </table:table-cell>
          <table:table-cell office:value-type="float" office:value="5">
            <text:p>5</text:p>
          </table:table-cell>
          <table:table-cell office:value-type="string">
            <text:p>BSDL542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04:30.05</text:p>
          </table:table-cell>
          <table:table-cell table:style-name="ce2" office:value-type="string">
            <text:p>-70:10:16.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57.96">
            <text:p>757.96</text:p>
          </table:table-cell>
          <table:table-cell office:value-type="float" office:value="746.37">
            <text:p>746.37</text:p>
          </table:table-cell>
          <table:table-cell office:value-type="float" office:value="-7.272">
            <text:p>-7.272</text:p>
          </table:table-cell>
          <table:table-cell office:value-type="float" office:value="4.2">
            <text:p>4.2</text:p>
          </table:table-cell>
          <table:table-cell office:value-type="float" office:value="-6.53">
            <text:p>-6.53</text:p>
          </table:table-cell>
          <table:table-cell office:value-type="float" office:value="7">
            <text:p>7</text:p>
          </table:table-cell>
          <table:table-cell office:value-type="string">
            <text:p>HS314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8:27.00</text:p>
          </table:table-cell>
          <table:table-cell table:style-name="ce2" office:value-type="string">
            <text:p>-68:58:56.01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9.5">
            <text:p>509.5</text:p>
          </table:table-cell>
          <table:table-cell office:value-type="float" office:value="856.5">
            <text:p>856.5</text:p>
          </table:table-cell>
          <table:table-cell office:value-type="float" office:value="-7.233">
            <text:p>-7.233</text:p>
          </table:table-cell>
          <table:table-cell office:value-type="float" office:value="4.3">
            <text:p>4.3</text:p>
          </table:table-cell>
          <table:table-cell office:value-type="float" office:value="-6.51">
            <text:p>-6.51</text:p>
          </table:table-cell>
          <table:table-cell office:value-type="float" office:value="5">
            <text:p>5</text:p>
          </table:table-cell>
          <table:table-cell office:value-type="string">
            <text:p>BSDL181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27:39.47</text:p>
          </table:table-cell>
          <table:table-cell table:style-name="ce2" office:value-type="string">
            <text:p>-69:08:31.61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12.32">
            <text:p>1612.32</text:p>
          </table:table-cell>
          <table:table-cell office:value-type="float" office:value="1260.5">
            <text:p>1260.5</text:p>
          </table:table-cell>
          <table:table-cell office:value-type="float" office:value="-6.5">
            <text:p>-6.5</text:p>
          </table:table-cell>
          <table:table-cell office:value-type="float" office:value="10">
            <text:p>10</text:p>
          </table:table-cell>
          <table:table-cell office:value-type="float" office:value="-6.49">
            <text:p>-6.49</text:p>
          </table:table-cell>
          <table:table-cell office:value-type="float" office:value="6">
            <text:p>6</text:p>
          </table:table-cell>
          <table:table-cell office:value-type="string">
            <text:p>SL49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0:10.64</text:p>
          </table:table-cell>
          <table:table-cell table:style-name="ce2" office:value-type="string">
            <text:p>-68:59:55.0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840.03">
            <text:p>1840.03</text:p>
          </table:table-cell>
          <table:table-cell office:value-type="float" office:value="2021.5">
            <text:p>2021.5</text:p>
          </table:table-cell>
          <table:table-cell office:value-type="float" office:value="-5.778">
            <text:p>-5.778</text:p>
          </table:table-cell>
          <table:table-cell office:value-type="float" office:value="20">
            <text:p>20</text:p>
          </table:table-cell>
          <table:table-cell office:value-type="float" office:value="-6.49">
            <text:p>-6.49</text:p>
          </table:table-cell>
          <table:table-cell office:value-type="float" office:value="5">
            <text:p>5</text:p>
          </table:table-cell>
          <table:table-cell office:value-type="string">
            <text:p>SL383.KMHK77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9:34.31</text:p>
          </table:table-cell>
          <table:table-cell table:style-name="ce2" office:value-type="string">
            <text:p>-68:16:24.2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1.5">
            <text:p>1091.5</text:p>
          </table:table-cell>
          <table:table-cell office:value-type="float" office:value="978.5">
            <text:p>978.5</text:p>
          </table:table-cell>
          <table:table-cell office:value-type="float" office:value="-6.381">
            <text:p>-6.381</text:p>
          </table:table-cell>
          <table:table-cell office:value-type="float" office:value="15.1">
            <text:p>15.1</text:p>
          </table:table-cell>
          <table:table-cell office:value-type="float" office:value="-6.49">
            <text:p>-6.49</text:p>
          </table:table-cell>
          <table:table-cell office:value-type="float" office:value="10">
            <text:p>10</text:p>
          </table:table-cell>
          <table:table-cell office:value-type="string">
            <text:p>NGC1764.SL115.ESO56SC30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6:28.40</text:p>
          </table:table-cell>
          <table:table-cell table:style-name="ce2" office:value-type="string">
            <text:p>-67:41:43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13.5">
            <text:p>913.5</text:p>
          </table:table-cell>
          <table:table-cell office:value-type="float" office:value="512.5">
            <text:p>512.5</text:p>
          </table:table-cell>
          <table:table-cell office:value-type="float" office:value="-7.756">
            <text:p>-7.756</text:p>
          </table:table-cell>
          <table:table-cell office:value-type="float" office:value="6.5">
            <text:p>6.5</text:p>
          </table:table-cell>
          <table:table-cell office:value-type="float" office:value="-6.48">
            <text:p>-6.48</text:p>
          </table:table-cell>
          <table:table-cell office:value-type="float" office:value="7">
            <text:p>7</text:p>
          </table:table-cell>
          <table:table-cell office:value-type="string">
            <text:p>KMHK29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5:35.54</text:p>
          </table:table-cell>
          <table:table-cell table:style-name="ce2" office:value-type="string">
            <text:p>-69:26:56.51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737.5">
            <text:p>1737.5</text:p>
          </table:table-cell>
          <table:table-cell office:value-type="float" office:value="877.5">
            <text:p>877.5</text:p>
          </table:table-cell>
          <table:table-cell office:value-type="float" office:value="-6.426">
            <text:p>-6.426</text:p>
          </table:table-cell>
          <table:table-cell office:value-type="float" office:value="15.6">
            <text:p>15.6</text:p>
          </table:table-cell>
          <table:table-cell office:value-type="float" office:value="-6.48">
            <text:p>-6.48</text:p>
          </table:table-cell>
          <table:table-cell office:value-type="float" office:value="13">
            <text:p>13</text:p>
          </table:table-cell>
          <table:table-cell office:value-type="string">
            <text:p>SL75.KMHK199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4:52:55.72</text:p>
          </table:table-cell>
          <table:table-cell table:style-name="ce2" office:value-type="string">
            <text:p>-68:55:11.6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49.84">
            <text:p>1549.84</text:p>
          </table:table-cell>
          <table:table-cell office:value-type="float" office:value="1159.5">
            <text:p>1159.5</text:p>
          </table:table-cell>
          <table:table-cell office:value-type="float" office:value="-6.256">
            <text:p>-6.256</text:p>
          </table:table-cell>
          <table:table-cell office:value-type="float" office:value="15">
            <text:p>15</text:p>
          </table:table-cell>
          <table:table-cell office:value-type="float" office:value="-6.48">
            <text:p>-6.48</text:p>
          </table:table-cell>
          <table:table-cell office:value-type="float" office:value="7">
            <text:p>7</text:p>
          </table:table-cell>
          <table:table-cell office:value-type="string">
            <text:p>KMHK156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51:00.52</text:p>
          </table:table-cell>
          <table:table-cell table:style-name="ce2" office:value-type="string">
            <text:p>-70:01:24.03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8.5">
            <text:p>528.5</text:p>
          </table:table-cell>
          <table:table-cell office:value-type="float" office:value="959.5">
            <text:p>959.5</text:p>
          </table:table-cell>
          <table:table-cell office:value-type="float" office:value="-3.799">
            <text:p>-3.799</text:p>
          </table:table-cell>
          <table:table-cell office:value-type="float" office:value="319.9">
            <text:p>319.9</text:p>
          </table:table-cell>
          <table:table-cell office:value-type="float" office:value="-6.47">
            <text:p>-6.47</text:p>
          </table:table-cell>
          <table:table-cell office:value-type="float" office:value="5">
            <text:p>5</text:p>
          </table:table-cell>
          <table:table-cell office:value-type="string">
            <text:p>BSDL528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04:24.71</text:p>
          </table:table-cell>
          <table:table-cell table:style-name="ce2" office:value-type="string">
            <text:p>-69:28:10.0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92.5">
            <text:p>992.5</text:p>
          </table:table-cell>
          <table:table-cell office:value-type="float" office:value="721.5">
            <text:p>721.5</text:p>
          </table:table-cell>
          <table:table-cell office:value-type="float" office:value="-7.666">
            <text:p>-7.666</text:p>
          </table:table-cell>
          <table:table-cell office:value-type="float" office:value="5.8">
            <text:p>5.8</text:p>
          </table:table-cell>
          <table:table-cell office:value-type="float" office:value="-6.47">
            <text:p>-6.47</text:p>
          </table:table-cell>
          <table:table-cell office:value-type="float" office:value="8">
            <text:p>8</text:p>
          </table:table-cell>
          <table:table-cell office:value-type="string">
            <text:p>BSDL635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6:16.17</text:p>
          </table:table-cell>
          <table:table-cell table:style-name="ce2" office:value-type="string">
            <text:p>-70:29:31.89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97.3">
            <text:p>1197.3</text:p>
          </table:table-cell>
          <table:table-cell office:value-type="float" office:value="275.7">
            <text:p>275.7</text:p>
          </table:table-cell>
          <table:table-cell office:value-type="float" office:value="-4.515">
            <text:p>-4.515</text:p>
          </table:table-cell>
          <table:table-cell office:value-type="float" office:value="123.9">
            <text:p>123.9</text:p>
          </table:table-cell>
          <table:table-cell office:value-type="float" office:value="-6.46">
            <text:p>-6.46</text:p>
          </table:table-cell>
          <table:table-cell office:value-type="float" office:value="6">
            <text:p>6</text:p>
          </table:table-cell>
          <table:table-cell office:value-type="string">
            <text:p>HS140.KMHK60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9:40.64</text:p>
          </table:table-cell>
          <table:table-cell table:style-name="ce2" office:value-type="string">
            <text:p>-70:21:27.10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91.5">
            <text:p>1291.5</text:p>
          </table:table-cell>
          <table:table-cell office:value-type="float" office:value="1107.5">
            <text:p>1107.5</text:p>
          </table:table-cell>
          <table:table-cell office:value-type="float" office:value="-6.392">
            <text:p>-6.392</text:p>
          </table:table-cell>
          <table:table-cell office:value-type="float" office:value="15.6">
            <text:p>15.6</text:p>
          </table:table-cell>
          <table:table-cell office:value-type="float" office:value="-6.45">
            <text:p>-6.45</text:p>
          </table:table-cell>
          <table:table-cell office:value-type="float" office:value="5">
            <text:p>5</text:p>
          </table:table-cell>
          <table:table-cell office:value-type="string">
            <text:p>BRHT60a.KMHK309n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6:28.10</text:p>
          </table:table-cell>
          <table:table-cell table:style-name="ce2" office:value-type="string">
            <text:p>-67:55:59.23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5.5">
            <text:p>225.5</text:p>
          </table:table-cell>
          <table:table-cell office:value-type="float" office:value="1838.94">
            <text:p>1838.94</text:p>
          </table:table-cell>
          <table:table-cell office:value-type="float" office:value="-4.108">
            <text:p>-4.108</text:p>
          </table:table-cell>
          <table:table-cell office:value-type="float" office:value="199.3">
            <text:p>199.3</text:p>
          </table:table-cell>
          <table:table-cell office:value-type="float" office:value="-6.44">
            <text:p>-6.44</text:p>
          </table:table-cell>
          <table:table-cell office:value-type="float" office:value="5">
            <text:p>5</text:p>
          </table:table-cell>
          <table:table-cell office:value-type="string">
            <text:p>H88-28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0:29.96</text:p>
          </table:table-cell>
          <table:table-cell table:style-name="ce2" office:value-type="string">
            <text:p>-69:18:54.3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604.52">
            <text:p>1604.52</text:p>
          </table:table-cell>
          <table:table-cell office:value-type="float" office:value="1523.87">
            <text:p>1523.87</text:p>
          </table:table-cell>
          <table:table-cell office:value-type="float" office:value="-4.568">
            <text:p>-4.568</text:p>
          </table:table-cell>
          <table:table-cell office:value-type="float" office:value="111.8">
            <text:p>111.8</text:p>
          </table:table-cell>
          <table:table-cell office:value-type="float" office:value="-6.43">
            <text:p>-6.43</text:p>
          </table:table-cell>
          <table:table-cell office:value-type="float" office:value="6">
            <text:p>6</text:p>
          </table:table-cell>
          <table:table-cell office:value-type="string">
            <text:p>HS83.KMHK421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00:26.00</text:p>
          </table:table-cell>
          <table:table-cell table:style-name="ce2" office:value-type="string">
            <text:p>-68:46:22.9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08.7">
            <text:p>1008.7</text:p>
          </table:table-cell>
          <table:table-cell office:value-type="float" office:value="317.8">
            <text:p>317.8</text:p>
          </table:table-cell>
          <table:table-cell office:value-type="float" office:value="-6.28">
            <text:p>-6.28</text:p>
          </table:table-cell>
          <table:table-cell office:value-type="float" office:value="14.8">
            <text:p>14.8</text:p>
          </table:table-cell>
          <table:table-cell office:value-type="float" office:value="-6.43">
            <text:p>-6.43</text:p>
          </table:table-cell>
          <table:table-cell office:value-type="float" office:value="5">
            <text:p>5</text:p>
          </table:table-cell>
          <table:table-cell office:value-type="string">
            <text:p>H88-89.KMHK43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0:57.60</text:p>
          </table:table-cell>
          <table:table-cell table:style-name="ce2" office:value-type="string">
            <text:p>-67:44:47.48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62.11">
            <text:p>1662.11</text:p>
          </table:table-cell>
          <table:table-cell office:value-type="float" office:value="1110.72">
            <text:p>1110.72</text:p>
          </table:table-cell>
          <table:table-cell office:value-type="float" office:value="-6.355">
            <text:p>-6.355</text:p>
          </table:table-cell>
          <table:table-cell office:value-type="float" office:value="15.4">
            <text:p>15.4</text:p>
          </table:table-cell>
          <table:table-cell office:value-type="float" office:value="-6.42">
            <text:p>-6.42</text:p>
          </table:table-cell>
          <table:table-cell office:value-type="float" office:value="10">
            <text:p>10</text:p>
          </table:table-cell>
          <table:table-cell office:value-type="string">
            <text:p>NGC1764.SL115.ESO56SC30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6:28.00</text:p>
          </table:table-cell>
          <table:table-cell table:style-name="ce2" office:value-type="string">
            <text:p>-67:41:41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76.93">
            <text:p>976.93</text:p>
          </table:table-cell>
          <table:table-cell office:value-type="float" office:value="1904.78">
            <text:p>1904.78</text:p>
          </table:table-cell>
          <table:table-cell office:value-type="float" office:value="-2.908">
            <text:p>-2.908</text:p>
          </table:table-cell>
          <table:table-cell office:value-type="float" office:value="936.2">
            <text:p>936.2</text:p>
          </table:table-cell>
          <table:table-cell office:value-type="float" office:value="-6.42">
            <text:p>-6.42</text:p>
          </table:table-cell>
          <table:table-cell office:value-type="float" office:value="5">
            <text:p>5</text:p>
          </table:table-cell>
          <table:table-cell office:value-type="string">
            <text:p>H88-167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09:21.00</text:p>
          </table:table-cell>
          <table:table-cell table:style-name="ce2" office:value-type="string">
            <text:p>-69:22:57.01</text:p>
          </table:table-cell>
          <table:table-cell office:value-type="float" office:value="4.1">
            <text:p>4.1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431.5">
            <text:p>1431.5</text:p>
          </table:table-cell>
          <table:table-cell office:value-type="float" office:value="1234.5">
            <text:p>1234.5</text:p>
          </table:table-cell>
          <table:table-cell office:value-type="float" office:value="-4.444">
            <text:p>-4.444</text:p>
          </table:table-cell>
          <table:table-cell office:value-type="float" office:value="130.8">
            <text:p>130.8</text:p>
          </table:table-cell>
          <table:table-cell office:value-type="float" office:value="-6.42">
            <text:p>-6.42</text:p>
          </table:table-cell>
          <table:table-cell office:value-type="float" office:value="6">
            <text:p>6</text:p>
          </table:table-cell>
          <table:table-cell office:value-type="string">
            <text:p>H88-22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4:17.32</text:p>
          </table:table-cell>
          <table:table-cell table:style-name="ce2" office:value-type="string">
            <text:p>-69:05:58.7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06.96">
            <text:p>1306.96</text:p>
          </table:table-cell>
          <table:table-cell office:value-type="float" office:value="1521.5">
            <text:p>1521.5</text:p>
          </table:table-cell>
          <table:table-cell office:value-type="float" office:value="-3.739">
            <text:p>-3.739</text:p>
          </table:table-cell>
          <table:table-cell office:value-type="float" office:value="325">
            <text:p>325</text:p>
          </table:table-cell>
          <table:table-cell office:value-type="float" office:value="-6.42">
            <text:p>-6.42</text:p>
          </table:table-cell>
          <table:table-cell office:value-type="float" office:value="5">
            <text:p>5</text:p>
          </table:table-cell>
          <table:table-cell office:value-type="string">
            <text:p>KMK88-72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33:16.18</text:p>
          </table:table-cell>
          <table:table-cell table:style-name="ce2" office:value-type="string">
            <text:p>-68:42:58.23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.5">
            <text:p>181.5</text:p>
          </table:table-cell>
          <table:table-cell office:value-type="float" office:value="664.5">
            <text:p>664.5</text:p>
          </table:table-cell>
          <table:table-cell office:value-type="float" office:value="-4.253">
            <text:p>-4.253</text:p>
          </table:table-cell>
          <table:table-cell office:value-type="float" office:value="155.9">
            <text:p>155.9</text:p>
          </table:table-cell>
          <table:table-cell office:value-type="float" office:value="-6.38">
            <text:p>-6.38</text:p>
          </table:table-cell>
          <table:table-cell office:value-type="float" office:value="7">
            <text:p>7</text:p>
          </table:table-cell>
          <table:table-cell office:value-type="string">
            <text:p>SL90.KMHK25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4:30.16</text:p>
          </table:table-cell>
          <table:table-cell table:style-name="ce2" office:value-type="string">
            <text:p>-69:55:14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12.5">
            <text:p>1112.5</text:p>
          </table:table-cell>
          <table:table-cell office:value-type="float" office:value="648.5">
            <text:p>648.5</text:p>
          </table:table-cell>
          <table:table-cell office:value-type="float" office:value="-7.15">
            <text:p>-7.15</text:p>
          </table:table-cell>
          <table:table-cell office:value-type="float" office:value="2.8">
            <text:p>2.8</text:p>
          </table:table-cell>
          <table:table-cell office:value-type="float" office:value="-6.37">
            <text:p>-6.37</text:p>
          </table:table-cell>
          <table:table-cell office:value-type="float" office:value="6">
            <text:p>6</text:p>
          </table:table-cell>
          <table:table-cell office:value-type="string">
            <text:p>BSDL1924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29:08.39</text:p>
          </table:table-cell>
          <table:table-cell table:style-name="ce2" office:value-type="string">
            <text:p>-68:45:14.0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30.99">
            <text:p>1030.99</text:p>
          </table:table-cell>
          <table:table-cell office:value-type="float" office:value="671.7">
            <text:p>671.7</text:p>
          </table:table-cell>
          <table:table-cell office:value-type="float" office:value="-6.832">
            <text:p>-6.832</text:p>
          </table:table-cell>
          <table:table-cell office:value-type="float" office:value="8.9">
            <text:p>8.9</text:p>
          </table:table-cell>
          <table:table-cell office:value-type="float" office:value="-6.35">
            <text:p>-6.35</text:p>
          </table:table-cell>
          <table:table-cell office:value-type="float" office:value="9">
            <text:p>9</text:p>
          </table:table-cell>
          <table:table-cell office:value-type="string">
            <text:p>BH27C2,KMHK264</text:p>
          </table:table-cell>
          <table:table-cell office:value-type="float" office:value="27">
            <text:p>27</text:p>
          </table:table-cell>
          <table:table-cell office:value-type="string">
            <text:p>AC</text:p>
          </table:table-cell>
          <table:table-cell table:style-name="ce2" office:value-type="string">
            <text:p>4:54:41.94</text:p>
          </table:table-cell>
          <table:table-cell table:style-name="ce2" office:value-type="string">
            <text:p>-70:21:28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56.5">
            <text:p>956.5</text:p>
          </table:table-cell>
          <table:table-cell office:value-type="float" office:value="1281.5">
            <text:p>1281.5</text:p>
          </table:table-cell>
          <table:table-cell office:value-type="float" office:value="-4.378">
            <text:p>-4.378</text:p>
          </table:table-cell>
          <table:table-cell office:value-type="float" office:value="127.3">
            <text:p>127.3</text:p>
          </table:table-cell>
          <table:table-cell office:value-type="float" office:value="-6.34">
            <text:p>-6.34</text:p>
          </table:table-cell>
          <table:table-cell office:value-type="float" office:value="5">
            <text:p>5</text:p>
          </table:table-cell>
          <table:table-cell office:value-type="string">
            <text:p>BSDL948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3:54.10</text:p>
          </table:table-cell>
          <table:table-cell table:style-name="ce2" office:value-type="string">
            <text:p>-69:24:17.2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3.85">
            <text:p>1693.85</text:p>
          </table:table-cell>
          <table:table-cell office:value-type="float" office:value="2022.5">
            <text:p>2022.5</text:p>
          </table:table-cell>
          <table:table-cell office:value-type="float" office:value="-4.701">
            <text:p>-4.701</text:p>
          </table:table-cell>
          <table:table-cell office:value-type="float" office:value="82.5">
            <text:p>82.5</text:p>
          </table:table-cell>
          <table:table-cell office:value-type="float" office:value="-6.34">
            <text:p>-6.34</text:p>
          </table:table-cell>
          <table:table-cell office:value-type="float" office:value="6">
            <text:p>6</text:p>
          </table:table-cell>
          <table:table-cell office:value-type="string">
            <text:p>HS288.KMHK885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6:01.07</text:p>
          </table:table-cell>
          <table:table-cell table:style-name="ce2" office:value-type="string">
            <text:p>-67:15:26.2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11.74">
            <text:p>2011.74</text:p>
          </table:table-cell>
          <table:table-cell office:value-type="float" office:value="1617.5">
            <text:p>1617.5</text:p>
          </table:table-cell>
          <table:table-cell office:value-type="float" office:value="-4.462">
            <text:p>-4.462</text:p>
          </table:table-cell>
          <table:table-cell office:value-type="float" office:value="112.8">
            <text:p>112.8</text:p>
          </table:table-cell>
          <table:table-cell office:value-type="float" office:value="-6.33">
            <text:p>-6.33</text:p>
          </table:table-cell>
          <table:table-cell office:value-type="float" office:value="7">
            <text:p>7</text:p>
          </table:table-cell>
          <table:table-cell office:value-type="string">
            <text:p>HS318.KMHK948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5:28:45.43</text:p>
          </table:table-cell>
          <table:table-cell table:style-name="ce2" office:value-type="string">
            <text:p>-67:03:35.17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757.2">
            <text:p>757.2</text:p>
          </table:table-cell>
          <table:table-cell office:value-type="float" office:value="371.7">
            <text:p>371.7</text:p>
          </table:table-cell>
          <table:table-cell office:value-type="float" office:value="-5.014">
            <text:p>-5.014</text:p>
          </table:table-cell>
          <table:table-cell office:value-type="float" office:value="48.4">
            <text:p>48.4</text:p>
          </table:table-cell>
          <table:table-cell office:value-type="float" office:value="-6.32">
            <text:p>-6.32</text:p>
          </table:table-cell>
          <table:table-cell office:value-type="float" office:value="7">
            <text:p>7</text:p>
          </table:table-cell>
          <table:table-cell office:value-type="string">
            <text:p>HS366,KMHK1142</text:p>
          </table:table-cell>
          <table:table-cell office:value-type="float" office:value="33">
            <text:p>33</text:p>
          </table:table-cell>
          <table:table-cell office:value-type="string">
            <text:p>AC</text:p>
          </table:table-cell>
          <table:table-cell table:style-name="ce2" office:value-type="string">
            <text:p>5:37:04.95</text:p>
          </table:table-cell>
          <table:table-cell table:style-name="ce2" office:value-type="string">
            <text:p>-67:52:12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21.87">
            <text:p>1521.87</text:p>
          </table:table-cell>
          <table:table-cell office:value-type="float" office:value="577.76">
            <text:p>577.76</text:p>
          </table:table-cell>
          <table:table-cell office:value-type="float" office:value="-6.259">
            <text:p>-6.259</text:p>
          </table:table-cell>
          <table:table-cell office:value-type="float" office:value="10.4">
            <text:p>10.4</text:p>
          </table:table-cell>
          <table:table-cell office:value-type="float" office:value="-6.3">
            <text:p>-6.3</text:p>
          </table:table-cell>
          <table:table-cell office:value-type="float" office:value="5">
            <text:p>5</text:p>
          </table:table-cell>
          <table:table-cell office:value-type="string">
            <text:p>KMHK270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5:05.00</text:p>
          </table:table-cell>
          <table:table-cell table:style-name="ce2" office:value-type="string">
            <text:p>-69:03:29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73.38">
            <text:p>473.38</text:p>
          </table:table-cell>
          <table:table-cell office:value-type="float" office:value="1638.5">
            <text:p>1638.5</text:p>
          </table:table-cell>
          <table:table-cell office:value-type="float" office:value="-6.599">
            <text:p>-6.599</text:p>
          </table:table-cell>
          <table:table-cell office:value-type="float" office:value="9.3">
            <text:p>9.3</text:p>
          </table:table-cell>
          <table:table-cell office:value-type="float" office:value="-6.29">
            <text:p>-6.29</text:p>
          </table:table-cell>
          <table:table-cell office:value-type="float" office:value="7">
            <text:p>7</text:p>
          </table:table-cell>
          <table:table-cell office:value-type="string">
            <text:p>BRHT15b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2:17.79</text:p>
          </table:table-cell>
          <table:table-cell table:style-name="ce2" office:value-type="string">
            <text:p>-69:15:02.10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60.5">
            <text:p>1260.5</text:p>
          </table:table-cell>
          <table:table-cell office:value-type="float" office:value="1188.5">
            <text:p>1188.5</text:p>
          </table:table-cell>
          <table:table-cell office:value-type="float" office:value="-6.27">
            <text:p>-6.27</text:p>
          </table:table-cell>
          <table:table-cell office:value-type="float" office:value="10.1">
            <text:p>10.1</text:p>
          </table:table-cell>
          <table:table-cell office:value-type="float" office:value="-6.28">
            <text:p>-6.28</text:p>
          </table:table-cell>
          <table:table-cell office:value-type="float" office:value="11">
            <text:p>11</text:p>
          </table:table-cell>
          <table:table-cell office:value-type="string">
            <text:p>NGC1813.SL190.ESO56SC50.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2:41.83</text:p>
          </table:table-cell>
          <table:table-cell table:style-name="ce2" office:value-type="string">
            <text:p>-70:19:06.7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92.5">
            <text:p>1092.5</text:p>
          </table:table-cell>
          <table:table-cell office:value-type="float" office:value="576.5">
            <text:p>576.5</text:p>
          </table:table-cell>
          <table:table-cell office:value-type="float" office:value="-3.518">
            <text:p>-3.518</text:p>
          </table:table-cell>
          <table:table-cell office:value-type="float" office:value="365.8">
            <text:p>365.8</text:p>
          </table:table-cell>
          <table:table-cell office:value-type="float" office:value="-6.28">
            <text:p>-6.28</text:p>
          </table:table-cell>
          <table:table-cell office:value-type="float" office:value="6">
            <text:p>6</text:p>
          </table:table-cell>
          <table:table-cell office:value-type="string">
            <text:p>KMHK28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5:25.46</text:p>
          </table:table-cell>
          <table:table-cell table:style-name="ce2" office:value-type="string">
            <text:p>-70:19:05.1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035.85">
            <text:p>2035.85</text:p>
          </table:table-cell>
          <table:table-cell office:value-type="float" office:value="822.5">
            <text:p>822.5</text:p>
          </table:table-cell>
          <table:table-cell office:value-type="float" office:value="-6.122">
            <text:p>-6.122</text:p>
          </table:table-cell>
          <table:table-cell office:value-type="float" office:value="16.5">
            <text:p>16.5</text:p>
          </table:table-cell>
          <table:table-cell office:value-type="float" office:value="-6.27">
            <text:p>-6.27</text:p>
          </table:table-cell>
          <table:table-cell office:value-type="float" office:value="7">
            <text:p>7</text:p>
          </table:table-cell>
          <table:table-cell office:value-type="string">
            <text:p>SL218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5:25.12</text:p>
          </table:table-cell>
          <table:table-cell table:style-name="ce2" office:value-type="string">
            <text:p>-68:30:00.0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7.5">
            <text:p>477.5</text:p>
          </table:table-cell>
          <table:table-cell office:value-type="float" office:value="1718.5">
            <text:p>1718.5</text:p>
          </table:table-cell>
          <table:table-cell office:value-type="float" office:value="-3.504">
            <text:p>-3.504</text:p>
          </table:table-cell>
          <table:table-cell office:value-type="float" office:value="367.5">
            <text:p>367.5</text:p>
          </table:table-cell>
          <table:table-cell office:value-type="float" office:value="-6.27">
            <text:p>-6.27</text:p>
          </table:table-cell>
          <table:table-cell office:value-type="float" office:value="5">
            <text:p>5</text:p>
          </table:table-cell>
          <table:table-cell office:value-type="string">
            <text:p>HS48.KMHK177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52:08.58</text:p>
          </table:table-cell>
          <table:table-cell table:style-name="ce2" office:value-type="string">
            <text:p>-68:27:00.8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89.5">
            <text:p>789.5</text:p>
          </table:table-cell>
          <table:table-cell office:value-type="float" office:value="780.5">
            <text:p>780.5</text:p>
          </table:table-cell>
          <table:table-cell office:value-type="float" office:value="-6.034">
            <text:p>-6.034</text:p>
          </table:table-cell>
          <table:table-cell office:value-type="float" office:value="14.4">
            <text:p>14.4</text:p>
          </table:table-cell>
          <table:table-cell office:value-type="float" office:value="-6.27">
            <text:p>-6.27</text:p>
          </table:table-cell>
          <table:table-cell office:value-type="float" office:value="9">
            <text:p>9</text:p>
          </table:table-cell>
          <table:table-cell office:value-type="string">
            <text:p>SL35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17:34.05</text:p>
          </table:table-cell>
          <table:table-cell table:style-name="ce2" office:value-type="string">
            <text:p>-69:30:50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2.5">
            <text:p>112.5</text:p>
          </table:table-cell>
          <table:table-cell office:value-type="float" office:value="1088.5">
            <text:p>1088.5</text:p>
          </table:table-cell>
          <table:table-cell office:value-type="float" office:value="-4.661">
            <text:p>-4.661</text:p>
          </table:table-cell>
          <table:table-cell office:value-type="float" office:value="75.7">
            <text:p>75.7</text:p>
          </table:table-cell>
          <table:table-cell office:value-type="float" office:value="-6.26">
            <text:p>-6.26</text:p>
          </table:table-cell>
          <table:table-cell office:value-type="float" office:value="6">
            <text:p>6</text:p>
          </table:table-cell>
          <table:table-cell office:value-type="string">
            <text:p>HS100.KMHK485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03:26.42</text:p>
          </table:table-cell>
          <table:table-cell table:style-name="ce2" office:value-type="string">
            <text:p>-69:44:11.66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70.18">
            <text:p>1070.18</text:p>
          </table:table-cell>
          <table:table-cell office:value-type="float" office:value="1598.5">
            <text:p>1598.5</text:p>
          </table:table-cell>
          <table:table-cell office:value-type="float" office:value="-6.105">
            <text:p>-6.105</text:p>
          </table:table-cell>
          <table:table-cell office:value-type="float" office:value="15">
            <text:p>15</text:p>
          </table:table-cell>
          <table:table-cell office:value-type="float" office:value="-6.22">
            <text:p>-6.22</text:p>
          </table:table-cell>
          <table:table-cell office:value-type="float" office:value="8">
            <text:p>8</text:p>
          </table:table-cell>
          <table:table-cell office:value-type="string">
            <text:p>NGC1693.LMC-S66.SL39.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47:39.62</text:p>
          </table:table-cell>
          <table:table-cell table:style-name="ce2" office:value-type="string">
            <text:p>-69:20:36.2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5.5">
            <text:p>535.5</text:p>
          </table:table-cell>
          <table:table-cell office:value-type="float" office:value="1747.16">
            <text:p>1747.16</text:p>
          </table:table-cell>
          <table:table-cell office:value-type="float" office:value="-3.88">
            <text:p>-3.88</text:p>
          </table:table-cell>
          <table:table-cell office:value-type="float" office:value="203.4">
            <text:p>203.4</text:p>
          </table:table-cell>
          <table:table-cell office:value-type="float" office:value="-6.22">
            <text:p>-6.22</text:p>
          </table:table-cell>
          <table:table-cell office:value-type="float" office:value="5">
            <text:p>5</text:p>
          </table:table-cell>
          <table:table-cell office:value-type="string">
            <text:p>H88-287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21:13.76</text:p>
          </table:table-cell>
          <table:table-cell table:style-name="ce2" office:value-type="string">
            <text:p>-69:07:02.8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0.5">
            <text:p>520.5</text:p>
          </table:table-cell>
          <table:table-cell office:value-type="float" office:value="642.5">
            <text:p>642.5</text:p>
          </table:table-cell>
          <table:table-cell office:value-type="float" office:value="-5.195">
            <text:p>-5.195</text:p>
          </table:table-cell>
          <table:table-cell office:value-type="float" office:value="30.5">
            <text:p>30.5</text:p>
          </table:table-cell>
          <table:table-cell office:value-type="float" office:value="-6.19">
            <text:p>-6.19</text:p>
          </table:table-cell>
          <table:table-cell office:value-type="float" office:value="5">
            <text:p>5</text:p>
          </table:table-cell>
          <table:table-cell office:value-type="string">
            <text:p>BSDL119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18:35.53</text:p>
          </table:table-cell>
          <table:table-cell table:style-name="ce2" office:value-type="string">
            <text:p>-69:41:12.7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4.5">
            <text:p>1234.5</text:p>
          </table:table-cell>
          <table:table-cell office:value-type="float" office:value="1094.5">
            <text:p>1094.5</text:p>
          </table:table-cell>
          <table:table-cell office:value-type="float" office:value="-6.973">
            <text:p>-6.973</text:p>
          </table:table-cell>
          <table:table-cell office:value-type="float" office:value="2.8">
            <text:p>2.8</text:p>
          </table:table-cell>
          <table:table-cell office:value-type="float" office:value="-6.19">
            <text:p>-6.19</text:p>
          </table:table-cell>
          <table:table-cell office:value-type="float" office:value="13">
            <text:p>13</text:p>
          </table:table-cell>
          <table:table-cell office:value-type="string">
            <text:p>NGC1823.SL198.ESO56SC51.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03:24.80</text:p>
          </table:table-cell>
          <table:table-cell table:style-name="ce2" office:value-type="string">
            <text:p>-70:20:09.1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66.5">
            <text:p>1666.5</text:p>
          </table:table-cell>
          <table:table-cell office:value-type="float" office:value="498.5">
            <text:p>498.5</text:p>
          </table:table-cell>
          <table:table-cell office:value-type="float" office:value="-6.136">
            <text:p>-6.136</text:p>
          </table:table-cell>
          <table:table-cell office:value-type="float" office:value="15.5">
            <text:p>15.5</text:p>
          </table:table-cell>
          <table:table-cell office:value-type="float" office:value="-6.19">
            <text:p>-6.19</text:p>
          </table:table-cell>
          <table:table-cell office:value-type="float" office:value="8">
            <text:p>8</text:p>
          </table:table-cell>
          <table:table-cell office:value-type="string">
            <text:p>SL255.BRHT30a.KMHK57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7:56.34</text:p>
          </table:table-cell>
          <table:table-cell table:style-name="ce2" office:value-type="string">
            <text:p>-70:03:27.71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794.5">
            <text:p>1794.5</text:p>
          </table:table-cell>
          <table:table-cell office:value-type="float" office:value="1442.5">
            <text:p>1442.5</text:p>
          </table:table-cell>
          <table:table-cell office:value-type="float" office:value="-6.128">
            <text:p>-6.128</text:p>
          </table:table-cell>
          <table:table-cell office:value-type="float" office:value="15.6">
            <text:p>15.6</text:p>
          </table:table-cell>
          <table:table-cell office:value-type="float" office:value="-6.18">
            <text:p>-6.18</text:p>
          </table:table-cell>
          <table:table-cell office:value-type="float" office:value="6">
            <text:p>6</text:p>
          </table:table-cell>
          <table:table-cell office:value-type="string">
            <text:p>KMK88-42.H88-216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2:50.21</text:p>
          </table:table-cell>
          <table:table-cell table:style-name="ce2" office:value-type="string">
            <text:p>-68:51:51.14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960.5">
            <text:p>1960.5</text:p>
          </table:table-cell>
          <table:table-cell office:value-type="float" office:value="1751.5">
            <text:p>1751.5</text:p>
          </table:table-cell>
          <table:table-cell office:value-type="float" office:value="-6.132">
            <text:p>-6.132</text:p>
          </table:table-cell>
          <table:table-cell office:value-type="float" office:value="15.8">
            <text:p>15.8</text:p>
          </table:table-cell>
          <table:table-cell office:value-type="float" office:value="-6.18">
            <text:p>-6.18</text:p>
          </table:table-cell>
          <table:table-cell office:value-type="float" office:value="10">
            <text:p>10</text:p>
          </table:table-cell>
          <table:table-cell office:value-type="string">
            <text:p>NGC1860.SL284.ESO56SC75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39.91</text:p>
          </table:table-cell>
          <table:table-cell table:style-name="ce2" office:value-type="string">
            <text:p>-68:45:10.95</text:p>
          </table:table-cell>
          <table:table-cell office:value-type="float" office:value="21.8">
            <text:p>21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76.5">
            <text:p>1576.5</text:p>
          </table:table-cell>
          <table:table-cell office:value-type="float" office:value="999.5">
            <text:p>999.5</text:p>
          </table:table-cell>
          <table:table-cell office:value-type="float" office:value="-7.038">
            <text:p>-7.038</text:p>
          </table:table-cell>
          <table:table-cell office:value-type="float" office:value="4.9">
            <text:p>4.9</text:p>
          </table:table-cell>
          <table:table-cell office:value-type="float" office:value="-6.16">
            <text:p>-6.16</text:p>
          </table:table-cell>
          <table:table-cell office:value-type="float" office:value="8">
            <text:p>8</text:p>
          </table:table-cell>
          <table:table-cell office:value-type="string">
            <text:p>SL564.KMHK1054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2:49.33</text:p>
          </table:table-cell>
          <table:table-cell table:style-name="ce2" office:value-type="string">
            <text:p>-67:20:40.97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19.5">
            <text:p>719.5</text:p>
          </table:table-cell>
          <table:table-cell office:value-type="float" office:value="973.53">
            <text:p>973.53</text:p>
          </table:table-cell>
          <table:table-cell office:value-type="float" office:value="-5.101">
            <text:p>-5.101</text:p>
          </table:table-cell>
          <table:table-cell office:value-type="float" office:value="34.5">
            <text:p>34.5</text:p>
          </table:table-cell>
          <table:table-cell office:value-type="float" office:value="-6.15">
            <text:p>-6.15</text:p>
          </table:table-cell>
          <table:table-cell office:value-type="float" office:value="5">
            <text:p>5</text:p>
          </table:table-cell>
          <table:table-cell office:value-type="string">
            <text:p>BSDL175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6:49.16</text:p>
          </table:table-cell>
          <table:table-cell table:style-name="ce2" office:value-type="string">
            <text:p>-69:00:24.6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323.5">
            <text:p>1323.5</text:p>
          </table:table-cell>
          <table:table-cell office:value-type="float" office:value="708.5">
            <text:p>708.5</text:p>
          </table:table-cell>
          <table:table-cell office:value-type="float" office:value="-4.828">
            <text:p>-4.828</text:p>
          </table:table-cell>
          <table:table-cell office:value-type="float" office:value="49">
            <text:p>49</text:p>
          </table:table-cell>
          <table:table-cell office:value-type="float" office:value="-6.14">
            <text:p>-6.14</text:p>
          </table:table-cell>
          <table:table-cell office:value-type="float" office:value="5">
            <text:p>5</text:p>
          </table:table-cell>
          <table:table-cell office:value-type="string">
            <text:p>H88-265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8:05.08</text:p>
          </table:table-cell>
          <table:table-cell table:style-name="ce2" office:value-type="string">
            <text:p>-69:10:13.99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.5">
            <text:p>123.5</text:p>
          </table:table-cell>
          <table:table-cell office:value-type="float" office:value="267.5">
            <text:p>267.5</text:p>
          </table:table-cell>
          <table:table-cell office:value-type="float" office:value="-5.892">
            <text:p>-5.892</text:p>
          </table:table-cell>
          <table:table-cell office:value-type="float" office:value="14.4">
            <text:p>14.4</text:p>
          </table:table-cell>
          <table:table-cell office:value-type="float" office:value="-6.13">
            <text:p>-6.13</text:p>
          </table:table-cell>
          <table:table-cell office:value-type="float" office:value="8">
            <text:p>8</text:p>
          </table:table-cell>
          <table:table-cell office:value-type="string">
            <text:p>NGC1938.SL413.ESO56SC10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25.20</text:p>
          </table:table-cell>
          <table:table-cell table:style-name="ce2" office:value-type="string">
            <text:p>-69:56:22.0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6.5">
            <text:p>1106.5</text:p>
          </table:table-cell>
          <table:table-cell office:value-type="float" office:value="1650.5">
            <text:p>1650.5</text:p>
          </table:table-cell>
          <table:table-cell office:value-type="float" office:value="-5.341">
            <text:p>-5.341</text:p>
          </table:table-cell>
          <table:table-cell office:value-type="float" office:value="23.6">
            <text:p>23.6</text:p>
          </table:table-cell>
          <table:table-cell office:value-type="float" office:value="-6.13">
            <text:p>-6.13</text:p>
          </table:table-cell>
          <table:table-cell office:value-type="float" office:value="6">
            <text:p>6</text:p>
          </table:table-cell>
          <table:table-cell office:value-type="string">
            <text:p>SL497.KMHK940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8:24.22</text:p>
          </table:table-cell>
          <table:table-cell table:style-name="ce2" office:value-type="string">
            <text:p>-67:38:28.9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91.81">
            <text:p>1491.81</text:p>
          </table:table-cell>
          <table:table-cell office:value-type="float" office:value="1672.5">
            <text:p>1672.5</text:p>
          </table:table-cell>
          <table:table-cell office:value-type="float" office:value="-5.979">
            <text:p>-5.979</text:p>
          </table:table-cell>
          <table:table-cell office:value-type="float" office:value="15">
            <text:p>15</text:p>
          </table:table-cell>
          <table:table-cell office:value-type="float" office:value="-6.1">
            <text:p>-6.1</text:p>
          </table:table-cell>
          <table:table-cell office:value-type="float" office:value="5">
            <text:p>5</text:p>
          </table:table-cell>
          <table:table-cell office:value-type="string">
            <text:p>BRHT61a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9:21.45</text:p>
          </table:table-cell>
          <table:table-cell table:style-name="ce2" office:value-type="string">
            <text:p>-68:50:36.33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753.7">
            <text:p>753.7</text:p>
          </table:table-cell>
          <table:table-cell office:value-type="float" office:value="824.2">
            <text:p>824.2</text:p>
          </table:table-cell>
          <table:table-cell office:value-type="float" office:value="-7.109">
            <text:p>-7.109</text:p>
          </table:table-cell>
          <table:table-cell office:value-type="float" office:value="3.3">
            <text:p>3.3</text:p>
          </table:table-cell>
          <table:table-cell office:value-type="float" office:value="-6.09">
            <text:p>-6.09</text:p>
          </table:table-cell>
          <table:table-cell office:value-type="float" office:value="5">
            <text:p>5</text:p>
          </table:table-cell>
          <table:table-cell office:value-type="string">
            <text:p>BSDL1834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27:53.50</text:p>
          </table:table-cell>
          <table:table-cell table:style-name="ce2" office:value-type="string">
            <text:p>-68:59:06.1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39.5">
            <text:p>1439.5</text:p>
          </table:table-cell>
          <table:table-cell office:value-type="float" office:value="2021.5">
            <text:p>2021.5</text:p>
          </table:table-cell>
          <table:table-cell office:value-type="float" office:value="-6.024">
            <text:p>-6.024</text:p>
          </table:table-cell>
          <table:table-cell office:value-type="float" office:value="15.9">
            <text:p>15.9</text:p>
          </table:table-cell>
          <table:table-cell office:value-type="float" office:value="-6.08">
            <text:p>-6.08</text:p>
          </table:table-cell>
          <table:table-cell office:value-type="float" office:value="8">
            <text:p>8</text:p>
          </table:table-cell>
          <table:table-cell office:value-type="string">
            <text:p>SL255.BRHT30a.KMHK57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7:56.10</text:p>
          </table:table-cell>
          <table:table-cell table:style-name="ce2" office:value-type="string">
            <text:p>-70:03:24.6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13.37">
            <text:p>1813.37</text:p>
          </table:table-cell>
          <table:table-cell office:value-type="float" office:value="1373.3">
            <text:p>1373.3</text:p>
          </table:table-cell>
          <table:table-cell office:value-type="float" office:value="-5.818">
            <text:p>-5.818</text:p>
          </table:table-cell>
          <table:table-cell office:value-type="float" office:value="17">
            <text:p>17</text:p>
          </table:table-cell>
          <table:table-cell office:value-type="float" office:value="-6.07">
            <text:p>-6.07</text:p>
          </table:table-cell>
          <table:table-cell office:value-type="float" office:value="8">
            <text:p>8</text:p>
          </table:table-cell>
          <table:table-cell office:value-type="string">
            <text:p>NGC1702.SL46.ESO56SC08.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49:26.00</text:p>
          </table:table-cell>
          <table:table-cell table:style-name="ce2" office:value-type="string">
            <text:p>-69:51:07.0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94.5">
            <text:p>1694.5</text:p>
          </table:table-cell>
          <table:table-cell office:value-type="float" office:value="798.5">
            <text:p>798.5</text:p>
          </table:table-cell>
          <table:table-cell office:value-type="float" office:value="-5.947">
            <text:p>-5.947</text:p>
          </table:table-cell>
          <table:table-cell office:value-type="float" office:value="16.4">
            <text:p>16.4</text:p>
          </table:table-cell>
          <table:table-cell office:value-type="float" office:value="-6.06">
            <text:p>-6.06</text:p>
          </table:table-cell>
          <table:table-cell office:value-type="float" office:value="7">
            <text:p>7</text:p>
          </table:table-cell>
          <table:table-cell office:value-type="string">
            <text:p>HS109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5:35.31</text:p>
          </table:table-cell>
          <table:table-cell table:style-name="ce2" office:value-type="string">
            <text:p>-68:43:10.3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151.5">
            <text:p>1151.5</text:p>
          </table:table-cell>
          <table:table-cell office:value-type="float" office:value="695.5">
            <text:p>695.5</text:p>
          </table:table-cell>
          <table:table-cell office:value-type="float" office:value="-7.077">
            <text:p>-7.077</text:p>
          </table:table-cell>
          <table:table-cell office:value-type="float" office:value="3.4">
            <text:p>3.4</text:p>
          </table:table-cell>
          <table:table-cell office:value-type="float" office:value="-6.05">
            <text:p>-6.05</text:p>
          </table:table-cell>
          <table:table-cell office:value-type="float" office:value="8">
            <text:p>8</text:p>
          </table:table-cell>
          <table:table-cell office:value-type="string">
            <text:p>H88-266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8:10.99</text:p>
          </table:table-cell>
          <table:table-cell table:style-name="ce2" office:value-type="string">
            <text:p>-69:16:52.17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714.5">
            <text:p>1714.5</text:p>
          </table:table-cell>
          <table:table-cell office:value-type="float" office:value="191.4">
            <text:p>191.4</text:p>
          </table:table-cell>
          <table:table-cell office:value-type="float" office:value="-4.372">
            <text:p>-4.372</text:p>
          </table:table-cell>
          <table:table-cell office:value-type="float" office:value="86.2">
            <text:p>86.2</text:p>
          </table:table-cell>
          <table:table-cell office:value-type="float" office:value="-6.04">
            <text:p>-6.04</text:p>
          </table:table-cell>
          <table:table-cell office:value-type="float" office:value="7">
            <text:p>7</text:p>
          </table:table-cell>
          <table:table-cell office:value-type="string">
            <text:p>HS247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21:46.45</text:p>
          </table:table-cell>
          <table:table-cell table:style-name="ce2" office:value-type="string">
            <text:p>-68:54:55.3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530.99">
            <text:p>1530.99</text:p>
          </table:table-cell>
          <table:table-cell office:value-type="float" office:value="1223.5">
            <text:p>1223.5</text:p>
          </table:table-cell>
          <table:table-cell office:value-type="float" office:value="-6.411">
            <text:p>-6.411</text:p>
          </table:table-cell>
          <table:table-cell office:value-type="float" office:value="9.1">
            <text:p>9.1</text:p>
          </table:table-cell>
          <table:table-cell office:value-type="float" office:value="-6.03">
            <text:p>-6.03</text:p>
          </table:table-cell>
          <table:table-cell office:value-type="float" office:value="8">
            <text:p>8</text:p>
          </table:table-cell>
          <table:table-cell office:value-type="string">
            <text:p>SL18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2:33.70</text:p>
          </table:table-cell>
          <table:table-cell table:style-name="ce2" office:value-type="string">
            <text:p>-68:49:24.0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07.5">
            <text:p>607.5</text:p>
          </table:table-cell>
          <table:table-cell office:value-type="float" office:value="48.4">
            <text:p>48.4</text:p>
          </table:table-cell>
          <table:table-cell office:value-type="float" office:value="-5.335">
            <text:p>-5.335</text:p>
          </table:table-cell>
          <table:table-cell office:value-type="float" office:value="21.8">
            <text:p>21.8</text:p>
          </table:table-cell>
          <table:table-cell office:value-type="float" office:value="-6.02">
            <text:p>-6.02</text:p>
          </table:table-cell>
          <table:table-cell office:value-type="float" office:value="7">
            <text:p>7</text:p>
          </table:table-cell>
          <table:table-cell office:value-type="string">
            <text:p>HS261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2:58.75</text:p>
          </table:table-cell>
          <table:table-cell table:style-name="ce2" office:value-type="string">
            <text:p>-69:37:31.2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27.5">
            <text:p>1127.5</text:p>
          </table:table-cell>
          <table:table-cell office:value-type="float" office:value="1457.5">
            <text:p>1457.5</text:p>
          </table:table-cell>
          <table:table-cell office:value-type="float" office:value="-4.898">
            <text:p>-4.898</text:p>
          </table:table-cell>
          <table:table-cell office:value-type="float" office:value="38.5">
            <text:p>38.5</text:p>
          </table:table-cell>
          <table:table-cell office:value-type="float" office:value="-6.02">
            <text:p>-6.02</text:p>
          </table:table-cell>
          <table:table-cell office:value-type="float" office:value="5">
            <text:p>5</text:p>
          </table:table-cell>
          <table:table-cell office:value-type="string">
            <text:p>KMK88-41.H88-21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2:38.32</text:p>
          </table:table-cell>
          <table:table-cell table:style-name="ce2" office:value-type="string">
            <text:p>-69:17:34.7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34.6">
            <text:p>1034.6</text:p>
          </table:table-cell>
          <table:table-cell office:value-type="float" office:value="1489.5">
            <text:p>1489.5</text:p>
          </table:table-cell>
          <table:table-cell office:value-type="float" office:value="-4.922">
            <text:p>-4.922</text:p>
          </table:table-cell>
          <table:table-cell office:value-type="float" office:value="36.6">
            <text:p>36.6</text:p>
          </table:table-cell>
          <table:table-cell office:value-type="float" office:value="-6.01">
            <text:p>-6.01</text:p>
          </table:table-cell>
          <table:table-cell office:value-type="float" office:value="7">
            <text:p>7</text:p>
          </table:table-cell>
          <table:table-cell office:value-type="string">
            <text:p>HS30.KMHK109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48:27.00</text:p>
          </table:table-cell>
          <table:table-cell table:style-name="ce2" office:value-type="string">
            <text:p>-69:22:04.00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.51">
            <text:p>192.51</text:p>
          </table:table-cell>
          <table:table-cell office:value-type="float" office:value="1831.5">
            <text:p>1831.5</text:p>
          </table:table-cell>
          <table:table-cell office:value-type="float" office:value="-6.943">
            <text:p>-6.943</text:p>
          </table:table-cell>
          <table:table-cell office:value-type="float" office:value="5">
            <text:p>5</text:p>
          </table:table-cell>
          <table:table-cell office:value-type="float" office:value="-6.01">
            <text:p>-6.01</text:p>
          </table:table-cell>
          <table:table-cell office:value-type="float" office:value="7">
            <text:p>7</text:p>
          </table:table-cell>
          <table:table-cell office:value-type="string">
            <text:p>BSDL2083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0:50.03</text:p>
          </table:table-cell>
          <table:table-cell table:style-name="ce2" office:value-type="string">
            <text:p>-69:25:40.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40.5">
            <text:p>940.5</text:p>
          </table:table-cell>
          <table:table-cell office:value-type="float" office:value="1284.5">
            <text:p>1284.5</text:p>
          </table:table-cell>
          <table:table-cell office:value-type="float" office:value="-5.755">
            <text:p>-5.755</text:p>
          </table:table-cell>
          <table:table-cell office:value-type="float" office:value="14.4">
            <text:p>14.4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string">
            <text:p>KMHK464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5:01:55.58</text:p>
          </table:table-cell>
          <table:table-cell table:style-name="ce2" office:value-type="string">
            <text:p>-70:31:24.8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4.5">
            <text:p>704.5</text:p>
          </table:table-cell>
          <table:table-cell office:value-type="float" office:value="973.5">
            <text:p>973.5</text:p>
          </table:table-cell>
          <table:table-cell office:value-type="float" office:value="-3.772">
            <text:p>-3.772</text:p>
          </table:table-cell>
          <table:table-cell office:value-type="float" office:value="174.1">
            <text:p>174.1</text:p>
          </table:table-cell>
          <table:table-cell office:value-type="float" office:value="-5.99">
            <text:p>-5.99</text:p>
          </table:table-cell>
          <table:table-cell office:value-type="float" office:value="5">
            <text:p>5</text:p>
          </table:table-cell>
          <table:table-cell office:value-type="string">
            <text:p>KMK88-4.H88-104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4:18.91</text:p>
          </table:table-cell>
          <table:table-cell table:style-name="ce2" office:value-type="string">
            <text:p>-69:21:22.3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9.83">
            <text:p>199.83</text:p>
          </table:table-cell>
          <table:table-cell office:value-type="float" office:value="1445.5">
            <text:p>1445.5</text:p>
          </table:table-cell>
          <table:table-cell office:value-type="float" office:value="-3.29">
            <text:p>-3.29</text:p>
          </table:table-cell>
          <table:table-cell office:value-type="float" office:value="335.1">
            <text:p>335.1</text:p>
          </table:table-cell>
          <table:table-cell office:value-type="float" office:value="-5.99">
            <text:p>-5.99</text:p>
          </table:table-cell>
          <table:table-cell office:value-type="float" office:value="5">
            <text:p>5</text:p>
          </table:table-cell>
          <table:table-cell office:value-type="string">
            <text:p>H88-17.H80F1-14.KMHK230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4:01.20</text:p>
          </table:table-cell>
          <table:table-cell table:style-name="ce2" office:value-type="string">
            <text:p>-68:37:57.1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82.55">
            <text:p>882.55</text:p>
          </table:table-cell>
          <table:table-cell office:value-type="float" office:value="878.5">
            <text:p>878.5</text:p>
          </table:table-cell>
          <table:table-cell office:value-type="float" office:value="-3.854">
            <text:p>-3.854</text:p>
          </table:table-cell>
          <table:table-cell office:value-type="float" office:value="159">
            <text:p>159</text:p>
          </table:table-cell>
          <table:table-cell office:value-type="float" office:value="-5.99">
            <text:p>-5.99</text:p>
          </table:table-cell>
          <table:table-cell office:value-type="float" office:value="5">
            <text:p>5</text:p>
          </table:table-cell>
          <table:table-cell office:value-type="string">
            <text:p>H88-48.KMHK33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7:08.94</text:p>
          </table:table-cell>
          <table:table-cell table:style-name="ce2" office:value-type="string">
            <text:p>-67:49:48.0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08.82">
            <text:p>1008.82</text:p>
          </table:table-cell>
          <table:table-cell office:value-type="float" office:value="1110.18">
            <text:p>1110.18</text:p>
          </table:table-cell>
          <table:table-cell office:value-type="float" office:value="-7.134">
            <text:p>-7.134</text:p>
          </table:table-cell>
          <table:table-cell office:value-type="float" office:value="7.1">
            <text:p>7.1</text:p>
          </table:table-cell>
          <table:table-cell office:value-type="float" office:value="-5.98">
            <text:p>-5.98</text:p>
          </table:table-cell>
          <table:table-cell office:value-type="float" office:value="6">
            <text:p>6</text:p>
          </table:table-cell>
          <table:table-cell office:value-type="string">
            <text:p>SL601.BRHT16a.KMHK1130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36:10.00</text:p>
          </table:table-cell>
          <table:table-cell table:style-name="ce2" office:value-type="string">
            <text:p>-68:54:41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774.21">
            <text:p>1774.21</text:p>
          </table:table-cell>
          <table:table-cell office:value-type="float" office:value="1769.58">
            <text:p>1769.58</text:p>
          </table:table-cell>
          <table:table-cell office:value-type="float" office:value="-5.9">
            <text:p>-5.9</text:p>
          </table:table-cell>
          <table:table-cell office:value-type="float" office:value="15.4">
            <text:p>15.4</text:p>
          </table:table-cell>
          <table:table-cell office:value-type="float" office:value="-5.96">
            <text:p>-5.96</text:p>
          </table:table-cell>
          <table:table-cell office:value-type="float" office:value="8">
            <text:p>8</text:p>
          </table:table-cell>
          <table:table-cell office:value-type="string">
            <text:p>HS153.BRHT4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0:30.00</text:p>
          </table:table-cell>
          <table:table-cell table:style-name="ce2" office:value-type="string">
            <text:p>-68:52:21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477.5">
            <text:p>1477.5</text:p>
          </table:table-cell>
          <table:table-cell office:value-type="float" office:value="290.5">
            <text:p>290.5</text:p>
          </table:table-cell>
          <table:table-cell office:value-type="float" office:value="-4.086">
            <text:p>-4.086</text:p>
          </table:table-cell>
          <table:table-cell office:value-type="float" office:value="111">
            <text:p>111</text:p>
          </table:table-cell>
          <table:table-cell office:value-type="float" office:value="-5.95">
            <text:p>-5.95</text:p>
          </table:table-cell>
          <table:table-cell office:value-type="float" office:value="6">
            <text:p>6</text:p>
          </table:table-cell>
          <table:table-cell office:value-type="string">
            <text:p>SL408A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05.50</text:p>
          </table:table-cell>
          <table:table-cell table:style-name="ce2" office:value-type="string">
            <text:p>-69:04:08.0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89.59">
            <text:p>1589.59</text:p>
          </table:table-cell>
          <table:table-cell office:value-type="float" office:value="149.06">
            <text:p>149.06</text:p>
          </table:table-cell>
          <table:table-cell office:value-type="float" office:value="-6.379">
            <text:p>-6.379</text:p>
          </table:table-cell>
          <table:table-cell office:value-type="float" office:value="9">
            <text:p>9</text:p>
          </table:table-cell>
          <table:table-cell office:value-type="float" office:value="-5.95">
            <text:p>-5.95</text:p>
          </table:table-cell>
          <table:table-cell office:value-type="float" office:value="10">
            <text:p>10</text:p>
          </table:table-cell>
          <table:table-cell office:value-type="string">
            <text:p>SL628.KMHK1166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38:30.00</text:p>
          </table:table-cell>
          <table:table-cell table:style-name="ce2" office:value-type="string">
            <text:p>-67:19:57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148.91">
            <text:p>1148.91</text:p>
          </table:table-cell>
          <table:table-cell office:value-type="float" office:value="1524.5">
            <text:p>1524.5</text:p>
          </table:table-cell>
          <table:table-cell office:value-type="float" office:value="-5.083">
            <text:p>-5.083</text:p>
          </table:table-cell>
          <table:table-cell office:value-type="float" office:value="24.5">
            <text:p>24.5</text:p>
          </table:table-cell>
          <table:table-cell office:value-type="float" office:value="-5.94">
            <text:p>-5.94</text:p>
          </table:table-cell>
          <table:table-cell office:value-type="float" office:value="5">
            <text:p>5</text:p>
          </table:table-cell>
          <table:table-cell office:value-type="string">
            <text:p>HS169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2:09.27</text:p>
          </table:table-cell>
          <table:table-cell table:style-name="ce2" office:value-type="string">
            <text:p>-69:16:42.13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270.5">
            <text:p>1270.5</text:p>
          </table:table-cell>
          <table:table-cell office:value-type="float" office:value="891.5">
            <text:p>891.5</text:p>
          </table:table-cell>
          <table:table-cell office:value-type="float" office:value="-4.385">
            <text:p>-4.385</text:p>
          </table:table-cell>
          <table:table-cell office:value-type="float" office:value="70.8">
            <text:p>70.8</text:p>
          </table:table-cell>
          <table:table-cell office:value-type="float" office:value="-5.94">
            <text:p>-5.94</text:p>
          </table:table-cell>
          <table:table-cell office:value-type="float" office:value="6">
            <text:p>6</text:p>
          </table:table-cell>
          <table:table-cell office:value-type="string">
            <text:p>H88-252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6:45.58</text:p>
          </table:table-cell>
          <table:table-cell table:style-name="ce2" office:value-type="string">
            <text:p>-69:12:17.0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84.5">
            <text:p>1484.5</text:p>
          </table:table-cell>
          <table:table-cell office:value-type="float" office:value="1662.5">
            <text:p>1662.5</text:p>
          </table:table-cell>
          <table:table-cell office:value-type="float" office:value="-5.944">
            <text:p>-5.944</text:p>
          </table:table-cell>
          <table:table-cell office:value-type="float" office:value="10">
            <text:p>10</text:p>
          </table:table-cell>
          <table:table-cell office:value-type="float" office:value="-5.94">
            <text:p>-5.94</text:p>
          </table:table-cell>
          <table:table-cell office:value-type="float" office:value="13">
            <text:p>13</text:p>
          </table:table-cell>
          <table:table-cell office:value-type="string">
            <text:p>NGC1791.SL155.ESO56SC41.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4:59:07.43</text:p>
          </table:table-cell>
          <table:table-cell table:style-name="ce2" office:value-type="string">
            <text:p>-70:10:07.5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48.5">
            <text:p>748.5</text:p>
          </table:table-cell>
          <table:table-cell office:value-type="float" office:value="697.5">
            <text:p>697.5</text:p>
          </table:table-cell>
          <table:table-cell office:value-type="float" office:value="-5.87">
            <text:p>-5.87</text:p>
          </table:table-cell>
          <table:table-cell office:value-type="float" office:value="16">
            <text:p>16</text:p>
          </table:table-cell>
          <table:table-cell office:value-type="float" office:value="-5.93">
            <text:p>-5.93</text:p>
          </table:table-cell>
          <table:table-cell office:value-type="float" office:value="7">
            <text:p>7</text:p>
          </table:table-cell>
          <table:table-cell office:value-type="string">
            <text:p>BRHT10.H88-264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8:10.72</text:p>
          </table:table-cell>
          <table:table-cell table:style-name="ce2" office:value-type="string">
            <text:p>-69:32:25.4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93.5">
            <text:p>493.5</text:p>
          </table:table-cell>
          <table:table-cell office:value-type="float" office:value="1872.5">
            <text:p>1872.5</text:p>
          </table:table-cell>
          <table:table-cell office:value-type="float" office:value="-5.922">
            <text:p>-5.922</text:p>
          </table:table-cell>
          <table:table-cell office:value-type="float" office:value="10.2">
            <text:p>10.2</text:p>
          </table:table-cell>
          <table:table-cell office:value-type="float" office:value="-5.93">
            <text:p>-5.93</text:p>
          </table:table-cell>
          <table:table-cell office:value-type="float" office:value="10">
            <text:p>10</text:p>
          </table:table-cell>
          <table:table-cell office:value-type="string">
            <text:p>HS333.KMK88-6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30:36.17</text:p>
          </table:table-cell>
          <table:table-cell table:style-name="ce2" office:value-type="string">
            <text:p>-69:14:00.66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51.5">
            <text:p>1351.5</text:p>
          </table:table-cell>
          <table:table-cell office:value-type="float" office:value="1643.5">
            <text:p>1643.5</text:p>
          </table:table-cell>
          <table:table-cell office:value-type="float" office:value="-7.096">
            <text:p>-7.096</text:p>
          </table:table-cell>
          <table:table-cell office:value-type="float" office:value="5.7">
            <text:p>5.7</text:p>
          </table:table-cell>
          <table:table-cell office:value-type="float" office:value="-5.92">
            <text:p>-5.92</text:p>
          </table:table-cell>
          <table:table-cell office:value-type="float" office:value="15">
            <text:p>15</text:p>
          </table:table-cell>
          <table:table-cell office:value-type="string">
            <text:p>SL158.KMHK397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9:14.47</text:p>
          </table:table-cell>
          <table:table-cell table:style-name="ce2" office:value-type="string">
            <text:p>-70:15:16.54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08.8">
            <text:p>1408.8</text:p>
          </table:table-cell>
          <table:table-cell office:value-type="float" office:value="897.65">
            <text:p>897.65</text:p>
          </table:table-cell>
          <table:table-cell office:value-type="float" office:value="-6.807">
            <text:p>-6.807</text:p>
          </table:table-cell>
          <table:table-cell office:value-type="float" office:value="4.9">
            <text:p>4.9</text:p>
          </table:table-cell>
          <table:table-cell office:value-type="float" office:value="-5.92">
            <text:p>-5.92</text:p>
          </table:table-cell>
          <table:table-cell office:value-type="float" office:value="11">
            <text:p>11</text:p>
          </table:table-cell>
          <table:table-cell office:value-type="string">
            <text:p>NGC2021.SL570.ESO56SC150.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33:30.00</text:p>
          </table:table-cell>
          <table:table-cell table:style-name="ce2" office:value-type="string">
            <text:p>-67:27:10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2.5">
            <text:p>522.5</text:p>
          </table:table-cell>
          <table:table-cell office:value-type="float" office:value="387.5">
            <text:p>387.5</text:p>
          </table:table-cell>
          <table:table-cell office:value-type="float" office:value="-6.886">
            <text:p>-6.886</text:p>
          </table:table-cell>
          <table:table-cell office:value-type="float" office:value="5">
            <text:p>5</text:p>
          </table:table-cell>
          <table:table-cell office:value-type="float" office:value="-5.91">
            <text:p>-5.91</text:p>
          </table:table-cell>
          <table:table-cell office:value-type="float" office:value="11">
            <text:p>11</text:p>
          </table:table-cell>
          <table:table-cell office:value-type="string">
            <text:p>NGC2092.ESO57SC22.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41:22.66</text:p>
          </table:table-cell>
          <table:table-cell table:style-name="ce2" office:value-type="string">
            <text:p>-69:13:24.1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81.09">
            <text:p>1081.09</text:p>
          </table:table-cell>
          <table:table-cell office:value-type="float" office:value="1087.5">
            <text:p>1087.5</text:p>
          </table:table-cell>
          <table:table-cell office:value-type="float" office:value="-3.622">
            <text:p>-3.622</text:p>
          </table:table-cell>
          <table:table-cell office:value-type="float" office:value="185">
            <text:p>185</text:p>
          </table:table-cell>
          <table:table-cell office:value-type="float" office:value="-5.91">
            <text:p>-5.91</text:p>
          </table:table-cell>
          <table:table-cell office:value-type="float" office:value="5">
            <text:p>5</text:p>
          </table:table-cell>
          <table:table-cell office:value-type="string">
            <text:p>KMK88-84.KMHK1133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36:19.98</text:p>
          </table:table-cell>
          <table:table-cell table:style-name="ce2" office:value-type="string">
            <text:p>-68:51:55.0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671.5">
            <text:p>1671.5</text:p>
          </table:table-cell>
          <table:table-cell office:value-type="float" office:value="1425.5">
            <text:p>1425.5</text:p>
          </table:table-cell>
          <table:table-cell office:value-type="float" office:value="-4.778">
            <text:p>-4.778</text:p>
          </table:table-cell>
          <table:table-cell office:value-type="float" office:value="38.1">
            <text:p>38.1</text:p>
          </table:table-cell>
          <table:table-cell office:value-type="float" office:value="-5.89">
            <text:p>-5.89</text:p>
          </table:table-cell>
          <table:table-cell office:value-type="float" office:value="7">
            <text:p>7</text:p>
          </table:table-cell>
          <table:table-cell office:value-type="string">
            <text:p>SL311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2:56.54</text:p>
          </table:table-cell>
          <table:table-cell table:style-name="ce2" office:value-type="string">
            <text:p>-68:56:36.6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811.12">
            <text:p>1811.12</text:p>
          </table:table-cell>
          <table:table-cell office:value-type="float" office:value="214.4">
            <text:p>214.4</text:p>
          </table:table-cell>
          <table:table-cell office:value-type="float" office:value="-5.462">
            <text:p>-5.462</text:p>
          </table:table-cell>
          <table:table-cell office:value-type="float" office:value="12.5">
            <text:p>12.5</text:p>
          </table:table-cell>
          <table:table-cell office:value-type="float" office:value="-5.87">
            <text:p>-5.87</text:p>
          </table:table-cell>
          <table:table-cell office:value-type="float" office:value="7">
            <text:p>7</text:p>
          </table:table-cell>
          <table:table-cell office:value-type="string">
            <text:p>SL412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31.23</text:p>
          </table:table-cell>
          <table:table-cell table:style-name="ce2" office:value-type="string">
            <text:p>-69:49:42.89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439.5">
            <text:p>1439.5</text:p>
          </table:table-cell>
          <table:table-cell office:value-type="float" office:value="1803.5">
            <text:p>1803.5</text:p>
          </table:table-cell>
          <table:table-cell office:value-type="float" office:value="-5.617">
            <text:p>-5.617</text:p>
          </table:table-cell>
          <table:table-cell office:value-type="float" office:value="17">
            <text:p>17</text:p>
          </table:table-cell>
          <table:table-cell office:value-type="float" office:value="-5.87">
            <text:p>-5.87</text:p>
          </table:table-cell>
          <table:table-cell office:value-type="float" office:value="5">
            <text:p>5</text:p>
          </table:table-cell>
          <table:table-cell office:value-type="string">
            <text:p>HS147.H88-174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11.30</text:p>
          </table:table-cell>
          <table:table-cell table:style-name="ce2" office:value-type="string">
            <text:p>-69:05:13.5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7.57">
            <text:p>357.57</text:p>
          </table:table-cell>
          <table:table-cell office:value-type="float" office:value="145.19">
            <text:p>145.19</text:p>
          </table:table-cell>
          <table:table-cell office:value-type="float" office:value="-6.869">
            <text:p>-6.869</text:p>
          </table:table-cell>
          <table:table-cell office:value-type="float" office:value="7.5">
            <text:p>7.5</text:p>
          </table:table-cell>
          <table:table-cell office:value-type="float" office:value="-5.86">
            <text:p>-5.86</text:p>
          </table:table-cell>
          <table:table-cell office:value-type="float" office:value="5">
            <text:p>5</text:p>
          </table:table-cell>
          <table:table-cell office:value-type="string">
            <text:p>KMHK37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8:22.00</text:p>
          </table:table-cell>
          <table:table-cell table:style-name="ce2" office:value-type="string">
            <text:p>-69:48:10.99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6.05">
            <text:p>126.05</text:p>
          </table:table-cell>
          <table:table-cell office:value-type="float" office:value="496.56">
            <text:p>496.56</text:p>
          </table:table-cell>
          <table:table-cell office:value-type="float" office:value="-3.504">
            <text:p>-3.504</text:p>
          </table:table-cell>
          <table:table-cell office:value-type="float" office:value="200">
            <text:p>200</text:p>
          </table:table-cell>
          <table:table-cell office:value-type="float" office:value="-5.84">
            <text:p>-5.84</text:p>
          </table:table-cell>
          <table:table-cell office:value-type="float" office:value="5">
            <text:p>5</text:p>
          </table:table-cell>
          <table:table-cell office:value-type="string">
            <text:p>KMHK40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9:48.00</text:p>
          </table:table-cell>
          <table:table-cell table:style-name="ce2" office:value-type="string">
            <text:p>-68:18:56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20.18">
            <text:p>720.18</text:p>
          </table:table-cell>
          <table:table-cell office:value-type="float" office:value="159.4">
            <text:p>159.4</text:p>
          </table:table-cell>
          <table:table-cell office:value-type="float" office:value="-6.22">
            <text:p>-6.22</text:p>
          </table:table-cell>
          <table:table-cell office:value-type="float" office:value="9">
            <text:p>9</text:p>
          </table:table-cell>
          <table:table-cell office:value-type="float" office:value="-5.83">
            <text:p>-5.83</text:p>
          </table:table-cell>
          <table:table-cell office:value-type="float" office:value="10">
            <text:p>10</text:p>
          </table:table-cell>
          <table:table-cell office:value-type="string">
            <text:p>SL28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15.23</text:p>
          </table:table-cell>
          <table:table-cell table:style-name="ce2" office:value-type="string">
            <text:p>-69:20:30.8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00.12">
            <text:p>1200.12</text:p>
          </table:table-cell>
          <table:table-cell office:value-type="float" office:value="1144.5">
            <text:p>1144.5</text:p>
          </table:table-cell>
          <table:table-cell office:value-type="float" office:value="-7">
            <text:p>-7</text:p>
          </table:table-cell>
          <table:table-cell office:value-type="float" office:value="7">
            <text:p>7</text:p>
          </table:table-cell>
          <table:table-cell office:value-type="float" office:value="-5.83">
            <text:p>-5.83</text:p>
          </table:table-cell>
          <table:table-cell office:value-type="float" office:value="13">
            <text:p>13</text:p>
          </table:table-cell>
          <table:table-cell office:value-type="string">
            <text:p>SL191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3:06.11</text:p>
          </table:table-cell>
          <table:table-cell table:style-name="ce2" office:value-type="string">
            <text:p>-69:02:12.0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48.87">
            <text:p>1148.87</text:p>
          </table:table-cell>
          <table:table-cell office:value-type="float" office:value="1729.19">
            <text:p>1729.19</text:p>
          </table:table-cell>
          <table:table-cell office:value-type="float" office:value="-4.313">
            <text:p>-4.313</text:p>
          </table:table-cell>
          <table:table-cell office:value-type="float" office:value="66.1">
            <text:p>66.1</text:p>
          </table:table-cell>
          <table:table-cell office:value-type="float" office:value="-5.83">
            <text:p>-5.83</text:p>
          </table:table-cell>
          <table:table-cell office:value-type="float" office:value="6">
            <text:p>6</text:p>
          </table:table-cell>
          <table:table-cell office:value-type="string">
            <text:p>H88-18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0:40.00</text:p>
          </table:table-cell>
          <table:table-cell table:style-name="ce2" office:value-type="string">
            <text:p>-69:16:31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912.5">
            <text:p>1912.5</text:p>
          </table:table-cell>
          <table:table-cell office:value-type="float" office:value="1598.5">
            <text:p>1598.5</text:p>
          </table:table-cell>
          <table:table-cell office:value-type="float" office:value="-4.113">
            <text:p>-4.113</text:p>
          </table:table-cell>
          <table:table-cell office:value-type="float" office:value="93.1">
            <text:p>93.1</text:p>
          </table:table-cell>
          <table:table-cell office:value-type="float" office:value="-5.83">
            <text:p>-5.83</text:p>
          </table:table-cell>
          <table:table-cell office:value-type="float" office:value="5">
            <text:p>5</text:p>
          </table:table-cell>
          <table:table-cell office:value-type="string">
            <text:p>KMK88-37.H88-203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1:44.60</text:p>
          </table:table-cell>
          <table:table-cell table:style-name="ce2" office:value-type="string">
            <text:p>-68:47:10.7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86.2">
            <text:p>486.2</text:p>
          </table:table-cell>
          <table:table-cell office:value-type="float" office:value="1661.5">
            <text:p>1661.5</text:p>
          </table:table-cell>
          <table:table-cell office:value-type="float" office:value="-6.614">
            <text:p>-6.614</text:p>
          </table:table-cell>
          <table:table-cell office:value-type="float" office:value="4.1">
            <text:p>4.1</text:p>
          </table:table-cell>
          <table:table-cell office:value-type="float" office:value="-5.83">
            <text:p>-5.83</text:p>
          </table:table-cell>
          <table:table-cell office:value-type="float" office:value="7">
            <text:p>7</text:p>
          </table:table-cell>
          <table:table-cell office:value-type="string">
            <text:p>SL557.BRHT15a.KMK88-71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32:07.91</text:p>
          </table:table-cell>
          <table:table-cell table:style-name="ce2" office:value-type="string">
            <text:p>-69:14:31.1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52.73">
            <text:p>852.73</text:p>
          </table:table-cell>
          <table:table-cell office:value-type="float" office:value="1046.3">
            <text:p>1046.3</text:p>
          </table:table-cell>
          <table:table-cell office:value-type="float" office:value="-5.702">
            <text:p>-5.702</text:p>
          </table:table-cell>
          <table:table-cell office:value-type="float" office:value="15.1">
            <text:p>15.1</text:p>
          </table:table-cell>
          <table:table-cell office:value-type="float" office:value="-5.81">
            <text:p>-5.81</text:p>
          </table:table-cell>
          <table:table-cell office:value-type="float" office:value="8">
            <text:p>8</text:p>
          </table:table-cell>
          <table:table-cell office:value-type="string">
            <text:p>SL341.BRHT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15:37.00</text:p>
          </table:table-cell>
          <table:table-cell table:style-name="ce2" office:value-type="string">
            <text:p>-69:28:23.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61.5">
            <text:p>861.5</text:p>
          </table:table-cell>
          <table:table-cell office:value-type="float" office:value="334.5">
            <text:p>334.5</text:p>
          </table:table-cell>
          <table:table-cell office:value-type="float" office:value="-4.562">
            <text:p>-4.562</text:p>
          </table:table-cell>
          <table:table-cell office:value-type="float" office:value="45.8">
            <text:p>45.8</text:p>
          </table:table-cell>
          <table:table-cell office:value-type="float" office:value="-5.81">
            <text:p>-5.81</text:p>
          </table:table-cell>
          <table:table-cell office:value-type="float" office:value="5">
            <text:p>5</text:p>
          </table:table-cell>
          <table:table-cell office:value-type="string">
            <text:p>BSDL2824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41:43.66</text:p>
          </table:table-cell>
          <table:table-cell table:style-name="ce2" office:value-type="string">
            <text:p>-69:00:17.53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79.5">
            <text:p>1579.5</text:p>
          </table:table-cell>
          <table:table-cell office:value-type="float" office:value="1385.5">
            <text:p>1385.5</text:p>
          </table:table-cell>
          <table:table-cell office:value-type="float" office:value="-5.875">
            <text:p>-5.875</text:p>
          </table:table-cell>
          <table:table-cell office:value-type="float" office:value="9.8">
            <text:p>9.8</text:p>
          </table:table-cell>
          <table:table-cell office:value-type="float" office:value="-5.81">
            <text:p>-5.81</text:p>
          </table:table-cell>
          <table:table-cell office:value-type="float" office:value="12">
            <text:p>12</text:p>
          </table:table-cell>
          <table:table-cell office:value-type="string">
            <text:p>SL583.KMHK108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4:15.91</text:p>
          </table:table-cell>
          <table:table-cell table:style-name="ce2" office:value-type="string">
            <text:p>-68:32:32.8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540.5">
            <text:p>1540.5</text:p>
          </table:table-cell>
          <table:table-cell office:value-type="float" office:value="258.5">
            <text:p>258.5</text:p>
          </table:table-cell>
          <table:table-cell office:value-type="float" office:value="-3.9">
            <text:p>-3.9</text:p>
          </table:table-cell>
          <table:table-cell office:value-type="float" office:value="115.4">
            <text:p>115.4</text:p>
          </table:table-cell>
          <table:table-cell office:value-type="float" office:value="-5.79">
            <text:p>-5.79</text:p>
          </table:table-cell>
          <table:table-cell office:value-type="float" office:value="5">
            <text:p>5</text:p>
          </table:table-cell>
          <table:table-cell office:value-type="string">
            <text:p>H88-28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1:18.88</text:p>
          </table:table-cell>
          <table:table-cell table:style-name="ce2" office:value-type="string">
            <text:p>-69:01:40.9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820.13">
            <text:p>1820.13</text:p>
          </table:table-cell>
          <table:table-cell office:value-type="float" office:value="1333.1">
            <text:p>1333.1</text:p>
          </table:table-cell>
          <table:table-cell office:value-type="float" office:value="-6.762">
            <text:p>-6.762</text:p>
          </table:table-cell>
          <table:table-cell office:value-type="float" office:value="5">
            <text:p>5</text:p>
          </table:table-cell>
          <table:table-cell office:value-type="float" office:value="-5.79">
            <text:p>-5.79</text:p>
          </table:table-cell>
          <table:table-cell office:value-type="float" office:value="10">
            <text:p>10</text:p>
          </table:table-cell>
          <table:table-cell office:value-type="string">
            <text:p>SL522.KMHK98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0:37.00</text:p>
          </table:table-cell>
          <table:table-cell table:style-name="ce2" office:value-type="string">
            <text:p>-67:11:09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2.05">
            <text:p>852.05</text:p>
          </table:table-cell>
          <table:table-cell office:value-type="float" office:value="1582.74">
            <text:p>1582.74</text:p>
          </table:table-cell>
          <table:table-cell office:value-type="float" office:value="-7.033">
            <text:p>-7.033</text:p>
          </table:table-cell>
          <table:table-cell office:value-type="float" office:value="6.6">
            <text:p>6.6</text:p>
          </table:table-cell>
          <table:table-cell office:value-type="float" office:value="-5.77">
            <text:p>-5.77</text:p>
          </table:table-cell>
          <table:table-cell office:value-type="float" office:value="15">
            <text:p>15</text:p>
          </table:table-cell>
          <table:table-cell office:value-type="string">
            <text:p>SL76.KMHK206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4:53:09.00</text:p>
          </table:table-cell>
          <table:table-cell table:style-name="ce2" office:value-type="string">
            <text:p>-68:12:41.0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2.4">
            <text:p>62.4</text:p>
          </table:table-cell>
          <table:table-cell office:value-type="float" office:value="729.65">
            <text:p>729.65</text:p>
          </table:table-cell>
          <table:table-cell office:value-type="float" office:value="-6.609">
            <text:p>-6.609</text:p>
          </table:table-cell>
          <table:table-cell office:value-type="float" office:value="4">
            <text:p>4</text:p>
          </table:table-cell>
          <table:table-cell office:value-type="float" office:value="-5.77">
            <text:p>-5.77</text:p>
          </table:table-cell>
          <table:table-cell office:value-type="float" office:value="5">
            <text:p>5</text:p>
          </table:table-cell>
          <table:table-cell office:value-type="string">
            <text:p>KMHK23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4:01.00</text:p>
          </table:table-cell>
          <table:table-cell table:style-name="ce2" office:value-type="string">
            <text:p>-69:59:50.35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34.5">
            <text:p>1034.5</text:p>
          </table:table-cell>
          <table:table-cell office:value-type="float" office:value="817.5">
            <text:p>817.5</text:p>
          </table:table-cell>
          <table:table-cell office:value-type="float" office:value="-3.163">
            <text:p>-3.163</text:p>
          </table:table-cell>
          <table:table-cell office:value-type="float" office:value="290.2">
            <text:p>290.2</text:p>
          </table:table-cell>
          <table:table-cell office:value-type="float" office:value="-5.77">
            <text:p>-5.77</text:p>
          </table:table-cell>
          <table:table-cell office:value-type="float" office:value="5">
            <text:p>5</text:p>
          </table:table-cell>
          <table:table-cell office:value-type="string">
            <text:p>KMK88-92.H88-299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8:15.57</text:p>
          </table:table-cell>
          <table:table-cell table:style-name="ce2" office:value-type="string">
            <text:p>-68:53:45.1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23.5">
            <text:p>723.5</text:p>
          </table:table-cell>
          <table:table-cell office:value-type="float" office:value="955.5">
            <text:p>955.5</text:p>
          </table:table-cell>
          <table:table-cell office:value-type="float" office:value="-5.689">
            <text:p>-5.689</text:p>
          </table:table-cell>
          <table:table-cell office:value-type="float" office:value="16">
            <text:p>16</text:p>
          </table:table-cell>
          <table:table-cell office:value-type="float" office:value="-5.75">
            <text:p>-5.75</text:p>
          </table:table-cell>
          <table:table-cell office:value-type="float" office:value="12">
            <text:p>12</text:p>
          </table:table-cell>
          <table:table-cell office:value-type="string">
            <text:p>BSDL547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5:04:27.39</text:p>
          </table:table-cell>
          <table:table-cell table:style-name="ce2" office:value-type="string">
            <text:p>-70:39:54.55</text:p>
          </table:table-cell>
          <table:table-cell office:value-type="float" office:value="10.9">
            <text:p>10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00.98">
            <text:p>600.98</text:p>
          </table:table-cell>
          <table:table-cell office:value-type="float" office:value="1769.4">
            <text:p>1769.4</text:p>
          </table:table-cell>
          <table:table-cell office:value-type="float" office:value="-5.028">
            <text:p>-5.028</text:p>
          </table:table-cell>
          <table:table-cell office:value-type="float" office:value="19.2">
            <text:p>19.2</text:p>
          </table:table-cell>
          <table:table-cell office:value-type="float" office:value="-5.75">
            <text:p>-5.75</text:p>
          </table:table-cell>
          <table:table-cell office:value-type="float" office:value="5">
            <text:p>5</text:p>
          </table:table-cell>
          <table:table-cell office:value-type="string">
            <text:p>SL408A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21:04.93</text:p>
          </table:table-cell>
          <table:table-cell table:style-name="ce2" office:value-type="string">
            <text:p>-69:04:29.8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35.34">
            <text:p>835.34</text:p>
          </table:table-cell>
          <table:table-cell office:value-type="float" office:value="665.5">
            <text:p>665.5</text:p>
          </table:table-cell>
          <table:table-cell office:value-type="float" office:value="-5.637">
            <text:p>-5.637</text:p>
          </table:table-cell>
          <table:table-cell office:value-type="float" office:value="15.1">
            <text:p>15.1</text:p>
          </table:table-cell>
          <table:table-cell office:value-type="float" office:value="-5.74">
            <text:p>-5.74</text:p>
          </table:table-cell>
          <table:table-cell office:value-type="float" office:value="5">
            <text:p>5</text:p>
          </table:table-cell>
          <table:table-cell office:value-type="string">
            <text:p>H88-268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8:24.68</text:p>
          </table:table-cell>
          <table:table-cell table:style-name="ce2" office:value-type="string">
            <text:p>-69:29:03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.4">
            <text:p>22.4</text:p>
          </table:table-cell>
          <table:table-cell office:value-type="float" office:value="1021.5">
            <text:p>1021.5</text:p>
          </table:table-cell>
          <table:table-cell office:value-type="float" office:value="-6.56">
            <text:p>-6.56</text:p>
          </table:table-cell>
          <table:table-cell office:value-type="float" office:value="3">
            <text:p>3</text:p>
          </table:table-cell>
          <table:table-cell office:value-type="float" office:value="-5.72">
            <text:p>-5.72</text:p>
          </table:table-cell>
          <table:table-cell office:value-type="float" office:value="10">
            <text:p>10</text:p>
          </table:table-cell>
          <table:table-cell office:value-type="string">
            <text:p>HS74.KMHK339</text:p>
          </table:table-cell>
          <table:table-cell office:value-type="float" office:value="16.5">
            <text:p>16.5</text:p>
          </table:table-cell>
          <table:table-cell office:value-type="string">
            <text:p>CN</text:p>
          </table:table-cell>
          <table:table-cell table:style-name="ce2" office:value-type="string">
            <text:p>4:57:00.40</text:p>
          </table:table-cell>
          <table:table-cell table:style-name="ce2" office:value-type="string">
            <text:p>-68:44:59.2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1.5">
            <text:p>151.5</text:p>
          </table:table-cell>
          <table:table-cell office:value-type="float" office:value="1068.5">
            <text:p>1068.5</text:p>
          </table:table-cell>
          <table:table-cell office:value-type="float" office:value="-4.759">
            <text:p>-4.759</text:p>
          </table:table-cell>
          <table:table-cell office:value-type="float" office:value="27.5">
            <text:p>27.5</text:p>
          </table:table-cell>
          <table:table-cell office:value-type="float" office:value="-5.72">
            <text:p>-5.72</text:p>
          </table:table-cell>
          <table:table-cell office:value-type="float" office:value="5">
            <text:p>5</text:p>
          </table:table-cell>
          <table:table-cell office:value-type="string">
            <text:p>H88-45.H80F1-30.KMHK32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40.78</text:p>
          </table:table-cell>
          <table:table-cell table:style-name="ce2" office:value-type="string">
            <text:p>-68:39:59.63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763.2">
            <text:p>1763.2</text:p>
          </table:table-cell>
          <table:table-cell office:value-type="float" office:value="1792.62">
            <text:p>1792.62</text:p>
          </table:table-cell>
          <table:table-cell office:value-type="float" office:value="-5.539">
            <text:p>-5.539</text:p>
          </table:table-cell>
          <table:table-cell office:value-type="float" office:value="14.7">
            <text:p>14.7</text:p>
          </table:table-cell>
          <table:table-cell office:value-type="float" office:value="-5.71">
            <text:p>-5.71</text:p>
          </table:table-cell>
          <table:table-cell office:value-type="float" office:value="6">
            <text:p>6</text:p>
          </table:table-cell>
          <table:table-cell office:value-type="string">
            <text:p>BRHT48.KMK88-32.H88-178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20.00</text:p>
          </table:table-cell>
          <table:table-cell table:style-name="ce2" office:value-type="string">
            <text:p>-68:52:45.01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33.5">
            <text:p>1333.5</text:p>
          </table:table-cell>
          <table:table-cell office:value-type="float" office:value="750.5">
            <text:p>750.5</text:p>
          </table:table-cell>
          <table:table-cell office:value-type="float" office:value="-4.906">
            <text:p>-4.906</text:p>
          </table:table-cell>
          <table:table-cell office:value-type="float" office:value="23.6">
            <text:p>23.6</text:p>
          </table:table-cell>
          <table:table-cell office:value-type="float" office:value="-5.69">
            <text:p>-5.69</text:p>
          </table:table-cell>
          <table:table-cell office:value-type="float" office:value="6">
            <text:p>6</text:p>
          </table:table-cell>
          <table:table-cell office:value-type="string">
            <text:p>KMK88-14.H88-126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05:56.02</text:p>
          </table:table-cell>
          <table:table-cell table:style-name="ce2" office:value-type="string">
            <text:p>-68:57:06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519.5">
            <text:p>1519.5</text:p>
          </table:table-cell>
          <table:table-cell office:value-type="float" office:value="1078.5">
            <text:p>1078.5</text:p>
          </table:table-cell>
          <table:table-cell office:value-type="float" office:value="-3.845">
            <text:p>-3.845</text:p>
          </table:table-cell>
          <table:table-cell office:value-type="float" office:value="107.8">
            <text:p>107.8</text:p>
          </table:table-cell>
          <table:table-cell office:value-type="float" office:value="-5.68">
            <text:p>-5.68</text:p>
          </table:table-cell>
          <table:table-cell office:value-type="float" office:value="5">
            <text:p>5</text:p>
          </table:table-cell>
          <table:table-cell office:value-type="string">
            <text:p>H88-232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5:25.12</text:p>
          </table:table-cell>
          <table:table-cell table:style-name="ce2" office:value-type="string">
            <text:p>-69:02:38.49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20.5">
            <text:p>1120.5</text:p>
          </table:table-cell>
          <table:table-cell office:value-type="float" office:value="1048.5">
            <text:p>1048.5</text:p>
          </table:table-cell>
          <table:table-cell office:value-type="float" office:value="-4.967">
            <text:p>-4.967</text:p>
          </table:table-cell>
          <table:table-cell office:value-type="float" office:value="19">
            <text:p>19</text:p>
          </table:table-cell>
          <table:table-cell office:value-type="float" office:value="-5.68">
            <text:p>-5.68</text:p>
          </table:table-cell>
          <table:table-cell office:value-type="float" office:value="6">
            <text:p>6</text:p>
          </table:table-cell>
          <table:table-cell office:value-type="string">
            <text:p>BSDL500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03:45.49</text:p>
          </table:table-cell>
          <table:table-cell table:style-name="ce2" office:value-type="string">
            <text:p>-70:24:33.99</text:p>
          </table:table-cell>
          <table:table-cell office:value-type="float" office:value="9.3">
            <text:p>9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06.5">
            <text:p>1706.5</text:p>
          </table:table-cell>
          <table:table-cell office:value-type="float" office:value="499.5">
            <text:p>499.5</text:p>
          </table:table-cell>
          <table:table-cell office:value-type="float" office:value="-5.633">
            <text:p>-5.633</text:p>
          </table:table-cell>
          <table:table-cell office:value-type="float" office:value="15.5">
            <text:p>15.5</text:p>
          </table:table-cell>
          <table:table-cell office:value-type="float" office:value="-5.68">
            <text:p>-5.68</text:p>
          </table:table-cell>
          <table:table-cell office:value-type="float" office:value="6">
            <text:p>6</text:p>
          </table:table-cell>
          <table:table-cell office:value-type="string">
            <text:p>KMHK572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5:07:55.72</text:p>
          </table:table-cell>
          <table:table-cell table:style-name="ce2" office:value-type="string">
            <text:p>-70:01:55.1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06.5">
            <text:p>1006.5</text:p>
          </table:table-cell>
          <table:table-cell office:value-type="float" office:value="1114.5">
            <text:p>1114.5</text:p>
          </table:table-cell>
          <table:table-cell office:value-type="float" office:value="-4.046">
            <text:p>-4.046</text:p>
          </table:table-cell>
          <table:table-cell office:value-type="float" office:value="79.5">
            <text:p>79.5</text:p>
          </table:table-cell>
          <table:table-cell office:value-type="float" office:value="-5.67">
            <text:p>-5.67</text:p>
          </table:table-cell>
          <table:table-cell office:value-type="float" office:value="5">
            <text:p>5</text:p>
          </table:table-cell>
          <table:table-cell office:value-type="string">
            <text:p>BSDL165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5:49.50</text:p>
          </table:table-cell>
          <table:table-cell table:style-name="ce2" office:value-type="string">
            <text:p>-68:49:18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86.3">
            <text:p>1086.3</text:p>
          </table:table-cell>
          <table:table-cell office:value-type="float" office:value="1183.28">
            <text:p>1183.28</text:p>
          </table:table-cell>
          <table:table-cell office:value-type="float" office:value="-6.418">
            <text:p>-6.418</text:p>
          </table:table-cell>
          <table:table-cell office:value-type="float" office:value="2.8">
            <text:p>2.8</text:p>
          </table:table-cell>
          <table:table-cell office:value-type="float" office:value="-5.64">
            <text:p>-5.64</text:p>
          </table:table-cell>
          <table:table-cell office:value-type="float" office:value="5">
            <text:p>5</text:p>
          </table:table-cell>
          <table:table-cell office:value-type="string">
            <text:p>KMK88-81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35:39.00</text:p>
          </table:table-cell>
          <table:table-cell table:style-name="ce2" office:value-type="string">
            <text:p>-68:51:41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1.28">
            <text:p>231.28</text:p>
          </table:table-cell>
          <table:table-cell office:value-type="float" office:value="891.5">
            <text:p>891.5</text:p>
          </table:table-cell>
          <table:table-cell office:value-type="float" office:value="-5.309">
            <text:p>-5.309</text:p>
          </table:table-cell>
          <table:table-cell office:value-type="float" office:value="6.5">
            <text:p>6.5</text:p>
          </table:table-cell>
          <table:table-cell office:value-type="float" office:value="-5.63">
            <text:p>-5.63</text:p>
          </table:table-cell>
          <table:table-cell office:value-type="float" office:value="6">
            <text:p>6</text:p>
          </table:table-cell>
          <table:table-cell office:value-type="string">
            <text:p>NGC1768.SL127.ESO56SC32.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7:03.08</text:p>
          </table:table-cell>
          <table:table-cell table:style-name="ce2" office:value-type="string">
            <text:p>-68:14:56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25.56">
            <text:p>1525.56</text:p>
          </table:table-cell>
          <table:table-cell office:value-type="float" office:value="343.5">
            <text:p>343.5</text:p>
          </table:table-cell>
          <table:table-cell office:value-type="float" office:value="-5.568">
            <text:p>-5.568</text:p>
          </table:table-cell>
          <table:table-cell office:value-type="float" office:value="15.8">
            <text:p>15.8</text:p>
          </table:table-cell>
          <table:table-cell office:value-type="float" office:value="-5.62">
            <text:p>-5.62</text:p>
          </table:table-cell>
          <table:table-cell office:value-type="float" office:value="7">
            <text:p>7</text:p>
          </table:table-cell>
          <table:table-cell office:value-type="string">
            <text:p>HS242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0:35.26</text:p>
          </table:table-cell>
          <table:table-cell table:style-name="ce2" office:value-type="string">
            <text:p>-70:00:49.05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0.46">
            <text:p>190.46</text:p>
          </table:table-cell>
          <table:table-cell office:value-type="float" office:value="1481.54">
            <text:p>1481.54</text:p>
          </table:table-cell>
          <table:table-cell office:value-type="float" office:value="-3.287">
            <text:p>-3.287</text:p>
          </table:table-cell>
          <table:table-cell office:value-type="float" office:value="207">
            <text:p>207</text:p>
          </table:table-cell>
          <table:table-cell office:value-type="float" office:value="-5.62">
            <text:p>-5.62</text:p>
          </table:table-cell>
          <table:table-cell office:value-type="float" office:value="5">
            <text:p>5</text:p>
          </table:table-cell>
          <table:table-cell office:value-type="string">
            <text:p>BSDL149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2:57.00</text:p>
          </table:table-cell>
          <table:table-cell table:style-name="ce2" office:value-type="string">
            <text:p>-68:16:16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3.5">
            <text:p>783.5</text:p>
          </table:table-cell>
          <table:table-cell office:value-type="float" office:value="1008.5">
            <text:p>1008.5</text:p>
          </table:table-cell>
          <table:table-cell office:value-type="float" office:value="-4.878">
            <text:p>-4.878</text:p>
          </table:table-cell>
          <table:table-cell office:value-type="float" office:value="19.2">
            <text:p>19.2</text:p>
          </table:table-cell>
          <table:table-cell office:value-type="float" office:value="-5.6">
            <text:p>-5.6</text:p>
          </table:table-cell>
          <table:table-cell office:value-type="float" office:value="8">
            <text:p>8</text:p>
          </table:table-cell>
          <table:table-cell office:value-type="string">
            <text:p>HS104.KMHK499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4:02.87</text:p>
          </table:table-cell>
          <table:table-cell table:style-name="ce2" office:value-type="string">
            <text:p>-70:37:34.99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46.42">
            <text:p>446.42</text:p>
          </table:table-cell>
          <table:table-cell office:value-type="float" office:value="587.16">
            <text:p>587.16</text:p>
          </table:table-cell>
          <table:table-cell office:value-type="float" office:value="-6.354">
            <text:p>-6.354</text:p>
          </table:table-cell>
          <table:table-cell office:value-type="float" office:value="4.2">
            <text:p>4.2</text:p>
          </table:table-cell>
          <table:table-cell office:value-type="float" office:value="-5.59">
            <text:p>-5.59</text:p>
          </table:table-cell>
          <table:table-cell office:value-type="float" office:value="5">
            <text:p>5</text:p>
          </table:table-cell>
          <table:table-cell office:value-type="string">
            <text:p>BSDL2725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9:56.00</text:p>
          </table:table-cell>
          <table:table-cell table:style-name="ce2" office:value-type="string">
            <text:p>-69:16:25.0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.47">
            <text:p>156.47</text:p>
          </table:table-cell>
          <table:table-cell office:value-type="float" office:value="409.7">
            <text:p>409.7</text:p>
          </table:table-cell>
          <table:table-cell office:value-type="float" office:value="-4.87">
            <text:p>-4.87</text:p>
          </table:table-cell>
          <table:table-cell office:value-type="float" office:value="19.1">
            <text:p>19.1</text:p>
          </table:table-cell>
          <table:table-cell office:value-type="float" office:value="-5.59">
            <text:p>-5.59</text:p>
          </table:table-cell>
          <table:table-cell office:value-type="float" office:value="5">
            <text:p>5</text:p>
          </table:table-cell>
          <table:table-cell office:value-type="string">
            <text:p>BSDL2093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0:55.00</text:p>
          </table:table-cell>
          <table:table-cell table:style-name="ce2" office:value-type="string">
            <text:p>-69:22:02.99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61.32">
            <text:p>1561.32</text:p>
          </table:table-cell>
          <table:table-cell office:value-type="float" office:value="218.45">
            <text:p>218.45</text:p>
          </table:table-cell>
          <table:table-cell office:value-type="float" office:value="-4.901">
            <text:p>-4.901</text:p>
          </table:table-cell>
          <table:table-cell office:value-type="float" office:value="21.1">
            <text:p>21.1</text:p>
          </table:table-cell>
          <table:table-cell office:value-type="float" office:value="-5.58">
            <text:p>-5.58</text:p>
          </table:table-cell>
          <table:table-cell office:value-type="float" office:value="5">
            <text:p>5</text:p>
          </table:table-cell>
          <table:table-cell office:value-type="string">
            <text:p>BRHT47.KMK88-29.H88-17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9:43.00</text:p>
          </table:table-cell>
          <table:table-cell table:style-name="ce2" office:value-type="string">
            <text:p>-68:48:06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95.26">
            <text:p>1695.26</text:p>
          </table:table-cell>
          <table:table-cell office:value-type="float" office:value="610.5">
            <text:p>610.5</text:p>
          </table:table-cell>
          <table:table-cell office:value-type="float" office:value="-6.422">
            <text:p>-6.422</text:p>
          </table:table-cell>
          <table:table-cell office:value-type="float" office:value="4">
            <text:p>4</text:p>
          </table:table-cell>
          <table:table-cell office:value-type="float" office:value="-5.58">
            <text:p>-5.58</text:p>
          </table:table-cell>
          <table:table-cell office:value-type="float" office:value="7">
            <text:p>7</text:p>
          </table:table-cell>
          <table:table-cell office:value-type="string">
            <text:p>SL234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6:55.27</text:p>
          </table:table-cell>
          <table:table-cell table:style-name="ce2" office:value-type="string">
            <text:p>-68:43:06.95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66.78">
            <text:p>1066.78</text:p>
          </table:table-cell>
          <table:table-cell office:value-type="float" office:value="246.2">
            <text:p>246.2</text:p>
          </table:table-cell>
          <table:table-cell office:value-type="float" office:value="-4.139">
            <text:p>-4.139</text:p>
          </table:table-cell>
          <table:table-cell office:value-type="float" office:value="57.6">
            <text:p>57.6</text:p>
          </table:table-cell>
          <table:table-cell office:value-type="float" office:value="-5.58">
            <text:p>-5.58</text:p>
          </table:table-cell>
          <table:table-cell office:value-type="float" office:value="5">
            <text:p>5</text:p>
          </table:table-cell>
          <table:table-cell office:value-type="string">
            <text:p>KMHK368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4:57:57.04</text:p>
          </table:table-cell>
          <table:table-cell table:style-name="ce2" office:value-type="string">
            <text:p>-70:19:54.9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7.5">
            <text:p>887.5</text:p>
          </table:table-cell>
          <table:table-cell office:value-type="float" office:value="362.5">
            <text:p>362.5</text:p>
          </table:table-cell>
          <table:table-cell office:value-type="float" office:value="-6.351">
            <text:p>-6.351</text:p>
          </table:table-cell>
          <table:table-cell office:value-type="float" office:value="4.1">
            <text:p>4.1</text:p>
          </table:table-cell>
          <table:table-cell office:value-type="float" office:value="-5.57">
            <text:p>-5.57</text:p>
          </table:table-cell>
          <table:table-cell office:value-type="float" office:value="5">
            <text:p>5</text:p>
          </table:table-cell>
          <table:table-cell office:value-type="string">
            <text:p>BSDL29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6:41.65</text:p>
          </table:table-cell>
          <table:table-cell table:style-name="ce2" office:value-type="string">
            <text:p>-69:27:52.71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38.29">
            <text:p>738.29</text:p>
          </table:table-cell>
          <table:table-cell office:value-type="float" office:value="202.4">
            <text:p>202.4</text:p>
          </table:table-cell>
          <table:table-cell office:value-type="float" office:value="-3.985">
            <text:p>-3.985</text:p>
          </table:table-cell>
          <table:table-cell office:value-type="float" office:value="72.9">
            <text:p>72.9</text:p>
          </table:table-cell>
          <table:table-cell office:value-type="float" office:value="-5.56">
            <text:p>-5.56</text:p>
          </table:table-cell>
          <table:table-cell office:value-type="float" office:value="5">
            <text:p>5</text:p>
          </table:table-cell>
          <table:table-cell office:value-type="string">
            <text:p>H88-172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09:56.27</text:p>
          </table:table-cell>
          <table:table-cell table:style-name="ce2" office:value-type="string">
            <text:p>-69:19:50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15.5">
            <text:p>815.5</text:p>
          </table:table-cell>
          <table:table-cell office:value-type="float" office:value="881.5">
            <text:p>881.5</text:p>
          </table:table-cell>
          <table:table-cell office:value-type="float" office:value="-6.343">
            <text:p>-6.343</text:p>
          </table:table-cell>
          <table:table-cell office:value-type="float" office:value="4.1">
            <text:p>4.1</text:p>
          </table:table-cell>
          <table:table-cell office:value-type="float" office:value="-5.56">
            <text:p>-5.56</text:p>
          </table:table-cell>
          <table:table-cell office:value-type="float" office:value="5">
            <text:p>5</text:p>
          </table:table-cell>
          <table:table-cell office:value-type="string">
            <text:p>H88-250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6:49.52</text:p>
          </table:table-cell>
          <table:table-cell table:style-name="ce2" office:value-type="string">
            <text:p>-69:29:50.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74.5">
            <text:p>1574.5</text:p>
          </table:table-cell>
          <table:table-cell office:value-type="float" office:value="509.5">
            <text:p>509.5</text:p>
          </table:table-cell>
          <table:table-cell office:value-type="float" office:value="-5.319">
            <text:p>-5.319</text:p>
          </table:table-cell>
          <table:table-cell office:value-type="float" office:value="16.8">
            <text:p>16.8</text:p>
          </table:table-cell>
          <table:table-cell office:value-type="float" office:value="-5.53">
            <text:p>-5.53</text:p>
          </table:table-cell>
          <table:table-cell office:value-type="float" office:value="6">
            <text:p>6</text:p>
          </table:table-cell>
          <table:table-cell office:value-type="string">
            <text:p>HS122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07:38.69</text:p>
          </table:table-cell>
          <table:table-cell table:style-name="ce2" office:value-type="string">
            <text:p>-68:47:44.7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3.5">
            <text:p>843.5</text:p>
          </table:table-cell>
          <table:table-cell office:value-type="float" office:value="518.5">
            <text:p>518.5</text:p>
          </table:table-cell>
          <table:table-cell office:value-type="float" office:value="-6.554">
            <text:p>-6.554</text:p>
          </table:table-cell>
          <table:table-cell office:value-type="float" office:value="3.4">
            <text:p>3.4</text:p>
          </table:table-cell>
          <table:table-cell office:value-type="float" office:value="-5.53">
            <text:p>-5.53</text:p>
          </table:table-cell>
          <table:table-cell office:value-type="float" office:value="10">
            <text:p>10</text:p>
          </table:table-cell>
          <table:table-cell office:value-type="string">
            <text:p>SL109.KMHK290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5:33.18</text:p>
          </table:table-cell>
          <table:table-cell table:style-name="ce2" office:value-type="string">
            <text:p>-69:29:38.7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0.5">
            <text:p>690.5</text:p>
          </table:table-cell>
          <table:table-cell office:value-type="float" office:value="1453.5">
            <text:p>1453.5</text:p>
          </table:table-cell>
          <table:table-cell office:value-type="float" office:value="-6.792">
            <text:p>-6.792</text:p>
          </table:table-cell>
          <table:table-cell office:value-type="float" office:value="6.6">
            <text:p>6.6</text:p>
          </table:table-cell>
          <table:table-cell office:value-type="float" office:value="-5.53">
            <text:p>-5.53</text:p>
          </table:table-cell>
          <table:table-cell office:value-type="float" office:value="6">
            <text:p>6</text:p>
          </table:table-cell>
          <table:table-cell office:value-type="string">
            <text:p>BSDL232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3:40.16</text:p>
          </table:table-cell>
          <table:table-cell table:style-name="ce2" office:value-type="string">
            <text:p>-69:06:48.5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821.5">
            <text:p>1821.5</text:p>
          </table:table-cell>
          <table:table-cell office:value-type="float" office:value="784.5">
            <text:p>784.5</text:p>
          </table:table-cell>
          <table:table-cell office:value-type="float" office:value="-5.461">
            <text:p>-5.461</text:p>
          </table:table-cell>
          <table:table-cell office:value-type="float" office:value="15.3">
            <text:p>15.3</text:p>
          </table:table-cell>
          <table:table-cell office:value-type="float" office:value="-5.52">
            <text:p>-5.52</text:p>
          </table:table-cell>
          <table:table-cell office:value-type="float" office:value="5">
            <text:p>5</text:p>
          </table:table-cell>
          <table:table-cell office:value-type="string">
            <text:p>BRHT4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5:41.21</text:p>
          </table:table-cell>
          <table:table-cell table:style-name="ce2" office:value-type="string">
            <text:p>-68:38:16.2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37.5">
            <text:p>1237.5</text:p>
          </table:table-cell>
          <table:table-cell office:value-type="float" office:value="1311.5">
            <text:p>1311.5</text:p>
          </table:table-cell>
          <table:table-cell office:value-type="float" office:value="-3.086">
            <text:p>-3.086</text:p>
          </table:table-cell>
          <table:table-cell office:value-type="float" office:value="227.2">
            <text:p>227.2</text:p>
          </table:table-cell>
          <table:table-cell office:value-type="float" office:value="-5.52">
            <text:p>-5.52</text:p>
          </table:table-cell>
          <table:table-cell office:value-type="float" office:value="5">
            <text:p>5</text:p>
          </table:table-cell>
          <table:table-cell office:value-type="string">
            <text:p>H88-26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5:03.98</text:p>
          </table:table-cell>
          <table:table-cell table:style-name="ce2" office:value-type="string">
            <text:p>-67:57:59.3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915.39">
            <text:p>1915.39</text:p>
          </table:table-cell>
          <table:table-cell office:value-type="float" office:value="97.37">
            <text:p>97.37</text:p>
          </table:table-cell>
          <table:table-cell office:value-type="float" office:value="-6.523">
            <text:p>-6.523</text:p>
          </table:table-cell>
          <table:table-cell office:value-type="float" office:value="7.5">
            <text:p>7.5</text:p>
          </table:table-cell>
          <table:table-cell office:value-type="float" office:value="-5.51">
            <text:p>-5.51</text:p>
          </table:table-cell>
          <table:table-cell office:value-type="float" office:value="10">
            <text:p>10</text:p>
          </table:table-cell>
          <table:table-cell office:value-type="string">
            <text:p>SL42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2:25.00</text:p>
          </table:table-cell>
          <table:table-cell table:style-name="ce2" office:value-type="string">
            <text:p>-68:47:06.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.5">
            <text:p>159.5</text:p>
          </table:table-cell>
          <table:table-cell office:value-type="float" office:value="1180.5">
            <text:p>1180.5</text:p>
          </table:table-cell>
          <table:table-cell office:value-type="float" office:value="-3.91">
            <text:p>-3.91</text:p>
          </table:table-cell>
          <table:table-cell office:value-type="float" office:value="74.4">
            <text:p>74.4</text:p>
          </table:table-cell>
          <table:table-cell office:value-type="float" office:value="-5.5">
            <text:p>-5.5</text:p>
          </table:table-cell>
          <table:table-cell office:value-type="float" office:value="5">
            <text:p>5</text:p>
          </table:table-cell>
          <table:table-cell office:value-type="string">
            <text:p>BSDL250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35:35.83</text:p>
          </table:table-cell>
          <table:table-cell table:style-name="ce2" office:value-type="string">
            <text:p>-69:27:27.1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88.5">
            <text:p>1288.5</text:p>
          </table:table-cell>
          <table:table-cell office:value-type="float" office:value="600.5">
            <text:p>600.5</text:p>
          </table:table-cell>
          <table:table-cell office:value-type="float" office:value="-4.774">
            <text:p>-4.774</text:p>
          </table:table-cell>
          <table:table-cell office:value-type="float" office:value="20.1">
            <text:p>20.1</text:p>
          </table:table-cell>
          <table:table-cell office:value-type="float" office:value="-5.48">
            <text:p>-5.48</text:p>
          </table:table-cell>
          <table:table-cell office:value-type="float" office:value="6">
            <text:p>6</text:p>
          </table:table-cell>
          <table:table-cell office:value-type="string">
            <text:p>HS64.KMHK281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5:13.89</text:p>
          </table:table-cell>
          <table:table-cell table:style-name="ce2" office:value-type="string">
            <text:p>-70:11:31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33.43">
            <text:p>1633.43</text:p>
          </table:table-cell>
          <table:table-cell office:value-type="float" office:value="665.5">
            <text:p>665.5</text:p>
          </table:table-cell>
          <table:table-cell office:value-type="float" office:value="-5.466">
            <text:p>-5.466</text:p>
          </table:table-cell>
          <table:table-cell office:value-type="float" office:value="10">
            <text:p>10</text:p>
          </table:table-cell>
          <table:table-cell office:value-type="float" office:value="-5.47">
            <text:p>-5.47</text:p>
          </table:table-cell>
          <table:table-cell office:value-type="float" office:value="10">
            <text:p>10</text:p>
          </table:table-cell>
          <table:table-cell office:value-type="string">
            <text:p>SL503.KMHK952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29:00.20</text:p>
          </table:table-cell>
          <table:table-cell table:style-name="ce2" office:value-type="string">
            <text:p>-68:25:07.96</text:p>
          </table:table-cell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79.29">
            <text:p>1179.29</text:p>
          </table:table-cell>
          <table:table-cell office:value-type="float" office:value="1048.62">
            <text:p>1048.62</text:p>
          </table:table-cell>
          <table:table-cell office:value-type="float" office:value="-5.46">
            <text:p>-5.46</text:p>
          </table:table-cell>
          <table:table-cell office:value-type="float" office:value="10">
            <text:p>10</text:p>
          </table:table-cell>
          <table:table-cell office:value-type="float" office:value="-5.46">
            <text:p>-5.46</text:p>
          </table:table-cell>
          <table:table-cell office:value-type="float" office:value="5">
            <text:p>5</text:p>
          </table:table-cell>
          <table:table-cell office:value-type="string">
            <text:p>BRHT45b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6:52.00</text:p>
          </table:table-cell>
          <table:table-cell table:style-name="ce2" office:value-type="string">
            <text:p>-68:00:19.99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8.5">
            <text:p>758.5</text:p>
          </table:table-cell>
          <table:table-cell office:value-type="float" office:value="706.5">
            <text:p>706.5</text:p>
          </table:table-cell>
          <table:table-cell office:value-type="float" office:value="-5.218">
            <text:p>-5.218</text:p>
          </table:table-cell>
          <table:table-cell office:value-type="float" office:value="14.5">
            <text:p>14.5</text:p>
          </table:table-cell>
          <table:table-cell office:value-type="float" office:value="-5.43">
            <text:p>-5.43</text:p>
          </table:table-cell>
          <table:table-cell office:value-type="float" office:value="5">
            <text:p>5</text:p>
          </table:table-cell>
          <table:table-cell office:value-type="string">
            <text:p>BSDL1160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18:06.73</text:p>
          </table:table-cell>
          <table:table-cell table:style-name="ce2" office:value-type="string">
            <text:p>-69:32:02.34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0.62">
            <text:p>570.62</text:p>
          </table:table-cell>
          <table:table-cell office:value-type="float" office:value="1132.5">
            <text:p>1132.5</text:p>
          </table:table-cell>
          <table:table-cell office:value-type="float" office:value="-5.381">
            <text:p>-5.381</text:p>
          </table:table-cell>
          <table:table-cell office:value-type="float" office:value="15.8">
            <text:p>15.8</text:p>
          </table:table-cell>
          <table:table-cell office:value-type="float" office:value="-5.43">
            <text:p>-5.43</text:p>
          </table:table-cell>
          <table:table-cell office:value-type="float" office:value="6">
            <text:p>6</text:p>
          </table:table-cell>
          <table:table-cell office:value-type="string">
            <text:p>SL551.BRHT38a.KMHK102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31:52.52</text:p>
          </table:table-cell>
          <table:table-cell table:style-name="ce2" office:value-type="string">
            <text:p>-67:59:28.08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409.5">
            <text:p>1409.5</text:p>
          </table:table-cell>
          <table:table-cell office:value-type="float" office:value="1373.5">
            <text:p>1373.5</text:p>
          </table:table-cell>
          <table:table-cell office:value-type="float" office:value="-5.205">
            <text:p>-5.205</text:p>
          </table:table-cell>
          <table:table-cell office:value-type="float" office:value="16.8">
            <text:p>16.8</text:p>
          </table:table-cell>
          <table:table-cell office:value-type="float" office:value="-5.41">
            <text:p>-5.41</text:p>
          </table:table-cell>
          <table:table-cell office:value-type="float" office:value="6">
            <text:p>6</text:p>
          </table:table-cell>
          <table:table-cell office:value-type="string">
            <text:p>KMHK118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49:20.53</text:p>
          </table:table-cell>
          <table:table-cell table:style-name="ce2" office:value-type="string">
            <text:p>-69:07:40.85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97.63">
            <text:p>997.63</text:p>
          </table:table-cell>
          <table:table-cell office:value-type="float" office:value="1111.5">
            <text:p>1111.5</text:p>
          </table:table-cell>
          <table:table-cell office:value-type="float" office:value="-6.293">
            <text:p>-6.293</text:p>
          </table:table-cell>
          <table:table-cell office:value-type="float" office:value="3.1">
            <text:p>3.1</text:p>
          </table:table-cell>
          <table:table-cell office:value-type="float" office:value="-5.4">
            <text:p>-5.4</text:p>
          </table:table-cell>
          <table:table-cell office:value-type="float" office:value="5">
            <text:p>5</text:p>
          </table:table-cell>
          <table:table-cell office:value-type="string">
            <text:p>BSDL104</text:p>
          </table:table-cell>
          <table:table-cell office:value-type="float" office:value="19.5">
            <text:p>19.5</text:p>
          </table:table-cell>
          <table:table-cell office:value-type="string">
            <text:p>CN</text:p>
          </table:table-cell>
          <table:table-cell table:style-name="ce2" office:value-type="string">
            <text:p>4:51:12.45</text:p>
          </table:table-cell>
          <table:table-cell table:style-name="ce2" office:value-type="string">
            <text:p>-69:23:42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78.62">
            <text:p>1078.62</text:p>
          </table:table-cell>
          <table:table-cell office:value-type="float" office:value="405.41">
            <text:p>405.41</text:p>
          </table:table-cell>
          <table:table-cell office:value-type="float" office:value="-6.489">
            <text:p>-6.489</text:p>
          </table:table-cell>
          <table:table-cell office:value-type="float" office:value="5.1">
            <text:p>5.1</text:p>
          </table:table-cell>
          <table:table-cell office:value-type="float" office:value="-5.38">
            <text:p>-5.38</text:p>
          </table:table-cell>
          <table:table-cell office:value-type="float" office:value="6">
            <text:p>6</text:p>
          </table:table-cell>
          <table:table-cell office:value-type="string">
            <text:p>H88-309.KMHK123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41:12.00</text:p>
          </table:table-cell>
          <table:table-cell table:style-name="ce2" office:value-type="string">
            <text:p>-68:51:56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15.58">
            <text:p>1315.58</text:p>
          </table:table-cell>
          <table:table-cell office:value-type="float" office:value="439.5">
            <text:p>439.5</text:p>
          </table:table-cell>
          <table:table-cell office:value-type="float" office:value="-3.95">
            <text:p>-3.95</text:p>
          </table:table-cell>
          <table:table-cell office:value-type="float" office:value="54.2">
            <text:p>54.2</text:p>
          </table:table-cell>
          <table:table-cell office:value-type="float" office:value="-5.36">
            <text:p>-5.36</text:p>
          </table:table-cell>
          <table:table-cell office:value-type="float" office:value="5">
            <text:p>5</text:p>
          </table:table-cell>
          <table:table-cell office:value-type="string">
            <text:p>HS86.KMHK435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5:01:02.47</text:p>
          </table:table-cell>
          <table:table-cell table:style-name="ce2" office:value-type="string">
            <text:p>-67:55:00.9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5.5">
            <text:p>955.5</text:p>
          </table:table-cell>
          <table:table-cell office:value-type="float" office:value="743.5">
            <text:p>743.5</text:p>
          </table:table-cell>
          <table:table-cell office:value-type="float" office:value="-4.626">
            <text:p>-4.626</text:p>
          </table:table-cell>
          <table:table-cell office:value-type="float" office:value="9.3">
            <text:p>9.3</text:p>
          </table:table-cell>
          <table:table-cell office:value-type="float" office:value="-5.36">
            <text:p>-5.36</text:p>
          </table:table-cell>
          <table:table-cell office:value-type="float" office:value="6">
            <text:p>6</text:p>
          </table:table-cell>
          <table:table-cell office:value-type="string">
            <text:p>H88-26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17:50.22</text:p>
          </table:table-cell>
          <table:table-cell table:style-name="ce2" office:value-type="string">
            <text:p>-69:24:26.4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41.75">
            <text:p>441.75</text:p>
          </table:table-cell>
          <table:table-cell office:value-type="float" office:value="598.65">
            <text:p>598.65</text:p>
          </table:table-cell>
          <table:table-cell office:value-type="float" office:value="-6.23">
            <text:p>-6.23</text:p>
          </table:table-cell>
          <table:table-cell office:value-type="float" office:value="4.9">
            <text:p>4.9</text:p>
          </table:table-cell>
          <table:table-cell office:value-type="float" office:value="-5.35">
            <text:p>-5.35</text:p>
          </table:table-cell>
          <table:table-cell office:value-type="float" office:value="5">
            <text:p>5</text:p>
          </table:table-cell>
          <table:table-cell office:value-type="string">
            <text:p>BSDL2720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39:51.00</text:p>
          </table:table-cell>
          <table:table-cell table:style-name="ce2" office:value-type="string">
            <text:p>-69:16:36.0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2.74">
            <text:p>282.74</text:p>
          </table:table-cell>
          <table:table-cell office:value-type="float" office:value="1472.33">
            <text:p>1472.33</text:p>
          </table:table-cell>
          <table:table-cell office:value-type="float" office:value="-4.603">
            <text:p>-4.603</text:p>
          </table:table-cell>
          <table:table-cell office:value-type="float" office:value="19.5">
            <text:p>19.5</text:p>
          </table:table-cell>
          <table:table-cell office:value-type="float" office:value="-5.34">
            <text:p>-5.34</text:p>
          </table:table-cell>
          <table:table-cell office:value-type="float" office:value="7">
            <text:p>7</text:p>
          </table:table-cell>
          <table:table-cell office:value-type="string">
            <text:p>SL169.BRHT26a.KMHK430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0:22.00</text:p>
          </table:table-cell>
          <table:table-cell table:style-name="ce2" office:value-type="string">
            <text:p>-70:56:39.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28.23">
            <text:p>1428.23</text:p>
          </table:table-cell>
          <table:table-cell office:value-type="float" office:value="383.5">
            <text:p>383.5</text:p>
          </table:table-cell>
          <table:table-cell office:value-type="float" office:value="-3.223">
            <text:p>-3.223</text:p>
          </table:table-cell>
          <table:table-cell office:value-type="float" office:value="153">
            <text:p>153</text:p>
          </table:table-cell>
          <table:table-cell office:value-type="float" office:value="-5.33">
            <text:p>-5.33</text:p>
          </table:table-cell>
          <table:table-cell office:value-type="float" office:value="5">
            <text:p>5</text:p>
          </table:table-cell>
          <table:table-cell office:value-type="string">
            <text:p>KMHK335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51.90</text:p>
          </table:table-cell>
          <table:table-cell table:style-name="ce2" office:value-type="string">
            <text:p>-70:06:02.93</text:p>
          </table:table-cell>
          <table:table-cell office:value-type="float" office:value="6.8">
            <text:p>6.8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7.5">
            <text:p>147.5</text:p>
          </table:table-cell>
          <table:table-cell office:value-type="float" office:value="178.4">
            <text:p>178.4</text:p>
          </table:table-cell>
          <table:table-cell office:value-type="float" office:value="-6.303">
            <text:p>-6.303</text:p>
          </table:table-cell>
          <table:table-cell office:value-type="float" office:value="3.8">
            <text:p>3.8</text:p>
          </table:table-cell>
          <table:table-cell office:value-type="float" office:value="-5.32">
            <text:p>-5.32</text:p>
          </table:table-cell>
          <table:table-cell office:value-type="float" office:value="5">
            <text:p>5</text:p>
          </table:table-cell>
          <table:table-cell office:value-type="string">
            <text:p>BSDL2883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42:56.72</text:p>
          </table:table-cell>
          <table:table-cell table:style-name="ce2" office:value-type="string">
            <text:p>-69:27:44.5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977.52">
            <text:p>1977.52</text:p>
          </table:table-cell>
          <table:table-cell office:value-type="float" office:value="158.4">
            <text:p>158.4</text:p>
          </table:table-cell>
          <table:table-cell office:value-type="float" office:value="-5.313">
            <text:p>-5.313</text:p>
          </table:table-cell>
          <table:table-cell office:value-type="float" office:value="10">
            <text:p>10</text:p>
          </table:table-cell>
          <table:table-cell office:value-type="float" office:value="-5.31">
            <text:p>-5.31</text:p>
          </table:table-cell>
          <table:table-cell office:value-type="float" office:value="5">
            <text:p>5</text:p>
          </table:table-cell>
          <table:table-cell office:value-type="string">
            <text:p>H88-291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21:58.47</text:p>
          </table:table-cell>
          <table:table-cell table:style-name="ce2" office:value-type="string">
            <text:p>-68:44:45.05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2.5">
            <text:p>512.5</text:p>
          </table:table-cell>
          <table:table-cell office:value-type="float" office:value="477.5">
            <text:p>477.5</text:p>
          </table:table-cell>
          <table:table-cell office:value-type="float" office:value="-6.586">
            <text:p>-6.586</text:p>
          </table:table-cell>
          <table:table-cell office:value-type="float" office:value="6.5">
            <text:p>6.5</text:p>
          </table:table-cell>
          <table:table-cell office:value-type="float" office:value="-5.31">
            <text:p>-5.31</text:p>
          </table:table-cell>
          <table:table-cell office:value-type="float" office:value="5">
            <text:p>5</text:p>
          </table:table-cell>
          <table:table-cell office:value-type="string">
            <text:p>BSDL26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5:52.72</text:p>
          </table:table-cell>
          <table:table-cell table:style-name="ce2" office:value-type="string">
            <text:p>-69:42:24.25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452.41">
            <text:p>1452.41</text:p>
          </table:table-cell>
          <table:table-cell office:value-type="float" office:value="1009.5">
            <text:p>1009.5</text:p>
          </table:table-cell>
          <table:table-cell office:value-type="float" office:value="-3.791">
            <text:p>-3.791</text:p>
          </table:table-cell>
          <table:table-cell office:value-type="float" office:value="64.3">
            <text:p>64.3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  <table:table-cell office:value-type="string">
            <text:p>H88-48.KMHK33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7:08.72</text:p>
          </table:table-cell>
          <table:table-cell table:style-name="ce2" office:value-type="string">
            <text:p>-67:49:48.0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5.84">
            <text:p>385.84</text:p>
          </table:table-cell>
          <table:table-cell office:value-type="float" office:value="827.5">
            <text:p>827.5</text:p>
          </table:table-cell>
          <table:table-cell office:value-type="float" office:value="-6.185">
            <text:p>-6.185</text:p>
          </table:table-cell>
          <table:table-cell office:value-type="float" office:value="4.9">
            <text:p>4.9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  <table:table-cell office:value-type="string">
            <text:p>BSDL1837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27:52.03</text:p>
          </table:table-cell>
          <table:table-cell table:style-name="ce2" office:value-type="string">
            <text:p>-69:13:17.9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20.5">
            <text:p>1720.5</text:p>
          </table:table-cell>
          <table:table-cell office:value-type="float" office:value="110.4">
            <text:p>110.4</text:p>
          </table:table-cell>
          <table:table-cell office:value-type="float" office:value="-5.019">
            <text:p>-5.019</text:p>
          </table:table-cell>
          <table:table-cell office:value-type="float" office:value="17">
            <text:p>17</text:p>
          </table:table-cell>
          <table:table-cell office:value-type="float" office:value="-5.29">
            <text:p>-5.29</text:p>
          </table:table-cell>
          <table:table-cell office:value-type="float" office:value="6">
            <text:p>6</text:p>
          </table:table-cell>
          <table:table-cell office:value-type="string">
            <text:p>HS152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27.73</text:p>
          </table:table-cell>
          <table:table-cell table:style-name="ce2" office:value-type="string">
            <text:p>-68:41:52.6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10.5">
            <text:p>610.5</text:p>
          </table:table-cell>
          <table:table-cell office:value-type="float" office:value="1334.5">
            <text:p>1334.5</text:p>
          </table:table-cell>
          <table:table-cell office:value-type="float" office:value="-4.579">
            <text:p>-4.579</text:p>
          </table:table-cell>
          <table:table-cell office:value-type="float" office:value="19">
            <text:p>19</text:p>
          </table:table-cell>
          <table:table-cell office:value-type="float" office:value="-5.29">
            <text:p>-5.29</text:p>
          </table:table-cell>
          <table:table-cell office:value-type="float" office:value="5">
            <text:p>5</text:p>
          </table:table-cell>
          <table:table-cell office:value-type="string">
            <text:p>BSDL58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49:31.97</text:p>
          </table:table-cell>
          <table:table-cell table:style-name="ce2" office:value-type="string">
            <text:p>-69:38:32.28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56.25">
            <text:p>1056.25</text:p>
          </table:table-cell>
          <table:table-cell office:value-type="float" office:value="1592.5">
            <text:p>1592.5</text:p>
          </table:table-cell>
          <table:table-cell office:value-type="float" office:value="-6.378">
            <text:p>-6.378</text:p>
          </table:table-cell>
          <table:table-cell office:value-type="float" office:value="7.3">
            <text:p>7.3</text:p>
          </table:table-cell>
          <table:table-cell office:value-type="float" office:value="-5.29">
            <text:p>-5.29</text:p>
          </table:table-cell>
          <table:table-cell office:value-type="float" office:value="8">
            <text:p>8</text:p>
          </table:table-cell>
          <table:table-cell office:value-type="string">
            <text:p>SL42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22:25.79</text:p>
          </table:table-cell>
          <table:table-cell table:style-name="ce2" office:value-type="string">
            <text:p>-68:47:06.0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18.5">
            <text:p>1518.5</text:p>
          </table:table-cell>
          <table:table-cell office:value-type="float" office:value="627.5">
            <text:p>627.5</text:p>
          </table:table-cell>
          <table:table-cell office:value-type="float" office:value="-6.168">
            <text:p>-6.168</text:p>
          </table:table-cell>
          <table:table-cell office:value-type="float" office:value="3.1">
            <text:p>3.1</text:p>
          </table:table-cell>
          <table:table-cell office:value-type="float" office:value="-5.28">
            <text:p>-5.28</text:p>
          </table:table-cell>
          <table:table-cell office:value-type="float" office:value="6">
            <text:p>6</text:p>
          </table:table-cell>
          <table:table-cell office:value-type="string">
            <text:p>KMHK251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4:43.52</text:p>
          </table:table-cell>
          <table:table-cell table:style-name="ce2" office:value-type="string">
            <text:p>-69:03:37.55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4.5">
            <text:p>224.5</text:p>
          </table:table-cell>
          <table:table-cell office:value-type="float" office:value="1587.5">
            <text:p>1587.5</text:p>
          </table:table-cell>
          <table:table-cell office:value-type="float" office:value="-6.113">
            <text:p>-6.113</text:p>
          </table:table-cell>
          <table:table-cell office:value-type="float" office:value="4.8">
            <text:p>4.8</text:p>
          </table:table-cell>
          <table:table-cell office:value-type="float" office:value="-5.27">
            <text:p>-5.27</text:p>
          </table:table-cell>
          <table:table-cell office:value-type="float" office:value="7">
            <text:p>7</text:p>
          </table:table-cell>
          <table:table-cell office:value-type="string">
            <text:p>SL563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32:37.50</text:p>
          </table:table-cell>
          <table:table-cell table:style-name="ce2" office:value-type="string">
            <text:p>-69:24:40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95.5">
            <text:p>795.5</text:p>
          </table:table-cell>
          <table:table-cell office:value-type="float" office:value="298.5">
            <text:p>298.5</text:p>
          </table:table-cell>
          <table:table-cell office:value-type="float" office:value="-4.232">
            <text:p>-4.232</text:p>
          </table:table-cell>
          <table:table-cell office:value-type="float" office:value="33.2">
            <text:p>33.2</text:p>
          </table:table-cell>
          <table:table-cell office:value-type="float" office:value="-5.27">
            <text:p>-5.27</text:p>
          </table:table-cell>
          <table:table-cell office:value-type="float" office:value="5">
            <text:p>5</text:p>
          </table:table-cell>
          <table:table-cell office:value-type="string">
            <text:p>H88-320.KMHK124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41:59.59</text:p>
          </table:table-cell>
          <table:table-cell table:style-name="ce2" office:value-type="string">
            <text:p>-69:02:49.1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83.2">
            <text:p>1083.2</text:p>
          </table:table-cell>
          <table:table-cell office:value-type="float" office:value="1621.24">
            <text:p>1621.24</text:p>
          </table:table-cell>
          <table:table-cell office:value-type="float" office:value="-4.19">
            <text:p>-4.19</text:p>
          </table:table-cell>
          <table:table-cell office:value-type="float" office:value="36">
            <text:p>36</text:p>
          </table:table-cell>
          <table:table-cell office:value-type="float" office:value="-5.27">
            <text:p>-5.27</text:p>
          </table:table-cell>
          <table:table-cell office:value-type="float" office:value="5">
            <text:p>5</text:p>
          </table:table-cell>
          <table:table-cell office:value-type="string">
            <text:p>BSDL1400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5:22:13.80</text:p>
          </table:table-cell>
          <table:table-cell table:style-name="ce2" office:value-type="string">
            <text:p>-68:46:02.2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09.5">
            <text:p>509.5</text:p>
          </table:table-cell>
          <table:table-cell office:value-type="float" office:value="744.5">
            <text:p>744.5</text:p>
          </table:table-cell>
          <table:table-cell office:value-type="float" office:value="-5.134">
            <text:p>-5.134</text:p>
          </table:table-cell>
          <table:table-cell office:value-type="float" office:value="15">
            <text:p>15</text:p>
          </table:table-cell>
          <table:table-cell office:value-type="float" office:value="-5.25">
            <text:p>-5.25</text:p>
          </table:table-cell>
          <table:table-cell office:value-type="float" office:value="5">
            <text:p>5</text:p>
          </table:table-cell>
          <table:table-cell office:value-type="string">
            <text:p>BSDL1142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7:50.18</text:p>
          </table:table-cell>
          <table:table-cell table:style-name="ce2" office:value-type="string">
            <text:p>-69:41:39.21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49.5">
            <text:p>1349.5</text:p>
          </table:table-cell>
          <table:table-cell office:value-type="float" office:value="106.4">
            <text:p>106.4</text:p>
          </table:table-cell>
          <table:table-cell office:value-type="float" office:value="-5.119">
            <text:p>-5.119</text:p>
          </table:table-cell>
          <table:table-cell office:value-type="float" office:value="10.9">
            <text:p>10.9</text:p>
          </table:table-cell>
          <table:table-cell office:value-type="float" office:value="-5.25">
            <text:p>-5.25</text:p>
          </table:table-cell>
          <table:table-cell office:value-type="float" office:value="6">
            <text:p>6</text:p>
          </table:table-cell>
          <table:table-cell office:value-type="string">
            <text:p>H88-61.H80F1-41.KMHK379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8:30.08</text:p>
          </table:table-cell>
          <table:table-cell table:style-name="ce2" office:value-type="string">
            <text:p>-69:09:52.7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08.5">
            <text:p>1308.5</text:p>
          </table:table-cell>
          <table:table-cell office:value-type="float" office:value="1060.5">
            <text:p>1060.5</text:p>
          </table:table-cell>
          <table:table-cell office:value-type="float" office:value="-5.181">
            <text:p>-5.181</text:p>
          </table:table-cell>
          <table:table-cell office:value-type="float" office:value="15.4">
            <text:p>15.4</text:p>
          </table:table-cell>
          <table:table-cell office:value-type="float" office:value="-5.24">
            <text:p>-5.24</text:p>
          </table:table-cell>
          <table:table-cell office:value-type="float" office:value="5">
            <text:p>5</text:p>
          </table:table-cell>
          <table:table-cell office:value-type="string">
            <text:p>KMK88-2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03:42.69</text:p>
          </table:table-cell>
          <table:table-cell table:style-name="ce2" office:value-type="string">
            <text:p>-68:58:02.5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4.5">
            <text:p>204.5</text:p>
          </table:table-cell>
          <table:table-cell office:value-type="float" office:value="1013.5">
            <text:p>1013.5</text:p>
          </table:table-cell>
          <table:table-cell office:value-type="float" office:value="-6.081">
            <text:p>-6.081</text:p>
          </table:table-cell>
          <table:table-cell office:value-type="float" office:value="4">
            <text:p>4</text:p>
          </table:table-cell>
          <table:table-cell office:value-type="float" office:value="-5.24">
            <text:p>-5.24</text:p>
          </table:table-cell>
          <table:table-cell office:value-type="float" office:value="5">
            <text:p>5</text:p>
          </table:table-cell>
          <table:table-cell office:value-type="string">
            <text:p>BSDL2583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6:49.41</text:p>
          </table:table-cell>
          <table:table-cell table:style-name="ce2" office:value-type="string">
            <text:p>-69:25:46.0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627.5">
            <text:p>1627.5</text:p>
          </table:table-cell>
          <table:table-cell office:value-type="float" office:value="770.5">
            <text:p>770.5</text:p>
          </table:table-cell>
          <table:table-cell office:value-type="float" office:value="-5.008">
            <text:p>-5.008</text:p>
          </table:table-cell>
          <table:table-cell office:value-type="float" office:value="14.4">
            <text:p>14.4</text:p>
          </table:table-cell>
          <table:table-cell office:value-type="float" office:value="-5.23">
            <text:p>-5.23</text:p>
          </table:table-cell>
          <table:table-cell office:value-type="float" office:value="10">
            <text:p>10</text:p>
          </table:table-cell>
          <table:table-cell office:value-type="string">
            <text:p>HS211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5:17:38.00</text:p>
          </table:table-cell>
          <table:table-cell table:style-name="ce2" office:value-type="string">
            <text:p>-68:58:30.4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99.5">
            <text:p>699.5</text:p>
          </table:table-cell>
          <table:table-cell office:value-type="float" office:value="390.5">
            <text:p>390.5</text:p>
          </table:table-cell>
          <table:table-cell office:value-type="float" office:value="-5.161">
            <text:p>-5.161</text:p>
          </table:table-cell>
          <table:table-cell office:value-type="float" office:value="15.4">
            <text:p>15.4</text:p>
          </table:table-cell>
          <table:table-cell office:value-type="float" office:value="-5.22">
            <text:p>-5.22</text:p>
          </table:table-cell>
          <table:table-cell office:value-type="float" office:value="7">
            <text:p>7</text:p>
          </table:table-cell>
          <table:table-cell office:value-type="string">
            <text:p>H88-283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20:26.56</text:p>
          </table:table-cell>
          <table:table-cell table:style-name="ce2" office:value-type="string">
            <text:p>-69:34:12.7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3.19">
            <text:p>83.19</text:p>
          </table:table-cell>
          <table:table-cell office:value-type="float" office:value="1565.01">
            <text:p>1565.01</text:p>
          </table:table-cell>
          <table:table-cell office:value-type="float" office:value="-3.614">
            <text:p>-3.614</text:p>
          </table:table-cell>
          <table:table-cell office:value-type="float" office:value="77.7">
            <text:p>77.7</text:p>
          </table:table-cell>
          <table:table-cell office:value-type="float" office:value="-5.22">
            <text:p>-5.22</text:p>
          </table:table-cell>
          <table:table-cell office:value-type="float" office:value="5">
            <text:p>5</text:p>
          </table:table-cell>
          <table:table-cell office:value-type="string">
            <text:p>KMHK103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47:41.00</text:p>
          </table:table-cell>
          <table:table-cell table:style-name="ce2" office:value-type="string">
            <text:p>-70:57:43.99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95.5">
            <text:p>1495.5</text:p>
          </table:table-cell>
          <table:table-cell office:value-type="float" office:value="712.5">
            <text:p>712.5</text:p>
          </table:table-cell>
          <table:table-cell office:value-type="float" office:value="-3.989">
            <text:p>-3.989</text:p>
          </table:table-cell>
          <table:table-cell office:value-type="float" office:value="43.8">
            <text:p>43.8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  <table:table-cell office:value-type="string">
            <text:p>KMK88-1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6:12.15</text:p>
          </table:table-cell>
          <table:table-cell table:style-name="ce2" office:value-type="string">
            <text:p>-68:50:50.7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034.5">
            <text:p>1034.5</text:p>
          </table:table-cell>
          <table:table-cell office:value-type="float" office:value="377.5">
            <text:p>377.5</text:p>
          </table:table-cell>
          <table:table-cell office:value-type="float" office:value="-6.177">
            <text:p>-6.177</text:p>
          </table:table-cell>
          <table:table-cell office:value-type="float" office:value="5">
            <text:p>5</text:p>
          </table:table-cell>
          <table:table-cell office:value-type="float" office:value="-5.2">
            <text:p>-5.2</text:p>
          </table:table-cell>
          <table:table-cell office:value-type="float" office:value="6">
            <text:p>6</text:p>
          </table:table-cell>
          <table:table-cell office:value-type="string">
            <text:p>SL123.KMHK32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6:34.21</text:p>
          </table:table-cell>
          <table:table-cell table:style-name="ce2" office:value-type="string">
            <text:p>-69:22:12.8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08.5">
            <text:p>1008.5</text:p>
          </table:table-cell>
          <table:table-cell office:value-type="float" office:value="1131.5">
            <text:p>1131.5</text:p>
          </table:table-cell>
          <table:table-cell office:value-type="float" office:value="-4.472">
            <text:p>-4.472</text:p>
          </table:table-cell>
          <table:table-cell office:value-type="float" office:value="20.2">
            <text:p>20.2</text:p>
          </table:table-cell>
          <table:table-cell office:value-type="float" office:value="-5.18">
            <text:p>-5.18</text:p>
          </table:table-cell>
          <table:table-cell office:value-type="float" office:value="5">
            <text:p>5</text:p>
          </table:table-cell>
          <table:table-cell office:value-type="string">
            <text:p>BSDL96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4:51:03.73</text:p>
          </table:table-cell>
          <table:table-cell table:style-name="ce2" office:value-type="string">
            <text:p>-69:23:16.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58.39">
            <text:p>1858.39</text:p>
          </table:table-cell>
          <table:table-cell office:value-type="float" office:value="264.5">
            <text:p>264.5</text:p>
          </table:table-cell>
          <table:table-cell office:value-type="float" office:value="-6.044">
            <text:p>-6.044</text:p>
          </table:table-cell>
          <table:table-cell office:value-type="float" office:value="4.9">
            <text:p>4.9</text:p>
          </table:table-cell>
          <table:table-cell office:value-type="float" office:value="-5.18">
            <text:p>-5.18</text:p>
          </table:table-cell>
          <table:table-cell office:value-type="float" office:value="7">
            <text:p>7</text:p>
          </table:table-cell>
          <table:table-cell office:value-type="string">
            <text:p>KMHK1251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42:07.12</text:p>
          </table:table-cell>
          <table:table-cell table:style-name="ce2" office:value-type="string">
            <text:p>-68:21:46.9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3.5">
            <text:p>1063.5</text:p>
          </table:table-cell>
          <table:table-cell office:value-type="float" office:value="1037.5">
            <text:p>1037.5</text:p>
          </table:table-cell>
          <table:table-cell office:value-type="float" office:value="-4.869">
            <text:p>-4.869</text:p>
          </table:table-cell>
          <table:table-cell office:value-type="float" office:value="14.2">
            <text:p>14.2</text:p>
          </table:table-cell>
          <table:table-cell office:value-type="float" office:value="-5.17">
            <text:p>-5.17</text:p>
          </table:table-cell>
          <table:table-cell office:value-type="float" office:value="5">
            <text:p>5</text:p>
          </table:table-cell>
          <table:table-cell office:value-type="string">
            <text:p>H88-23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5:41.50</text:p>
          </table:table-cell>
          <table:table-cell table:style-name="ce2" office:value-type="string">
            <text:p>-69:20:15.0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808.44">
            <text:p>1808.44</text:p>
          </table:table-cell>
          <table:table-cell office:value-type="float" office:value="1761.5">
            <text:p>1761.5</text:p>
          </table:table-cell>
          <table:table-cell office:value-type="float" office:value="-5.066">
            <text:p>-5.066</text:p>
          </table:table-cell>
          <table:table-cell office:value-type="float" office:value="16.2">
            <text:p>16.2</text:p>
          </table:table-cell>
          <table:table-cell office:value-type="float" office:value="-5.14">
            <text:p>-5.14</text:p>
          </table:table-cell>
          <table:table-cell office:value-type="float" office:value="5">
            <text:p>5</text:p>
          </table:table-cell>
          <table:table-cell office:value-type="string">
            <text:p>H88-69.H80F1-42.KMHK381w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8:47.08</text:p>
          </table:table-cell>
          <table:table-cell table:style-name="ce2" office:value-type="string">
            <text:p>-68:38:18.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68.72">
            <text:p>768.72</text:p>
          </table:table-cell>
          <table:table-cell office:value-type="float" office:value="1207.9">
            <text:p>1207.9</text:p>
          </table:table-cell>
          <table:table-cell office:value-type="float" office:value="-6.381">
            <text:p>-6.381</text:p>
          </table:table-cell>
          <table:table-cell office:value-type="float" office:value="6">
            <text:p>6</text:p>
          </table:table-cell>
          <table:table-cell office:value-type="float" office:value="-5.14">
            <text:p>-5.14</text:p>
          </table:table-cell>
          <table:table-cell office:value-type="float" office:value="6">
            <text:p>6</text:p>
          </table:table-cell>
          <table:table-cell office:value-type="string">
            <text:p>BSDL470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02:30.00</text:p>
          </table:table-cell>
          <table:table-cell table:style-name="ce2" office:value-type="string">
            <text:p>-70:38:05.0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880.5">
            <text:p>1880.5</text:p>
          </table:table-cell>
          <table:table-cell office:value-type="float" office:value="1308.5">
            <text:p>1308.5</text:p>
          </table:table-cell>
          <table:table-cell office:value-type="float" office:value="-3.806">
            <text:p>-3.806</text:p>
          </table:table-cell>
          <table:table-cell office:value-type="float" office:value="50.2">
            <text:p>50.2</text:p>
          </table:table-cell>
          <table:table-cell office:value-type="float" office:value="-5.14">
            <text:p>-5.14</text:p>
          </table:table-cell>
          <table:table-cell office:value-type="float" office:value="6">
            <text:p>6</text:p>
          </table:table-cell>
          <table:table-cell office:value-type="string">
            <text:p>KMHK46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1:51.30</text:p>
          </table:table-cell>
          <table:table-cell table:style-name="ce2" office:value-type="string">
            <text:p>-69:55:07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129.51">
            <text:p>1129.51</text:p>
          </table:table-cell>
          <table:table-cell office:value-type="float" office:value="686.5">
            <text:p>686.5</text:p>
          </table:table-cell>
          <table:table-cell office:value-type="float" office:value="-5.902">
            <text:p>-5.902</text:p>
          </table:table-cell>
          <table:table-cell office:value-type="float" office:value="4.1">
            <text:p>4.1</text:p>
          </table:table-cell>
          <table:table-cell office:value-type="float" office:value="-5.12">
            <text:p>-5.12</text:p>
          </table:table-cell>
          <table:table-cell office:value-type="float" office:value="5">
            <text:p>5</text:p>
          </table:table-cell>
          <table:table-cell office:value-type="string">
            <text:p>H88-18.H80F1-17.KMHK242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4:54:18.67</text:p>
          </table:table-cell>
          <table:table-cell table:style-name="ce2" office:value-type="string">
            <text:p>-69:18:38.9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20.5">
            <text:p>420.5</text:p>
          </table:table-cell>
          <table:table-cell office:value-type="float" office:value="124.4">
            <text:p>124.4</text:p>
          </table:table-cell>
          <table:table-cell office:value-type="float" office:value="-6.351">
            <text:p>-6.351</text:p>
          </table:table-cell>
          <table:table-cell office:value-type="float" office:value="6.2">
            <text:p>6.2</text:p>
          </table:table-cell>
          <table:table-cell office:value-type="float" office:value="-5.11">
            <text:p>-5.11</text:p>
          </table:table-cell>
          <table:table-cell office:value-type="float" office:value="10">
            <text:p>10</text:p>
          </table:table-cell>
          <table:table-cell office:value-type="string">
            <text:p>BRHT50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22:26.79</text:p>
          </table:table-cell>
          <table:table-cell table:style-name="ce2" office:value-type="string">
            <text:p>-69:44:48.0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33.04">
            <text:p>633.04</text:p>
          </table:table-cell>
          <table:table-cell office:value-type="float" office:value="187.22">
            <text:p>187.22</text:p>
          </table:table-cell>
          <table:table-cell office:value-type="float" office:value="-5.046">
            <text:p>-5.046</text:p>
          </table:table-cell>
          <table:table-cell office:value-type="float" office:value="15.4">
            <text:p>15.4</text:p>
          </table:table-cell>
          <table:table-cell office:value-type="float" office:value="-5.11">
            <text:p>-5.11</text:p>
          </table:table-cell>
          <table:table-cell office:value-type="float" office:value="5">
            <text:p>5</text:p>
          </table:table-cell>
          <table:table-cell office:value-type="string">
            <text:p>OGLE-LMC0402</text:p>
          </table:table-cell>
          <table:table-cell office:value-type="float" office:value="12">
            <text:p>12</text:p>
          </table:table-cell>
          <table:table-cell office:value-type="string">
            <text:p>O</text:p>
          </table:table-cell>
          <table:table-cell table:style-name="ce2" office:value-type="string">
            <text:p>5:21:57.00</text:p>
          </table:table-cell>
          <table:table-cell table:style-name="ce2" office:value-type="string">
            <text:p>-69:36:38.9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9.5">
            <text:p>669.5</text:p>
          </table:table-cell>
          <table:table-cell office:value-type="float" office:value="141.4">
            <text:p>141.4</text:p>
          </table:table-cell>
          <table:table-cell office:value-type="float" office:value="-5.91">
            <text:p>-5.91</text:p>
          </table:table-cell>
          <table:table-cell office:value-type="float" office:value="4.7">
            <text:p>4.7</text:p>
          </table:table-cell>
          <table:table-cell office:value-type="float" office:value="-5.11">
            <text:p>-5.11</text:p>
          </table:table-cell>
          <table:table-cell office:value-type="float" office:value="6">
            <text:p>6</text:p>
          </table:table-cell>
          <table:table-cell office:value-type="string">
            <text:p>BSDL349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8:20.87</text:p>
          </table:table-cell>
          <table:table-cell table:style-name="ce2" office:value-type="string">
            <text:p>-69:36:08.67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3.69">
            <text:p>83.69</text:p>
          </table:table-cell>
          <table:table-cell office:value-type="float" office:value="176.4">
            <text:p>176.4</text:p>
          </table:table-cell>
          <table:table-cell office:value-type="float" office:value="-6.002">
            <text:p>-6.002</text:p>
          </table:table-cell>
          <table:table-cell office:value-type="float" office:value="3.1">
            <text:p>3.1</text:p>
          </table:table-cell>
          <table:table-cell office:value-type="float" office:value="-5.11">
            <text:p>-5.11</text:p>
          </table:table-cell>
          <table:table-cell office:value-type="float" office:value="5">
            <text:p>5</text:p>
          </table:table-cell>
          <table:table-cell office:value-type="string">
            <text:p>SL563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32:37.78</text:p>
          </table:table-cell>
          <table:table-cell table:style-name="ce2" office:value-type="string">
            <text:p>-69:24:42.81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0.5">
            <text:p>540.5</text:p>
          </table:table-cell>
          <table:table-cell office:value-type="float" office:value="28.4">
            <text:p>28.4</text:p>
          </table:table-cell>
          <table:table-cell office:value-type="float" office:value="-5.054">
            <text:p>-5.054</text:p>
          </table:table-cell>
          <table:table-cell office:value-type="float" office:value="10.2">
            <text:p>10.2</text:p>
          </table:table-cell>
          <table:table-cell office:value-type="float" office:value="-5.07">
            <text:p>-5.07</text:p>
          </table:table-cell>
          <table:table-cell office:value-type="float" office:value="5">
            <text:p>5</text:p>
          </table:table-cell>
          <table:table-cell office:value-type="string">
            <text:p>BSDL1480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23:08.32</text:p>
          </table:table-cell>
          <table:table-cell table:style-name="ce2" office:value-type="string">
            <text:p>-69:40:05.21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97.28">
            <text:p>1697.28</text:p>
          </table:table-cell>
          <table:table-cell office:value-type="float" office:value="136.59">
            <text:p>136.59</text:p>
          </table:table-cell>
          <table:table-cell office:value-type="float" office:value="-4.025">
            <text:p>-4.025</text:p>
          </table:table-cell>
          <table:table-cell office:value-type="float" office:value="34.1">
            <text:p>34.1</text:p>
          </table:table-cell>
          <table:table-cell office:value-type="float" office:value="-5.07">
            <text:p>-5.07</text:p>
          </table:table-cell>
          <table:table-cell office:value-type="float" office:value="5">
            <text:p>5</text:p>
          </table:table-cell>
          <table:table-cell office:value-type="string">
            <text:p>H88-57.H80F1-39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4:58:14.00</text:p>
          </table:table-cell>
          <table:table-cell table:style-name="ce2" office:value-type="string">
            <text:p>-68:56:29.0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734.5">
            <text:p>1734.5</text:p>
          </table:table-cell>
          <table:table-cell office:value-type="float" office:value="732.5">
            <text:p>732.5</text:p>
          </table:table-cell>
          <table:table-cell office:value-type="float" office:value="-5.602">
            <text:p>-5.602</text:p>
          </table:table-cell>
          <table:table-cell office:value-type="float" office:value="8.6">
            <text:p>8.6</text:p>
          </table:table-cell>
          <table:table-cell office:value-type="float" office:value="-5.06">
            <text:p>-5.06</text:p>
          </table:table-cell>
          <table:table-cell office:value-type="float" office:value="6">
            <text:p>6</text:p>
          </table:table-cell>
          <table:table-cell office:value-type="string">
            <text:p>KMHK54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6:10.38</text:p>
          </table:table-cell>
          <table:table-cell table:style-name="ce2" office:value-type="string">
            <text:p>-70:00:53.73</text:p>
          </table:table-cell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41.65">
            <text:p>1041.65</text:p>
          </table:table-cell>
          <table:table-cell office:value-type="float" office:value="868.68">
            <text:p>868.68</text:p>
          </table:table-cell>
          <table:table-cell office:value-type="float" office:value="-5.829">
            <text:p>-5.829</text:p>
          </table:table-cell>
          <table:table-cell office:value-type="float" office:value="2.8">
            <text:p>2.8</text:p>
          </table:table-cell>
          <table:table-cell office:value-type="float" office:value="-5.05">
            <text:p>-5.05</text:p>
          </table:table-cell>
          <table:table-cell office:value-type="float" office:value="6">
            <text:p>6</text:p>
          </table:table-cell>
          <table:table-cell office:value-type="string">
            <text:p>KMHK205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2:59.00</text:p>
          </table:table-cell>
          <table:table-cell table:style-name="ce2" office:value-type="string">
            <text:p>-69:22:02.99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74.5">
            <text:p>1074.5</text:p>
          </table:table-cell>
          <table:table-cell office:value-type="float" office:value="1933.5">
            <text:p>1933.5</text:p>
          </table:table-cell>
          <table:table-cell office:value-type="float" office:value="-4.811">
            <text:p>-4.811</text:p>
          </table:table-cell>
          <table:table-cell office:value-type="float" office:value="14.4">
            <text:p>14.4</text:p>
          </table:table-cell>
          <table:table-cell office:value-type="float" office:value="-5.05">
            <text:p>-5.05</text:p>
          </table:table-cell>
          <table:table-cell office:value-type="float" office:value="5">
            <text:p>5</text:p>
          </table:table-cell>
          <table:table-cell office:value-type="string">
            <text:p>BRHT2b.KMHK340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6:57.53</text:p>
          </table:table-cell>
          <table:table-cell table:style-name="ce2" office:value-type="string">
            <text:p>-70:25:37.2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.5">
            <text:p>330.5</text:p>
          </table:table-cell>
          <table:table-cell office:value-type="float" office:value="628.5">
            <text:p>628.5</text:p>
          </table:table-cell>
          <table:table-cell office:value-type="float" office:value="-4.335">
            <text:p>-4.335</text:p>
          </table:table-cell>
          <table:table-cell office:value-type="float" office:value="20.2">
            <text:p>20.2</text:p>
          </table:table-cell>
          <table:table-cell office:value-type="float" office:value="-5.04">
            <text:p>-5.04</text:p>
          </table:table-cell>
          <table:table-cell office:value-type="float" office:value="5">
            <text:p>5</text:p>
          </table:table-cell>
          <table:table-cell office:value-type="string">
            <text:p>KMHK25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4:45.97</text:p>
          </table:table-cell>
          <table:table-cell table:style-name="ce2" office:value-type="string">
            <text:p>-69:49:28.54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15.5">
            <text:p>1115.5</text:p>
          </table:table-cell>
          <table:table-cell office:value-type="float" office:value="1778.5">
            <text:p>1778.5</text:p>
          </table:table-cell>
          <table:table-cell office:value-type="float" office:value="-5.923">
            <text:p>-5.923</text:p>
          </table:table-cell>
          <table:table-cell office:value-type="float" office:value="4.9">
            <text:p>4.9</text:p>
          </table:table-cell>
          <table:table-cell office:value-type="float" office:value="-5.04">
            <text:p>-5.04</text:p>
          </table:table-cell>
          <table:table-cell office:value-type="float" office:value="9">
            <text:p>9</text:p>
          </table:table-cell>
          <table:table-cell office:value-type="string">
            <text:p>KMHK376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8:09.49</text:p>
          </table:table-cell>
          <table:table-cell table:style-name="ce2" office:value-type="string">
            <text:p>-70:24:14.09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.4">
            <text:p>48.4</text:p>
          </table:table-cell>
          <table:table-cell office:value-type="float" office:value="1697.5">
            <text:p>1697.5</text:p>
          </table:table-cell>
          <table:table-cell office:value-type="float" office:value="-5.786">
            <text:p>-5.786</text:p>
          </table:table-cell>
          <table:table-cell office:value-type="float" office:value="4.2">
            <text:p>4.2</text:p>
          </table:table-cell>
          <table:table-cell office:value-type="float" office:value="-5.02">
            <text:p>-5.02</text:p>
          </table:table-cell>
          <table:table-cell office:value-type="float" office:value="5">
            <text:p>5</text:p>
          </table:table-cell>
          <table:table-cell office:value-type="string">
            <text:p>BCD1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21:29.71</text:p>
          </table:table-cell>
          <table:table-cell table:style-name="ce2" office:value-type="string">
            <text:p>-69:25:53.4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.5">
            <text:p>115.5</text:p>
          </table:table-cell>
          <table:table-cell office:value-type="float" office:value="951.5">
            <text:p>951.5</text:p>
          </table:table-cell>
          <table:table-cell office:value-type="float" office:value="-4.941">
            <text:p>-4.941</text:p>
          </table:table-cell>
          <table:table-cell office:value-type="float" office:value="15.6">
            <text:p>15.6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string">
            <text:p>HS369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37:16.49</text:p>
          </table:table-cell>
          <table:table-cell table:style-name="ce2" office:value-type="string">
            <text:p>-69:29:12.7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20.33">
            <text:p>1120.33</text:p>
          </table:table-cell>
          <table:table-cell office:value-type="float" office:value="355.5">
            <text:p>355.5</text:p>
          </table:table-cell>
          <table:table-cell office:value-type="float" office:value="-4.259">
            <text:p>-4.259</text:p>
          </table:table-cell>
          <table:table-cell office:value-type="float" office:value="19.5">
            <text:p>19.5</text:p>
          </table:table-cell>
          <table:table-cell office:value-type="float" office:value="-4.99">
            <text:p>-4.99</text:p>
          </table:table-cell>
          <table:table-cell office:value-type="float" office:value="5">
            <text:p>5</text:p>
          </table:table-cell>
          <table:table-cell office:value-type="string">
            <text:p>H88-312.KMHK123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41:33.13</text:p>
          </table:table-cell>
          <table:table-cell table:style-name="ce2" office:value-type="string">
            <text:p>-68:50:18.9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477.72">
            <text:p>1477.72</text:p>
          </table:table-cell>
          <table:table-cell office:value-type="float" office:value="1105.37">
            <text:p>1105.37</text:p>
          </table:table-cell>
          <table:table-cell office:value-type="float" office:value="-4.906">
            <text:p>-4.906</text:p>
          </table:table-cell>
          <table:table-cell office:value-type="float" office:value="16.1">
            <text:p>16.1</text:p>
          </table:table-cell>
          <table:table-cell office:value-type="float" office:value="-4.98">
            <text:p>-4.98</text:p>
          </table:table-cell>
          <table:table-cell office:value-type="float" office:value="5">
            <text:p>5</text:p>
          </table:table-cell>
          <table:table-cell office:value-type="string">
            <text:p>OGLE-LMC0038</text:p>
          </table:table-cell>
          <table:table-cell office:value-type="float" office:value="16">
            <text:p>16</text:p>
          </table:table-cell>
          <table:table-cell office:value-type="string">
            <text:p>O</text:p>
          </table:table-cell>
          <table:table-cell table:style-name="ce2" office:value-type="string">
            <text:p>5:03:24.00</text:p>
          </table:table-cell>
          <table:table-cell table:style-name="ce2" office:value-type="string">
            <text:p>-68:51:29.99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12.5">
            <text:p>912.5</text:p>
          </table:table-cell>
          <table:table-cell office:value-type="float" office:value="244.4">
            <text:p>244.4</text:p>
          </table:table-cell>
          <table:table-cell office:value-type="float" office:value="-5.817">
            <text:p>-5.817</text:p>
          </table:table-cell>
          <table:table-cell office:value-type="float" office:value="4">
            <text:p>4</text:p>
          </table:table-cell>
          <table:table-cell office:value-type="float" office:value="-4.98">
            <text:p>-4.98</text:p>
          </table:table-cell>
          <table:table-cell office:value-type="float" office:value="5">
            <text:p>5</text:p>
          </table:table-cell>
          <table:table-cell office:value-type="string">
            <text:p>BCD1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21:29.56</text:p>
          </table:table-cell>
          <table:table-cell table:style-name="ce2" office:value-type="string">
            <text:p>-69:25:54.4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49.5">
            <text:p>1549.5</text:p>
          </table:table-cell>
          <table:table-cell office:value-type="float" office:value="1736.5">
            <text:p>1736.5</text:p>
          </table:table-cell>
          <table:table-cell office:value-type="float" office:value="-5.723">
            <text:p>-5.723</text:p>
          </table:table-cell>
          <table:table-cell office:value-type="float" office:value="4.2">
            <text:p>4.2</text:p>
          </table:table-cell>
          <table:table-cell office:value-type="float" office:value="-4.98">
            <text:p>-4.98</text:p>
          </table:table-cell>
          <table:table-cell office:value-type="float" office:value="5">
            <text:p>5</text:p>
          </table:table-cell>
          <table:table-cell office:value-type="string">
            <text:p>BCDSP7</text:p>
          </table:table-cell>
          <table:table-cell office:value-type="float" office:value="13.5">
            <text:p>13.5</text:p>
          </table:table-cell>
          <table:table-cell office:value-type="string">
            <text:p>CN</text:p>
          </table:table-cell>
          <table:table-cell table:style-name="ce2" office:value-type="string">
            <text:p>5:31:47.52</text:p>
          </table:table-cell>
          <table:table-cell table:style-name="ce2" office:value-type="string">
            <text:p>-68:33:25.3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4.5">
            <text:p>1324.5</text:p>
          </table:table-cell>
          <table:table-cell office:value-type="float" office:value="859.5">
            <text:p>859.5</text:p>
          </table:table-cell>
          <table:table-cell office:value-type="float" office:value="-4.279">
            <text:p>-4.279</text:p>
          </table:table-cell>
          <table:table-cell office:value-type="float" office:value="18.8">
            <text:p>18.8</text:p>
          </table:table-cell>
          <table:table-cell office:value-type="float" office:value="-4.97">
            <text:p>-4.97</text:p>
          </table:table-cell>
          <table:table-cell office:value-type="float" office:value="5">
            <text:p>5</text:p>
          </table:table-cell>
          <table:table-cell office:value-type="string">
            <text:p>H88-11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05:09.16</text:p>
          </table:table-cell>
          <table:table-cell table:style-name="ce2" office:value-type="string">
            <text:p>-68:57:27.2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976.95">
            <text:p>976.95</text:p>
          </table:table-cell>
          <table:table-cell office:value-type="float" office:value="1713.69">
            <text:p>1713.69</text:p>
          </table:table-cell>
          <table:table-cell office:value-type="float" office:value="-4.769">
            <text:p>-4.769</text:p>
          </table:table-cell>
          <table:table-cell office:value-type="float" office:value="16.8">
            <text:p>16.8</text:p>
          </table:table-cell>
          <table:table-cell office:value-type="float" office:value="-4.97">
            <text:p>-4.97</text:p>
          </table:table-cell>
          <table:table-cell office:value-type="float" office:value="5">
            <text:p>5</text:p>
          </table:table-cell>
          <table:table-cell office:value-type="string">
            <text:p>H88-186</text:p>
          </table:table-cell>
          <table:table-cell office:value-type="float" office:value="25.5">
            <text:p>25.5</text:p>
          </table:table-cell>
          <table:table-cell office:value-type="string">
            <text:p>AC</text:p>
          </table:table-cell>
          <table:table-cell table:style-name="ce2" office:value-type="string">
            <text:p>5:10:44.74</text:p>
          </table:table-cell>
          <table:table-cell table:style-name="ce2" office:value-type="string">
            <text:p>-69:23:09.9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58">
            <text:p>1058</text:p>
          </table:table-cell>
          <table:table-cell office:value-type="float" office:value="423.8">
            <text:p>423.8</text:p>
          </table:table-cell>
          <table:table-cell office:value-type="float" office:value="-4.908">
            <text:p>-4.908</text:p>
          </table:table-cell>
          <table:table-cell office:value-type="float" office:value="15.6">
            <text:p>15.6</text:p>
          </table:table-cell>
          <table:table-cell office:value-type="float" office:value="-4.96">
            <text:p>-4.96</text:p>
          </table:table-cell>
          <table:table-cell office:value-type="float" office:value="6">
            <text:p>6</text:p>
          </table:table-cell>
          <table:table-cell office:value-type="string">
            <text:p>KMHK587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08:33.41</text:p>
          </table:table-cell>
          <table:table-cell table:style-name="ce2" office:value-type="string">
            <text:p>-70:26:54.76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0.5">
            <text:p>690.5</text:p>
          </table:table-cell>
          <table:table-cell office:value-type="float" office:value="1829.5">
            <text:p>1829.5</text:p>
          </table:table-cell>
          <table:table-cell office:value-type="float" office:value="-3.767">
            <text:p>-3.767</text:p>
          </table:table-cell>
          <table:table-cell office:value-type="float" office:value="43">
            <text:p>43</text:p>
          </table:table-cell>
          <table:table-cell office:value-type="float" office:value="-4.96">
            <text:p>-4.96</text:p>
          </table:table-cell>
          <table:table-cell office:value-type="float" office:value="5">
            <text:p>5</text:p>
          </table:table-cell>
          <table:table-cell office:value-type="string">
            <text:p>HS336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0:57.44</text:p>
          </table:table-cell>
          <table:table-cell table:style-name="ce2" office:value-type="string">
            <text:p>-69:06:27.7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96.58">
            <text:p>1696.58</text:p>
          </table:table-cell>
          <table:table-cell office:value-type="float" office:value="1958.18">
            <text:p>1958.18</text:p>
          </table:table-cell>
          <table:table-cell office:value-type="float" office:value="-4.881">
            <text:p>-4.881</text:p>
          </table:table-cell>
          <table:table-cell office:value-type="float" office:value="16">
            <text:p>16</text:p>
          </table:table-cell>
          <table:table-cell office:value-type="float" office:value="-4.94">
            <text:p>-4.94</text:p>
          </table:table-cell>
          <table:table-cell office:value-type="float" office:value="5">
            <text:p>5</text:p>
          </table:table-cell>
          <table:table-cell office:value-type="string">
            <text:p>KMHK985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30:16.00</text:p>
          </table:table-cell>
          <table:table-cell table:style-name="ce2" office:value-type="string">
            <text:p>-68:27:30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269.9">
            <text:p>269.9</text:p>
          </table:table-cell>
          <table:table-cell office:value-type="float" office:value="601.96">
            <text:p>601.96</text:p>
          </table:table-cell>
          <table:table-cell office:value-type="float" office:value="-6.176">
            <text:p>-6.176</text:p>
          </table:table-cell>
          <table:table-cell office:value-type="float" office:value="6.1">
            <text:p>6.1</text:p>
          </table:table-cell>
          <table:table-cell office:value-type="float" office:value="-4.94">
            <text:p>-4.94</text:p>
          </table:table-cell>
          <table:table-cell office:value-type="float" office:value="5">
            <text:p>5</text:p>
          </table:table-cell>
          <table:table-cell office:value-type="string">
            <text:p>BSDL2721</text:p>
          </table:table-cell>
          <table:table-cell office:value-type="float" office:value="19.5">
            <text:p>19.5</text:p>
          </table:table-cell>
          <table:table-cell office:value-type="string">
            <text:p>AC</text:p>
          </table:table-cell>
          <table:table-cell table:style-name="ce2" office:value-type="string">
            <text:p>5:39:50.03</text:p>
          </table:table-cell>
          <table:table-cell table:style-name="ce2" office:value-type="string">
            <text:p>-69:23:13.9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464.5">
            <text:p>1464.5</text:p>
          </table:table-cell>
          <table:table-cell office:value-type="float" office:value="1225.5">
            <text:p>1225.5</text:p>
          </table:table-cell>
          <table:table-cell office:value-type="float" office:value="-3.696">
            <text:p>-3.696</text:p>
          </table:table-cell>
          <table:table-cell office:value-type="float" office:value="45.4">
            <text:p>45.4</text:p>
          </table:table-cell>
          <table:table-cell office:value-type="float" office:value="-4.93">
            <text:p>-4.93</text:p>
          </table:table-cell>
          <table:table-cell office:value-type="float" office:value="5">
            <text:p>5</text:p>
          </table:table-cell>
          <table:table-cell office:value-type="string">
            <text:p>H88-34.KMHK28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5:40.42</text:p>
          </table:table-cell>
          <table:table-cell table:style-name="ce2" office:value-type="string">
            <text:p>-67:49:16.1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929.4">
            <text:p>1929.4</text:p>
          </table:table-cell>
          <table:table-cell office:value-type="float" office:value="1561.48">
            <text:p>1561.48</text:p>
          </table:table-cell>
          <table:table-cell office:value-type="float" office:value="-4.197">
            <text:p>-4.197</text:p>
          </table:table-cell>
          <table:table-cell office:value-type="float" office:value="19.4">
            <text:p>19.4</text:p>
          </table:table-cell>
          <table:table-cell office:value-type="float" office:value="-4.93">
            <text:p>-4.93</text:p>
          </table:table-cell>
          <table:table-cell office:value-type="float" office:value="6">
            <text:p>6</text:p>
          </table:table-cell>
          <table:table-cell office:value-type="string">
            <text:p>HS28.KMHK10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48:04.00</text:p>
          </table:table-cell>
          <table:table-cell table:style-name="ce2" office:value-type="string">
            <text:p>-68:47:29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81.5">
            <text:p>381.5</text:p>
          </table:table-cell>
          <table:table-cell office:value-type="float" office:value="353.5">
            <text:p>353.5</text:p>
          </table:table-cell>
          <table:table-cell office:value-type="float" office:value="-5.696">
            <text:p>-5.696</text:p>
          </table:table-cell>
          <table:table-cell office:value-type="float" office:value="4.2">
            <text:p>4.2</text:p>
          </table:table-cell>
          <table:table-cell office:value-type="float" office:value="-4.93">
            <text:p>-4.93</text:p>
          </table:table-cell>
          <table:table-cell office:value-type="float" office:value="5">
            <text:p>5</text:p>
          </table:table-cell>
          <table:table-cell office:value-type="string">
            <text:p>H88-31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41:38.29</text:p>
          </table:table-cell>
          <table:table-cell table:style-name="ce2" office:value-type="string">
            <text:p>-69:18:49.56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0.81">
            <text:p>420.81</text:p>
          </table:table-cell>
          <table:table-cell office:value-type="float" office:value="388.58">
            <text:p>388.58</text:p>
          </table:table-cell>
          <table:table-cell office:value-type="float" office:value="-4.785">
            <text:p>-4.785</text:p>
          </table:table-cell>
          <table:table-cell office:value-type="float" office:value="15">
            <text:p>15</text:p>
          </table:table-cell>
          <table:table-cell office:value-type="float" office:value="-4.9">
            <text:p>-4.9</text:p>
          </table:table-cell>
          <table:table-cell office:value-type="float" office:value="6">
            <text:p>6</text:p>
          </table:table-cell>
          <table:table-cell office:value-type="string">
            <text:p>BSDL1299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0:29.00</text:p>
          </table:table-cell>
          <table:table-cell table:style-name="ce2" office:value-type="string">
            <text:p>-69:44:58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90.5">
            <text:p>790.5</text:p>
          </table:table-cell>
          <table:table-cell office:value-type="float" office:value="893.5">
            <text:p>893.5</text:p>
          </table:table-cell>
          <table:table-cell office:value-type="float" office:value="-5.639">
            <text:p>-5.639</text:p>
          </table:table-cell>
          <table:table-cell office:value-type="float" office:value="4.2">
            <text:p>4.2</text:p>
          </table:table-cell>
          <table:table-cell office:value-type="float" office:value="-4.9">
            <text:p>-4.9</text:p>
          </table:table-cell>
          <table:table-cell office:value-type="float" office:value="6">
            <text:p>6</text:p>
          </table:table-cell>
          <table:table-cell office:value-type="string">
            <text:p>H88-246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5:16:44.20</text:p>
          </table:table-cell>
          <table:table-cell table:style-name="ce2" office:value-type="string">
            <text:p>-69:30:48.61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1.5">
            <text:p>801.5</text:p>
          </table:table-cell>
          <table:table-cell office:value-type="float" office:value="347.5">
            <text:p>347.5</text:p>
          </table:table-cell>
          <table:table-cell office:value-type="float" office:value="-4.853">
            <text:p>-4.853</text:p>
          </table:table-cell>
          <table:table-cell office:value-type="float" office:value="15.8">
            <text:p>15.8</text:p>
          </table:table-cell>
          <table:table-cell office:value-type="float" office:value="-4.9">
            <text:p>-4.9</text:p>
          </table:table-cell>
          <table:table-cell office:value-type="float" office:value="10">
            <text:p>10</text:p>
          </table:table-cell>
          <table:table-cell office:value-type="string">
            <text:p>SL270.KMHK596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9:10.30</text:p>
          </table:table-cell>
          <table:table-cell table:style-name="ce2" office:value-type="string">
            <text:p>-70:36:46.2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7.5">
            <text:p>277.5</text:p>
          </table:table-cell>
          <table:table-cell office:value-type="float" office:value="1464.5">
            <text:p>1464.5</text:p>
          </table:table-cell>
          <table:table-cell office:value-type="float" office:value="-5.629">
            <text:p>-5.629</text:p>
          </table:table-cell>
          <table:table-cell office:value-type="float" office:value="4.2">
            <text:p>4.2</text:p>
          </table:table-cell>
          <table:table-cell office:value-type="float" office:value="-4.89">
            <text:p>-4.89</text:p>
          </table:table-cell>
          <table:table-cell office:value-type="float" office:value="5">
            <text:p>5</text:p>
          </table:table-cell>
          <table:table-cell office:value-type="string">
            <text:p>KMK88-75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3:31.93</text:p>
          </table:table-cell>
          <table:table-cell table:style-name="ce2" office:value-type="string">
            <text:p>-69:22:44.22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87.5">
            <text:p>1687.5</text:p>
          </table:table-cell>
          <table:table-cell office:value-type="float" office:value="511.5">
            <text:p>511.5</text:p>
          </table:table-cell>
          <table:table-cell office:value-type="float" office:value="-4.817">
            <text:p>-4.817</text:p>
          </table:table-cell>
          <table:table-cell office:value-type="float" office:value="15.4">
            <text:p>15.4</text:p>
          </table:table-cell>
          <table:table-cell office:value-type="float" office:value="-4.88">
            <text:p>-4.88</text:p>
          </table:table-cell>
          <table:table-cell office:value-type="float" office:value="5">
            <text:p>5</text:p>
          </table:table-cell>
          <table:table-cell office:value-type="string">
            <text:p>BRHT30b.KMHK567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07:50.37</text:p>
          </table:table-cell>
          <table:table-cell table:style-name="ce2" office:value-type="string">
            <text:p>-70:02:39.3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19.7">
            <text:p>1019.7</text:p>
          </table:table-cell>
          <table:table-cell office:value-type="float" office:value="574.83">
            <text:p>574.83</text:p>
          </table:table-cell>
          <table:table-cell office:value-type="float" office:value="-4.828">
            <text:p>-4.828</text:p>
          </table:table-cell>
          <table:table-cell office:value-type="float" office:value="15.5">
            <text:p>15.5</text:p>
          </table:table-cell>
          <table:table-cell office:value-type="float" office:value="-4.88">
            <text:p>-4.88</text:p>
          </table:table-cell>
          <table:table-cell office:value-type="float" office:value="5">
            <text:p>5</text:p>
          </table:table-cell>
          <table:table-cell office:value-type="string">
            <text:p>BSDL2489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5:41.00</text:p>
          </table:table-cell>
          <table:table-cell table:style-name="ce2" office:value-type="string">
            <text:p>-67:42:09.00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51.5">
            <text:p>1451.5</text:p>
          </table:table-cell>
          <table:table-cell office:value-type="float" office:value="798.5">
            <text:p>798.5</text:p>
          </table:table-cell>
          <table:table-cell office:value-type="float" office:value="-4.156">
            <text:p>-4.156</text:p>
          </table:table-cell>
          <table:table-cell office:value-type="float" office:value="19.1">
            <text:p>19.1</text:p>
          </table:table-cell>
          <table:table-cell office:value-type="float" office:value="-4.87">
            <text:p>-4.87</text:p>
          </table:table-cell>
          <table:table-cell office:value-type="float" office:value="5">
            <text:p>5</text:p>
          </table:table-cell>
          <table:table-cell office:value-type="string">
            <text:p>BSDL2351</text:p>
          </table:table-cell>
          <table:table-cell office:value-type="float" office:value="13.5">
            <text:p>13.5</text:p>
          </table:table-cell>
          <table:table-cell office:value-type="string">
            <text:p>CN</text:p>
          </table:table-cell>
          <table:table-cell table:style-name="ce2" office:value-type="string">
            <text:p>5:34:09.91</text:p>
          </table:table-cell>
          <table:table-cell table:style-name="ce2" office:value-type="string">
            <text:p>-67:25:31.2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54.5">
            <text:p>1054.5</text:p>
          </table:table-cell>
          <table:table-cell office:value-type="float" office:value="1083.5">
            <text:p>1083.5</text:p>
          </table:table-cell>
          <table:table-cell office:value-type="float" office:value="-5.618">
            <text:p>-5.618</text:p>
          </table:table-cell>
          <table:table-cell office:value-type="float" office:value="4.2">
            <text:p>4.2</text:p>
          </table:table-cell>
          <table:table-cell office:value-type="float" office:value="-4.86">
            <text:p>-4.86</text:p>
          </table:table-cell>
          <table:table-cell office:value-type="float" office:value="5">
            <text:p>5</text:p>
          </table:table-cell>
          <table:table-cell office:value-type="string">
            <text:p>BSDL2213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32:14.15</text:p>
          </table:table-cell>
          <table:table-cell table:style-name="ce2" office:value-type="string">
            <text:p>-67:40:48.5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54.5">
            <text:p>1054.5</text:p>
          </table:table-cell>
          <table:table-cell office:value-type="float" office:value="1083.5">
            <text:p>1083.5</text:p>
          </table:table-cell>
          <table:table-cell office:value-type="float" office:value="-5.618">
            <text:p>-5.618</text:p>
          </table:table-cell>
          <table:table-cell office:value-type="float" office:value="4.2">
            <text:p>4.2</text:p>
          </table:table-cell>
          <table:table-cell office:value-type="float" office:value="-4.86">
            <text:p>-4.86</text:p>
          </table:table-cell>
          <table:table-cell office:value-type="float" office:value="5">
            <text:p>5</text:p>
          </table:table-cell>
          <table:table-cell office:value-type="string">
            <text:p>BSDL2208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2:14.15</text:p>
          </table:table-cell>
          <table:table-cell table:style-name="ce2" office:value-type="string">
            <text:p>-67:40:48.5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3.39">
            <text:p>403.39</text:p>
          </table:table-cell>
          <table:table-cell office:value-type="float" office:value="1029.92">
            <text:p>1029.92</text:p>
          </table:table-cell>
          <table:table-cell office:value-type="float" office:value="-5.561">
            <text:p>-5.561</text:p>
          </table:table-cell>
          <table:table-cell office:value-type="float" office:value="4.3">
            <text:p>4.3</text:p>
          </table:table-cell>
          <table:table-cell office:value-type="float" office:value="-4.86">
            <text:p>-4.86</text:p>
          </table:table-cell>
          <table:table-cell office:value-type="float" office:value="5">
            <text:p>5</text:p>
          </table:table-cell>
          <table:table-cell office:value-type="string">
            <text:p>BSDL1715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26:24.00</text:p>
          </table:table-cell>
          <table:table-cell table:style-name="ce2" office:value-type="string">
            <text:p>-69:12:36.01</text:p>
          </table:table-cell>
          <table:table-cell office:value-type="float" office:value="5.1">
            <text:p>5.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665.5">
            <text:p>1665.5</text:p>
          </table:table-cell>
          <table:table-cell office:value-type="float" office:value="1274.5">
            <text:p>1274.5</text:p>
          </table:table-cell>
          <table:table-cell office:value-type="float" office:value="-4.769">
            <text:p>-4.769</text:p>
          </table:table-cell>
          <table:table-cell office:value-type="float" office:value="16">
            <text:p>16</text:p>
          </table:table-cell>
          <table:table-cell office:value-type="float" office:value="-4.83">
            <text:p>-4.83</text:p>
          </table:table-cell>
          <table:table-cell office:value-type="float" office:value="6">
            <text:p>6</text:p>
          </table:table-cell>
          <table:table-cell office:value-type="string">
            <text:p>HS182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4:01.38</text:p>
          </table:table-cell>
          <table:table-cell table:style-name="ce2" office:value-type="string">
            <text:p>-68:56:55.8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0.99">
            <text:p>600.99</text:p>
          </table:table-cell>
          <table:table-cell office:value-type="float" office:value="1115.5">
            <text:p>1115.5</text:p>
          </table:table-cell>
          <table:table-cell office:value-type="float" office:value="-4.728">
            <text:p>-4.728</text:p>
          </table:table-cell>
          <table:table-cell office:value-type="float" office:value="16.3">
            <text:p>16.3</text:p>
          </table:table-cell>
          <table:table-cell office:value-type="float" office:value="-4.83">
            <text:p>-4.83</text:p>
          </table:table-cell>
          <table:table-cell office:value-type="float" office:value="6">
            <text:p>6</text:p>
          </table:table-cell>
          <table:table-cell office:value-type="string">
            <text:p>BRHT38b.KMHK1032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1:59.63</text:p>
          </table:table-cell>
          <table:table-cell table:style-name="ce2" office:value-type="string">
            <text:p>-67:58:18.08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786.5">
            <text:p>1786.5</text:p>
          </table:table-cell>
          <table:table-cell office:value-type="float" office:value="417.5">
            <text:p>417.5</text:p>
          </table:table-cell>
          <table:table-cell office:value-type="float" office:value="-4.527">
            <text:p>-4.527</text:p>
          </table:table-cell>
          <table:table-cell office:value-type="float" office:value="17.1">
            <text:p>17.1</text:p>
          </table:table-cell>
          <table:table-cell office:value-type="float" office:value="-4.82">
            <text:p>-4.82</text:p>
          </table:table-cell>
          <table:table-cell office:value-type="float" office:value="5">
            <text:p>5</text:p>
          </table:table-cell>
          <table:table-cell office:value-type="string">
            <text:p>BSDL27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6:12.89</text:p>
          </table:table-cell>
          <table:table-cell table:style-name="ce2" office:value-type="string">
            <text:p>-68:53:12.75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57.5">
            <text:p>357.5</text:p>
          </table:table-cell>
          <table:table-cell office:value-type="float" office:value="1249.5">
            <text:p>1249.5</text:p>
          </table:table-cell>
          <table:table-cell office:value-type="float" office:value="-5.898">
            <text:p>-5.898</text:p>
          </table:table-cell>
          <table:table-cell office:value-type="float" office:value="3.2">
            <text:p>3.2</text:p>
          </table:table-cell>
          <table:table-cell office:value-type="float" office:value="-4.82">
            <text:p>-4.82</text:p>
          </table:table-cell>
          <table:table-cell office:value-type="float" office:value="6">
            <text:p>6</text:p>
          </table:table-cell>
          <table:table-cell office:value-type="string">
            <text:p>KMK88-7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5:06.61</text:p>
          </table:table-cell>
          <table:table-cell table:style-name="ce2" office:value-type="string">
            <text:p>-69:19:46.83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15.5">
            <text:p>515.5</text:p>
          </table:table-cell>
          <table:table-cell office:value-type="float" office:value="61.4">
            <text:p>61.4</text:p>
          </table:table-cell>
          <table:table-cell office:value-type="float" office:value="-5.518">
            <text:p>-5.518</text:p>
          </table:table-cell>
          <table:table-cell office:value-type="float" office:value="4.3">
            <text:p>4.3</text:p>
          </table:table-cell>
          <table:table-cell office:value-type="float" office:value="-4.81">
            <text:p>-4.81</text:p>
          </table:table-cell>
          <table:table-cell office:value-type="float" office:value="5">
            <text:p>5</text:p>
          </table:table-cell>
          <table:table-cell office:value-type="string">
            <text:p>H88-329.KMHK1297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43:44.59</text:p>
          </table:table-cell>
          <table:table-cell table:style-name="ce2" office:value-type="string">
            <text:p>-69:13:26.8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44.2">
            <text:p>1144.2</text:p>
          </table:table-cell>
          <table:table-cell office:value-type="float" office:value="1794.5">
            <text:p>1794.5</text:p>
          </table:table-cell>
          <table:table-cell office:value-type="float" office:value="-4.748">
            <text:p>-4.748</text:p>
          </table:table-cell>
          <table:table-cell office:value-type="float" office:value="15.7">
            <text:p>15.7</text:p>
          </table:table-cell>
          <table:table-cell office:value-type="float" office:value="-4.8">
            <text:p>-4.8</text:p>
          </table:table-cell>
          <table:table-cell office:value-type="float" office:value="5">
            <text:p>5</text:p>
          </table:table-cell>
          <table:table-cell office:value-type="string">
            <text:p>SL541.KMK88-63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1:18.17</text:p>
          </table:table-cell>
          <table:table-cell table:style-name="ce2" office:value-type="string">
            <text:p>-68:48:59.8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0.95">
            <text:p>760.95</text:p>
          </table:table-cell>
          <table:table-cell office:value-type="float" office:value="156.64">
            <text:p>156.64</text:p>
          </table:table-cell>
          <table:table-cell office:value-type="float" office:value="-5.826">
            <text:p>-5.826</text:p>
          </table:table-cell>
          <table:table-cell office:value-type="float" office:value="3.4">
            <text:p>3.4</text:p>
          </table:table-cell>
          <table:table-cell office:value-type="float" office:value="-4.8">
            <text:p>-4.8</text:p>
          </table:table-cell>
          <table:table-cell office:value-type="float" office:value="5">
            <text:p>5</text:p>
          </table:table-cell>
          <table:table-cell office:value-type="string">
            <text:p>BSDL365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8:41.00</text:p>
          </table:table-cell>
          <table:table-cell table:style-name="ce2" office:value-type="string">
            <text:p>-70:31:39.0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.5">
            <text:p>293.5</text:p>
          </table:table-cell>
          <table:table-cell office:value-type="float" office:value="285.5">
            <text:p>285.5</text:p>
          </table:table-cell>
          <table:table-cell office:value-type="float" office:value="-4.077">
            <text:p>-4.077</text:p>
          </table:table-cell>
          <table:table-cell office:value-type="float" office:value="19.1">
            <text:p>19.1</text:p>
          </table:table-cell>
          <table:table-cell office:value-type="float" office:value="-4.79">
            <text:p>-4.79</text:p>
          </table:table-cell>
          <table:table-cell office:value-type="float" office:value="5">
            <text:p>5</text:p>
          </table:table-cell>
          <table:table-cell office:value-type="string">
            <text:p>H88-321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42:08.60</text:p>
          </table:table-cell>
          <table:table-cell table:style-name="ce2" office:value-type="string">
            <text:p>-69:22:10.9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1.5">
            <text:p>291.5</text:p>
          </table:table-cell>
          <table:table-cell office:value-type="float" office:value="894.5">
            <text:p>894.5</text:p>
          </table:table-cell>
          <table:table-cell office:value-type="float" office:value="-4.779">
            <text:p>-4.779</text:p>
          </table:table-cell>
          <table:table-cell office:value-type="float" office:value="10.1">
            <text:p>10.1</text:p>
          </table:table-cell>
          <table:table-cell office:value-type="float" office:value="-4.78">
            <text:p>-4.78</text:p>
          </table:table-cell>
          <table:table-cell office:value-type="float" office:value="10">
            <text:p>10</text:p>
          </table:table-cell>
          <table:table-cell office:value-type="string">
            <text:p>H88-51.H80F1-34.KMHK359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7:54.73</text:p>
          </table:table-cell>
          <table:table-cell table:style-name="ce2" office:value-type="string">
            <text:p>-68:34:37.1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70.5">
            <text:p>1370.5</text:p>
          </table:table-cell>
          <table:table-cell office:value-type="float" office:value="1699.5">
            <text:p>1699.5</text:p>
          </table:table-cell>
          <table:table-cell office:value-type="float" office:value="-5.718">
            <text:p>-5.718</text:p>
          </table:table-cell>
          <table:table-cell office:value-type="float" office:value="3.9">
            <text:p>3.9</text:p>
          </table:table-cell>
          <table:table-cell office:value-type="float" office:value="-4.78">
            <text:p>-4.78</text:p>
          </table:table-cell>
          <table:table-cell office:value-type="float" office:value="5">
            <text:p>5</text:p>
          </table:table-cell>
          <table:table-cell office:value-type="string">
            <text:p>BSDL2215</text:p>
          </table:table-cell>
          <table:table-cell office:value-type="float" office:value="16.5">
            <text:p>16.5</text:p>
          </table:table-cell>
          <table:table-cell office:value-type="string">
            <text:p>CN</text:p>
          </table:table-cell>
          <table:table-cell table:style-name="ce2" office:value-type="string">
            <text:p>5:32:01.21</text:p>
          </table:table-cell>
          <table:table-cell table:style-name="ce2" office:value-type="string">
            <text:p>-68:40:21.86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702.5">
            <text:p>1702.5</text:p>
          </table:table-cell>
          <table:table-cell office:value-type="float" office:value="1376.5">
            <text:p>1376.5</text:p>
          </table:table-cell>
          <table:table-cell office:value-type="float" office:value="-5.426">
            <text:p>-5.426</text:p>
          </table:table-cell>
          <table:table-cell office:value-type="float" office:value="8.3">
            <text:p>8.3</text:p>
          </table:table-cell>
          <table:table-cell office:value-type="float" office:value="-4.77">
            <text:p>-4.77</text:p>
          </table:table-cell>
          <table:table-cell office:value-type="float" office:value="6">
            <text:p>6</text:p>
          </table:table-cell>
          <table:table-cell office:value-type="string">
            <text:p>SL176.KMHK44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1:29.51</text:p>
          </table:table-cell>
          <table:table-cell table:style-name="ce2" office:value-type="string">
            <text:p>-68:42:42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07.5">
            <text:p>1807.5</text:p>
          </table:table-cell>
          <table:table-cell office:value-type="float" office:value="1107.5">
            <text:p>1107.5</text:p>
          </table:table-cell>
          <table:table-cell office:value-type="float" office:value="-3.973">
            <text:p>-3.973</text:p>
          </table:table-cell>
          <table:table-cell office:value-type="float" office:value="23.8">
            <text:p>23.8</text:p>
          </table:table-cell>
          <table:table-cell office:value-type="float" office:value="-4.77">
            <text:p>-4.77</text:p>
          </table:table-cell>
          <table:table-cell office:value-type="float" office:value="5">
            <text:p>5</text:p>
          </table:table-cell>
          <table:table-cell office:value-type="string">
            <text:p>HS344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2:06.77</text:p>
          </table:table-cell>
          <table:table-cell table:style-name="ce2" office:value-type="string">
            <text:p>-67:11:44.6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64.12">
            <text:p>1664.12</text:p>
          </table:table-cell>
          <table:table-cell office:value-type="float" office:value="432.94">
            <text:p>432.94</text:p>
          </table:table-cell>
          <table:table-cell office:value-type="float" office:value="-4.043">
            <text:p>-4.043</text:p>
          </table:table-cell>
          <table:table-cell office:value-type="float" office:value="19.1">
            <text:p>19.1</text:p>
          </table:table-cell>
          <table:table-cell office:value-type="float" office:value="-4.76">
            <text:p>-4.76</text:p>
          </table:table-cell>
          <table:table-cell office:value-type="float" office:value="5">
            <text:p>5</text:p>
          </table:table-cell>
          <table:table-cell office:value-type="string">
            <text:p>KMHK113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6:36.00</text:p>
          </table:table-cell>
          <table:table-cell table:style-name="ce2" office:value-type="string">
            <text:p>-67:17:14.0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27.78">
            <text:p>1427.78</text:p>
          </table:table-cell>
          <table:table-cell office:value-type="float" office:value="696.5">
            <text:p>696.5</text:p>
          </table:table-cell>
          <table:table-cell office:value-type="float" office:value="-5.629">
            <text:p>-5.629</text:p>
          </table:table-cell>
          <table:table-cell office:value-type="float" office:value="4">
            <text:p>4</text:p>
          </table:table-cell>
          <table:table-cell office:value-type="float" office:value="-4.76">
            <text:p>-4.76</text:p>
          </table:table-cell>
          <table:table-cell office:value-type="float" office:value="6">
            <text:p>6</text:p>
          </table:table-cell>
          <table:table-cell office:value-type="string">
            <text:p>H88-54.KMHK369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4:58:22.66</text:p>
          </table:table-cell>
          <table:table-cell table:style-name="ce2" office:value-type="string">
            <text:p>-67:28:44.9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4.5">
            <text:p>204.5</text:p>
          </table:table-cell>
          <table:table-cell office:value-type="float" office:value="1333.5">
            <text:p>1333.5</text:p>
          </table:table-cell>
          <table:table-cell office:value-type="float" office:value="-5.592">
            <text:p>-5.592</text:p>
          </table:table-cell>
          <table:table-cell office:value-type="float" office:value="4">
            <text:p>4</text:p>
          </table:table-cell>
          <table:table-cell office:value-type="float" office:value="-4.75">
            <text:p>-4.75</text:p>
          </table:table-cell>
          <table:table-cell office:value-type="float" office:value="5">
            <text:p>5</text:p>
          </table:table-cell>
          <table:table-cell office:value-type="string">
            <text:p>KMK88-7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34:28.85</text:p>
          </table:table-cell>
          <table:table-cell table:style-name="ce2" office:value-type="string">
            <text:p>-69:25:38.3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10.7">
            <text:p>310.7</text:p>
          </table:table-cell>
          <table:table-cell office:value-type="float" office:value="931.2">
            <text:p>931.2</text:p>
          </table:table-cell>
          <table:table-cell office:value-type="float" office:value="-5.618">
            <text:p>-5.618</text:p>
          </table:table-cell>
          <table:table-cell office:value-type="float" office:value="4">
            <text:p>4</text:p>
          </table:table-cell>
          <table:table-cell office:value-type="float" office:value="-4.75">
            <text:p>-4.75</text:p>
          </table:table-cell>
          <table:table-cell office:value-type="float" office:value="5">
            <text:p>5</text:p>
          </table:table-cell>
          <table:table-cell office:value-type="string">
            <text:p>BSDL2614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5:37:25.73</text:p>
          </table:table-cell>
          <table:table-cell table:style-name="ce2" office:value-type="string">
            <text:p>-69:21:40.9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82.5">
            <text:p>1182.5</text:p>
          </table:table-cell>
          <table:table-cell office:value-type="float" office:value="441.5">
            <text:p>441.5</text:p>
          </table:table-cell>
          <table:table-cell office:value-type="float" office:value="-4.642">
            <text:p>-4.642</text:p>
          </table:table-cell>
          <table:table-cell office:value-type="float" office:value="15.2">
            <text:p>15.2</text:p>
          </table:table-cell>
          <table:table-cell office:value-type="float" office:value="-4.72">
            <text:p>-4.72</text:p>
          </table:table-cell>
          <table:table-cell office:value-type="float" office:value="5">
            <text:p>5</text:p>
          </table:table-cell>
          <table:table-cell office:value-type="string">
            <text:p>H88-279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20:01.66</text:p>
          </table:table-cell>
          <table:table-cell table:style-name="ce2" office:value-type="string">
            <text:p>-69:15:35.8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14.6">
            <text:p>914.6</text:p>
          </table:table-cell>
          <table:table-cell office:value-type="float" office:value="1620.5">
            <text:p>1620.5</text:p>
          </table:table-cell>
          <table:table-cell office:value-type="float" office:value="-4.007">
            <text:p>-4.007</text:p>
          </table:table-cell>
          <table:table-cell office:value-type="float" office:value="19.1">
            <text:p>19.1</text:p>
          </table:table-cell>
          <table:table-cell office:value-type="float" office:value="-4.72">
            <text:p>-4.72</text:p>
          </table:table-cell>
          <table:table-cell office:value-type="float" office:value="5">
            <text:p>5</text:p>
          </table:table-cell>
          <table:table-cell office:value-type="string">
            <text:p>HS27.KMHK99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47:28.35</text:p>
          </table:table-cell>
          <table:table-cell table:style-name="ce2" office:value-type="string">
            <text:p>-69:26:35.1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948.69">
            <text:p>948.69</text:p>
          </table:table-cell>
          <table:table-cell office:value-type="float" office:value="888.19">
            <text:p>888.19</text:p>
          </table:table-cell>
          <table:table-cell office:value-type="float" office:value="-5.548">
            <text:p>-5.548</text:p>
          </table:table-cell>
          <table:table-cell office:value-type="float" office:value="4">
            <text:p>4</text:p>
          </table:table-cell>
          <table:table-cell office:value-type="float" office:value="-4.71">
            <text:p>-4.71</text:p>
          </table:table-cell>
          <table:table-cell office:value-type="float" office:value="5">
            <text:p>5</text:p>
          </table:table-cell>
          <table:table-cell office:value-type="string">
            <text:p>BSDL579</text:p>
          </table:table-cell>
          <table:table-cell office:value-type="float" office:value="27">
            <text:p>27</text:p>
          </table:table-cell>
          <table:table-cell office:value-type="string">
            <text:p>AC</text:p>
          </table:table-cell>
          <table:table-cell table:style-name="ce2" office:value-type="string">
            <text:p>5:04:59.07</text:p>
          </table:table-cell>
          <table:table-cell table:style-name="ce2" office:value-type="string">
            <text:p>-70:31:13.5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445">
            <text:p>445</text:p>
          </table:table-cell>
          <table:table-cell office:value-type="float" office:value="1767.43">
            <text:p>1767.43</text:p>
          </table:table-cell>
          <table:table-cell office:value-type="float" office:value="-5.567">
            <text:p>-5.567</text:p>
          </table:table-cell>
          <table:table-cell office:value-type="float" office:value="4">
            <text:p>4</text:p>
          </table:table-cell>
          <table:table-cell office:value-type="float" office:value="-4.7">
            <text:p>-4.7</text:p>
          </table:table-cell>
          <table:table-cell office:value-type="float" office:value="5">
            <text:p>5</text:p>
          </table:table-cell>
          <table:table-cell office:value-type="string">
            <text:p>BSDL2137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5:31:21.29</text:p>
          </table:table-cell>
          <table:table-cell table:style-name="ce2" office:value-type="string">
            <text:p>-69:16:00.0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721.59">
            <text:p>721.59</text:p>
          </table:table-cell>
          <table:table-cell office:value-type="float" office:value="1474.04">
            <text:p>1474.04</text:p>
          </table:table-cell>
          <table:table-cell office:value-type="float" office:value="-4.685">
            <text:p>-4.685</text:p>
          </table:table-cell>
          <table:table-cell office:value-type="float" office:value="10">
            <text:p>10</text:p>
          </table:table-cell>
          <table:table-cell office:value-type="float" office:value="-4.68">
            <text:p>-4.68</text:p>
          </table:table-cell>
          <table:table-cell office:value-type="float" office:value="5">
            <text:p>5</text:p>
          </table:table-cell>
          <table:table-cell office:value-type="string">
            <text:p>BSDL880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12:27.57</text:p>
          </table:table-cell>
          <table:table-cell table:style-name="ce2" office:value-type="string">
            <text:p>-69:33:13.8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4.5">
            <text:p>114.5</text:p>
          </table:table-cell>
          <table:table-cell office:value-type="float" office:value="1410.5">
            <text:p>1410.5</text:p>
          </table:table-cell>
          <table:table-cell office:value-type="float" office:value="-4.384">
            <text:p>-4.384</text:p>
          </table:table-cell>
          <table:table-cell office:value-type="float" office:value="17.1">
            <text:p>17.1</text:p>
          </table:table-cell>
          <table:table-cell office:value-type="float" office:value="-4.68">
            <text:p>-4.68</text:p>
          </table:table-cell>
          <table:table-cell office:value-type="float" office:value="7">
            <text:p>7</text:p>
          </table:table-cell>
          <table:table-cell office:value-type="string">
            <text:p>SL175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0:49.64</text:p>
          </table:table-cell>
          <table:table-cell table:style-name="ce2" office:value-type="string">
            <text:p>-71:03:12.36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1.5">
            <text:p>761.5</text:p>
          </table:table-cell>
          <table:table-cell office:value-type="float" office:value="1052.5">
            <text:p>1052.5</text:p>
          </table:table-cell>
          <table:table-cell office:value-type="float" office:value="-4.543">
            <text:p>-4.543</text:p>
          </table:table-cell>
          <table:table-cell office:value-type="float" office:value="15">
            <text:p>15</text:p>
          </table:table-cell>
          <table:table-cell office:value-type="float" office:value="-4.66">
            <text:p>-4.66</text:p>
          </table:table-cell>
          <table:table-cell office:value-type="float" office:value="5">
            <text:p>5</text:p>
          </table:table-cell>
          <table:table-cell office:value-type="string">
            <text:p>BSDL1047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15:33.98</text:p>
          </table:table-cell>
          <table:table-cell table:style-name="ce2" office:value-type="string">
            <text:p>-69:31:54.1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42.5">
            <text:p>1442.5</text:p>
          </table:table-cell>
          <table:table-cell office:value-type="float" office:value="1637.5">
            <text:p>1637.5</text:p>
          </table:table-cell>
          <table:table-cell office:value-type="float" office:value="-4.48">
            <text:p>-4.48</text:p>
          </table:table-cell>
          <table:table-cell office:value-type="float" office:value="11.2">
            <text:p>11.2</text:p>
          </table:table-cell>
          <table:table-cell office:value-type="float" office:value="-4.65">
            <text:p>-4.65</text:p>
          </table:table-cell>
          <table:table-cell office:value-type="float" office:value="5">
            <text:p>5</text:p>
          </table:table-cell>
          <table:table-cell office:value-type="string">
            <text:p>HS78.KMHK400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4:59:35.91</text:p>
          </table:table-cell>
          <table:table-cell table:style-name="ce2" office:value-type="string">
            <text:p>-68:52:32.4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11.21">
            <text:p>511.21</text:p>
          </table:table-cell>
          <table:table-cell office:value-type="float" office:value="354.2">
            <text:p>354.2</text:p>
          </table:table-cell>
          <table:table-cell office:value-type="float" office:value="-4.569">
            <text:p>-4.569</text:p>
          </table:table-cell>
          <table:table-cell office:value-type="float" office:value="16.2">
            <text:p>16.2</text:p>
          </table:table-cell>
          <table:table-cell office:value-type="float" office:value="-4.65">
            <text:p>-4.65</text:p>
          </table:table-cell>
          <table:table-cell office:value-type="float" office:value="5">
            <text:p>5</text:p>
          </table:table-cell>
          <table:table-cell office:value-type="string">
            <text:p>H88-316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41:37.21</text:p>
          </table:table-cell>
          <table:table-cell table:style-name="ce2" office:value-type="string">
            <text:p>-69:13:49.2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58.54">
            <text:p>1958.54</text:p>
          </table:table-cell>
          <table:table-cell office:value-type="float" office:value="173.4">
            <text:p>173.4</text:p>
          </table:table-cell>
          <table:table-cell office:value-type="float" office:value="-3.937">
            <text:p>-3.937</text:p>
          </table:table-cell>
          <table:table-cell office:value-type="float" office:value="20">
            <text:p>20</text:p>
          </table:table-cell>
          <table:table-cell office:value-type="float" office:value="-4.65">
            <text:p>-4.65</text:p>
          </table:table-cell>
          <table:table-cell office:value-type="float" office:value="5">
            <text:p>5</text:p>
          </table:table-cell>
          <table:table-cell office:value-type="string">
            <text:p>HS373.KMHK116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8:17.71</text:p>
          </table:table-cell>
          <table:table-cell table:style-name="ce2" office:value-type="string">
            <text:p>-67:05:43.9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451.5">
            <text:p>1451.5</text:p>
          </table:table-cell>
          <table:table-cell office:value-type="float" office:value="1787.5">
            <text:p>1787.5</text:p>
          </table:table-cell>
          <table:table-cell office:value-type="float" office:value="-4.54">
            <text:p>-4.54</text:p>
          </table:table-cell>
          <table:table-cell office:value-type="float" office:value="15.1">
            <text:p>15.1</text:p>
          </table:table-cell>
          <table:table-cell office:value-type="float" office:value="-4.64">
            <text:p>-4.64</text:p>
          </table:table-cell>
          <table:table-cell office:value-type="float" office:value="5">
            <text:p>5</text:p>
          </table:table-cell>
          <table:table-cell office:value-type="string">
            <text:p>KMK88-31.H88-17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18.36</text:p>
          </table:table-cell>
          <table:table-cell table:style-name="ce2" office:value-type="string">
            <text:p>-69:04:46.7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53.82">
            <text:p>453.82</text:p>
          </table:table-cell>
          <table:table-cell office:value-type="float" office:value="1206.28">
            <text:p>1206.28</text:p>
          </table:table-cell>
          <table:table-cell office:value-type="float" office:value="-5.497">
            <text:p>-5.497</text:p>
          </table:table-cell>
          <table:table-cell office:value-type="float" office:value="4.9">
            <text:p>4.9</text:p>
          </table:table-cell>
          <table:table-cell office:value-type="float" office:value="-4.64">
            <text:p>-4.64</text:p>
          </table:table-cell>
          <table:table-cell office:value-type="float" office:value="8">
            <text:p>8</text:p>
          </table:table-cell>
          <table:table-cell office:value-type="string">
            <text:p>BSDL2487</text:p>
          </table:table-cell>
          <table:table-cell office:value-type="float" office:value="13.5">
            <text:p>13.5</text:p>
          </table:table-cell>
          <table:table-cell office:value-type="string">
            <text:p>CN</text:p>
          </table:table-cell>
          <table:table-cell table:style-name="ce2" office:value-type="string">
            <text:p>5:35:26.00</text:p>
          </table:table-cell>
          <table:table-cell table:style-name="ce2" office:value-type="string">
            <text:p>-69:16:04.99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456.26">
            <text:p>1456.26</text:p>
          </table:table-cell>
          <table:table-cell office:value-type="float" office:value="1717.5">
            <text:p>1717.5</text:p>
          </table:table-cell>
          <table:table-cell office:value-type="float" office:value="-5.329">
            <text:p>-5.329</text:p>
          </table:table-cell>
          <table:table-cell office:value-type="float" office:value="4.3">
            <text:p>4.3</text:p>
          </table:table-cell>
          <table:table-cell office:value-type="float" office:value="-4.63">
            <text:p>-4.63</text:p>
          </table:table-cell>
          <table:table-cell office:value-type="float" office:value="6">
            <text:p>6</text:p>
          </table:table-cell>
          <table:table-cell office:value-type="string">
            <text:p>HS41.KMHK158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1:31.49</text:p>
          </table:table-cell>
          <table:table-cell table:style-name="ce2" office:value-type="string">
            <text:p>-67:27:15.20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62.5">
            <text:p>662.5</text:p>
          </table:table-cell>
          <table:table-cell office:value-type="float" office:value="894.5">
            <text:p>894.5</text:p>
          </table:table-cell>
          <table:table-cell office:value-type="float" office:value="-4.54">
            <text:p>-4.54</text:p>
          </table:table-cell>
          <table:table-cell office:value-type="float" office:value="15.2">
            <text:p>15.2</text:p>
          </table:table-cell>
          <table:table-cell office:value-type="float" office:value="-4.61">
            <text:p>-4.61</text:p>
          </table:table-cell>
          <table:table-cell office:value-type="float" office:value="5">
            <text:p>5</text:p>
          </table:table-cell>
          <table:table-cell office:value-type="string">
            <text:p>BSDL1104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6:43.62</text:p>
          </table:table-cell>
          <table:table-cell table:style-name="ce2" office:value-type="string">
            <text:p>-69:35:45.01</text:p>
          </table:table-cell>
          <table:table-cell office:value-type="float" office:value="5.9">
            <text:p>5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112.13">
            <text:p>1112.13</text:p>
          </table:table-cell>
          <table:table-cell office:value-type="float" office:value="844.5">
            <text:p>844.5</text:p>
          </table:table-cell>
          <table:table-cell office:value-type="float" office:value="-3.874">
            <text:p>-3.874</text:p>
          </table:table-cell>
          <table:table-cell office:value-type="float" office:value="19.2">
            <text:p>19.2</text:p>
          </table:table-cell>
          <table:table-cell office:value-type="float" office:value="-4.6">
            <text:p>-4.6</text:p>
          </table:table-cell>
          <table:table-cell office:value-type="float" office:value="5">
            <text:p>5</text:p>
          </table:table-cell>
          <table:table-cell office:value-type="string">
            <text:p>BSDL341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8:16.11</text:p>
          </table:table-cell>
          <table:table-cell table:style-name="ce2" office:value-type="string">
            <text:p>-68:02:57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06.5">
            <text:p>1006.5</text:p>
          </table:table-cell>
          <table:table-cell office:value-type="float" office:value="929.5">
            <text:p>929.5</text:p>
          </table:table-cell>
          <table:table-cell office:value-type="float" office:value="-3.899">
            <text:p>-3.899</text:p>
          </table:table-cell>
          <table:table-cell office:value-type="float" office:value="18.9">
            <text:p>18.9</text:p>
          </table:table-cell>
          <table:table-cell office:value-type="float" office:value="-4.6">
            <text:p>-4.6</text:p>
          </table:table-cell>
          <table:table-cell office:value-type="float" office:value="5">
            <text:p>5</text:p>
          </table:table-cell>
          <table:table-cell office:value-type="string">
            <text:p>HS4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2:32.30</text:p>
          </table:table-cell>
          <table:table-cell table:style-name="ce2" office:value-type="string">
            <text:p>-69:23:24.06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1.5">
            <text:p>541.5</text:p>
          </table:table-cell>
          <table:table-cell office:value-type="float" office:value="930.5">
            <text:p>930.5</text:p>
          </table:table-cell>
          <table:table-cell office:value-type="float" office:value="-4.471">
            <text:p>-4.471</text:p>
          </table:table-cell>
          <table:table-cell office:value-type="float" office:value="15">
            <text:p>15</text:p>
          </table:table-cell>
          <table:table-cell office:value-type="float" office:value="-4.59">
            <text:p>-4.59</text:p>
          </table:table-cell>
          <table:table-cell office:value-type="float" office:value="5">
            <text:p>5</text:p>
          </table:table-cell>
          <table:table-cell office:value-type="string">
            <text:p>BSDL1096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6:27.49</text:p>
          </table:table-cell>
          <table:table-cell table:style-name="ce2" office:value-type="string">
            <text:p>-69:40:24.9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2.5">
            <text:p>382.5</text:p>
          </table:table-cell>
          <table:table-cell office:value-type="float" office:value="281.5">
            <text:p>281.5</text:p>
          </table:table-cell>
          <table:table-cell office:value-type="float" office:value="-4.851">
            <text:p>-4.851</text:p>
          </table:table-cell>
          <table:table-cell office:value-type="float" office:value="9.4">
            <text:p>9.4</text:p>
          </table:table-cell>
          <table:table-cell office:value-type="float" office:value="-4.57">
            <text:p>-4.57</text:p>
          </table:table-cell>
          <table:table-cell office:value-type="float" office:value="5">
            <text:p>5</text:p>
          </table:table-cell>
          <table:table-cell office:value-type="string">
            <text:p>BSDL43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01:16.23</text:p>
          </table:table-cell>
          <table:table-cell table:style-name="ce2" office:value-type="string">
            <text:p>-68:08:56.0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04.5">
            <text:p>504.5</text:p>
          </table:table-cell>
          <table:table-cell office:value-type="float" office:value="1322.5">
            <text:p>1322.5</text:p>
          </table:table-cell>
          <table:table-cell office:value-type="float" office:value="-3.845">
            <text:p>-3.845</text:p>
          </table:table-cell>
          <table:table-cell office:value-type="float" office:value="19.1">
            <text:p>19.1</text:p>
          </table:table-cell>
          <table:table-cell office:value-type="float" office:value="-4.56">
            <text:p>-4.56</text:p>
          </table:table-cell>
          <table:table-cell office:value-type="float" office:value="5">
            <text:p>5</text:p>
          </table:table-cell>
          <table:table-cell office:value-type="string">
            <text:p>BSDL918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3:05.43</text:p>
          </table:table-cell>
          <table:table-cell table:style-name="ce2" office:value-type="string">
            <text:p>-70:40:12.4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93.5">
            <text:p>893.5</text:p>
          </table:table-cell>
          <table:table-cell office:value-type="float" office:value="584.36">
            <text:p>584.36</text:p>
          </table:table-cell>
          <table:table-cell office:value-type="float" office:value="-5.587">
            <text:p>-5.587</text:p>
          </table:table-cell>
          <table:table-cell office:value-type="float" office:value="5.1">
            <text:p>5.1</text:p>
          </table:table-cell>
          <table:table-cell office:value-type="float" office:value="-4.55">
            <text:p>-4.55</text:p>
          </table:table-cell>
          <table:table-cell office:value-type="float" office:value="5">
            <text:p>5</text:p>
          </table:table-cell>
          <table:table-cell office:value-type="string">
            <text:p>KMHK27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5:04.00</text:p>
          </table:table-cell>
          <table:table-cell table:style-name="ce2" office:value-type="string">
            <text:p>-69:27:44.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9.82">
            <text:p>329.82</text:p>
          </table:table-cell>
          <table:table-cell office:value-type="float" office:value="683.04">
            <text:p>683.04</text:p>
          </table:table-cell>
          <table:table-cell office:value-type="float" office:value="-3.677">
            <text:p>-3.677</text:p>
          </table:table-cell>
          <table:table-cell office:value-type="float" office:value="24.7">
            <text:p>24.7</text:p>
          </table:table-cell>
          <table:table-cell office:value-type="float" office:value="-4.55">
            <text:p>-4.55</text:p>
          </table:table-cell>
          <table:table-cell office:value-type="float" office:value="5">
            <text:p>5</text:p>
          </table:table-cell>
          <table:table-cell office:value-type="string">
            <text:p>KMHK262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4:38.00</text:p>
          </table:table-cell>
          <table:table-cell table:style-name="ce2" office:value-type="string">
            <text:p>-70:48:32.99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94.5">
            <text:p>694.5</text:p>
          </table:table-cell>
          <table:table-cell office:value-type="float" office:value="215.4">
            <text:p>215.4</text:p>
          </table:table-cell>
          <table:table-cell office:value-type="float" office:value="-5.606">
            <text:p>-5.606</text:p>
          </table:table-cell>
          <table:table-cell office:value-type="float" office:value="7.3">
            <text:p>7.3</text:p>
          </table:table-cell>
          <table:table-cell office:value-type="float" office:value="-4.52">
            <text:p>-4.52</text:p>
          </table:table-cell>
          <table:table-cell office:value-type="float" office:value="9">
            <text:p>9</text:p>
          </table:table-cell>
          <table:table-cell office:value-type="string">
            <text:p>HS251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1:44.03</text:p>
          </table:table-cell>
          <table:table-cell table:style-name="ce2" office:value-type="string">
            <text:p>-69:34:17.9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0.39">
            <text:p>180.39</text:p>
          </table:table-cell>
          <table:table-cell office:value-type="float" office:value="1078.58">
            <text:p>1078.58</text:p>
          </table:table-cell>
          <table:table-cell office:value-type="float" office:value="-4.456">
            <text:p>-4.456</text:p>
          </table:table-cell>
          <table:table-cell office:value-type="float" office:value="15.7">
            <text:p>15.7</text:p>
          </table:table-cell>
          <table:table-cell office:value-type="float" office:value="-4.5">
            <text:p>-4.5</text:p>
          </table:table-cell>
          <table:table-cell office:value-type="float" office:value="5">
            <text:p>5</text:p>
          </table:table-cell>
          <table:table-cell office:value-type="string">
            <text:p>SL107.KMHK29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5:45.00</text:p>
          </table:table-cell>
          <table:table-cell table:style-name="ce2" office:value-type="string">
            <text:p>-68:16:52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98.5">
            <text:p>898.5</text:p>
          </table:table-cell>
          <table:table-cell office:value-type="float" office:value="1182.5">
            <text:p>1182.5</text:p>
          </table:table-cell>
          <table:table-cell office:value-type="float" office:value="-5.368">
            <text:p>-5.368</text:p>
          </table:table-cell>
          <table:table-cell office:value-type="float" office:value="4.9">
            <text:p>4.9</text:p>
          </table:table-cell>
          <table:table-cell office:value-type="float" office:value="-4.49">
            <text:p>-4.49</text:p>
          </table:table-cell>
          <table:table-cell office:value-type="float" office:value="5">
            <text:p>5</text:p>
          </table:table-cell>
          <table:table-cell office:value-type="string">
            <text:p>KMK88-82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35:38.46</text:p>
          </table:table-cell>
          <table:table-cell table:style-name="ce2" office:value-type="string">
            <text:p>-68:58:55.9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06.5">
            <text:p>1206.5</text:p>
          </table:table-cell>
          <table:table-cell office:value-type="float" office:value="1044.5">
            <text:p>1044.5</text:p>
          </table:table-cell>
          <table:table-cell office:value-type="float" office:value="-5.406">
            <text:p>-5.406</text:p>
          </table:table-cell>
          <table:table-cell office:value-type="float" office:value="3.9">
            <text:p>3.9</text:p>
          </table:table-cell>
          <table:table-cell office:value-type="float" office:value="-4.47">
            <text:p>-4.47</text:p>
          </table:table-cell>
          <table:table-cell office:value-type="float" office:value="6">
            <text:p>6</text:p>
          </table:table-cell>
          <table:table-cell office:value-type="string">
            <text:p>KMHK493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3:47.64</text:p>
          </table:table-cell>
          <table:table-cell table:style-name="ce2" office:value-type="string">
            <text:p>-70:21:14.9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3.65">
            <text:p>253.65</text:p>
          </table:table-cell>
          <table:table-cell office:value-type="float" office:value="1181.5">
            <text:p>1181.5</text:p>
          </table:table-cell>
          <table:table-cell office:value-type="float" office:value="-4.351">
            <text:p>-4.351</text:p>
          </table:table-cell>
          <table:table-cell office:value-type="float" office:value="15">
            <text:p>15</text:p>
          </table:table-cell>
          <table:table-cell office:value-type="float" office:value="-4.47">
            <text:p>-4.47</text:p>
          </table:table-cell>
          <table:table-cell office:value-type="float" office:value="5">
            <text:p>5</text:p>
          </table:table-cell>
          <table:table-cell office:value-type="string">
            <text:p>SESG1</text:p>
          </table:table-cell>
          <table:table-cell office:value-type="float" office:value="10.5">
            <text:p>10.5</text:p>
          </table:table-cell>
          <table:table-cell office:value-type="string">
            <text:p>C</text:p>
          </table:table-cell>
          <table:table-cell table:style-name="ce2" office:value-type="string">
            <text:p>5:35:35.85</text:p>
          </table:table-cell>
          <table:table-cell table:style-name="ce2" office:value-type="string">
            <text:p>-69:23:49.10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649.21">
            <text:p>1649.21</text:p>
          </table:table-cell>
          <table:table-cell office:value-type="float" office:value="681.23">
            <text:p>681.23</text:p>
          </table:table-cell>
          <table:table-cell office:value-type="float" office:value="-3.713">
            <text:p>-3.713</text:p>
          </table:table-cell>
          <table:table-cell office:value-type="float" office:value="19.5">
            <text:p>19.5</text:p>
          </table:table-cell>
          <table:table-cell office:value-type="float" office:value="-4.45">
            <text:p>-4.45</text:p>
          </table:table-cell>
          <table:table-cell office:value-type="float" office:value="5">
            <text:p>5</text:p>
          </table:table-cell>
          <table:table-cell office:value-type="string">
            <text:p>HS378.KMHK118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9:13.00</text:p>
          </table:table-cell>
          <table:table-cell table:style-name="ce2" office:value-type="string">
            <text:p>-68:30:00.99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138.5">
            <text:p>1138.5</text:p>
          </table:table-cell>
          <table:table-cell office:value-type="float" office:value="1662.5">
            <text:p>1662.5</text:p>
          </table:table-cell>
          <table:table-cell office:value-type="float" office:value="-5.099">
            <text:p>-5.099</text:p>
          </table:table-cell>
          <table:table-cell office:value-type="float" office:value="2.3">
            <text:p>2.3</text:p>
          </table:table-cell>
          <table:table-cell office:value-type="float" office:value="-4.44">
            <text:p>-4.44</text:p>
          </table:table-cell>
          <table:table-cell office:value-type="float" office:value="5">
            <text:p>5</text:p>
          </table:table-cell>
          <table:table-cell office:value-type="string">
            <text:p>BSDL137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2:38.64</text:p>
          </table:table-cell>
          <table:table-cell table:style-name="ce2" office:value-type="string">
            <text:p>-68:01:33.78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3.37">
            <text:p>703.37</text:p>
          </table:table-cell>
          <table:table-cell office:value-type="float" office:value="1085.04">
            <text:p>1085.04</text:p>
          </table:table-cell>
          <table:table-cell office:value-type="float" office:value="-5.146">
            <text:p>-5.146</text:p>
          </table:table-cell>
          <table:table-cell office:value-type="float" office:value="4.3">
            <text:p>4.3</text:p>
          </table:table-cell>
          <table:table-cell office:value-type="float" office:value="-4.44">
            <text:p>-4.44</text:p>
          </table:table-cell>
          <table:table-cell office:value-type="float" office:value="5">
            <text:p>5</text:p>
          </table:table-cell>
          <table:table-cell office:value-type="string">
            <text:p>KMHK164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1:23.00</text:p>
          </table:table-cell>
          <table:table-cell table:style-name="ce2" office:value-type="string">
            <text:p>-69:35:04.01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1.93">
            <text:p>581.93</text:p>
          </table:table-cell>
          <table:table-cell office:value-type="float" office:value="369.85">
            <text:p>369.85</text:p>
          </table:table-cell>
          <table:table-cell office:value-type="float" office:value="-4.389">
            <text:p>-4.389</text:p>
          </table:table-cell>
          <table:table-cell office:value-type="float" office:value="15.7">
            <text:p>15.7</text:p>
          </table:table-cell>
          <table:table-cell office:value-type="float" office:value="-4.44">
            <text:p>-4.44</text:p>
          </table:table-cell>
          <table:table-cell office:value-type="float" office:value="5">
            <text:p>5</text:p>
          </table:table-cell>
          <table:table-cell office:value-type="string">
            <text:p>HS390.KMHK1239</text:p>
          </table:table-cell>
          <table:table-cell office:value-type="float" office:value="19.5">
            <text:p>19.5</text:p>
          </table:table-cell>
          <table:table-cell office:value-type="string">
            <text:p>CN</text:p>
          </table:table-cell>
          <table:table-cell table:style-name="ce2" office:value-type="string">
            <text:p>5:41:30.00</text:p>
          </table:table-cell>
          <table:table-cell table:style-name="ce2" office:value-type="string">
            <text:p>-69:11:06.0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53.5">
            <text:p>1253.5</text:p>
          </table:table-cell>
          <table:table-cell office:value-type="float" office:value="133.4">
            <text:p>133.4</text:p>
          </table:table-cell>
          <table:table-cell office:value-type="float" office:value="-5.201">
            <text:p>-5.201</text:p>
          </table:table-cell>
          <table:table-cell office:value-type="float" office:value="8">
            <text:p>8</text:p>
          </table:table-cell>
          <table:table-cell office:value-type="float" office:value="-4.44">
            <text:p>-4.44</text:p>
          </table:table-cell>
          <table:table-cell office:value-type="float" office:value="5">
            <text:p>5</text:p>
          </table:table-cell>
          <table:table-cell office:value-type="string">
            <text:p>BSDL2884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43:06.96</text:p>
          </table:table-cell>
          <table:table-cell table:style-name="ce2" office:value-type="string">
            <text:p>-68:45:01.88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57.5">
            <text:p>1357.5</text:p>
          </table:table-cell>
          <table:table-cell office:value-type="float" office:value="1247.5">
            <text:p>1247.5</text:p>
          </table:table-cell>
          <table:table-cell office:value-type="float" office:value="-5.304">
            <text:p>-5.304</text:p>
          </table:table-cell>
          <table:table-cell office:value-type="float" office:value="4.9">
            <text:p>4.9</text:p>
          </table:table-cell>
          <table:table-cell office:value-type="float" office:value="-4.42">
            <text:p>-4.42</text:p>
          </table:table-cell>
          <table:table-cell office:value-type="float" office:value="5">
            <text:p>5</text:p>
          </table:table-cell>
          <table:table-cell office:value-type="string">
            <text:p>KMHK100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31:08.93</text:p>
          </table:table-cell>
          <table:table-cell table:style-name="ce2" office:value-type="string">
            <text:p>-67:29:03.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4.7">
            <text:p>404.7</text:p>
          </table:table-cell>
          <table:table-cell office:value-type="float" office:value="549.7">
            <text:p>549.7</text:p>
          </table:table-cell>
          <table:table-cell office:value-type="float" office:value="-4.233">
            <text:p>-4.233</text:p>
          </table:table-cell>
          <table:table-cell office:value-type="float" office:value="14.6">
            <text:p>14.6</text:p>
          </table:table-cell>
          <table:table-cell office:value-type="float" office:value="-4.42">
            <text:p>-4.42</text:p>
          </table:table-cell>
          <table:table-cell office:value-type="float" office:value="5">
            <text:p>5</text:p>
          </table:table-cell>
          <table:table-cell office:value-type="string">
            <text:p>BSDL267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5:40.33</text:p>
          </table:table-cell>
          <table:table-cell table:style-name="ce2" office:value-type="string">
            <text:p>-70:45:37.5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023.08">
            <text:p>2023.08</text:p>
          </table:table-cell>
          <table:table-cell office:value-type="float" office:value="1849.5">
            <text:p>1849.5</text:p>
          </table:table-cell>
          <table:table-cell office:value-type="float" office:value="-5.254">
            <text:p>-5.254</text:p>
          </table:table-cell>
          <table:table-cell office:value-type="float" office:value="4.8">
            <text:p>4.8</text:p>
          </table:table-cell>
          <table:table-cell office:value-type="float" office:value="-4.41">
            <text:p>-4.41</text:p>
          </table:table-cell>
          <table:table-cell office:value-type="float" office:value="6">
            <text:p>6</text:p>
          </table:table-cell>
          <table:table-cell office:value-type="string">
            <text:p>HS41.KMHK158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1:31.75</text:p>
          </table:table-cell>
          <table:table-cell table:style-name="ce2" office:value-type="string">
            <text:p>-67:27:15.27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26.5">
            <text:p>926.5</text:p>
          </table:table-cell>
          <table:table-cell office:value-type="float" office:value="350.5">
            <text:p>350.5</text:p>
          </table:table-cell>
          <table:table-cell office:value-type="float" office:value="-5.43">
            <text:p>-5.43</text:p>
          </table:table-cell>
          <table:table-cell office:value-type="float" office:value="3.4">
            <text:p>3.4</text:p>
          </table:table-cell>
          <table:table-cell office:value-type="float" office:value="-4.41">
            <text:p>-4.41</text:p>
          </table:table-cell>
          <table:table-cell office:value-type="float" office:value="5">
            <text:p>5</text:p>
          </table:table-cell>
          <table:table-cell office:value-type="string">
            <text:p>H88-43.H80F1-32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6:46.70</text:p>
          </table:table-cell>
          <table:table-cell table:style-name="ce2" office:value-type="string">
            <text:p>-69:26:22.02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643.5">
            <text:p>1643.5</text:p>
          </table:table-cell>
          <table:table-cell office:value-type="float" office:value="1184.5">
            <text:p>1184.5</text:p>
          </table:table-cell>
          <table:table-cell office:value-type="float" office:value="-4.325">
            <text:p>-4.325</text:p>
          </table:table-cell>
          <table:table-cell office:value-type="float" office:value="15.2">
            <text:p>15.2</text:p>
          </table:table-cell>
          <table:table-cell office:value-type="float" office:value="-4.4">
            <text:p>-4.4</text:p>
          </table:table-cell>
          <table:table-cell office:value-type="float" office:value="5">
            <text:p>5</text:p>
          </table:table-cell>
          <table:table-cell office:value-type="string">
            <text:p>BSDL991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14:39.95</text:p>
          </table:table-cell>
          <table:table-cell table:style-name="ce2" office:value-type="string">
            <text:p>-68:57:49.19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1.1">
            <text:p>81.1</text:p>
          </table:table-cell>
          <table:table-cell office:value-type="float" office:value="989.3">
            <text:p>989.3</text:p>
          </table:table-cell>
          <table:table-cell office:value-type="float" office:value="-4.281">
            <text:p>-4.281</text:p>
          </table:table-cell>
          <table:table-cell office:value-type="float" office:value="15.1">
            <text:p>15.1</text:p>
          </table:table-cell>
          <table:table-cell office:value-type="float" office:value="-4.39">
            <text:p>-4.39</text:p>
          </table:table-cell>
          <table:table-cell office:value-type="float" office:value="5">
            <text:p>5</text:p>
          </table:table-cell>
          <table:table-cell office:value-type="string">
            <text:p>KMHK508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04:09.77</text:p>
          </table:table-cell>
          <table:table-cell table:style-name="ce2" office:value-type="string">
            <text:p>-71:04:41.72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4.5">
            <text:p>1474.5</text:p>
          </table:table-cell>
          <table:table-cell office:value-type="float" office:value="276.5">
            <text:p>276.5</text:p>
          </table:table-cell>
          <table:table-cell office:value-type="float" office:value="-4.281">
            <text:p>-4.281</text:p>
          </table:table-cell>
          <table:table-cell office:value-type="float" office:value="16.3">
            <text:p>16.3</text:p>
          </table:table-cell>
          <table:table-cell office:value-type="float" office:value="-4.38">
            <text:p>-4.38</text:p>
          </table:table-cell>
          <table:table-cell office:value-type="float" office:value="5">
            <text:p>5</text:p>
          </table:table-cell>
          <table:table-cell office:value-type="string">
            <text:p>BSDL1335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21:05.90</text:p>
          </table:table-cell>
          <table:table-cell table:style-name="ce2" office:value-type="string">
            <text:p>-70:02:44.84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909.5">
            <text:p>1909.5</text:p>
          </table:table-cell>
          <table:table-cell office:value-type="float" office:value="1487.92">
            <text:p>1487.92</text:p>
          </table:table-cell>
          <table:table-cell office:value-type="float" office:value="-5.191">
            <text:p>-5.191</text:p>
          </table:table-cell>
          <table:table-cell office:value-type="float" office:value="4.1">
            <text:p>4.1</text:p>
          </table:table-cell>
          <table:table-cell office:value-type="float" office:value="-4.38">
            <text:p>-4.38</text:p>
          </table:table-cell>
          <table:table-cell office:value-type="float" office:value="5">
            <text:p>5</text:p>
          </table:table-cell>
          <table:table-cell office:value-type="string">
            <text:p>HS326.KMHK963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9:36.01</text:p>
          </table:table-cell>
          <table:table-cell table:style-name="ce2" office:value-type="string">
            <text:p>-67:07:37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519.71">
            <text:p>519.71</text:p>
          </table:table-cell>
          <table:table-cell office:value-type="float" office:value="348.2">
            <text:p>348.2</text:p>
          </table:table-cell>
          <table:table-cell office:value-type="float" office:value="-3.584">
            <text:p>-3.584</text:p>
          </table:table-cell>
          <table:table-cell office:value-type="float" office:value="23.6">
            <text:p>23.6</text:p>
          </table:table-cell>
          <table:table-cell office:value-type="float" office:value="-4.37">
            <text:p>-4.37</text:p>
          </table:table-cell>
          <table:table-cell office:value-type="float" office:value="5">
            <text:p>5</text:p>
          </table:table-cell>
          <table:table-cell office:value-type="string">
            <text:p>BSDL749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09:11.87</text:p>
          </table:table-cell>
          <table:table-cell table:style-name="ce2" office:value-type="string">
            <text:p>-70:47:38.7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73.5">
            <text:p>773.5</text:p>
          </table:table-cell>
          <table:table-cell office:value-type="float" office:value="385.5">
            <text:p>385.5</text:p>
          </table:table-cell>
          <table:table-cell office:value-type="float" office:value="-4.312">
            <text:p>-4.312</text:p>
          </table:table-cell>
          <table:table-cell office:value-type="float" office:value="15.4">
            <text:p>15.4</text:p>
          </table:table-cell>
          <table:table-cell office:value-type="float" office:value="-4.37">
            <text:p>-4.37</text:p>
          </table:table-cell>
          <table:table-cell office:value-type="float" office:value="5">
            <text:p>5</text:p>
          </table:table-cell>
          <table:table-cell office:value-type="string">
            <text:p>H88-313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5:41:22.16</text:p>
          </table:table-cell>
          <table:table-cell table:style-name="ce2" office:value-type="string">
            <text:p>-69:03:42.92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96.2">
            <text:p>196.2</text:p>
          </table:table-cell>
          <table:table-cell office:value-type="float" office:value="644.7">
            <text:p>644.7</text:p>
          </table:table-cell>
          <table:table-cell office:value-type="float" office:value="-5.473">
            <text:p>-5.473</text:p>
          </table:table-cell>
          <table:table-cell office:value-type="float" office:value="3.7">
            <text:p>3.7</text:p>
          </table:table-cell>
          <table:table-cell office:value-type="float" office:value="-4.36">
            <text:p>-4.36</text:p>
          </table:table-cell>
          <table:table-cell office:value-type="float" office:value="5">
            <text:p>5</text:p>
          </table:table-cell>
          <table:table-cell office:value-type="string">
            <text:p>BSDL2704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5:39:31.45</text:p>
          </table:table-cell>
          <table:table-cell table:style-name="ce2" office:value-type="string">
            <text:p>-69:26:05.2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909.2">
            <text:p>909.2</text:p>
          </table:table-cell>
          <table:table-cell office:value-type="float" office:value="707.2">
            <text:p>707.2</text:p>
          </table:table-cell>
          <table:table-cell office:value-type="float" office:value="-3.358">
            <text:p>-3.358</text:p>
          </table:table-cell>
          <table:table-cell office:value-type="float" office:value="29.1">
            <text:p>29.1</text:p>
          </table:table-cell>
          <table:table-cell office:value-type="float" office:value="-4.35">
            <text:p>-4.35</text:p>
          </table:table-cell>
          <table:table-cell office:value-type="float" office:value="5">
            <text:p>5</text:p>
          </table:table-cell>
          <table:table-cell office:value-type="string">
            <text:p>BSDL196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4:54:09.93</text:p>
          </table:table-cell>
          <table:table-cell table:style-name="ce2" office:value-type="string">
            <text:p>-69:27:09.3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80.12">
            <text:p>1880.12</text:p>
          </table:table-cell>
          <table:table-cell office:value-type="float" office:value="937.5">
            <text:p>937.5</text:p>
          </table:table-cell>
          <table:table-cell office:value-type="float" office:value="-5.383">
            <text:p>-5.383</text:p>
          </table:table-cell>
          <table:table-cell office:value-type="float" office:value="3.5">
            <text:p>3.5</text:p>
          </table:table-cell>
          <table:table-cell office:value-type="float" office:value="-4.32">
            <text:p>-4.32</text:p>
          </table:table-cell>
          <table:table-cell office:value-type="float" office:value="5">
            <text:p>5</text:p>
          </table:table-cell>
          <table:table-cell office:value-type="string">
            <text:p>H88-12.H80F1-11.KMHK189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2:30.19</text:p>
          </table:table-cell>
          <table:table-cell table:style-name="ce2" office:value-type="string">
            <text:p>-68:49:41.01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900.25">
            <text:p>1900.25</text:p>
          </table:table-cell>
          <table:table-cell office:value-type="float" office:value="1878.61">
            <text:p>1878.61</text:p>
          </table:table-cell>
          <table:table-cell office:value-type="float" office:value="-5.534">
            <text:p>-5.534</text:p>
          </table:table-cell>
          <table:table-cell office:value-type="float" office:value="6.8">
            <text:p>6.8</text:p>
          </table:table-cell>
          <table:table-cell office:value-type="float" office:value="-4.3">
            <text:p>-4.3</text:p>
          </table:table-cell>
          <table:table-cell office:value-type="float" office:value="10">
            <text:p>10</text:p>
          </table:table-cell>
          <table:table-cell office:value-type="string">
            <text:p>HS139.BRHT47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9:45.00</text:p>
          </table:table-cell>
          <table:table-cell table:style-name="ce2" office:value-type="string">
            <text:p>-68:47:22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9.2">
            <text:p>29.2</text:p>
          </table:table-cell>
          <table:table-cell office:value-type="float" office:value="993.22">
            <text:p>993.22</text:p>
          </table:table-cell>
          <table:table-cell office:value-type="float" office:value="-3.736">
            <text:p>-3.736</text:p>
          </table:table-cell>
          <table:table-cell office:value-type="float" office:value="13.2">
            <text:p>13.2</text:p>
          </table:table-cell>
          <table:table-cell office:value-type="float" office:value="-4.3">
            <text:p>-4.3</text:p>
          </table:table-cell>
          <table:table-cell office:value-type="float" office:value="5">
            <text:p>5</text:p>
          </table:table-cell>
          <table:table-cell office:value-type="string">
            <text:p>BSDL524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04:07.75</text:p>
          </table:table-cell>
          <table:table-cell table:style-name="ce2" office:value-type="string">
            <text:p>-71:06:41.8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40.5">
            <text:p>1540.5</text:p>
          </table:table-cell>
          <table:table-cell office:value-type="float" office:value="1122.5">
            <text:p>1122.5</text:p>
          </table:table-cell>
          <table:table-cell office:value-type="float" office:value="-5.389">
            <text:p>-5.389</text:p>
          </table:table-cell>
          <table:table-cell office:value-type="float" office:value="3.6">
            <text:p>3.6</text:p>
          </table:table-cell>
          <table:table-cell office:value-type="float" office:value="-4.3">
            <text:p>-4.3</text:p>
          </table:table-cell>
          <table:table-cell office:value-type="float" office:value="6">
            <text:p>6</text:p>
          </table:table-cell>
          <table:table-cell office:value-type="string">
            <text:p>HS341.KMHK1028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1:59.92</text:p>
          </table:table-cell>
          <table:table-cell table:style-name="ce2" office:value-type="string">
            <text:p>-67:22:02.57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546.73">
            <text:p>1546.73</text:p>
          </table:table-cell>
          <table:table-cell office:value-type="float" office:value="814.18">
            <text:p>814.18</text:p>
          </table:table-cell>
          <table:table-cell office:value-type="float" office:value="-4.226">
            <text:p>-4.226</text:p>
          </table:table-cell>
          <table:table-cell office:value-type="float" office:value="15.5">
            <text:p>15.5</text:p>
          </table:table-cell>
          <table:table-cell office:value-type="float" office:value="-4.28">
            <text:p>-4.28</text:p>
          </table:table-cell>
          <table:table-cell office:value-type="float" office:value="5">
            <text:p>5</text:p>
          </table:table-cell>
          <table:table-cell office:value-type="string">
            <text:p>HS374.KMHK1165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38:17.00</text:p>
          </table:table-cell>
          <table:table-cell table:style-name="ce2" office:value-type="string">
            <text:p>-68:33:59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9.5">
            <text:p>509.5</text:p>
          </table:table-cell>
          <table:table-cell office:value-type="float" office:value="979.5">
            <text:p>979.5</text:p>
          </table:table-cell>
          <table:table-cell office:value-type="float" office:value="-4.209">
            <text:p>-4.209</text:p>
          </table:table-cell>
          <table:table-cell office:value-type="float" office:value="16.1">
            <text:p>16.1</text:p>
          </table:table-cell>
          <table:table-cell office:value-type="float" office:value="-4.28">
            <text:p>-4.28</text:p>
          </table:table-cell>
          <table:table-cell office:value-type="float" office:value="5">
            <text:p>5</text:p>
          </table:table-cell>
          <table:table-cell office:value-type="string">
            <text:p>BSDL1744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5:26:46.15</text:p>
          </table:table-cell>
          <table:table-cell table:style-name="ce2" office:value-type="string">
            <text:p>-69:08:30.8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68.5">
            <text:p>468.5</text:p>
          </table:table-cell>
          <table:table-cell office:value-type="float" office:value="1387.5">
            <text:p>1387.5</text:p>
          </table:table-cell>
          <table:table-cell office:value-type="float" office:value="-5.25">
            <text:p>-5.25</text:p>
          </table:table-cell>
          <table:table-cell office:value-type="float" office:value="7.6">
            <text:p>7.6</text:p>
          </table:table-cell>
          <table:table-cell office:value-type="float" office:value="-4.26">
            <text:p>-4.26</text:p>
          </table:table-cell>
          <table:table-cell office:value-type="float" office:value="5">
            <text:p>5</text:p>
          </table:table-cell>
          <table:table-cell office:value-type="string">
            <text:p>KMHK245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4:54:27.61</text:p>
          </table:table-cell>
          <table:table-cell table:style-name="ce2" office:value-type="string">
            <text:p>-68:27:37.3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83.63">
            <text:p>183.63</text:p>
          </table:table-cell>
          <table:table-cell office:value-type="float" office:value="633.2">
            <text:p>633.2</text:p>
          </table:table-cell>
          <table:table-cell office:value-type="float" office:value="-5.327">
            <text:p>-5.327</text:p>
          </table:table-cell>
          <table:table-cell office:value-type="float" office:value="3.5">
            <text:p>3.5</text:p>
          </table:table-cell>
          <table:table-cell office:value-type="float" office:value="-4.26">
            <text:p>-4.26</text:p>
          </table:table-cell>
          <table:table-cell office:value-type="float" office:value="6">
            <text:p>6</text:p>
          </table:table-cell>
          <table:table-cell office:value-type="string">
            <text:p>HS63,KMHK278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4:55:01.79</text:p>
          </table:table-cell>
          <table:table-cell table:style-name="ce2" office:value-type="string">
            <text:p>-70:54:10.9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73.31">
            <text:p>1473.31</text:p>
          </table:table-cell>
          <table:table-cell office:value-type="float" office:value="1183.85">
            <text:p>1183.85</text:p>
          </table:table-cell>
          <table:table-cell office:value-type="float" office:value="-4.248">
            <text:p>-4.248</text:p>
          </table:table-cell>
          <table:table-cell office:value-type="float" office:value="10">
            <text:p>10</text:p>
          </table:table-cell>
          <table:table-cell office:value-type="float" office:value="-4.25">
            <text:p>-4.25</text:p>
          </table:table-cell>
          <table:table-cell office:value-type="float" office:value="5">
            <text:p>5</text:p>
          </table:table-cell>
          <table:table-cell office:value-type="string">
            <text:p>KMHK14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0:43.00</text:p>
          </table:table-cell>
          <table:table-cell table:style-name="ce2" office:value-type="string">
            <text:p>-69:05:19.01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68.5">
            <text:p>468.5</text:p>
          </table:table-cell>
          <table:table-cell office:value-type="float" office:value="86.4">
            <text:p>86.4</text:p>
          </table:table-cell>
          <table:table-cell office:value-type="float" office:value="-5.043">
            <text:p>-5.043</text:p>
          </table:table-cell>
          <table:table-cell office:value-type="float" office:value="4.7">
            <text:p>4.7</text:p>
          </table:table-cell>
          <table:table-cell office:value-type="float" office:value="-4.25">
            <text:p>-4.25</text:p>
          </table:table-cell>
          <table:table-cell office:value-type="float" office:value="5">
            <text:p>5</text:p>
          </table:table-cell>
          <table:table-cell office:value-type="string">
            <text:p>BSDL2898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43:34.15</text:p>
          </table:table-cell>
          <table:table-cell table:style-name="ce2" office:value-type="string">
            <text:p>-69:15:16.96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8.03">
            <text:p>298.03</text:p>
          </table:table-cell>
          <table:table-cell office:value-type="float" office:value="2004.5">
            <text:p>2004.5</text:p>
          </table:table-cell>
          <table:table-cell office:value-type="float" office:value="-4.213">
            <text:p>-4.213</text:p>
          </table:table-cell>
          <table:table-cell office:value-type="float" office:value="10">
            <text:p>10</text:p>
          </table:table-cell>
          <table:table-cell office:value-type="float" office:value="-4.21">
            <text:p>-4.21</text:p>
          </table:table-cell>
          <table:table-cell office:value-type="float" office:value="5">
            <text:p>5</text:p>
          </table:table-cell>
          <table:table-cell office:value-type="string">
            <text:p>KMHK116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49:20.55</text:p>
          </table:table-cell>
          <table:table-cell table:style-name="ce2" office:value-type="string">
            <text:p>-68:11:37.11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7.4">
            <text:p>37.4</text:p>
          </table:table-cell>
          <table:table-cell office:value-type="float" office:value="1120.5">
            <text:p>1120.5</text:p>
          </table:table-cell>
          <table:table-cell office:value-type="float" office:value="-3.498">
            <text:p>-3.498</text:p>
          </table:table-cell>
          <table:table-cell office:value-type="float" office:value="18.8">
            <text:p>18.8</text:p>
          </table:table-cell>
          <table:table-cell office:value-type="float" office:value="-4.19">
            <text:p>-4.19</text:p>
          </table:table-cell>
          <table:table-cell office:value-type="float" office:value="5">
            <text:p>5</text:p>
          </table:table-cell>
          <table:table-cell office:value-type="string">
            <text:p>BSDL103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1:04.52</text:p>
          </table:table-cell>
          <table:table-cell table:style-name="ce2" office:value-type="string">
            <text:p>-70:00:45.37</text:p>
          </table:table-cell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713.88">
            <text:p>1713.88</text:p>
          </table:table-cell>
          <table:table-cell office:value-type="float" office:value="479.49">
            <text:p>479.49</text:p>
          </table:table-cell>
          <table:table-cell office:value-type="float" office:value="-4.016">
            <text:p>-4.016</text:p>
          </table:table-cell>
          <table:table-cell office:value-type="float" office:value="14.6">
            <text:p>14.6</text:p>
          </table:table-cell>
          <table:table-cell office:value-type="float" office:value="-4.19">
            <text:p>-4.19</text:p>
          </table:table-cell>
          <table:table-cell office:value-type="float" office:value="5">
            <text:p>5</text:p>
          </table:table-cell>
          <table:table-cell office:value-type="string">
            <text:p>BSDL691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08:04.73</text:p>
          </table:table-cell>
          <table:table-cell table:style-name="ce2" office:value-type="string">
            <text:p>-70:01:37.5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8.28">
            <text:p>648.28</text:p>
          </table:table-cell>
          <table:table-cell office:value-type="float" office:value="643.07">
            <text:p>643.07</text:p>
          </table:table-cell>
          <table:table-cell office:value-type="float" office:value="-5.254">
            <text:p>-5.254</text:p>
          </table:table-cell>
          <table:table-cell office:value-type="float" office:value="3.5">
            <text:p>3.5</text:p>
          </table:table-cell>
          <table:table-cell office:value-type="float" office:value="-4.19">
            <text:p>-4.19</text:p>
          </table:table-cell>
          <table:table-cell office:value-type="float" office:value="7">
            <text:p>7</text:p>
          </table:table-cell>
          <table:table-cell office:value-type="string">
            <text:p>SL102.HS62.BRHT44a.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4:54:56.00</text:p>
          </table:table-cell>
          <table:table-cell table:style-name="ce2" office:value-type="string">
            <text:p>-70:36:15.0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913.8">
            <text:p>1913.8</text:p>
          </table:table-cell>
          <table:table-cell office:value-type="float" office:value="1695.7">
            <text:p>1695.7</text:p>
          </table:table-cell>
          <table:table-cell office:value-type="float" office:value="-4.98">
            <text:p>-4.98</text:p>
          </table:table-cell>
          <table:table-cell office:value-type="float" office:value="4.7">
            <text:p>4.7</text:p>
          </table:table-cell>
          <table:table-cell office:value-type="float" office:value="-4.18">
            <text:p>-4.18</text:p>
          </table:table-cell>
          <table:table-cell office:value-type="float" office:value="6">
            <text:p>6</text:p>
          </table:table-cell>
          <table:table-cell office:value-type="string">
            <text:p>KMHK930</text:p>
          </table:table-cell>
          <table:table-cell office:value-type="float" office:value="30">
            <text:p>30</text:p>
          </table:table-cell>
          <table:table-cell office:value-type="string">
            <text:p>AC</text:p>
          </table:table-cell>
          <table:table-cell table:style-name="ce2" office:value-type="string">
            <text:p>5:28:13.57</text:p>
          </table:table-cell>
          <table:table-cell table:style-name="ce2" office:value-type="string">
            <text:p>-67:07:17.9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01.14">
            <text:p>801.14</text:p>
          </table:table-cell>
          <table:table-cell office:value-type="float" office:value="1019.5">
            <text:p>1019.5</text:p>
          </table:table-cell>
          <table:table-cell office:value-type="float" office:value="-5.226">
            <text:p>-5.226</text:p>
          </table:table-cell>
          <table:table-cell office:value-type="float" office:value="3.5">
            <text:p>3.5</text:p>
          </table:table-cell>
          <table:table-cell office:value-type="float" office:value="-4.16">
            <text:p>-4.16</text:p>
          </table:table-cell>
          <table:table-cell office:value-type="float" office:value="6">
            <text:p>6</text:p>
          </table:table-cell>
          <table:table-cell office:value-type="string">
            <text:p>NGC1768.SL127.ESO56SC32.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7:03.12</text:p>
          </table:table-cell>
          <table:table-cell table:style-name="ce2" office:value-type="string">
            <text:p>-68:14:56.03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687.5">
            <text:p>1687.5</text:p>
          </table:table-cell>
          <table:table-cell office:value-type="float" office:value="1523.5">
            <text:p>1523.5</text:p>
          </table:table-cell>
          <table:table-cell office:value-type="float" office:value="-5.042">
            <text:p>-5.042</text:p>
          </table:table-cell>
          <table:table-cell office:value-type="float" office:value="7.7">
            <text:p>7.7</text:p>
          </table:table-cell>
          <table:table-cell office:value-type="float" office:value="-4.16">
            <text:p>-4.16</text:p>
          </table:table-cell>
          <table:table-cell office:value-type="float" office:value="6">
            <text:p>6</text:p>
          </table:table-cell>
          <table:table-cell office:value-type="string">
            <text:p>KMK88-39.H88-20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2:14.59</text:p>
          </table:table-cell>
          <table:table-cell table:style-name="ce2" office:value-type="string">
            <text:p>-68:55:55.28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48.13">
            <text:p>1548.13</text:p>
          </table:table-cell>
          <table:table-cell office:value-type="float" office:value="1058.5">
            <text:p>1058.5</text:p>
          </table:table-cell>
          <table:table-cell office:value-type="float" office:value="-5.432">
            <text:p>-5.432</text:p>
          </table:table-cell>
          <table:table-cell office:value-type="float" office:value="6.5">
            <text:p>6.5</text:p>
          </table:table-cell>
          <table:table-cell office:value-type="float" office:value="-4.16">
            <text:p>-4.16</text:p>
          </table:table-cell>
          <table:table-cell office:value-type="float" office:value="7">
            <text:p>7</text:p>
          </table:table-cell>
          <table:table-cell office:value-type="string">
            <text:p>SL606.KMHK1136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36:33.80</text:p>
          </table:table-cell>
          <table:table-cell table:style-name="ce2" office:value-type="string">
            <text:p>-68:33:54.02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786.5">
            <text:p>1786.5</text:p>
          </table:table-cell>
          <table:table-cell office:value-type="float" office:value="564.5">
            <text:p>564.5</text:p>
          </table:table-cell>
          <table:table-cell office:value-type="float" office:value="-4.111">
            <text:p>-4.111</text:p>
          </table:table-cell>
          <table:table-cell office:value-type="float" office:value="10.3">
            <text:p>10.3</text:p>
          </table:table-cell>
          <table:table-cell office:value-type="float" office:value="-4.14">
            <text:p>-4.14</text:p>
          </table:table-cell>
          <table:table-cell office:value-type="float" office:value="5">
            <text:p>5</text:p>
          </table:table-cell>
          <table:table-cell office:value-type="string">
            <text:p>H88-272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9:06.14</text:p>
          </table:table-cell>
          <table:table-cell table:style-name="ce2" office:value-type="string">
            <text:p>-68:52:20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4.5">
            <text:p>1134.5</text:p>
          </table:table-cell>
          <table:table-cell office:value-type="float" office:value="936.5">
            <text:p>936.5</text:p>
          </table:table-cell>
          <table:table-cell office:value-type="float" office:value="-4.025">
            <text:p>-4.025</text:p>
          </table:table-cell>
          <table:table-cell office:value-type="float" office:value="15.1">
            <text:p>15.1</text:p>
          </table:table-cell>
          <table:table-cell office:value-type="float" office:value="-4.14">
            <text:p>-4.14</text:p>
          </table:table-cell>
          <table:table-cell office:value-type="float" office:value="7">
            <text:p>7</text:p>
          </table:table-cell>
          <table:table-cell office:value-type="string">
            <text:p>BSDL551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04:37.08</text:p>
          </table:table-cell>
          <table:table-cell table:style-name="ce2" office:value-type="string">
            <text:p>-70:24:02.96</text:p>
          </table:table-cell>
          <table:table-cell office:value-type="float" office:value="15.5">
            <text:p>15.5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523.3">
            <text:p>1523.3</text:p>
          </table:table-cell>
          <table:table-cell office:value-type="float" office:value="1222.5">
            <text:p>1222.5</text:p>
          </table:table-cell>
          <table:table-cell office:value-type="float" office:value="-3.966">
            <text:p>-3.966</text:p>
          </table:table-cell>
          <table:table-cell office:value-type="float" office:value="16.6">
            <text:p>16.6</text:p>
          </table:table-cell>
          <table:table-cell office:value-type="float" office:value="-4.13">
            <text:p>-4.13</text:p>
          </table:table-cell>
          <table:table-cell office:value-type="float" office:value="5">
            <text:p>5</text:p>
          </table:table-cell>
          <table:table-cell office:value-type="string">
            <text:p>H88-33.KMHK286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4:55:41.91</text:p>
          </table:table-cell>
          <table:table-cell table:style-name="ce2" office:value-type="string">
            <text:p>-67:47:00.0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280.5">
            <text:p>1280.5</text:p>
          </table:table-cell>
          <table:table-cell office:value-type="float" office:value="558.5">
            <text:p>558.5</text:p>
          </table:table-cell>
          <table:table-cell office:value-type="float" office:value="-4.566">
            <text:p>-4.566</text:p>
          </table:table-cell>
          <table:table-cell office:value-type="float" office:value="8.9">
            <text:p>8.9</text:p>
          </table:table-cell>
          <table:table-cell office:value-type="float" office:value="-4.08">
            <text:p>-4.08</text:p>
          </table:table-cell>
          <table:table-cell office:value-type="float" office:value="5">
            <text:p>5</text:p>
          </table:table-cell>
          <table:table-cell office:value-type="string">
            <text:p>KMK88-21.H88-140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07:18.73</text:p>
          </table:table-cell>
          <table:table-cell table:style-name="ce2" office:value-type="string">
            <text:p>-68:59:06.5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759.08">
            <text:p>1759.08</text:p>
          </table:table-cell>
          <table:table-cell office:value-type="float" office:value="1433.5">
            <text:p>1433.5</text:p>
          </table:table-cell>
          <table:table-cell office:value-type="float" office:value="-4.014">
            <text:p>-4.014</text:p>
          </table:table-cell>
          <table:table-cell office:value-type="float" office:value="15.8">
            <text:p>15.8</text:p>
          </table:table-cell>
          <table:table-cell office:value-type="float" office:value="-4.06">
            <text:p>-4.06</text:p>
          </table:table-cell>
          <table:table-cell office:value-type="float" office:value="5">
            <text:p>5</text:p>
          </table:table-cell>
          <table:table-cell office:value-type="string">
            <text:p>HS31.KMHK11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48:57.28</text:p>
          </table:table-cell>
          <table:table-cell table:style-name="ce2" office:value-type="string">
            <text:p>-68:54:09.1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8.5">
            <text:p>108.5</text:p>
          </table:table-cell>
          <table:table-cell office:value-type="float" office:value="1734.5">
            <text:p>1734.5</text:p>
          </table:table-cell>
          <table:table-cell office:value-type="float" office:value="-4.011">
            <text:p>-4.011</text:p>
          </table:table-cell>
          <table:table-cell office:value-type="float" office:value="15.7">
            <text:p>15.7</text:p>
          </table:table-cell>
          <table:table-cell office:value-type="float" office:value="-4.06">
            <text:p>-4.06</text:p>
          </table:table-cell>
          <table:table-cell office:value-type="float" office:value="5">
            <text:p>5</text:p>
          </table:table-cell>
          <table:table-cell office:value-type="string">
            <text:p>BSDL2164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5:31:31.60</text:p>
          </table:table-cell>
          <table:table-cell table:style-name="ce2" office:value-type="string">
            <text:p>-69:29:01.0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40.59">
            <text:p>240.59</text:p>
          </table:table-cell>
          <table:table-cell office:value-type="float" office:value="588.36">
            <text:p>588.36</text:p>
          </table:table-cell>
          <table:table-cell office:value-type="float" office:value="-6.172">
            <text:p>-6.172</text:p>
          </table:table-cell>
          <table:table-cell office:value-type="float" office:value="3.7">
            <text:p>3.7</text:p>
          </table:table-cell>
          <table:table-cell office:value-type="float" office:value="-4.06">
            <text:p>-4.06</text:p>
          </table:table-cell>
          <table:table-cell office:value-type="float" office:value="5">
            <text:p>5</text:p>
          </table:table-cell>
          <table:table-cell office:value-type="string">
            <text:p>BSDL2726</text:p>
          </table:table-cell>
          <table:table-cell office:value-type="float" office:value="27">
            <text:p>27</text:p>
          </table:table-cell>
          <table:table-cell office:value-type="string">
            <text:p>AC</text:p>
          </table:table-cell>
          <table:table-cell table:style-name="ce2" office:value-type="string">
            <text:p>5:39:56.08</text:p>
          </table:table-cell>
          <table:table-cell table:style-name="ce2" office:value-type="string">
            <text:p>-69:24:21.6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3.5">
            <text:p>353.5</text:p>
          </table:table-cell>
          <table:table-cell office:value-type="float" office:value="390.5">
            <text:p>390.5</text:p>
          </table:table-cell>
          <table:table-cell office:value-type="float" office:value="-5.272">
            <text:p>-5.272</text:p>
          </table:table-cell>
          <table:table-cell office:value-type="float" office:value="6.8">
            <text:p>6.8</text:p>
          </table:table-cell>
          <table:table-cell office:value-type="float" office:value="-4.04">
            <text:p>-4.04</text:p>
          </table:table-cell>
          <table:table-cell office:value-type="float" office:value="7">
            <text:p>7</text:p>
          </table:table-cell>
          <table:table-cell office:value-type="string">
            <text:p>SL399.KMHK799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20:21.06</text:p>
          </table:table-cell>
          <table:table-cell table:style-name="ce2" office:value-type="string">
            <text:p>-70:46:04.68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32.5">
            <text:p>832.5</text:p>
          </table:table-cell>
          <table:table-cell office:value-type="float" office:value="1976.5">
            <text:p>1976.5</text:p>
          </table:table-cell>
          <table:table-cell office:value-type="float" office:value="-5.102">
            <text:p>-5.102</text:p>
          </table:table-cell>
          <table:table-cell office:value-type="float" office:value="3.5">
            <text:p>3.5</text:p>
          </table:table-cell>
          <table:table-cell office:value-type="float" office:value="-4.04">
            <text:p>-4.04</text:p>
          </table:table-cell>
          <table:table-cell office:value-type="float" office:value="5">
            <text:p>5</text:p>
          </table:table-cell>
          <table:table-cell office:value-type="string">
            <text:p>KMK88-6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9:55.94</text:p>
          </table:table-cell>
          <table:table-cell table:style-name="ce2" office:value-type="string">
            <text:p>-69:00:48.3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49.7">
            <text:p>149.7</text:p>
          </table:table-cell>
          <table:table-cell office:value-type="float" office:value="451.7">
            <text:p>451.7</text:p>
          </table:table-cell>
          <table:table-cell office:value-type="float" office:value="-4.96">
            <text:p>-4.96</text:p>
          </table:table-cell>
          <table:table-cell office:value-type="float" office:value="5">
            <text:p>5</text:p>
          </table:table-cell>
          <table:table-cell office:value-type="float" office:value="-4.03">
            <text:p>-4.03</text:p>
          </table:table-cell>
          <table:table-cell office:value-type="float" office:value="5">
            <text:p>5</text:p>
          </table:table-cell>
          <table:table-cell office:value-type="string">
            <text:p>BSDL2786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5:40:56.47</text:p>
          </table:table-cell>
          <table:table-cell table:style-name="ce2" office:value-type="string">
            <text:p>-69:27:49.1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6.4">
            <text:p>56.4</text:p>
          </table:table-cell>
          <table:table-cell office:value-type="float" office:value="1281.5">
            <text:p>1281.5</text:p>
          </table:table-cell>
          <table:table-cell office:value-type="float" office:value="-4.79">
            <text:p>-4.79</text:p>
          </table:table-cell>
          <table:table-cell office:value-type="float" office:value="4.1">
            <text:p>4.1</text:p>
          </table:table-cell>
          <table:table-cell office:value-type="float" office:value="-4.01">
            <text:p>-4.01</text:p>
          </table:table-cell>
          <table:table-cell office:value-type="float" office:value="5">
            <text:p>5</text:p>
          </table:table-cell>
          <table:table-cell office:value-type="string">
            <text:p>BSDL2448</text:p>
          </table:table-cell>
          <table:table-cell office:value-type="float" office:value="12">
            <text:p>12</text:p>
          </table:table-cell>
          <table:table-cell office:value-type="string">
            <text:p>CN</text:p>
          </table:table-cell>
          <table:table-cell table:style-name="ce2" office:value-type="string">
            <text:p>5:34:50.77</text:p>
          </table:table-cell>
          <table:table-cell table:style-name="ce2" office:value-type="string">
            <text:p>-69:31:23.0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54.2">
            <text:p>554.2</text:p>
          </table:table-cell>
          <table:table-cell office:value-type="float" office:value="717.2">
            <text:p>717.2</text:p>
          </table:table-cell>
          <table:table-cell office:value-type="float" office:value="-3.261">
            <text:p>-3.261</text:p>
          </table:table-cell>
          <table:table-cell office:value-type="float" office:value="19.5">
            <text:p>19.5</text:p>
          </table:table-cell>
          <table:table-cell office:value-type="float" office:value="-3.99">
            <text:p>-3.99</text:p>
          </table:table-cell>
          <table:table-cell office:value-type="float" office:value="5">
            <text:p>5</text:p>
          </table:table-cell>
          <table:table-cell office:value-type="string">
            <text:p>BSDL192</text:p>
          </table:table-cell>
          <table:table-cell office:value-type="float" office:value="10.5">
            <text:p>10.5</text:p>
          </table:table-cell>
          <table:table-cell office:value-type="string">
            <text:p>CA</text:p>
          </table:table-cell>
          <table:table-cell table:style-name="ce2" office:value-type="string">
            <text:p>4:54:05.98</text:p>
          </table:table-cell>
          <table:table-cell table:style-name="ce2" office:value-type="string">
            <text:p>-69:40:51.4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9.5">
            <text:p>739.5</text:p>
          </table:table-cell>
          <table:table-cell office:value-type="float" office:value="1008.5">
            <text:p>1008.5</text:p>
          </table:table-cell>
          <table:table-cell office:value-type="float" office:value="-3.921">
            <text:p>-3.921</text:p>
          </table:table-cell>
          <table:table-cell office:value-type="float" office:value="16">
            <text:p>16</text:p>
          </table:table-cell>
          <table:table-cell office:value-type="float" office:value="-3.98">
            <text:p>-3.98</text:p>
          </table:table-cell>
          <table:table-cell office:value-type="float" office:value="5">
            <text:p>5</text:p>
          </table:table-cell>
          <table:table-cell office:value-type="string">
            <text:p>KMHK176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1:56.97</text:p>
          </table:table-cell>
          <table:table-cell table:style-name="ce2" office:value-type="string">
            <text:p>-69:33:41.5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8.83">
            <text:p>1008.83</text:p>
          </table:table-cell>
          <table:table-cell office:value-type="float" office:value="1928.5">
            <text:p>1928.5</text:p>
          </table:table-cell>
          <table:table-cell office:value-type="float" office:value="-4.696">
            <text:p>-4.696</text:p>
          </table:table-cell>
          <table:table-cell office:value-type="float" office:value="4.1">
            <text:p>4.1</text:p>
          </table:table-cell>
          <table:table-cell office:value-type="float" office:value="-3.91">
            <text:p>-3.91</text:p>
          </table:table-cell>
          <table:table-cell office:value-type="float" office:value="5">
            <text:p>5</text:p>
          </table:table-cell>
          <table:table-cell office:value-type="string">
            <text:p>KMHK900</text:p>
          </table:table-cell>
          <table:table-cell office:value-type="float" office:value="15">
            <text:p>15</text:p>
          </table:table-cell>
          <table:table-cell office:value-type="string">
            <text:p>CN</text:p>
          </table:table-cell>
          <table:table-cell table:style-name="ce2" office:value-type="string">
            <text:p>5:26:30.27</text:p>
          </table:table-cell>
          <table:table-cell table:style-name="ce2" office:value-type="string">
            <text:p>-67:41:58.22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81.5">
            <text:p>981.5</text:p>
          </table:table-cell>
          <table:table-cell office:value-type="float" office:value="36.4">
            <text:p>36.4</text:p>
          </table:table-cell>
          <table:table-cell office:value-type="float" office:value="-4.977">
            <text:p>-4.977</text:p>
          </table:table-cell>
          <table:table-cell office:value-type="float" office:value="3.6">
            <text:p>3.6</text:p>
          </table:table-cell>
          <table:table-cell office:value-type="float" office:value="-3.88">
            <text:p>-3.88</text:p>
          </table:table-cell>
          <table:table-cell office:value-type="float" office:value="5">
            <text:p>5</text:p>
          </table:table-cell>
          <table:table-cell office:value-type="string">
            <text:p>KMK88-34.H88-191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11:06.40</text:p>
          </table:table-cell>
          <table:table-cell table:style-name="ce2" office:value-type="string">
            <text:p>-69:10:19.6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07.91">
            <text:p>1407.91</text:p>
          </table:table-cell>
          <table:table-cell office:value-type="float" office:value="748.5">
            <text:p>748.5</text:p>
          </table:table-cell>
          <table:table-cell office:value-type="float" office:value="-4.911">
            <text:p>-4.911</text:p>
          </table:table-cell>
          <table:table-cell office:value-type="float" office:value="3.8">
            <text:p>3.8</text:p>
          </table:table-cell>
          <table:table-cell office:value-type="float" office:value="-3.87">
            <text:p>-3.87</text:p>
          </table:table-cell>
          <table:table-cell office:value-type="float" office:value="5">
            <text:p>5</text:p>
          </table:table-cell>
          <table:table-cell office:value-type="string">
            <text:p>BRHT63a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4:30.04</text:p>
          </table:table-cell>
          <table:table-cell table:style-name="ce2" office:value-type="string">
            <text:p>-67:27:11.9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93.5">
            <text:p>993.5</text:p>
          </table:table-cell>
          <table:table-cell office:value-type="float" office:value="661.5">
            <text:p>661.5</text:p>
          </table:table-cell>
          <table:table-cell office:value-type="float" office:value="-4.925">
            <text:p>-4.925</text:p>
          </table:table-cell>
          <table:table-cell office:value-type="float" office:value="3.5">
            <text:p>3.5</text:p>
          </table:table-cell>
          <table:table-cell office:value-type="float" office:value="-3.86">
            <text:p>-3.86</text:p>
          </table:table-cell>
          <table:table-cell office:value-type="float" office:value="7">
            <text:p>7</text:p>
          </table:table-cell>
          <table:table-cell office:value-type="string">
            <text:p>SL100.BH27C1.KMHK265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4:46.70</text:p>
          </table:table-cell>
          <table:table-cell table:style-name="ce2" office:value-type="string">
            <text:p>-70:22:55.7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6.5">
            <text:p>176.5</text:p>
          </table:table-cell>
          <table:table-cell office:value-type="float" office:value="1972.5">
            <text:p>1972.5</text:p>
          </table:table-cell>
          <table:table-cell office:value-type="float" office:value="-4.842">
            <text:p>-4.842</text:p>
          </table:table-cell>
          <table:table-cell office:value-type="float" office:value="3.4">
            <text:p>3.4</text:p>
          </table:table-cell>
          <table:table-cell office:value-type="float" office:value="-3.82">
            <text:p>-3.82</text:p>
          </table:table-cell>
          <table:table-cell office:value-type="float" office:value="5">
            <text:p>5</text:p>
          </table:table-cell>
          <table:table-cell office:value-type="string">
            <text:p>BSDL7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0:17.73</text:p>
          </table:table-cell>
          <table:table-cell table:style-name="ce2" office:value-type="string">
            <text:p>-68:38:20.4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20.5">
            <text:p>1420.5</text:p>
          </table:table-cell>
          <table:table-cell office:value-type="float" office:value="754.5">
            <text:p>754.5</text:p>
          </table:table-cell>
          <table:table-cell office:value-type="float" office:value="-4.892">
            <text:p>-4.892</text:p>
          </table:table-cell>
          <table:table-cell office:value-type="float" office:value="5.1">
            <text:p>5.1</text:p>
          </table:table-cell>
          <table:table-cell office:value-type="float" office:value="-3.79">
            <text:p>-3.79</text:p>
          </table:table-cell>
          <table:table-cell office:value-type="float" office:value="5">
            <text:p>5</text:p>
          </table:table-cell>
          <table:table-cell office:value-type="string">
            <text:p>BRHT63b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4:27.62</text:p>
          </table:table-cell>
          <table:table-cell table:style-name="ce2" office:value-type="string">
            <text:p>-67:26:42.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97.31">
            <text:p>1497.31</text:p>
          </table:table-cell>
          <table:table-cell office:value-type="float" office:value="574.5">
            <text:p>574.5</text:p>
          </table:table-cell>
          <table:table-cell office:value-type="float" office:value="-5.049">
            <text:p>-5.049</text:p>
          </table:table-cell>
          <table:table-cell office:value-type="float" office:value="6.4">
            <text:p>6.4</text:p>
          </table:table-cell>
          <table:table-cell office:value-type="float" office:value="-3.78">
            <text:p>-3.78</text:p>
          </table:table-cell>
          <table:table-cell office:value-type="float" office:value="8">
            <text:p>8</text:p>
          </table:table-cell>
          <table:table-cell office:value-type="string">
            <text:p>BRHT62a.H88-84.KMHK412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0:06.54</text:p>
          </table:table-cell>
          <table:table-cell table:style-name="ce2" office:value-type="string">
            <text:p>-67:48:02.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20.77">
            <text:p>1420.77</text:p>
          </table:table-cell>
          <table:table-cell office:value-type="float" office:value="1178.5">
            <text:p>1178.5</text:p>
          </table:table-cell>
          <table:table-cell office:value-type="float" office:value="-4.867">
            <text:p>-4.867</text:p>
          </table:table-cell>
          <table:table-cell office:value-type="float" office:value="5.1">
            <text:p>5.1</text:p>
          </table:table-cell>
          <table:table-cell office:value-type="float" office:value="-3.76">
            <text:p>-3.76</text:p>
          </table:table-cell>
          <table:table-cell office:value-type="float" office:value="5">
            <text:p>5</text:p>
          </table:table-cell>
          <table:table-cell office:value-type="string">
            <text:p>H88-24.KMHK26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5:08.36</text:p>
          </table:table-cell>
          <table:table-cell table:style-name="ce2" office:value-type="string">
            <text:p>-67:28:58.0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7.15">
            <text:p>1777.15</text:p>
          </table:table-cell>
          <table:table-cell office:value-type="float" office:value="1394.96">
            <text:p>1394.96</text:p>
          </table:table-cell>
          <table:table-cell office:value-type="float" office:value="-4.64">
            <text:p>-4.64</text:p>
          </table:table-cell>
          <table:table-cell office:value-type="float" office:value="3.1">
            <text:p>3.1</text:p>
          </table:table-cell>
          <table:table-cell office:value-type="float" office:value="-3.75">
            <text:p>-3.75</text:p>
          </table:table-cell>
          <table:table-cell office:value-type="float" office:value="7">
            <text:p>7</text:p>
          </table:table-cell>
          <table:table-cell office:value-type="string">
            <text:p>HS33.KMHK119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49:16.00</text:p>
          </table:table-cell>
          <table:table-cell table:style-name="ce2" office:value-type="string">
            <text:p>-69:52:30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529.47">
            <text:p>1529.47</text:p>
          </table:table-cell>
          <table:table-cell office:value-type="float" office:value="885.5">
            <text:p>885.5</text:p>
          </table:table-cell>
          <table:table-cell office:value-type="float" office:value="-4.865">
            <text:p>-4.865</text:p>
          </table:table-cell>
          <table:table-cell office:value-type="float" office:value="3.6">
            <text:p>3.6</text:p>
          </table:table-cell>
          <table:table-cell office:value-type="float" office:value="-3.75">
            <text:p>-3.75</text:p>
          </table:table-cell>
          <table:table-cell office:value-type="float" office:value="5">
            <text:p>5</text:p>
          </table:table-cell>
          <table:table-cell office:value-type="string">
            <text:p>HS73.KMHK330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7:06.55</text:p>
          </table:table-cell>
          <table:table-cell table:style-name="ce2" office:value-type="string">
            <text:p>-67:24:50.01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84.79">
            <text:p>1284.79</text:p>
          </table:table-cell>
          <table:table-cell office:value-type="float" office:value="2000.5">
            <text:p>2000.5</text:p>
          </table:table-cell>
          <table:table-cell office:value-type="float" office:value="-4.523">
            <text:p>-4.523</text:p>
          </table:table-cell>
          <table:table-cell office:value-type="float" office:value="7.8">
            <text:p>7.8</text:p>
          </table:table-cell>
          <table:table-cell office:value-type="float" office:value="-3.71">
            <text:p>-3.71</text:p>
          </table:table-cell>
          <table:table-cell office:value-type="float" office:value="5">
            <text:p>5</text:p>
          </table:table-cell>
          <table:table-cell office:value-type="string">
            <text:p>HS128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08:43.81</text:p>
          </table:table-cell>
          <table:table-cell table:style-name="ce2" office:value-type="string">
            <text:p>-69:10:57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2.77">
            <text:p>322.77</text:p>
          </table:table-cell>
          <table:table-cell office:value-type="float" office:value="1197.55">
            <text:p>1197.55</text:p>
          </table:table-cell>
          <table:table-cell office:value-type="float" office:value="-4.73">
            <text:p>-4.73</text:p>
          </table:table-cell>
          <table:table-cell office:value-type="float" office:value="3.5">
            <text:p>3.5</text:p>
          </table:table-cell>
          <table:table-cell office:value-type="float" office:value="-3.68">
            <text:p>-3.68</text:p>
          </table:table-cell>
          <table:table-cell office:value-type="float" office:value="5">
            <text:p>5</text:p>
          </table:table-cell>
          <table:table-cell office:value-type="string">
            <text:p>NGC1749.SL93.ESO56SC26.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4:54:56.00</text:p>
          </table:table-cell>
          <table:table-cell table:style-name="ce2" office:value-type="string">
            <text:p>-68:11:20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55.5">
            <text:p>1055.5</text:p>
          </table:table-cell>
          <table:table-cell office:value-type="float" office:value="1383.5">
            <text:p>1383.5</text:p>
          </table:table-cell>
          <table:table-cell office:value-type="float" office:value="-3.569">
            <text:p>-3.569</text:p>
          </table:table-cell>
          <table:table-cell office:value-type="float" office:value="16.2">
            <text:p>16.2</text:p>
          </table:table-cell>
          <table:table-cell office:value-type="float" office:value="-3.65">
            <text:p>-3.65</text:p>
          </table:table-cell>
          <table:table-cell office:value-type="float" office:value="5">
            <text:p>5</text:p>
          </table:table-cell>
          <table:table-cell office:value-type="string">
            <text:p>KMHK980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30:12.23</text:p>
          </table:table-cell>
          <table:table-cell table:style-name="ce2" office:value-type="string">
            <text:p>-67:40:38.6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76.5">
            <text:p>1076.5</text:p>
          </table:table-cell>
          <table:table-cell office:value-type="float" office:value="1908.5">
            <text:p>1908.5</text:p>
          </table:table-cell>
          <table:table-cell office:value-type="float" office:value="-4.283">
            <text:p>-4.283</text:p>
          </table:table-cell>
          <table:table-cell office:value-type="float" office:value="2.3">
            <text:p>2.3</text:p>
          </table:table-cell>
          <table:table-cell office:value-type="float" office:value="-3.63">
            <text:p>-3.63</text:p>
          </table:table-cell>
          <table:table-cell office:value-type="float" office:value="5">
            <text:p>5</text:p>
          </table:table-cell>
          <table:table-cell office:value-type="string">
            <text:p>HS299.KMHK905</text:p>
          </table:table-cell>
          <table:table-cell office:value-type="float" office:value="18">
            <text:p>18</text:p>
          </table:table-cell>
          <table:table-cell office:value-type="string">
            <text:p>CN</text:p>
          </table:table-cell>
          <table:table-cell table:style-name="ce2" office:value-type="string">
            <text:p>5:26:39.22</text:p>
          </table:table-cell>
          <table:table-cell table:style-name="ce2" office:value-type="string">
            <text:p>-67:39:22.9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734.5">
            <text:p>1734.5</text:p>
          </table:table-cell>
          <table:table-cell office:value-type="float" office:value="749.93">
            <text:p>749.93</text:p>
          </table:table-cell>
          <table:table-cell office:value-type="float" office:value="-4.594">
            <text:p>-4.594</text:p>
          </table:table-cell>
          <table:table-cell office:value-type="float" office:value="5">
            <text:p>5</text:p>
          </table:table-cell>
          <table:table-cell office:value-type="float" office:value="-3.62">
            <text:p>-3.62</text:p>
          </table:table-cell>
          <table:table-cell office:value-type="float" office:value="5">
            <text:p>5</text:p>
          </table:table-cell>
          <table:table-cell office:value-type="string">
            <text:p>KMHK1174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38:44.00</text:p>
          </table:table-cell>
          <table:table-cell table:style-name="ce2" office:value-type="string">
            <text:p>-68:26:44.0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4">
            <text:p>70.4</text:p>
          </table:table-cell>
          <table:table-cell office:value-type="float" office:value="1790.5">
            <text:p>1790.5</text:p>
          </table:table-cell>
          <table:table-cell office:value-type="float" office:value="-4.6">
            <text:p>-4.6</text:p>
          </table:table-cell>
          <table:table-cell office:value-type="float" office:value="7.6">
            <text:p>7.6</text:p>
          </table:table-cell>
          <table:table-cell office:value-type="float" office:value="-3.61">
            <text:p>-3.61</text:p>
          </table:table-cell>
          <table:table-cell office:value-type="float" office:value="5">
            <text:p>5</text:p>
          </table:table-cell>
          <table:table-cell office:value-type="string">
            <text:p>H88-28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20:49.15</text:p>
          </table:table-cell>
          <table:table-cell table:style-name="ce2" office:value-type="string">
            <text:p>-69:24:56.62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12.56">
            <text:p>812.56</text:p>
          </table:table-cell>
          <table:table-cell office:value-type="float" office:value="1393.5">
            <text:p>1393.5</text:p>
          </table:table-cell>
          <table:table-cell office:value-type="float" office:value="-4.848">
            <text:p>-4.848</text:p>
          </table:table-cell>
          <table:table-cell office:value-type="float" office:value="6.2">
            <text:p>6.2</text:p>
          </table:table-cell>
          <table:table-cell office:value-type="float" office:value="-3.6">
            <text:p>-3.6</text:p>
          </table:table-cell>
          <table:table-cell office:value-type="float" office:value="6">
            <text:p>6</text:p>
          </table:table-cell>
          <table:table-cell office:value-type="string">
            <text:p>HS56.KMHK218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4:53:37.82</text:p>
          </table:table-cell>
          <table:table-cell table:style-name="ce2" office:value-type="string">
            <text:p>-67:52:20.1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2.4">
            <text:p>62.4</text:p>
          </table:table-cell>
          <table:table-cell office:value-type="float" office:value="1907.5">
            <text:p>1907.5</text:p>
          </table:table-cell>
          <table:table-cell office:value-type="float" office:value="-4.837">
            <text:p>-4.837</text:p>
          </table:table-cell>
          <table:table-cell office:value-type="float" office:value="6.7">
            <text:p>6.7</text:p>
          </table:table-cell>
          <table:table-cell office:value-type="float" office:value="-3.59">
            <text:p>-3.59</text:p>
          </table:table-cell>
          <table:table-cell office:value-type="float" office:value="5">
            <text:p>5</text:p>
          </table:table-cell>
          <table:table-cell office:value-type="string">
            <text:p>H88-27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9:57.70</text:p>
          </table:table-cell>
          <table:table-cell table:style-name="ce2" office:value-type="string">
            <text:p>-69:25:06.9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80.54">
            <text:p>1380.54</text:p>
          </table:table-cell>
          <table:table-cell office:value-type="float" office:value="1523.5">
            <text:p>1523.5</text:p>
          </table:table-cell>
          <table:table-cell office:value-type="float" office:value="-4.786">
            <text:p>-4.786</text:p>
          </table:table-cell>
          <table:table-cell office:value-type="float" office:value="6">
            <text:p>6</text:p>
          </table:table-cell>
          <table:table-cell office:value-type="float" office:value="-3.55">
            <text:p>-3.55</text:p>
          </table:table-cell>
          <table:table-cell office:value-type="float" office:value="6">
            <text:p>6</text:p>
          </table:table-cell>
          <table:table-cell office:value-type="string">
            <text:p>HS56.KMHK218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4:53:37.91</text:p>
          </table:table-cell>
          <table:table-cell table:style-name="ce2" office:value-type="string">
            <text:p>-67:52:20.2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8.5">
            <text:p>198.5</text:p>
          </table:table-cell>
          <table:table-cell office:value-type="float" office:value="577.5">
            <text:p>577.5</text:p>
          </table:table-cell>
          <table:table-cell office:value-type="float" office:value="-4.568">
            <text:p>-4.568</text:p>
          </table:table-cell>
          <table:table-cell office:value-type="float" office:value="3.4">
            <text:p>3.4</text:p>
          </table:table-cell>
          <table:table-cell office:value-type="float" office:value="-3.55">
            <text:p>-3.55</text:p>
          </table:table-cell>
          <table:table-cell office:value-type="float" office:value="6">
            <text:p>6</text:p>
          </table:table-cell>
          <table:table-cell office:value-type="string">
            <text:p>HS67.KMHK29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5:28.02</text:p>
          </table:table-cell>
          <table:table-cell table:style-name="ce2" office:value-type="string">
            <text:p>-70:53:35.6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7.8">
            <text:p>427.8</text:p>
          </table:table-cell>
          <table:table-cell office:value-type="float" office:value="1936.9">
            <text:p>1936.9</text:p>
          </table:table-cell>
          <table:table-cell office:value-type="float" office:value="-4.519">
            <text:p>-4.519</text:p>
          </table:table-cell>
          <table:table-cell office:value-type="float" office:value="5">
            <text:p>5</text:p>
          </table:table-cell>
          <table:table-cell office:value-type="float" office:value="-3.54">
            <text:p>-3.54</text:p>
          </table:table-cell>
          <table:table-cell office:value-type="float" office:value="5">
            <text:p>5</text:p>
          </table:table-cell>
          <table:table-cell office:value-type="string">
            <text:p>BSDL30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6:45.03</text:p>
          </table:table-cell>
          <table:table-cell table:style-name="ce2" office:value-type="string">
            <text:p>-70:50:33.52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5.5">
            <text:p>275.5</text:p>
          </table:table-cell>
          <table:table-cell office:value-type="float" office:value="412.5">
            <text:p>412.5</text:p>
          </table:table-cell>
          <table:table-cell office:value-type="float" office:value="-4.592">
            <text:p>-4.592</text:p>
          </table:table-cell>
          <table:table-cell office:value-type="float" office:value="3.6">
            <text:p>3.6</text:p>
          </table:table-cell>
          <table:table-cell office:value-type="float" office:value="-3.5">
            <text:p>-3.5</text:p>
          </table:table-cell>
          <table:table-cell office:value-type="float" office:value="5">
            <text:p>5</text:p>
          </table:table-cell>
          <table:table-cell office:value-type="string">
            <text:p>BSDL30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6:45.37</text:p>
          </table:table-cell>
          <table:table-cell table:style-name="ce2" office:value-type="string">
            <text:p>-70:50:33.27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.2">
            <text:p>248.2</text:p>
          </table:table-cell>
          <table:table-cell office:value-type="float" office:value="1364.38">
            <text:p>1364.38</text:p>
          </table:table-cell>
          <table:table-cell office:value-type="float" office:value="-4.539">
            <text:p>-4.539</text:p>
          </table:table-cell>
          <table:table-cell office:value-type="float" office:value="3.5">
            <text:p>3.5</text:p>
          </table:table-cell>
          <table:table-cell office:value-type="float" office:value="-3.49">
            <text:p>-3.49</text:p>
          </table:table-cell>
          <table:table-cell office:value-type="float" office:value="6">
            <text:p>6</text:p>
          </table:table-cell>
          <table:table-cell office:value-type="string">
            <text:p>HS33.KMHK119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49:16.00</text:p>
          </table:table-cell>
          <table:table-cell table:style-name="ce2" office:value-type="string">
            <text:p>-69:52:30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50.7">
            <text:p>150.7</text:p>
          </table:table-cell>
          <table:table-cell office:value-type="float" office:value="714.7">
            <text:p>714.7</text:p>
          </table:table-cell>
          <table:table-cell office:value-type="float" office:value="-3.358">
            <text:p>-3.358</text:p>
          </table:table-cell>
          <table:table-cell office:value-type="float" office:value="16.4">
            <text:p>16.4</text:p>
          </table:table-cell>
          <table:table-cell office:value-type="float" office:value="-3.49">
            <text:p>-3.49</text:p>
          </table:table-cell>
          <table:table-cell office:value-type="float" office:value="5">
            <text:p>5</text:p>
          </table:table-cell>
          <table:table-cell office:value-type="string">
            <text:p>BSDL201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4:54:07.63</text:p>
          </table:table-cell>
          <table:table-cell table:style-name="ce2" office:value-type="string">
            <text:p>-69:56:25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88.5">
            <text:p>988.5</text:p>
          </table:table-cell>
          <table:table-cell office:value-type="float" office:value="1436.5">
            <text:p>1436.5</text:p>
          </table:table-cell>
          <table:table-cell office:value-type="float" office:value="-3.36">
            <text:p>-3.36</text:p>
          </table:table-cell>
          <table:table-cell office:value-type="float" office:value="16.4">
            <text:p>16.4</text:p>
          </table:table-cell>
          <table:table-cell office:value-type="float" office:value="-3.47">
            <text:p>-3.47</text:p>
          </table:table-cell>
          <table:table-cell office:value-type="float" office:value="5">
            <text:p>5</text:p>
          </table:table-cell>
          <table:table-cell office:value-type="string">
            <text:p>BSDL44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4:48:49.84</text:p>
          </table:table-cell>
          <table:table-cell table:style-name="ce2" office:value-type="string">
            <text:p>-69:23:53.0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48.7">
            <text:p>148.7</text:p>
          </table:table-cell>
          <table:table-cell office:value-type="float" office:value="551.2">
            <text:p>551.2</text:p>
          </table:table-cell>
          <table:table-cell office:value-type="float" office:value="-4.509">
            <text:p>-4.509</text:p>
          </table:table-cell>
          <table:table-cell office:value-type="float" office:value="5.1">
            <text:p>5.1</text:p>
          </table:table-cell>
          <table:table-cell office:value-type="float" office:value="-3.47">
            <text:p>-3.47</text:p>
          </table:table-cell>
          <table:table-cell office:value-type="float" office:value="5">
            <text:p>5</text:p>
          </table:table-cell>
          <table:table-cell office:value-type="string">
            <text:p>HS66,KMHK284</text:p>
          </table:table-cell>
          <table:table-cell office:value-type="float" office:value="21">
            <text:p>21</text:p>
          </table:table-cell>
          <table:table-cell office:value-type="string">
            <text:p>AC</text:p>
          </table:table-cell>
          <table:table-cell table:style-name="ce2" office:value-type="string">
            <text:p>4:55:21.22</text:p>
          </table:table-cell>
          <table:table-cell table:style-name="ce2" office:value-type="string">
            <text:p>-69:56:28.2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640.08">
            <text:p>1640.08</text:p>
          </table:table-cell>
          <table:table-cell office:value-type="float" office:value="625.73">
            <text:p>625.73</text:p>
          </table:table-cell>
          <table:table-cell office:value-type="float" office:value="-4.564">
            <text:p>-4.564</text:p>
          </table:table-cell>
          <table:table-cell office:value-type="float" office:value="3.6">
            <text:p>3.6</text:p>
          </table:table-cell>
          <table:table-cell office:value-type="float" office:value="-3.45">
            <text:p>-3.45</text:p>
          </table:table-cell>
          <table:table-cell office:value-type="float" office:value="5">
            <text:p>5</text:p>
          </table:table-cell>
          <table:table-cell office:value-type="string">
            <text:p>HS60.BRHT43a.KMHK252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4:54:44.00</text:p>
          </table:table-cell>
          <table:table-cell table:style-name="ce2" office:value-type="string">
            <text:p>-68:58:56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84.5">
            <text:p>1184.5</text:p>
          </table:table-cell>
          <table:table-cell office:value-type="float" office:value="1043.8">
            <text:p>1043.8</text:p>
          </table:table-cell>
          <table:table-cell office:value-type="float" office:value="-4.554">
            <text:p>-4.554</text:p>
          </table:table-cell>
          <table:table-cell office:value-type="float" office:value="5.4">
            <text:p>5.4</text:p>
          </table:table-cell>
          <table:table-cell office:value-type="float" office:value="-3.41">
            <text:p>-3.41</text:p>
          </table:table-cell>
          <table:table-cell office:value-type="float" office:value="5">
            <text:p>5</text:p>
          </table:table-cell>
          <table:table-cell office:value-type="string">
            <text:p>HS72.BRHT45a.KMHK326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6:54.00</text:p>
          </table:table-cell>
          <table:table-cell table:style-name="ce2" office:value-type="string">
            <text:p>-68:00:07.99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952.33">
            <text:p>1952.33</text:p>
          </table:table-cell>
          <table:table-cell office:value-type="float" office:value="906.5">
            <text:p>906.5</text:p>
          </table:table-cell>
          <table:table-cell office:value-type="float" office:value="-4.659">
            <text:p>-4.659</text:p>
          </table:table-cell>
          <table:table-cell office:value-type="float" office:value="6.6">
            <text:p>6.6</text:p>
          </table:table-cell>
          <table:table-cell office:value-type="float" office:value="-3.41">
            <text:p>-3.41</text:p>
          </table:table-cell>
          <table:table-cell office:value-type="float" office:value="5">
            <text:p>5</text:p>
          </table:table-cell>
          <table:table-cell office:value-type="string">
            <text:p>HS52.KMHK193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4:52:43.52</text:p>
          </table:table-cell>
          <table:table-cell table:style-name="ce2" office:value-type="string">
            <text:p>-68:46:54.02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589.2">
            <text:p>1589.2</text:p>
          </table:table-cell>
          <table:table-cell office:value-type="float" office:value="1250.7">
            <text:p>1250.7</text:p>
          </table:table-cell>
          <table:table-cell office:value-type="float" office:value="-4.478">
            <text:p>-4.478</text:p>
          </table:table-cell>
          <table:table-cell office:value-type="float" office:value="3.5">
            <text:p>3.5</text:p>
          </table:table-cell>
          <table:table-cell office:value-type="float" office:value="-3.41">
            <text:p>-3.41</text:p>
          </table:table-cell>
          <table:table-cell office:value-type="float" office:value="7">
            <text:p>7</text:p>
          </table:table-cell>
          <table:table-cell office:value-type="string">
            <text:p>BSDL2085</text:p>
          </table:table-cell>
          <table:table-cell office:value-type="float" office:value="19.5">
            <text:p>19.5</text:p>
          </table:table-cell>
          <table:table-cell office:value-type="string">
            <text:p>AC</text:p>
          </table:table-cell>
          <table:table-cell table:style-name="ce2" office:value-type="string">
            <text:p>5:31:08.73</text:p>
          </table:table-cell>
          <table:table-cell table:style-name="ce2" office:value-type="string">
            <text:p>-67:20:06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6.06">
            <text:p>1286.06</text:p>
          </table:table-cell>
          <table:table-cell office:value-type="float" office:value="194.4">
            <text:p>194.4</text:p>
          </table:table-cell>
          <table:table-cell office:value-type="float" office:value="-4.463">
            <text:p>-4.463</text:p>
          </table:table-cell>
          <table:table-cell office:value-type="float" office:value="3.5">
            <text:p>3.5</text:p>
          </table:table-cell>
          <table:table-cell office:value-type="float" office:value="-3.4">
            <text:p>-3.4</text:p>
          </table:table-cell>
          <table:table-cell office:value-type="float" office:value="5">
            <text:p>5</text:p>
          </table:table-cell>
          <table:table-cell office:value-type="string">
            <text:p>KMHK451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01:45.97</text:p>
          </table:table-cell>
          <table:table-cell table:style-name="ce2" office:value-type="string">
            <text:p>-67:34:00.81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4.5">
            <text:p>514.5</text:p>
          </table:table-cell>
          <table:table-cell office:value-type="float" office:value="372.5">
            <text:p>372.5</text:p>
          </table:table-cell>
          <table:table-cell office:value-type="float" office:value="-4.428">
            <text:p>-4.428</text:p>
          </table:table-cell>
          <table:table-cell office:value-type="float" office:value="7.4">
            <text:p>7.4</text:p>
          </table:table-cell>
          <table:table-cell office:value-type="float" office:value="-3.38">
            <text:p>-3.38</text:p>
          </table:table-cell>
          <table:table-cell office:value-type="float" office:value="5">
            <text:p>5</text:p>
          </table:table-cell>
          <table:table-cell office:value-type="string">
            <text:p>KMK88-4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0:35.61</text:p>
          </table:table-cell>
          <table:table-cell table:style-name="ce2" office:value-type="string">
            <text:p>-69:41:20.5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6.5">
            <text:p>436.5</text:p>
          </table:table-cell>
          <table:table-cell office:value-type="float" office:value="510.5">
            <text:p>510.5</text:p>
          </table:table-cell>
          <table:table-cell office:value-type="float" office:value="-4.267">
            <text:p>-4.267</text:p>
          </table:table-cell>
          <table:table-cell office:value-type="float" office:value="3.1">
            <text:p>3.1</text:p>
          </table:table-cell>
          <table:table-cell office:value-type="float" office:value="-3.38">
            <text:p>-3.38</text:p>
          </table:table-cell>
          <table:table-cell office:value-type="float" office:value="5">
            <text:p>5</text:p>
          </table:table-cell>
          <table:table-cell office:value-type="string">
            <text:p>BSDL256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55:38.35</text:p>
          </table:table-cell>
          <table:table-cell table:style-name="ce2" office:value-type="string">
            <text:p>-69:45:20.9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504.39">
            <text:p>1504.39</text:p>
          </table:table-cell>
          <table:table-cell office:value-type="float" office:value="1565.29">
            <text:p>1565.29</text:p>
          </table:table-cell>
          <table:table-cell office:value-type="float" office:value="-4.417">
            <text:p>-4.417</text:p>
          </table:table-cell>
          <table:table-cell office:value-type="float" office:value="5.1">
            <text:p>5.1</text:p>
          </table:table-cell>
          <table:table-cell office:value-type="float" office:value="-3.38">
            <text:p>-3.38</text:p>
          </table:table-cell>
          <table:table-cell office:value-type="float" office:value="5">
            <text:p>5</text:p>
          </table:table-cell>
          <table:table-cell office:value-type="string">
            <text:p>BSDL394</text:p>
          </table:table-cell>
          <table:table-cell office:value-type="float" office:value="13.5">
            <text:p>13.5</text:p>
          </table:table-cell>
          <table:table-cell office:value-type="string">
            <text:p>CN</text:p>
          </table:table-cell>
          <table:table-cell table:style-name="ce2" office:value-type="string">
            <text:p>4:59:51.86</text:p>
          </table:table-cell>
          <table:table-cell table:style-name="ce2" office:value-type="string">
            <text:p>-70:09:27.0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974.97">
            <text:p>1974.97</text:p>
          </table:table-cell>
          <table:table-cell office:value-type="float" office:value="1051.5">
            <text:p>1051.5</text:p>
          </table:table-cell>
          <table:table-cell office:value-type="float" office:value="-4.599">
            <text:p>-4.599</text:p>
          </table:table-cell>
          <table:table-cell office:value-type="float" office:value="6.6">
            <text:p>6.6</text:p>
          </table:table-cell>
          <table:table-cell office:value-type="float" office:value="-3.35">
            <text:p>-3.35</text:p>
          </table:table-cell>
          <table:table-cell office:value-type="float" office:value="6">
            <text:p>6</text:p>
          </table:table-cell>
          <table:table-cell office:value-type="string">
            <text:p>HS43.H88-6.H80F1-5.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1:41.74</text:p>
          </table:table-cell>
          <table:table-cell table:style-name="ce2" office:value-type="string">
            <text:p>-68:46:00.0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468.75">
            <text:p>468.75</text:p>
          </table:table-cell>
          <table:table-cell office:value-type="float" office:value="487.11">
            <text:p>487.11</text:p>
          </table:table-cell>
          <table:table-cell office:value-type="float" office:value="-4.587">
            <text:p>-4.587</text:p>
          </table:table-cell>
          <table:table-cell office:value-type="float" office:value="6.1">
            <text:p>6.1</text:p>
          </table:table-cell>
          <table:table-cell office:value-type="float" office:value="-3.35">
            <text:p>-3.35</text:p>
          </table:table-cell>
          <table:table-cell office:value-type="float" office:value="5">
            <text:p>5</text:p>
          </table:table-cell>
          <table:table-cell office:value-type="string">
            <text:p>BSDL2768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5:40:39.54</text:p>
          </table:table-cell>
          <table:table-cell table:style-name="ce2" office:value-type="string">
            <text:p>-69:15:31.2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43.5">
            <text:p>943.5</text:p>
          </table:table-cell>
          <table:table-cell office:value-type="float" office:value="1493.5">
            <text:p>1493.5</text:p>
          </table:table-cell>
          <table:table-cell office:value-type="float" office:value="-4.315">
            <text:p>-4.315</text:p>
          </table:table-cell>
          <table:table-cell office:value-type="float" office:value="7.6">
            <text:p>7.6</text:p>
          </table:table-cell>
          <table:table-cell office:value-type="float" office:value="-3.34">
            <text:p>-3.34</text:p>
          </table:table-cell>
          <table:table-cell office:value-type="float" office:value="6">
            <text:p>6</text:p>
          </table:table-cell>
          <table:table-cell office:value-type="string">
            <text:p>H88-210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12:20.97</text:p>
          </table:table-cell>
          <table:table-cell table:style-name="ce2" office:value-type="string">
            <text:p>-69:24:39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19.69">
            <text:p>1619.69</text:p>
          </table:table-cell>
          <table:table-cell office:value-type="float" office:value="975.7">
            <text:p>975.7</text:p>
          </table:table-cell>
          <table:table-cell office:value-type="float" office:value="-4.432">
            <text:p>-4.432</text:p>
          </table:table-cell>
          <table:table-cell office:value-type="float" office:value="3.6">
            <text:p>3.6</text:p>
          </table:table-cell>
          <table:table-cell office:value-type="float" office:value="-3.34">
            <text:p>-3.34</text:p>
          </table:table-cell>
          <table:table-cell office:value-type="float" office:value="5">
            <text:p>5</text:p>
          </table:table-cell>
          <table:table-cell office:value-type="string">
            <text:p>BSDL1748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26:50.00</text:p>
          </table:table-cell>
          <table:table-cell table:style-name="ce2" office:value-type="string">
            <text:p>-68:25:40.0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86.5">
            <text:p>1386.5</text:p>
          </table:table-cell>
          <table:table-cell office:value-type="float" office:value="1178.5">
            <text:p>1178.5</text:p>
          </table:table-cell>
          <table:table-cell office:value-type="float" office:value="-4.597">
            <text:p>-4.597</text:p>
          </table:table-cell>
          <table:table-cell office:value-type="float" office:value="6.3">
            <text:p>6.3</text:p>
          </table:table-cell>
          <table:table-cell office:value-type="float" office:value="-3.33">
            <text:p>-3.33</text:p>
          </table:table-cell>
          <table:table-cell office:value-type="float" office:value="7">
            <text:p>7</text:p>
          </table:table-cell>
          <table:table-cell office:value-type="string">
            <text:p>SL596.KMHK1123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5:42.40</text:p>
          </table:table-cell>
          <table:table-cell table:style-name="ce2" office:value-type="string">
            <text:p>-68:40:05.9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2.5">
            <text:p>1212.5</text:p>
          </table:table-cell>
          <table:table-cell office:value-type="float" office:value="1792.5">
            <text:p>1792.5</text:p>
          </table:table-cell>
          <table:table-cell office:value-type="float" office:value="-4.365">
            <text:p>-4.365</text:p>
          </table:table-cell>
          <table:table-cell office:value-type="float" office:value="5.1">
            <text:p>5.1</text:p>
          </table:table-cell>
          <table:table-cell office:value-type="float" office:value="-3.32">
            <text:p>-3.32</text:p>
          </table:table-cell>
          <table:table-cell office:value-type="float" office:value="5">
            <text:p>5</text:p>
          </table:table-cell>
          <table:table-cell office:value-type="string">
            <text:p>BSDL8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0:58.70</text:p>
          </table:table-cell>
          <table:table-cell table:style-name="ce2" office:value-type="string">
            <text:p>-67:36:35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70.5">
            <text:p>1270.5</text:p>
          </table:table-cell>
          <table:table-cell office:value-type="float" office:value="1063.5">
            <text:p>1063.5</text:p>
          </table:table-cell>
          <table:table-cell office:value-type="float" office:value="-4.435">
            <text:p>-4.435</text:p>
          </table:table-cell>
          <table:table-cell office:value-type="float" office:value="5.2">
            <text:p>5.2</text:p>
          </table:table-cell>
          <table:table-cell office:value-type="float" office:value="-3.25">
            <text:p>-3.25</text:p>
          </table:table-cell>
          <table:table-cell office:value-type="float" office:value="5">
            <text:p>5</text:p>
          </table:table-cell>
          <table:table-cell office:value-type="string">
            <text:p>KMK88-86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6:30.84</text:p>
          </table:table-cell>
          <table:table-cell table:style-name="ce2" office:value-type="string">
            <text:p>-68:44:36.83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13.5">
            <text:p>1613.5</text:p>
          </table:table-cell>
          <table:table-cell office:value-type="float" office:value="1172.5">
            <text:p>1172.5</text:p>
          </table:table-cell>
          <table:table-cell office:value-type="float" office:value="-4.478">
            <text:p>-4.478</text:p>
          </table:table-cell>
          <table:table-cell office:value-type="float" office:value="6.7">
            <text:p>6.7</text:p>
          </table:table-cell>
          <table:table-cell office:value-type="float" office:value="-3.23">
            <text:p>-3.23</text:p>
          </table:table-cell>
          <table:table-cell office:value-type="float" office:value="6">
            <text:p>6</text:p>
          </table:table-cell>
          <table:table-cell office:value-type="string">
            <text:p>HS95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02:55.86</text:p>
          </table:table-cell>
          <table:table-cell table:style-name="ce2" office:value-type="string">
            <text:p>-68:46:14.2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8.5">
            <text:p>228.5</text:p>
          </table:table-cell>
          <table:table-cell office:value-type="float" office:value="1626.5">
            <text:p>1626.5</text:p>
          </table:table-cell>
          <table:table-cell office:value-type="float" office:value="-4.008">
            <text:p>-4.008</text:p>
          </table:table-cell>
          <table:table-cell office:value-type="float" office:value="4.1">
            <text:p>4.1</text:p>
          </table:table-cell>
          <table:table-cell office:value-type="float" office:value="-3.2">
            <text:p>-3.2</text:p>
          </table:table-cell>
          <table:table-cell office:value-type="float" office:value="5">
            <text:p>5</text:p>
          </table:table-cell>
          <table:table-cell office:value-type="string">
            <text:p>HS313.KMHK94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8:25.91</text:p>
          </table:table-cell>
          <table:table-cell table:style-name="ce2" office:value-type="string">
            <text:p>-68:12:22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496.73">
            <text:p>1496.73</text:p>
          </table:table-cell>
          <table:table-cell office:value-type="float" office:value="939.07">
            <text:p>939.07</text:p>
          </table:table-cell>
          <table:table-cell office:value-type="float" office:value="-4.367">
            <text:p>-4.367</text:p>
          </table:table-cell>
          <table:table-cell office:value-type="float" office:value="6.2">
            <text:p>6.2</text:p>
          </table:table-cell>
          <table:table-cell office:value-type="float" office:value="-3.12">
            <text:p>-3.12</text:p>
          </table:table-cell>
          <table:table-cell office:value-type="float" office:value="5">
            <text:p>5</text:p>
          </table:table-cell>
          <table:table-cell office:value-type="string">
            <text:p>KMHK51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4:36.62</text:p>
          </table:table-cell>
          <table:table-cell table:style-name="ce2" office:value-type="string">
            <text:p>-70:10:04.1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97.98">
            <text:p>1397.98</text:p>
          </table:table-cell>
          <table:table-cell office:value-type="float" office:value="1166.5">
            <text:p>1166.5</text:p>
          </table:table-cell>
          <table:table-cell office:value-type="float" office:value="-4.093">
            <text:p>-4.093</text:p>
          </table:table-cell>
          <table:table-cell office:value-type="float" office:value="3.5">
            <text:p>3.5</text:p>
          </table:table-cell>
          <table:table-cell office:value-type="float" office:value="-3.05">
            <text:p>-3.05</text:p>
          </table:table-cell>
          <table:table-cell office:value-type="float" office:value="5">
            <text:p>5</text:p>
          </table:table-cell>
          <table:table-cell office:value-type="string">
            <text:p>HS61.KMHK266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5:13.11</text:p>
          </table:table-cell>
          <table:table-cell table:style-name="ce2" office:value-type="string">
            <text:p>-67:29:51.1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557.2">
            <text:p>1557.2</text:p>
          </table:table-cell>
          <table:table-cell office:value-type="float" office:value="1248.7">
            <text:p>1248.7</text:p>
          </table:table-cell>
          <table:table-cell office:value-type="float" office:value="-3.71">
            <text:p>-3.71</text:p>
          </table:table-cell>
          <table:table-cell office:value-type="float" office:value="4.2">
            <text:p>4.2</text:p>
          </table:table-cell>
          <table:table-cell office:value-type="float" office:value="-2.97">
            <text:p>-2.97</text:p>
          </table:table-cell>
          <table:table-cell office:value-type="float" office:value="5">
            <text:p>5</text:p>
          </table:table-cell>
          <table:table-cell office:value-type="string">
            <text:p>BSDL1577</text:p>
          </table:table-cell>
          <table:table-cell office:value-type="float" office:value="12">
            <text:p>12</text:p>
          </table:table-cell>
          <table:table-cell office:value-type="string">
            <text:p>CN</text:p>
          </table:table-cell>
          <table:table-cell table:style-name="ce2" office:value-type="string">
            <text:p>5:24:55.07</text:p>
          </table:table-cell>
          <table:table-cell table:style-name="ce2" office:value-type="string">
            <text:p>-68:27:59.6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219.7">
            <text:p>1219.7</text:p>
          </table:table-cell>
          <table:table-cell office:value-type="float" office:value="877.7">
            <text:p>877.7</text:p>
          </table:table-cell>
          <table:table-cell office:value-type="float" office:value="-4.23">
            <text:p>-4.23</text:p>
          </table:table-cell>
          <table:table-cell office:value-type="float" office:value="6.4">
            <text:p>6.4</text:p>
          </table:table-cell>
          <table:table-cell office:value-type="float" office:value="-2.96">
            <text:p>-2.96</text:p>
          </table:table-cell>
          <table:table-cell office:value-type="float" office:value="5">
            <text:p>5</text:p>
          </table:table-cell>
          <table:table-cell office:value-type="string">
            <text:p>H88-13,H80F1-12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4:52:55.20</text:p>
          </table:table-cell>
          <table:table-cell table:style-name="ce2" office:value-type="string">
            <text:p>-69:15:10.6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21.43">
            <text:p>2021.43</text:p>
          </table:table-cell>
          <table:table-cell office:value-type="float" office:value="181.4">
            <text:p>181.4</text:p>
          </table:table-cell>
          <table:table-cell office:value-type="float" office:value="-4.171">
            <text:p>-4.171</text:p>
          </table:table-cell>
          <table:table-cell office:value-type="float" office:value="6.4">
            <text:p>6.4</text:p>
          </table:table-cell>
          <table:table-cell office:value-type="float" office:value="-2.9">
            <text:p>-2.9</text:p>
          </table:table-cell>
          <table:table-cell office:value-type="float" office:value="5">
            <text:p>5</text:p>
          </table:table-cell>
          <table:table-cell office:value-type="string">
            <text:p>SL179.KMHK449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01:46.16</text:p>
          </table:table-cell>
          <table:table-cell table:style-name="ce2" office:value-type="string">
            <text:p>-67:05:37.8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664.45">
            <text:p>664.45</text:p>
          </table:table-cell>
          <table:table-cell office:value-type="float" office:value="1052.38">
            <text:p>1052.38</text:p>
          </table:table-cell>
          <table:table-cell office:value-type="float" office:value="-3.761">
            <text:p>-3.761</text:p>
          </table:table-cell>
          <table:table-cell office:value-type="float" office:value="5">
            <text:p>5</text:p>
          </table:table-cell>
          <table:table-cell office:value-type="float" office:value="-2.78">
            <text:p>-2.78</text:p>
          </table:table-cell>
          <table:table-cell office:value-type="float" office:value="5">
            <text:p>5</text:p>
          </table:table-cell>
          <table:table-cell office:value-type="string">
            <text:p>BSDL499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5:03:42.00</text:p>
          </table:table-cell>
          <table:table-cell table:style-name="ce2" office:value-type="string">
            <text:p>-70:42:09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40.35">
            <text:p>1340.35</text:p>
          </table:table-cell>
          <table:table-cell office:value-type="float" office:value="1346.06">
            <text:p>1346.06</text:p>
          </table:table-cell>
          <table:table-cell office:value-type="float" office:value="-3.991">
            <text:p>-3.991</text:p>
          </table:table-cell>
          <table:table-cell office:value-type="float" office:value="5.8">
            <text:p>5.8</text:p>
          </table:table-cell>
          <table:table-cell office:value-type="float" office:value="-2.78">
            <text:p>-2.78</text:p>
          </table:table-cell>
          <table:table-cell office:value-type="float" office:value="5">
            <text:p>5</text:p>
          </table:table-cell>
          <table:table-cell office:value-type="string">
            <text:p>HS357.KMHK109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34:31.00</text:p>
          </table:table-cell>
          <table:table-cell table:style-name="ce2" office:value-type="string">
            <text:p>-68:41:48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21.5">
            <text:p>1221.5</text:p>
          </table:table-cell>
          <table:table-cell office:value-type="float" office:value="1710.5">
            <text:p>1710.5</text:p>
          </table:table-cell>
          <table:table-cell office:value-type="float" office:value="-3.629">
            <text:p>-3.629</text:p>
          </table:table-cell>
          <table:table-cell office:value-type="float" office:value="3.4">
            <text:p>3.4</text:p>
          </table:table-cell>
          <table:table-cell office:value-type="float" office:value="-2.61">
            <text:p>-2.61</text:p>
          </table:table-cell>
          <table:table-cell office:value-type="float" office:value="5">
            <text:p>5</text:p>
          </table:table-cell>
          <table:table-cell office:value-type="string">
            <text:p>KMK88-68.KMHK1033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31:54.90</text:p>
          </table:table-cell>
          <table:table-cell table:style-name="ce2" office:value-type="string">
            <text:p>-68:46:06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29.5">
            <text:p>329.5</text:p>
          </table:table-cell>
          <table:table-cell office:value-type="float" office:value="1198.5">
            <text:p>1198.5</text:p>
          </table:table-cell>
          <table:table-cell office:value-type="float" office:value="-3.597">
            <text:p>-3.597</text:p>
          </table:table-cell>
          <table:table-cell office:value-type="float" office:value="6">
            <text:p>6</text:p>
          </table:table-cell>
          <table:table-cell office:value-type="float" office:value="-2.37">
            <text:p>-2.37</text:p>
          </table:table-cell>
          <table:table-cell office:value-type="float" office:value="5">
            <text:p>5</text:p>
          </table:table-cell>
          <table:table-cell office:value-type="string">
            <text:p>H88-36.H80F1-28.KMHK29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5:46.44</text:p>
          </table:table-cell>
          <table:table-cell table:style-name="ce2" office:value-type="string">
            <text:p>-68:33:04.9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45.64">
            <text:p>745.64</text:p>
          </table:table-cell>
          <table:table-cell office:value-type="float" office:value="1121.5">
            <text:p>1121.5</text:p>
          </table:table-cell>
          <table:table-cell office:value-type="float" office:value="-3.373">
            <text:p>-3.373</text:p>
          </table:table-cell>
          <table:table-cell office:value-type="float" office:value="3.4">
            <text:p>3.4</text:p>
          </table:table-cell>
          <table:table-cell office:value-type="float" office:value="-2.35">
            <text:p>-2.35</text:p>
          </table:table-cell>
          <table:table-cell office:value-type="float" office:value="5">
            <text:p>5</text:p>
          </table:table-cell>
          <table:table-cell office:value-type="string">
            <text:p>KMHK1029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1:57.66</text:p>
          </table:table-cell>
          <table:table-cell table:style-name="ce2" office:value-type="string">
            <text:p>-67:52:43.04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29">
            <text:p>1029</text:p>
          </table:table-cell>
          <table:table-cell office:value-type="float" office:value="1947.1">
            <text:p>1947.1</text:p>
          </table:table-cell>
          <table:table-cell office:value-type="float" office:value="-3.442">
            <text:p>-3.442</text:p>
          </table:table-cell>
          <table:table-cell office:value-type="float" office:value="5.3">
            <text:p>5.3</text:p>
          </table:table-cell>
          <table:table-cell office:value-type="float" office:value="-2.28">
            <text:p>-2.28</text:p>
          </table:table-cell>
          <table:table-cell office:value-type="float" office:value="5">
            <text:p>5</text:p>
          </table:table-cell>
          <table:table-cell office:value-type="string">
            <text:p>BSDL310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6:50.51</text:p>
          </table:table-cell>
          <table:table-cell table:style-name="ce2" office:value-type="string">
            <text:p>-70:27:21.46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9.5">
            <text:p>139.5</text:p>
          </table:table-cell>
          <table:table-cell office:value-type="float" office:value="323.5">
            <text:p>323.5</text:p>
          </table:table-cell>
          <table:table-cell office:value-type="float" office:value="-4.602">
            <text:p>-4.60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266.KMHK59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09:07.23</text:p>
          </table:table-cell>
          <table:table-cell table:style-name="ce2" office:value-type="string">
            <text:p>-69:43:02.0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8.5">
            <text:p>308.5</text:p>
          </table:table-cell>
          <table:table-cell office:value-type="float" office:value="1779.5">
            <text:p>1779.5</text:p>
          </table:table-cell>
          <table:table-cell office:value-type="float" office:value="-5.936">
            <text:p>-5.93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349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8:21.04</text:p>
          </table:table-cell>
          <table:table-cell table:style-name="ce2" office:value-type="string">
            <text:p>-69:36:08.97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8.5">
            <text:p>328.5</text:p>
          </table:table-cell>
          <table:table-cell office:value-type="float" office:value="1407.4">
            <text:p>1407.4</text:p>
          </table:table-cell>
          <table:table-cell office:value-type="float" office:value="-3.567">
            <text:p>-3.56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442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1:05.99</text:p>
          </table:table-cell>
          <table:table-cell table:style-name="ce2" office:value-type="string">
            <text:p>-69:35:42.3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3.76">
            <text:p>433.76</text:p>
          </table:table-cell>
          <table:table-cell office:value-type="float" office:value="59.4">
            <text:p>59.4</text:p>
          </table:table-cell>
          <table:table-cell office:value-type="float" office:value="-3.452">
            <text:p>-3.45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192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11:01.82</text:p>
          </table:table-cell>
          <table:table-cell table:style-name="ce2" office:value-type="string">
            <text:p>-69:31:28.9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56.5">
            <text:p>456.5</text:p>
          </table:table-cell>
          <table:table-cell office:value-type="float" office:value="1559.5">
            <text:p>1559.5</text:p>
          </table:table-cell>
          <table:table-cell office:value-type="float" office:value="-3.575">
            <text:p>-3.57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81.KMHK415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59:59.92</text:p>
          </table:table-cell>
          <table:table-cell table:style-name="ce2" office:value-type="string">
            <text:p>-69:30:39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4.5">
            <text:p>514.5</text:p>
          </table:table-cell>
          <table:table-cell office:value-type="float" office:value="2012.87">
            <text:p>2012.87</text:p>
          </table:table-cell>
          <table:table-cell office:value-type="float" office:value="-6.303">
            <text:p>-6.30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9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6:41.00</text:p>
          </table:table-cell>
          <table:table-cell table:style-name="ce2" office:value-type="string">
            <text:p>-69:27:55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56.5">
            <text:p>556.5</text:p>
          </table:table-cell>
          <table:table-cell office:value-type="float" office:value="2001.5">
            <text:p>2001.5</text:p>
          </table:table-cell>
          <table:table-cell office:value-type="float" office:value="-5.418">
            <text:p>-5.41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43.H80F1-32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6:46.66</text:p>
          </table:table-cell>
          <table:table-cell table:style-name="ce2" office:value-type="string">
            <text:p>-69:26:18.73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89.33">
            <text:p>589.33</text:p>
          </table:table-cell>
          <table:table-cell office:value-type="float" office:value="615.46">
            <text:p>615.46</text:p>
          </table:table-cell>
          <table:table-cell office:value-type="float" office:value="-3.877">
            <text:p>-3.87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OGLE-LMC0114</text:p>
          </table:table-cell>
          <table:table-cell office:value-type="float" office:value="12">
            <text:p>12</text:p>
          </table:table-cell>
          <table:table-cell office:value-type="string">
            <text:p>O</text:p>
          </table:table-cell>
          <table:table-cell table:style-name="ce2" office:value-type="string">
            <text:p>5:06:56.00</text:p>
          </table:table-cell>
          <table:table-cell table:style-name="ce2" office:value-type="string">
            <text:p>-69:25:48.01</text:p>
          </table:table-cell>
          <table:table-cell office:value-type="float" office:value="7.6">
            <text:p>7.6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4.5">
            <text:p>684.5</text:p>
          </table:table-cell>
          <table:table-cell office:value-type="float" office:value="848.5">
            <text:p>848.5</text:p>
          </table:table-cell>
          <table:table-cell office:value-type="float" office:value="-4.576">
            <text:p>-4.57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KMK88-10.H88-120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05:13.64</text:p>
          </table:table-cell>
          <table:table-cell table:style-name="ce2" office:value-type="string">
            <text:p>-69:22:09.32</text:p>
          </table:table-cell>
          <table:table-cell office:value-type="float" office:value="9.4">
            <text:p>9.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91.5">
            <text:p>791.5</text:p>
          </table:table-cell>
          <table:table-cell office:value-type="float" office:value="477.5">
            <text:p>477.5</text:p>
          </table:table-cell>
          <table:table-cell office:value-type="float" office:value="-3.534">
            <text:p>-3.53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20.H88-14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7:55.72</text:p>
          </table:table-cell>
          <table:table-cell table:style-name="ce2" office:value-type="string">
            <text:p>-69:17:57.0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23.5">
            <text:p>823.5</text:p>
          </table:table-cell>
          <table:table-cell office:value-type="float" office:value="99.4">
            <text:p>99.4</text:p>
          </table:table-cell>
          <table:table-cell office:value-type="float" office:value="-4.12">
            <text:p>-4.1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18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0:40.52</text:p>
          </table:table-cell>
          <table:table-cell table:style-name="ce2" office:value-type="string">
            <text:p>-69:16:28.7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28.5">
            <text:p>828.5</text:p>
          </table:table-cell>
          <table:table-cell office:value-type="float" office:value="148.4">
            <text:p>148.4</text:p>
          </table:table-cell>
          <table:table-cell office:value-type="float" office:value="-3.788">
            <text:p>-3.78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155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19.10</text:p>
          </table:table-cell>
          <table:table-cell table:style-name="ce2" office:value-type="string">
            <text:p>-69:16:19.5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909.58">
            <text:p>909.58</text:p>
          </table:table-cell>
          <table:table-cell office:value-type="float" office:value="1715.5">
            <text:p>1715.5</text:p>
          </table:table-cell>
          <table:table-cell office:value-type="float" office:value="-4.942">
            <text:p>-4.94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SL150.ESO56SC40.KMHK386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58:56.45</text:p>
          </table:table-cell>
          <table:table-cell table:style-name="ce2" office:value-type="string">
            <text:p>-69:13:01.65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26.5">
            <text:p>926.5</text:p>
          </table:table-cell>
          <table:table-cell office:value-type="float" office:value="234.4">
            <text:p>234.4</text:p>
          </table:table-cell>
          <table:table-cell office:value-type="float" office:value="-4.331">
            <text:p>-4.33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136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9:40.86</text:p>
          </table:table-cell>
          <table:table-cell table:style-name="ce2" office:value-type="string">
            <text:p>-69:12:36.4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83.5">
            <text:p>983.5</text:p>
          </table:table-cell>
          <table:table-cell office:value-type="float" office:value="383.5">
            <text:p>383.5</text:p>
          </table:table-cell>
          <table:table-cell office:value-type="float" office:value="-4.218">
            <text:p>-4.21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12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08:35.70</text:p>
          </table:table-cell>
          <table:table-cell table:style-name="ce2" office:value-type="string">
            <text:p>-69:10:29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22.5">
            <text:p>1022.5</text:p>
          </table:table-cell>
          <table:table-cell office:value-type="float" office:value="104.4">
            <text:p>104.4</text:p>
          </table:table-cell>
          <table:table-cell office:value-type="float" office:value="-4.587">
            <text:p>-4.58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182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5:10:36.51</text:p>
          </table:table-cell>
          <table:table-cell table:style-name="ce2" office:value-type="string">
            <text:p>-69:08:48.2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114.5">
            <text:p>1114.5</text:p>
          </table:table-cell>
          <table:table-cell office:value-type="float" office:value="173.4">
            <text:p>173.4</text:p>
          </table:table-cell>
          <table:table-cell office:value-type="float" office:value="-6.335">
            <text:p>-6.33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OGLE-LMC0169</text:p>
          </table:table-cell>
          <table:table-cell office:value-type="float" office:value="16">
            <text:p>16</text:p>
          </table:table-cell>
          <table:table-cell office:value-type="string">
            <text:p>O</text:p>
          </table:table-cell>
          <table:table-cell table:style-name="ce2" office:value-type="string">
            <text:p>5:10:05.84</text:p>
          </table:table-cell>
          <table:table-cell table:style-name="ce2" office:value-type="string">
            <text:p>-69:05:18.5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115.5">
            <text:p>1115.5</text:p>
          </table:table-cell>
          <table:table-cell office:value-type="float" office:value="160.4">
            <text:p>160.4</text:p>
          </table:table-cell>
          <table:table-cell office:value-type="float" office:value="-5.589">
            <text:p>-5.58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147.H88-174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11.45</text:p>
          </table:table-cell>
          <table:table-cell table:style-name="ce2" office:value-type="string">
            <text:p>-69:05:15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122.5">
            <text:p>1122.5</text:p>
          </table:table-cell>
          <table:table-cell office:value-type="float" office:value="211.4">
            <text:p>211.4</text:p>
          </table:table-cell>
          <table:table-cell office:value-type="float" office:value="-4.965">
            <text:p>-4.96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S141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table:style-name="ce2" office:value-type="string">
            <text:p>5:09:49.34</text:p>
          </table:table-cell>
          <table:table-cell table:style-name="ce2" office:value-type="string">
            <text:p>-69:05:01.7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128.5">
            <text:p>1128.5</text:p>
          </table:table-cell>
          <table:table-cell office:value-type="float" office:value="144.93">
            <text:p>144.93</text:p>
          </table:table-cell>
          <table:table-cell office:value-type="float" office:value="-4.519">
            <text:p>-4.51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31.H88-17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18.03</text:p>
          </table:table-cell>
          <table:table-cell table:style-name="ce2" office:value-type="string">
            <text:p>-69:04:44.8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48.5">
            <text:p>1148.5</text:p>
          </table:table-cell>
          <table:table-cell office:value-type="float" office:value="1827.5">
            <text:p>1827.5</text:p>
          </table:table-cell>
          <table:table-cell office:value-type="float" office:value="-4.329">
            <text:p>-4.32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76.KMHK370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58:10.82</text:p>
          </table:table-cell>
          <table:table-cell table:style-name="ce2" office:value-type="string">
            <text:p>-69:03:41.46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160.5">
            <text:p>1160.5</text:p>
          </table:table-cell>
          <table:table-cell office:value-type="float" office:value="1920.5">
            <text:p>1920.5</text:p>
          </table:table-cell>
          <table:table-cell office:value-type="float" office:value="-5.888">
            <text:p>-5.88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5">
            <text:p>15</text:p>
          </table:table-cell>
          <table:table-cell office:value-type="string">
            <text:p>SL136.KMHK352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7:30.84</text:p>
          </table:table-cell>
          <table:table-cell table:style-name="ce2" office:value-type="string">
            <text:p>-69:03:07.1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174.5">
            <text:p>1174.5</text:p>
          </table:table-cell>
          <table:table-cell office:value-type="float" office:value="923.5">
            <text:p>923.5</text:p>
          </table:table-cell>
          <table:table-cell office:value-type="float" office:value="-4.933">
            <text:p>-4.93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111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04:41.44</text:p>
          </table:table-cell>
          <table:table-cell table:style-name="ce2" office:value-type="string">
            <text:p>-69:03:14.34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250.17">
            <text:p>1250.17</text:p>
          </table:table-cell>
          <table:table-cell office:value-type="float" office:value="336.5">
            <text:p>336.5</text:p>
          </table:table-cell>
          <table:table-cell office:value-type="float" office:value="-5.143">
            <text:p>-5.14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27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08:54.47</text:p>
          </table:table-cell>
          <table:table-cell table:style-name="ce2" office:value-type="string">
            <text:p>-69:00:10.88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13.8">
            <text:p>1313.8</text:p>
          </table:table-cell>
          <table:table-cell office:value-type="float" office:value="1602.5">
            <text:p>1602.5</text:p>
          </table:table-cell>
          <table:table-cell office:value-type="float" office:value="-4.207">
            <text:p>-4.20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80.KMHK408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9:49.64</text:p>
          </table:table-cell>
          <table:table-cell table:style-name="ce2" office:value-type="string">
            <text:p>-68:57:32.2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36.5">
            <text:p>1336.5</text:p>
          </table:table-cell>
          <table:table-cell office:value-type="float" office:value="52.4">
            <text:p>52.4</text:p>
          </table:table-cell>
          <table:table-cell office:value-type="float" office:value="-4.453">
            <text:p>-4.45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35.H88-187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0:56.01</text:p>
          </table:table-cell>
          <table:table-cell table:style-name="ce2" office:value-type="string">
            <text:p>-68:56:38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39.2">
            <text:p>1439.2</text:p>
          </table:table-cell>
          <table:table-cell office:value-type="float" office:value="134.19">
            <text:p>134.19</text:p>
          </table:table-cell>
          <table:table-cell office:value-type="float" office:value="-5.624">
            <text:p>-5.62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BRHT48.KMK88-32.H88-178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20.00</text:p>
          </table:table-cell>
          <table:table-cell table:style-name="ce2" office:value-type="string">
            <text:p>-68:52:44.99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481.5">
            <text:p>1481.5</text:p>
          </table:table-cell>
          <table:table-cell office:value-type="float" office:value="1760.5">
            <text:p>1760.5</text:p>
          </table:table-cell>
          <table:table-cell office:value-type="float" office:value="-6.681">
            <text:p>-6.68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358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58:43.70</text:p>
          </table:table-cell>
          <table:table-cell table:style-name="ce2" office:value-type="string">
            <text:p>-68:50:55.00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91.47">
            <text:p>1491.47</text:p>
          </table:table-cell>
          <table:table-cell office:value-type="float" office:value="271.5">
            <text:p>271.5</text:p>
          </table:table-cell>
          <table:table-cell office:value-type="float" office:value="-8.609">
            <text:p>-8.60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5">
            <text:p>15</text:p>
          </table:table-cell>
          <table:table-cell office:value-type="string">
            <text:p>NGC1854.SL265.ESO56SC72</text:p>
          </table:table-cell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table:style-name="ce2" office:value-type="string">
            <text:p>5:09:20.83</text:p>
          </table:table-cell>
          <table:table-cell table:style-name="ce2" office:value-type="string">
            <text:p>-68:50:49.83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520.5">
            <text:p>1520.5</text:p>
          </table:table-cell>
          <table:table-cell office:value-type="float" office:value="1825.5">
            <text:p>1825.5</text:p>
          </table:table-cell>
          <table:table-cell office:value-type="float" office:value="-3.972">
            <text:p>-3.97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59.H80F1-37.KMHK371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8:16.39</text:p>
          </table:table-cell>
          <table:table-cell table:style-name="ce2" office:value-type="string">
            <text:p>-68:49:20.5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25.5">
            <text:p>1625.5</text:p>
          </table:table-cell>
          <table:table-cell office:value-type="float" office:value="352.5">
            <text:p>352.5</text:p>
          </table:table-cell>
          <table:table-cell office:value-type="float" office:value="-9.892">
            <text:p>-9.89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20">
            <text:p>20</text:p>
          </table:table-cell>
          <table:table-cell office:value-type="string">
            <text:p>NGC1850.SL261.ESO56SC70</text:p>
          </table:table-cell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table:style-name="ce2" office:value-type="string">
            <text:p>5:08:45.41</text:p>
          </table:table-cell>
          <table:table-cell table:style-name="ce2" office:value-type="string">
            <text:p>-68:45:42.35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898.5">
            <text:p>1898.5</text:p>
          </table:table-cell>
          <table:table-cell office:value-type="float" office:value="1885.5">
            <text:p>1885.5</text:p>
          </table:table-cell>
          <table:table-cell office:value-type="float" office:value="-4.444">
            <text:p>-4.44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0">
            <text:p>10</text:p>
          </table:table-cell>
          <table:table-cell office:value-type="string">
            <text:p>H88-51.H80F1-34.KMHK359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7:55.72</text:p>
          </table:table-cell>
          <table:table-cell table:style-name="ce2" office:value-type="string">
            <text:p>-68:34:41.6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6.5">
            <text:p>306.5</text:p>
          </table:table-cell>
          <table:table-cell office:value-type="float" office:value="711.5">
            <text:p>711.5</text:p>
          </table:table-cell>
          <table:table-cell office:value-type="float" office:value="-3.577">
            <text:p>-3.57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14.KMHK738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17:50.69</text:p>
          </table:table-cell>
          <table:table-cell table:style-name="ce2" office:value-type="string">
            <text:p>-70:47:59.96</text:p>
          </table:table-cell>
          <table:table-cell office:value-type="float" office:value="6.8">
            <text:p>6.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8.5">
            <text:p>428.5</text:p>
          </table:table-cell>
          <table:table-cell office:value-type="float" office:value="649.5">
            <text:p>649.5</text:p>
          </table:table-cell>
          <table:table-cell office:value-type="float" office:value="-3.641">
            <text:p>-3.64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75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8:19.51</text:p>
          </table:table-cell>
          <table:table-cell table:style-name="ce2" office:value-type="string">
            <text:p>-70:43:16.7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1.35">
            <text:p>581.35</text:p>
          </table:table-cell>
          <table:table-cell office:value-type="float" office:value="1827.5">
            <text:p>1827.5</text:p>
          </table:table-cell>
          <table:table-cell office:value-type="float" office:value="-4.252">
            <text:p>-4.25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270.KMHK596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9:11.19</text:p>
          </table:table-cell>
          <table:table-cell table:style-name="ce2" office:value-type="string">
            <text:p>-70:36:46.3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32.5">
            <text:p>832.5</text:p>
          </table:table-cell>
          <table:table-cell office:value-type="float" office:value="1918.5">
            <text:p>1918.5</text:p>
          </table:table-cell>
          <table:table-cell office:value-type="float" office:value="-4.419">
            <text:p>-4.41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587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08:33.01</text:p>
          </table:table-cell>
          <table:table-cell table:style-name="ce2" office:value-type="string">
            <text:p>-70:26:58.03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18.5">
            <text:p>918.5</text:p>
          </table:table-cell>
          <table:table-cell office:value-type="float" office:value="2011.5">
            <text:p>2011.5</text:p>
          </table:table-cell>
          <table:table-cell office:value-type="float" office:value="-4.58">
            <text:p>-4.5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252.KMHK570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07:51.65</text:p>
          </table:table-cell>
          <table:table-cell table:style-name="ce2" office:value-type="string">
            <text:p>-70:23:31.2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1.5">
            <text:p>951.5</text:p>
          </table:table-cell>
          <table:table-cell office:value-type="float" office:value="1708.5">
            <text:p>1708.5</text:p>
          </table:table-cell>
          <table:table-cell office:value-type="float" office:value="-4.414">
            <text:p>-4.41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SL282.KMHK619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5:10:11.41</text:p>
          </table:table-cell>
          <table:table-cell table:style-name="ce2" office:value-type="string">
            <text:p>-70:22:37.8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80.95">
            <text:p>980.95</text:p>
          </table:table-cell>
          <table:table-cell office:value-type="float" office:value="1775.5">
            <text:p>1775.5</text:p>
          </table:table-cell>
          <table:table-cell office:value-type="float" office:value="-4.385">
            <text:p>-4.38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140.KMHK60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09:41.04</text:p>
          </table:table-cell>
          <table:table-cell table:style-name="ce2" office:value-type="string">
            <text:p>-70:21:25.15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22.5">
            <text:p>1222.5</text:p>
          </table:table-cell>
          <table:table-cell office:value-type="float" office:value="869.5">
            <text:p>869.5</text:p>
          </table:table-cell>
          <table:table-cell office:value-type="float" office:value="-4.116">
            <text:p>-4.11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102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6:37.40</text:p>
          </table:table-cell>
          <table:table-cell table:style-name="ce2" office:value-type="string">
            <text:p>-70:12:38.92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75.5">
            <text:p>1475.5</text:p>
          </table:table-cell>
          <table:table-cell office:value-type="float" office:value="1536.5">
            <text:p>1536.5</text:p>
          </table:table-cell>
          <table:table-cell office:value-type="float" office:value="-3.269">
            <text:p>-3.26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64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1:35.92</text:p>
          </table:table-cell>
          <table:table-cell table:style-name="ce2" office:value-type="string">
            <text:p>-70:02:34.69</text:p>
          </table:table-cell>
          <table:table-cell office:value-type="float" office:value="6.3">
            <text:p>6.3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32.5">
            <text:p>1632.5</text:p>
          </table:table-cell>
          <table:table-cell office:value-type="float" office:value="264.5">
            <text:p>264.5</text:p>
          </table:table-cell>
          <table:table-cell office:value-type="float" office:value="-4.37">
            <text:p>-4.3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KMK88-49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21:10.13</text:p>
          </table:table-cell>
          <table:table-cell table:style-name="ce2" office:value-type="string">
            <text:p>-69:56:38.53</text:p>
          </table:table-cell>
          <table:table-cell office:value-type="float" office:value="5.8">
            <text:p>5.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45.5">
            <text:p>1745.5</text:p>
          </table:table-cell>
          <table:table-cell office:value-type="float" office:value="629.5">
            <text:p>629.5</text:p>
          </table:table-cell>
          <table:table-cell office:value-type="float" office:value="-5.456">
            <text:p>-5.45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220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18:25.56</text:p>
          </table:table-cell>
          <table:table-cell table:style-name="ce2" office:value-type="string">
            <text:p>-69:52:26.53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778.5">
            <text:p>1778.5</text:p>
          </table:table-cell>
          <table:table-cell office:value-type="float" office:value="47.4">
            <text:p>47.4</text:p>
          </table:table-cell>
          <table:table-cell office:value-type="float" office:value="-7.191">
            <text:p>-7.19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S259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2:46.30</text:p>
          </table:table-cell>
          <table:table-cell table:style-name="ce2" office:value-type="string">
            <text:p>-69:50:50.2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21.25">
            <text:p>1821.25</text:p>
          </table:table-cell>
          <table:table-cell office:value-type="float" office:value="920.5">
            <text:p>920.5</text:p>
          </table:table-cell>
          <table:table-cell office:value-type="float" office:value="-4.036">
            <text:p>-4.03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03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16:15.12</text:p>
          </table:table-cell>
          <table:table-cell table:style-name="ce2" office:value-type="string">
            <text:p>-69:49:32.0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843.14">
            <text:p>1843.14</text:p>
          </table:table-cell>
          <table:table-cell office:value-type="float" office:value="540.5">
            <text:p>540.5</text:p>
          </table:table-cell>
          <table:table-cell office:value-type="float" office:value="-5.137">
            <text:p>-5.13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HS227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9:05.13</text:p>
          </table:table-cell>
          <table:table-cell table:style-name="ce2" office:value-type="string">
            <text:p>-69:48:38.9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05.5">
            <text:p>1905.5</text:p>
          </table:table-cell>
          <table:table-cell office:value-type="float" office:value="462.5">
            <text:p>462.5</text:p>
          </table:table-cell>
          <table:table-cell office:value-type="float" office:value="-4.183">
            <text:p>-4.18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263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19:39.73</text:p>
          </table:table-cell>
          <table:table-cell table:style-name="ce2" office:value-type="string">
            <text:p>-69:46:12.7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35.5">
            <text:p>1935.5</text:p>
          </table:table-cell>
          <table:table-cell office:value-type="float" office:value="349.5">
            <text:p>349.5</text:p>
          </table:table-cell>
          <table:table-cell office:value-type="float" office:value="-4.641">
            <text:p>-4.64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299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0:29.98</text:p>
          </table:table-cell>
          <table:table-cell table:style-name="ce2" office:value-type="string">
            <text:p>-69:45:00.04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92.5">
            <text:p>1992.5</text:p>
          </table:table-cell>
          <table:table-cell office:value-type="float" office:value="507.5">
            <text:p>507.5</text:p>
          </table:table-cell>
          <table:table-cell office:value-type="float" office:value="-5.127">
            <text:p>-5.12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45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9:19.29</text:p>
          </table:table-cell>
          <table:table-cell table:style-name="ce2" office:value-type="string">
            <text:p>-69:42:52.40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30.5">
            <text:p>2030.5</text:p>
          </table:table-cell>
          <table:table-cell office:value-type="float" office:value="336.5">
            <text:p>336.5</text:p>
          </table:table-cell>
          <table:table-cell office:value-type="float" office:value="-4.377">
            <text:p>-4.37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4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0:35.18</text:p>
          </table:table-cell>
          <table:table-cell table:style-name="ce2" office:value-type="string">
            <text:p>-69:41:19.6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24.5">
            <text:p>2024.5</text:p>
          </table:table-cell>
          <table:table-cell office:value-type="float" office:value="707.5">
            <text:p>707.5</text:p>
          </table:table-cell>
          <table:table-cell office:value-type="float" office:value="-5.201">
            <text:p>-5.20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1142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17:50.19</text:p>
          </table:table-cell>
          <table:table-cell table:style-name="ce2" office:value-type="string">
            <text:p>-69:41:41.28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.18">
            <text:p>65.18</text:p>
          </table:table-cell>
          <table:table-cell office:value-type="float" office:value="632.43">
            <text:p>632.43</text:p>
          </table:table-cell>
          <table:table-cell office:value-type="float" office:value="-2.837">
            <text:p>-2.83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80.H80F1-46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4:59:46.00</text:p>
          </table:table-cell>
          <table:table-cell table:style-name="ce2" office:value-type="string">
            <text:p>-68:43:19.9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8.4">
            <text:p>78.4</text:p>
          </table:table-cell>
          <table:table-cell office:value-type="float" office:value="390.5">
            <text:p>390.5</text:p>
          </table:table-cell>
          <table:table-cell office:value-type="float" office:value="-5.656">
            <text:p>-5.65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SL176.KMHK448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5:01:28.83</text:p>
          </table:table-cell>
          <table:table-cell table:style-name="ce2" office:value-type="string">
            <text:p>-68:42:44.1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.13">
            <text:p>196.13</text:p>
          </table:table-cell>
          <table:table-cell office:value-type="float" office:value="773.32">
            <text:p>773.32</text:p>
          </table:table-cell>
          <table:table-cell office:value-type="float" office:value="-5.019">
            <text:p>-5.01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69.H80F1-42.KMHK381w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8:46.00</text:p>
          </table:table-cell>
          <table:table-cell table:style-name="ce2" office:value-type="string">
            <text:p>-68:38:18.0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1.05">
            <text:p>231.05</text:p>
          </table:table-cell>
          <table:table-cell office:value-type="float" office:value="572.49">
            <text:p>572.49</text:p>
          </table:table-cell>
          <table:table-cell office:value-type="float" office:value="-2.357">
            <text:p>-2.35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OGLE-LMC0002</text:p>
          </table:table-cell>
          <table:table-cell office:value-type="float" office:value="10">
            <text:p>10</text:p>
          </table:table-cell>
          <table:table-cell office:value-type="string">
            <text:p>O</text:p>
          </table:table-cell>
          <table:table-cell table:style-name="ce2" office:value-type="string">
            <text:p>5:00:11.00</text:p>
          </table:table-cell>
          <table:table-cell table:style-name="ce2" office:value-type="string">
            <text:p>-68:36:55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8.5">
            <text:p>698.5</text:p>
          </table:table-cell>
          <table:table-cell office:value-type="float" office:value="622.5">
            <text:p>622.5</text:p>
          </table:table-cell>
          <table:table-cell office:value-type="float" office:value="-3.617">
            <text:p>-3.61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403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9:48.73</text:p>
          </table:table-cell>
          <table:table-cell table:style-name="ce2" office:value-type="string">
            <text:p>-68:18:53.3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9.59">
            <text:p>749.59</text:p>
          </table:table-cell>
          <table:table-cell office:value-type="float" office:value="1206.49">
            <text:p>1206.49</text:p>
          </table:table-cell>
          <table:table-cell office:value-type="float" office:value="-4.43">
            <text:p>-4.4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SL107.KMHK29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5:45.00</text:p>
          </table:table-cell>
          <table:table-cell table:style-name="ce2" office:value-type="string">
            <text:p>-68:16:51.9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58.18">
            <text:p>758.18</text:p>
          </table:table-cell>
          <table:table-cell office:value-type="float" office:value="1611.5">
            <text:p>1611.5</text:p>
          </table:table-cell>
          <table:table-cell office:value-type="float" office:value="-3.104">
            <text:p>-3.10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49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52:56.17</text:p>
          </table:table-cell>
          <table:table-cell table:style-name="ce2" office:value-type="string">
            <text:p>-68:16:16.8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93.8">
            <text:p>793.8</text:p>
          </table:table-cell>
          <table:table-cell office:value-type="float" office:value="1872.1">
            <text:p>1872.1</text:p>
          </table:table-cell>
          <table:table-cell office:value-type="float" office:value="-3.13">
            <text:p>-3.1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15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1:08.00</text:p>
          </table:table-cell>
          <table:table-cell table:style-name="ce2" office:value-type="string">
            <text:p>-68:14:39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5.5">
            <text:p>865.5</text:p>
          </table:table-cell>
          <table:table-cell office:value-type="float" office:value="1278.5">
            <text:p>1278.5</text:p>
          </table:table-cell>
          <table:table-cell office:value-type="float" office:value="-9.068">
            <text:p>-9.06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20">
            <text:p>20</text:p>
          </table:table-cell>
          <table:table-cell office:value-type="string">
            <text:p>NGC1755.SL99.ESO56SC28.</text:p>
          </table:table-cell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table:style-name="ce2" office:value-type="string">
            <text:p>4:55:15.59</text:p>
          </table:table-cell>
          <table:table-cell table:style-name="ce2" office:value-type="string">
            <text:p>-68:12:21.68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75.4">
            <text:p>875.4</text:p>
          </table:table-cell>
          <table:table-cell office:value-type="float" office:value="427.5">
            <text:p>427.5</text:p>
          </table:table-cell>
          <table:table-cell office:value-type="float" office:value="-3.786">
            <text:p>-3.78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430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5:01:09.38</text:p>
          </table:table-cell>
          <table:table-cell table:style-name="ce2" office:value-type="string">
            <text:p>-68:11:59.85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53.5">
            <text:p>953.5</text:p>
          </table:table-cell>
          <table:table-cell office:value-type="float" office:value="1323.5">
            <text:p>1323.5</text:p>
          </table:table-cell>
          <table:table-cell office:value-type="float" office:value="-3.415">
            <text:p>-3.41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2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4:57.40</text:p>
          </table:table-cell>
          <table:table-cell table:style-name="ce2" office:value-type="string">
            <text:p>-68:08:56.5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53.5">
            <text:p>953.5</text:p>
          </table:table-cell>
          <table:table-cell office:value-type="float" office:value="409.5">
            <text:p>409.5</text:p>
          </table:table-cell>
          <table:table-cell office:value-type="float" office:value="-4.855">
            <text:p>-4.85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43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01:16.49</text:p>
          </table:table-cell>
          <table:table-cell table:style-name="ce2" office:value-type="string">
            <text:p>-68:08:58.5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56.5">
            <text:p>1056.5</text:p>
          </table:table-cell>
          <table:table-cell office:value-type="float" office:value="436.5">
            <text:p>436.5</text:p>
          </table:table-cell>
          <table:table-cell office:value-type="float" office:value="-4.439">
            <text:p>-4.43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88.KMHK436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1:04.84</text:p>
          </table:table-cell>
          <table:table-cell table:style-name="ce2" office:value-type="string">
            <text:p>-68:05:00.7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282.04">
            <text:p>1282.04</text:p>
          </table:table-cell>
          <table:table-cell office:value-type="float" office:value="1112.5">
            <text:p>1112.5</text:p>
          </table:table-cell>
          <table:table-cell office:value-type="float" office:value="-5.7">
            <text:p>-5.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RHT60b.H88-41.KMHK309s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26.02</text:p>
          </table:table-cell>
          <table:table-cell table:style-name="ce2" office:value-type="string">
            <text:p>-67:56:21.05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06.63">
            <text:p>1306.63</text:p>
          </table:table-cell>
          <table:table-cell office:value-type="float" office:value="605.5">
            <text:p>605.5</text:p>
          </table:table-cell>
          <table:table-cell office:value-type="float" office:value="-4.935">
            <text:p>-4.93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SL162.H88-79.KMHK406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9:54.33</text:p>
          </table:table-cell>
          <table:table-cell table:style-name="ce2" office:value-type="string">
            <text:p>-67:55:24.9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28.5">
            <text:p>1328.5</text:p>
          </table:table-cell>
          <table:table-cell office:value-type="float" office:value="699.5">
            <text:p>699.5</text:p>
          </table:table-cell>
          <table:table-cell office:value-type="float" office:value="-4.868">
            <text:p>-4.86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SL154.H88-73.KMHK39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9:15.70</text:p>
          </table:table-cell>
          <table:table-cell table:style-name="ce2" office:value-type="string">
            <text:p>-67:54:35.39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427.5">
            <text:p>1427.5</text:p>
          </table:table-cell>
          <table:table-cell office:value-type="float" office:value="756.5">
            <text:p>756.5</text:p>
          </table:table-cell>
          <table:table-cell office:value-type="float" office:value="-3.634">
            <text:p>-3.63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67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4:58:52.23</text:p>
          </table:table-cell>
          <table:table-cell table:style-name="ce2" office:value-type="string">
            <text:p>-67:50:46.53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.04">
            <text:p>1469.04</text:p>
          </table:table-cell>
          <table:table-cell office:value-type="float" office:value="415.5">
            <text:p>415.5</text:p>
          </table:table-cell>
          <table:table-cell office:value-type="float" office:value="-6.034">
            <text:p>-6.03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3">
            <text:p>13</text:p>
          </table:table-cell>
          <table:table-cell office:value-type="string">
            <text:p>SL174.KMHK439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table:style-name="ce2" office:value-type="string">
            <text:p>5:01:11.62</text:p>
          </table:table-cell>
          <table:table-cell table:style-name="ce2" office:value-type="string">
            <text:p>-67:49:04.9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493.5">
            <text:p>1493.5</text:p>
          </table:table-cell>
          <table:table-cell office:value-type="float" office:value="596.5">
            <text:p>596.5</text:p>
          </table:table-cell>
          <table:table-cell office:value-type="float" office:value="-5.81">
            <text:p>-5.8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RHT62b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9:57.56</text:p>
          </table:table-cell>
          <table:table-cell table:style-name="ce2" office:value-type="string">
            <text:p>-67:48:12.1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50.5">
            <text:p>1550.5</text:p>
          </table:table-cell>
          <table:table-cell office:value-type="float" office:value="843.5">
            <text:p>843.5</text:p>
          </table:table-cell>
          <table:table-cell office:value-type="float" office:value="-4.226">
            <text:p>-4.22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88-55.KMHK367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8:16.65</text:p>
          </table:table-cell>
          <table:table-cell table:style-name="ce2" office:value-type="string">
            <text:p>-67:46:01.8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579.5">
            <text:p>1579.5</text:p>
          </table:table-cell>
          <table:table-cell office:value-type="float" office:value="449.5">
            <text:p>449.5</text:p>
          </table:table-cell>
          <table:table-cell office:value-type="float" office:value="-6.253">
            <text:p>-6.25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89.KMHK433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00:57.26</text:p>
          </table:table-cell>
          <table:table-cell table:style-name="ce2" office:value-type="string">
            <text:p>-67:44:50.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84.83">
            <text:p>1584.83</text:p>
          </table:table-cell>
          <table:table-cell office:value-type="float" office:value="719.5">
            <text:p>719.5</text:p>
          </table:table-cell>
          <table:table-cell office:value-type="float" office:value="-8.816">
            <text:p>-8.81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20">
            <text:p>20</text:p>
          </table:table-cell>
          <table:table-cell office:value-type="string">
            <text:p>NGC1786.SL149.ESO56SC39.</text:p>
          </table:table-cell>
          <table:table-cell office:value-type="float" office:value="60">
            <text:p>60</text:p>
          </table:table-cell>
          <table:table-cell office:value-type="string">
            <text:p>C</text:p>
          </table:table-cell>
          <table:table-cell table:style-name="ce2" office:value-type="string">
            <text:p>4:59:07.20</text:p>
          </table:table-cell>
          <table:table-cell table:style-name="ce2" office:value-type="string">
            <text:p>-67:44:41.9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11.5">
            <text:p>1611.5</text:p>
          </table:table-cell>
          <table:table-cell office:value-type="float" office:value="1225.5">
            <text:p>1225.5</text:p>
          </table:table-cell>
          <table:table-cell office:value-type="float" office:value="-3.14">
            <text:p>-3.1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32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5:41.09</text:p>
          </table:table-cell>
          <table:table-cell table:style-name="ce2" office:value-type="string">
            <text:p>-67:43:35.7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28.5">
            <text:p>1628.5</text:p>
          </table:table-cell>
          <table:table-cell office:value-type="float" office:value="1319.5">
            <text:p>1319.5</text:p>
          </table:table-cell>
          <table:table-cell office:value-type="float" office:value="-4.301">
            <text:p>-4.30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SL96.H88-25.KMHK256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4:55:02.91</text:p>
          </table:table-cell>
          <table:table-cell table:style-name="ce2" office:value-type="string">
            <text:p>-67:42:53.7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76.5">
            <text:p>1676.5</text:p>
          </table:table-cell>
          <table:table-cell office:value-type="float" office:value="964.5">
            <text:p>964.5</text:p>
          </table:table-cell>
          <table:table-cell office:value-type="float" office:value="-4.399">
            <text:p>-4.39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132.KMHK348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7:27.49</text:p>
          </table:table-cell>
          <table:table-cell table:style-name="ce2" office:value-type="string">
            <text:p>-67:41:09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55.34">
            <text:p>1755.34</text:p>
          </table:table-cell>
          <table:table-cell office:value-type="float" office:value="368.5">
            <text:p>368.5</text:p>
          </table:table-cell>
          <table:table-cell office:value-type="float" office:value="-3.717">
            <text:p>-3.71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93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01:29.39</text:p>
          </table:table-cell>
          <table:table-cell table:style-name="ce2" office:value-type="string">
            <text:p>-67:38:00.76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75.5">
            <text:p>1775.5</text:p>
          </table:table-cell>
          <table:table-cell office:value-type="float" office:value="1108.5">
            <text:p>1108.5</text:p>
          </table:table-cell>
          <table:table-cell office:value-type="float" office:value="-4.434">
            <text:p>-4.43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40.KMHK310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6:29.27</text:p>
          </table:table-cell>
          <table:table-cell table:style-name="ce2" office:value-type="string">
            <text:p>-67:37:18.49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779.04">
            <text:p>1779.04</text:p>
          </table:table-cell>
          <table:table-cell office:value-type="float" office:value="1923.5">
            <text:p>1923.5</text:p>
          </table:table-cell>
          <table:table-cell office:value-type="float" office:value="-4.279">
            <text:p>-4.27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8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0:59.00</text:p>
          </table:table-cell>
          <table:table-cell table:style-name="ce2" office:value-type="string">
            <text:p>-67:36:35.17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857.5">
            <text:p>1857.5</text:p>
          </table:table-cell>
          <table:table-cell office:value-type="float" office:value="325.5">
            <text:p>325.5</text:p>
          </table:table-cell>
          <table:table-cell office:value-type="float" office:value="-4.369">
            <text:p>-4.36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451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01:46.28</text:p>
          </table:table-cell>
          <table:table-cell table:style-name="ce2" office:value-type="string">
            <text:p>-67:34:02.92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03.82">
            <text:p>1903.82</text:p>
          </table:table-cell>
          <table:table-cell office:value-type="float" office:value="401.5">
            <text:p>401.5</text:p>
          </table:table-cell>
          <table:table-cell office:value-type="float" office:value="-4.767">
            <text:p>-4.76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0">
            <text:p>10</text:p>
          </table:table-cell>
          <table:table-cell office:value-type="string">
            <text:p>H88-90.KMHK43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01:15.32</text:p>
          </table:table-cell>
          <table:table-cell table:style-name="ce2" office:value-type="string">
            <text:p>-67:32:17.92</text:p>
          </table:table-cell>
          <table:table-cell office:value-type="float" office:value="4.7">
            <text:p>4.7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67.5">
            <text:p>1967.5</text:p>
          </table:table-cell>
          <table:table-cell office:value-type="float" office:value="1299.5">
            <text:p>1299.5</text:p>
          </table:table-cell>
          <table:table-cell office:value-type="float" office:value="-4.174">
            <text:p>-4.17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61.KMHK266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5:12.85</text:p>
          </table:table-cell>
          <table:table-cell table:style-name="ce2" office:value-type="string">
            <text:p>-67:29:49.4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91.5">
            <text:p>1991.5</text:p>
          </table:table-cell>
          <table:table-cell office:value-type="float" office:value="1312.5">
            <text:p>1312.5</text:p>
          </table:table-cell>
          <table:table-cell office:value-type="float" office:value="-4.671">
            <text:p>-4.67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4.KMHK263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4:55:07.74</text:p>
          </table:table-cell>
          <table:table-cell table:style-name="ce2" office:value-type="string">
            <text:p>-67:28:53.54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998.3">
            <text:p>1998.3</text:p>
          </table:table-cell>
          <table:table-cell office:value-type="float" office:value="829.5">
            <text:p>829.5</text:p>
          </table:table-cell>
          <table:table-cell office:value-type="float" office:value="-5.595">
            <text:p>-5.59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54.KMHK369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4:58:22.42</text:p>
          </table:table-cell>
          <table:table-cell table:style-name="ce2" office:value-type="string">
            <text:p>-67:28:45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035.64">
            <text:p>2035.64</text:p>
          </table:table-cell>
          <table:table-cell office:value-type="float" office:value="1642.92">
            <text:p>1642.92</text:p>
          </table:table-cell>
          <table:table-cell office:value-type="float" office:value="-4.597">
            <text:p>-4.59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71.KMHK19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2:55.00</text:p>
          </table:table-cell>
          <table:table-cell table:style-name="ce2" office:value-type="string">
            <text:p>-67:26:58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9.5">
            <text:p>169.5</text:p>
          </table:table-cell>
          <table:table-cell office:value-type="float" office:value="270.5">
            <text:p>270.5</text:p>
          </table:table-cell>
          <table:table-cell office:value-type="float" office:value="-4.498">
            <text:p>-4.49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50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1:23.51</text:p>
          </table:table-cell>
          <table:table-cell table:style-name="ce2" office:value-type="string">
            <text:p>-69:54:35.6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19.5">
            <text:p>819.5</text:p>
          </table:table-cell>
          <table:table-cell office:value-type="float" office:value="1286.5">
            <text:p>1286.5</text:p>
          </table:table-cell>
          <table:table-cell office:value-type="float" office:value="-5.545">
            <text:p>-5.54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181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13:51.05</text:p>
          </table:table-cell>
          <table:table-cell table:style-name="ce2" office:value-type="string">
            <text:p>-69:29:34.31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49.5">
            <text:p>849.5</text:p>
          </table:table-cell>
          <table:table-cell office:value-type="float" office:value="279.5">
            <text:p>279.5</text:p>
          </table:table-cell>
          <table:table-cell office:value-type="float" office:value="-8.496">
            <text:p>-8.49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45</text:p>
          </table:table-cell>
          <table:table-cell office:value-type="float" office:value="22.5">
            <text:p>22.5</text:p>
          </table:table-cell>
          <table:table-cell office:value-type="string">
            <text:p>C</text:p>
          </table:table-cell>
          <table:table-cell table:style-name="ce2" office:value-type="string">
            <text:p>5:21:14.59</text:p>
          </table:table-cell>
          <table:table-cell table:style-name="ce2" office:value-type="string">
            <text:p>-69:28:21.66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37.5">
            <text:p>937.5</text:p>
          </table:table-cell>
          <table:table-cell office:value-type="float" office:value="454.82">
            <text:p>454.82</text:p>
          </table:table-cell>
          <table:table-cell office:value-type="float" office:value="-5.105">
            <text:p>-5.10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27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19:57.00</text:p>
          </table:table-cell>
          <table:table-cell table:style-name="ce2" office:value-type="string">
            <text:p>-69:25:03.51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9.5">
            <text:p>939.5</text:p>
          </table:table-cell>
          <table:table-cell office:value-type="float" office:value="338.5">
            <text:p>338.5</text:p>
          </table:table-cell>
          <table:table-cell office:value-type="float" office:value="-4.639">
            <text:p>-4.63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28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20:48.05</text:p>
          </table:table-cell>
          <table:table-cell table:style-name="ce2" office:value-type="string">
            <text:p>-69:24:55.4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29.5">
            <text:p>1029.5</text:p>
          </table:table-cell>
          <table:table-cell office:value-type="float" office:value="212.4">
            <text:p>212.4</text:p>
          </table:table-cell>
          <table:table-cell office:value-type="float" office:value="-6.205">
            <text:p>-6.20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S249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21:42.70</text:p>
          </table:table-cell>
          <table:table-cell table:style-name="ce2" office:value-type="string">
            <text:p>-69:21:22.2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42.5">
            <text:p>1042.5</text:p>
          </table:table-cell>
          <table:table-cell office:value-type="float" office:value="1783.5">
            <text:p>1783.5</text:p>
          </table:table-cell>
          <table:table-cell office:value-type="float" office:value="-6.211">
            <text:p>-6.21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0">
            <text:p>10</text:p>
          </table:table-cell>
          <table:table-cell office:value-type="string">
            <text:p>SL280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5:10:14.98</text:p>
          </table:table-cell>
          <table:table-cell table:style-name="ce2" office:value-type="string">
            <text:p>-69:20:33.7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59.62">
            <text:p>1059.62</text:p>
          </table:table-cell>
          <table:table-cell office:value-type="float" office:value="1829.69">
            <text:p>1829.69</text:p>
          </table:table-cell>
          <table:table-cell office:value-type="float" office:value="-4.144">
            <text:p>-4.14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172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09:55.00</text:p>
          </table:table-cell>
          <table:table-cell table:style-name="ce2" office:value-type="string">
            <text:p>-69:19:51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156.5">
            <text:p>1156.5</text:p>
          </table:table-cell>
          <table:table-cell office:value-type="float" office:value="611.5">
            <text:p>611.5</text:p>
          </table:table-cell>
          <table:table-cell office:value-type="float" office:value="-3.882">
            <text:p>-3.88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70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18:47.62</text:p>
          </table:table-cell>
          <table:table-cell table:style-name="ce2" office:value-type="string">
            <text:p>-69:16:39.58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373.51">
            <text:p>1373.51</text:p>
          </table:table-cell>
          <table:table-cell office:value-type="float" office:value="1049.95">
            <text:p>1049.95</text:p>
          </table:table-cell>
          <table:table-cell office:value-type="float" office:value="-4.894">
            <text:p>-4.89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200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15:37.00</text:p>
          </table:table-cell>
          <table:table-cell table:style-name="ce2" office:value-type="string">
            <text:p>-69:08:17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393.22">
            <text:p>1393.22</text:p>
          </table:table-cell>
          <table:table-cell office:value-type="float" office:value="1933.5">
            <text:p>1933.5</text:p>
          </table:table-cell>
          <table:table-cell office:value-type="float" office:value="-4.682">
            <text:p>-4.68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28.H88-164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09:14.45</text:p>
          </table:table-cell>
          <table:table-cell table:style-name="ce2" office:value-type="string">
            <text:p>-69:06:51.4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431.5">
            <text:p>1431.5</text:p>
          </table:table-cell>
          <table:table-cell office:value-type="float" office:value="991.5">
            <text:p>991.5</text:p>
          </table:table-cell>
          <table:table-cell office:value-type="float" office:value="-3.963">
            <text:p>-3.96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40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16:02.47</text:p>
          </table:table-cell>
          <table:table-cell table:style-name="ce2" office:value-type="string">
            <text:p>-69:06:03.4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479.57">
            <text:p>1479.57</text:p>
          </table:table-cell>
          <table:table-cell office:value-type="float" office:value="877.14">
            <text:p>877.14</text:p>
          </table:table-cell>
          <table:table-cell office:value-type="float" office:value="-4.894">
            <text:p>-4.89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OGLE-LMC0297</text:p>
          </table:table-cell>
          <table:table-cell office:value-type="float" office:value="7">
            <text:p>7</text:p>
          </table:table-cell>
          <table:table-cell office:value-type="string">
            <text:p>O</text:p>
          </table:table-cell>
          <table:table-cell table:style-name="ce2" office:value-type="string">
            <text:p>5:16:52.00</text:p>
          </table:table-cell>
          <table:table-cell table:style-name="ce2" office:value-type="string">
            <text:p>-69:04:12.99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573.5">
            <text:p>1573.5</text:p>
          </table:table-cell>
          <table:table-cell office:value-type="float" office:value="253.5">
            <text:p>253.5</text:p>
          </table:table-cell>
          <table:table-cell office:value-type="float" office:value="-5.018">
            <text:p>-5.01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289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1:20.80</text:p>
          </table:table-cell>
          <table:table-cell table:style-name="ce2" office:value-type="string">
            <text:p>-69:00:24.3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921.1">
            <text:p>1921.1</text:p>
          </table:table-cell>
          <table:table-cell office:value-type="float" office:value="263.76">
            <text:p>263.76</text:p>
          </table:table-cell>
          <table:table-cell office:value-type="float" office:value="-3.722">
            <text:p>-3.72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334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21:14.00</text:p>
          </table:table-cell>
          <table:table-cell table:style-name="ce2" office:value-type="string">
            <text:p>-68:47:00.01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68.13">
            <text:p>568.13</text:p>
          </table:table-cell>
          <table:table-cell office:value-type="float" office:value="594.53">
            <text:p>594.53</text:p>
          </table:table-cell>
          <table:table-cell office:value-type="float" office:value="-6.704">
            <text:p>-6.70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23</text:p>
          </table:table-cell>
          <table:table-cell office:value-type="float" office:value="30">
            <text:p>30</text:p>
          </table:table-cell>
          <table:table-cell office:value-type="string">
            <text:p>AC</text:p>
          </table:table-cell>
          <table:table-cell table:style-name="ce2" office:value-type="string">
            <text:p>5:18:56.72</text:p>
          </table:table-cell>
          <table:table-cell table:style-name="ce2" office:value-type="string">
            <text:p>-69:39:21.7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145.81">
            <text:p>1145.81</text:p>
          </table:table-cell>
          <table:table-cell office:value-type="float" office:value="961.15">
            <text:p>961.15</text:p>
          </table:table-cell>
          <table:table-cell office:value-type="float" office:value="-4.18">
            <text:p>-4.1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43</text:p>
          </table:table-cell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table:style-name="ce2" office:value-type="string">
            <text:p>5:16:15.06</text:p>
          </table:table-cell>
          <table:table-cell table:style-name="ce2" office:value-type="string">
            <text:p>-69:17:05.3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.62">
            <text:p>20.62</text:p>
          </table:table-cell>
          <table:table-cell office:value-type="float" office:value="1130.34">
            <text:p>1130.34</text:p>
          </table:table-cell>
          <table:table-cell office:value-type="float" office:value="-6.16">
            <text:p>-6.1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156</text:p>
          </table:table-cell>
          <table:table-cell office:value-type="float" office:value="27">
            <text:p>27</text:p>
          </table:table-cell>
          <table:table-cell office:value-type="string">
            <text:p>CA</text:p>
          </table:table-cell>
          <table:table-cell table:style-name="ce2" office:value-type="string">
            <text:p>4:51:00.00</text:p>
          </table:table-cell>
          <table:table-cell table:style-name="ce2" office:value-type="string">
            <text:p>-70:01:24.01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4.08">
            <text:p>84.08</text:p>
          </table:table-cell>
          <table:table-cell office:value-type="float" office:value="396.96">
            <text:p>396.96</text:p>
          </table:table-cell>
          <table:table-cell office:value-type="float" office:value="-5.458">
            <text:p>-5.45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9">
            <text:p>9</text:p>
          </table:table-cell>
          <table:table-cell office:value-type="string">
            <text:p>SL124e.KMHK324e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4:56:31.00</text:p>
          </table:table-cell>
          <table:table-cell table:style-name="ce2" office:value-type="string">
            <text:p>-69:58:54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5.5">
            <text:p>345.5</text:p>
          </table:table-cell>
          <table:table-cell office:value-type="float" office:value="1918.5">
            <text:p>1918.5</text:p>
          </table:table-cell>
          <table:table-cell office:value-type="float" office:value="-2.469">
            <text:p>-2.46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LW49.KMHK6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45:09.00</text:p>
          </table:table-cell>
          <table:table-cell table:style-name="ce2" office:value-type="string">
            <text:p>-69:48:12.6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46">
            <text:p>446</text:p>
          </table:table-cell>
          <table:table-cell office:value-type="float" office:value="1700.5">
            <text:p>1700.5</text:p>
          </table:table-cell>
          <table:table-cell office:value-type="float" office:value="-3.689">
            <text:p>-3.68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KMHK87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style-name="ce2" office:value-type="string">
            <text:p>4:46:47.64</text:p>
          </table:table-cell>
          <table:table-cell table:style-name="ce2" office:value-type="string">
            <text:p>-69:44:35.23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7.93">
            <text:p>817.93</text:p>
          </table:table-cell>
          <table:table-cell office:value-type="float" office:value="521.39">
            <text:p>521.39</text:p>
          </table:table-cell>
          <table:table-cell office:value-type="float" office:value="-6.647">
            <text:p>-6.64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28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4:55:32.00</text:p>
          </table:table-cell>
          <table:table-cell table:style-name="ce2" office:value-type="string">
            <text:p>-69:30:38.0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226.5">
            <text:p>1226.5</text:p>
          </table:table-cell>
          <table:table-cell office:value-type="float" office:value="1132.5">
            <text:p>1132.5</text:p>
          </table:table-cell>
          <table:table-cell office:value-type="float" office:value="-4.948">
            <text:p>-4.94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S39.KMHK154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1:04.19</text:p>
          </table:table-cell>
          <table:table-cell table:style-name="ce2" office:value-type="string">
            <text:p>-69:14:51.69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11.68">
            <text:p>1611.68</text:p>
          </table:table-cell>
          <table:table-cell office:value-type="float" office:value="644.46">
            <text:p>644.46</text:p>
          </table:table-cell>
          <table:table-cell office:value-type="float" office:value="-3.153">
            <text:p>-3.15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2.H80F1-19</text:p>
          </table:table-cell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table:style-name="ce2" office:value-type="string">
            <text:p>4:54:36.00</text:p>
          </table:table-cell>
          <table:table-cell table:style-name="ce2" office:value-type="string">
            <text:p>-69:00:01.99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911.83">
            <text:p>1911.83</text:p>
          </table:table-cell>
          <table:table-cell office:value-type="float" office:value="1978.5">
            <text:p>1978.5</text:p>
          </table:table-cell>
          <table:table-cell office:value-type="float" office:value="-1.641">
            <text:p>-1.64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SL27.KMHK64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45:05.91</text:p>
          </table:table-cell>
          <table:table-cell table:style-name="ce2" office:value-type="string">
            <text:p>-68:47:43.1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99.5">
            <text:p>1999.5</text:p>
          </table:table-cell>
          <table:table-cell office:value-type="float" office:value="301.5">
            <text:p>301.5</text:p>
          </table:table-cell>
          <table:table-cell office:value-type="float" office:value="-6.396">
            <text:p>-6.39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HS74.KMHK339</text:p>
          </table:table-cell>
          <table:table-cell office:value-type="float" office:value="16.5">
            <text:p>16.5</text:p>
          </table:table-cell>
          <table:table-cell office:value-type="string">
            <text:p>CN</text:p>
          </table:table-cell>
          <table:table-cell table:style-name="ce2" office:value-type="string">
            <text:p>4:57:01.24</text:p>
          </table:table-cell>
          <table:table-cell table:style-name="ce2" office:value-type="string">
            <text:p>-68:44:56.0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45.2">
            <text:p>145.2</text:p>
          </table:table-cell>
          <table:table-cell office:value-type="float" office:value="649.34">
            <text:p>649.34</text:p>
          </table:table-cell>
          <table:table-cell office:value-type="float" office:value="-4.713">
            <text:p>-4.71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18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4:54:37.06</text:p>
          </table:table-cell>
          <table:table-cell table:style-name="ce2" office:value-type="string">
            <text:p>-69:56:37.87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570.7">
            <text:p>570.7</text:p>
          </table:table-cell>
          <table:table-cell office:value-type="float" office:value="701.2">
            <text:p>701.2</text:p>
          </table:table-cell>
          <table:table-cell office:value-type="float" office:value="-3.749">
            <text:p>-3.74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03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4:54:13.07</text:p>
          </table:table-cell>
          <table:table-cell table:style-name="ce2" office:value-type="string">
            <text:p>-69:40:13.1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706.38">
            <text:p>1706.38</text:p>
          </table:table-cell>
          <table:table-cell office:value-type="float" office:value="1295.05">
            <text:p>1295.05</text:p>
          </table:table-cell>
          <table:table-cell office:value-type="float" office:value="-5.906">
            <text:p>-5.90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BSDL66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4:49:56.33</text:p>
          </table:table-cell>
          <table:table-cell table:style-name="ce2" office:value-type="string">
            <text:p>-68:56:16.2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6.7">
            <text:p>336.7</text:p>
          </table:table-cell>
          <table:table-cell office:value-type="float" office:value="184.4">
            <text:p>184.4</text:p>
          </table:table-cell>
          <table:table-cell office:value-type="float" office:value="-5.643">
            <text:p>-5.64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9">
            <text:p>9</text:p>
          </table:table-cell>
          <table:table-cell office:value-type="string">
            <text:p>SL291.KMHK626</text:p>
          </table:table-cell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table:style-name="ce2" office:value-type="string">
            <text:p>5:10:30.41</text:p>
          </table:table-cell>
          <table:table-cell table:style-name="ce2" office:value-type="string">
            <text:p>-70:54:35.6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0.5">
            <text:p>930.5</text:p>
          </table:table-cell>
          <table:table-cell office:value-type="float" office:value="1437.5">
            <text:p>1437.5</text:p>
          </table:table-cell>
          <table:table-cell office:value-type="float" office:value="-8.326">
            <text:p>-8.32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9">
            <text:p>9</text:p>
          </table:table-cell>
          <table:table-cell office:value-type="string">
            <text:p>BSDL428</text:p>
          </table:table-cell>
          <table:table-cell office:value-type="float" office:value="10.5">
            <text:p>10.5</text:p>
          </table:table-cell>
          <table:table-cell office:value-type="string">
            <text:p>C</text:p>
          </table:table-cell>
          <table:table-cell table:style-name="ce2" office:value-type="string">
            <text:p>5:00:44.67</text:p>
          </table:table-cell>
          <table:table-cell table:style-name="ce2" office:value-type="string">
            <text:p>-70:31:41.9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69.5">
            <text:p>1169.5</text:p>
          </table:table-cell>
          <table:table-cell office:value-type="float" office:value="143.4">
            <text:p>143.4</text:p>
          </table:table-cell>
          <table:table-cell office:value-type="float" office:value="-4.886">
            <text:p>-4.88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0">
            <text:p>10</text:p>
          </table:table-cell>
          <table:table-cell office:value-type="string">
            <text:p>SL285.KMHK629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5:10:41.64</text:p>
          </table:table-cell>
          <table:table-cell table:style-name="ce2" office:value-type="string">
            <text:p>-70:22:25.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52.5">
            <text:p>1652.5</text:p>
          </table:table-cell>
          <table:table-cell office:value-type="float" office:value="133.4">
            <text:p>133.4</text:p>
          </table:table-cell>
          <table:table-cell office:value-type="float" office:value="-5.914">
            <text:p>-5.91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5">
            <text:p>15</text:p>
          </table:table-cell>
          <table:table-cell office:value-type="string">
            <text:p>SL294.KMHK627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10:41.65</text:p>
          </table:table-cell>
          <table:table-cell table:style-name="ce2" office:value-type="string">
            <text:p>-70:03:46.8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07.52">
            <text:p>1007.52</text:p>
          </table:table-cell>
          <table:table-cell office:value-type="float" office:value="261.38">
            <text:p>261.38</text:p>
          </table:table-cell>
          <table:table-cell office:value-type="float" office:value="-6.634">
            <text:p>-6.63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612</text:p>
          </table:table-cell>
          <table:table-cell office:value-type="float" office:value="15">
            <text:p>15</text:p>
          </table:table-cell>
          <table:table-cell office:value-type="string">
            <text:p>AC</text:p>
          </table:table-cell>
          <table:table-cell table:style-name="ce2" office:value-type="string">
            <text:p>5:09:48.70</text:p>
          </table:table-cell>
          <table:table-cell table:style-name="ce2" office:value-type="string">
            <text:p>-70:28:45.9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8.74">
            <text:p>118.74</text:p>
          </table:table-cell>
          <table:table-cell office:value-type="float" office:value="1302.3">
            <text:p>1302.3</text:p>
          </table:table-cell>
          <table:table-cell office:value-type="float" office:value="-6.863">
            <text:p>-6.86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2437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4:42.00</text:p>
          </table:table-cell>
          <table:table-cell table:style-name="ce2" office:value-type="string">
            <text:p>-69:28:58.01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.5">
            <text:p>171.5</text:p>
          </table:table-cell>
          <table:table-cell office:value-type="float" office:value="1208.5">
            <text:p>1208.5</text:p>
          </table:table-cell>
          <table:table-cell office:value-type="float" office:value="-7.224">
            <text:p>-7.22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2486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5:23.58</text:p>
          </table:table-cell>
          <table:table-cell table:style-name="ce2" office:value-type="string">
            <text:p>-69:26:58.6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4.1">
            <text:p>334.1</text:p>
          </table:table-cell>
          <table:table-cell office:value-type="float" office:value="884.97">
            <text:p>884.97</text:p>
          </table:table-cell>
          <table:table-cell office:value-type="float" office:value="-7.211">
            <text:p>-7.21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BRHT54b.H88-298</text:p>
          </table:table-cell>
          <table:table-cell office:value-type="float" office:value="22.5">
            <text:p>22.5</text:p>
          </table:table-cell>
          <table:table-cell office:value-type="string">
            <text:p>CA</text:p>
          </table:table-cell>
          <table:table-cell table:style-name="ce2" office:value-type="string">
            <text:p>5:37:46.00</text:p>
          </table:table-cell>
          <table:table-cell table:style-name="ce2" office:value-type="string">
            <text:p>-69:20:47.0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68.95">
            <text:p>368.95</text:p>
          </table:table-cell>
          <table:table-cell office:value-type="float" office:value="937.65">
            <text:p>937.65</text:p>
          </table:table-cell>
          <table:table-cell office:value-type="float" office:value="-6.926">
            <text:p>-6.92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LMC-S129.KMK88-91.H88-29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37:23.00</text:p>
          </table:table-cell>
          <table:table-cell table:style-name="ce2" office:value-type="string">
            <text:p>-69:19:26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56.5">
            <text:p>556.5</text:p>
          </table:table-cell>
          <table:table-cell office:value-type="float" office:value="338.5">
            <text:p>338.5</text:p>
          </table:table-cell>
          <table:table-cell office:value-type="float" office:value="-5.961">
            <text:p>-5.96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318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41:43.77</text:p>
          </table:table-cell>
          <table:table-cell table:style-name="ce2" office:value-type="string">
            <text:p>-69:12:03.8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1.97">
            <text:p>671.97</text:p>
          </table:table-cell>
          <table:table-cell office:value-type="float" office:value="1878.5">
            <text:p>1878.5</text:p>
          </table:table-cell>
          <table:table-cell office:value-type="float" office:value="-4.411">
            <text:p>-4.41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61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0:35.99</text:p>
          </table:table-cell>
          <table:table-cell table:style-name="ce2" office:value-type="string">
            <text:p>-69:07:07.17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72.5">
            <text:p>1272.5</text:p>
          </table:table-cell>
          <table:table-cell office:value-type="float" office:value="1796.5">
            <text:p>1796.5</text:p>
          </table:table-cell>
          <table:table-cell office:value-type="float" office:value="-6.023">
            <text:p>-6.02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119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5:31:18.87</text:p>
          </table:table-cell>
          <table:table-cell table:style-name="ce2" office:value-type="string">
            <text:p>-68:44:02.7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51.47">
            <text:p>251.47</text:p>
          </table:table-cell>
          <table:table-cell office:value-type="float" office:value="1998.25">
            <text:p>1998.25</text:p>
          </table:table-cell>
          <table:table-cell office:value-type="float" office:value="-5.35">
            <text:p>-5.3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953</text:p>
          </table:table-cell>
          <table:table-cell office:value-type="float" office:value="10.5">
            <text:p>10.5</text:p>
          </table:table-cell>
          <table:table-cell office:value-type="string">
            <text:p>AC</text:p>
          </table:table-cell>
          <table:table-cell table:style-name="ce2" office:value-type="string">
            <text:p>5:29:37.74</text:p>
          </table:table-cell>
          <table:table-cell table:style-name="ce2" office:value-type="string">
            <text:p>-69:23:11.2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622.7">
            <text:p>622.7</text:p>
          </table:table-cell>
          <table:table-cell office:value-type="float" office:value="2031.7">
            <text:p>2031.7</text:p>
          </table:table-cell>
          <table:table-cell office:value-type="float" office:value="-6.824">
            <text:p>-6.82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BSDL1943</text:p>
          </table:table-cell>
          <table:table-cell office:value-type="float" office:value="18">
            <text:p>18</text:p>
          </table:table-cell>
          <table:table-cell office:value-type="string">
            <text:p>AC</text:p>
          </table:table-cell>
          <table:table-cell table:style-name="ce2" office:value-type="string">
            <text:p>5:29:28.92</text:p>
          </table:table-cell>
          <table:table-cell table:style-name="ce2" office:value-type="string">
            <text:p>-69:08:49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42.5">
            <text:p>742.5</text:p>
          </table:table-cell>
          <table:table-cell office:value-type="float" office:value="1408.5">
            <text:p>1408.5</text:p>
          </table:table-cell>
          <table:table-cell office:value-type="float" office:value="-3.585">
            <text:p>-3.58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975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style-name="ce2" office:value-type="string">
            <text:p>5:30:00.01</text:p>
          </table:table-cell>
          <table:table-cell table:style-name="ce2" office:value-type="string">
            <text:p>-67:52:42.38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73.5">
            <text:p>1073.5</text:p>
          </table:table-cell>
          <table:table-cell office:value-type="float" office:value="1864.5">
            <text:p>1864.5</text:p>
          </table:table-cell>
          <table:table-cell office:value-type="float" office:value="-7.12">
            <text:p>-7.1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747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5:26:57.04</text:p>
          </table:table-cell>
          <table:table-cell table:style-name="ce2" office:value-type="string">
            <text:p>-67:39:32.86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18.6">
            <text:p>1318.6</text:p>
          </table:table-cell>
          <table:table-cell office:value-type="float" office:value="2003.08">
            <text:p>2003.08</text:p>
          </table:table-cell>
          <table:table-cell office:value-type="float" office:value="99.999">
            <text:p>99.99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1655</text:p>
          </table:table-cell>
          <table:table-cell office:value-type="float" office:value="19.5">
            <text:p>19.5</text:p>
          </table:table-cell>
          <table:table-cell office:value-type="string">
            <text:p>CN</text:p>
          </table:table-cell>
          <table:table-cell table:style-name="ce2" office:value-type="string">
            <text:p>5:26:04.00</text:p>
          </table:table-cell>
          <table:table-cell table:style-name="ce2" office:value-type="string">
            <text:p>-67:29:56.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25.53">
            <text:p>1625.53</text:p>
          </table:table-cell>
          <table:table-cell office:value-type="float" office:value="1435.38">
            <text:p>1435.38</text:p>
          </table:table-cell>
          <table:table-cell office:value-type="float" office:value="-6.503">
            <text:p>-6.50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971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29:55.00</text:p>
          </table:table-cell>
          <table:table-cell table:style-name="ce2" office:value-type="string">
            <text:p>-67:18:37.0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918.83">
            <text:p>1918.83</text:p>
          </table:table-cell>
          <table:table-cell office:value-type="float" office:value="748.5">
            <text:p>748.5</text:p>
          </table:table-cell>
          <table:table-cell office:value-type="float" office:value="-7.639">
            <text:p>-7.63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1">
            <text:p>11</text:p>
          </table:table-cell>
          <table:table-cell office:value-type="string">
            <text:p>SL582.KMHK1091</text:p>
          </table:table-cell>
          <table:table-cell office:value-type="float" office:value="28.5">
            <text:p>28.5</text:p>
          </table:table-cell>
          <table:table-cell office:value-type="string">
            <text:p>C</text:p>
          </table:table-cell>
          <table:table-cell table:style-name="ce2" office:value-type="string">
            <text:p>5:34:29.66</text:p>
          </table:table-cell>
          <table:table-cell table:style-name="ce2" office:value-type="string">
            <text:p>-67:07:29.0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17.5">
            <text:p>2017.5</text:p>
          </table:table-cell>
          <table:table-cell office:value-type="float" office:value="546.5">
            <text:p>546.5</text:p>
          </table:table-cell>
          <table:table-cell office:value-type="float" office:value="-7.109">
            <text:p>-7.10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1120</text:p>
          </table:table-cell>
          <table:table-cell office:value-type="float" office:value="19.5">
            <text:p>19.5</text:p>
          </table:table-cell>
          <table:table-cell office:value-type="string">
            <text:p>C</text:p>
          </table:table-cell>
          <table:table-cell table:style-name="ce2" office:value-type="string">
            <text:p>5:35:49.58</text:p>
          </table:table-cell>
          <table:table-cell table:style-name="ce2" office:value-type="string">
            <text:p>-67:03:38.26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376.3">
            <text:p>1376.3</text:p>
          </table:table-cell>
          <table:table-cell office:value-type="float" office:value="1845.3">
            <text:p>1845.3</text:p>
          </table:table-cell>
          <table:table-cell office:value-type="float" office:value="-5.869">
            <text:p>-5.86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764</text:p>
          </table:table-cell>
          <table:table-cell office:value-type="float" office:value="16.5">
            <text:p>16.5</text:p>
          </table:table-cell>
          <table:table-cell office:value-type="string">
            <text:p>AC</text:p>
          </table:table-cell>
          <table:table-cell table:style-name="ce2" office:value-type="string">
            <text:p>5:27:08.26</text:p>
          </table:table-cell>
          <table:table-cell table:style-name="ce2" office:value-type="string">
            <text:p>-67:27:53.2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386.7">
            <text:p>1386.7</text:p>
          </table:table-cell>
          <table:table-cell office:value-type="float" office:value="1851.7">
            <text:p>1851.7</text:p>
          </table:table-cell>
          <table:table-cell office:value-type="float" office:value="-4.692">
            <text:p>-4.69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760</text:p>
          </table:table-cell>
          <table:table-cell office:value-type="float" office:value="12">
            <text:p>12</text:p>
          </table:table-cell>
          <table:table-cell office:value-type="string">
            <text:p>AC</text:p>
          </table:table-cell>
          <table:table-cell table:style-name="ce2" office:value-type="string">
            <text:p>5:27:05.80</text:p>
          </table:table-cell>
          <table:table-cell table:style-name="ce2" office:value-type="string">
            <text:p>-67:27:28.7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648.7">
            <text:p>1648.7</text:p>
          </table:table-cell>
          <table:table-cell office:value-type="float" office:value="1155.2">
            <text:p>1155.2</text:p>
          </table:table-cell>
          <table:table-cell office:value-type="float" office:value="-4.305">
            <text:p>-4.30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161</text:p>
          </table:table-cell>
          <table:table-cell office:value-type="float" office:value="16.5">
            <text:p>16.5</text:p>
          </table:table-cell>
          <table:table-cell office:value-type="string">
            <text:p>CA</text:p>
          </table:table-cell>
          <table:table-cell table:style-name="ce2" office:value-type="string">
            <text:p>5:31:47.20</text:p>
          </table:table-cell>
          <table:table-cell table:style-name="ce2" office:value-type="string">
            <text:p>-67:17:51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404.7">
            <text:p>1404.7</text:p>
          </table:table-cell>
          <table:table-cell office:value-type="float" office:value="429.7">
            <text:p>429.7</text:p>
          </table:table-cell>
          <table:table-cell office:value-type="float" office:value="-5.607">
            <text:p>-5.60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551</text:p>
          </table:table-cell>
          <table:table-cell office:value-type="float" office:value="27">
            <text:p>27</text:p>
          </table:table-cell>
          <table:table-cell office:value-type="string">
            <text:p>AC</text:p>
          </table:table-cell>
          <table:table-cell table:style-name="ce2" office:value-type="string">
            <text:p>5:36:38.39</text:p>
          </table:table-cell>
          <table:table-cell table:style-name="ce2" office:value-type="string">
            <text:p>-67:27:14.56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704.13">
            <text:p>1704.13</text:p>
          </table:table-cell>
          <table:table-cell office:value-type="float" office:value="217.65">
            <text:p>217.65</text:p>
          </table:table-cell>
          <table:table-cell office:value-type="float" office:value="-3.422">
            <text:p>-3.42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KMHK1159</text:p>
          </table:table-cell>
          <table:table-cell office:value-type="float" office:value="19.5">
            <text:p>19.5</text:p>
          </table:table-cell>
          <table:table-cell office:value-type="string">
            <text:p>AC</text:p>
          </table:table-cell>
          <table:table-cell table:style-name="ce2" office:value-type="string">
            <text:p>5:38:01.79</text:p>
          </table:table-cell>
          <table:table-cell table:style-name="ce2" office:value-type="string">
            <text:p>-67:15:34.6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2.4">
            <text:p>62.4</text:p>
          </table:table-cell>
          <table:table-cell office:value-type="float" office:value="421.5">
            <text:p>421.5</text:p>
          </table:table-cell>
          <table:table-cell office:value-type="float" office:value="-6.84">
            <text:p>-6.8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083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0:50.32</text:p>
          </table:table-cell>
          <table:table-cell table:style-name="ce2" office:value-type="string">
            <text:p>-69:25:41.14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2.5">
            <text:p>132.5</text:p>
          </table:table-cell>
          <table:table-cell office:value-type="float" office:value="51.4">
            <text:p>51.4</text:p>
          </table:table-cell>
          <table:table-cell office:value-type="float" office:value="-5.643">
            <text:p>-5.64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75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3:32.14</text:p>
          </table:table-cell>
          <table:table-cell table:style-name="ce2" office:value-type="string">
            <text:p>-69:22:43.61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670.5">
            <text:p>1670.5</text:p>
          </table:table-cell>
          <table:table-cell office:value-type="float" office:value="-5.93">
            <text:p>-5.9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49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21:42.87</text:p>
          </table:table-cell>
          <table:table-cell table:style-name="ce2" office:value-type="string">
            <text:p>-69:21:25.1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5.5">
            <text:p>195.5</text:p>
          </table:table-cell>
          <table:table-cell office:value-type="float" office:value="403.5">
            <text:p>403.5</text:p>
          </table:table-cell>
          <table:table-cell office:value-type="float" office:value="-4.15">
            <text:p>-4.1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335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0:57.51</text:p>
          </table:table-cell>
          <table:table-cell table:style-name="ce2" office:value-type="string">
            <text:p>-69:20:32.44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5.05">
            <text:p>305.05</text:p>
          </table:table-cell>
          <table:table-cell office:value-type="float" office:value="2025.5">
            <text:p>2025.5</text:p>
          </table:table-cell>
          <table:table-cell office:value-type="float" office:value="-3.931">
            <text:p>-3.93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OGLE-LMC0346</text:p>
          </table:table-cell>
          <table:table-cell office:value-type="float" office:value="13">
            <text:p>13</text:p>
          </table:table-cell>
          <table:table-cell office:value-type="string">
            <text:p>O</text:p>
          </table:table-cell>
          <table:table-cell table:style-name="ce2" office:value-type="string">
            <text:p>5:19:09.74</text:p>
          </table:table-cell>
          <table:table-cell table:style-name="ce2" office:value-type="string">
            <text:p>-69:15:36.1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8.5">
            <text:p>308.5</text:p>
          </table:table-cell>
          <table:table-cell office:value-type="float" office:value="1905.5">
            <text:p>1905.5</text:p>
          </table:table-cell>
          <table:table-cell office:value-type="float" office:value="-4.646">
            <text:p>-4.64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79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5:20:02.07</text:p>
          </table:table-cell>
          <table:table-cell table:style-name="ce2" office:value-type="string">
            <text:p>-69:15:37.5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3.5">
            <text:p>323.5</text:p>
          </table:table-cell>
          <table:table-cell office:value-type="float" office:value="1852.5">
            <text:p>1852.5</text:p>
          </table:table-cell>
          <table:table-cell office:value-type="float" office:value="-5.788">
            <text:p>-5.78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81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20:25.35</text:p>
          </table:table-cell>
          <table:table-cell table:style-name="ce2" office:value-type="string">
            <text:p>-69:15:06.60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5.37">
            <text:p>335.37</text:p>
          </table:table-cell>
          <table:table-cell office:value-type="float" office:value="216.4">
            <text:p>216.4</text:p>
          </table:table-cell>
          <table:table-cell office:value-type="float" office:value="-6.552">
            <text:p>-6.55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RHT15b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5:32:18.27</text:p>
          </table:table-cell>
          <table:table-cell table:style-name="ce2" office:value-type="string">
            <text:p>-69:15:01.88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49.17">
            <text:p>349.17</text:p>
          </table:table-cell>
          <table:table-cell office:value-type="float" office:value="241.4">
            <text:p>241.4</text:p>
          </table:table-cell>
          <table:table-cell office:value-type="float" office:value="-6.544">
            <text:p>-6.54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557.BRHT15a.KMK88-71</text:p>
          </table:table-cell>
          <table:table-cell office:value-type="float" office:value="30">
            <text:p>30</text:p>
          </table:table-cell>
          <table:table-cell office:value-type="string">
            <text:p>CA</text:p>
          </table:table-cell>
          <table:table-cell table:style-name="ce2" office:value-type="string">
            <text:p>5:32:07.28</text:p>
          </table:table-cell>
          <table:table-cell table:style-name="ce2" office:value-type="string">
            <text:p>-69:14:30.9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7.5">
            <text:p>497.5</text:p>
          </table:table-cell>
          <table:table-cell office:value-type="float" office:value="856.5">
            <text:p>856.5</text:p>
          </table:table-cell>
          <table:table-cell office:value-type="float" office:value="-6.83">
            <text:p>-6.8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LMC-N145</text:p>
          </table:table-cell>
          <table:table-cell office:value-type="float" office:value="18">
            <text:p>18</text:p>
          </table:table-cell>
          <table:table-cell office:value-type="string">
            <text:p>CN</text:p>
          </table:table-cell>
          <table:table-cell table:style-name="ce2" office:value-type="string">
            <text:p>5:27:39.47</text:p>
          </table:table-cell>
          <table:table-cell table:style-name="ce2" office:value-type="string">
            <text:p>-69:08:59.40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3.5">
            <text:p>543.5</text:p>
          </table:table-cell>
          <table:table-cell office:value-type="float" office:value="23.4">
            <text:p>23.4</text:p>
          </table:table-cell>
          <table:table-cell office:value-type="float" office:value="-6.773">
            <text:p>-6.77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BSDL232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33:40.22</text:p>
          </table:table-cell>
          <table:table-cell table:style-name="ce2" office:value-type="string">
            <text:p>-69:06:50.6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43.92">
            <text:p>543.92</text:p>
          </table:table-cell>
          <table:table-cell office:value-type="float" office:value="448.5">
            <text:p>448.5</text:p>
          </table:table-cell>
          <table:table-cell office:value-type="float" office:value="-4.46">
            <text:p>-4.4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61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0:36.18</text:p>
          </table:table-cell>
          <table:table-cell table:style-name="ce2" office:value-type="string">
            <text:p>-69:07:06.93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59.5">
            <text:p>559.5</text:p>
          </table:table-cell>
          <table:table-cell office:value-type="float" office:value="397.5">
            <text:p>397.5</text:p>
          </table:table-cell>
          <table:table-cell office:value-type="float" office:value="-3.733">
            <text:p>-3.73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336</text:p>
          </table:table-cell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table:style-name="ce2" office:value-type="string">
            <text:p>5:30:58.18</text:p>
          </table:table-cell>
          <table:table-cell table:style-name="ce2" office:value-type="string">
            <text:p>-69:06:29.4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67.5">
            <text:p>567.5</text:p>
          </table:table-cell>
          <table:table-cell office:value-type="float" office:value="1769.5">
            <text:p>1769.5</text:p>
          </table:table-cell>
          <table:table-cell office:value-type="float" office:value="-3.741">
            <text:p>-3.74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85</text:p>
          </table:table-cell>
          <table:table-cell office:value-type="float" office:value="25.5">
            <text:p>25.5</text:p>
          </table:table-cell>
          <table:table-cell office:value-type="string">
            <text:p>CA</text:p>
          </table:table-cell>
          <table:table-cell table:style-name="ce2" office:value-type="string">
            <text:p>5:21:04.48</text:p>
          </table:table-cell>
          <table:table-cell table:style-name="ce2" office:value-type="string">
            <text:p>-69:05:47.3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73.66">
            <text:p>673.66</text:p>
          </table:table-cell>
          <table:table-cell office:value-type="float" office:value="1739.5">
            <text:p>1739.5</text:p>
          </table:table-cell>
          <table:table-cell office:value-type="float" office:value="-3.915">
            <text:p>-3.91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88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1:18.69</text:p>
          </table:table-cell>
          <table:table-cell table:style-name="ce2" office:value-type="string">
            <text:p>-69:01:43.52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09.5">
            <text:p>709.5</text:p>
          </table:table-cell>
          <table:table-cell office:value-type="float" office:value="1735.5">
            <text:p>1735.5</text:p>
          </table:table-cell>
          <table:table-cell office:value-type="float" office:value="-4.926">
            <text:p>-4.92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89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5:21:20.83</text:p>
          </table:table-cell>
          <table:table-cell table:style-name="ce2" office:value-type="string">
            <text:p>-69:00:20.8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708.91">
            <text:p>708.91</text:p>
          </table:table-cell>
          <table:table-cell office:value-type="float" office:value="542.28">
            <text:p>542.28</text:p>
          </table:table-cell>
          <table:table-cell office:value-type="float" office:value="-5.274">
            <text:p>-5.27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K88-6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5:29:55.00</text:p>
          </table:table-cell>
          <table:table-cell table:style-name="ce2" office:value-type="string">
            <text:p>-69:00:47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51.5">
            <text:p>851.5</text:p>
          </table:table-cell>
          <table:table-cell office:value-type="float" office:value="1678.5">
            <text:p>1678.5</text:p>
          </table:table-cell>
          <table:table-cell office:value-type="float" office:value="-4.096">
            <text:p>-4.09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S247</text:p>
          </table:table-cell>
          <table:table-cell office:value-type="float" office:value="24">
            <text:p>24</text:p>
          </table:table-cell>
          <table:table-cell office:value-type="string">
            <text:p>CA</text:p>
          </table:table-cell>
          <table:table-cell table:style-name="ce2" office:value-type="string">
            <text:p>5:21:46.92</text:p>
          </table:table-cell>
          <table:table-cell table:style-name="ce2" office:value-type="string">
            <text:p>-68:54:55.4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19.95">
            <text:p>919.95</text:p>
          </table:table-cell>
          <table:table-cell office:value-type="float" office:value="206.69">
            <text:p>206.69</text:p>
          </table:table-cell>
          <table:table-cell office:value-type="float" office:value="-6.54">
            <text:p>-6.5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8">
            <text:p>8</text:p>
          </table:table-cell>
          <table:table-cell office:value-type="string">
            <text:p>KMHK1047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5:32:18.00</text:p>
          </table:table-cell>
          <table:table-cell table:style-name="ce2" office:value-type="string">
            <text:p>-68:52:27.99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11.98">
            <text:p>1011.98</text:p>
          </table:table-cell>
          <table:table-cell office:value-type="float" office:value="343.21">
            <text:p>343.21</text:p>
          </table:table-cell>
          <table:table-cell office:value-type="float" office:value="-4.753">
            <text:p>-4.75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SL541.KMK88-63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31:19.00</text:p>
          </table:table-cell>
          <table:table-cell table:style-name="ce2" office:value-type="string">
            <text:p>-68:49:00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15.72">
            <text:p>1115.72</text:p>
          </table:table-cell>
          <table:table-cell office:value-type="float" office:value="1656.76">
            <text:p>1656.76</text:p>
          </table:table-cell>
          <table:table-cell office:value-type="float" office:value="-5.301">
            <text:p>-5.30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291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5:21:59.00</text:p>
          </table:table-cell>
          <table:table-cell table:style-name="ce2" office:value-type="string">
            <text:p>-68:44:44.99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523.38">
            <text:p>1523.38</text:p>
          </table:table-cell>
          <table:table-cell office:value-type="float" office:value="1940.5">
            <text:p>1940.5</text:p>
          </table:table-cell>
          <table:table-cell office:value-type="float" office:value="-3.694">
            <text:p>-3.69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235.KMHK784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table:style-name="ce2" office:value-type="string">
            <text:p>5:20:03.82</text:p>
          </table:table-cell>
          <table:table-cell table:style-name="ce2" office:value-type="string">
            <text:p>-68:28:43.15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569.5">
            <text:p>1569.5</text:p>
          </table:table-cell>
          <table:table-cell office:value-type="float" office:value="485.45">
            <text:p>485.45</text:p>
          </table:table-cell>
          <table:table-cell office:value-type="float" office:value="-5.019">
            <text:p>-5.01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985</text:p>
          </table:table-cell>
          <table:table-cell office:value-type="float" office:value="19.5">
            <text:p>19.5</text:p>
          </table:table-cell>
          <table:table-cell office:value-type="string">
            <text:p>CA</text:p>
          </table:table-cell>
          <table:table-cell table:style-name="ce2" office:value-type="string">
            <text:p>5:30:16.01</text:p>
          </table:table-cell>
          <table:table-cell table:style-name="ce2" office:value-type="string">
            <text:p>-68:27:32.97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63.5">
            <text:p>1963.5</text:p>
          </table:table-cell>
          <table:table-cell office:value-type="float" office:value="746.5">
            <text:p>746.5</text:p>
          </table:table-cell>
          <table:table-cell office:value-type="float" office:value="-4.078">
            <text:p>-4.07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313.KMHK942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5:28:25.94</text:p>
          </table:table-cell>
          <table:table-cell table:style-name="ce2" office:value-type="string">
            <text:p>-68:12:24.31</text:p>
          </table:table-cell>
          <table:table-cell office:value-type="float" office:value="9.6">
            <text:p>9.6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722.2">
            <text:p>722.2</text:p>
          </table:table-cell>
          <table:table-cell office:value-type="float" office:value="618.2">
            <text:p>618.2</text:p>
          </table:table-cell>
          <table:table-cell office:value-type="float" office:value="-6.976">
            <text:p>-6.976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938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5:29:22.25</text:p>
          </table:table-cell>
          <table:table-cell table:style-name="ce2" office:value-type="string">
            <text:p>-69:00:17.53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27">
            <text:p>33.27</text:p>
          </table:table-cell>
          <table:table-cell office:value-type="float" office:value="1817.08">
            <text:p>1817.08</text:p>
          </table:table-cell>
          <table:table-cell office:value-type="float" office:value="-3.789">
            <text:p>-3.78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0">
            <text:p>10</text:p>
          </table:table-cell>
          <table:table-cell office:value-type="string">
            <text:p>SL31.LW53.KMHK75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table:style-name="ce2" office:value-type="string">
            <text:p>4:45:41.00</text:p>
          </table:table-cell>
          <table:table-cell table:style-name="ce2" office:value-type="string">
            <text:p>-70:59:23.00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2.5">
            <text:p>832.5</text:p>
          </table:table-cell>
          <table:table-cell office:value-type="float" office:value="325.5">
            <text:p>325.5</text:p>
          </table:table-cell>
          <table:table-cell office:value-type="float" office:value="-3.712">
            <text:p>-3.71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35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7:22.31</text:p>
          </table:table-cell>
          <table:table-cell table:style-name="ce2" office:value-type="string">
            <text:p>-70:29:00.52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20.34">
            <text:p>920.34</text:p>
          </table:table-cell>
          <table:table-cell office:value-type="float" office:value="379.5">
            <text:p>379.5</text:p>
          </table:table-cell>
          <table:table-cell office:value-type="float" office:value="-5.029">
            <text:p>-5.02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RHT2b.KMHK340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6:56.81</text:p>
          </table:table-cell>
          <table:table-cell table:style-name="ce2" office:value-type="string">
            <text:p>-70:25:38.95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4.5">
            <text:p>924.5</text:p>
          </table:table-cell>
          <table:table-cell office:value-type="float" office:value="425.5">
            <text:p>425.5</text:p>
          </table:table-cell>
          <table:table-cell office:value-type="float" office:value="-3.873">
            <text:p>-3.87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KMHK327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6:35.59</text:p>
          </table:table-cell>
          <table:table-cell table:style-name="ce2" office:value-type="string">
            <text:p>-70:25:30.73</text:p>
          </table:table-cell>
          <table:table-cell office:value-type="float" office:value="7.7">
            <text:p>7.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1.8">
            <text:p>931.8</text:p>
          </table:table-cell>
          <table:table-cell office:value-type="float" office:value="53.22">
            <text:p>53.22</text:p>
          </table:table-cell>
          <table:table-cell office:value-type="float" office:value="-5.024">
            <text:p>-5.02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SL160.KMHK40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table:style-name="ce2" office:value-type="string">
            <text:p>4:59:27.00</text:p>
          </table:table-cell>
          <table:table-cell table:style-name="ce2" office:value-type="string">
            <text:p>-70:24:58.01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4.5">
            <text:p>954.5</text:p>
          </table:table-cell>
          <table:table-cell office:value-type="float" office:value="223.4">
            <text:p>223.4</text:p>
          </table:table-cell>
          <table:table-cell office:value-type="float" office:value="-5.829">
            <text:p>-5.82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KMHK376</text:p>
          </table:table-cell>
          <table:table-cell office:value-type="float" office:value="28.5">
            <text:p>28.5</text:p>
          </table:table-cell>
          <table:table-cell office:value-type="string">
            <text:p>CA</text:p>
          </table:table-cell>
          <table:table-cell table:style-name="ce2" office:value-type="string">
            <text:p>4:58:08.45</text:p>
          </table:table-cell>
          <table:table-cell table:style-name="ce2" office:value-type="string">
            <text:p>-70:24:13.93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13.46">
            <text:p>1013.46</text:p>
          </table:table-cell>
          <table:table-cell office:value-type="float" office:value="1167.81">
            <text:p>1167.81</text:p>
          </table:table-cell>
          <table:table-cell office:value-type="float" office:value="-3.598">
            <text:p>-3.59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99</text:p>
          </table:table-cell>
          <table:table-cell office:value-type="float" office:value="13.5">
            <text:p>13.5</text:p>
          </table:table-cell>
          <table:table-cell office:value-type="string">
            <text:p>CN</text:p>
          </table:table-cell>
          <table:table-cell table:style-name="ce2" office:value-type="string">
            <text:p>4:50:54.00</text:p>
          </table:table-cell>
          <table:table-cell table:style-name="ce2" office:value-type="string">
            <text:p>-70:22:06.00</text:p>
          </table:table-cell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099.5">
            <text:p>1099.5</text:p>
          </table:table-cell>
          <table:table-cell office:value-type="float" office:value="1942.5">
            <text:p>1942.5</text:p>
          </table:table-cell>
          <table:table-cell office:value-type="float" office:value="-3.807">
            <text:p>-3.80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4</text:p>
          </table:table-cell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 table:style-name="ce2" office:value-type="string">
            <text:p>4:44:59.63</text:p>
          </table:table-cell>
          <table:table-cell table:style-name="ce2" office:value-type="string">
            <text:p>-70:18:05.40</text:p>
          </table:table-cell>
          <table:table-cell office:value-type="float" office:value="4.7">
            <text:p>4.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51.5">
            <text:p>1251.5</text:p>
          </table:table-cell>
          <table:table-cell office:value-type="float" office:value="682.5">
            <text:p>682.5</text:p>
          </table:table-cell>
          <table:table-cell office:value-type="float" office:value="-6.843">
            <text:p>-6.84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59.KMHK253</text:p>
          </table:table-cell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table:style-name="ce2" office:value-type="string">
            <text:p>4:54:36.59</text:p>
          </table:table-cell>
          <table:table-cell table:style-name="ce2" office:value-type="string">
            <text:p>-70:12:58.4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56.19">
            <text:p>1456.19</text:p>
          </table:table-cell>
          <table:table-cell office:value-type="float" office:value="191.4">
            <text:p>191.4</text:p>
          </table:table-cell>
          <table:table-cell office:value-type="float" office:value="-4.751">
            <text:p>-4.751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SL146.KMHK377</text:p>
          </table:table-cell>
          <table:table-cell office:value-type="float" office:value="36">
            <text:p>36</text:p>
          </table:table-cell>
          <table:table-cell office:value-type="string">
            <text:p>CA</text:p>
          </table:table-cell>
          <table:table-cell table:style-name="ce2" office:value-type="string">
            <text:p>4:58:18.77</text:p>
          </table:table-cell>
          <table:table-cell table:style-name="ce2" office:value-type="string">
            <text:p>-70:04:50.83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3.89">
            <text:p>1593.89</text:p>
          </table:table-cell>
          <table:table-cell office:value-type="float" office:value="760.06">
            <text:p>760.06</text:p>
          </table:table-cell>
          <table:table-cell office:value-type="float" office:value="-6.638">
            <text:p>-6.638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KMHK23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4:01.00</text:p>
          </table:table-cell>
          <table:table-cell table:style-name="ce2" office:value-type="string">
            <text:p>-69:59:45.99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30.85">
            <text:p>1630.85</text:p>
          </table:table-cell>
          <table:table-cell office:value-type="float" office:value="1134.93">
            <text:p>1134.93</text:p>
          </table:table-cell>
          <table:table-cell office:value-type="float" office:value="-4.235">
            <text:p>-4.23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HS40.KMHK159</text:p>
          </table:table-cell>
          <table:table-cell office:value-type="float" office:value="25.5">
            <text:p>25.5</text:p>
          </table:table-cell>
          <table:table-cell office:value-type="string">
            <text:p>C</text:p>
          </table:table-cell>
          <table:table-cell table:style-name="ce2" office:value-type="string">
            <text:p>4:51:12.00</text:p>
          </table:table-cell>
          <table:table-cell table:style-name="ce2" office:value-type="string">
            <text:p>-69:58:17.00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11.5">
            <text:p>1711.5</text:p>
          </table:table-cell>
          <table:table-cell office:value-type="float" office:value="694.5">
            <text:p>694.5</text:p>
          </table:table-cell>
          <table:table-cell office:value-type="float" office:value="-4.344">
            <text:p>-4.34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7">
            <text:p>7</text:p>
          </table:table-cell>
          <table:table-cell office:value-type="string">
            <text:p>SL90.KMHK250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table:style-name="ce2" office:value-type="string">
            <text:p>4:54:30.41</text:p>
          </table:table-cell>
          <table:table-cell table:style-name="ce2" office:value-type="string">
            <text:p>-69:55:13.18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61.27">
            <text:p>1861.27</text:p>
          </table:table-cell>
          <table:table-cell office:value-type="float" office:value="658.5">
            <text:p>658.5</text:p>
          </table:table-cell>
          <table:table-cell office:value-type="float" office:value="-4.372">
            <text:p>-4.37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258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4:46.29</text:p>
          </table:table-cell>
          <table:table-cell table:style-name="ce2" office:value-type="string">
            <text:p>-69:49:25.98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874.5">
            <text:p>1874.5</text:p>
          </table:table-cell>
          <table:table-cell office:value-type="float" office:value="1949.5">
            <text:p>1949.5</text:p>
          </table:table-cell>
          <table:table-cell office:value-type="float" office:value="-2.624">
            <text:p>-2.62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LW49.KMHK67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45:08.87</text:p>
          </table:table-cell>
          <table:table-cell table:style-name="ce2" office:value-type="string">
            <text:p>-69:48:11.20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87.71">
            <text:p>1887.71</text:p>
          </table:table-cell>
          <table:table-cell office:value-type="float" office:value="175.95">
            <text:p>175.95</text:p>
          </table:table-cell>
          <table:table-cell office:value-type="float" office:value="-6.9">
            <text:p>-6.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KMHK378</text:p>
          </table:table-cell>
          <table:table-cell office:value-type="float" office:value="16.5">
            <text:p>16.5</text:p>
          </table:table-cell>
          <table:table-cell office:value-type="string">
            <text:p>C</text:p>
          </table:table-cell>
          <table:table-cell table:style-name="ce2" office:value-type="string">
            <text:p>4:58:22.00</text:p>
          </table:table-cell>
          <table:table-cell table:style-name="ce2" office:value-type="string">
            <text:p>-69:48:11.0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887.89">
            <text:p>1887.89</text:p>
          </table:table-cell>
          <table:table-cell office:value-type="float" office:value="735.05">
            <text:p>735.05</text:p>
          </table:table-cell>
          <table:table-cell office:value-type="float" office:value="-7.115">
            <text:p>-7.11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20">
            <text:p>20</text:p>
          </table:table-cell>
          <table:table-cell office:value-type="string">
            <text:p>NGC1751.SL89.ESO56SC23.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table:style-name="ce2" office:value-type="string">
            <text:p>4:54:12.00</text:p>
          </table:table-cell>
          <table:table-cell table:style-name="ce2" office:value-type="string">
            <text:p>-69:48:25.0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61.5">
            <text:p>1961.5</text:p>
          </table:table-cell>
          <table:table-cell office:value-type="float" office:value="749.5">
            <text:p>749.5</text:p>
          </table:table-cell>
          <table:table-cell office:value-type="float" office:value="-3.319">
            <text:p>-3.319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194</text:p>
          </table:table-cell>
          <table:table-cell office:value-type="float" office:value="13.5">
            <text:p>13.5</text:p>
          </table:table-cell>
          <table:table-cell office:value-type="string">
            <text:p>C</text:p>
          </table:table-cell>
          <table:table-cell table:style-name="ce2" office:value-type="string">
            <text:p>4:54:05.48</text:p>
          </table:table-cell>
          <table:table-cell table:style-name="ce2" office:value-type="string">
            <text:p>-69:45:34.61</text:p>
          </table:table-cell>
          <table:table-cell office:value-type="float" office:value="5.7">
            <text:p>5.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964.65">
            <text:p>1964.65</text:p>
          </table:table-cell>
          <table:table-cell office:value-type="float" office:value="1310.93">
            <text:p>1310.93</text:p>
          </table:table-cell>
          <table:table-cell office:value-type="float" office:value="-7.364">
            <text:p>-7.364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15">
            <text:p>15</text:p>
          </table:table-cell>
          <table:table-cell office:value-type="string">
            <text:p>NGC1704.SL50.ESO56SC09.</text:p>
          </table:table-cell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table:style-name="ce2" office:value-type="string">
            <text:p>4:49:55.00</text:p>
          </table:table-cell>
          <table:table-cell table:style-name="ce2" office:value-type="string">
            <text:p>-69:45:19.01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67.5">
            <text:p>1967.5</text:p>
          </table:table-cell>
          <table:table-cell office:value-type="float" office:value="541.5">
            <text:p>541.5</text:p>
          </table:table-cell>
          <table:table-cell office:value-type="float" office:value="-4.267">
            <text:p>-4.267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256</text:p>
          </table:table-cell>
          <table:table-cell office:value-type="float" office:value="13.5">
            <text:p>13.5</text:p>
          </table:table-cell>
          <table:table-cell office:value-type="string">
            <text:p>CA</text:p>
          </table:table-cell>
          <table:table-cell table:style-name="ce2" office:value-type="string">
            <text:p>4:55:38.27</text:p>
          </table:table-cell>
          <table:table-cell table:style-name="ce2" office:value-type="string">
            <text:p>-69:45:18.16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6.63">
            <text:p>2006.63</text:p>
          </table:table-cell>
          <table:table-cell office:value-type="float" office:value="1359.5">
            <text:p>1359.5</text:p>
          </table:table-cell>
          <table:table-cell office:value-type="float" office:value="-5.025">
            <text:p>-5.02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S35.KMHK124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49:33.65</text:p>
          </table:table-cell>
          <table:table-cell table:style-name="ce2" office:value-type="string">
            <text:p>-69:43:40.05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369.51">
            <text:p>1369.51</text:p>
          </table:table-cell>
          <table:table-cell office:value-type="float" office:value="352.2">
            <text:p>352.2</text:p>
          </table:table-cell>
          <table:table-cell office:value-type="float" office:value="-3.313">
            <text:p>-3.31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BSDL317</text:p>
          </table:table-cell>
          <table:table-cell office:value-type="float" office:value="13.5">
            <text:p>13.5</text:p>
          </table:table-cell>
          <table:table-cell office:value-type="string">
            <text:p>AC</text:p>
          </table:table-cell>
          <table:table-cell table:style-name="ce2" office:value-type="string">
            <text:p>4:57:06.47</text:p>
          </table:table-cell>
          <table:table-cell table:style-name="ce2" office:value-type="string">
            <text:p>-70:08:17.89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7.04">
            <text:p>227.04</text:p>
          </table:table-cell>
          <table:table-cell office:value-type="float" office:value="1743.99">
            <text:p>1743.99</text:p>
          </table:table-cell>
          <table:table-cell office:value-type="float" office:value="-3.305">
            <text:p>-3.30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KMHK150</text:p>
          </table:table-cell>
          <table:table-cell office:value-type="float" office:value="18">
            <text:p>18</text:p>
          </table:table-cell>
          <table:table-cell office:value-type="string">
            <text:p>CA</text:p>
          </table:table-cell>
          <table:table-cell table:style-name="ce2" office:value-type="string">
            <text:p>4:51:08.00</text:p>
          </table:table-cell>
          <table:table-cell table:style-name="ce2" office:value-type="string">
            <text:p>-68:14:39.01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94.15">
            <text:p>894.15</text:p>
          </table:table-cell>
          <table:table-cell office:value-type="float" office:value="1095.5">
            <text:p>1095.5</text:p>
          </table:table-cell>
          <table:table-cell office:value-type="float" office:value="-3.663">
            <text:p>-3.663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H88-34.KMHK28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table:style-name="ce2" office:value-type="string">
            <text:p>4:55:40.20</text:p>
          </table:table-cell>
          <table:table-cell table:style-name="ce2" office:value-type="string">
            <text:p>-67:49:19.05</text:p>
          </table:table-cell>
          <table:table-cell office:value-type="float" office:value="999.9">
            <text:p>999.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1.75">
            <text:p>1331.75</text:p>
          </table:table-cell>
          <table:table-cell office:value-type="float" office:value="269.5">
            <text:p>269.5</text:p>
          </table:table-cell>
          <table:table-cell office:value-type="float" office:value="-3.795">
            <text:p>-3.795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6">
            <text:p>6</text:p>
          </table:table-cell>
          <table:table-cell office:value-type="string">
            <text:p>H88-90.KMHK43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table:style-name="ce2" office:value-type="string">
            <text:p>5:01:15.32</text:p>
          </table:table-cell>
          <table:table-cell table:style-name="ce2" office:value-type="string">
            <text:p>-67:32:17.88</text:p>
          </table:table-cell>
          <table:table-cell office:value-type="float" office:value="999.9">
            <text:p>999.9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020.2">
            <text:p>2020.2</text:p>
          </table:table-cell>
          <table:table-cell office:value-type="float" office:value="1911.5">
            <text:p>1911.5</text:p>
          </table:table-cell>
          <table:table-cell office:value-type="float" office:value="-3.972">
            <text:p>-3.972</text:p>
          </table:table-cell>
          <table:table-cell office:value-type="float" office:value="9999.9">
            <text:p>9999.9</text:p>
          </table:table-cell>
          <table:table-cell office:value-type="float" office:value="999.99">
            <text:p>999.99</text:p>
          </table:table-cell>
          <table:table-cell office:value-type="float" office:value="5">
            <text:p>5</text:p>
          </table:table-cell>
          <table:table-cell office:value-type="string">
            <text:p>SL51.KMHK131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table:style-name="ce2" office:value-type="string">
            <text:p>4:50:20.03</text:p>
          </table:table-cell>
          <table:table-cell table:style-name="ce2" office:value-type="string">
            <text:p>-67:05:18.17</text:p>
          </table:table-cell>
          <table:table-cell office:value-type="float" office:value="999.9">
            <text:p>999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 table:number-rows-repeated="1047636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  <table:database-ranges>
        <table:database-range table:name="__Anonymous_Sheet_DB__0" table:target-range-address="Sheet1.A1:Sheet1.K1048576">
          <table:sort>
            <table:sort-by table:field-number="6" table:data-type="automatic"/>
          </table:sort>
        </table:database-range>
        <table:database-range table:name="__Anonymous_Sheet_DB__1" table:target-range-address="Sheet2.A1:Sheet2.N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00:05:04</meta:creation-date>
    <dc:date>2015-05-02T00:50:29</dc:date>
    <meta:editing-duration>PT15M5S</meta:editing-duration>
    <meta:editing-cycles>1</meta:editing-cycles>
    <meta:document-statistic meta:table-count="2" meta:cell-count="15809" meta:object-count="0"/>
    <meta:generator>LibreOffice/4.0.4.2$Linux_x86 LibreOffice_project/400m0$Build-2</meta:generator>
  </office:meta>
</office:document-meta>
</file>